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tkinson Hyperlegible Next" style:font-name-asian="Atkinson Hyperlegible Next"/>
    </style:style>
    <style:style style:name="P2" style:family="paragraph" style:parent-style-name="Text_20_body" style:list-style-name="L227">
      <style:text-properties style:font-name="Atkinson Hyperlegible Next" style:font-name-asian="Atkinson Hyperlegible Next"/>
    </style:style>
    <style:style style:name="P3" style:family="paragraph" style:parent-style-name="Text_20_body" style:list-style-name="L228">
      <style:text-properties style:font-name="Atkinson Hyperlegible Next" style:font-name-asian="Atkinson Hyperlegible Next"/>
    </style:style>
    <style:style style:name="P4" style:family="paragraph" style:parent-style-name="Text_20_body" style:list-style-name="L229">
      <style:text-properties style:font-name="Atkinson Hyperlegible Next" style:font-name-asian="Atkinson Hyperlegible Next"/>
    </style:style>
    <style:style style:name="P5" style:family="paragraph" style:parent-style-name="Text_20_body" style:list-style-name="L230">
      <style:text-properties style:font-name="Atkinson Hyperlegible Next" style:font-name-asian="Atkinson Hyperlegible Next"/>
    </style:style>
    <style:style style:name="P6" style:family="paragraph" style:parent-style-name="Text_20_body" style:list-style-name="L231">
      <style:text-properties style:font-name="Atkinson Hyperlegible Next" style:font-name-asian="Atkinson Hyperlegible Next"/>
    </style:style>
    <style:style style:name="P7" style:family="paragraph" style:parent-style-name="Text_20_body" style:list-style-name="L264">
      <style:text-properties style:font-name="Atkinson Hyperlegible Next" style:font-name-asian="Atkinson Hyperlegible Next"/>
    </style:style>
    <style:style style:name="P8" style:family="paragraph" style:parent-style-name="Text_20_body" style:list-style-name="L270">
      <style:text-properties style:font-name="Atkinson Hyperlegible Next" style:font-name-asian="Atkinson Hyperlegible Next"/>
    </style:style>
    <style:style style:name="P9" style:family="paragraph" style:parent-style-name="Text_20_body" style:list-style-name="L285">
      <style:text-properties style:font-name="Atkinson Hyperlegible Next" style:font-name-asian="Atkinson Hyperlegible Next"/>
    </style:style>
    <style:style style:name="P10" style:family="paragraph" style:parent-style-name="Text_20_body" style:list-style-name="L316">
      <style:text-properties style:font-name="Atkinson Hyperlegible Next" style:font-name-asian="Atkinson Hyperlegible Next"/>
    </style:style>
    <style:style style:name="P11" style:family="paragraph" style:parent-style-name="Text_20_body" style:list-style-name="L322">
      <style:text-properties style:font-name="Atkinson Hyperlegible Next" style:font-name-asian="Atkinson Hyperlegible Next"/>
    </style:style>
    <style:style style:name="P12" style:family="paragraph" style:parent-style-name="Text_20_body" style:list-style-name="L351">
      <style:text-properties style:font-name="Atkinson Hyperlegible Next" style:font-name-asian="Atkinson Hyperlegible Next"/>
    </style:style>
    <style:style style:name="P13" style:family="paragraph" style:parent-style-name="Text_20_body" style:list-style-name="L364">
      <style:text-properties style:font-name="Atkinson Hyperlegible Next" style:font-name-asian="Atkinson Hyperlegible Next"/>
    </style:style>
    <style:style style:name="P14" style:family="paragraph" style:parent-style-name="Text_20_body" style:list-style-name="L393">
      <style:text-properties style:font-name="Atkinson Hyperlegible Next" style:font-name-asian="Atkinson Hyperlegible Next"/>
    </style:style>
    <style:style style:name="P15" style:family="paragraph" style:parent-style-name="Text_20_body" style:list-style-name="L430">
      <style:text-properties style:font-name="Atkinson Hyperlegible Next" style:font-name-asian="Atkinson Hyperlegible Next"/>
    </style:style>
    <style:style style:name="P16" style:family="paragraph" style:parent-style-name="Text_20_body" style:list-style-name="L228"/>
    <style:style style:name="P17" style:family="paragraph" style:parent-style-name="Text_20_body" style:list-style-name="L229"/>
    <style:style style:name="P18" style:family="paragraph" style:parent-style-name="Text_20_body" style:list-style-name="L230"/>
    <style:style style:name="P19" style:family="paragraph" style:parent-style-name="Text_20_body" style:list-style-name="L232"/>
    <style:style style:name="P20" style:family="paragraph" style:parent-style-name="Text_20_body" style:list-style-name="L233"/>
    <style:style style:name="P21" style:family="paragraph" style:parent-style-name="Text_20_body" style:list-style-name="L234"/>
    <style:style style:name="P22" style:family="paragraph" style:parent-style-name="Text_20_body" style:list-style-name="L235"/>
    <style:style style:name="P23" style:family="paragraph" style:parent-style-name="Text_20_body" style:list-style-name="L236"/>
    <style:style style:name="P24" style:family="paragraph" style:parent-style-name="Text_20_body" style:list-style-name="L237"/>
    <style:style style:name="P25" style:family="paragraph" style:parent-style-name="Text_20_body" style:list-style-name="L238"/>
    <style:style style:name="P26" style:family="paragraph" style:parent-style-name="Text_20_body" style:list-style-name="L239"/>
    <style:style style:name="P27" style:family="paragraph" style:parent-style-name="Text_20_body" style:list-style-name="L240"/>
    <style:style style:name="P28" style:family="paragraph" style:parent-style-name="Text_20_body" style:list-style-name="L241"/>
    <style:style style:name="P29" style:family="paragraph" style:parent-style-name="Text_20_body" style:list-style-name="L242"/>
    <style:style style:name="P30" style:family="paragraph" style:parent-style-name="Text_20_body" style:list-style-name="L243"/>
    <style:style style:name="P31" style:family="paragraph" style:parent-style-name="Text_20_body" style:list-style-name="L244"/>
    <style:style style:name="P32" style:family="paragraph" style:parent-style-name="Text_20_body" style:list-style-name="L245"/>
    <style:style style:name="P33" style:family="paragraph" style:parent-style-name="Text_20_body" style:list-style-name="L246"/>
    <style:style style:name="P34" style:family="paragraph" style:parent-style-name="Text_20_body" style:list-style-name="L247"/>
    <style:style style:name="P35" style:family="paragraph" style:parent-style-name="Text_20_body" style:list-style-name="L248"/>
    <style:style style:name="P36" style:family="paragraph" style:parent-style-name="Text_20_body" style:list-style-name="L249"/>
    <style:style style:name="P37" style:family="paragraph" style:parent-style-name="Text_20_body" style:list-style-name="L250"/>
    <style:style style:name="P38" style:family="paragraph" style:parent-style-name="Text_20_body" style:list-style-name="L251"/>
    <style:style style:name="P39" style:family="paragraph" style:parent-style-name="Text_20_body" style:list-style-name="L252"/>
    <style:style style:name="P40" style:family="paragraph" style:parent-style-name="Text_20_body" style:list-style-name="L253"/>
    <style:style style:name="P41" style:family="paragraph" style:parent-style-name="Text_20_body" style:list-style-name="L254"/>
    <style:style style:name="P42" style:family="paragraph" style:parent-style-name="Text_20_body" style:list-style-name="L255"/>
    <style:style style:name="P43" style:family="paragraph" style:parent-style-name="Text_20_body" style:list-style-name="L256"/>
    <style:style style:name="P44" style:family="paragraph" style:parent-style-name="Text_20_body" style:list-style-name="L257"/>
    <style:style style:name="P45" style:family="paragraph" style:parent-style-name="Text_20_body" style:list-style-name="L258"/>
    <style:style style:name="P46" style:family="paragraph" style:parent-style-name="Text_20_body" style:list-style-name="L259"/>
    <style:style style:name="P47" style:family="paragraph" style:parent-style-name="Text_20_body" style:list-style-name="L260"/>
    <style:style style:name="P48" style:family="paragraph" style:parent-style-name="Text_20_body" style:list-style-name="L261"/>
    <style:style style:name="P49" style:family="paragraph" style:parent-style-name="Text_20_body" style:list-style-name="L262"/>
    <style:style style:name="P50" style:family="paragraph" style:parent-style-name="Text_20_body" style:list-style-name="L263"/>
    <style:style style:name="P51" style:family="paragraph" style:parent-style-name="Text_20_body" style:list-style-name="L265"/>
    <style:style style:name="P52" style:family="paragraph" style:parent-style-name="Text_20_body" style:list-style-name="L266"/>
    <style:style style:name="P53" style:family="paragraph" style:parent-style-name="Text_20_body" style:list-style-name="L267"/>
    <style:style style:name="P54" style:family="paragraph" style:parent-style-name="Text_20_body" style:list-style-name="L268"/>
    <style:style style:name="P55" style:family="paragraph" style:parent-style-name="Text_20_body" style:list-style-name="L269"/>
    <style:style style:name="P56" style:family="paragraph" style:parent-style-name="Text_20_body" style:list-style-name="L271"/>
    <style:style style:name="P57" style:family="paragraph" style:parent-style-name="Text_20_body" style:list-style-name="L272"/>
    <style:style style:name="P58" style:family="paragraph" style:parent-style-name="Text_20_body" style:list-style-name="L273"/>
    <style:style style:name="P59" style:family="paragraph" style:parent-style-name="Text_20_body" style:list-style-name="L274"/>
    <style:style style:name="P60" style:family="paragraph" style:parent-style-name="Text_20_body" style:list-style-name="L275"/>
    <style:style style:name="P61" style:family="paragraph" style:parent-style-name="Text_20_body" style:list-style-name="L276"/>
    <style:style style:name="P62" style:family="paragraph" style:parent-style-name="Text_20_body" style:list-style-name="L277"/>
    <style:style style:name="P63" style:family="paragraph" style:parent-style-name="Text_20_body" style:list-style-name="L278"/>
    <style:style style:name="P64" style:family="paragraph" style:parent-style-name="Text_20_body" style:list-style-name="L279"/>
    <style:style style:name="P65" style:family="paragraph" style:parent-style-name="Text_20_body" style:list-style-name="L280"/>
    <style:style style:name="P66" style:family="paragraph" style:parent-style-name="Text_20_body" style:list-style-name="L281"/>
    <style:style style:name="P67" style:family="paragraph" style:parent-style-name="Text_20_body" style:list-style-name="L282"/>
    <style:style style:name="P68" style:family="paragraph" style:parent-style-name="Text_20_body" style:list-style-name="L283"/>
    <style:style style:name="P69" style:family="paragraph" style:parent-style-name="Text_20_body" style:list-style-name="L284"/>
    <style:style style:name="P70" style:family="paragraph" style:parent-style-name="Text_20_body" style:list-style-name="L286"/>
    <style:style style:name="P71" style:family="paragraph" style:parent-style-name="Text_20_body" style:list-style-name="L287"/>
    <style:style style:name="P72" style:family="paragraph" style:parent-style-name="Text_20_body" style:list-style-name="L288"/>
    <style:style style:name="P73" style:family="paragraph" style:parent-style-name="Text_20_body" style:list-style-name="L289"/>
    <style:style style:name="P74" style:family="paragraph" style:parent-style-name="Text_20_body" style:list-style-name="L290"/>
    <style:style style:name="P75" style:family="paragraph" style:parent-style-name="Text_20_body" style:list-style-name="L291"/>
    <style:style style:name="P76" style:family="paragraph" style:parent-style-name="Text_20_body" style:list-style-name="L292"/>
    <style:style style:name="P77" style:family="paragraph" style:parent-style-name="Text_20_body" style:list-style-name="L293"/>
    <style:style style:name="P78" style:family="paragraph" style:parent-style-name="Text_20_body" style:list-style-name="L294"/>
    <style:style style:name="P79" style:family="paragraph" style:parent-style-name="Text_20_body" style:list-style-name="L295"/>
    <style:style style:name="P80" style:family="paragraph" style:parent-style-name="Text_20_body" style:list-style-name="L296"/>
    <style:style style:name="P81" style:family="paragraph" style:parent-style-name="Text_20_body" style:list-style-name="L297"/>
    <style:style style:name="P82" style:family="paragraph" style:parent-style-name="Text_20_body" style:list-style-name="L298"/>
    <style:style style:name="P83" style:family="paragraph" style:parent-style-name="Text_20_body" style:list-style-name="L299"/>
    <style:style style:name="P84" style:family="paragraph" style:parent-style-name="Text_20_body" style:list-style-name="L300"/>
    <style:style style:name="P85" style:family="paragraph" style:parent-style-name="Text_20_body" style:list-style-name="L301"/>
    <style:style style:name="P86" style:family="paragraph" style:parent-style-name="Text_20_body" style:list-style-name="L302"/>
    <style:style style:name="P87" style:family="paragraph" style:parent-style-name="Text_20_body" style:list-style-name="L303"/>
    <style:style style:name="P88" style:family="paragraph" style:parent-style-name="Text_20_body" style:list-style-name="L304"/>
    <style:style style:name="P89" style:family="paragraph" style:parent-style-name="Text_20_body" style:list-style-name="L305"/>
    <style:style style:name="P90" style:family="paragraph" style:parent-style-name="Text_20_body" style:list-style-name="L306"/>
    <style:style style:name="P91" style:family="paragraph" style:parent-style-name="Text_20_body" style:list-style-name="L307"/>
    <style:style style:name="P92" style:family="paragraph" style:parent-style-name="Text_20_body" style:list-style-name="L308"/>
    <style:style style:name="P93" style:family="paragraph" style:parent-style-name="Text_20_body" style:list-style-name="L309"/>
    <style:style style:name="P94" style:family="paragraph" style:parent-style-name="Text_20_body" style:list-style-name="L310"/>
    <style:style style:name="P95" style:family="paragraph" style:parent-style-name="Text_20_body" style:list-style-name="L311"/>
    <style:style style:name="P96" style:family="paragraph" style:parent-style-name="Text_20_body" style:list-style-name="L312"/>
    <style:style style:name="P97" style:family="paragraph" style:parent-style-name="Text_20_body" style:list-style-name="L313"/>
    <style:style style:name="P98" style:family="paragraph" style:parent-style-name="Text_20_body" style:list-style-name="L314"/>
    <style:style style:name="P99" style:family="paragraph" style:parent-style-name="Text_20_body" style:list-style-name="L315"/>
    <style:style style:name="P100" style:family="paragraph" style:parent-style-name="Text_20_body" style:list-style-name="L317"/>
    <style:style style:name="P101" style:family="paragraph" style:parent-style-name="Text_20_body" style:list-style-name="L318"/>
    <style:style style:name="P102" style:family="paragraph" style:parent-style-name="Text_20_body" style:list-style-name="L319"/>
    <style:style style:name="P103" style:family="paragraph" style:parent-style-name="Text_20_body" style:list-style-name="L320"/>
    <style:style style:name="P104" style:family="paragraph" style:parent-style-name="Text_20_body" style:list-style-name="L321"/>
    <style:style style:name="P105" style:family="paragraph" style:parent-style-name="Text_20_body" style:list-style-name="L323"/>
    <style:style style:name="P106" style:family="paragraph" style:parent-style-name="Text_20_body" style:list-style-name="L324"/>
    <style:style style:name="P107" style:family="paragraph" style:parent-style-name="Text_20_body" style:list-style-name="L325"/>
    <style:style style:name="P108" style:family="paragraph" style:parent-style-name="Text_20_body" style:list-style-name="L326"/>
    <style:style style:name="P109" style:family="paragraph" style:parent-style-name="Text_20_body" style:list-style-name="L327"/>
    <style:style style:name="P110" style:family="paragraph" style:parent-style-name="Text_20_body" style:list-style-name="L328"/>
    <style:style style:name="P111" style:family="paragraph" style:parent-style-name="Text_20_body" style:list-style-name="L329"/>
    <style:style style:name="P112" style:family="paragraph" style:parent-style-name="Text_20_body" style:list-style-name="L330"/>
    <style:style style:name="P113" style:family="paragraph" style:parent-style-name="Text_20_body" style:list-style-name="L331"/>
    <style:style style:name="P114" style:family="paragraph" style:parent-style-name="Text_20_body" style:list-style-name="L332"/>
    <style:style style:name="P115" style:family="paragraph" style:parent-style-name="Text_20_body" style:list-style-name="L333"/>
    <style:style style:name="P116" style:family="paragraph" style:parent-style-name="Text_20_body" style:list-style-name="L334"/>
    <style:style style:name="P117" style:family="paragraph" style:parent-style-name="Text_20_body" style:list-style-name="L335"/>
    <style:style style:name="P118" style:family="paragraph" style:parent-style-name="Text_20_body" style:list-style-name="L336"/>
    <style:style style:name="P119" style:family="paragraph" style:parent-style-name="Text_20_body" style:list-style-name="L337"/>
    <style:style style:name="P120" style:family="paragraph" style:parent-style-name="Text_20_body" style:list-style-name="L338"/>
    <style:style style:name="P121" style:family="paragraph" style:parent-style-name="Text_20_body" style:list-style-name="L339"/>
    <style:style style:name="P122" style:family="paragraph" style:parent-style-name="Text_20_body" style:list-style-name="L340"/>
    <style:style style:name="P123" style:family="paragraph" style:parent-style-name="Text_20_body" style:list-style-name="L341"/>
    <style:style style:name="P124" style:family="paragraph" style:parent-style-name="Text_20_body" style:list-style-name="L342"/>
    <style:style style:name="P125" style:family="paragraph" style:parent-style-name="Text_20_body" style:list-style-name="L343"/>
    <style:style style:name="P126" style:family="paragraph" style:parent-style-name="Text_20_body" style:list-style-name="L344"/>
    <style:style style:name="P127" style:family="paragraph" style:parent-style-name="Text_20_body" style:list-style-name="L345"/>
    <style:style style:name="P128" style:family="paragraph" style:parent-style-name="Text_20_body" style:list-style-name="L346"/>
    <style:style style:name="P129" style:family="paragraph" style:parent-style-name="Text_20_body" style:list-style-name="L347"/>
    <style:style style:name="P130" style:family="paragraph" style:parent-style-name="Text_20_body" style:list-style-name="L348"/>
    <style:style style:name="P131" style:family="paragraph" style:parent-style-name="Text_20_body" style:list-style-name="L349"/>
    <style:style style:name="P132" style:family="paragraph" style:parent-style-name="Text_20_body" style:list-style-name="L350"/>
    <style:style style:name="P133" style:family="paragraph" style:parent-style-name="Text_20_body" style:list-style-name="L352"/>
    <style:style style:name="P134" style:family="paragraph" style:parent-style-name="Text_20_body" style:list-style-name="L353"/>
    <style:style style:name="P135" style:family="paragraph" style:parent-style-name="Text_20_body" style:list-style-name="L354"/>
    <style:style style:name="P136" style:family="paragraph" style:parent-style-name="Text_20_body" style:list-style-name="L355"/>
    <style:style style:name="P137" style:family="paragraph" style:parent-style-name="Text_20_body" style:list-style-name="L356"/>
    <style:style style:name="P138" style:family="paragraph" style:parent-style-name="Text_20_body" style:list-style-name="L357"/>
    <style:style style:name="P139" style:family="paragraph" style:parent-style-name="Text_20_body" style:list-style-name="L358"/>
    <style:style style:name="P140" style:family="paragraph" style:parent-style-name="Text_20_body" style:list-style-name="L359"/>
    <style:style style:name="P141" style:family="paragraph" style:parent-style-name="Text_20_body" style:list-style-name="L360"/>
    <style:style style:name="P142" style:family="paragraph" style:parent-style-name="Text_20_body" style:list-style-name="L361"/>
    <style:style style:name="P143" style:family="paragraph" style:parent-style-name="Text_20_body" style:list-style-name="L362"/>
    <style:style style:name="P144" style:family="paragraph" style:parent-style-name="Text_20_body" style:list-style-name="L363"/>
    <style:style style:name="P145" style:family="paragraph" style:parent-style-name="Text_20_body" style:list-style-name="L365"/>
    <style:style style:name="P146" style:family="paragraph" style:parent-style-name="Text_20_body" style:list-style-name="L366"/>
    <style:style style:name="P147" style:family="paragraph" style:parent-style-name="Text_20_body" style:list-style-name="L367"/>
    <style:style style:name="P148" style:family="paragraph" style:parent-style-name="Text_20_body" style:list-style-name="L368"/>
    <style:style style:name="P149" style:family="paragraph" style:parent-style-name="Text_20_body" style:list-style-name="L369"/>
    <style:style style:name="P150" style:family="paragraph" style:parent-style-name="Text_20_body" style:list-style-name="L370"/>
    <style:style style:name="P151" style:family="paragraph" style:parent-style-name="Text_20_body" style:list-style-name="L371"/>
    <style:style style:name="P152" style:family="paragraph" style:parent-style-name="Text_20_body" style:list-style-name="L372"/>
    <style:style style:name="P153" style:family="paragraph" style:parent-style-name="Text_20_body" style:list-style-name="L373"/>
    <style:style style:name="P154" style:family="paragraph" style:parent-style-name="Text_20_body" style:list-style-name="L374"/>
    <style:style style:name="P155" style:family="paragraph" style:parent-style-name="Text_20_body" style:list-style-name="L375"/>
    <style:style style:name="P156" style:family="paragraph" style:parent-style-name="Text_20_body" style:list-style-name="L376"/>
    <style:style style:name="P157" style:family="paragraph" style:parent-style-name="Text_20_body" style:list-style-name="L377"/>
    <style:style style:name="P158" style:family="paragraph" style:parent-style-name="Text_20_body" style:list-style-name="L378"/>
    <style:style style:name="P159" style:family="paragraph" style:parent-style-name="Text_20_body" style:list-style-name="L379"/>
    <style:style style:name="P160" style:family="paragraph" style:parent-style-name="Text_20_body" style:list-style-name="L380"/>
    <style:style style:name="P161" style:family="paragraph" style:parent-style-name="Text_20_body" style:list-style-name="L381"/>
    <style:style style:name="P162" style:family="paragraph" style:parent-style-name="Text_20_body" style:list-style-name="L382"/>
    <style:style style:name="P163" style:family="paragraph" style:parent-style-name="Text_20_body" style:list-style-name="L383"/>
    <style:style style:name="P164" style:family="paragraph" style:parent-style-name="Text_20_body" style:list-style-name="L384"/>
    <style:style style:name="P165" style:family="paragraph" style:parent-style-name="Text_20_body" style:list-style-name="L385"/>
    <style:style style:name="P166" style:family="paragraph" style:parent-style-name="Text_20_body" style:list-style-name="L386"/>
    <style:style style:name="P167" style:family="paragraph" style:parent-style-name="Text_20_body" style:list-style-name="L387"/>
    <style:style style:name="P168" style:family="paragraph" style:parent-style-name="Text_20_body" style:list-style-name="L388"/>
    <style:style style:name="P169" style:family="paragraph" style:parent-style-name="Text_20_body" style:list-style-name="L389"/>
    <style:style style:name="P170" style:family="paragraph" style:parent-style-name="Text_20_body" style:list-style-name="L390"/>
    <style:style style:name="P171" style:family="paragraph" style:parent-style-name="Text_20_body" style:list-style-name="L391"/>
    <style:style style:name="P172" style:family="paragraph" style:parent-style-name="Text_20_body" style:list-style-name="L392"/>
    <style:style style:name="P173" style:family="paragraph" style:parent-style-name="Text_20_body" style:list-style-name="L394"/>
    <style:style style:name="P174" style:family="paragraph" style:parent-style-name="Text_20_body" style:list-style-name="L395"/>
    <style:style style:name="P175" style:family="paragraph" style:parent-style-name="Text_20_body" style:list-style-name="L396"/>
    <style:style style:name="P176" style:family="paragraph" style:parent-style-name="Text_20_body" style:list-style-name="L397"/>
    <style:style style:name="P177" style:family="paragraph" style:parent-style-name="Text_20_body" style:list-style-name="L398"/>
    <style:style style:name="P178" style:family="paragraph" style:parent-style-name="Text_20_body" style:list-style-name="L399"/>
    <style:style style:name="P179" style:family="paragraph" style:parent-style-name="Text_20_body" style:list-style-name="L400"/>
    <style:style style:name="P180" style:family="paragraph" style:parent-style-name="Text_20_body" style:list-style-name="L401"/>
    <style:style style:name="P181" style:family="paragraph" style:parent-style-name="Text_20_body" style:list-style-name="L402"/>
    <style:style style:name="P182" style:family="paragraph" style:parent-style-name="Text_20_body" style:list-style-name="L403"/>
    <style:style style:name="P183" style:family="paragraph" style:parent-style-name="Text_20_body" style:list-style-name="L404"/>
    <style:style style:name="P184" style:family="paragraph" style:parent-style-name="Text_20_body" style:list-style-name="L405"/>
    <style:style style:name="P185" style:family="paragraph" style:parent-style-name="Text_20_body" style:list-style-name="L406"/>
    <style:style style:name="P186" style:family="paragraph" style:parent-style-name="Text_20_body" style:list-style-name="L407"/>
    <style:style style:name="P187" style:family="paragraph" style:parent-style-name="Text_20_body" style:list-style-name="L408"/>
    <style:style style:name="P188" style:family="paragraph" style:parent-style-name="Text_20_body" style:list-style-name="L409"/>
    <style:style style:name="P189" style:family="paragraph" style:parent-style-name="Text_20_body" style:list-style-name="L410"/>
    <style:style style:name="P190" style:family="paragraph" style:parent-style-name="Text_20_body" style:list-style-name="L411"/>
    <style:style style:name="P191" style:family="paragraph" style:parent-style-name="Text_20_body" style:list-style-name="L412"/>
    <style:style style:name="P192" style:family="paragraph" style:parent-style-name="Text_20_body" style:list-style-name="L413"/>
    <style:style style:name="P193" style:family="paragraph" style:parent-style-name="Text_20_body" style:list-style-name="L414"/>
    <style:style style:name="P194" style:family="paragraph" style:parent-style-name="Text_20_body" style:list-style-name="L415"/>
    <style:style style:name="P195" style:family="paragraph" style:parent-style-name="Text_20_body" style:list-style-name="L416"/>
    <style:style style:name="P196" style:family="paragraph" style:parent-style-name="Text_20_body" style:list-style-name="L417"/>
    <style:style style:name="P197" style:family="paragraph" style:parent-style-name="Text_20_body" style:list-style-name="L418"/>
    <style:style style:name="P198" style:family="paragraph" style:parent-style-name="Text_20_body" style:list-style-name="L419"/>
    <style:style style:name="P199" style:family="paragraph" style:parent-style-name="Text_20_body" style:list-style-name="L420"/>
    <style:style style:name="P200" style:family="paragraph" style:parent-style-name="Text_20_body" style:list-style-name="L421"/>
    <style:style style:name="P201" style:family="paragraph" style:parent-style-name="Text_20_body" style:list-style-name="L422"/>
    <style:style style:name="P202" style:family="paragraph" style:parent-style-name="Text_20_body" style:list-style-name="L423"/>
    <style:style style:name="P203" style:family="paragraph" style:parent-style-name="Text_20_body" style:list-style-name="L424"/>
    <style:style style:name="P204" style:family="paragraph" style:parent-style-name="Text_20_body" style:list-style-name="L425"/>
    <style:style style:name="P205" style:family="paragraph" style:parent-style-name="Text_20_body" style:list-style-name="L426"/>
    <style:style style:name="P206" style:family="paragraph" style:parent-style-name="Text_20_body" style:list-style-name="L427"/>
    <style:style style:name="P207" style:family="paragraph" style:parent-style-name="Text_20_body" style:list-style-name="L428"/>
    <style:style style:name="P208" style:family="paragraph" style:parent-style-name="Text_20_body" style:list-style-name="L429"/>
    <style:style style:name="P209" style:family="paragraph" style:parent-style-name="Text_20_body" style:list-style-name="L431"/>
    <style:style style:name="P210" style:family="paragraph" style:parent-style-name="Text_20_body" style:list-style-name="L432"/>
    <style:style style:name="P211" style:family="paragraph" style:parent-style-name="Text_20_body" style:list-style-name="L433"/>
    <style:style style:name="P212" style:family="paragraph" style:parent-style-name="Text_20_body" style:list-style-name="L434"/>
    <style:style style:name="P213" style:family="paragraph" style:parent-style-name="Text_20_body" style:list-style-name="L435"/>
    <style:style style:name="P214" style:family="paragraph" style:parent-style-name="Text_20_body" style:list-style-name="L436"/>
    <style:style style:name="P215" style:family="paragraph" style:parent-style-name="Text_20_body" style:list-style-name="L437"/>
    <style:style style:name="P216" style:family="paragraph" style:parent-style-name="Text_20_body" style:list-style-name="L438"/>
    <style:style style:name="P217" style:family="paragraph" style:parent-style-name="Text_20_body" style:list-style-name="L439"/>
    <style:style style:name="P218" style:family="paragraph" style:parent-style-name="Text_20_body" style:list-style-name="L440"/>
    <style:style style:name="P219" style:family="paragraph" style:parent-style-name="Text_20_body" style:list-style-name="L441"/>
    <style:style style:name="P220" style:family="paragraph" style:parent-style-name="Text_20_body" style:list-style-name="L442"/>
    <style:style style:name="P221" style:family="paragraph" style:parent-style-name="Text_20_body" style:list-style-name="L443"/>
    <style:style style:name="P222" style:family="paragraph" style:parent-style-name="Text_20_body" style:list-style-name="L444"/>
    <style:style style:name="P223" style:family="paragraph" style:parent-style-name="Text_20_body" style:list-style-name="L445"/>
    <style:style style:name="P224" style:family="paragraph" style:parent-style-name="Text_20_body" style:list-style-name="L446"/>
    <style:style style:name="P225" style:family="paragraph" style:parent-style-name="Text_20_body" style:list-style-name="L447"/>
    <style:style style:name="P226" style:family="paragraph" style:parent-style-name="Text_20_body" style:list-style-name="L448"/>
    <style:style style:name="P227" style:family="paragraph" style:parent-style-name="Text_20_body" style:list-style-name="L449"/>
    <style:style style:name="P228" style:family="paragraph" style:parent-style-name="Text_20_body" style:list-style-name="L450"/>
    <style:style style:name="P229" style:family="paragraph" style:parent-style-name="Text_20_body" style:list-style-name="L451"/>
    <style:style style:name="P230" style:family="paragraph" style:parent-style-name="Text_20_body" style:list-style-name="L452"/>
    <style:style style:name="P231" style:family="paragraph" style:parent-style-name="Text_20_body">
      <style:paragraph-properties fo:margin-top="0in" fo:margin-bottom="0in"/>
      <style:text-properties style:font-name="Atkinson Hyperlegible Next" style:font-name-asian="Atkinson Hyperlegible Next"/>
    </style:style>
    <style:style style:name="P232" style:family="paragraph" style:parent-style-name="Text_20_body" style:list-style-name="L227">
      <style:paragraph-properties fo:margin-top="0in" fo:margin-bottom="0in"/>
      <style:text-properties style:font-name="Atkinson Hyperlegible Next" style:font-name-asian="Atkinson Hyperlegible Next"/>
    </style:style>
    <style:style style:name="P233" style:family="paragraph" style:parent-style-name="Text_20_body" style:list-style-name="L228">
      <style:paragraph-properties fo:margin-top="0in" fo:margin-bottom="0in"/>
      <style:text-properties style:font-name="Atkinson Hyperlegible Next" style:font-name-asian="Atkinson Hyperlegible Next"/>
    </style:style>
    <style:style style:name="P234" style:family="paragraph" style:parent-style-name="Text_20_body" style:list-style-name="L229">
      <style:paragraph-properties fo:margin-top="0in" fo:margin-bottom="0in"/>
      <style:text-properties style:font-name="Atkinson Hyperlegible Next" style:font-name-asian="Atkinson Hyperlegible Next"/>
    </style:style>
    <style:style style:name="P235" style:family="paragraph" style:parent-style-name="Text_20_body" style:list-style-name="L230">
      <style:paragraph-properties fo:margin-top="0in" fo:margin-bottom="0in"/>
      <style:text-properties style:font-name="Atkinson Hyperlegible Next" style:font-name-asian="Atkinson Hyperlegible Next"/>
    </style:style>
    <style:style style:name="P236" style:family="paragraph" style:parent-style-name="Text_20_body" style:list-style-name="L231">
      <style:paragraph-properties fo:margin-top="0in" fo:margin-bottom="0in"/>
      <style:text-properties style:font-name="Atkinson Hyperlegible Next" style:font-name-asian="Atkinson Hyperlegible Next"/>
    </style:style>
    <style:style style:name="P237" style:family="paragraph" style:parent-style-name="Text_20_body" style:list-style-name="L264">
      <style:paragraph-properties fo:margin-top="0in" fo:margin-bottom="0in"/>
      <style:text-properties style:font-name="Atkinson Hyperlegible Next" style:font-name-asian="Atkinson Hyperlegible Next"/>
    </style:style>
    <style:style style:name="P238" style:family="paragraph" style:parent-style-name="Text_20_body" style:list-style-name="L270">
      <style:paragraph-properties fo:margin-top="0in" fo:margin-bottom="0in"/>
      <style:text-properties style:font-name="Atkinson Hyperlegible Next" style:font-name-asian="Atkinson Hyperlegible Next"/>
    </style:style>
    <style:style style:name="P239" style:family="paragraph" style:parent-style-name="Text_20_body" style:list-style-name="L285">
      <style:paragraph-properties fo:margin-top="0in" fo:margin-bottom="0in"/>
      <style:text-properties style:font-name="Atkinson Hyperlegible Next" style:font-name-asian="Atkinson Hyperlegible Next"/>
    </style:style>
    <style:style style:name="P240" style:family="paragraph" style:parent-style-name="Text_20_body" style:list-style-name="L305">
      <style:paragraph-properties fo:margin-top="0in" fo:margin-bottom="0in"/>
      <style:text-properties style:font-name="Atkinson Hyperlegible Next" style:font-name-asian="Atkinson Hyperlegible Next"/>
    </style:style>
    <style:style style:name="P241" style:family="paragraph" style:parent-style-name="Text_20_body" style:list-style-name="L316">
      <style:paragraph-properties fo:margin-top="0in" fo:margin-bottom="0in"/>
      <style:text-properties style:font-name="Atkinson Hyperlegible Next" style:font-name-asian="Atkinson Hyperlegible Next"/>
    </style:style>
    <style:style style:name="P242" style:family="paragraph" style:parent-style-name="Text_20_body" style:list-style-name="L326">
      <style:paragraph-properties fo:margin-top="0in" fo:margin-bottom="0in"/>
      <style:text-properties style:font-name="Atkinson Hyperlegible Next" style:font-name-asian="Atkinson Hyperlegible Next"/>
    </style:style>
    <style:style style:name="P243" style:family="paragraph" style:parent-style-name="Text_20_body" style:list-style-name="L351">
      <style:paragraph-properties fo:margin-top="0in" fo:margin-bottom="0in"/>
      <style:text-properties style:font-name="Atkinson Hyperlegible Next" style:font-name-asian="Atkinson Hyperlegible Next"/>
    </style:style>
    <style:style style:name="P244" style:family="paragraph" style:parent-style-name="Text_20_body" style:list-style-name="L364">
      <style:paragraph-properties fo:margin-top="0in" fo:margin-bottom="0in"/>
      <style:text-properties style:font-name="Atkinson Hyperlegible Next" style:font-name-asian="Atkinson Hyperlegible Next"/>
    </style:style>
    <style:style style:name="P245" style:family="paragraph" style:parent-style-name="Text_20_body" style:list-style-name="L393">
      <style:paragraph-properties fo:margin-top="0in" fo:margin-bottom="0in"/>
      <style:text-properties style:font-name="Atkinson Hyperlegible Next" style:font-name-asian="Atkinson Hyperlegible Next"/>
    </style:style>
    <style:style style:name="P246" style:family="paragraph" style:parent-style-name="Text_20_body" style:list-style-name="L395">
      <style:paragraph-properties fo:margin-top="0in" fo:margin-bottom="0in"/>
      <style:text-properties style:font-name="Atkinson Hyperlegible Next" style:font-name-asian="Atkinson Hyperlegible Next"/>
    </style:style>
    <style:style style:name="P247" style:family="paragraph" style:parent-style-name="Text_20_body" style:list-style-name="L415">
      <style:paragraph-properties fo:margin-top="0in" fo:margin-bottom="0in"/>
      <style:text-properties style:font-name="Atkinson Hyperlegible Next" style:font-name-asian="Atkinson Hyperlegible Next"/>
    </style:style>
    <style:style style:name="P248" style:family="paragraph" style:parent-style-name="Text_20_body" style:list-style-name="L430">
      <style:paragraph-properties fo:margin-top="0in" fo:margin-bottom="0in"/>
      <style:text-properties style:font-name="Atkinson Hyperlegible Next" style:font-name-asian="Atkinson Hyperlegible Next"/>
    </style:style>
    <style:style style:name="P249" style:family="paragraph" style:parent-style-name="Text_20_body" style:list-style-name="L228">
      <style:paragraph-properties fo:margin-top="0in" fo:margin-bottom="0in"/>
    </style:style>
    <style:style style:name="P250" style:family="paragraph" style:parent-style-name="Text_20_body" style:list-style-name="L232">
      <style:paragraph-properties fo:margin-top="0in" fo:margin-bottom="0in"/>
    </style:style>
    <style:style style:name="P251" style:family="paragraph" style:parent-style-name="Text_20_body" style:list-style-name="L233">
      <style:paragraph-properties fo:margin-top="0in" fo:margin-bottom="0in"/>
    </style:style>
    <style:style style:name="P252" style:family="paragraph" style:parent-style-name="Text_20_body" style:list-style-name="L234">
      <style:paragraph-properties fo:margin-top="0in" fo:margin-bottom="0in"/>
    </style:style>
    <style:style style:name="P253" style:family="paragraph" style:parent-style-name="Text_20_body" style:list-style-name="L235">
      <style:paragraph-properties fo:margin-top="0in" fo:margin-bottom="0in"/>
    </style:style>
    <style:style style:name="P254" style:family="paragraph" style:parent-style-name="Text_20_body" style:list-style-name="L236">
      <style:paragraph-properties fo:margin-top="0in" fo:margin-bottom="0in"/>
    </style:style>
    <style:style style:name="P255" style:family="paragraph" style:parent-style-name="Text_20_body" style:list-style-name="L237">
      <style:paragraph-properties fo:margin-top="0in" fo:margin-bottom="0in"/>
    </style:style>
    <style:style style:name="P256" style:family="paragraph" style:parent-style-name="Text_20_body" style:list-style-name="L238">
      <style:paragraph-properties fo:margin-top="0in" fo:margin-bottom="0in"/>
    </style:style>
    <style:style style:name="P257" style:family="paragraph" style:parent-style-name="Text_20_body" style:list-style-name="L239">
      <style:paragraph-properties fo:margin-top="0in" fo:margin-bottom="0in"/>
    </style:style>
    <style:style style:name="P258" style:family="paragraph" style:parent-style-name="Text_20_body" style:list-style-name="L240">
      <style:paragraph-properties fo:margin-top="0in" fo:margin-bottom="0in"/>
    </style:style>
    <style:style style:name="P259" style:family="paragraph" style:parent-style-name="Text_20_body" style:list-style-name="L241">
      <style:paragraph-properties fo:margin-top="0in" fo:margin-bottom="0in"/>
    </style:style>
    <style:style style:name="P260" style:family="paragraph" style:parent-style-name="Text_20_body" style:list-style-name="L242">
      <style:paragraph-properties fo:margin-top="0in" fo:margin-bottom="0in"/>
    </style:style>
    <style:style style:name="P261" style:family="paragraph" style:parent-style-name="Text_20_body" style:list-style-name="L243">
      <style:paragraph-properties fo:margin-top="0in" fo:margin-bottom="0in"/>
    </style:style>
    <style:style style:name="P262" style:family="paragraph" style:parent-style-name="Text_20_body" style:list-style-name="L244">
      <style:paragraph-properties fo:margin-top="0in" fo:margin-bottom="0in"/>
    </style:style>
    <style:style style:name="P263" style:family="paragraph" style:parent-style-name="Text_20_body" style:list-style-name="L245">
      <style:paragraph-properties fo:margin-top="0in" fo:margin-bottom="0in"/>
    </style:style>
    <style:style style:name="P264" style:family="paragraph" style:parent-style-name="Text_20_body" style:list-style-name="L246">
      <style:paragraph-properties fo:margin-top="0in" fo:margin-bottom="0in"/>
    </style:style>
    <style:style style:name="P265" style:family="paragraph" style:parent-style-name="Text_20_body" style:list-style-name="L247">
      <style:paragraph-properties fo:margin-top="0in" fo:margin-bottom="0in"/>
    </style:style>
    <style:style style:name="P266" style:family="paragraph" style:parent-style-name="Text_20_body" style:list-style-name="L248">
      <style:paragraph-properties fo:margin-top="0in" fo:margin-bottom="0in"/>
    </style:style>
    <style:style style:name="P267" style:family="paragraph" style:parent-style-name="Text_20_body" style:list-style-name="L249">
      <style:paragraph-properties fo:margin-top="0in" fo:margin-bottom="0in"/>
    </style:style>
    <style:style style:name="P268" style:family="paragraph" style:parent-style-name="Text_20_body" style:list-style-name="L250">
      <style:paragraph-properties fo:margin-top="0in" fo:margin-bottom="0in"/>
    </style:style>
    <style:style style:name="P269" style:family="paragraph" style:parent-style-name="Text_20_body" style:list-style-name="L251">
      <style:paragraph-properties fo:margin-top="0in" fo:margin-bottom="0in"/>
    </style:style>
    <style:style style:name="P270" style:family="paragraph" style:parent-style-name="Text_20_body" style:list-style-name="L252">
      <style:paragraph-properties fo:margin-top="0in" fo:margin-bottom="0in"/>
    </style:style>
    <style:style style:name="P271" style:family="paragraph" style:parent-style-name="Text_20_body" style:list-style-name="L253">
      <style:paragraph-properties fo:margin-top="0in" fo:margin-bottom="0in"/>
    </style:style>
    <style:style style:name="P272" style:family="paragraph" style:parent-style-name="Text_20_body" style:list-style-name="L254">
      <style:paragraph-properties fo:margin-top="0in" fo:margin-bottom="0in"/>
    </style:style>
    <style:style style:name="P273" style:family="paragraph" style:parent-style-name="Text_20_body" style:list-style-name="L255">
      <style:paragraph-properties fo:margin-top="0in" fo:margin-bottom="0in"/>
    </style:style>
    <style:style style:name="P274" style:family="paragraph" style:parent-style-name="Text_20_body" style:list-style-name="L256">
      <style:paragraph-properties fo:margin-top="0in" fo:margin-bottom="0in"/>
    </style:style>
    <style:style style:name="P275" style:family="paragraph" style:parent-style-name="Text_20_body" style:list-style-name="L257">
      <style:paragraph-properties fo:margin-top="0in" fo:margin-bottom="0in"/>
    </style:style>
    <style:style style:name="P276" style:family="paragraph" style:parent-style-name="Text_20_body" style:list-style-name="L258">
      <style:paragraph-properties fo:margin-top="0in" fo:margin-bottom="0in"/>
    </style:style>
    <style:style style:name="P277" style:family="paragraph" style:parent-style-name="Text_20_body" style:list-style-name="L259">
      <style:paragraph-properties fo:margin-top="0in" fo:margin-bottom="0in"/>
    </style:style>
    <style:style style:name="P278" style:family="paragraph" style:parent-style-name="Text_20_body" style:list-style-name="L260">
      <style:paragraph-properties fo:margin-top="0in" fo:margin-bottom="0in"/>
    </style:style>
    <style:style style:name="P279" style:family="paragraph" style:parent-style-name="Text_20_body" style:list-style-name="L262">
      <style:paragraph-properties fo:margin-top="0in" fo:margin-bottom="0in"/>
    </style:style>
    <style:style style:name="P280" style:family="paragraph" style:parent-style-name="Text_20_body" style:list-style-name="L263">
      <style:paragraph-properties fo:margin-top="0in" fo:margin-bottom="0in"/>
    </style:style>
    <style:style style:name="P281" style:family="paragraph" style:parent-style-name="Text_20_body" style:list-style-name="L264">
      <style:paragraph-properties fo:margin-top="0in" fo:margin-bottom="0in"/>
    </style:style>
    <style:style style:name="P282" style:family="paragraph" style:parent-style-name="Text_20_body" style:list-style-name="L265">
      <style:paragraph-properties fo:margin-top="0in" fo:margin-bottom="0in"/>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paragraph-properties fo:margin-top="0in" fo:margin-bottom="0in"/>
    </style:style>
    <style:style style:name="P286" style:family="paragraph" style:parent-style-name="Text_20_body" style:list-style-name="L270">
      <style:paragraph-properties fo:margin-top="0in" fo:margin-bottom="0in"/>
    </style:style>
    <style:style style:name="P287" style:family="paragraph" style:parent-style-name="Text_20_body" style:list-style-name="L272">
      <style:paragraph-properties fo:margin-top="0in" fo:margin-bottom="0in"/>
    </style:style>
    <style:style style:name="P288" style:family="paragraph" style:parent-style-name="Text_20_body" style:list-style-name="L273">
      <style:paragraph-properties fo:margin-top="0in" fo:margin-bottom="0in"/>
    </style:style>
    <style:style style:name="P289" style:family="paragraph" style:parent-style-name="Text_20_body" style:list-style-name="L274">
      <style:paragraph-properties fo:margin-top="0in" fo:margin-bottom="0in"/>
    </style:style>
    <style:style style:name="P290" style:family="paragraph" style:parent-style-name="Text_20_body" style:list-style-name="L275">
      <style:paragraph-properties fo:margin-top="0in" fo:margin-bottom="0in"/>
    </style:style>
    <style:style style:name="P291" style:family="paragraph" style:parent-style-name="Text_20_body" style:list-style-name="L276">
      <style:paragraph-properties fo:margin-top="0in" fo:margin-bottom="0in"/>
    </style:style>
    <style:style style:name="P292" style:family="paragraph" style:parent-style-name="Text_20_body" style:list-style-name="L278">
      <style:paragraph-properties fo:margin-top="0in" fo:margin-bottom="0in"/>
    </style:style>
    <style:style style:name="P293" style:family="paragraph" style:parent-style-name="Text_20_body" style:list-style-name="L279">
      <style:paragraph-properties fo:margin-top="0in" fo:margin-bottom="0in"/>
    </style:style>
    <style:style style:name="P294" style:family="paragraph" style:parent-style-name="Text_20_body" style:list-style-name="L280">
      <style:paragraph-properties fo:margin-top="0in" fo:margin-bottom="0in"/>
    </style:style>
    <style:style style:name="P295" style:family="paragraph" style:parent-style-name="Text_20_body" style:list-style-name="L282">
      <style:paragraph-properties fo:margin-top="0in" fo:margin-bottom="0in"/>
    </style:style>
    <style:style style:name="P296" style:family="paragraph" style:parent-style-name="Text_20_body" style:list-style-name="L283">
      <style:paragraph-properties fo:margin-top="0in" fo:margin-bottom="0in"/>
    </style:style>
    <style:style style:name="P297" style:family="paragraph" style:parent-style-name="Text_20_body" style:list-style-name="L284">
      <style:paragraph-properties fo:margin-top="0in" fo:margin-bottom="0in"/>
    </style:style>
    <style:style style:name="P298" style:family="paragraph" style:parent-style-name="Text_20_body" style:list-style-name="L286">
      <style:paragraph-properties fo:margin-top="0in" fo:margin-bottom="0in"/>
    </style:style>
    <style:style style:name="P299" style:family="paragraph" style:parent-style-name="Text_20_body" style:list-style-name="L288">
      <style:paragraph-properties fo:margin-top="0in" fo:margin-bottom="0in"/>
    </style:style>
    <style:style style:name="P300" style:family="paragraph" style:parent-style-name="Text_20_body" style:list-style-name="L289">
      <style:paragraph-properties fo:margin-top="0in" fo:margin-bottom="0in"/>
    </style:style>
    <style:style style:name="P301" style:family="paragraph" style:parent-style-name="Text_20_body" style:list-style-name="L290">
      <style:paragraph-properties fo:margin-top="0in" fo:margin-bottom="0in"/>
    </style:style>
    <style:style style:name="P302" style:family="paragraph" style:parent-style-name="Text_20_body" style:list-style-name="L292">
      <style:paragraph-properties fo:margin-top="0in" fo:margin-bottom="0in"/>
    </style:style>
    <style:style style:name="P303" style:family="paragraph" style:parent-style-name="Text_20_body" style:list-style-name="L293">
      <style:paragraph-properties fo:margin-top="0in" fo:margin-bottom="0in"/>
    </style:style>
    <style:style style:name="P304" style:family="paragraph" style:parent-style-name="Text_20_body" style:list-style-name="L294">
      <style:paragraph-properties fo:margin-top="0in" fo:margin-bottom="0in"/>
    </style:style>
    <style:style style:name="P305" style:family="paragraph" style:parent-style-name="Text_20_body" style:list-style-name="L295">
      <style:paragraph-properties fo:margin-top="0in" fo:margin-bottom="0in"/>
    </style:style>
    <style:style style:name="P306" style:family="paragraph" style:parent-style-name="Text_20_body" style:list-style-name="L297">
      <style:paragraph-properties fo:margin-top="0in" fo:margin-bottom="0in"/>
    </style:style>
    <style:style style:name="P307" style:family="paragraph" style:parent-style-name="Text_20_body" style:list-style-name="L299">
      <style:paragraph-properties fo:margin-top="0in" fo:margin-bottom="0in"/>
    </style:style>
    <style:style style:name="P308" style:family="paragraph" style:parent-style-name="Text_20_body" style:list-style-name="L300">
      <style:paragraph-properties fo:margin-top="0in" fo:margin-bottom="0in"/>
    </style:style>
    <style:style style:name="P309" style:family="paragraph" style:parent-style-name="Text_20_body" style:list-style-name="L301">
      <style:paragraph-properties fo:margin-top="0in" fo:margin-bottom="0in"/>
    </style:style>
    <style:style style:name="P310" style:family="paragraph" style:parent-style-name="Text_20_body" style:list-style-name="L302">
      <style:paragraph-properties fo:margin-top="0in" fo:margin-bottom="0in"/>
    </style:style>
    <style:style style:name="P311" style:family="paragraph" style:parent-style-name="Text_20_body" style:list-style-name="L303">
      <style:paragraph-properties fo:margin-top="0in" fo:margin-bottom="0in"/>
    </style:style>
    <style:style style:name="P312" style:family="paragraph" style:parent-style-name="Text_20_body" style:list-style-name="L304">
      <style:paragraph-properties fo:margin-top="0in" fo:margin-bottom="0in"/>
    </style:style>
    <style:style style:name="P313" style:family="paragraph" style:parent-style-name="Text_20_body" style:list-style-name="L305">
      <style:paragraph-properties fo:margin-top="0in" fo:margin-bottom="0in"/>
    </style:style>
    <style:style style:name="P314" style:family="paragraph" style:parent-style-name="Text_20_body" style:list-style-name="L306">
      <style:paragraph-properties fo:margin-top="0in" fo:margin-bottom="0in"/>
    </style:style>
    <style:style style:name="P315" style:family="paragraph" style:parent-style-name="Text_20_body" style:list-style-name="L308">
      <style:paragraph-properties fo:margin-top="0in" fo:margin-bottom="0in"/>
    </style:style>
    <style:style style:name="P316" style:family="paragraph" style:parent-style-name="Text_20_body" style:list-style-name="L309">
      <style:paragraph-properties fo:margin-top="0in" fo:margin-bottom="0in"/>
    </style:style>
    <style:style style:name="P317" style:family="paragraph" style:parent-style-name="Text_20_body" style:list-style-name="L310">
      <style:paragraph-properties fo:margin-top="0in" fo:margin-bottom="0in"/>
    </style:style>
    <style:style style:name="P318" style:family="paragraph" style:parent-style-name="Text_20_body" style:list-style-name="L311">
      <style:paragraph-properties fo:margin-top="0in" fo:margin-bottom="0in"/>
    </style:style>
    <style:style style:name="P319" style:family="paragraph" style:parent-style-name="Text_20_body" style:list-style-name="L312">
      <style:paragraph-properties fo:margin-top="0in" fo:margin-bottom="0in"/>
    </style:style>
    <style:style style:name="P320" style:family="paragraph" style:parent-style-name="Text_20_body" style:list-style-name="L313">
      <style:paragraph-properties fo:margin-top="0in" fo:margin-bottom="0in"/>
    </style:style>
    <style:style style:name="P321" style:family="paragraph" style:parent-style-name="Text_20_body" style:list-style-name="L314">
      <style:paragraph-properties fo:margin-top="0in" fo:margin-bottom="0in"/>
    </style:style>
    <style:style style:name="P322" style:family="paragraph" style:parent-style-name="Text_20_body" style:list-style-name="L317">
      <style:paragraph-properties fo:margin-top="0in" fo:margin-bottom="0in"/>
    </style:style>
    <style:style style:name="P323" style:family="paragraph" style:parent-style-name="Text_20_body" style:list-style-name="L319">
      <style:paragraph-properties fo:margin-top="0in" fo:margin-bottom="0in"/>
    </style:style>
    <style:style style:name="P324" style:family="paragraph" style:parent-style-name="Text_20_body" style:list-style-name="L320">
      <style:paragraph-properties fo:margin-top="0in" fo:margin-bottom="0in"/>
    </style:style>
    <style:style style:name="P325" style:family="paragraph" style:parent-style-name="Text_20_body" style:list-style-name="L321">
      <style:paragraph-properties fo:margin-top="0in" fo:margin-bottom="0in"/>
    </style:style>
    <style:style style:name="P326" style:family="paragraph" style:parent-style-name="Text_20_body" style:list-style-name="L322">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7">
      <style:paragraph-properties fo:margin-top="0in" fo:margin-bottom="0in"/>
    </style:style>
    <style:style style:name="P330" style:family="paragraph" style:parent-style-name="Text_20_body" style:list-style-name="L329">
      <style:paragraph-properties fo:margin-top="0in" fo:margin-bottom="0in"/>
    </style:style>
    <style:style style:name="P331" style:family="paragraph" style:parent-style-name="Text_20_body" style:list-style-name="L330">
      <style:paragraph-properties fo:margin-top="0in" fo:margin-bottom="0in"/>
    </style:style>
    <style:style style:name="P332" style:family="paragraph" style:parent-style-name="Text_20_body" style:list-style-name="L331">
      <style:paragraph-properties fo:margin-top="0in" fo:margin-bottom="0in"/>
    </style:style>
    <style:style style:name="P333" style:family="paragraph" style:parent-style-name="Text_20_body" style:list-style-name="L332">
      <style:paragraph-properties fo:margin-top="0in" fo:margin-bottom="0in"/>
    </style:style>
    <style:style style:name="P334" style:family="paragraph" style:parent-style-name="Text_20_body" style:list-style-name="L333">
      <style:paragraph-properties fo:margin-top="0in" fo:margin-bottom="0in"/>
    </style:style>
    <style:style style:name="P335" style:family="paragraph" style:parent-style-name="Text_20_body" style:list-style-name="L334">
      <style:paragraph-properties fo:margin-top="0in" fo:margin-bottom="0in"/>
    </style:style>
    <style:style style:name="P336" style:family="paragraph" style:parent-style-name="Text_20_body" style:list-style-name="L335">
      <style:paragraph-properties fo:margin-top="0in" fo:margin-bottom="0in"/>
    </style:style>
    <style:style style:name="P337" style:family="paragraph" style:parent-style-name="Text_20_body" style:list-style-name="L336">
      <style:paragraph-properties fo:margin-top="0in" fo:margin-bottom="0in"/>
    </style:style>
    <style:style style:name="P338" style:family="paragraph" style:parent-style-name="Text_20_body" style:list-style-name="L337">
      <style:paragraph-properties fo:margin-top="0in" fo:margin-bottom="0in"/>
    </style:style>
    <style:style style:name="P339" style:family="paragraph" style:parent-style-name="Text_20_body" style:list-style-name="L338">
      <style:paragraph-properties fo:margin-top="0in" fo:margin-bottom="0in"/>
    </style:style>
    <style:style style:name="P340" style:family="paragraph" style:parent-style-name="Text_20_body" style:list-style-name="L339">
      <style:paragraph-properties fo:margin-top="0in" fo:margin-bottom="0in"/>
    </style:style>
    <style:style style:name="P341" style:family="paragraph" style:parent-style-name="Text_20_body" style:list-style-name="L340">
      <style:paragraph-properties fo:margin-top="0in" fo:margin-bottom="0in"/>
    </style:style>
    <style:style style:name="P342" style:family="paragraph" style:parent-style-name="Text_20_body" style:list-style-name="L341">
      <style:paragraph-properties fo:margin-top="0in" fo:margin-bottom="0in"/>
    </style:style>
    <style:style style:name="P343" style:family="paragraph" style:parent-style-name="Text_20_body" style:list-style-name="L343">
      <style:paragraph-properties fo:margin-top="0in" fo:margin-bottom="0in"/>
    </style:style>
    <style:style style:name="P344" style:family="paragraph" style:parent-style-name="Text_20_body" style:list-style-name="L345">
      <style:paragraph-properties fo:margin-top="0in" fo:margin-bottom="0in"/>
    </style:style>
    <style:style style:name="P345" style:family="paragraph" style:parent-style-name="Text_20_body" style:list-style-name="L346">
      <style:paragraph-properties fo:margin-top="0in" fo:margin-bottom="0in"/>
    </style:style>
    <style:style style:name="P346" style:family="paragraph" style:parent-style-name="Text_20_body" style:list-style-name="L347">
      <style:paragraph-properties fo:margin-top="0in" fo:margin-bottom="0in"/>
    </style:style>
    <style:style style:name="P347" style:family="paragraph" style:parent-style-name="Text_20_body" style:list-style-name="L349">
      <style:paragraph-properties fo:margin-top="0in" fo:margin-bottom="0in"/>
    </style:style>
    <style:style style:name="P348" style:family="paragraph" style:parent-style-name="Text_20_body" style:list-style-name="L350">
      <style:paragraph-properties fo:margin-top="0in" fo:margin-bottom="0in"/>
    </style:style>
    <style:style style:name="P349" style:family="paragraph" style:parent-style-name="Text_20_body" style:list-style-name="L352">
      <style:paragraph-properties fo:margin-top="0in" fo:margin-bottom="0in"/>
    </style:style>
    <style:style style:name="P350" style:family="paragraph" style:parent-style-name="Text_20_body" style:list-style-name="L353">
      <style:paragraph-properties fo:margin-top="0in" fo:margin-bottom="0in"/>
    </style:style>
    <style:style style:name="P351" style:family="paragraph" style:parent-style-name="Text_20_body" style:list-style-name="L355">
      <style:paragraph-properties fo:margin-top="0in" fo:margin-bottom="0in"/>
    </style:style>
    <style:style style:name="P352" style:family="paragraph" style:parent-style-name="Text_20_body" style:list-style-name="L356">
      <style:paragraph-properties fo:margin-top="0in" fo:margin-bottom="0in"/>
    </style:style>
    <style:style style:name="P353" style:family="paragraph" style:parent-style-name="Text_20_body" style:list-style-name="L357">
      <style:paragraph-properties fo:margin-top="0in" fo:margin-bottom="0in"/>
    </style:style>
    <style:style style:name="P354" style:family="paragraph" style:parent-style-name="Text_20_body" style:list-style-name="L359">
      <style:paragraph-properties fo:margin-top="0in" fo:margin-bottom="0in"/>
    </style:style>
    <style:style style:name="P355" style:family="paragraph" style:parent-style-name="Text_20_body" style:list-style-name="L360">
      <style:paragraph-properties fo:margin-top="0in" fo:margin-bottom="0in"/>
    </style:style>
    <style:style style:name="P356" style:family="paragraph" style:parent-style-name="Text_20_body" style:list-style-name="L361">
      <style:paragraph-properties fo:margin-top="0in" fo:margin-bottom="0in"/>
    </style:style>
    <style:style style:name="P357" style:family="paragraph" style:parent-style-name="Text_20_body" style:list-style-name="L362">
      <style:paragraph-properties fo:margin-top="0in" fo:margin-bottom="0in"/>
    </style:style>
    <style:style style:name="P358" style:family="paragraph" style:parent-style-name="Text_20_body" style:list-style-name="L363">
      <style:paragraph-properties fo:margin-top="0in" fo:margin-bottom="0in"/>
    </style:style>
    <style:style style:name="P359" style:family="paragraph" style:parent-style-name="Text_20_body" style:list-style-name="L365">
      <style:paragraph-properties fo:margin-top="0in" fo:margin-bottom="0in"/>
    </style:style>
    <style:style style:name="P360" style:family="paragraph" style:parent-style-name="Text_20_body" style:list-style-name="L366">
      <style:paragraph-properties fo:margin-top="0in" fo:margin-bottom="0in"/>
    </style:style>
    <style:style style:name="P361" style:family="paragraph" style:parent-style-name="Text_20_body" style:list-style-name="L367">
      <style:paragraph-properties fo:margin-top="0in" fo:margin-bottom="0in"/>
    </style:style>
    <style:style style:name="P362" style:family="paragraph" style:parent-style-name="Text_20_body" style:list-style-name="L368">
      <style:paragraph-properties fo:margin-top="0in" fo:margin-bottom="0in"/>
    </style:style>
    <style:style style:name="P363" style:family="paragraph" style:parent-style-name="Text_20_body" style:list-style-name="L369">
      <style:paragraph-properties fo:margin-top="0in" fo:margin-bottom="0in"/>
    </style:style>
    <style:style style:name="P364" style:family="paragraph" style:parent-style-name="Text_20_body" style:list-style-name="L370">
      <style:paragraph-properties fo:margin-top="0in" fo:margin-bottom="0in"/>
    </style:style>
    <style:style style:name="P365" style:family="paragraph" style:parent-style-name="Text_20_body" style:list-style-name="L371">
      <style:paragraph-properties fo:margin-top="0in" fo:margin-bottom="0in"/>
    </style:style>
    <style:style style:name="P366" style:family="paragraph" style:parent-style-name="Text_20_body" style:list-style-name="L372">
      <style:paragraph-properties fo:margin-top="0in" fo:margin-bottom="0in"/>
    </style:style>
    <style:style style:name="P367" style:family="paragraph" style:parent-style-name="Text_20_body" style:list-style-name="L373">
      <style:paragraph-properties fo:margin-top="0in" fo:margin-bottom="0in"/>
    </style:style>
    <style:style style:name="P368" style:family="paragraph" style:parent-style-name="Text_20_body" style:list-style-name="L374">
      <style:paragraph-properties fo:margin-top="0in" fo:margin-bottom="0in"/>
    </style:style>
    <style:style style:name="P369" style:family="paragraph" style:parent-style-name="Text_20_body" style:list-style-name="L375">
      <style:paragraph-properties fo:margin-top="0in" fo:margin-bottom="0in"/>
    </style:style>
    <style:style style:name="P370" style:family="paragraph" style:parent-style-name="Text_20_body" style:list-style-name="L376">
      <style:paragraph-properties fo:margin-top="0in" fo:margin-bottom="0in"/>
    </style:style>
    <style:style style:name="P371" style:family="paragraph" style:parent-style-name="Text_20_body" style:list-style-name="L377">
      <style:paragraph-properties fo:margin-top="0in" fo:margin-bottom="0in"/>
    </style:style>
    <style:style style:name="P372" style:family="paragraph" style:parent-style-name="Text_20_body" style:list-style-name="L378">
      <style:paragraph-properties fo:margin-top="0in" fo:margin-bottom="0in"/>
    </style:style>
    <style:style style:name="P373" style:family="paragraph" style:parent-style-name="Text_20_body" style:list-style-name="L379">
      <style:paragraph-properties fo:margin-top="0in" fo:margin-bottom="0in"/>
    </style:style>
    <style:style style:name="P374" style:family="paragraph" style:parent-style-name="Text_20_body" style:list-style-name="L380">
      <style:paragraph-properties fo:margin-top="0in" fo:margin-bottom="0in"/>
    </style:style>
    <style:style style:name="P375" style:family="paragraph" style:parent-style-name="Text_20_body" style:list-style-name="L381">
      <style:paragraph-properties fo:margin-top="0in" fo:margin-bottom="0in"/>
    </style:style>
    <style:style style:name="P376" style:family="paragraph" style:parent-style-name="Text_20_body" style:list-style-name="L382">
      <style:paragraph-properties fo:margin-top="0in" fo:margin-bottom="0in"/>
    </style:style>
    <style:style style:name="P377" style:family="paragraph" style:parent-style-name="Text_20_body" style:list-style-name="L383">
      <style:paragraph-properties fo:margin-top="0in" fo:margin-bottom="0in"/>
    </style:style>
    <style:style style:name="P378" style:family="paragraph" style:parent-style-name="Text_20_body" style:list-style-name="L384">
      <style:paragraph-properties fo:margin-top="0in" fo:margin-bottom="0in"/>
    </style:style>
    <style:style style:name="P379" style:family="paragraph" style:parent-style-name="Text_20_body" style:list-style-name="L385">
      <style:paragraph-properties fo:margin-top="0in" fo:margin-bottom="0in"/>
    </style:style>
    <style:style style:name="P380" style:family="paragraph" style:parent-style-name="Text_20_body" style:list-style-name="L386">
      <style:paragraph-properties fo:margin-top="0in" fo:margin-bottom="0in"/>
    </style:style>
    <style:style style:name="P381" style:family="paragraph" style:parent-style-name="Text_20_body" style:list-style-name="L387">
      <style:paragraph-properties fo:margin-top="0in" fo:margin-bottom="0in"/>
    </style:style>
    <style:style style:name="P382" style:family="paragraph" style:parent-style-name="Text_20_body" style:list-style-name="L388">
      <style:paragraph-properties fo:margin-top="0in" fo:margin-bottom="0in"/>
    </style:style>
    <style:style style:name="P383" style:family="paragraph" style:parent-style-name="Text_20_body" style:list-style-name="L389">
      <style:paragraph-properties fo:margin-top="0in" fo:margin-bottom="0in"/>
    </style:style>
    <style:style style:name="P384" style:family="paragraph" style:parent-style-name="Text_20_body" style:list-style-name="L390">
      <style:paragraph-properties fo:margin-top="0in" fo:margin-bottom="0in"/>
    </style:style>
    <style:style style:name="P385" style:family="paragraph" style:parent-style-name="Text_20_body" style:list-style-name="L391">
      <style:paragraph-properties fo:margin-top="0in" fo:margin-bottom="0in"/>
    </style:style>
    <style:style style:name="P386" style:family="paragraph" style:parent-style-name="Text_20_body" style:list-style-name="L392">
      <style:paragraph-properties fo:margin-top="0in" fo:margin-bottom="0in"/>
    </style:style>
    <style:style style:name="P387" style:family="paragraph" style:parent-style-name="Text_20_body" style:list-style-name="L393">
      <style:paragraph-properties fo:margin-top="0in" fo:margin-bottom="0in"/>
    </style:style>
    <style:style style:name="P388" style:family="paragraph" style:parent-style-name="Text_20_body" style:list-style-name="L394">
      <style:paragraph-properties fo:margin-top="0in" fo:margin-bottom="0in"/>
    </style:style>
    <style:style style:name="P389" style:family="paragraph" style:parent-style-name="Text_20_body" style:list-style-name="L396">
      <style:paragraph-properties fo:margin-top="0in" fo:margin-bottom="0in"/>
    </style:style>
    <style:style style:name="P390" style:family="paragraph" style:parent-style-name="Text_20_body" style:list-style-name="L397">
      <style:paragraph-properties fo:margin-top="0in" fo:margin-bottom="0in"/>
    </style:style>
    <style:style style:name="P391" style:family="paragraph" style:parent-style-name="Text_20_body" style:list-style-name="L398">
      <style:paragraph-properties fo:margin-top="0in" fo:margin-bottom="0in"/>
    </style:style>
    <style:style style:name="P392" style:family="paragraph" style:parent-style-name="Text_20_body" style:list-style-name="L400">
      <style:paragraph-properties fo:margin-top="0in" fo:margin-bottom="0in"/>
    </style:style>
    <style:style style:name="P393" style:family="paragraph" style:parent-style-name="Text_20_body" style:list-style-name="L401">
      <style:paragraph-properties fo:margin-top="0in" fo:margin-bottom="0in"/>
    </style:style>
    <style:style style:name="P394" style:family="paragraph" style:parent-style-name="Text_20_body" style:list-style-name="L402">
      <style:paragraph-properties fo:margin-top="0in" fo:margin-bottom="0in"/>
    </style:style>
    <style:style style:name="P395" style:family="paragraph" style:parent-style-name="Text_20_body" style:list-style-name="L403">
      <style:paragraph-properties fo:margin-top="0in" fo:margin-bottom="0in"/>
    </style:style>
    <style:style style:name="P396" style:family="paragraph" style:parent-style-name="Text_20_body" style:list-style-name="L404">
      <style:paragraph-properties fo:margin-top="0in" fo:margin-bottom="0in"/>
    </style:style>
    <style:style style:name="P397" style:family="paragraph" style:parent-style-name="Text_20_body" style:list-style-name="L405">
      <style:paragraph-properties fo:margin-top="0in" fo:margin-bottom="0in"/>
    </style:style>
    <style:style style:name="P398" style:family="paragraph" style:parent-style-name="Text_20_body" style:list-style-name="L406">
      <style:paragraph-properties fo:margin-top="0in" fo:margin-bottom="0in"/>
    </style:style>
    <style:style style:name="P399" style:family="paragraph" style:parent-style-name="Text_20_body" style:list-style-name="L407">
      <style:paragraph-properties fo:margin-top="0in" fo:margin-bottom="0in"/>
    </style:style>
    <style:style style:name="P400" style:family="paragraph" style:parent-style-name="Text_20_body" style:list-style-name="L408">
      <style:paragraph-properties fo:margin-top="0in" fo:margin-bottom="0in"/>
    </style:style>
    <style:style style:name="P401" style:family="paragraph" style:parent-style-name="Text_20_body" style:list-style-name="L410">
      <style:paragraph-properties fo:margin-top="0in" fo:margin-bottom="0in"/>
    </style:style>
    <style:style style:name="P402" style:family="paragraph" style:parent-style-name="Text_20_body" style:list-style-name="L411">
      <style:paragraph-properties fo:margin-top="0in" fo:margin-bottom="0in"/>
    </style:style>
    <style:style style:name="P403" style:family="paragraph" style:parent-style-name="Text_20_body" style:list-style-name="L412">
      <style:paragraph-properties fo:margin-top="0in" fo:margin-bottom="0in"/>
    </style:style>
    <style:style style:name="P404" style:family="paragraph" style:parent-style-name="Text_20_body" style:list-style-name="L413">
      <style:paragraph-properties fo:margin-top="0in" fo:margin-bottom="0in"/>
    </style:style>
    <style:style style:name="P405" style:family="paragraph" style:parent-style-name="Text_20_body" style:list-style-name="L414">
      <style:paragraph-properties fo:margin-top="0in" fo:margin-bottom="0in"/>
    </style:style>
    <style:style style:name="P406" style:family="paragraph" style:parent-style-name="Text_20_body" style:list-style-name="L415">
      <style:paragraph-properties fo:margin-top="0in" fo:margin-bottom="0in"/>
    </style:style>
    <style:style style:name="P407" style:family="paragraph" style:parent-style-name="Text_20_body" style:list-style-name="L416">
      <style:paragraph-properties fo:margin-top="0in" fo:margin-bottom="0in"/>
    </style:style>
    <style:style style:name="P408" style:family="paragraph" style:parent-style-name="Text_20_body" style:list-style-name="L417">
      <style:paragraph-properties fo:margin-top="0in" fo:margin-bottom="0in"/>
    </style:style>
    <style:style style:name="P409" style:family="paragraph" style:parent-style-name="Text_20_body" style:list-style-name="L418">
      <style:paragraph-properties fo:margin-top="0in" fo:margin-bottom="0in"/>
    </style:style>
    <style:style style:name="P410" style:family="paragraph" style:parent-style-name="Text_20_body" style:list-style-name="L419">
      <style:paragraph-properties fo:margin-top="0in" fo:margin-bottom="0in"/>
    </style:style>
    <style:style style:name="P411" style:family="paragraph" style:parent-style-name="Text_20_body" style:list-style-name="L420">
      <style:paragraph-properties fo:margin-top="0in" fo:margin-bottom="0in"/>
    </style:style>
    <style:style style:name="P412" style:family="paragraph" style:parent-style-name="Text_20_body" style:list-style-name="L421">
      <style:paragraph-properties fo:margin-top="0in" fo:margin-bottom="0in"/>
    </style:style>
    <style:style style:name="P413" style:family="paragraph" style:parent-style-name="Text_20_body" style:list-style-name="L422">
      <style:paragraph-properties fo:margin-top="0in" fo:margin-bottom="0in"/>
    </style:style>
    <style:style style:name="P414" style:family="paragraph" style:parent-style-name="Text_20_body" style:list-style-name="L425">
      <style:paragraph-properties fo:margin-top="0in" fo:margin-bottom="0in"/>
    </style:style>
    <style:style style:name="P415" style:family="paragraph" style:parent-style-name="Text_20_body" style:list-style-name="L426">
      <style:paragraph-properties fo:margin-top="0in" fo:margin-bottom="0in"/>
    </style:style>
    <style:style style:name="P416" style:family="paragraph" style:parent-style-name="Text_20_body" style:list-style-name="L427">
      <style:paragraph-properties fo:margin-top="0in" fo:margin-bottom="0in"/>
    </style:style>
    <style:style style:name="P417" style:family="paragraph" style:parent-style-name="Text_20_body" style:list-style-name="L428">
      <style:paragraph-properties fo:margin-top="0in" fo:margin-bottom="0in"/>
    </style:style>
    <style:style style:name="P418" style:family="paragraph" style:parent-style-name="Text_20_body" style:list-style-name="L429">
      <style:paragraph-properties fo:margin-top="0in" fo:margin-bottom="0in"/>
    </style:style>
    <style:style style:name="P419" style:family="paragraph" style:parent-style-name="Text_20_body" style:list-style-name="L431">
      <style:paragraph-properties fo:margin-top="0in" fo:margin-bottom="0in"/>
    </style:style>
    <style:style style:name="P420" style:family="paragraph" style:parent-style-name="Text_20_body" style:list-style-name="L432">
      <style:paragraph-properties fo:margin-top="0in" fo:margin-bottom="0in"/>
    </style:style>
    <style:style style:name="P421" style:family="paragraph" style:parent-style-name="Text_20_body" style:list-style-name="L433">
      <style:paragraph-properties fo:margin-top="0in" fo:margin-bottom="0in"/>
    </style:style>
    <style:style style:name="P422" style:family="paragraph" style:parent-style-name="Text_20_body" style:list-style-name="L434">
      <style:paragraph-properties fo:margin-top="0in" fo:margin-bottom="0in"/>
    </style:style>
    <style:style style:name="P423" style:family="paragraph" style:parent-style-name="Text_20_body" style:list-style-name="L435">
      <style:paragraph-properties fo:margin-top="0in" fo:margin-bottom="0in"/>
    </style:style>
    <style:style style:name="P424" style:family="paragraph" style:parent-style-name="Text_20_body" style:list-style-name="L436">
      <style:paragraph-properties fo:margin-top="0in" fo:margin-bottom="0in"/>
    </style:style>
    <style:style style:name="P425" style:family="paragraph" style:parent-style-name="Text_20_body" style:list-style-name="L437">
      <style:paragraph-properties fo:margin-top="0in" fo:margin-bottom="0in"/>
    </style:style>
    <style:style style:name="P426" style:family="paragraph" style:parent-style-name="Text_20_body" style:list-style-name="L438">
      <style:paragraph-properties fo:margin-top="0in" fo:margin-bottom="0in"/>
    </style:style>
    <style:style style:name="P427" style:family="paragraph" style:parent-style-name="Text_20_body" style:list-style-name="L439">
      <style:paragraph-properties fo:margin-top="0in" fo:margin-bottom="0in"/>
    </style:style>
    <style:style style:name="P428" style:family="paragraph" style:parent-style-name="Text_20_body" style:list-style-name="L440">
      <style:paragraph-properties fo:margin-top="0in" fo:margin-bottom="0in"/>
    </style:style>
    <style:style style:name="P429" style:family="paragraph" style:parent-style-name="Text_20_body" style:list-style-name="L442">
      <style:paragraph-properties fo:margin-top="0in" fo:margin-bottom="0in"/>
    </style:style>
    <style:style style:name="P430" style:family="paragraph" style:parent-style-name="Text_20_body" style:list-style-name="L443">
      <style:paragraph-properties fo:margin-top="0in" fo:margin-bottom="0in"/>
    </style:style>
    <style:style style:name="P431" style:family="paragraph" style:parent-style-name="Text_20_body" style:list-style-name="L444">
      <style:paragraph-properties fo:margin-top="0in" fo:margin-bottom="0in"/>
    </style:style>
    <style:style style:name="P432" style:family="paragraph" style:parent-style-name="Text_20_body" style:list-style-name="L445">
      <style:paragraph-properties fo:margin-top="0in" fo:margin-bottom="0in"/>
    </style:style>
    <style:style style:name="P433" style:family="paragraph" style:parent-style-name="Text_20_body" style:list-style-name="L446">
      <style:paragraph-properties fo:margin-top="0in" fo:margin-bottom="0in"/>
    </style:style>
    <style:style style:name="P434" style:family="paragraph" style:parent-style-name="Text_20_body" style:list-style-name="L447">
      <style:paragraph-properties fo:margin-top="0in" fo:margin-bottom="0in"/>
    </style:style>
    <style:style style:name="P435" style:family="paragraph" style:parent-style-name="Text_20_body" style:list-style-name="L448">
      <style:paragraph-properties fo:margin-top="0in" fo:margin-bottom="0in"/>
    </style:style>
    <style:style style:name="P436" style:family="paragraph" style:parent-style-name="Text_20_body" style:list-style-name="L449">
      <style:paragraph-properties fo:margin-top="0in" fo:margin-bottom="0in"/>
    </style:style>
    <style:style style:name="P437" style:family="paragraph" style:parent-style-name="Text_20_body" style:list-style-name="L450">
      <style:paragraph-properties fo:margin-top="0in" fo:margin-bottom="0in"/>
    </style:style>
    <style:style style:name="P438" style:family="paragraph" style:parent-style-name="Text_20_body" style:list-style-name="L451">
      <style:paragraph-properties fo:margin-top="0in" fo:margin-bottom="0in"/>
    </style:style>
    <style:style style:name="P439" style:family="paragraph" style:parent-style-name="Text_20_body">
      <style:paragraph-properties style:writing-mode="lr-tb"/>
      <style:text-properties style:font-name="Atkinson Hyperlegible Next" style:font-name-asian="Atkinson Hyperlegible Next"/>
    </style:style>
    <style:style style:name="P440" style:family="paragraph" style:parent-style-name="Standard">
      <style:text-properties style:font-name="Atkinson Hyperlegible Next" style:font-name-asian="Atkinson Hyperlegible Next"/>
    </style:style>
    <style:style style:name="P441" style:family="paragraph" style:parent-style-name="Standard">
      <style:paragraph-properties fo:margin-top="0in" fo:margin-bottom="0.1965in"/>
      <style:text-properties style:font-name="Atkinson Hyperlegible Next" style:font-name-asian="Atkinson Hyperlegible Next"/>
    </style:style>
    <style:style style:name="P442" style:family="paragraph" style:parent-style-name="Heading_20_1">
      <style:text-properties style:font-name="Atkinson Hyperlegible Next" style:font-name-asian="Atkinson Hyperlegible Next"/>
    </style:style>
    <style:style style:name="P443" style:family="paragraph" style:parent-style-name="Horizontal_20_Line">
      <style:text-properties style:font-name="Atkinson Hyperlegible Next" style:font-name-asian="Atkinson Hyperlegible Next"/>
    </style:style>
    <style:style style:name="T1" style:family="text">
      <style:text-properties style:font-name="Atkinson Hyperlegible Next"/>
    </style:style>
    <style:style style:name="T2" style:family="text">
      <style:text-properties style:font-name="Atkinson Hyperlegible Next" style:font-name-asian="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1">New chat </text:p>
      <text:h text:style-name="P442" text:outline-level="1">Recent </text:h>
      <text:section text:style-name="Sect1" text:name="conversations-list-0">
        <text:p text:style-name="P231">[+] ITPEM - AI Tanpa Pusing: Panduan Pemula Memahami Mesin Cerdas Kemarin, Kini &amp; Nanti </text:p>
        <text:p text:style-name="P231">Ide Judul Buku Kuantum </text:p>
        <text:p text:style-name="P231">Tren Utama Bidang IT. </text:p>
        <text:p text:style-name="P231">Ide Judul Buku Web Pemula </text:p>
        <text:p text:style-name="P231">Pendidikan Karakter: Sumber dan Implementasi </text:p>
        <text:p text:style-name="P231">More </text:p>
      </text:section>
      <text:h text:style-name="P442" text:outline-level="1">Gems </text:h>
      <text:p text:style-name="P231">Chess champ</text:p>
      <text:p text:style-name="P231">Brainstormer</text:p>
      <text:p text:style-name="P231">Career guide</text:p>
      <text:p text:style-name="P231">More </text:p>
      <text:p text:style-name="P231">Gem manager </text:p>
      <text:p text:style-name="P231">Help </text:p>
      <text:p text:style-name="P231">Activity </text:p>
      <text:p text:style-name="P231">Settings </text:p>
      <text:p text:style-name="P1">Medan City, North Sumatra, Indonesia <text:line-break/>From your IP address • Update location </text:p>
      <text:h text:style-name="P442" text:outline-level="1">Conversation with Gemini </text:h>
      <text:section text:style-name="Sect1" text:name="chat-history">
        <text:p text:style-name="P1"/>
        <text:section text:style-name="Sect1" text:name="62aca70ef28f17c2">
          <text:p text:style-name="P1"/>
          <text:section text:style-name="Sect1" text:name="user-query-content-0">
            <text:p text:style-name="P439">Gemini Anda Telah dilatih sehingga menjadi ahli dalam menyusun buku [non-fiksi] untuk tema-tema [Teknologi Informasi]. </text:p>
            <text:p text:style-name="P439">Gemini yang Kreatif, Saya Sedang menyusun Buku sebagai berikut : </text:p>
            <text:p text:style-name="P439">Judul : 'AI Tanpa Pusing: Panduan Pemula Memahami Mesin Cerdas <text:soft-page-break/>Kemarin, Kini &amp; Nanti' </text:p>
            <text:p text:style-name="P439">Deskripsi:Memecah konsep inti AI dan ML menggunakan analogi sederhana dan contoh sehari-hari. Menjelaskan bagaimana AI 'belajar', mengapa data itu penting, bagaimana AI sudah ada di sekitar kita (rekomendasi film, asisten suara), tren terkini, dan apa yang bisa diharapkan (dan diwaspadai) di masa mendatang. Fokus pada pemahaman intuitif tanpa perlu latar belakang teknis mendalam. , Diharapan melalui Buku ini pembaca Mendapatkan pemahaman fundamental yang solid tentang cara kerja dan dampak AI/ML tanpa merasa terintimidasi oleh jargon teknis, sehingga bisa mengikuti percakapan tentang AI. </text:p>
            <text:p text:style-name="P439">Terget Pembaca : Masyarakat Umum </text:p>
            <text:p text:style-name="P439">Tugas Anda adalah : </text:p>
            <text:p text:style-name="P439">1. Menyusun Outline/Kerangka/Daftar Isi buku ini yang terdiri atas Bab dan Subbab yang dikembangkan dari Deskripsi buku yang sedang saya susun. </text:p>
            <text:p text:style-name="P439">2. Memberi Saran Gaya Bahasa Penulisan Yang Sesuai dengan Target Pembaca. </text:p>
            <text:p text:style-name="P439">3. Memberikan Tips Tambahan yang memperkaya isi dan bobot buku ini . </text:p>
          </text:section>
          <text:p text:style-name="P231">Show thinking</text:p>
          <text:section text:style-name="Sect2" text:name="model-response-message-contentr_62aca70ef28f17c2">
            <text:p text:style-name="P1">Baik, Gemini siap membantu Anda menyusun buku "AI Tanpa Pusing"! Ini adalah tema yang sangat relevan dan penting untuk dijelaskan kepada masyarakat umum. Berdasarkan deskripsi dan target pembaca Anda, berikut adalah usulan Kerangka Buku (Daftar Isi), Saran Gaya Bahasa, dan Tips Tambahan:</text:p>
            <text:p text:style-name="Text_20_body"><text:span text:style-name="Strong_20_Emphasis"><text:span text:style-name="T2">1. Usulan Outline/Kerangka Buku (Daftar Isi)</text:span></text:span></text:p>
            <text:p text:style-name="P1">Berikut adalah struktur Bab dan Subbab yang dikembangkan dari deskripsi Anda, dengan fokus pada alur yang logis dan mudah diikuti oleh pemula:</text:p>
            <text:p text:style-name="P443"/>
            <text:p text:style-name="Text_20_body"><text:span text:style-name="Strong_20_Emphasis"><text:span text:style-name="T2">Judul Buku:</text:span></text:span><text:span text:style-name="T2"> AI Tanpa Pusing: Panduan Pemula Memahami Mesin Cerdas Kemarin, Kini &amp; Nanti</text:span></text:p>
            <text:p text:style-name="Text_20_body"><text:span text:style-name="Strong_20_Emphasis"><text:span text:style-name="T2">Kata Pengantar</text:span></text:span></text:p>
            <text:list xml:id="list8941170166477777153" text:style-name="L227">
              <text:list-item>
                <text:p text:style-name="P232">Mengapa Buku Ini Ditulis (Relevansi AI dalam Kehidupan Sehari-hari) </text:p>
              </text:list-item>
              <text:list-item>
                <text:p text:style-name="P232"><text:soft-page-break/>Untuk Siapa Buku Ini (Menyapa Pembaca Umum) </text:p>
              </text:list-item>
              <text:list-item>
                <text:p text:style-name="P232">Apa yang Akan Anda Dapatkan (Janji Pemahaman Intuitif) </text:p>
              </text:list-item>
              <text:list-item>
                <text:p text:style-name="P2">Ucapan Terima Kasih </text:p>
              </text:list-item>
            </text:list>
            <text:p text:style-name="Text_20_body"><text:span text:style-name="Strong_20_Emphasis"><text:span text:style-name="T2">Bagian 1: Kenalan dengan Dunia Kecerdasan Buatan (AI Kemarin &amp; Dasar-Dasar)</text:span></text:span></text:p>
            <text:list xml:id="list8021464295741766027" text:style-name="L228">
              <text:list-item>
                <text:p text:style-name="P16"><text:span text:style-name="Strong_20_Emphasis"><text:span text:style-name="T2">Bab 1: Halo, AI! Kenalan Yuk!</text:span></text:span></text:p>
                <text:list>
                  <text:list-item>
                    <text:p text:style-name="P233">1.1. Bukan Cuma Robot di Film: Apa Sih Sebenarnya Kecerdasan Buatan (AI)? </text:p>
                  </text:list-item>
                  <text:list-item>
                    <text:p text:style-name="P233">1.2. Analogi Sederhana: Membayangkan AI Seperti... (Contoh: Resep Masakan, Anak Belajar Jalan) </text:p>
                  </text:list-item>
                  <text:list-item>
                    <text:p text:style-name="P233">1.3. Sedikit Sejarah: Dari Mana Asal Mula Ide Mesin Cerdas? (Singkat &amp; Menarik) </text:p>
                  </text:list-item>
                  <text:list-item>
                    <text:p text:style-name="P233">1.4. Mengapa Kita Perlu Tahu Soal AI Sekarang? </text:p>
                  </text:list-item>
                </text:list>
              </text:list-item>
              <text:list-item>
                <text:p text:style-name="P16"><text:span text:style-name="Strong_20_Emphasis"><text:span text:style-name="T2">Bab 2: Mesin yang "Belajar" (Memahami Machine Learning/ML)</text:span></text:span></text:p>
                <text:list>
                  <text:list-item>
                    <text:p text:style-name="P233">2.1. AI Punya "Otak"? Pengantar Machine Learning (ML) </text:p>
                  </text:list-item>
                  <text:list-item>
                    <text:p text:style-name="P233">2.2. Analogi Belajar: Bagaimana Mesin Belajar dari Pengalaman (Data) </text:p>
                    <text:list>
                      <text:list-item>
                        <text:p text:style-name="P249"><text:span text:style-name="Emphasis"><text:span text:style-name="T2">Contoh:</text:span></text:span><text:span text:style-name="T2"> Membedakan Kucing dan Anjing, Mengenali Tulisan Tangan </text:span></text:p>
                      </text:list-item>
                    </text:list>
                  </text:list-item>
                  <text:list-item>
                    <text:p text:style-name="P233">2.3. Belajar dengan Guru vs. Belajar Sendiri (Supervised vs. Unsupervised Learning - Dijelaskan Sederhana) </text:p>
                  </text:list-item>
                  <text:list-item>
                    <text:p text:style-name="P233">2.4. Mengapa Latihan Itu Penting Bagi Mesin? (Konsep Training) </text:p>
                  </text:list-item>
                </text:list>
              </text:list-item>
              <text:list-item>
                <text:p text:style-name="P16"><text:span text:style-name="Strong_20_Emphasis"><text:span text:style-name="T2">Bab 3: Bahan Bakar AI: Pentingnya Data</text:span></text:span></text:p>
                <text:list>
                  <text:list-item>
                    <text:p text:style-name="P233">3.1. Data Itu Apa Sih? (Bukan Sekadar Angka dan Teks) </text:p>
                  </text:list-item>
                  <text:list-item>
                    <text:p text:style-name="P233">3.2. Analogi Dapur: Data adalah Bahan, AI adalah Koki, Hasilnya adalah Hidangan Lezat </text:p>
                  </text:list-item>
                  <text:list-item>
                    <text:p text:style-name="P233">3.3. Sampah Masuk, Sampah Keluar: Kenapa Kualitas Data Itu Krusial? </text:p>
                  </text:list-item>
                  <text:list-item>
                    <text:p text:style-name="P3">3.4. Dari Mana Datangnya Semua Data Ini? (Internet, Sensor, Aktivitas Kita) </text:p>
                  </text:list-item>
                </text:list>
              </text:list-item>
            </text:list>
            <text:p text:style-name="Text_20_body"><text:span text:style-name="Strong_20_Emphasis"><text:span text:style-name="T2">Bagian 2: AI di Sekitar Kita (AI Kini)</text:span></text:span></text:p>
            <text:list xml:id="list5027343710378404571" text:style-name="L229">
              <text:list-item>
                <text:p text:style-name="P17"><text:span text:style-name="Strong_20_Emphasis"><text:span text:style-name="T2">Bab 4: AI di Genggaman Anda</text:span></text:span></text:p>
                <text:list>
                  <text:list-item>
                    <text:p text:style-name="P234"><text:soft-page-break/>4.1. Asisten Pribadi di Ponsel (Siri, Google Assistant - Cara Kerjanya Secara Sederhana) </text:p>
                  </text:list-item>
                  <text:list-item>
                    <text:p text:style-name="P234">4.2. Kamera Ponsel Makin Pintar: Mengenali Wajah, Memperbaiki Foto </text:p>
                  </text:list-item>
                  <text:list-item>
                    <text:p text:style-name="P234">4.3. Keyboard yang Menebak Kata Berikutnya </text:p>
                  </text:list-item>
                  <text:list-item>
                    <text:p text:style-name="P234">4.4. Membuka Kunci Ponsel dengan Wajah atau Sidik Jari </text:p>
                  </text:list-item>
                </text:list>
              </text:list-item>
              <text:list-item>
                <text:p text:style-name="P17"><text:span text:style-name="Strong_20_Emphasis"><text:span text:style-name="T2">Bab 5: AI di Layar Anda</text:span></text:span></text:p>
                <text:list>
                  <text:list-item>
                    <text:p text:style-name="P234">5.1. Mengapa YouTube dan Netflix Tahu Film Kesukaan Anda? (Sistem Rekomendasi) </text:p>
                  </text:list-item>
                  <text:list-item>
                    <text:p text:style-name="P234">5.2. Iklan yang Mengikuti Anda di Internet </text:p>
                  </text:list-item>
                  <text:list-item>
                    <text:p text:style-name="P234">5.3. Filter Spam di Email Anda Bekerja Keras </text:p>
                  </text:list-item>
                  <text:list-item>
                    <text:p text:style-name="P234">5.4. Penerjemah Bahasa Otomatis (Google Translate, dll.) </text:p>
                  </text:list-item>
                </text:list>
              </text:list-item>
              <text:list-item>
                <text:p text:style-name="P17"><text:span text:style-name="Strong_20_Emphasis"><text:span text:style-name="T2">Bab 6: AI Membantu di Balik Layar</text:span></text:span></text:p>
                <text:list>
                  <text:list-item>
                    <text:p text:style-name="P234">6.1. Navigasi Anti Macet (Google Maps, Waze) </text:p>
                  </text:list-item>
                  <text:list-item>
                    <text:p text:style-name="P234">6.2. Bank Mendeteksi Transaksi Mencurigakan </text:p>
                  </text:list-item>
                  <text:list-item>
                    <text:p text:style-name="P234">6.3. Diagnosa Awal Penyakit di Dunia Medis (Contoh Sederhana) </text:p>
                  </text:list-item>
                  <text:list-item>
                    <text:p text:style-name="P4">6.4. Chatbot yang Menjawab Pertanyaan Anda di Website </text:p>
                  </text:list-item>
                </text:list>
              </text:list-item>
            </text:list>
            <text:p text:style-name="Text_20_body"><text:span text:style-name="Strong_20_Emphasis"><text:span text:style-name="T2">Bagian 3: Masa Depan Bersama AI (AI Nanti &amp; Refleksi)</text:span></text:span></text:p>
            <text:list xml:id="list2071597663815497196" text:style-name="L230">
              <text:list-item>
                <text:p text:style-name="P18"><text:span text:style-name="Strong_20_Emphasis"><text:span text:style-name="T2">Bab 7: Mengintip Tren AI Terkini &amp; Masa Depan</text:span></text:span></text:p>
                <text:list>
                  <text:list-item>
                    <text:p text:style-name="P235">7.1. Mobil yang Bisa Menyetir Sendiri (Otonomos) </text:p>
                  </text:list-item>
                  <text:list-item>
                    <text:p text:style-name="P235">7.2. AI yang Bisa Menciptakan Gambar dan Tulisan (Generative AI - dijelaskan simpel) </text:p>
                  </text:list-item>
                  <text:list-item>
                    <text:p text:style-name="P235">7.3. AI Membantu Penemuan Obat dan Sains </text:p>
                  </text:list-item>
                  <text:list-item>
                    <text:p text:style-name="P235">7.4. Rumah Pintar yang Mengerti Kebiasaan Anda </text:p>
                  </text:list-item>
                </text:list>
              </text:list-item>
              <text:list-item>
                <text:p text:style-name="P18"><text:span text:style-name="Strong_20_Emphasis"><text:span text:style-name="T2">Bab 8: Peluang dan Tantangan di Era AI</text:span></text:span></text:p>
                <text:list>
                  <text:list-item>
                    <text:p text:style-name="P235">8.1. Potensi AI dalam Membantu Manusia (Efisiensi, Penemuan Baru) </text:p>
                  </text:list-item>
                  <text:list-item>
                    <text:p text:style-name="P235">8.2. Hal yang Perlu Diwaspadai: </text:p>
                    <text:list>
                      <text:list-item>
                        <text:p text:style-name="P235">Privasi Data Kita </text:p>
                      </text:list-item>
                      <text:list-item>
                        <text:p text:style-name="P235">Bias dalam AI (Ketidakadilan Algoritma) </text:p>
                      </text:list-item>
                      <text:list-item>
                        <text:p text:style-name="P235">Pengaruh pada Lapangan Pekerjaan </text:p>
                      </text:list-item>
                      <text:list-item>
                        <text:p text:style-name="P235">Hoax dan Deepfake </text:p>
                      </text:list-item>
                    </text:list>
                  </text:list-item>
                  <text:list-item>
                    <text:p text:style-name="P235"><text:soft-page-break/>8.3. Pentingnya Etika dalam Pengembangan AI </text:p>
                  </text:list-item>
                </text:list>
              </text:list-item>
              <text:list-item>
                <text:p text:style-name="P18"><text:span text:style-name="Strong_20_Emphasis"><text:span text:style-name="T2">Bab 9: Anda dan AI: Bagaimana Bersikap?</text:span></text:span></text:p>
                <text:list>
                  <text:list-item>
                    <text:p text:style-name="P235">9.1. Jangan Takut, Tapi Tetap Kritis </text:p>
                  </text:list-item>
                  <text:list-item>
                    <text:p text:style-name="P235">9.2. Bagaimana Mengikuti Perkembangan AI Tanpa Pusing? </text:p>
                  </text:list-item>
                  <text:list-item>
                    <text:p text:style-name="P235">9.3. Bekal Dasar untuk Percakapan tentang AI </text:p>
                  </text:list-item>
                  <text:list-item>
                    <text:p text:style-name="P5">9.4. AI Adalah Alat: Kita yang Menentukan Arahnya </text:p>
                  </text:list-item>
                </text:list>
              </text:list-item>
            </text:list>
            <text:p text:style-name="Text_20_body"><text:span text:style-name="Strong_20_Emphasis"><text:span text:style-name="T2">Penutup</text:span></text:span></text:p>
            <text:list xml:id="list2285292609639434254" text:style-name="L231">
              <text:list-item>
                <text:p text:style-name="P236">Rangkuman Perjalanan Memahami AI </text:p>
              </text:list-item>
              <text:list-item>
                <text:p text:style-name="P236">Pesan Utama: AI Bisa Dipahami dan Kita Bisa Berperan </text:p>
              </text:list-item>
              <text:list-item>
                <text:p text:style-name="P6">Ajakan untuk Terus Belajar dan Ingin Tahu </text:p>
              </text:list-item>
            </text:list>
            <text:p text:style-name="Text_20_body"><text:span text:style-name="Strong_20_Emphasis"><text:span text:style-name="T2">Lampiran (Opsional tapi Bermanfaat)</text:span></text:span></text:p>
            <text:list xml:id="list4284223486025885916" text:style-name="L232">
              <text:list-item>
                <text:p text:style-name="P250"><text:span text:style-name="Strong_20_Emphasis"><text:span text:style-name="T2">Glosarium Sederhana:</text:span></text:span><text:span text:style-name="T2"> Daftar istilah penting (AI, ML, Data, Algoritma, Bias, dll.) dengan penjelasan super mudah. </text:span></text:p>
              </text:list-item>
              <text:list-item>
                <text:p text:style-name="P19"><text:span text:style-name="Strong_20_Emphasis"><text:span text:style-name="T2">Sumber Bacaan/Tontonan Lanjutan:</text:span></text:span><text:span text:style-name="T2"> Rekomendasi artikel, video, atau website non-teknis yang menarik. </text:span></text:p>
              </text:list-item>
            </text:list>
            <text:p text:style-name="P443"/>
            <text:p text:style-name="Text_20_body"><text:span text:style-name="Strong_20_Emphasis"><text:span text:style-name="T2">2. Saran Gaya Bahasa Penulisan</text:span></text:span></text:p>
            <text:p text:style-name="P1">Mengingat target pembacanya adalah masyarakat umum tanpa latar belakang teknis, gaya bahasa adalah kunci sukses buku ini:</text:p>
            <text:list xml:id="list5358493100818072633" text:style-name="L233">
              <text:list-item>
                <text:p text:style-name="P251"><text:span text:style-name="Strong_20_Emphasis"><text:span text:style-name="T2">Gunakan Bahasa Indonesia Sehari-hari:</text:span></text:span><text:span text:style-name="T2"> Hindari kalimat yang terlalu baku, kaku, atau akademis. Gunakan bahasa yang mengalir, santai, namun tetap informatif dan sopan. </text:span></text:p>
              </text:list-item>
              <text:list-item>
                <text:p text:style-name="P251"><text:span text:style-name="Strong_20_Emphasis"><text:span text:style-name="T2">Bersifat Percakapan (Conversational):</text:span></text:span><text:span text:style-name="T2"> Seolah-olah Anda sedang menjelaskan konsep AI kepada teman atau keluarga. Gunakan sapaan seperti "Anda mungkin bertanya-tanya...", "Mari kita bayangkan...", "Kita semua pernah mengalami...". </text:span></text:p>
              </text:list-item>
              <text:list-item>
                <text:p text:style-name="P251"><text:span text:style-name="Strong_20_Emphasis"><text:span text:style-name="T2">Prioritaskan Analogi dan Metafora:</text:span></text:span><text:span text:style-name="T2"> Ini adalah senjata utama Anda. Hubungkan konsep AI/ML dengan hal-hal yang sangat familiar dalam kehidupan sehari-hari (memasak, belajar sepeda, menyortir barang, resep, dll.). Semakin relevan analoginya, semakin mudah dipahami. </text:span></text:p>
              </text:list-item>
              <text:list-item>
                <text:p text:style-name="P251"><text:span text:style-name="Strong_20_Emphasis"><text:span text:style-name="T2">Hindari Jargon Teknis Sebisa Mungkin:</text:span></text:span><text:span text:style-name="T2"> Jika terpaksa menggunakan istilah teknis (seperti "algoritma" atau "neural </text:span><text:soft-page-break/><text:span text:style-name="T2">network"), segera jelaskan dengan bahasa paling sederhana atau melalui analogi. Jangan berasumsi pembaca tahu artinya. Sediakan Glosarium. </text:span></text:p>
              </text:list-item>
              <text:list-item>
                <text:p text:style-name="P251"><text:span text:style-name="Strong_20_Emphasis"><text:span text:style-name="T2">Kalimat Pendek dan Paragraf Ringkas:</text:span></text:span><text:span text:style-name="T2"> Pecah ide kompleks menjadi bagian-bagian kecil. Hindari kalimat majemuk bertingkat yang rumit. Setiap paragraf sebaiknya fokus pada satu gagasan utama. </text:span></text:p>
              </text:list-item>
              <text:list-item>
                <text:p text:style-name="P251"><text:span text:style-name="Strong_20_Emphasis"><text:span text:style-name="T2">Sertakan Contoh Nyata dan Relatable:</text:span></text:span><text:span text:style-name="T2"> Sebutkan merek atau aplikasi yang dikenal luas (Netflix, Spotify, Google Maps, Gojek, Tokopedia) saat menjelaskan penerapan AI. </text:span></text:p>
              </text:list-item>
              <text:list-item>
                <text:p text:style-name="P251"><text:span text:style-name="Strong_20_Emphasis"><text:span text:style-name="T2">Gunakan Humor Ringan (Jika Sesuai):</text:span></text:span><text:span text:style-name="T2"> Sedikit humor dapat mencairkan suasana dan membuat materi yang 'berat' terasa lebih ringan, tapi jangan berlebihan. </text:span></text:p>
              </text:list-item>
              <text:list-item>
                <text:p text:style-name="P251"><text:span text:style-name="Strong_20_Emphasis"><text:span text:style-name="T2">Fokus pada "Apa" dan "Mengapa", Bukan "Bagaimana (Secara Teknis)":</text:span></text:span><text:span text:style-name="T2"> Jelaskan </text:span><text:span text:style-name="Emphasis"><text:span text:style-name="T2">apa</text:span></text:span><text:span text:style-name="T2"> itu AI, </text:span><text:span text:style-name="Emphasis"><text:span text:style-name="T2">mengapa</text:span></text:span><text:span text:style-name="T2"> itu penting, </text:span><text:span text:style-name="Emphasis"><text:span text:style-name="T2">apa</text:span></text:span><text:span text:style-name="T2"> dampaknya, dan </text:span><text:span text:style-name="Emphasis"><text:span text:style-name="T2">mengapa</text:span></text:span><text:span text:style-name="T2"> cara kerjanya seperti itu (secara konseptual), bukan detail matematis atau pemrograman di baliknya. </text:span></text:p>
              </text:list-item>
              <text:list-item>
                <text:p text:style-name="P20"><text:span text:style-name="Strong_20_Emphasis"><text:span text:style-name="T2">Nada Positif dan Memberdayakan:</text:span></text:span><text:span text:style-name="T2"> Hindari menakut-nakuti pembaca secara berlebihan. Sajikan potensi dan risiko secara seimbang, dan tekankan bahwa pemahaman adalah langkah pertama untuk menghadapi era AI. </text:span></text:p>
              </text:list-item>
            </text:list>
            <text:p text:style-name="Text_20_body"><text:span text:style-name="Strong_20_Emphasis"><text:span text:style-name="T2">3. Tips Tambahan untuk Memperkaya Buku</text:span></text:span></text:p>
            <text:list xml:id="list3557023526159002489" text:style-name="L234">
              <text:list-item>
                <text:p text:style-name="P252"><text:span text:style-name="Strong_20_Emphasis"><text:span text:style-name="T2">Visualisasi Sederhana:</text:span></text:span><text:span text:style-name="T2"> Sertakan diagram alir sederhana, ikon, atau ilustrasi simpel untuk membantu menjelaskan konsep (misal: alur data -&gt; model ML -&gt; prediksi, perbedaan supervised vs unsupervised). Visual sangat membantu pemahaman non-teknis. </text:span></text:p>
              </text:list-item>
              <text:list-item>
                <text:p text:style-name="P252"><text:span text:style-name="Strong_20_Emphasis"><text:span text:style-name="T2">Kotak "Fakta Menarik" atau "Tahukah Anda?":</text:span></text:span><text:span text:style-name="T2"> Sisipkan kotak-kotak kecil berisi fakta unik atau trivia ringan seputar AI untuk memecah teks dan menambah daya tarik. </text:span></text:p>
              </text:list-item>
              <text:list-item>
                <text:p text:style-name="P252"><text:span text:style-name="Strong_20_Emphasis"><text:span text:style-name="T2">Studi Kasus Mini:</text:span></text:span><text:span text:style-name="T2"> Pilih satu atau dua contoh penerapan AI (misal: bagaimana Netflix merekomendasikan film) dan jelaskan langkah-langkah sederhananya dalam sebuah cerita pendek. </text:span></text:p>
              </text:list-item>
              <text:list-item>
                <text:p text:style-name="P252"><text:span text:style-name="Strong_20_Emphasis"><text:span text:style-name="T2">Bagian "Mitos vs. Fakta":</text:span></text:span><text:span text:style-name="T2"> Dedikasikan satu bagian kecil atau sisipkan di beberapa bab untuk meluruskan kesalahpahaman umum tentang AI (misal: AI akan mengambil alih dunia, AI selalu benar, </text:span><text:soft-page-break/><text:span text:style-name="T2">dll.). </text:span></text:p>
              </text:list-item>
              <text:list-item>
                <text:p text:style-name="P252"><text:span text:style-name="Strong_20_Emphasis"><text:span text:style-name="T2">Ajak Pembaca Berinteraksi (Secara Mental):</text:span></text:span><text:span text:style-name="T2"> Gunakan pertanyaan retoris atau ajakan untuk merenung ("Coba perhatikan aplikasi X di ponsel Anda, fitur Y itu menggunakan AI!", "Pernahkah Anda berpikir bagaimana Z bisa terjadi?"). </text:span></text:p>
              </text:list-item>
              <text:list-item>
                <text:p text:style-name="P252"><text:span text:style-name="Strong_20_Emphasis"><text:span text:style-name="T2">Konsistensi Analogi:</text:span></text:span><text:span text:style-name="T2"> Jika Anda menggunakan analogi tertentu (misal: AI sebagai koki), coba gunakan kembali di beberapa bagian relevan untuk memperkuat pemahaman. </text:span></text:p>
              </text:list-item>
              <text:list-item>
                <text:p text:style-name="P21"><text:span text:style-name="Strong_20_Emphasis"><text:span text:style-name="T2">Dapatkan Feedback Awal:</text:span></text:span><text:span text:style-name="T2"> Sebelum final, minta beberapa orang dari target pembaca Anda (yang awam teknologi) untuk membaca draf beberapa bab dan berikan masukan – apakah bahasanya mudah dimengerti? Apakah analoginya jelas? </text:span></text:p>
              </text:list-item>
            </text:list>
            <text:p text:style-name="P1">Semoga kerangka, saran gaya bahasa, dan tips tambahan ini membantu Anda dalam menyusun buku "AI Tanpa Pusing" yang sukses menjangkau masyarakat umum! Selamat menulis!</text:p>
          </text:section>
          <text:section text:style-name="Sect1" text:name="feedback-form-0">
            <text:p text:style-name="P231"/>
          </text:section>
        </text:section>
        <text:section text:style-name="Sect1" text:name="015112585afa6e8d">
          <text:p text:style-name="P1"/>
          <text:section text:style-name="Sect1" text:name="user-query-content-1">
            <text:p text:style-name="P439">Pada Kata Pengantar, Tambahkan prompt pada subbab untuk mendapatkan isinya </text:p>
          </text:section>
          <text:p text:style-name="P231">Show thinking</text:p>
          <text:section text:style-name="Sect2" text:name="model-response-message-contentr_015112585afa6e8d">
            <text:p text:style-name="P1">Tentu, mari kita tambahkan prompt spesifik untuk setiap subbab dalam Kata Pengantar agar Anda bisa mulai mengembangkannya atau bahkan meminta AI (seperti saya) untuk membantu menyusun draf awal berdasarkan prompt tersebut.</text:p>
            <text:p text:style-name="Text_20_body"><text:span text:style-name="Strong_20_Emphasis"><text:span text:style-name="T2">Kata Pengantar</text:span></text:span></text:p>
            <text:list xml:id="list6813755673383993954" text:style-name="L235">
              <text:list-item>
                <text:p text:style-name="P22"><text:span text:style-name="Strong_20_Emphasis"><text:span text:style-name="T2">Subbab: Mengapa Buku Ini Ditulis (Relevansi AI dalam Kehidupan Sehari-hari)</text:span></text:span></text:p>
                <text:list>
                  <text:list-item>
                    <text:p text:style-name="P253"><text:span text:style-name="Strong_20_Emphasis"><text:span text:style-name="T2">Prompt:</text:span></text:span><text:span text:style-name="T2"> </text:span><text:span text:style-name="Emphasis"><text:span text:style-name="T2">"Tuliskan paragraf pembuka yang menjelaskan bagaimana AI, seringkali tanpa kita sadari, telah menjadi bagian tak terpisahkan dari kehidupan modern. Berikan contoh singkat (seperti rekomendasi tontonan, peta di ponsel, filter media sosial). Tekankan bahwa karena AI ada di mana-mana, pemahaman dasar tentang apa itu dan bagaimana cara </text:span></text:span><text:soft-page-break/><text:span text:style-name="Emphasis"><text:span text:style-name="T2">kerjanya (secara sederhana) menjadi penting bagi semua orang, bukan hanya ahli teknologi. Sampaikan bahwa buku ini hadir untuk menjembatani kesenjangan pemahaman tersebut."</text:span></text:span><text:span text:style-name="T2"> </text:span></text:p>
                  </text:list-item>
                </text:list>
              </text:list-item>
              <text:list-item>
                <text:p text:style-name="P22"><text:span text:style-name="Strong_20_Emphasis"><text:span text:style-name="T2">Subbab: Untuk Siapa Buku Ini (Menyapa Pembaca Umum)</text:span></text:span></text:p>
                <text:list>
                  <text:list-item>
                    <text:p text:style-name="P253"><text:span text:style-name="Strong_20_Emphasis"><text:span text:style-name="T2">Prompt:</text:span></text:span><text:span text:style-name="T2"> </text:span><text:span text:style-name="Emphasis"><text:span text:style-name="T2">"Tuliskan paragraf yang secara hangat menyapa calon pembaca. Jelaskan bahwa buku ini didedikasikan untuk masyarakat umum – pelajar, ibu rumah tangga, profesional non-IT, pensiunan, siapa saja yang penasaran dengan AI tapi mungkin merasa 'takut' atau 'bingung' dengan istilah-istilah rumit. Tegaskan bahwa tidak diperlukan latar belakang teknis sama sekali untuk menikmati dan memahami isi buku ini. Gunakan nada yang ramah dan menyambut."</text:span></text:span><text:span text:style-name="T2"> </text:span></text:p>
                  </text:list-item>
                </text:list>
              </text:list-item>
              <text:list-item>
                <text:p text:style-name="P22"><text:span text:style-name="Strong_20_Emphasis"><text:span text:style-name="T2">Subbab: Apa yang Akan Anda Dapatkan (Janji Pemahaman Intuitif)</text:span></text:span></text:p>
                <text:list>
                  <text:list-item>
                    <text:p text:style-name="P253"><text:span text:style-name="Strong_20_Emphasis"><text:span text:style-name="T2">Prompt:</text:span></text:span><text:span text:style-name="T2"> </text:span><text:span text:style-name="Emphasis"><text:span text:style-name="T2">"Tuliskan paragraf yang menjabarkan 'janji' buku ini kepada pembaca. Jelaskan secara singkat bahwa pembaca akan diajak memahami konsep inti AI dan Machine Learning melalui analogi sederhana dan contoh sehari-hari. Sebutkan bahwa buku ini akan membahas cara AI 'belajar', pentingnya data, contoh penerapan AI saat ini, serta sedikit gambaran masa depan. Tekankan bahwa tujuan utamanya adalah membangun pemahaman intuitif yang kokoh, sehingga pembaca bisa mengikuti diskusi tentang AI tanpa merasa 'pusing' atau terintimidasi, bukan menjadi pakar teknis."</text:span></text:span><text:span text:style-name="T2"> </text:span></text:p>
                  </text:list-item>
                </text:list>
              </text:list-item>
              <text:list-item>
                <text:p text:style-name="P22"><text:span text:style-name="Strong_20_Emphasis"><text:span text:style-name="T2">Subbab: Ucapan Terima Kasih</text:span></text:span></text:p>
                <text:list>
                  <text:list-item>
                    <text:p text:style-name="P22"><text:span text:style-name="Strong_20_Emphasis"><text:span text:style-name="T2">Prompt:</text:span></text:span><text:span text:style-name="T2"> </text:span><text:span text:style-name="Emphasis"><text:span text:style-name="T2">"Tuliskan paragraf standar untuk ucapan terima kasih. Sampaikan apresiasi kepada pihak-pihak yang telah mendukung proses penulisan buku ini, misalnya keluarga, teman, editor, mungkin para ahli atau praktisi AI yang memberikan inspirasi (jika ada), atau para pembaca awal yang memberikan masukan. Buatlah secara singkat dan tulus."</text:span></text:span><text:span text:style-name="T2"> </text:span></text:p>
                  </text:list-item>
                </text:list>
              </text:list-item>
            </text:list>
            <text:p text:style-name="P1">Dengan prompt ini, Anda memiliki panduan yang lebih jelas untuk mengisi setiap bagian dari Kata Pengantar sesuai dengan tujuan dan target <text:soft-page-break/>pembaca buku "AI Tanpa Pusing".</text:p>
          </text:section>
          <text:section text:style-name="Sect1" text:name="feedback-form-1">
            <text:p text:style-name="P231"/>
          </text:section>
        </text:section>
        <text:section text:style-name="Sect1" text:name="72cb54a2a8dc7ee4">
          <text:p text:style-name="P1"/>
          <text:section text:style-name="Sect1" text:name="user-query-content-2">
            <text:p text:style-name="P439">Pada Bab 1 Tambahkan prompt pada tiap bab untuk mendapatkan pengantar , pada tiap subbab/sub-subab untuk mendapatkan isi dengan pembahasan mendalam </text:p>
          </text:section>
          <text:p text:style-name="P231">Show thinking</text:p>
          <text:section text:style-name="Sect2" text:name="model-response-message-contentr_72cb54a2a8dc7ee4">
            <text:p text:style-name="P1">Baik, mari kita buat prompt untuk pengantar Bab 1 dan prompt untuk pembahasan mendalam di setiap subbabnya. Prompt ini dirancang untuk menghasilkan konten yang sesuai dengan gaya buku "AI Tanpa Pusing" – sederhana, analogis, dan fokus pada pemahaman intuitif.</text:p>
            <text:p text:style-name="P443"/>
            <text:p text:style-name="Text_20_body"><text:span text:style-name="Strong_20_Emphasis"><text:span text:style-name="T2">Bab 1: Halo, AI! Kenalan Yuk!</text:span></text:span></text:p>
            <text:list xml:id="list8459763933400804059" text:style-name="L236">
              <text:list-item>
                <text:p text:style-name="P254"><text:span text:style-name="Strong_20_Emphasis"><text:span text:style-name="T2">Prompt untuk Pengantar Bab 1:</text:span></text:span><text:span text:style-name="T2"> </text:span></text:p>
                <text:list>
                  <text:list-item>
                    <text:p text:style-name="P23"><text:span text:style-name="Emphasis"><text:span text:style-name="T2">"Tuliskan paragraf pengantar untuk Bab 1 yang berjudul 'Halo, AI! Kenalan Yuk!'. Awali dengan nada ramah dan ajak pembaca untuk memulai petualangan mengenal Kecerdasan Buatan (AI). Singgung sedikit tentang betapa seringnya istilah AI terdengar, namun mungkin masih banyak kebingungan atau gambaran yang keliru (seperti robot canggih di film). Janjikan bahwa bab ini akan mengupas tuntas apa sebenarnya AI dengan bahasa yang mudah dicerna, menggunakan perumpamaan sehari-hari, membedakannya dengan kecerdasan kita sendiri, dan mengapa penting bagi kita semua untuk sedikit 'berkenalan' dengannya di era sekarang ini."</text:span></text:span><text:span text:style-name="T2"> </text:span></text:p>
                  </text:list-item>
                </text:list>
              </text:list-item>
            </text:list>
            <text:p text:style-name="P443"/>
            <text:list xml:id="list8756955091167632911" text:style-name="L237">
              <text:list-item>
                <text:p text:style-name="P24"><text:span text:style-name="Strong_20_Emphasis"><text:span text:style-name="T2">Subbab 1.1: Bukan Cuma Robot di Film: Apa Sih Sebenarnya Kecerdasan Buatan (AI)?</text:span></text:span></text:p>
                <text:list>
                  <text:list-item>
                    <text:p text:style-name="P255"><text:span text:style-name="Strong_20_Emphasis"><text:span text:style-name="T2">Prompt untuk Isi Subbab 1.1 (Pembahasan Mendalam):</text:span></text:span><text:span text:style-name="T2"> </text:span></text:p>
                    <text:list>
                      <text:list-item>
                        <text:p text:style-name="P255"><text:span text:style-name="Emphasis"><text:span text:style-name="T2">"Jelaskan secara mendalam namun sederhana, apa yang dimaksud dengan Kecerdasan Buatan (AI). Hindari </text:span></text:span><text:soft-page-break/><text:span text:style-name="Emphasis"><text:span text:style-name="T2">definisi teknis yang rumit. Fokus pada </text:span></text:span><text:span text:style-name="Emphasis"><text:span text:style-name="Strong_20_Emphasis"><text:span text:style-name="T2">ide intinya:</text:span></text:span></text:span><text:span text:style-name="Emphasis"><text:span text:style-name="T2"> yaitu kemampuan mesin atau program komputer untuk melakukan tugas-tugas yang </text:span></text:span><text:span text:style-name="Emphasis"><text:span text:style-name="Strong_20_Emphasis"><text:span text:style-name="T2">biasanya membutuhkan kecerdasan manusia</text:span></text:span></text:span><text:span text:style-name="Emphasis"><text:span text:style-name="T2">. Berikan beberapa contoh tugas tersebut (misalnya: mengenali gambar seperti manusia mengenali wajah teman, memahami ucapan seperti kita mengerti percakapan, membuat keputusan berdasarkan data seperti dokter mendiagnosis awal). </text:span></text:span><text:span text:style-name="Emphasis"><text:span text:style-name="Strong_20_Emphasis"><text:span text:style-name="T2">Luruskan persepsi umum</text:span></text:span></text:span><text:span text:style-name="Emphasis"><text:span text:style-name="T2"> yang sering menyamakan AI hanya dengan robot fisik canggih seperti di film fiksi ilmiah. Tekankan bahwa AI lebih sering berupa 'otak' atau software di balik layar. Gunakan minimal satu analogi sederhana untuk menggambarkan ide 'kemampuan meniru kecerdasan manusia' ini."</text:span></text:span><text:span text:style-name="T2"> </text:span></text:p>
                      </text:list-item>
                    </text:list>
                  </text:list-item>
                </text:list>
              </text:list-item>
              <text:list-item>
                <text:p text:style-name="P24"><text:span text:style-name="Strong_20_Emphasis"><text:span text:style-name="T2">Subbab 1.2: Analogi Sederhana: Membayangkan AI Seperti...</text:span></text:span></text:p>
                <text:list>
                  <text:list-item>
                    <text:p text:style-name="P255"><text:span text:style-name="Strong_20_Emphasis"><text:span text:style-name="T2">Prompt untuk Isi Subbab 1.2 (Pembahasan Mendalam):</text:span></text:span><text:span text:style-name="T2"> </text:span></text:p>
                    <text:list>
                      <text:list-item>
                        <text:p text:style-name="P255"><text:span text:style-name="Emphasis"><text:span text:style-name="T2">"Kembangkan bagian ini dengan menyajikan </text:span></text:span><text:span text:style-name="Emphasis"><text:span text:style-name="Strong_20_Emphasis"><text:span text:style-name="T2">minimal dua atau tiga analogi sederhana</text:span></text:span></text:span><text:span text:style-name="Emphasis"><text:span text:style-name="T2"> yang berbeda untuk membantu pembaca membayangkan cara kerja atau konsep AI. Contoh analogi yang bisa dieksplorasi (pilih atau ganti sesuai kebutuhan):</text:span></text:span><text:span text:style-name="T2"> </text:span></text:p>
                        <text:list>
                          <text:list-item>
                            <text:p text:style-name="P255"><text:span text:style-name="Emphasis"><text:span text:style-name="T2">AI sebagai </text:span></text:span><text:span text:style-name="Emphasis"><text:span text:style-name="Strong_20_Emphasis"><text:span text:style-name="T2">resep masakan super detail</text:span></text:span></text:span><text:span text:style-name="Emphasis"><text:span text:style-name="T2"> yang diikuti komputer.</text:span></text:span><text:span text:style-name="T2"> </text:span></text:p>
                          </text:list-item>
                          <text:list-item>
                            <text:p text:style-name="P255"><text:span text:style-name="Emphasis"><text:span text:style-name="T2">AI sebagai </text:span></text:span><text:span text:style-name="Emphasis"><text:span text:style-name="Strong_20_Emphasis"><text:span text:style-name="T2">bayi yang belajar mengenali objek</text:span></text:span></text:span><text:span text:style-name="Emphasis"><text:span text:style-name="T2"> setelah ditunjukkan banyak contoh.</text:span></text:span><text:span text:style-name="T2"> </text:span></text:p>
                          </text:list-item>
                          <text:list-item>
                            <text:p text:style-name="P255"><text:span text:style-name="Emphasis"><text:span text:style-name="T2">AI sebagai </text:span></text:span><text:span text:style-name="Emphasis"><text:span text:style-name="Strong_20_Emphasis"><text:span text:style-name="T2">asisten super spesialis</text:span></text:span></text:span><text:span text:style-name="Emphasis"><text:span text:style-name="T2"> yang sangat ahli di satu bidang tapi tidak tahu apa-apa di bidang lain.</text:span></text:span><text:span text:style-name="T2"> </text:span></text:p>
                          </text:list-item>
                        </text:list>
                      </text:list-item>
                      <text:list-item>
                        <text:p text:style-name="P255"><text:span text:style-name="Emphasis"><text:span text:style-name="T2">Untuk setiap analogi, </text:span></text:span><text:span text:style-name="Emphasis"><text:span text:style-name="Strong_20_Emphasis"><text:span text:style-name="T2">jelaskan dengan rinci bagaimana analogi tersebut terhubung</text:span></text:span></text:span><text:span text:style-name="Emphasis"><text:span text:style-name="T2"> dengan aspek AI yang ingin dijelaskan (misalnya: resep = algoritma, belajar dari contoh = machine learning, spesialis = narrow AI). Pastikan penjelasan analogi benar-benar memperjelas konsep, bukan sekadar menyebutkan perumpamaannya saja."</text:span></text:span><text:span text:style-name="T2"> </text:span></text:p>
                      </text:list-item>
                    </text:list>
                  </text:list-item>
                </text:list>
              </text:list-item>
              <text:list-item>
                <text:p text:style-name="P24"><text:soft-page-break/><text:span text:style-name="Strong_20_Emphasis"><text:span text:style-name="T2">Subbab 1.3: Bedanya Kecerdasan Buatan &amp; Kecerdasan Manusia</text:span></text:span></text:p>
                <text:list>
                  <text:list-item>
                    <text:p text:style-name="P255"><text:span text:style-name="Strong_20_Emphasis"><text:span text:style-name="T2">Prompt untuk Isi Subbab 1.3 (Pembahasan Mendalam):</text:span></text:span><text:span text:style-name="T2"> </text:span></text:p>
                    <text:list>
                      <text:list-item>
                        <text:p text:style-name="P255"><text:span text:style-name="Emphasis"><text:span text:style-name="T2">"Bahas secara mendalam </text:span></text:span><text:span text:style-name="Emphasis"><text:span text:style-name="Strong_20_Emphasis"><text:span text:style-name="T2">perbedaan-perbedaan kunci</text:span></text:span></text:span><text:span text:style-name="Emphasis"><text:span text:style-name="T2"> antara Kecerdasan Buatan (AI) saat ini dengan Kecerdasan Manusia. Fokus pada aspek-aspek konseptual, bukan teknis. Jelaskan perbedaan dalam hal:</text:span></text:span><text:span text:style-name="T2"> </text:span></text:p>
                        <text:list>
                          <text:list-item>
                            <text:p text:style-name="P255"><text:span text:style-name="Emphasis"><text:span text:style-name="Strong_20_Emphasis"><text:span text:style-name="T2">Lingkup/Generalitas:</text:span></text:span></text:span><text:span text:style-name="Emphasis"><text:span text:style-name="T2"> (AI seringkali 'sempit'/spesifik pada tugas tertentu, manusia lebih 'luas'/umum).</text:span></text:span><text:span text:style-name="T2"> </text:span></text:p>
                          </text:list-item>
                          <text:list-item>
                            <text:p text:style-name="P255"><text:span text:style-name="Emphasis"><text:span text:style-name="Strong_20_Emphasis"><text:span text:style-name="T2">Cara Belajar:</text:span></text:span></text:span><text:span text:style-name="Emphasis"><text:span text:style-name="T2"> (AI butuh data sangat banyak dan terstruktur, manusia bisa belajar dari sedikit contoh, konteks, dan pengalaman hidup).</text:span></text:span><text:span text:style-name="T2"> </text:span></text:p>
                          </text:list-item>
                          <text:list-item>
                            <text:p text:style-name="P255"><text:span text:style-name="Emphasis"><text:span text:style-name="Strong_20_Emphasis"><text:span text:style-name="T2">Pemahaman &amp; Kesadaran:</text:span></text:span></text:span><text:span text:style-name="Emphasis"><text:span text:style-name="T2"> (AI hebat dalam pola tapi tidak punya pemahaman mendalam, kesadaran diri, atau perasaan seperti manusia).</text:span></text:span><text:span text:style-name="T2"> </text:span></text:p>
                          </text:list-item>
                          <text:list-item>
                            <text:p text:style-name="P255"><text:span text:style-name="Emphasis"><text:span text:style-name="Strong_20_Emphasis"><text:span text:style-name="T2">Kreativitas &amp; Intuisi:</text:span></text:span></text:span><text:span text:style-name="Emphasis"><text:span text:style-name="T2"> (Bagaimana AI meniru kreativitas vs. kreativitas asli manusia, peran intuisi).</text:span></text:span><text:span text:style-name="T2"> </text:span></text:p>
                          </text:list-item>
                        </text:list>
                      </text:list-item>
                      <text:list-item>
                        <text:p text:style-name="P255"><text:span text:style-name="Emphasis"><text:span text:style-name="T2">Gunakan bahasa yang mudah dipahami dan berikan contoh sederhana untuk setiap poin perbedaan. Tujuan utamanya adalah memberikan perspektif yang benar tentang kemampuan dan batasan AI saat ini dibandingkan manusia."</text:span></text:span><text:span text:style-name="T2"> </text:span></text:p>
                      </text:list-item>
                    </text:list>
                  </text:list-item>
                </text:list>
              </text:list-item>
              <text:list-item>
                <text:p text:style-name="P24"><text:span text:style-name="Strong_20_Emphasis"><text:span text:style-name="T2">Subbab 1.4: Mengapa Kita Perlu Tahu Soal AI?</text:span></text:span></text:p>
                <text:list>
                  <text:list-item>
                    <text:p text:style-name="P255"><text:span text:style-name="Strong_20_Emphasis"><text:span text:style-name="T2">Prompt untuk Isi Subbab 1.4 (Pembahasan Mendalam):</text:span></text:span><text:span text:style-name="T2"> </text:span></text:p>
                    <text:list>
                      <text:list-item>
                        <text:p text:style-name="P255"><text:span text:style-name="Emphasis"><text:span text:style-name="T2">"Jelaskan secara meyakinkan </text:span></text:span><text:span text:style-name="Emphasis"><text:span text:style-name="Strong_20_Emphasis"><text:span text:style-name="T2">mengapa memahami dasar-dasar AI itu penting bagi semua orang</text:span></text:span></text:span><text:span text:style-name="Emphasis"><text:span text:style-name="T2"> di zaman sekarang, meskipun mereka bukan ahli teknologi. Kaitkan kembali dengan contoh-contoh AI dalam kehidupan sehari-hari yang mungkin sudah disinggung sebelumnya (di Kata Pengantar atau Subbab 1.1). Tekankan beberapa alasan utama:</text:span></text:span><text:span text:style-name="T2"> </text:span></text:p>
                        <text:list>
                          <text:list-item>
                            <text:p text:style-name="P255"><text:span text:style-name="Emphasis"><text:span text:style-name="T2">AI </text:span></text:span><text:span text:style-name="Emphasis"><text:span text:style-name="Strong_20_Emphasis"><text:span text:style-name="T2">sudah ada di sekitar kita</text:span></text:span></text:span><text:span text:style-name="Emphasis"><text:span text:style-name="T2"> dan memengaruhi keputusan kita (rekomendasi, berita, dll.).</text:span></text:span><text:span text:style-name="T2"> </text:span></text:p>
                          </text:list-item>
                          <text:list-item>
                            <text:p text:style-name="P255"><text:soft-page-break/><text:span text:style-name="Emphasis"><text:span text:style-name="T2">Memahami dasar AI membantu kita </text:span></text:span><text:span text:style-name="Emphasis"><text:span text:style-name="Strong_20_Emphasis"><text:span text:style-name="T2">menggunakan teknologi dengan lebih bijak</text:span></text:span></text:span><text:span text:style-name="Emphasis"><text:span text:style-name="T2"> dan kritis.</text:span></text:span><text:span text:style-name="T2"> </text:span></text:p>
                          </text:list-item>
                          <text:list-item>
                            <text:p text:style-name="P255"><text:span text:style-name="Emphasis"><text:span text:style-name="T2">Agar kita bisa </text:span></text:span><text:span text:style-name="Emphasis"><text:span text:style-name="Strong_20_Emphasis"><text:span text:style-name="T2">berpartisipasi dalam percakapan penting</text:span></text:span></text:span><text:span text:style-name="Emphasis"><text:span text:style-name="T2"> mengenai dampak sosial, etika, dan masa depan AI.</text:span></text:span><text:span text:style-name="T2"> </text:span></text:p>
                          </text:list-item>
                          <text:list-item>
                            <text:p text:style-name="P255"><text:span text:style-name="Emphasis"><text:span text:style-name="T2">Mengurangi rasa </text:span></text:span><text:span text:style-name="Emphasis"><text:span text:style-name="Strong_20_Emphasis"><text:span text:style-name="T2">takut atau cemas</text:span></text:span></text:span><text:span text:style-name="Emphasis"><text:span text:style-name="T2"> yang tidak perlu terhadap teknologi baru.</text:span></text:span><text:span text:style-name="T2"> </text:span></text:p>
                          </text:list-item>
                        </text:list>
                      </text:list-item>
                      <text:list-item>
                        <text:p text:style-name="P24"><text:span text:style-name="Emphasis"><text:span text:style-name="T2">Sampaikan argumen ini dengan nada yang positif dan memberdayakan pembaca."</text:span></text:span><text:span text:style-name="T2"> </text:span></text:p>
                      </text:list-item>
                    </text:list>
                  </text:list-item>
                </text:list>
              </text:list-item>
            </text:list>
            <text:p text:style-name="P443"/>
            <text:p text:style-name="P1">Dengan prompt-prompt ini, Anda dapat mulai mengembangkan Bab 1 secara terstruktur, memastikan setiap bagian dibahas dengan kedalaman yang sesuai namun tetap menjaga kesederhanaan dan fokus pada target pembaca umum.</text:p>
          </text:section>
          <text:section text:style-name="Sect1" text:name="feedback-form-2">
            <text:p text:style-name="P231"/>
          </text:section>
        </text:section>
        <text:section text:style-name="Sect1" text:name="56d23ef262643973">
          <text:p text:style-name="P1"/>
          <text:section text:style-name="Sect1" text:name="user-query-content-3">
            <text:p text:style-name="P439">Lakukan Hal yang Sama pada Bab 2 </text:p>
          </text:section>
          <text:p text:style-name="P231">Show thinking</text:p>
          <text:section text:style-name="Sect2" text:name="model-response-message-contentr_56d23ef262643973">
            <text:p text:style-name="P1">Tentu, mari kita siapkan prompt untuk pengantar Bab 2 dan pembahasan mendalam untuk setiap subbabnya, dengan tetap mempertahankan gaya bahasa yang mudah dan fokus pada pemahaman inti Machine Learning (ML).</text:p>
            <text:p text:style-name="P443"/>
            <text:p text:style-name="Text_20_body"><text:span text:style-name="Strong_20_Emphasis"><text:span text:style-name="T2">Bab 2: Mesin yang "Belajar" (Memahami Machine Learning/ML)</text:span></text:span></text:p>
            <text:list xml:id="list2003769049875823897" text:style-name="L238">
              <text:list-item>
                <text:p text:style-name="P256"><text:span text:style-name="Strong_20_Emphasis"><text:span text:style-name="T2">Prompt untuk Pengantar Bab 2:</text:span></text:span><text:span text:style-name="T2"> </text:span></text:p>
                <text:list>
                  <text:list-item>
                    <text:p text:style-name="P25"><text:span text:style-name="Emphasis"><text:span text:style-name="T2">"Tuliskan paragraf pengantar untuk Bab 2 yang berjudul 'Mesin yang "Belajar" (Memahami Machine Learning/ML)'. Mulai dengan menghubungkan konsep AI dari Bab 1 ke komponen kunci yang membuatnya 'cerdas', yaitu kemampuan untuk belajar. Perkenalkan Machine Learning (ML) sebagai 'mesin' atau 'cara' utama di balik kemampuan belajar AI tersebut. Janjikan kepada pembaca bahwa bab ini akan </text:span></text:span><text:soft-page-break/><text:span text:style-name="Emphasis"><text:span text:style-name="T2">mengupas konsep 'belajar' pada mesin ini dengan cara yang sederhana, menggunakan analogi yang akrab, melihat sekilas beberapa 'gaya belajar' mesin, dan mengapa 'latihan' sangat penting bagi mereka, semuanya tanpa perlu rumus atau kode yang bikin pusing."</text:span></text:span><text:span text:style-name="T2"> </text:span></text:p>
                  </text:list-item>
                </text:list>
              </text:list-item>
            </text:list>
            <text:p text:style-name="P443"/>
            <text:list xml:id="list1139980781636578161" text:style-name="L239">
              <text:list-item>
                <text:p text:style-name="P26"><text:span text:style-name="Strong_20_Emphasis"><text:span text:style-name="T2">Subbab 2.1: AI Punya "Otak"? Pengantar Machine Learning (ML)</text:span></text:span></text:p>
                <text:list>
                  <text:list-item>
                    <text:p text:style-name="P257"><text:span text:style-name="Strong_20_Emphasis"><text:span text:style-name="T2">Prompt untuk Isi Subbab 2.1 (Pembahasan Mendalam):</text:span></text:span><text:span text:style-name="T2"> </text:span></text:p>
                    <text:list>
                      <text:list-item>
                        <text:p text:style-name="P257"><text:span text:style-name="Emphasis"><text:span text:style-name="T2">"Jelaskan secara mendalam namun sederhana apa itu Machine Learning (ML) dan hubungannya dengan AI. Tekankan bahwa ML adalah </text:span></text:span><text:span text:style-name="Emphasis"><text:span text:style-name="Strong_20_Emphasis"><text:span text:style-name="T2">salah satu cara (metode) terpenting untuk mencapai AI</text:span></text:span></text:span><text:span text:style-name="Emphasis"><text:span text:style-name="T2">, bukan AI itu sendiri secara keseluruhan. Fokus pada ide utama ML: </text:span></text:span><text:span text:style-name="Emphasis"><text:span text:style-name="Strong_20_Emphasis"><text:span text:style-name="T2">kemampuan sistem komputer untuk belajar dan meningkatkan kinerjanya dari data atau pengalaman, tanpa harus diprogram secara eksplisit untuk setiap kemungkinan</text:span></text:span></text:span><text:span text:style-name="Emphasis"><text:span text:style-name="T2">. Bedakan ini dengan pemrograman tradisional (yang butuh instruksi langkah demi langkah yang kaku). Gunakan analogi sederhana, misalnya membandingkan programmer yang menulis instruksi detail vs. sistem ML yang diberi contoh dan 'menemukan polanya sendiri' (seperti belajar mengenali pola wajah teman daripada diberi daftar ciri-ciri matematisnya). Sebutkan bahwa inilah 'mesin' yang membuat banyak aplikasi AI bisa beradaptasi dan jadi pintar."</text:span></text:span><text:span text:style-name="T2"> </text:span></text:p>
                      </text:list-item>
                    </text:list>
                  </text:list-item>
                </text:list>
              </text:list-item>
              <text:list-item>
                <text:p text:style-name="P26"><text:span text:style-name="Strong_20_Emphasis"><text:span text:style-name="T2">Subbab 2.2: Analogi Belajar: Bagaimana Mesin Belajar dari Pengalaman (Data)</text:span></text:span></text:p>
                <text:list>
                  <text:list-item>
                    <text:p text:style-name="P257"><text:span text:style-name="Strong_20_Emphasis"><text:span text:style-name="T2">Prompt untuk Isi Subbab 2.2 (Pembahasan Mendalam):</text:span></text:span><text:span text:style-name="T2"> </text:span></text:p>
                    <text:list>
                      <text:list-item>
                        <text:p text:style-name="P257"><text:span text:style-name="Emphasis"><text:span text:style-name="T2">"Kembangkan </text:span></text:span><text:span text:style-name="Emphasis"><text:span text:style-name="Strong_20_Emphasis"><text:span text:style-name="T2">satu analogi utama yang kuat dan relatable</text:span></text:span></text:span><text:span text:style-name="Emphasis"><text:span text:style-name="T2"> untuk menjelaskan proses bagaimana mesin 'belajar' dari data. Contoh analogi yang bisa dieksplorasi: </text:span></text:span><text:span text:style-name="Emphasis"><text:span text:style-name="Strong_20_Emphasis"><text:span text:style-name="T2">Anak kecil yang diajari membedakan buah apel dan jeruk.</text:span></text:span></text:span><text:span text:style-name="T2"> </text:span></text:p>
                        <text:list>
                          <text:list-item>
                            <text:p text:style-name="P257"><text:soft-page-break/><text:span text:style-name="Emphasis"><text:span text:style-name="T2">Jelaskan </text:span></text:span><text:span text:style-name="Emphasis"><text:span text:style-name="Strong_20_Emphasis"><text:span text:style-name="T2">prosesnya secara rinci</text:span></text:span></text:span><text:span text:style-name="Emphasis"><text:span text:style-name="T2"> menggunakan analogi tersebut:</text:span></text:span><text:span text:style-name="T2"> </text:span></text:p>
                            <text:list>
                              <text:list-item>
                                <text:p text:style-name="P257"><text:span text:style-name="Emphasis"><text:span text:style-name="Strong_20_Emphasis"><text:span text:style-name="T2">Input/Data:</text:span></text:span></text:span><text:span text:style-name="Emphasis"><text:span text:style-name="T2"> (Orang tua menunjukkan banyak gambar/buah asli apel dan jeruk - ini adalah 'data' bagi mesin).</text:span></text:span><text:span text:style-name="T2"> </text:span></text:p>
                              </text:list-item>
                              <text:list-item>
                                <text:p text:style-name="P257"><text:span text:style-name="Emphasis"><text:span text:style-name="Strong_20_Emphasis"><text:span text:style-name="T2">Proses Belajar:</text:span></text:span></text:span><text:span text:style-name="Emphasis"><text:span text:style-name="T2"> (Anak (mesin) mulai memperhatikan ciri-ciri: warna, bentuk, ukuran, tekstur, dan menghubungkannya dengan nama 'apel' atau 'jeruk' - ini adalah proses 'menemukan pola').</text:span></text:span><text:span text:style-name="T2"> </text:span></text:p>
                              </text:list-item>
                              <text:list-item>
                                <text:p text:style-name="P257"><text:span text:style-name="Emphasis"><text:span text:style-name="Strong_20_Emphasis"><text:span text:style-name="T2">Hasil/Model:</text:span></text:span></text:span><text:span text:style-name="Emphasis"><text:span text:style-name="T2"> (Setelah melihat cukup banyak contoh, anak (mesin) bisa menebak dengan benar saat ditunjukkan gambar apel atau jeruk baru - ini adalah 'model' yang sudah terlatih).</text:span></text:span><text:span text:style-name="T2"> </text:span></text:p>
                              </text:list-item>
                            </text:list>
                          </text:list-item>
                          <text:list-item>
                            <text:p text:style-name="P257"><text:span text:style-name="Emphasis"><text:span text:style-name="T2">Gunakan contoh spesifik dalam analogi (misalnya, 'kalau warnanya merah dan bulat, kemungkinan besar apel'). Tekankan bahwa mesin melakukan ini dengan menganalisis data dalam jumlah besar untuk menemukan pola statistik, meskipun tanpa 'pemahaman' seperti manusia."</text:span></text:span><text:span text:style-name="T2"> </text:span></text:p>
                          </text:list-item>
                        </text:list>
                      </text:list-item>
                    </text:list>
                  </text:list-item>
                </text:list>
              </text:list-item>
              <text:list-item>
                <text:p text:style-name="P26"><text:span text:style-name="Strong_20_Emphasis"><text:span text:style-name="T2">Subbab 2.3: Belajar dengan Guru vs. Belajar Sendiri (Supervised vs. Unsupervised Learning - Dijelaskan Sederhana)</text:span></text:span></text:p>
                <text:list>
                  <text:list-item>
                    <text:p text:style-name="P257"><text:span text:style-name="Strong_20_Emphasis"><text:span text:style-name="T2">Prompt untuk Isi Subbab 2.3 (Pembahasan Mendalam):</text:span></text:span><text:span text:style-name="T2"> </text:span></text:p>
                    <text:list>
                      <text:list-item>
                        <text:p text:style-name="P257"><text:span text:style-name="Emphasis"><text:span text:style-name="T2">"Jelaskan </text:span></text:span><text:span text:style-name="Emphasis"><text:span text:style-name="Strong_20_Emphasis"><text:span text:style-name="T2">dua 'gaya belajar' utama</text:span></text:span></text:span><text:span text:style-name="Emphasis"><text:span text:style-name="T2"> dalam ML secara konseptual dan sederhana, hindari istilah teknis yang membingungkan sebisa mungkin:</text:span></text:span><text:span text:style-name="T2"> </text:span></text:p>
                        <text:list>
                          <text:list-item>
                            <text:p text:style-name="P257"><text:span text:style-name="Emphasis"><text:span text:style-name="Strong_20_Emphasis"><text:span text:style-name="T2">Belajar dengan Guru (Supervised Learning):</text:span></text:span></text:span><text:span text:style-name="T2"> </text:span><text:span text:style-name="Emphasis"><text:span text:style-name="T2">Gunakan analogi </text:span></text:span><text:span text:style-name="Emphasis"><text:span text:style-name="Strong_20_Emphasis"><text:span text:style-name="T2">belajar dengan kartu flashcard yang ada jawabannya</text:span></text:span></text:span><text:span text:style-name="Emphasis"><text:span text:style-name="T2"> atau </text:span></text:span><text:span text:style-name="Emphasis"><text:span text:style-name="Strong_20_Emphasis"><text:span text:style-name="T2">diajari langsung oleh guru</text:span></text:span></text:span><text:span text:style-name="Emphasis"><text:span text:style-name="T2">. Tekankan bahwa mesin diberi contoh data yang sudah ada 'label' atau 'jawaban' benarnya (misalnya, email diberi label 'spam' atau 'bukan spam'). Jelaskan tujuannya </text:span></text:span><text:soft-page-break/><text:span text:style-name="Emphasis"><text:span text:style-name="T2">adalah agar mesin bisa memprediksi label untuk data baru. Berikan contoh aplikasi sederhana (filter spam, prediksi harga rumah berdasarkan fitur-fiturnya).</text:span></text:span><text:span text:style-name="T2"> </text:span></text:p>
                          </text:list-item>
                          <text:list-item>
                            <text:p text:style-name="P257"><text:span text:style-name="Emphasis"><text:span text:style-name="Strong_20_Emphasis"><text:span text:style-name="T2">Belajar Sendiri (Unsupervised Learning):</text:span></text:span></text:span><text:span text:style-name="T2"> </text:span><text:span text:style-name="Emphasis"><text:span text:style-name="T2">Gunakan analogi </text:span></text:span><text:span text:style-name="Emphasis"><text:span text:style-name="Strong_20_Emphasis"><text:span text:style-name="T2">menyortir tumpukan mainan acak ke dalam kelompok-kelompok yang mirip</text:span></text:span></text:span><text:span text:style-name="Emphasis"><text:span text:style-name="T2"> tanpa diberi tahu nama kelompoknya atau </text:span></text:span><text:span text:style-name="Emphasis"><text:span text:style-name="Strong_20_Emphasis"><text:span text:style-name="T2">mencari pola tersembunyi dalam data</text:span></text:span></text:span><text:span text:style-name="Emphasis"><text:span text:style-name="T2">. Tekankan bahwa mesin diberi data tanpa label dan tugasnya adalah menemukan struktur atau pola menarik di dalamnya. Berikan contoh aplikasi sederhana (mengelompokkan pelanggan dengan minat serupa, menemukan topik utama dalam kumpulan berita).</text:span></text:span><text:span text:style-name="T2"> </text:span></text:p>
                          </text:list-item>
                        </text:list>
                      </text:list-item>
                      <text:list-item>
                        <text:p text:style-name="P257"><text:span text:style-name="Emphasis"><text:span text:style-name="T2">Pastikan penjelasan fokus pada perbedaan </text:span></text:span><text:span text:style-name="Emphasis"><text:span text:style-name="Strong_20_Emphasis"><text:span text:style-name="T2">ada tidaknya 'jawaban' atau 'label' pada data latihannya</text:span></text:span></text:span><text:span text:style-name="Emphasis"><text:span text:style-name="T2">.</text:span></text:span><text:span text:style-name="T2"> </text:span></text:p>
                      </text:list-item>
                    </text:list>
                  </text:list-item>
                </text:list>
              </text:list-item>
              <text:list-item>
                <text:p text:style-name="P26"><text:span text:style-name="Strong_20_Emphasis"><text:span text:style-name="T2">Subbab 2.4: Mengapa Latihan Itu Penting Bagi Mesin? (Konsep Training)</text:span></text:span></text:p>
                <text:list>
                  <text:list-item>
                    <text:p text:style-name="P257"><text:span text:style-name="Strong_20_Emphasis"><text:span text:style-name="T2">Prompt untuk Isi Subbab 2.4 (Pembahasan Mendalam):</text:span></text:span><text:span text:style-name="T2"> </text:span></text:p>
                    <text:list>
                      <text:list-item>
                        <text:p text:style-name="P257"><text:span text:style-name="Emphasis"><text:span text:style-name="T2">"Jelaskan secara mendalam </text:span></text:span><text:span text:style-name="Emphasis"><text:span text:style-name="Strong_20_Emphasis"><text:span text:style-name="T2">mengapa proses 'latihan' atau 'training' sangat krusial</text:span></text:span></text:span><text:span text:style-name="Emphasis"><text:span text:style-name="T2"> dalam Machine Learning. Gunakan kembali analogi belajar manusia (misalnya, </text:span></text:span><text:span text:style-name="Emphasis"><text:span text:style-name="Strong_20_Emphasis"><text:span text:style-name="T2">latihan bermain gitar, belajar bahasa baru, atau atlet berlatih</text:span></text:span></text:span><text:span text:style-name="Emphasis"><text:span text:style-name="T2">) untuk menekankan bahwa </text:span></text:span><text:span text:style-name="Emphasis"><text:span text:style-name="Strong_20_Emphasis"><text:span text:style-name="T2">kemahiran datang dari pengulangan dan paparan terhadap banyak contoh (data)</text:span></text:span></text:span><text:span text:style-name="Emphasis"><text:span text:style-name="T2">. Jelaskan bahwa:</text:span></text:span><text:span text:style-name="T2"> </text:span></text:p>
                        <text:list>
                          <text:list-item>
                            <text:p text:style-name="P257"><text:span text:style-name="Emphasis"><text:span text:style-name="T2">Mesin perlu 'melihat' banyak sekali data latihan untuk dapat </text:span></text:span><text:span text:style-name="Emphasis"><text:span text:style-name="Strong_20_Emphasis"><text:span text:style-name="T2">mengenali pola yang kompleks dan akurat</text:span></text:span></text:span><text:span text:style-name="Emphasis"><text:span text:style-name="T2">.</text:span></text:span><text:span text:style-name="T2"> </text:span></text:p>
                          </text:list-item>
                          <text:list-item>
                            <text:p text:style-name="P257"><text:span text:style-name="Emphasis"><text:span text:style-name="Strong_20_Emphasis"><text:span text:style-name="T2">Kualitas dan kuantitas data latihan sangat berpengaruh</text:span></text:span></text:span><text:span text:style-name="Emphasis"><text:span text:style-name="T2"> pada seberapa 'pintar' atau akurat hasil akhir model ML (prinsip 'garbage in, garbage out' dijelaskan sederhana).</text:span></text:span><text:span text:style-name="T2"> </text:span></text:p>
                          </text:list-item>
                          <text:list-item>
                            <text:p text:style-name="P257"><text:span text:style-name="Emphasis"><text:span text:style-name="T2">Proses training ini bisa </text:span></text:span><text:span text:style-name="Emphasis"><text:span text:style-name="Strong_20_Emphasis"><text:span text:style-name="T2">membutuhkan waktu </text:span></text:span></text:span><text:soft-page-break/><text:span text:style-name="Emphasis"><text:span text:style-name="Strong_20_Emphasis"><text:span text:style-name="T2">dan sumber daya komputasi</text:span></text:span></text:span><text:span text:style-name="Emphasis"><text:span text:style-name="T2"> yang tidak sedikit.</text:span></text:span><text:span text:style-name="T2"> </text:span></text:p>
                          </text:list-item>
                          <text:list-item>
                            <text:p text:style-name="P257"><text:span text:style-name="Emphasis"><text:span text:style-name="T2">Singgung sedikit konsep bahwa setelah 'latihan', biasanya ada 'ujian' (testing) untuk melihat seberapa baik mesin belajar.</text:span></text:span><text:span text:style-name="T2"> </text:span></text:p>
                          </text:list-item>
                        </text:list>
                      </text:list-item>
                      <text:list-item>
                        <text:p text:style-name="P26"><text:span text:style-name="Emphasis"><text:span text:style-name="T2">Tujuan utamanya adalah agar pembaca paham bahwa kemampuan AI/ML tidak muncul begitu saja, tapi hasil dari proses latihan yang intensif pada data."</text:span></text:span><text:span text:style-name="T2"> </text:span></text:p>
                      </text:list-item>
                    </text:list>
                  </text:list-item>
                </text:list>
              </text:list-item>
            </text:list>
            <text:p text:style-name="P443"/>
            <text:p text:style-name="P1">Prompt ini akan membantu Anda membangun Bab 2 yang menjelaskan inti dari Machine Learning dengan cara yang paling mudah diakses oleh pembaca awam.</text:p>
          </text:section>
          <text:section text:style-name="Sect1" text:name="feedback-form-3">
            <text:p text:style-name="P231"/>
          </text:section>
        </text:section>
        <text:section text:style-name="Sect1" text:name="e51d8b7e409498a1">
          <text:p text:style-name="P1"/>
          <text:section text:style-name="Sect1" text:name="user-query-content-4">
            <text:p text:style-name="P439">Lakukan Hal yang Sama pada Bab 3 </text:p>
          </text:section>
          <text:p text:style-name="P231">Show thinking</text:p>
          <text:section text:style-name="Sect2" text:name="model-response-message-contentr_e51d8b7e409498a1">
            <text:p text:style-name="P1">Tentu, mari kita susun prompt untuk pengantar Bab 3 dan prompt untuk pembahasan mendalam di setiap subbabnya, dengan fokus menjelaskan peran vital data dalam dunia AI/ML secara sederhana.</text:p>
            <text:p text:style-name="P443"/>
            <text:p text:style-name="Text_20_body"><text:span text:style-name="Strong_20_Emphasis"><text:span text:style-name="T2">Bab 3: Bahan Bakar AI: Pentingnya Data</text:span></text:span></text:p>
            <text:list xml:id="list2267109865541663975" text:style-name="L240">
              <text:list-item>
                <text:p text:style-name="P258"><text:span text:style-name="Strong_20_Emphasis"><text:span text:style-name="T2">Prompt untuk Pengantar Bab 3:</text:span></text:span><text:span text:style-name="T2"> </text:span></text:p>
                <text:list>
                  <text:list-item>
                    <text:p text:style-name="P27"><text:span text:style-name="Emphasis"><text:span text:style-name="T2">"Tuliskan paragraf pengantar untuk Bab 3 yang berjudul 'Bahan Bakar AI: Pentingnya Data'. Awali dengan merangkum bahwa Bab 2 telah membahas bagaimana mesin bisa 'belajar' (ML). Sekarang, ajak pembaca untuk memahami 'makanan' atau 'bahan bakar' utama yang membuat proses belajar itu mungkin: yaitu Data. Tekankan bahwa tanpa data, AI/ML secanggih apa pun tidak akan bisa berfungsi, ibarat mobil tanpa bensin. Janjikan bahwa bab ini akan mengupas tuntas apa sebenarnya 'data' dalam konteks AI, mengapa ia begitu penting (bahkan krusial!), mengapa kualitasnya sangat berpengaruh, dan dari mana saja semua data ini berasal, tentunya dengan bahasa yang mudah dipahami."</text:span></text:span><text:span text:style-name="T2"> </text:span></text:p>
                  </text:list-item>
                </text:list>
              </text:list-item>
            </text:list>
            <text:p text:style-name="P443"><text:soft-page-break/></text:p>
            <text:list xml:id="list3693920148189593623" text:style-name="L241">
              <text:list-item>
                <text:p text:style-name="P28"><text:span text:style-name="Strong_20_Emphasis"><text:span text:style-name="T2">Subbab 3.1: Data Itu Apa Sih? (Bukan Sekadar Angka dan Teks)</text:span></text:span></text:p>
                <text:list>
                  <text:list-item>
                    <text:p text:style-name="P259"><text:span text:style-name="Strong_20_Emphasis"><text:span text:style-name="T2">Prompt untuk Isi Subbab 3.1 (Pembahasan Mendalam):</text:span></text:span><text:span text:style-name="T2"> </text:span></text:p>
                    <text:list>
                      <text:list-item>
                        <text:p text:style-name="P259"><text:span text:style-name="Emphasis"><text:span text:style-name="T2">"Jelaskan secara mendalam namun sederhana, </text:span></text:span><text:span text:style-name="Emphasis"><text:span text:style-name="Strong_20_Emphasis"><text:span text:style-name="T2">apa yang dimaksud dengan 'data' dalam konteks AI dan Machine Learning</text:span></text:span></text:span><text:span text:style-name="Emphasis"><text:span text:style-name="T2">. Hindari kesan bahwa data hanyalah angka dalam tabel atau tulisan dalam dokumen. Perluas pemahaman pembaca dengan menjelaskan bahwa data bisa berupa </text:span></text:span><text:span text:style-name="Emphasis"><text:span text:style-name="Strong_20_Emphasis"><text:span text:style-name="T2">beragam bentuk informasi</text:span></text:span></text:span><text:span text:style-name="Emphasis"><text:span text:style-name="T2"> yang dapat diproses komputer. Berikan </text:span></text:span><text:span text:style-name="Emphasis"><text:span text:style-name="Strong_20_Emphasis"><text:span text:style-name="T2">contoh konkret untuk setiap jenis data</text:span></text:span></text:span><text:span text:style-name="Emphasis"><text:span text:style-name="T2"> berikut:</text:span></text:span><text:span text:style-name="T2"> </text:span></text:p>
                        <text:list>
                          <text:list-item>
                            <text:p text:style-name="P259"><text:span text:style-name="Emphasis"><text:span text:style-name="Strong_20_Emphasis"><text:span text:style-name="T2">Teks:</text:span></text:span></text:span><text:span text:style-name="Emphasis"><text:span text:style-name="T2"> (Ulasan produk, artikel berita, postingan media sosial).</text:span></text:span><text:span text:style-name="T2"> </text:span></text:p>
                          </text:list-item>
                          <text:list-item>
                            <text:p text:style-name="P259"><text:span text:style-name="Emphasis"><text:span text:style-name="Strong_20_Emphasis"><text:span text:style-name="T2">Angka:</text:span></text:span></text:span><text:span text:style-name="Emphasis"><text:span text:style-name="T2"> (Data penjualan, harga saham, usia pengguna, suhu).</text:span></text:span><text:span text:style-name="T2"> </text:span></text:p>
                          </text:list-item>
                          <text:list-item>
                            <text:p text:style-name="P259"><text:span text:style-name="Emphasis"><text:span text:style-name="Strong_20_Emphasis"><text:span text:style-name="T2">Gambar/Visual:</text:span></text:span></text:span><text:span text:style-name="Emphasis"><text:span text:style-name="T2"> (Foto wajah untuk pengenalan, gambar produk, citra medis).</text:span></text:span><text:span text:style-name="T2"> </text:span></text:p>
                          </text:list-item>
                          <text:list-item>
                            <text:p text:style-name="P259"><text:span text:style-name="Emphasis"><text:span text:style-name="Strong_20_Emphasis"><text:span text:style-name="T2">Suara:</text:span></text:span></text:span><text:span text:style-name="Emphasis"><text:span text:style-name="T2"> (Rekaman percakapan untuk asisten suara, musik).</text:span></text:span><text:span text:style-name="T2"> </text:span></text:p>
                          </text:list-item>
                          <text:list-item>
                            <text:p text:style-name="P259"><text:span text:style-name="Emphasis"><text:span text:style-name="Strong_20_Emphasis"><text:span text:style-name="T2">Data Perilaku/Aktivitas:</text:span></text:span></text:span><text:span text:style-name="Emphasis"><text:span text:style-name="T2"> (Klik di website, riwayat tontonan video, lokasi GPS, data sensor dari perangkat).</text:span></text:span><text:span text:style-name="T2"> </text:span></text:p>
                          </text:list-item>
                        </text:list>
                      </text:list-item>
                      <text:list-item>
                        <text:p text:style-name="P259"><text:span text:style-name="Emphasis"><text:span text:style-name="T2">Tekankan bahwa semua bentuk informasi ini adalah </text:span></text:span><text:span text:style-name="Emphasis"><text:span text:style-name="Strong_20_Emphasis"><text:span text:style-name="T2">'bahan mentah'</text:span></text:span></text:span><text:span text:style-name="Emphasis"><text:span text:style-name="T2"> yang digunakan oleh algoritma AI/ML untuk belajar mengenali pola, membuat prediksi, atau menghasilkan output tertentu."</text:span></text:span><text:span text:style-name="T2"> </text:span></text:p>
                      </text:list-item>
                    </text:list>
                  </text:list-item>
                </text:list>
              </text:list-item>
              <text:list-item>
                <text:p text:style-name="P28"><text:span text:style-name="Strong_20_Emphasis"><text:span text:style-name="T2">Subbab 3.2: Analogi Dapur: Data adalah Bahan, AI adalah Koki, Hasilnya adalah Hidangan Lezat</text:span></text:span></text:p>
                <text:list>
                  <text:list-item>
                    <text:p text:style-name="P259"><text:span text:style-name="Strong_20_Emphasis"><text:span text:style-name="T2">Prompt untuk Isi Subbab 3.2 (Pembahasan Mendalam):</text:span></text:span><text:span text:style-name="T2"> </text:span></text:p>
                    <text:list>
                      <text:list-item>
                        <text:p text:style-name="P259"><text:span text:style-name="Emphasis"><text:span text:style-name="T2">"Kembangkan </text:span></text:span><text:span text:style-name="Emphasis"><text:span text:style-name="Strong_20_Emphasis"><text:span text:style-name="T2">analogi dapur secara detail</text:span></text:span></text:span><text:span text:style-name="Emphasis"><text:span text:style-name="T2"> untuk mengilustrasikan hubungan fundamental antara Data, Algoritma AI/ML, dan Hasilnya. Jelaskan setiap komponen analogi dan kaitannya secara eksplisit:</text:span></text:span><text:span text:style-name="T2"> </text:span></text:p>
                        <text:list>
                          <text:list-item>
                            <text:p text:style-name="P259"><text:span text:style-name="Emphasis"><text:span text:style-name="Strong_20_Emphasis"><text:span text:style-name="T2">Data sebagai Bahan Masakan:</text:span></text:span></text:span><text:span text:style-name="Emphasis"><text:span text:style-name="T2"> Jelaskan </text:span></text:span><text:soft-page-break/><text:span text:style-name="Emphasis"><text:span text:style-name="T2">bagaimana </text:span></text:span><text:span text:style-name="Emphasis"><text:span text:style-name="Strong_20_Emphasis"><text:span text:style-name="T2">variasi jenis data</text:span></text:span></text:span><text:span text:style-name="Emphasis"><text:span text:style-name="T2"> (teks, gambar, angka) ibarat </text:span></text:span><text:span text:style-name="Emphasis"><text:span text:style-name="Strong_20_Emphasis"><text:span text:style-name="T2">berbagai jenis bahan</text:span></text:span></text:span><text:span text:style-name="Emphasis"><text:span text:style-name="T2"> (sayur, daging, bumbu). Tekankan pentingnya </text:span></text:span><text:span text:style-name="Emphasis"><text:span text:style-name="Strong_20_Emphasis"><text:span text:style-name="T2">kualitas bahan</text:span></text:span></text:span><text:span text:style-name="Emphasis"><text:span text:style-name="T2"> (data berkualitas baik vs buruk ibarat bahan segar vs busuk) dan </text:span></text:span><text:span text:style-name="Emphasis"><text:span text:style-name="Strong_20_Emphasis"><text:span text:style-name="T2">kuantitas bahan</text:span></text:span></text:span><text:span text:style-name="Emphasis"><text:span text:style-name="T2"> (butuh cukup data ibarat butuh cukup bahan untuk resep).</text:span></text:span><text:span text:style-name="T2"> </text:span></text:p>
                          </text:list-item>
                          <text:list-item>
                            <text:p text:style-name="P259"><text:span text:style-name="Emphasis"><text:span text:style-name="Strong_20_Emphasis"><text:span text:style-name="T2">Algoritma AI/ML sebagai Koki atau Resep:</text:span></text:span></text:span><text:span text:style-name="Emphasis"><text:span text:style-name="T2"> Jelaskan bahwa algoritma adalah </text:span></text:span><text:span text:style-name="Emphasis"><text:span text:style-name="Strong_20_Emphasis"><text:span text:style-name="T2">proses atau instruksi</text:span></text:span></text:span><text:span text:style-name="Emphasis"><text:span text:style-name="T2"> yang mengolah bahan (data) menjadi hidangan (hasil), seperti koki dengan keahliannya atau resep yang diikuti. Sebutkan bahwa koki/resep yang berbeda cocok untuk hidangan/tugas yang berbeda.</text:span></text:span><text:span text:style-name="T2"> </text:span></text:p>
                          </text:list-item>
                          <text:list-item>
                            <text:p text:style-name="P259"><text:span text:style-name="Emphasis"><text:span text:style-name="Strong_20_Emphasis"><text:span text:style-name="T2">Hasil AI sebagai Hidangan Lezat:</text:span></text:span></text:span><text:span text:style-name="Emphasis"><text:span text:style-name="T2"> Jelaskan bahwa </text:span></text:span><text:span text:style-name="Emphasis"><text:span text:style-name="Strong_20_Emphasis"><text:span text:style-name="T2">kualitas akhir hidangan</text:span></text:span></text:span><text:span text:style-name="Emphasis"><text:span text:style-name="T2"> (akurasi prediksi AI, relevansi rekomendasi, dll.) sangat bergantung pada </text:span></text:span><text:span text:style-name="Emphasis"><text:span text:style-name="Strong_20_Emphasis"><text:span text:style-name="T2">kombinasi kualitas bahan (data)</text:span></text:span></text:span><text:span text:style-name="Emphasis"><text:span text:style-name="T2"> dan </text:span></text:span><text:span text:style-name="Emphasis"><text:span text:style-name="Strong_20_Emphasis"><text:span text:style-name="T2">kehebatan koki/resep (algoritma)</text:span></text:span></text:span><text:span text:style-name="Emphasis"><text:span text:style-name="T2">.</text:span></text:span><text:span text:style-name="T2"> </text:span></text:p>
                          </text:list-item>
                        </text:list>
                      </text:list-item>
                      <text:list-item>
                        <text:p text:style-name="P259"><text:span text:style-name="Emphasis"><text:span text:style-name="T2">Pastikan analogi ini secara efektif menyoroti </text:span></text:span><text:span text:style-name="Emphasis"><text:span text:style-name="Strong_20_Emphasis"><text:span text:style-name="T2">betapa fundamentalnya peran data</text:span></text:span></text:span><text:span text:style-name="Emphasis"><text:span text:style-name="T2"> dalam keseluruhan proses AI."</text:span></text:span><text:span text:style-name="T2"> </text:span></text:p>
                      </text:list-item>
                    </text:list>
                  </text:list-item>
                </text:list>
              </text:list-item>
              <text:list-item>
                <text:p text:style-name="P28"><text:span text:style-name="Strong_20_Emphasis"><text:span text:style-name="T2">Subbab 3.3: Sampah Masuk, Sampah Keluar: Kenapa Kualitas Data Itu Krusial?</text:span></text:span></text:p>
                <text:list>
                  <text:list-item>
                    <text:p text:style-name="P259"><text:span text:style-name="Strong_20_Emphasis"><text:span text:style-name="T2">Prompt untuk Isi Subbab 3.3 (Pembahasan Mendalam):</text:span></text:span><text:span text:style-name="T2"> </text:span></text:p>
                    <text:list>
                      <text:list-item>
                        <text:p text:style-name="P259"><text:span text:style-name="Emphasis"><text:span text:style-name="T2">"Jelaskan secara sederhana namun mendalam </text:span></text:span><text:span text:style-name="Emphasis"><text:span text:style-name="Strong_20_Emphasis"><text:span text:style-name="T2">prinsip 'Garbage In, Garbage Out' (GIGO)</text:span></text:span></text:span><text:span text:style-name="Emphasis"><text:span text:style-name="T2"> atau 'Sampah Masuk, Sampah Keluar' dalam konteks AI/ML. Tekankan bahwa </text:span></text:span><text:span text:style-name="Emphasis"><text:span text:style-name="Strong_20_Emphasis"><text:span text:style-name="T2">kualitas output AI sangat bergantung pada kualitas input data</text:span></text:span></text:span><text:span text:style-name="Emphasis"><text:span text:style-name="T2"> yang digunakan untuk melatihnya. Berikan </text:span></text:span><text:span text:style-name="Emphasis"><text:span text:style-name="Strong_20_Emphasis"><text:span text:style-name="T2">contoh-contoh sederhana</text:span></text:span></text:span><text:span text:style-name="Emphasis"><text:span text:style-name="T2"> untuk ilustrasi:</text:span></text:span><text:span text:style-name="T2"> </text:span></text:p>
                        <text:list>
                          <text:list-item>
                            <text:p text:style-name="P259"><text:span text:style-name="Emphasis"><text:span text:style-name="T2">(Contoh: Melatih AI pengenal wajah dengan data foto yang blur atau hanya dari satu kelompok usia/etnis akan menghasilkan AI yang tidak </text:span></text:span><text:soft-page-break/><text:span text:style-name="Emphasis"><text:span text:style-name="T2">akurat atau bias).</text:span></text:span><text:span text:style-name="T2"> </text:span></text:p>
                          </text:list-item>
                          <text:list-item>
                            <text:p text:style-name="P259"><text:span text:style-name="Emphasis"><text:span text:style-name="T2">(Contoh: Melatih AI rekomendasi produk dengan data pembelian yang salah atau tidak lengkap akan memberikan rekomendasi yang tidak relevan).</text:span></text:span><text:span text:style-name="T2"> </text:span></text:p>
                          </text:list-item>
                        </text:list>
                      </text:list-item>
                      <text:list-item>
                        <text:p text:style-name="P259"><text:span text:style-name="Emphasis"><text:span text:style-name="T2">Sebutkan beberapa </text:span></text:span><text:span text:style-name="Emphasis"><text:span text:style-name="Strong_20_Emphasis"><text:span text:style-name="T2">masalah umum terkait kualitas data</text:span></text:span></text:span><text:span text:style-name="Emphasis"><text:span text:style-name="T2"> dengan bahasa awam, seperti:</text:span></text:span><text:span text:style-name="T2"> </text:span></text:p>
                        <text:list>
                          <text:list-item>
                            <text:p text:style-name="P259"><text:span text:style-name="Emphasis"><text:span text:style-name="Strong_20_Emphasis"><text:span text:style-name="T2">Data Tidak Akurat:</text:span></text:span></text:span><text:span text:style-name="Emphasis"><text:span text:style-name="T2"> (Kesalahan pencatatan, informasi palsu).</text:span></text:span><text:span text:style-name="T2"> </text:span></text:p>
                          </text:list-item>
                          <text:list-item>
                            <text:p text:style-name="P259"><text:span text:style-name="Emphasis"><text:span text:style-name="Strong_20_Emphasis"><text:span text:style-name="T2">Data Tidak Lengkap:</text:span></text:span></text:span><text:span text:style-name="Emphasis"><text:span text:style-name="T2"> (Banyak informasi yang hilang atau kosong).</text:span></text:span><text:span text:style-name="T2"> </text:span></text:p>
                          </text:list-item>
                          <text:list-item>
                            <text:p text:style-name="P259"><text:span text:style-name="Emphasis"><text:span text:style-name="Strong_20_Emphasis"><text:span text:style-name="T2">Data Bias:</text:span></text:span></text:span><text:span text:style-name="Emphasis"><text:span text:style-name="T2"> (Data yang tidak mewakili populasi secara adil, misalnya lebih banyak data dari satu gender/lokasi).</text:span></text:span><text:span text:style-name="T2"> </text:span></text:p>
                          </text:list-item>
                          <text:list-item>
                            <text:p text:style-name="P259"><text:span text:style-name="Emphasis"><text:span text:style-name="Strong_20_Emphasis"><text:span text:style-name="T2">Data Tidak Relevan:</text:span></text:span></text:span><text:span text:style-name="Emphasis"><text:span text:style-name="T2"> (Menggunakan data yang tidak berhubungan dengan masalah yang ingin dipecahkan).</text:span></text:span><text:span text:style-name="T2"> </text:span></text:p>
                          </text:list-item>
                        </text:list>
                      </text:list-item>
                      <text:list-item>
                        <text:p text:style-name="P259"><text:span text:style-name="Emphasis"><text:span text:style-name="T2">Simpulkan bahwa memastikan data berkualitas baik adalah langkah krusial untuk membangun AI yang berguna dan adil."</text:span></text:span><text:span text:style-name="T2"> </text:span></text:p>
                      </text:list-item>
                    </text:list>
                  </text:list-item>
                </text:list>
              </text:list-item>
              <text:list-item>
                <text:p text:style-name="P28"><text:span text:style-name="Strong_20_Emphasis"><text:span text:style-name="T2">Subbab 3.4: Dari Mana Datangnya Semua Data Ini? (Internet, Sensor, Aktivitas Kita)</text:span></text:span></text:p>
                <text:list>
                  <text:list-item>
                    <text:p text:style-name="P259"><text:span text:style-name="Strong_20_Emphasis"><text:span text:style-name="T2">Prompt untuk Isi Subbab 3.4 (Pembahasan Mendalam):</text:span></text:span><text:span text:style-name="T2"> </text:span></text:p>
                    <text:list>
                      <text:list-item>
                        <text:p text:style-name="P259"><text:span text:style-name="Emphasis"><text:span text:style-name="T2">"Jelaskan </text:span></text:span><text:span text:style-name="Emphasis"><text:span text:style-name="Strong_20_Emphasis"><text:span text:style-name="T2">berbagai sumber utama</text:span></text:span></text:span><text:span text:style-name="Emphasis"><text:span text:style-name="T2"> dari mana data yang digunakan untuk melatih AI berasal. Buat daftar dan berikan penjelasan singkat untuk masing-masing sumber, dengan fokus pada yang relevan dengan kehidupan sehari-hari pembaca:</text:span></text:span><text:span text:style-name="T2"> </text:span></text:p>
                        <text:list>
                          <text:list-item>
                            <text:p text:style-name="P259"><text:span text:style-name="Emphasis"><text:span text:style-name="Strong_20_Emphasis"><text:span text:style-name="T2">Aktivitas Online Kita:</text:span></text:span></text:span><text:span text:style-name="Emphasis"><text:span text:style-name="T2"> Jelaskan bagaimana </text:span></text:span><text:span text:style-name="Emphasis"><text:span text:style-name="Strong_20_Emphasis"><text:span text:style-name="T2">jejak digital</text:span></text:span></text:span><text:span text:style-name="Emphasis"><text:span text:style-name="T2"> kita (pencarian Google, like di media sosial, riwayat belanja online, video yang ditonton, lokasi check-in) menjadi sumber data masif.</text:span></text:span><text:span text:style-name="T2"> </text:span></text:p>
                          </text:list-item>
                          <text:list-item>
                            <text:p text:style-name="P259"><text:span text:style-name="Emphasis"><text:span text:style-name="Strong_20_Emphasis"><text:span text:style-name="T2">Internet &amp; Sumber Publik:</text:span></text:span></text:span><text:span text:style-name="Emphasis"><text:span text:style-name="T2"> (Data dari website berita, ensiklopedia online seperti Wikipedia, </text:span></text:span><text:soft-page-break/><text:span text:style-name="Emphasis"><text:span text:style-name="T2">data pemerintah yang terbuka, data cuaca).</text:span></text:span><text:span text:style-name="T2"> </text:span></text:p>
                          </text:list-item>
                          <text:list-item>
                            <text:p text:style-name="P259"><text:span text:style-name="Emphasis"><text:span text:style-name="Strong_20_Emphasis"><text:span text:style-name="T2">Perangkat &amp; Sensor (Internet of Things - IoT):</text:span></text:span></text:span><text:span text:style-name="Emphasis"><text:span text:style-name="T2"> (Data dari smartphone (GPS, kamera, mikrofon), smartwatch (detak jantung), termostat pintar, kamera keamanan, sensor industri/lalu lintas).</text:span></text:span><text:span text:style-name="T2"> </text:span></text:p>
                          </text:list-item>
                          <text:list-item>
                            <text:p text:style-name="P259"><text:span text:style-name="Emphasis"><text:span text:style-name="Strong_20_Emphasis"><text:span text:style-name="T2">Organisasi &amp; Bisnis:</text:span></text:span></text:span><text:span text:style-name="Emphasis"><text:span text:style-name="T2"> (Data transaksi pelanggan, catatan medis (dengan izin), data operasional perusahaan).</text:span></text:span><text:span text:style-name="T2"> </text:span></text:p>
                          </text:list-item>
                        </text:list>
                      </text:list-item>
                      <text:list-item>
                        <text:p text:style-name="P28"><text:span text:style-name="Emphasis"><text:span text:style-name="T2">Singgung secara sederhana </text:span></text:span><text:span text:style-name="Emphasis"><text:span text:style-name="Strong_20_Emphasis"><text:span text:style-name="T2">konsep 'Big Data'</text:span></text:span></text:span><text:span text:style-name="Emphasis"><text:span text:style-name="T2"> – yaitu ledakan volume data yang sangat besar di era digital ini, mungkin dengan analogi (banjir informasi, perpustakaan raksasa). Kaitkan kembali mengapa AI/ML menjadi penting untuk bisa mengolah dan memahami lautan data ini."</text:span></text:span><text:span text:style-name="T2"> </text:span></text:p>
                      </text:list-item>
                    </text:list>
                  </text:list-item>
                </text:list>
              </text:list-item>
            </text:list>
            <text:p text:style-name="P443"/>
            <text:p text:style-name="P1">Semoga prompt ini membantu Anda mengembangkan Bab 3 yang secara efektif menjelaskan pentingnya data sebagai fondasi AI/ML kepada pembaca umum.</text:p>
          </text:section>
          <text:section text:style-name="Sect1" text:name="feedback-form-4">
            <text:p text:style-name="P231"/>
          </text:section>
        </text:section>
        <text:section text:style-name="Sect1" text:name="2b5a6f8b5921f1e5">
          <text:p text:style-name="P1"/>
          <text:section text:style-name="Sect1" text:name="user-query-content-5">
            <text:p text:style-name="P439">Lakukan Hal yang Sama pada Bab 4 </text:p>
          </text:section>
          <text:p text:style-name="P231">Show thinking</text:p>
          <text:section text:style-name="Sect2" text:name="model-response-message-contentr_2b5a6f8b5921f1e5">
            <text:p text:style-name="P1">Oke, mari kita siapkan prompt untuk pengantar Bab 4 dan pembahasan mendalam untuk setiap subbabnya. Bab ini akan membawa pembaca melihat langsung bagaimana AI bekerja di perangkat yang paling sering mereka gunakan: ponsel pintar.</text:p>
            <text:p text:style-name="P443"/>
            <text:p text:style-name="Text_20_body"><text:span text:style-name="Strong_20_Emphasis"><text:span text:style-name="T2">Bab 4: AI di Genggaman Anda</text:span></text:span></text:p>
            <text:list xml:id="list2316489401606166890" text:style-name="L242">
              <text:list-item>
                <text:p text:style-name="P260"><text:span text:style-name="Strong_20_Emphasis"><text:span text:style-name="T2">Prompt untuk Pengantar Bab 4:</text:span></text:span><text:span text:style-name="T2"> </text:span></text:p>
                <text:list>
                  <text:list-item>
                    <text:p text:style-name="P29"><text:span text:style-name="Emphasis"><text:span text:style-name="T2">"Tuliskan paragraf pengantar untuk Bab 4 yang berjudul 'AI di Genggaman Anda'. Awali dengan menghubungkan pemahaman dasar tentang AI, ML, dan Data dari bab-bab </text:span></text:span><text:soft-page-break/><text:span text:style-name="Emphasis"><text:span text:style-name="T2">sebelumnya ke dunia nyata yang paling akrab bagi pembaca: ponsel pintar mereka. Sampaikan bahwa ponsel bukan lagi sekadar alat komunikasi, tetapi sudah menjadi 'rumah' bagi banyak aplikasi AI cerdas yang membantu kita sehari-hari, seringkali tanpa kita sadari. Janjikan bahwa bab ini akan 'membongkar' beberapa fitur populer di ponsel dan menunjukkan di mana peran AI (yang konsepnya sudah dipelajari) bekerja di baliknya, mulai dari asisten suara hingga kamera pintar."</text:span></text:span><text:span text:style-name="T2"> </text:span></text:p>
                  </text:list-item>
                </text:list>
              </text:list-item>
            </text:list>
            <text:p text:style-name="P443"/>
            <text:list xml:id="list8142261585237707698" text:style-name="L243">
              <text:list-item>
                <text:p text:style-name="P30"><text:span text:style-name="Strong_20_Emphasis"><text:span text:style-name="T2">Subbab 4.1: Asisten Pribadi di Ponsel (Siri, Google Assistant - Cara Kerjanya Secara Sederhana)</text:span></text:span></text:p>
                <text:list>
                  <text:list-item>
                    <text:p text:style-name="P261"><text:span text:style-name="Strong_20_Emphasis"><text:span text:style-name="T2">Prompt untuk Isi Subbab 4.1 (Pembahasan Mendalam):</text:span></text:span><text:span text:style-name="T2"> </text:span></text:p>
                    <text:list>
                      <text:list-item>
                        <text:p text:style-name="P261"><text:span text:style-name="Emphasis"><text:span text:style-name="T2">"Jelaskan secara mendalam namun sederhana </text:span></text:span><text:span text:style-name="Emphasis"><text:span text:style-name="Strong_20_Emphasis"><text:span text:style-name="T2">bagaimana asisten suara seperti Siri atau Google Assistant bekerja</text:span></text:span></text:span><text:span text:style-name="Emphasis"><text:span text:style-name="T2">. Hindari detail teknis yang rumit. Pecah prosesnya menjadi langkah-langkah mudah dipahami:</text:span></text:span><text:span text:style-name="T2"> </text:span></text:p>
                        <text:list>
                          <text:list-item>
                            <text:p text:style-name="P261"><text:span text:style-name="Emphasis"><text:span text:style-name="Strong_20_Emphasis"><text:span text:style-name="T2">Mendengarkan Kata Kunci:</text:span></text:span></text:span><text:span text:style-name="Emphasis"><text:span text:style-name="T2"> (Bagaimana ponsel 'siaga' mendengarkan "Hai Siri" atau "Ok Google" - sebut ini sebagai pengenalan pola suara sederhana).</text:span></text:span><text:span text:style-name="T2"> </text:span></text:p>
                          </text:list-item>
                          <text:list-item>
                            <text:p text:style-name="P261"><text:span text:style-name="Emphasis"><text:span text:style-name="Strong_20_Emphasis"><text:span text:style-name="T2">Mengubah Suara Jadi Teks:</text:span></text:span></text:span><text:span text:style-name="Emphasis"><text:span text:style-name="T2"> (Proses mengubah ucapan kita menjadi teks yang bisa dibaca komputer - jelaskan ini menggunakan ML yang dilatih pada jutaan contoh suara).</text:span></text:span><text:span text:style-name="T2"> </text:span></text:p>
                          </text:list-item>
                          <text:list-item>
                            <text:p text:style-name="P261"><text:span text:style-name="Emphasis"><text:span text:style-name="Strong_20_Emphasis"><text:span text:style-name="T2">Memahami Maksud Perintah (NLP Sederhana):</text:span></text:span></text:span><text:span text:style-name="Emphasis"><text:span text:style-name="T2"> (Bagaimana sistem mencoba 'mengerti' apa yang kita inginkan dari teks perintah, misal bedanya "Setel alarm jam 5" dengan "Bagaimana cuaca jam 5?" - sebut ini sebagai pemahaman bahasa alami yang juga pakai ML dari data teks).</text:span></text:span><text:span text:style-name="T2"> </text:span></text:p>
                          </text:list-item>
                          <text:list-item>
                            <text:p text:style-name="P261"><text:span text:style-name="Emphasis"><text:span text:style-name="Strong_20_Emphasis"><text:span text:style-name="T2">Menjalankan Tugas / Mencari Jawaban:</text:span></text:span></text:span><text:span text:style-name="Emphasis"><text:span text:style-name="T2"> (Menghubungkan perintah yang sudah dipahami </text:span></text:span><text:soft-page-break/><text:span text:style-name="Emphasis"><text:span text:style-name="T2">ke aplikasi yang relevan (alarm, kalender, browser) atau mencari informasi).</text:span></text:span><text:span text:style-name="T2"> </text:span></text:p>
                          </text:list-item>
                          <text:list-item>
                            <text:p text:style-name="P261"><text:span text:style-name="Emphasis"><text:span text:style-name="Strong_20_Emphasis"><text:span text:style-name="T2">Mengubah Teks Jadi Suara:</text:span></text:span></text:span><text:span text:style-name="Emphasis"><text:span text:style-name="T2"> (Menyampaikan jawaban kembali dalam bentuk suara yang terdengar alami - lagi-lagi pakai ML).</text:span></text:span><text:span text:style-name="T2"> </text:span></text:p>
                          </text:list-item>
                        </text:list>
                      </text:list-item>
                      <text:list-item>
                        <text:p text:style-name="P261"><text:span text:style-name="Emphasis"><text:span text:style-name="T2">Tekankan di setiap langkah (terutama 2, 3, 5) bahwa </text:span></text:span><text:span text:style-name="Emphasis"><text:span text:style-name="Strong_20_Emphasis"><text:span text:style-name="T2">kemampuan ini didapat dari 'latihan' (ML) menggunakan data suara dan teks dalam jumlah sangat besar</text:span></text:span></text:span><text:span text:style-name="Emphasis"><text:span text:style-name="T2">.</text:span></text:span><text:span text:style-name="T2"> </text:span></text:p>
                      </text:list-item>
                    </text:list>
                  </text:list-item>
                </text:list>
              </text:list-item>
              <text:list-item>
                <text:p text:style-name="P30"><text:span text:style-name="Strong_20_Emphasis"><text:span text:style-name="T2">Subbab 4.2: Kamera Ponsel Makin Pintar: Mengenali Wajah, Memperbaiki Foto</text:span></text:span></text:p>
                <text:list>
                  <text:list-item>
                    <text:p text:style-name="P261"><text:span text:style-name="Strong_20_Emphasis"><text:span text:style-name="T2">Prompt untuk Isi Subbab 4.2 (Pembahasan Mendalam):</text:span></text:span><text:span text:style-name="T2"> </text:span></text:p>
                    <text:list>
                      <text:list-item>
                        <text:p text:style-name="P261"><text:span text:style-name="Emphasis"><text:span text:style-name="T2">"Jelaskan secara mendalam namun sederhana </text:span></text:span><text:span text:style-name="Emphasis"><text:span text:style-name="Strong_20_Emphasis"><text:span text:style-name="T2">bagaimana AI membuat kamera ponsel menjadi 'pintar'</text:span></text:span></text:span><text:span text:style-name="Emphasis"><text:span text:style-name="T2">. Fokus pada beberapa fitur utama:</text:span></text:span><text:span text:style-name="T2"> </text:span></text:p>
                        <text:list>
                          <text:list-item>
                            <text:p text:style-name="P261"><text:span text:style-name="Emphasis"><text:span text:style-name="Strong_20_Emphasis"><text:span text:style-name="T2">Pengenalan Wajah (Face Detection/Recognition):</text:span></text:span></text:span><text:span text:style-name="T2"> </text:span><text:span text:style-name="Emphasis"><text:span text:style-name="T2">Jelaskan bagaimana kamera bisa otomatis menemukan dan fokus pada wajah orang di foto. Kaitkan ini dengan </text:span></text:span><text:span text:style-name="Emphasis"><text:span text:style-name="Strong_20_Emphasis"><text:span text:style-name="T2">ML yang dilatih mengenali pola wajah</text:span></text:span></text:span><text:span text:style-name="Emphasis"><text:span text:style-name="T2"> (mata, hidung, mulut) dari jutaan gambar wajah.</text:span></text:span><text:span text:style-name="T2"> </text:span></text:p>
                          </text:list-item>
                          <text:list-item>
                            <text:p text:style-name="P261"><text:span text:style-name="Emphasis"><text:span text:style-name="Strong_20_Emphasis"><text:span text:style-name="T2">Pengenalan Pemandangan (Scene Recognition):</text:span></text:span></text:span><text:span text:style-name="T2"> </text:span><text:span text:style-name="Emphasis"><text:span text:style-name="T2">Singgung bagaimana kamera bisa mendeteksi objek atau suasana (pantai, makanan, malam hari) dan otomatis menyesuaikan pengaturan. Jelaskan ini juga </text:span></text:span><text:span text:style-name="Emphasis"><text:span text:style-name="Strong_20_Emphasis"><text:span text:style-name="T2">hasil latihan ML pada gambar-gambar yang sudah diberi label</text:span></text:span></text:span><text:span text:style-name="Emphasis"><text:span text:style-name="T2"> pemandangan.</text:span></text:span><text:span text:style-name="T2"> </text:span></text:p>
                          </text:list-item>
                          <text:list-item>
                            <text:p text:style-name="P261"><text:span text:style-name="Emphasis"><text:span text:style-name="Strong_20_Emphasis"><text:span text:style-name="T2">Perbaikan Foto Otomatis &amp; Efek:</text:span></text:span></text:span><text:span text:style-name="Emphasis"><text:span text:style-name="T2"> (Contoh: Mode Potret/Bokeh, Peningkatan Foto Low-light, HDR). Jelaskan secara konseptual bahwa AI menganalisis elemen gambar (mana subjek, mana latar belakang, mana area gelap/terang), lalu menerapkan 'perbaikan cerdas' berdasarkan </text:span></text:span><text:span text:style-name="Emphasis"><text:span text:style-name="Strong_20_Emphasis"><text:span text:style-name="T2">pola yang dipelajari dari ribuan contoh foto </text:span></text:span></text:span><text:soft-page-break/><text:span text:style-name="Emphasis"><text:span text:style-name="Strong_20_Emphasis"><text:span text:style-name="T2">bagus</text:span></text:span></text:span><text:span text:style-name="Emphasis"><text:span text:style-name="T2">. Ibaratkan AI 'tahu' secara statistik seperti apa foto yang bagus itu.</text:span></text:span><text:span text:style-name="T2"> </text:span></text:p>
                          </text:list-item>
                        </text:list>
                      </text:list-item>
                      <text:list-item>
                        <text:p text:style-name="P261"><text:span text:style-name="Emphasis"><text:span text:style-name="T2">Tekankan bahwa semua ini adalah </text:span></text:span><text:span text:style-name="Emphasis"><text:span text:style-name="Strong_20_Emphasis"><text:span text:style-name="T2">aplikasi pengenalan pola visual</text:span></text:span></text:span><text:span text:style-name="Emphasis"><text:span text:style-name="T2"> yang ditenagai oleh ML dan data gambar yang masif.</text:span></text:span><text:span text:style-name="T2"> </text:span></text:p>
                      </text:list-item>
                    </text:list>
                  </text:list-item>
                </text:list>
              </text:list-item>
              <text:list-item>
                <text:p text:style-name="P30"><text:span text:style-name="Strong_20_Emphasis"><text:span text:style-name="T2">Subbab 4.3: Keyboard yang Menebak Kata Berikutnya</text:span></text:span></text:p>
                <text:list>
                  <text:list-item>
                    <text:p text:style-name="P261"><text:span text:style-name="Strong_20_Emphasis"><text:span text:style-name="T2">Prompt untuk Isi Subbab 4.3 (Pembahasan Mendalam):</text:span></text:span><text:span text:style-name="T2"> </text:span></text:p>
                    <text:list>
                      <text:list-item>
                        <text:p text:style-name="P261"><text:span text:style-name="Emphasis"><text:span text:style-name="T2">"Jelaskan secara mendalam namun sederhana </text:span></text:span><text:span text:style-name="Emphasis"><text:span text:style-name="Strong_20_Emphasis"><text:span text:style-name="T2">bagaimana fitur teks prediktif dan koreksi otomatis (autocorrect) pada keyboard ponsel bekerja</text:span></text:span></text:span><text:span text:style-name="Emphasis"><text:span text:style-name="T2">. Jelaskan dua aspek utama:</text:span></text:span><text:span text:style-name="T2"> </text:span></text:p>
                        <text:list>
                          <text:list-item>
                            <text:p text:style-name="P261"><text:span text:style-name="Emphasis"><text:span text:style-name="Strong_20_Emphasis"><text:span text:style-name="T2">Personalisasi:</text:span></text:span></text:span><text:span text:style-name="Emphasis"><text:span text:style-name="T2"> (Bagaimana keyboard </text:span></text:span><text:span text:style-name="Emphasis"><text:span text:style-name="Strong_20_Emphasis"><text:span text:style-name="T2">belajar dari kebiasaan mengetik kita sendiri</text:span></text:span></text:span><text:span text:style-name="Emphasis"><text:span text:style-name="T2"> – kata-kata yang sering kita gunakan, urutan kata yang biasa kita ketik, bahkan typo yang sering kita buat. Sebut ini sebagai ML yang 'berlatih' pada data ketikan pribadi kita).</text:span></text:span><text:span text:style-name="T2"> </text:span></text:p>
                          </text:list-item>
                          <text:list-item>
                            <text:p text:style-name="P261"><text:span text:style-name="Emphasis"><text:span text:style-name="Strong_20_Emphasis"><text:span text:style-name="T2">Model Bahasa Umum:</text:span></text:span></text:span><text:span text:style-name="Emphasis"><text:span text:style-name="T2"> (Bagaimana keyboard juga menggunakan </text:span></text:span><text:span text:style-name="Emphasis"><text:span text:style-name="Strong_20_Emphasis"><text:span text:style-name="T2">pengetahuan bahasa secara umum</text:span></text:span></text:span><text:span text:style-name="Emphasis"><text:span text:style-name="T2"> yang didapat dari 'belajar' (ML) pada </text:span></text:span><text:span text:style-name="Emphasis"><text:span text:style-name="Strong_20_Emphasis"><text:span text:style-name="T2">milyaran kalimat dari buku, artikel, website</text:span></text:span></text:span><text:span text:style-name="Emphasis"><text:span text:style-name="T2">. Ini membantunya menebak kata berikutnya yang paling mungkin muncul secara statistik dalam suatu kalimat, misal setelah 'selamat', kemungkinan besar 'pagi/siang/malam').</text:span></text:span><text:span text:style-name="T2"> </text:span></text:p>
                          </text:list-item>
                          <text:list-item>
                            <text:p text:style-name="P261"><text:span text:style-name="Emphasis"><text:span text:style-name="Strong_20_Emphasis"><text:span text:style-name="T2">Koreksi Otomatis:</text:span></text:span></text:span><text:span text:style-name="Emphasis"><text:span text:style-name="T2"> Kaitkan autocorrect dengan prinsip yang sama: menebak kata yang 'seharusnya' kita ketik berdasarkan kemiripan huruf dan kemungkinan statistik kata tersebut dalam bahasa.</text:span></text:span><text:span text:style-name="T2"> </text:span></text:p>
                          </text:list-item>
                        </text:list>
                      </text:list-item>
                      <text:list-item>
                        <text:p text:style-name="P261"><text:span text:style-name="Emphasis"><text:span text:style-name="T2">Tekankan bahwa intinya adalah </text:span></text:span><text:span text:style-name="Emphasis"><text:span text:style-name="Strong_20_Emphasis"><text:span text:style-name="T2">pengenalan pola dan prediksi berdasarkan probabilitas</text:span></text:span></text:span><text:span text:style-name="Emphasis"><text:span text:style-name="T2">, yang dipelajari dari data (data pribadi + data bahasa umum).</text:span></text:span><text:span text:style-name="T2"> </text:span></text:p>
                      </text:list-item>
                    </text:list>
                  </text:list-item>
                </text:list>
              </text:list-item>
              <text:list-item>
                <text:p text:style-name="P30"><text:span text:style-name="Strong_20_Emphasis"><text:span text:style-name="T2">Subbab 4.4: Membuka Kunci Ponsel dengan Wajah atau Sidik </text:span></text:span><text:soft-page-break/><text:span text:style-name="Strong_20_Emphasis"><text:span text:style-name="T2">Jari</text:span></text:span></text:p>
                <text:list>
                  <text:list-item>
                    <text:p text:style-name="P261"><text:span text:style-name="Strong_20_Emphasis"><text:span text:style-name="T2">Prompt untuk Isi Subbab 4.4 (Pembahasan Mendalam):</text:span></text:span><text:span text:style-name="T2"> </text:span></text:p>
                    <text:list>
                      <text:list-item>
                        <text:p text:style-name="P261"><text:span text:style-name="Emphasis"><text:span text:style-name="T2">"Jelaskan secara mendalam namun sederhana </text:span></text:span><text:span text:style-name="Emphasis"><text:span text:style-name="Strong_20_Emphasis"><text:span text:style-name="T2">cara kerja fitur keamanan biometrik (sidik jari dan pengenalan wajah) untuk membuka kunci ponsel</text:span></text:span></text:span><text:span text:style-name="Emphasis"><text:span text:style-name="T2">. Fokus pada konsep intinya:</text:span></text:span><text:span text:style-name="T2"> </text:span></text:p>
                        <text:list>
                          <text:list-item>
                            <text:p text:style-name="P261"><text:span text:style-name="Emphasis"><text:span text:style-name="Strong_20_Emphasis"><text:span text:style-name="T2">Sidik Jari (Fingerprint):</text:span></text:span></text:span><text:span text:style-name="T2"> </text:span><text:span text:style-name="Emphasis"><text:span text:style-name="T2">Jelaskan bahwa sensor </text:span></text:span><text:span text:style-name="Emphasis"><text:span text:style-name="Strong_20_Emphasis"><text:span text:style-name="T2">merekam pola unik garis-garis</text:span></text:span></text:span><text:span text:style-name="Emphasis"><text:span text:style-name="T2"> di jari kita. Sistem </text:span></text:span><text:span text:style-name="Emphasis"><text:span text:style-name="Strong_20_Emphasis"><text:span text:style-name="T2">tidak menyimpan gambar jari</text:span></text:span></text:span><text:span text:style-name="Emphasis"><text:span text:style-name="T2">, melainkan </text:span></text:span><text:span text:style-name="Emphasis"><text:span text:style-name="Strong_20_Emphasis"><text:span text:style-name="T2">representasi matematis (template) dari pola unik</text:span></text:span></text:span><text:span text:style-name="Emphasis"><text:span text:style-name="T2"> tersebut. Saat kita memindai ulang, AI melakukan </text:span></text:span><text:span text:style-name="Emphasis"><text:span text:style-name="Strong_20_Emphasis"><text:span text:style-name="T2">pencocokan pola (pattern matching)</text:span></text:span></text:span><text:span text:style-name="Emphasis"><text:span text:style-name="T2"> antara pindaian baru dengan template yang tersimpan.</text:span></text:span><text:span text:style-name="T2"> </text:span></text:p>
                          </text:list-item>
                          <text:list-item>
                            <text:p text:style-name="P261"><text:span text:style-name="Emphasis"><text:span text:style-name="Strong_20_Emphasis"><text:span text:style-name="T2">Pengenalan Wajah (Face Unlock):</text:span></text:span></text:span><text:span text:style-name="T2"> </text:span><text:span text:style-name="Emphasis"><text:span text:style-name="T2">Jelaskan bahwa kamera </text:span></text:span><text:span text:style-name="Emphasis"><text:span text:style-name="Strong_20_Emphasis"><text:span text:style-name="T2">memetakan fitur-fitur unik wajah</text:span></text:span></text:span><text:span text:style-name="Emphasis"><text:span text:style-name="T2"> (jarak antar mata, bentuk hidung, dll.) menjadi </text:span></text:span><text:span text:style-name="Emphasis"><text:span text:style-name="Strong_20_Emphasis"><text:span text:style-name="T2">peta matematis (template)</text:span></text:span></text:span><text:span text:style-name="Emphasis"><text:span text:style-name="T2">. AI (yang dilatih dengan ML pada ribuan contoh wajah dalam berbagai kondisi - cahaya, kacamata, sudut) kemudian </text:span></text:span><text:span text:style-name="Emphasis"><text:span text:style-name="Strong_20_Emphasis"><text:span text:style-name="T2">membandingkan pola wajah kita saat itu</text:span></text:span></text:span><text:span text:style-name="Emphasis"><text:span text:style-name="T2"> dengan template yang tersimpan. Singgung bagaimana ML memungkinkan fitur ini jadi lebih canggih (misal, bisa mengenali meski pakai masker sebagian atau di tempat gelap).</text:span></text:span><text:span text:style-name="T2"> </text:span></text:p>
                          </text:list-item>
                        </text:list>
                      </text:list-item>
                      <text:list-item>
                        <text:p text:style-name="P30"><text:span text:style-name="Emphasis"><text:span text:style-name="T2">Tekankan bahwa kedua metode ini intinya adalah </text:span></text:span><text:span text:style-name="Emphasis"><text:span text:style-name="Strong_20_Emphasis"><text:span text:style-name="T2">mengubah ciri biologis unik menjadi data berpola</text:span></text:span></text:span><text:span text:style-name="Emphasis"><text:span text:style-name="T2">, lalu menggunakan </text:span></text:span><text:span text:style-name="Emphasis"><text:span text:style-name="Strong_20_Emphasis"><text:span text:style-name="T2">AI (khususnya algoritma pencocokan pola yang dilatih ML)</text:span></text:span></text:span><text:span text:style-name="Emphasis"><text:span text:style-name="T2"> untuk melakukan verifikasi yang cepat dan akurat."</text:span></text:span><text:span text:style-name="T2"> </text:span></text:p>
                      </text:list-item>
                    </text:list>
                  </text:list-item>
                </text:list>
              </text:list-item>
            </text:list>
            <text:p text:style-name="P443"/>
            <text:p text:style-name="P1">Dengan prompt ini, Bab 4 akan secara efektif menunjukkan kepada pembaca bagaimana konsep AI/ML yang abstrak benar-benar hidup dan bekerja di dalam perangkat yang mereka pegang setiap hari.</text:p>
          </text:section>
          <text:section text:style-name="Sect1" text:name="feedback-form-5">
            <text:p text:style-name="P231"><text:soft-page-break/></text:p>
          </text:section>
        </text:section>
        <text:section text:style-name="Sect1" text:name="814b40bfde912dd1">
          <text:p text:style-name="P1"/>
          <text:section text:style-name="Sect1" text:name="user-query-content-6">
            <text:p text:style-name="P439">Lakukan Hal yang Sama pada Bab 5 </text:p>
          </text:section>
          <text:p text:style-name="P231">Show thinking</text:p>
          <text:section text:style-name="Sect2" text:name="model-response-message-contentr_814b40bfde912dd1">
            <text:p text:style-name="P1">Tentu, mari kita siapkan prompt untuk pengantar Bab 5 dan pembahasan mendalam untuk setiap subbabnya. Bab ini akan mengeksplorasi bagaimana AI bekerja di balik layar aplikasi dan layanan online yang kita akses setiap hari.</text:p>
            <text:p text:style-name="P443"/>
            <text:p text:style-name="Text_20_body"><text:span text:style-name="Strong_20_Emphasis"><text:span text:style-name="T2">Bab 5: AI di Layar Anda</text:span></text:span></text:p>
            <text:list xml:id="list7729400568604344516" text:style-name="L244">
              <text:list-item>
                <text:p text:style-name="P262"><text:span text:style-name="Strong_20_Emphasis"><text:span text:style-name="T2">Prompt untuk Pengantar Bab 5:</text:span></text:span><text:span text:style-name="T2"> </text:span></text:p>
                <text:list>
                  <text:list-item>
                    <text:p text:style-name="P31"><text:span text:style-name="Emphasis"><text:span text:style-name="T2">"Tuliskan paragraf pengantar untuk Bab 5 yang berjudul 'AI di Layar Anda'. Awali dengan transisi dari Bab 4 (AI di dalam perangkat ponsel) ke Bab 5 (AI dalam layanan dan aplikasi yang kita akses melalui layar - baik ponsel, tablet, maupun komputer). Tekankan bagaimana pengalaman online kita saat ini sangat dipengaruhi oleh AI yang bekerja tanpa henti di balik layar untuk menyajikan konten, memfilter informasi, dan bahkan menerjemahkan bahasa. Janjikan bahwa bab ini akan mengupas cara kerja AI di balik layar layanan populer seperti rekomendasi film/video, iklan yang seolah mengikuti kita, filter email spam yang cerdas, dan alat penerjemah otomatis yang ajaib."</text:span></text:span><text:span text:style-name="T2"> </text:span></text:p>
                  </text:list-item>
                </text:list>
              </text:list-item>
            </text:list>
            <text:p text:style-name="P443"/>
            <text:list xml:id="list7826953376471397726" text:style-name="L245">
              <text:list-item>
                <text:p text:style-name="P32"><text:span text:style-name="Strong_20_Emphasis"><text:span text:style-name="T2">Subbab 5.1: Mengapa YouTube dan Netflix Tahu Film Kesukaan Anda? (Sistem Rekomendasi)</text:span></text:span></text:p>
                <text:list>
                  <text:list-item>
                    <text:p text:style-name="P263"><text:span text:style-name="Strong_20_Emphasis"><text:span text:style-name="T2">Prompt untuk Isi Subbab 5.1 (Pembahasan Mendalam):</text:span></text:span><text:span text:style-name="T2"> </text:span></text:p>
                    <text:list>
                      <text:list-item>
                        <text:p text:style-name="P263"><text:span text:style-name="Emphasis"><text:span text:style-name="T2">"Jelaskan secara mendalam namun sederhana </text:span></text:span><text:span text:style-name="Emphasis"><text:span text:style-name="Strong_20_Emphasis"><text:span text:style-name="T2">bagaimana sistem rekomendasi di platform seperti YouTube atau Netflix bekerja</text:span></text:span></text:span><text:span text:style-name="Emphasis"><text:span text:style-name="T2">. Fokus pada ide intinya: </text:span></text:span><text:span text:style-name="Emphasis"><text:span text:style-name="Strong_20_Emphasis"><text:span text:style-name="T2">memprediksi apa yang mungkin Anda sukai</text:span></text:span></text:span><text:span text:style-name="Emphasis"><text:span text:style-name="T2">. Jelaskan sumber informasi (data) utama yang mereka gunakan secara sederhana:</text:span></text:span><text:span text:style-name="T2"> </text:span></text:p>
                        <text:list>
                          <text:list-item>
                            <text:p text:style-name="P263"><text:soft-page-break/><text:span text:style-name="Emphasis"><text:span text:style-name="Strong_20_Emphasis"><text:span text:style-name="T2">Riwayat Anda:</text:span></text:span></text:span><text:span text:style-name="Emphasis"><text:span text:style-name="T2"> (Apa yang pernah Anda tonton, sukai (like), beri rating, cari, berapa lama Anda menonton suatu konten).</text:span></text:span><text:span text:style-name="T2"> </text:span></text:p>
                          </text:list-item>
                          <text:list-item>
                            <text:p text:style-name="P263"><text:span text:style-name="Emphasis"><text:span text:style-name="Strong_20_Emphasis"><text:span text:style-name="T2">Riwayat Pengguna Serupa:</text:span></text:span></text:span><text:span text:style-name="Emphasis"><text:span text:style-name="T2"> (Apa yang ditonton dan disukai oleh orang-orang yang punya selera mirip dengan Anda - konsep 'Orang yang nonton X juga nonton Y').</text:span></text:span><text:span text:style-name="T2"> </text:span></text:p>
                          </text:list-item>
                          <text:list-item>
                            <text:p text:style-name="P263"><text:span text:style-name="Emphasis"><text:span text:style-name="Strong_20_Emphasis"><text:span text:style-name="T2">Informasi Konten:</text:span></text:span></text:span><text:span text:style-name="Emphasis"><text:span text:style-name="T2"> (Genre film/video, aktor/kreator, deskripsi - konsep 'Jika Anda suka fiksi ilmiah, kami rekomendasikan fiksi ilmiah lainnya').</text:span></text:span><text:span text:style-name="T2"> </text:span></text:p>
                          </text:list-item>
                        </text:list>
                      </text:list-item>
                      <text:list-item>
                        <text:p text:style-name="P263"><text:span text:style-name="Emphasis"><text:span text:style-name="T2">Jelaskan peran </text:span></text:span><text:span text:style-name="Emphasis"><text:span text:style-name="Strong_20_Emphasis"><text:span text:style-name="T2">AI/ML sebagai 'otak' yang menganalisis semua data ini</text:span></text:span></text:span><text:span text:style-name="Emphasis"><text:span text:style-name="T2"> untuk menemukan pola-pola rumit, membangun profil selera Anda, dan mencocokkannya dengan konten yang paling mungkin menarik bagi Anda. Gunakan </text:span></text:span><text:span text:style-name="Emphasis"><text:span text:style-name="Strong_20_Emphasis"><text:span text:style-name="T2">analogi sederhana</text:span></text:span></text:span><text:span text:style-name="Emphasis"><text:span text:style-name="T2">, misalnya seperti seorang pustakawan super cermat yang mengingat semua buku yang Anda pinjam dan buku favorit pembaca lain yang seleranya mirip Anda, lalu menyarankan buku baru yang mungkin Anda suka. Sebutkan tujuan utamanya adalah membuat Anda tetap betah di platform mereka."</text:span></text:span><text:span text:style-name="T2"> </text:span></text:p>
                      </text:list-item>
                    </text:list>
                  </text:list-item>
                </text:list>
              </text:list-item>
              <text:list-item>
                <text:p text:style-name="P32"><text:span text:style-name="Strong_20_Emphasis"><text:span text:style-name="T2">Subbab 5.2: Iklan yang Mengikuti Anda di Internet</text:span></text:span></text:p>
                <text:list>
                  <text:list-item>
                    <text:p text:style-name="P263"><text:span text:style-name="Strong_20_Emphasis"><text:span text:style-name="T2">Prompt untuk Isi Subbab 5.2 (Pembahasan Mendalam):</text:span></text:span><text:span text:style-name="T2"> </text:span></text:p>
                    <text:list>
                      <text:list-item>
                        <text:p text:style-name="P263"><text:span text:style-name="Emphasis"><text:span text:style-name="T2">"Jelaskan secara mendalam namun sederhana </text:span></text:span><text:span text:style-name="Emphasis"><text:span text:style-name="Strong_20_Emphasis"><text:span text:style-name="T2">fenomena iklan tertarget yang seolah 'mengikuti' kita di internet</text:span></text:span></text:span><text:span text:style-name="Emphasis"><text:span text:style-name="T2">. Awali dengan mengakui pengalaman umum ini (melihat iklan produk yang baru saja dicari/dilihat). Jelaskan secara sederhana bagaimana data kita dikumpulkan:</text:span></text:span><text:span text:style-name="T2"> </text:span></text:p>
                        <text:list>
                          <text:list-item>
                            <text:p text:style-name="P263"><text:span text:style-name="Emphasis"><text:span text:style-name="Strong_20_Emphasis"><text:span text:style-name="T2">Pelacakan Aktivitas:</text:span></text:span></text:span><text:span text:style-name="Emphasis"><text:span text:style-name="T2"> (Situs web/aplikasi mencatat riwayat Browse, pencarian, kadang lokasi, interaksi dengan iklan sebelumnya, melalui 'cookies' atau pelacak lain - jelaskan konsep pelacak ini secara simpel).</text:span></text:span><text:span text:style-name="T2"> </text:span></text:p>
                          </text:list-item>
                        </text:list>
                      </text:list-item>
                      <text:list-item>
                        <text:p text:style-name="P263"><text:soft-page-break/><text:span text:style-name="Emphasis"><text:span text:style-name="T2">Jelaskan </text:span></text:span><text:span text:style-name="Emphasis"><text:span text:style-name="Strong_20_Emphasis"><text:span text:style-name="T2">peran AI/ML dalam proses ini</text:span></text:span></text:span><text:span text:style-name="Emphasis"><text:span text:style-name="T2">:</text:span></text:span><text:span text:style-name="T2"> </text:span></text:p>
                        <text:list>
                          <text:list-item>
                            <text:p text:style-name="P263"><text:span text:style-name="Emphasis"><text:span text:style-name="T2">Menganalisis data yang terkumpul untuk </text:span></text:span><text:span text:style-name="Emphasis"><text:span text:style-name="Strong_20_Emphasis"><text:span text:style-name="T2">membangun profil pengguna</text:span></text:span></text:span><text:span text:style-name="Emphasis"><text:span text:style-name="T2"> (minat, kemungkinan niat membeli, demografi).</text:span></text:span><text:span text:style-name="T2"> </text:span></text:p>
                          </text:list-item>
                          <text:list-item>
                            <text:p text:style-name="P263"><text:span text:style-name="Emphasis"><text:span text:style-name="T2">Memungkinkan pengiklan untuk </text:span></text:span><text:span text:style-name="Emphasis"><text:span text:style-name="Strong_20_Emphasis"><text:span text:style-name="T2">menargetkan kelompok pengguna tertentu</text:span></text:span></text:span><text:span text:style-name="Emphasis"><text:span text:style-name="T2"> dengan iklan yang relevan secara otomatis (jelaskan konsep lelang iklan otomatis/programmatic advertising secara sederhana).</text:span></text:span><text:span text:style-name="T2"> </text:span></text:p>
                          </text:list-item>
                        </text:list>
                      </text:list-item>
                      <text:list-item>
                        <text:p text:style-name="P263"><text:span text:style-name="Emphasis"><text:span text:style-name="T2">Sebutkan </text:span></text:span><text:span text:style-name="Emphasis"><text:span text:style-name="Strong_20_Emphasis"><text:span text:style-name="T2">tujuan dari sudut pandang pengiklan</text:span></text:span></text:span><text:span text:style-name="Emphasis"><text:span text:style-name="T2"> (membuat iklan lebih relevan/efektif). Gunakan </text:span></text:span><text:span text:style-name="Emphasis"><text:span text:style-name="Strong_20_Emphasis"><text:span text:style-name="T2">analogi sederhana</text:span></text:span></text:span><text:span text:style-name="Emphasis"><text:span text:style-name="T2">, misalnya seperti pramuniaga toko yang 'mendengar' Anda butuh sepatu baru lalu menunjukkan iklan sepatu. Singgung </text:span></text:span><text:span text:style-name="Emphasis"><text:span text:style-name="Strong_20_Emphasis"><text:span text:style-name="T2">secara singkat dan netral mengenai aspek kesadaran privasi</text:span></text:span></text:span><text:span text:style-name="Emphasis"><text:span text:style-name="T2"> terkait pengumpulan data ini."</text:span></text:span><text:span text:style-name="T2"> </text:span></text:p>
                      </text:list-item>
                    </text:list>
                  </text:list-item>
                </text:list>
              </text:list-item>
              <text:list-item>
                <text:p text:style-name="P32"><text:span text:style-name="Strong_20_Emphasis"><text:span text:style-name="T2">Subbab 5.3: Filter Spam di Email Anda Bekerja Keras</text:span></text:span></text:p>
                <text:list>
                  <text:list-item>
                    <text:p text:style-name="P263"><text:span text:style-name="Strong_20_Emphasis"><text:span text:style-name="T2">Prompt untuk Isi Subbab 5.3 (Pembahasan Mendalam):</text:span></text:span><text:span text:style-name="T2"> </text:span></text:p>
                    <text:list>
                      <text:list-item>
                        <text:p text:style-name="P263"><text:span text:style-name="Emphasis"><text:span text:style-name="T2">"Jelaskan secara mendalam namun sederhana </text:span></text:span><text:span text:style-name="Emphasis"><text:span text:style-name="Strong_20_Emphasis"><text:span text:style-name="T2">bagaimana filter spam di layanan email (seperti Gmail) bekerja sebagai salah satu aplikasi klasik AI/ML</text:span></text:span></text:span><text:span text:style-name="Emphasis"><text:span text:style-name="T2">. Jelaskan prosesnya:</text:span></text:span><text:span text:style-name="T2"> </text:span></text:p>
                        <text:list>
                          <text:list-item>
                            <text:p text:style-name="P263"><text:span text:style-name="Emphasis"><text:span text:style-name="Strong_20_Emphasis"><text:span text:style-name="T2">Masalah:</text:span></text:span></text:span><text:span text:style-name="Emphasis"><text:span text:style-name="T2"> Jumlah email sampah (spam) yang sangat banyak.</text:span></text:span><text:span text:style-name="T2"> </text:span></text:p>
                          </text:list-item>
                          <text:list-item>
                            <text:p text:style-name="P263"><text:span text:style-name="Emphasis"><text:span text:style-name="Strong_20_Emphasis"><text:span text:style-name="T2">Solusi:</text:span></text:span></text:span><text:span text:style-name="Emphasis"><text:span text:style-name="T2"> Filter cerdas yang otomatis memisahkannya.</text:span></text:span><text:span text:style-name="T2"> </text:span></text:p>
                          </text:list-item>
                          <text:list-item>
                            <text:p text:style-name="P263"><text:span text:style-name="Emphasis"><text:span text:style-name="Strong_20_Emphasis"><text:span text:style-name="T2">Cara Kerja (ML Sederhana):</text:span></text:span></text:span><text:span text:style-name="Emphasis"><text:span text:style-name="T2"> Jelaskan bahwa sistem ini </text:span></text:span><text:span text:style-name="Emphasis"><text:span text:style-name="Strong_20_Emphasis"><text:span text:style-name="T2">'dilatih'</text:span></text:span></text:span><text:span text:style-name="Emphasis"><text:span text:style-name="T2"> menggunakan jutaan contoh email yang sudah ditandai sebagai 'spam' atau 'bukan spam'. AI kemudian </text:span></text:span><text:span text:style-name="Emphasis"><text:span text:style-name="Strong_20_Emphasis"><text:span text:style-name="T2">belajar mengenali ciri-ciri atau pola</text:span></text:span></text:span><text:span text:style-name="Emphasis"><text:span text:style-name="T2"> yang sering muncul di email spam (kata kunci tertentu seperti 'gratis', 'promo terbatas', huruf besar semua, tautan mencurigakan, reputasi pengirim) dan ciri email normal. Saat email baru masuk, AI </text:span></text:span><text:soft-page-break/><text:span text:style-name="Emphasis"><text:span text:style-name="Strong_20_Emphasis"><text:span text:style-name="T2">menganalisis ciri-cirinya</text:span></text:span></text:span><text:span text:style-name="Emphasis"><text:span text:style-name="T2"> dan </text:span></text:span><text:span text:style-name="Emphasis"><text:span text:style-name="Strong_20_Emphasis"><text:span text:style-name="T2">menghitung kemungkinan</text:span></text:span></text:span><text:span text:style-name="Emphasis"><text:span text:style-name="T2"> email itu spam berdasarkan pola yang dipelajarinya. Jika kemungkinannya tinggi, email itu masuk folder spam.</text:span></text:span><text:span text:style-name="T2"> </text:span></text:p>
                          </text:list-item>
                          <text:list-item>
                            <text:p text:style-name="P263"><text:span text:style-name="Emphasis"><text:span text:style-name="Strong_20_Emphasis"><text:span text:style-name="T2">Pembelajaran Berkelanjutan:</text:span></text:span></text:span><text:span text:style-name="Emphasis"><text:span text:style-name="T2"> Singgung bahwa filter ini terus belajar dari spam jenis baru dan dari laporan pengguna (saat kita menandai email sebagai spam/bukan spam).</text:span></text:span><text:span text:style-name="T2"> </text:span></text:p>
                          </text:list-item>
                        </text:list>
                      </text:list-item>
                      <text:list-item>
                        <text:p text:style-name="P263"><text:span text:style-name="Emphasis"><text:span text:style-name="T2">Gunakan </text:span></text:span><text:span text:style-name="Emphasis"><text:span text:style-name="Strong_20_Emphasis"><text:span text:style-name="T2">analogi sederhana</text:span></text:span></text:span><text:span text:style-name="Emphasis"><text:span text:style-name="T2">, seperti petugas pos yang sangat berpengalaman yang bisa langsung mengenali surat sampah dari ciri-cirinya setelah menyortir jutaan surat."</text:span></text:span><text:span text:style-name="T2"> </text:span></text:p>
                      </text:list-item>
                    </text:list>
                  </text:list-item>
                </text:list>
              </text:list-item>
              <text:list-item>
                <text:p text:style-name="P32"><text:span text:style-name="Strong_20_Emphasis"><text:span text:style-name="T2">Subbab 5.4: Penerjemah Bahasa Otomatis (Google Translate, dll.)</text:span></text:span></text:p>
                <text:list>
                  <text:list-item>
                    <text:p text:style-name="P263"><text:span text:style-name="Strong_20_Emphasis"><text:span text:style-name="T2">Prompt untuk Isi Subbab 5.4 (Pembahasan Mendalam):</text:span></text:span><text:span text:style-name="T2"> </text:span></text:p>
                    <text:list>
                      <text:list-item>
                        <text:p text:style-name="P263"><text:span text:style-name="Emphasis"><text:span text:style-name="T2">"Jelaskan secara mendalam namun sederhana </text:span></text:span><text:span text:style-name="Emphasis"><text:span text:style-name="Strong_20_Emphasis"><text:span text:style-name="T2">bagaimana cara kerja alat penerjemah bahasa otomatis modern seperti Google Translate</text:span></text:span></text:span><text:span text:style-name="Emphasis"><text:span text:style-name="T2">. Singgung sedikit perbedaan dengan metode lama yang lebih kaku.</text:span></text:span><text:span text:style-name="T2"> </text:span></text:p>
                        <text:list>
                          <text:list-item>
                            <text:p text:style-name="P263"><text:span text:style-name="Emphasis"><text:span text:style-name="Strong_20_Emphasis"><text:span text:style-name="T2">Fokus pada Cara Kerja Modern (Neural Machine Translation - NMT):</text:span></text:span></text:span><text:span text:style-name="Emphasis"><text:span text:style-name="T2"> Jelaskan secara konseptual (tanpa detail teknis jaringan saraf) bahwa sistem ini menggunakan </text:span></text:span><text:span text:style-name="Emphasis"><text:span text:style-name="Strong_20_Emphasis"><text:span text:style-name="T2">AI (jenis ML canggih yang terinspirasi otak)</text:span></text:span></text:span><text:span text:style-name="Emphasis"><text:span text:style-name="T2"> yang </text:span></text:span><text:span text:style-name="Emphasis"><text:span text:style-name="Strong_20_Emphasis"><text:span text:style-name="T2">'belajar'</text:span></text:span></text:span><text:span text:style-name="Emphasis"><text:span text:style-name="T2"> dari </text:span></text:span><text:span text:style-name="Emphasis"><text:span text:style-name="Strong_20_Emphasis"><text:span text:style-name="T2">contoh terjemahan dalam jumlah masif</text:span></text:span></text:span><text:span text:style-name="Emphasis"><text:span text:style-name="T2"> (misalnya, jutaan kalimat dalam Bahasa Inggris beserta padanannya yang akurat dalam Bahasa Indonesia dari berbagai sumber).</text:span></text:span><text:span text:style-name="T2"> </text:span></text:p>
                          </text:list-item>
                          <text:list-item>
                            <text:p text:style-name="P263"><text:span text:style-name="Emphasis"><text:span text:style-name="T2">Tekankan bahwa AI </text:span></text:span><text:span text:style-name="Emphasis"><text:span text:style-name="Strong_20_Emphasis"><text:span text:style-name="T2">tidak sekadar menerjemahkan kata per kata</text:span></text:span></text:span><text:span text:style-name="Emphasis"><text:span text:style-name="T2">, tetapi </text:span></text:span><text:span text:style-name="Emphasis"><text:span text:style-name="Strong_20_Emphasis"><text:span text:style-name="T2">belajar memahami pola tata bahasa, konteks kalimat, dan makna</text:span></text:span></text:span><text:span text:style-name="Emphasis"><text:span text:style-name="T2"> secara statistik dari data tersebut.</text:span></text:span><text:span text:style-name="T2"> </text:span></text:p>
                          </text:list-item>
                          <text:list-item>
                            <text:p text:style-name="P263"><text:span text:style-name="Emphasis"><text:span text:style-name="T2">Saat diberi kalimat baru, AI menggunakan pola </text:span></text:span><text:soft-page-break/><text:span text:style-name="Emphasis"><text:span text:style-name="T2">yang telah dipelajarinya untuk </text:span></text:span><text:span text:style-name="Emphasis"><text:span text:style-name="Strong_20_Emphasis"><text:span text:style-name="T2">menghasilkan terjemahan yang paling mungkin benar dan alami</text:span></text:span></text:span><text:span text:style-name="Emphasis"><text:span text:style-name="T2"> dalam bahasa target, dengan mempertimbangkan keseluruhan makna kalimat.</text:span></text:span><text:span text:style-name="T2"> </text:span></text:p>
                          </text:list-item>
                          <text:list-item>
                            <text:p text:style-name="P263"><text:span text:style-name="Emphasis"><text:span text:style-name="T2">Sebutkan bahwa kualitasnya terus meningkat seiring bertambahnya data latihan dan perbaikan algoritma.</text:span></text:span><text:span text:style-name="T2"> </text:span></text:p>
                          </text:list-item>
                        </text:list>
                      </text:list-item>
                      <text:list-item>
                        <text:p text:style-name="P32"><text:span text:style-name="Emphasis"><text:span text:style-name="T2">Gunakan </text:span></text:span><text:span text:style-name="Emphasis"><text:span text:style-name="Strong_20_Emphasis"><text:span text:style-name="T2">analogi sederhana</text:span></text:span></text:span><text:span text:style-name="Emphasis"><text:span text:style-name="T2">, misalnya seperti seseorang yang belajar bahasa asing bukan hanya dari kamus, tetapi dengan membaca jutaan buku dalam kedua bahasa sehingga secara intuitif 'merasakan' bagaimana ide dan makna mengalir antar bahasa."</text:span></text:span><text:span text:style-name="T2"> </text:span></text:p>
                      </text:list-item>
                    </text:list>
                  </text:list-item>
                </text:list>
              </text:list-item>
            </text:list>
            <text:p text:style-name="P443"/>
            <text:p text:style-name="P1">Prompt-prompt ini dirancang untuk membantu Anda menguraikan cara kerja AI di balik layanan online yang sangat umum digunakan, menjadikannya relevan dan mudah dipahami oleh pembaca awam.</text:p>
          </text:section>
          <text:section text:style-name="Sect1" text:name="feedback-form-6">
            <text:p text:style-name="P231"/>
          </text:section>
        </text:section>
        <text:section text:style-name="Sect1" text:name="1fa7c4b2623a0ed1">
          <text:p text:style-name="P1"/>
          <text:section text:style-name="Sect1" text:name="user-query-content-7">
            <text:p text:style-name="P439">Lakukan Hal yang Sama pada Bab 6 </text:p>
          </text:section>
          <text:p text:style-name="P231">Show thinking</text:p>
          <text:section text:style-name="Sect2" text:name="model-response-message-contentr_1fa7c4b2623a0ed1">
            <text:p text:style-name="P1">Oke, mari kita siapkan prompt untuk pengantar Bab 6 dan pembahasan mendalam untuk setiap subbabnya. Bab ini akan fokus pada peran AI yang seringkali tidak terlihat langsung, namun bekerja keras di balik layar dalam berbagai sistem penting.</text:p>
            <text:p text:style-name="P443"/>
            <text:p text:style-name="Text_20_body"><text:span text:style-name="Strong_20_Emphasis"><text:span text:style-name="T2">Bab 6: AI Membantu di Balik Layar</text:span></text:span></text:p>
            <text:list xml:id="list2168398191407487389" text:style-name="L246">
              <text:list-item>
                <text:p text:style-name="P264"><text:span text:style-name="Strong_20_Emphasis"><text:span text:style-name="T2">Prompt untuk Pengantar Bab 6:</text:span></text:span><text:span text:style-name="T2"> </text:span></text:p>
                <text:list>
                  <text:list-item>
                    <text:p text:style-name="P33"><text:span text:style-name="Emphasis"><text:span text:style-name="T2">"Tuliskan paragraf pengantar untuk Bab 6 yang berjudul 'AI Membantu di Balik Layar'. Awali dengan menggeser fokus dari AI yang kita interaksikan langsung di layar (Bab 5) ke peran AI yang bekerja lebih tersembunyi namun sangat berdampak dalam sistem yang kita andalkan sehari-hari. Sebutkan bahwa AI tidak hanya ada di ponsel atau rekomendasi online, tapi </text:span></text:span><text:soft-page-break/><text:span text:style-name="Emphasis"><text:span text:style-name="T2">juga menjadi 'otak' di balik aplikasi navigasi anti macet, sistem keamanan perbankan, alat bantu di dunia medis, hingga layanan pelanggan otomatis. Janjikan bahwa bab ini akan mengungkap bagaimana AI secara diam-diam membantu kelancaran, keamanan, dan efisiensi berbagai aspek kehidupan modern."</text:span></text:span><text:span text:style-name="T2"> </text:span></text:p>
                  </text:list-item>
                </text:list>
              </text:list-item>
            </text:list>
            <text:p text:style-name="P443"/>
            <text:list xml:id="list8125266220166147980" text:style-name="L247">
              <text:list-item>
                <text:p text:style-name="P34"><text:span text:style-name="Strong_20_Emphasis"><text:span text:style-name="T2">Subbab 6.1: Navigasi Anti Macet (Google Maps, Waze)</text:span></text:span></text:p>
                <text:list>
                  <text:list-item>
                    <text:p text:style-name="P265"><text:span text:style-name="Strong_20_Emphasis"><text:span text:style-name="T2">Prompt untuk Isi Subbab 6.1 (Pembahasan Mendalam):</text:span></text:span><text:span text:style-name="T2"> </text:span></text:p>
                    <text:list>
                      <text:list-item>
                        <text:p text:style-name="P265"><text:span text:style-name="Emphasis"><text:span text:style-name="T2">"Jelaskan secara mendalam namun sederhana </text:span></text:span><text:span text:style-name="Emphasis"><text:span text:style-name="Strong_20_Emphasis"><text:span text:style-name="T2">bagaimana aplikasi navigasi seperti Google Maps atau Waze menggunakan AI untuk memberikan rute terbaik dan prediksi waktu tiba yang akurat</text:span></text:span></text:span><text:span text:style-name="Emphasis"><text:span text:style-name="T2">. Jelaskan bahwa ini lebih dari sekadar peta digital biasa. Uraikan komponen utamanya:</text:span></text:span><text:span text:style-name="T2"> </text:span></text:p>
                        <text:list>
                          <text:list-item>
                            <text:p text:style-name="P265"><text:span text:style-name="Emphasis"><text:span text:style-name="Strong_20_Emphasis"><text:span text:style-name="T2">Sumber Data (dijelaskan simpel):</text:span></text:span></text:span><text:span text:style-name="T2"> </text:span></text:p>
                            <text:list>
                              <text:list-item>
                                <text:p text:style-name="P265"><text:span text:style-name="Emphasis"><text:span text:style-name="T2">Data Lokasi &amp; Kecepatan Real-time (anonim dari pengguna lain yang sedang di jalan).</text:span></text:span><text:span text:style-name="T2"> </text:span></text:p>
                              </text:list-item>
                              <text:list-item>
                                <text:p text:style-name="P265"><text:span text:style-name="Emphasis"><text:span text:style-name="T2">Data Lalu Lintas Historis (pola kemacetan di jam/hari tertentu).</text:span></text:span><text:span text:style-name="T2"> </text:span></text:p>
                              </text:list-item>
                              <text:list-item>
                                <text:p text:style-name="P265"><text:span text:style-name="Emphasis"><text:span text:style-name="T2">Informasi Jaringan Jalan (peta jalan, batas kecepatan, info penutupan/perbaikan jalan, laporan pengguna).</text:span></text:span><text:span text:style-name="T2"> </text:span></text:p>
                              </text:list-item>
                            </text:list>
                          </text:list-item>
                          <text:list-item>
                            <text:p text:style-name="P265"><text:span text:style-name="Emphasis"><text:span text:style-name="Strong_20_Emphasis"><text:span text:style-name="T2">Peran AI/ML:</text:span></text:span></text:span><text:span text:style-name="Emphasis"><text:span text:style-name="T2"> Jelaskan bagaimana algoritma AI </text:span></text:span><text:span text:style-name="Emphasis"><text:span text:style-name="Strong_20_Emphasis"><text:span text:style-name="T2">mengolah semua data ini secara bersamaan</text:span></text:span></text:span><text:span text:style-name="Emphasis"><text:span text:style-name="T2"> untuk:</text:span></text:span><text:span text:style-name="T2"> </text:span></text:p>
                            <text:list>
                              <text:list-item>
                                <text:p text:style-name="P265"><text:span text:style-name="Emphasis"><text:span text:style-name="Strong_20_Emphasis"><text:span text:style-name="T2">Memprediksi kondisi lalu lintas</text:span></text:span></text:span><text:span text:style-name="Emphasis"><text:span text:style-name="T2"> di berbagai ruas jalan dalam waktu dekat.</text:span></text:span><text:span text:style-name="T2"> </text:span></text:p>
                              </text:list-item>
                              <text:list-item>
                                <text:p text:style-name="P265"><text:span text:style-name="Emphasis"><text:span text:style-name="Strong_20_Emphasis"><text:span text:style-name="T2">Menghitung rute paling optimal</text:span></text:span></text:span><text:span text:style-name="Emphasis"><text:span text:style-name="T2"> (tercepat/terpendek) berdasarkan kondisi saat ini dan prediksi, serta terus memperbaruinya.</text:span></text:span><text:span text:style-name="T2"> </text:span></text:p>
                              </text:list-item>
                              <text:list-item>
                                <text:p text:style-name="P265"><text:span text:style-name="Emphasis"><text:span text:style-name="Strong_20_Emphasis"><text:span text:style-name="T2">Memperkirakan waktu sampai tujuan </text:span></text:span></text:span><text:soft-page-break/><text:span text:style-name="Emphasis"><text:span text:style-name="Strong_20_Emphasis"><text:span text:style-name="T2">(ETA)</text:span></text:span></text:span><text:span text:style-name="Emphasis"><text:span text:style-name="T2"> yang realistis.</text:span></text:span><text:span text:style-name="T2"> </text:span></text:p>
                              </text:list-item>
                            </text:list>
                          </text:list-item>
                        </text:list>
                      </text:list-item>
                      <text:list-item>
                        <text:p text:style-name="P265"><text:span text:style-name="Emphasis"><text:span text:style-name="T2">Gunakan </text:span></text:span><text:span text:style-name="Emphasis"><text:span text:style-name="Strong_20_Emphasis"><text:span text:style-name="T2">analogi sederhana</text:span></text:span></text:span><text:span text:style-name="Emphasis"><text:span text:style-name="T2">, misalnya seperti pusat kendali lalu lintas kota yang memiliki ribuan 'mata-mata' (ponsel pengguna) di jalan, yang terus menganalisis data untuk memandu pengemudi secara efisien."</text:span></text:span><text:span text:style-name="T2"> </text:span></text:p>
                      </text:list-item>
                    </text:list>
                  </text:list-item>
                </text:list>
              </text:list-item>
              <text:list-item>
                <text:p text:style-name="P34"><text:span text:style-name="Strong_20_Emphasis"><text:span text:style-name="T2">Subbab 6.2: Bank Mendeteksi Transaksi Mencurigakan</text:span></text:span></text:p>
                <text:list>
                  <text:list-item>
                    <text:p text:style-name="P265"><text:span text:style-name="Strong_20_Emphasis"><text:span text:style-name="T2">Prompt untuk Isi Subbab 6.2 (Pembahasan Mendalam):</text:span></text:span><text:span text:style-name="T2"> </text:span></text:p>
                    <text:list>
                      <text:list-item>
                        <text:p text:style-name="P265"><text:span text:style-name="Emphasis"><text:span text:style-name="T2">"Jelaskan secara mendalam namun sederhana </text:span></text:span><text:span text:style-name="Emphasis"><text:span text:style-name="Strong_20_Emphasis"><text:span text:style-name="T2">peran penting AI dalam sistem keamanan perbankan untuk mendeteksi penipuan (fraud)</text:span></text:span></text:span><text:span text:style-name="Emphasis"><text:span text:style-name="T2">, seperti penggunaan kartu kredit curian. Jelaskan prosesnya:</text:span></text:span><text:span text:style-name="T2"> </text:span></text:p>
                        <text:list>
                          <text:list-item>
                            <text:p text:style-name="P265"><text:span text:style-name="Emphasis"><text:span text:style-name="Strong_20_Emphasis"><text:span text:style-name="T2">Masalah:</text:span></text:span></text:span><text:span text:style-name="Emphasis"><text:span text:style-name="T2"> Maraknya penipuan finansial.</text:span></text:span><text:span text:style-name="T2"> </text:span></text:p>
                          </text:list-item>
                          <text:list-item>
                            <text:p text:style-name="P265"><text:span text:style-name="Emphasis"><text:span text:style-name="Strong_20_Emphasis"><text:span text:style-name="T2">Solusi:</text:span></text:span></text:span><text:span text:style-name="Emphasis"><text:span text:style-name="T2"> Sistem AI yang memantau transaksi secara real-time.</text:span></text:span><text:span text:style-name="T2"> </text:span></text:p>
                          </text:list-item>
                          <text:list-item>
                            <text:p text:style-name="P265"><text:span text:style-name="Emphasis"><text:span text:style-name="Strong_20_Emphasis"><text:span text:style-name="T2">Cara Kerja (Deteksi Anomali Sederhana):</text:span></text:span></text:span><text:span text:style-name="Emphasis"><text:span text:style-name="T2"> Jelaskan bahwa AI </text:span></text:span><text:span text:style-name="Emphasis"><text:span text:style-name="Strong_20_Emphasis"><text:span text:style-name="T2">'belajar' pola transaksi normal</text:span></text:span></text:span><text:span text:style-name="Emphasis"><text:span text:style-name="T2"> Anda (dan nasabah lain secara umum) dari data historis (lokasi biasa bertransaksi, jumlah rata-rata, waktu, jenis toko). Saat transaksi baru terjadi, AI </text:span></text:span><text:span text:style-name="Emphasis"><text:span text:style-name="Strong_20_Emphasis"><text:span text:style-name="T2">membandingkannya dengan pola normal</text:span></text:span></text:span><text:span text:style-name="Emphasis"><text:span text:style-name="T2"> tersebut. Jika ada </text:span></text:span><text:span text:style-name="Emphasis"><text:span text:style-name="Strong_20_Emphasis"><text:span text:style-name="T2">penyimpangan yang signifikan</text:span></text:span></text:span><text:span text:style-name="Emphasis"><text:span text:style-name="T2"> (misal: transaksi besar di luar negeri yang tiba-tiba, serangkaian transaksi aneh dalam waktu singkat), AI akan menandainya sebagai </text:span></text:span><text:span text:style-name="Emphasis"><text:span text:style-name="Strong_20_Emphasis"><text:span text:style-name="T2">'anomali' atau mencurigakan</text:span></text:span></text:span><text:span text:style-name="Emphasis"><text:span text:style-name="T2">.</text:span></text:span><text:span text:style-name="T2"> </text:span></text:p>
                          </text:list-item>
                          <text:list-item>
                            <text:p text:style-name="P265"><text:span text:style-name="Emphasis"><text:span text:style-name="Strong_20_Emphasis"><text:span text:style-name="T2">Tindakan:</text:span></text:span></text:span><text:span text:style-name="Emphasis"><text:span text:style-name="T2"> Sistem kemudian bisa mengirim peringatan (SMS/email), memblokir sementara kartu, atau meneruskannya ke petugas bank untuk diperiksa.</text:span></text:span><text:span text:style-name="T2"> </text:span></text:p>
                          </text:list-item>
                          <text:list-item>
                            <text:p text:style-name="P265"><text:span text:style-name="Emphasis"><text:span text:style-name="Strong_20_Emphasis"><text:span text:style-name="T2">Pembelajaran Berkelanjutan:</text:span></text:span></text:span><text:span text:style-name="Emphasis"><text:span text:style-name="T2"> Sistem terus belajar dari kasus penipuan yang terkonfirmasi dan masukan nasabah.</text:span></text:span><text:span text:style-name="T2"> </text:span></text:p>
                          </text:list-item>
                        </text:list>
                      </text:list-item>
                      <text:list-item>
                        <text:p text:style-name="P265"><text:span text:style-name="Emphasis"><text:span text:style-name="T2">Gunakan </text:span></text:span><text:span text:style-name="Emphasis"><text:span text:style-name="Strong_20_Emphasis"><text:span text:style-name="T2">analogi sederhana</text:span></text:span></text:span><text:span text:style-name="Emphasis"><text:span text:style-name="T2">, seperti petugas </text:span></text:span><text:soft-page-break/><text:span text:style-name="Emphasis"><text:span text:style-name="T2">keamanan pribadi yang sangat hafal rutinitas harian Anda dan langsung curiga jika ada orang lain mencoba melakukan sesuatu yang sangat tidak biasa menggunakan identitas Anda."</text:span></text:span><text:span text:style-name="T2"> </text:span></text:p>
                      </text:list-item>
                    </text:list>
                  </text:list-item>
                </text:list>
              </text:list-item>
              <text:list-item>
                <text:p text:style-name="P34"><text:span text:style-name="Strong_20_Emphasis"><text:span text:style-name="T2">Subbab 6.3: Diagnosa Awal Penyakit di Dunia Medis (Contoh Sederhana)</text:span></text:span></text:p>
                <text:list>
                  <text:list-item>
                    <text:p text:style-name="P265"><text:span text:style-name="Strong_20_Emphasis"><text:span text:style-name="T2">Prompt untuk Isi Subbab 6.3 (Pembahasan Mendalam):</text:span></text:span><text:span text:style-name="T2"> </text:span></text:p>
                    <text:list>
                      <text:list-item>
                        <text:p text:style-name="P265"><text:span text:style-name="Emphasis"><text:span text:style-name="T2">"Jelaskan secara </text:span></text:span><text:span text:style-name="Emphasis"><text:span text:style-name="Strong_20_Emphasis"><text:span text:style-name="T2">hati-hati dan sederhana</text:span></text:span></text:span><text:span text:style-name="Emphasis"><text:span text:style-name="T2"> bagaimana AI mulai digunakan sebagai </text:span></text:span><text:span text:style-name="Emphasis"><text:span text:style-name="Strong_20_Emphasis"><text:span text:style-name="T2">alat bantu</text:span></text:span></text:span><text:span text:style-name="Emphasis"><text:span text:style-name="T2"> bagi para profesional medis, khususnya dalam </text:span></text:span><text:span text:style-name="Emphasis"><text:span text:style-name="Strong_20_Emphasis"><text:span text:style-name="T2">membantu diagnosa awal</text:span></text:span></text:span><text:span text:style-name="Emphasis"><text:span text:style-name="T2">. Tekankan bahwa AI </text:span></text:span><text:span text:style-name="Emphasis"><text:span text:style-name="Strong_20_Emphasis"><text:span text:style-name="T2">bukan pengganti dokter</text:span></text:span></text:span><text:span text:style-name="Emphasis"><text:span text:style-name="T2">, melainkan asisten.</text:span></text:span><text:span text:style-name="T2"> </text:span></text:p>
                        <text:list>
                          <text:list-item>
                            <text:p text:style-name="P265"><text:span text:style-name="Emphasis"><text:span text:style-name="Strong_20_Emphasis"><text:span text:style-name="T2">Contoh 1: Analisis Citra Medis:</text:span></text:span></text:span><text:span text:style-name="Emphasis"><text:span text:style-name="T2"> Jelaskan bagaimana AI (khususnya ML yang dilatih pada ribuan contoh gambar medis seperti X-ray, CT scan, foto retina yang sudah dianalisis dokter ahli) dapat </text:span></text:span><text:span text:style-name="Emphasis"><text:span text:style-name="Strong_20_Emphasis"><text:span text:style-name="T2">belajar mengenali pola-pola halus</text:span></text:span></text:span><text:span text:style-name="Emphasis"><text:span text:style-name="T2"> yang mungkin mengindikasikan penyakit tertentu (misal: tanda awal retinopati diabetik pada mata, kemungkinan adanya nodul pada paru-paru). AI dapat </text:span></text:span><text:span text:style-name="Emphasis"><text:span text:style-name="Strong_20_Emphasis"><text:span text:style-name="T2">menandai area mencurigakan</text:span></text:span></text:span><text:span text:style-name="Emphasis"><text:span text:style-name="T2"> untuk diperiksa lebih lanjut oleh dokter.</text:span></text:span><text:span text:style-name="T2"> </text:span></text:p>
                          </text:list-item>
                          <text:list-item>
                            <text:p text:style-name="P265"><text:span text:style-name="Emphasis"><text:span text:style-name="Strong_20_Emphasis"><text:span text:style-name="T2">Contoh 2 (jika relevan): Analisis Data Rekam Medis (dijelaskan simpel):</text:span></text:span></text:span><text:span text:style-name="Emphasis"><text:span text:style-name="T2"> Singgung potensi AI menganalisis data rekam medis anonim dalam jumlah besar untuk menemukan korelasi, mengidentifikasi pasien berisiko, atau menyarankan kemungkinan diagnosa berdasarkan gejala.</text:span></text:span><text:span text:style-name="T2"> </text:span></text:p>
                          </text:list-item>
                          <text:list-item>
                            <text:p text:style-name="P265"><text:span text:style-name="Emphasis"><text:span text:style-name="Strong_20_Emphasis"><text:span text:style-name="T2">Penting:</text:span></text:span></text:span><text:span text:style-name="Emphasis"><text:span text:style-name="T2"> Selalu tekankan bahwa AI berfungsi sebagai </text:span></text:span><text:span text:style-name="Emphasis"><text:span text:style-name="Strong_20_Emphasis"><text:span text:style-name="T2">alat pendukung keputusan</text:span></text:span></text:span><text:span text:style-name="Emphasis"><text:span text:style-name="T2"> yang membantu dokter melihat pola dalam data kompleks atau citra medis, tetapi </text:span></text:span><text:span text:style-name="Emphasis"><text:span text:style-name="Strong_20_Emphasis"><text:span text:style-name="T2">diagnosis akhir dan keputusan perawatan tetap menjadi tanggung jawab dokter</text:span></text:span></text:span><text:span text:style-name="Emphasis"><text:span text:style-name="T2">.</text:span></text:span><text:span text:style-name="T2"> </text:span></text:p>
                          </text:list-item>
                        </text:list>
                      </text:list-item>
                      <text:list-item>
                        <text:p text:style-name="P265"><text:soft-page-break/><text:span text:style-name="Emphasis"><text:span text:style-name="T2">Gunakan </text:span></text:span><text:span text:style-name="Emphasis"><text:span text:style-name="Strong_20_Emphasis"><text:span text:style-name="T2">analogi sederhana</text:span></text:span></text:span><text:span text:style-name="Emphasis"><text:span text:style-name="T2">, misalnya seperti kombinasi ensiklopedia medis raksasa dengan kaca pembesar super canggih yang bisa langsung membandingkan jutaan kasus dan menyorot detail kecil pada gambar untuk dipertimbangkan dokter."</text:span></text:span><text:span text:style-name="T2"> </text:span></text:p>
                      </text:list-item>
                      <text:list-item>
                        <text:p text:style-name="P265"><text:span text:style-name="Emphasis"><text:span text:style-name="T2">(</text:span></text:span><text:span text:style-name="Emphasis"><text:span text:style-name="Strong_20_Emphasis"><text:span text:style-name="T2">Catatan:</text:span></text:span></text:span><text:span text:style-name="Emphasis"><text:span text:style-name="T2"> Jaga nada tetap realistis dan hindari klaim berlebihan tentang kemampuan AI di bidang medis saat ini untuk audiens umum).</text:span></text:span><text:span text:style-name="T2"> </text:span></text:p>
                      </text:list-item>
                    </text:list>
                  </text:list-item>
                </text:list>
              </text:list-item>
              <text:list-item>
                <text:p text:style-name="P34"><text:span text:style-name="Strong_20_Emphasis"><text:span text:style-name="T2">Subbab 6.4: Chatbot yang Menjawab Pertanyaan Anda di Website</text:span></text:span></text:p>
                <text:list>
                  <text:list-item>
                    <text:p text:style-name="P265"><text:span text:style-name="Strong_20_Emphasis"><text:span text:style-name="T2">Prompt untuk Isi Subbab 6.4 (Pembahasan Mendalam):</text:span></text:span><text:span text:style-name="T2"> </text:span></text:p>
                    <text:list>
                      <text:list-item>
                        <text:p text:style-name="P265"><text:span text:style-name="Emphasis"><text:span text:style-name="T2">"Jelaskan secara mendalam namun sederhana </text:span></text:span><text:span text:style-name="Emphasis"><text:span text:style-name="Strong_20_Emphasis"><text:span text:style-name="T2">cara kerja chatbot yang sering kita temui di website</text:span></text:span></text:span><text:span text:style-name="Emphasis"><text:span text:style-name="T2"> untuk layanan pelanggan. Bedakan antara dua jenis utama secara simpel:</text:span></text:span><text:span text:style-name="T2"> </text:span></text:p>
                        <text:list>
                          <text:list-item>
                            <text:p text:style-name="P265"><text:span text:style-name="Emphasis"><text:span text:style-name="Strong_20_Emphasis"><text:span text:style-name="T2">Chatbot Berbasis Aturan (Rule-Based):</text:span></text:span></text:span><text:span text:style-name="T2"> Jelaskan bahwa ini adalah bot yang lebih sederhana, bekerja mengikuti </text:span><text:span text:style-name="Strong_20_Emphasis"><text:span text:style-name="T2">alur percakapan atau skrip yang sudah ditentukan</text:span></text:span><text:span text:style-name="T2">. Mereka mengenali kata kunci spesifik dan memberikan jawaban yang sudah diprogram. Seringkali kesulitan jika pertanyaan di luar skrip.* </text:span></text:p>
                          </text:list-item>
                          <text:list-item>
                            <text:p text:style-name="P265"><text:span text:style-name="Emphasis"><text:span text:style-name="Strong_20_Emphasis"><text:span text:style-name="T2">Chatbot Berbasis AI (Menggunakan NLP/ML):</text:span></text:span></text:span><text:span text:style-name="T2"> Jelaskan bahwa bot yang lebih canggih ini menggunakan </text:span><text:span text:style-name="Strong_20_Emphasis"><text:span text:style-name="T2">AI (khususnya Pemrosesan Bahasa Alami/NLP)</text:span></text:span><text:span text:style-name="T2"> untuk </text:span><text:span text:style-name="Strong_20_Emphasis"><text:span text:style-name="T2">memahami maksud</text:span></text:span><text:span text:style-name="T2"> di balik pertanyaan pengguna, meskipun kalimatnya berbeda-beda. Mereka </text:span><text:span text:style-name="Strong_20_Emphasis"><text:span text:style-name="T2">'dilatih' (ML) menggunakan banyak contoh percakapan</text:span></text:span><text:span text:style-name="T2"> layanan pelanggan dan data dari pusat bantuan (knowledge base). Mereka bisa menangani pertanyaan lebih beragam, memahami konteks, dan terus belajar.* </text:span></text:p>
                          </text:list-item>
                          <text:list-item>
                            <text:p text:style-name="P265"><text:span text:style-name="Emphasis"><text:span text:style-name="T2">Sebutkan secara singkat bagaimana </text:span></text:span><text:span text:style-name="Emphasis"><text:span text:style-name="Strong_20_Emphasis"><text:span text:style-name="T2">AI Generatif terbaru</text:span></text:span></text:span><text:span text:style-name="Emphasis"><text:span text:style-name="T2"> membuat chatbot bisa </text:span></text:span><text:soft-page-break/><text:span text:style-name="Emphasis"><text:span text:style-name="T2">menghasilkan jawaban yang lebih luwes dan mirip manusia.</text:span></text:span><text:span text:style-name="T2"> </text:span></text:p>
                          </text:list-item>
                        </text:list>
                      </text:list-item>
                      <text:list-item>
                        <text:p text:style-name="P34"><text:span text:style-name="Emphasis"><text:span text:style-name="T2">Tekankan </text:span></text:span><text:span text:style-name="Emphasis"><text:span text:style-name="Strong_20_Emphasis"><text:span text:style-name="T2">bagaimana AI membantu</text:span></text:span></text:span><text:span text:style-name="Emphasis"><text:span text:style-name="T2"> (memahami bahasa, mencocokkan pertanyaan dengan jawaban relevan, belajar). Sebutkan </text:span></text:span><text:span text:style-name="Emphasis"><text:span text:style-name="Strong_20_Emphasis"><text:span text:style-name="T2">tujuannya</text:span></text:span></text:span><text:span text:style-name="Emphasis"><text:span text:style-name="T2"> (memberikan respons cepat untuk pertanyaan umum, membantu agen manusia). Gunakan </text:span></text:span><text:span text:style-name="Emphasis"><text:span text:style-name="Strong_20_Emphasis"><text:span text:style-name="T2">analogi sederhana</text:span></text:span></text:span><text:span text:style-name="Emphasis"><text:span text:style-name="T2"> untuk membedakan keduanya, misal: chatbot berbasis aturan seperti mesin penjawab telepon otomatis (tekan 1 untuk...), sedangkan chatbot AI lebih seperti staf baru yang sudah dilatih menjawab pertanyaan umum dari buku panduan dan bisa mengerti berbagai cara bertanya."</text:span></text:span><text:span text:style-name="T2"> </text:span></text:p>
                      </text:list-item>
                    </text:list>
                  </text:list-item>
                </text:list>
              </text:list-item>
            </text:list>
            <text:p text:style-name="P443"/>
            <text:p text:style-name="P1">Prompt-prompt ini akan membantu Anda menguraikan bagaimana AI bekerja secara tersembunyi namun esensial dalam berbagai sistem, melengkapi gambaran pembaca tentang kehadiran AI di era modern (AI Kini).</text:p>
          </text:section>
          <text:section text:style-name="Sect1" text:name="feedback-form-7">
            <text:p text:style-name="P231"/>
          </text:section>
        </text:section>
        <text:section text:style-name="Sect1" text:name="c05b017ef48b4495">
          <text:p text:style-name="P1"/>
          <text:section text:style-name="Sect1" text:name="user-query-content-8">
            <text:p text:style-name="P439">Lakukan Hal yang Sama pada Bab 7 </text:p>
          </text:section>
          <text:p text:style-name="P231">Show thinking</text:p>
          <text:section text:style-name="Sect2" text:name="model-response-message-contentr_c05b017ef48b4495">
            <text:p text:style-name="P1">Oke, mari kita siapkan prompt untuk pengantar Bab 7 dan pembahasan mendalam untuk setiap subbabnya. Bab ini akan membawa pembaca melihat tren terkini (per Maret 2025) dan masa depan AI, atau "AI Nanti".</text:p>
            <text:p text:style-name="P443"/>
            <text:p text:style-name="Text_20_body"><text:span text:style-name="Strong_20_Emphasis"><text:span text:style-name="T2">Bab 7: Mengintip Tren AI Terkini &amp; Masa Depan</text:span></text:span></text:p>
            <text:list xml:id="list8601181317103336586" text:style-name="L248">
              <text:list-item>
                <text:p text:style-name="P266"><text:span text:style-name="Strong_20_Emphasis"><text:span text:style-name="T2">Prompt untuk Pengantar Bab 7:</text:span></text:span><text:span text:style-name="T2"> </text:span></text:p>
                <text:list>
                  <text:list-item>
                    <text:p text:style-name="P35"><text:span text:style-name="Emphasis"><text:span text:style-name="T2">"Tuliskan paragraf pengantar untuk Bab 7 yang berjudul 'Mengintip Tren AI Terkini &amp; Masa Depan'. Awali dengan membuat transisi dari aplikasi AI yang sudah mapan (AI Kini di bab-bab sebelumnya) ke arah perkembangan AI yang sedang hangat dibicarakan dan potensi masa depannya (AI </text:span></text:span><text:soft-page-break/><text:span text:style-name="Emphasis"><text:span text:style-name="T2">Nanti). Sampaikan antusiasme mengenai pesatnya kemajuan AI belakangan ini (per awal 2025) dan bagaimana hal itu membuka kemungkinan-kemungkinan baru yang menarik. Janjikan bahwa bab ini akan mengajak pembaca melihat beberapa tren utama yang sedang berkembang pesat, seperti mobil otonomos, AI yang bisa berkreasi (Generative AI), peran AI dalam mempercepat penemuan ilmiah, hingga rumah yang semakin pintar, semuanya dijelaskan dengan bahasa yang mudah dipahami."</text:span></text:span><text:span text:style-name="T2"> </text:span></text:p>
                  </text:list-item>
                </text:list>
              </text:list-item>
            </text:list>
            <text:p text:style-name="P443"/>
            <text:list xml:id="list7412727490250559075" text:style-name="L249">
              <text:list-item>
                <text:p text:style-name="P36"><text:span text:style-name="Strong_20_Emphasis"><text:span text:style-name="T2">Subbab 7.1: Mobil yang Bisa Menyetir Sendiri (Otonomos)</text:span></text:span></text:p>
                <text:list>
                  <text:list-item>
                    <text:p text:style-name="P267"><text:span text:style-name="Strong_20_Emphasis"><text:span text:style-name="T2">Prompt untuk Isi Subbab 7.1 (Pembahasan Mendalam):</text:span></text:span><text:span text:style-name="T2"> </text:span></text:p>
                    <text:list>
                      <text:list-item>
                        <text:p text:style-name="P267"><text:span text:style-name="Emphasis"><text:span text:style-name="T2">"Jelaskan secara mendalam namun sederhana </text:span></text:span><text:span text:style-name="Emphasis"><text:span text:style-name="Strong_20_Emphasis"><text:span text:style-name="T2">konsep mobil otonomos atau self-driving car</text:span></text:span></text:span><text:span text:style-name="Emphasis"><text:span text:style-name="T2">. Jelaskan visinya (mobil berjalan tanpa sopir manusia).</text:span></text:span><text:span text:style-name="T2"> </text:span></text:p>
                        <text:list>
                          <text:list-item>
                            <text:p text:style-name="P267"><text:span text:style-name="Emphasis"><text:span text:style-name="Strong_20_Emphasis"><text:span text:style-name="T2">Cara Kerja (Konsep):</text:span></text:span></text:span><text:span text:style-name="Emphasis"><text:span text:style-name="T2"> Jelaskan secara simpel bagaimana mobil ini 'melihat' dan 'memahami' lingkungannya menggunakan berbagai </text:span></text:span><text:span text:style-name="Emphasis"><text:span text:style-name="Strong_20_Emphasis"><text:span text:style-name="T2">sensor</text:span></text:span></text:span><text:span text:style-name="Emphasis"><text:span text:style-name="T2"> (kamera, radar, LiDAR - sebut sebagai 'mata' dan 'telinga' canggih). Jelaskan peran </text:span></text:span><text:span text:style-name="Emphasis"><text:span text:style-name="Strong_20_Emphasis"><text:span text:style-name="T2">AI/ML menganalisis data sensor</text:span></text:span></text:span><text:span text:style-name="Emphasis"><text:span text:style-name="T2"> ini secara real-time untuk mengenali objek (mobil lain, pejalan kaki, rambu), memprediksi gerakan, dan membuat keputusan mengemudi (setir, gas, rem). Singgung juga pentingnya peta digital super detail.</text:span></text:span><text:span text:style-name="T2"> </text:span></text:p>
                          </text:list-item>
                          <text:list-item>
                            <text:p text:style-name="P267"><text:span text:style-name="Emphasis"><text:span text:style-name="Strong_20_Emphasis"><text:span text:style-name="T2">Tingkatan Otonomi (Singkat &amp; Simpel):</text:span></text:span></text:span><text:span text:style-name="Emphasis"><text:span text:style-name="T2"> Jelaskan bahwa tidak semua mobil 'pintar' sama, ada tingkatan dari sekadar bantuan pengemudi (sudah banyak) hingga benar-benar otonom penuh (masih dalam tahap pengembangan/uji coba terbatas per awal 2025).</text:span></text:span><text:span text:style-name="T2"> </text:span></text:p>
                          </text:list-item>
                          <text:list-item>
                            <text:p text:style-name="P267"><text:span text:style-name="Emphasis"><text:span text:style-name="Strong_20_Emphasis"><text:span text:style-name="T2">Status &amp; Tantangan (Awal 2025):</text:span></text:span></text:span><text:span text:style-name="Emphasis"><text:span text:style-name="T2"> Sampaikan secara realistis bahwa meskipun teknologinya maju pesat, mobil yang sepenuhnya otonom di </text:span></text:span><text:soft-page-break/><text:span text:style-name="Emphasis"><text:span text:style-name="T2">segala kondisi masih menghadapi tantangan besar (situasi tak terduga, cuaca buruk, regulasi, keamanan siber, biaya). Sebutkan bahwa uji coba terus berjalan di banyak tempat.</text:span></text:span><text:span text:style-name="T2"> </text:span></text:p>
                          </text:list-item>
                          <text:list-item>
                            <text:p text:style-name="P267"><text:span text:style-name="Emphasis"><text:span text:style-name="Strong_20_Emphasis"><text:span text:style-name="T2">Potensi Dampak:</text:span></text:span></text:span><text:span text:style-name="Emphasis"><text:span text:style-name="T2"> Singgung secara singkat potensi manfaat (keamanan, aksesibilitas bagi difabel/lansia, efisiensi lalu lintas) dan tantangan (lapangan kerja sopir, dilema etis saat kecelakaan tak terhindarkan).</text:span></text:span><text:span text:style-name="T2"> </text:span></text:p>
                          </text:list-item>
                        </text:list>
                      </text:list-item>
                    </text:list>
                  </text:list-item>
                </text:list>
              </text:list-item>
              <text:list-item>
                <text:p text:style-name="P36"><text:span text:style-name="Strong_20_Emphasis"><text:span text:style-name="T2">Subbab 7.2: AI yang Bisa Menciptakan Gambar dan Tulisan (Generative AI - dijelaskan simpel)</text:span></text:span></text:p>
                <text:list>
                  <text:list-item>
                    <text:p text:style-name="P267"><text:span text:style-name="Strong_20_Emphasis"><text:span text:style-name="T2">Prompt untuk Isi Subbab 7.2 (Pembahasan Mendalam):</text:span></text:span><text:span text:style-name="T2"> </text:span></text:p>
                    <text:list>
                      <text:list-item>
                        <text:p text:style-name="P267"><text:span text:style-name="Emphasis"><text:span text:style-name="T2">"Jelaskan secara mendalam namun sederhana </text:span></text:span><text:span text:style-name="Emphasis"><text:span text:style-name="Strong_20_Emphasis"><text:span text:style-name="T2">fenomena Generative AI (AI Generatif)</text:span></text:span></text:span><text:span text:style-name="Emphasis"><text:span text:style-name="T2"> yang sedang sangat populer (per awal 2025).</text:span></text:span><text:span text:style-name="T2"> </text:span></text:p>
                        <text:list>
                          <text:list-item>
                            <text:p text:style-name="P267"><text:span text:style-name="Emphasis"><text:span text:style-name="Strong_20_Emphasis"><text:span text:style-name="T2">Apa Itu AI Generatif?</text:span></text:span></text:span><text:span text:style-name="Emphasis"><text:span text:style-name="T2"> Jelaskan sebagai jenis AI yang fokus pada </text:span></text:span><text:span text:style-name="Emphasis"><text:span text:style-name="Strong_20_Emphasis"><text:span text:style-name="T2">kemampuan 'mencipta' atau 'menghasilkan' sesuatu yang baru</text:span></text:span></text:span><text:span text:style-name="Emphasis"><text:span text:style-name="T2"> (gambar, teks, musik, kode) berdasarkan pola yang dipelajarinya, bukan hanya mengklasifikasi atau memprediksi data yang ada.</text:span></text:span><text:span text:style-name="T2"> </text:span></text:p>
                          </text:list-item>
                          <text:list-item>
                            <text:p text:style-name="P267"><text:span text:style-name="Emphasis"><text:span text:style-name="Strong_20_Emphasis"><text:span text:style-name="T2">Cara Kerja (Konsep Sederhana):</text:span></text:span></text:span><text:span text:style-name="Emphasis"><text:span text:style-name="T2"> Jelaskan bahwa AI ini </text:span></text:span><text:span text:style-name="Emphasis"><text:span text:style-name="Strong_20_Emphasis"><text:span text:style-name="T2">'belajar' pola dan gaya dari data dalam jumlah masif</text:span></text:span></text:span><text:span text:style-name="Emphasis"><text:span text:style-name="T2"> (misalnya jutaan gambar beserta deskripsinya, teks dari seluruh internet). Ketika diberi </text:span></text:span><text:span text:style-name="Emphasis"><text:span text:style-name="Strong_20_Emphasis"><text:span text:style-name="T2">perintah (prompt)</text:span></text:span></text:span><text:span text:style-name="Emphasis"><text:span text:style-name="T2"> (contoh: "lukisan kucing naik sepeda gaya Van Gogh" atau "buatkan puisi tentang hujan di Jakarta"), AI menggunakan pola yang dipelajarinya untuk </text:span></text:span><text:span text:style-name="Emphasis"><text:span text:style-name="Strong_20_Emphasis"><text:span text:style-name="T2">menciptakan konten baru yang orisinal</text:span></text:span></text:span><text:span text:style-name="Emphasis"><text:span text:style-name="T2"> sesuai permintaan. Gunakan </text:span></text:span><text:span text:style-name="Emphasis"><text:span text:style-name="Strong_20_Emphasis"><text:span text:style-name="T2">analogi sederhana</text:span></text:span></text:span><text:span text:style-name="Emphasis"><text:span text:style-name="T2"> (misal: seperti musisi yang sudah mendengarkan ribuan lagu lalu bisa menciptakan lagu baru dengan gaya tertentu).</text:span></text:span><text:span text:style-name="T2"> </text:span></text:p>
                          </text:list-item>
                          <text:list-item>
                            <text:p text:style-name="P267"><text:span text:style-name="Emphasis"><text:span text:style-name="Strong_20_Emphasis"><text:span text:style-name="T2">Contoh Populer (Awal 2025):</text:span></text:span></text:span><text:span text:style-name="Emphasis"><text:span text:style-name="T2"> Sebutkan </text:span></text:span><text:soft-page-break/><text:span text:style-name="Emphasis"><text:span text:style-name="T2">kemampuan-kemampuan yang umum dikenal seperti membuat gambar dari teks, menulis berbagai jenis tulisan (email, artikel, cerita, kode), membuat musik, dll. (Bisa sebutkan konsepnya tanpa nama merek spesifik jika diinginkan).</text:span></text:span><text:span text:style-name="T2"> </text:span></text:p>
                          </text:list-item>
                          <text:list-item>
                            <text:p text:style-name="P267"><text:span text:style-name="Emphasis"><text:span text:style-name="Strong_20_Emphasis"><text:span text:style-name="T2">Potensi Dampak:</text:span></text:span></text:span><text:span text:style-name="Emphasis"><text:span text:style-name="T2"> Bahas secara seimbang potensi manfaat (alat bantu kreativitas, otomatisasi pembuatan konten, bantuan pemrograman) dan tantangan (penyebaran hoaks/deepfake, isu hak cipta, dampak pada pekerjaan kreatif).</text:span></text:span><text:span text:style-name="T2"> </text:span></text:p>
                          </text:list-item>
                        </text:list>
                      </text:list-item>
                    </text:list>
                  </text:list-item>
                </text:list>
              </text:list-item>
              <text:list-item>
                <text:p text:style-name="P36"><text:span text:style-name="Strong_20_Emphasis"><text:span text:style-name="T2">Subbab 7.3: AI Membantu Penemuan Obat dan Sains</text:span></text:span></text:p>
                <text:list>
                  <text:list-item>
                    <text:p text:style-name="P267"><text:span text:style-name="Strong_20_Emphasis"><text:span text:style-name="T2">Prompt untuk Isi Subbab 7.3 (Pembahasan Mendalam):</text:span></text:span><text:span text:style-name="T2"> </text:span></text:p>
                    <text:list>
                      <text:list-item>
                        <text:p text:style-name="P267"><text:span text:style-name="Emphasis"><text:span text:style-name="T2">"Jelaskan secara mendalam namun sederhana </text:span></text:span><text:span text:style-name="Emphasis"><text:span text:style-name="Strong_20_Emphasis"><text:span text:style-name="T2">bagaimana AI semakin berperan dalam mempercepat penemuan di bidang sains</text:span></text:span></text:span><text:span text:style-name="Emphasis"><text:span text:style-name="T2">, dengan fokus utama pada </text:span></text:span><text:span text:style-name="Emphasis"><text:span text:style-name="Strong_20_Emphasis"><text:span text:style-name="T2">penemuan obat</text:span></text:span></text:span><text:span text:style-name="Emphasis"><text:span text:style-name="T2">.</text:span></text:span><text:span text:style-name="T2"> </text:span></text:p>
                        <text:list>
                          <text:list-item>
                            <text:p text:style-name="P267"><text:span text:style-name="Emphasis"><text:span text:style-name="Strong_20_Emphasis"><text:span text:style-name="T2">AI sebagai Akselerator Riset:</text:span></text:span></text:span><text:span text:style-name="Emphasis"><text:span text:style-name="T2"> Jelaskan kemampuan AI untuk </text:span></text:span><text:span text:style-name="Emphasis"><text:span text:style-name="Strong_20_Emphasis"><text:span text:style-name="T2">mengolah dan menemukan pola dalam data ilmiah yang super besar</text:span></text:span></text:span><text:span text:style-name="Emphasis"><text:span text:style-name="T2"> (data genom, struktur molekul, jutaan jurnal ilmiah) jauh lebih cepat dari kemampuan manusia.</text:span></text:span><text:span text:style-name="T2"> </text:span></text:p>
                          </text:list-item>
                          <text:list-item>
                            <text:p text:style-name="P267"><text:span text:style-name="T2">*</text:span><text:span text:style-name="Strong_20_Emphasis"><text:span text:style-name="T2">Contoh Penemuan Obat:</text:span></text:span><text:span text:style-name="T2"> Jelaskan secara simpel bagaimana AI bisa membantu: </text:span></text:p>
                            <text:list>
                              <text:list-item>
                                <text:p text:style-name="P267"><text:span text:style-name="Emphasis"><text:span text:style-name="T2">Memprediksi interaksi antara calon molekul obat dengan target penyakit dalam tubuh.</text:span></text:span><text:span text:style-name="T2"> </text:span></text:p>
                              </text:list-item>
                              <text:list-item>
                                <text:p text:style-name="P267"><text:span text:style-name="Emphasis"><text:span text:style-name="T2">Menganalisis database senyawa kimia raksasa untuk mencari kandidat obat yang menjanjikan.</text:span></text:span><text:span text:style-name="T2"> </text:span></text:p>
                              </text:list-item>
                              <text:list-item>
                                <text:p text:style-name="P267"><text:span text:style-name="Emphasis"><text:span text:style-name="T2">Membantu merancang struktur molekul obat baru.</text:span></text:span><text:span text:style-name="T2"> </text:span></text:p>
                              </text:list-item>
                              <text:list-item>
                                <text:p text:style-name="P267"><text:span text:style-name="Emphasis"><text:span text:style-name="T2">(Sebut </text:span></text:span><text:span text:style-name="Emphasis"><text:span text:style-name="Strong_20_Emphasis"><text:span text:style-name="T2">AlphaFold</text:span></text:span></text:span><text:span text:style-name="Emphasis"><text:span text:style-name="T2"> sebagai contoh </text:span></text:span><text:soft-page-break/><text:span text:style-name="Emphasis"><text:span text:style-name="T2">terobosan penting dalam prediksi struktur protein, jelaskan manfaatnya secara sederhana).</text:span></text:span><text:span text:style-name="T2"> </text:span></text:p>
                              </text:list-item>
                            </text:list>
                          </text:list-item>
                          <text:list-item>
                            <text:p text:style-name="P267"><text:span text:style-name="Emphasis"><text:span text:style-name="T2">Tekankan bahwa AI </text:span></text:span><text:span text:style-name="Emphasis"><text:span text:style-name="Strong_20_Emphasis"><text:span text:style-name="T2">mempercepat tahap-tahap awal</text:span></text:span></text:span><text:span text:style-name="Emphasis"><text:span text:style-name="T2"> pengembangan obat yang biasanya sangat lama dan mahal.</text:span></text:span><text:span text:style-name="T2"> </text:span></text:p>
                          </text:list-item>
                          <text:list-item>
                            <text:p text:style-name="P267"><text:span text:style-name="Emphasis"><text:span text:style-name="Strong_20_Emphasis"><text:span text:style-name="T2">Contoh Sains Lain (Singkat):</text:span></text:span></text:span><text:span text:style-name="Emphasis"><text:span text:style-name="T2"> Singgung penggunaan AI di bidang lain seperti astronomi (analisis data teleskop), klimatologi (pemodelan iklim), material science (penemuan material baru).</text:span></text:span><text:span text:style-name="T2"> </text:span></text:p>
                          </text:list-item>
                          <text:list-item>
                            <text:p text:style-name="P267"><text:span text:style-name="Emphasis"><text:span text:style-name="Strong_20_Emphasis"><text:span text:style-name="T2">Fokus:</text:span></text:span></text:span><text:span text:style-name="Emphasis"><text:span text:style-name="T2"> Tekankan peran AI sebagai </text:span></text:span><text:span text:style-name="Emphasis"><text:span text:style-name="Strong_20_Emphasis"><text:span text:style-name="T2">alat bantu yang bekerja sama dengan ilmuwan</text:span></text:span></text:span><text:span text:style-name="Emphasis"><text:span text:style-name="T2">, mengatasi kompleksitas data dan mempercepat proses penemuan.</text:span></text:span><text:span text:style-name="T2"> </text:span></text:p>
                          </text:list-item>
                          <text:list-item>
                            <text:p text:style-name="P267"><text:span text:style-name="Emphasis"><text:span text:style-name="T2">Gunakan </text:span></text:span><text:span text:style-name="Emphasis"><text:span text:style-name="Strong_20_Emphasis"><text:span text:style-name="T2">analogi sederhana:</text:span></text:span></text:span><text:span text:style-name="Emphasis"><text:span text:style-name="T2"> seperti asisten peneliti super yang bisa membaca semua literatur relevan dalam sekejap, menganalisis data rumit, dan menyorot hubungan yang mungkin terlewat oleh manusia."</text:span></text:span><text:span text:style-name="T2"> </text:span></text:p>
                          </text:list-item>
                        </text:list>
                      </text:list-item>
                    </text:list>
                  </text:list-item>
                </text:list>
              </text:list-item>
              <text:list-item>
                <text:p text:style-name="P36"><text:span text:style-name="Strong_20_Emphasis"><text:span text:style-name="T2">Subbab 7.4: Rumah Pintar yang Mengerti Kebiasaan Anda</text:span></text:span></text:p>
                <text:list>
                  <text:list-item>
                    <text:p text:style-name="P267"><text:span text:style-name="Strong_20_Emphasis"><text:span text:style-name="T2">Prompt untuk Isi Subbab 7.4 (Pembahasan Mendalam):</text:span></text:span><text:span text:style-name="T2"> </text:span></text:p>
                    <text:list>
                      <text:list-item>
                        <text:p text:style-name="P267"><text:span text:style-name="Emphasis"><text:span text:style-name="T2">"Jelaskan secara mendalam namun sederhana </text:span></text:span><text:span text:style-name="Emphasis"><text:span text:style-name="Strong_20_Emphasis"><text:span text:style-name="T2">tren menuju rumah pintar (smart home) yang lebih terintegrasi dan adaptif</text:span></text:span></text:span><text:span text:style-name="Emphasis"><text:span text:style-name="T2">, ditenagai oleh AI.</text:span></text:span><text:span text:style-name="T2"> </text:span></text:p>
                        <text:list>
                          <text:list-item>
                            <text:p text:style-name="P267"><text:span text:style-name="Emphasis"><text:span text:style-name="Strong_20_Emphasis"><text:span text:style-name="T2">Lebih dari Sekadar Perintah:</text:span></text:span></text:span><text:span text:style-name="Emphasis"><text:span text:style-name="T2"> Jelaskan pergeseran dari hanya mengontrol perangkat individual (lampu, AC, kunci) menjadi sistem yang bisa </text:span></text:span><text:span text:style-name="Emphasis"><text:span text:style-name="Strong_20_Emphasis"><text:span text:style-name="T2">belajar dan mengantisipasi kebutuhan</text:span></text:span></text:span><text:span text:style-name="Emphasis"><text:span text:style-name="T2"> penghuni.</text:span></text:span><text:span text:style-name="T2"> </text:span></text:p>
                          </text:list-item>
                          <text:list-item>
                            <text:p text:style-name="P267"><text:span text:style-name="Emphasis"><text:span text:style-name="Strong_20_Emphasis"><text:span text:style-name="T2">Belajar Kebiasaan:</text:span></text:span></text:span><text:span text:style-name="Emphasis"><text:span text:style-name="T2"> Jelaskan bagaimana AI bisa </text:span></text:span><text:span text:style-name="Emphasis"><text:span text:style-name="Strong_20_Emphasis"><text:span text:style-name="T2">mempelajari rutinitas dan preferensi</text:span></text:span></text:span><text:span text:style-name="Emphasis"><text:span text:style-name="T2"> pengguna dari waktu ke waktu (kapan biasanya lampu dinyalakan/dimatikan, suhu favorit di jam tertentu, urutan aktivitas pagi hari) melalui data </text:span></text:span><text:soft-page-break/><text:span text:style-name="Emphasis"><text:span text:style-name="T2">sensor dan interaksi.</text:span></text:span><text:span text:style-name="T2"> </text:span></text:p>
                          </text:list-item>
                          <text:list-item>
                            <text:p text:style-name="P267"><text:span text:style-name="Emphasis"><text:span text:style-name="Strong_20_Emphasis"><text:span text:style-name="T2">Otomatisasi &amp; Antisipasi:</text:span></text:span></text:span><text:span text:style-name="Emphasis"><text:span text:style-name="T2"> Jelaskan bagaimana sistem kemudian bisa </text:span></text:span><text:span text:style-name="Emphasis"><text:span text:style-name="Strong_20_Emphasis"><text:span text:style-name="T2">mengotomatiskan tindakan</text:span></text:span></text:span><text:span text:style-name="Emphasis"><text:span text:style-name="T2"> (menyalakan AC sebelum penghuni tiba, mematikan lampu saat ruangan kosong, menyiapkan kopi saat alarm berbunyi) atau memberikan saran berdasarkan pola yang dipelajari.</text:span></text:span><text:span text:style-name="T2"> </text:span></text:p>
                          </text:list-item>
                          <text:list-item>
                            <text:p text:style-name="P267"><text:span text:style-name="Emphasis"><text:span text:style-name="Strong_20_Emphasis"><text:span text:style-name="T2">Integrasi Perangkat:</text:span></text:span></text:span><text:span text:style-name="Emphasis"><text:span text:style-name="T2"> Singgung tren berbagai perangkat pintar (lampu, speaker, kamera, kunci, perabot) yang bisa </text:span></text:span><text:span text:style-name="Emphasis"><text:span text:style-name="Strong_20_Emphasis"><text:span text:style-name="T2">berkomunikasi dan bekerja sama</text:span></text:span></text:span><text:span text:style-name="Emphasis"><text:span text:style-name="T2"> di bawah kendali AI pusat (seperti ekosistem Google Home/Alexa).</text:span></text:span><text:span text:style-name="T2"> </text:span></text:p>
                          </text:list-item>
                          <text:list-item>
                            <text:p text:style-name="P267"><text:span text:style-name="Emphasis"><text:span text:style-name="Strong_20_Emphasis"><text:span text:style-name="T2">Peran Data &amp; Sensor:</text:span></text:span></text:span><text:span text:style-name="Emphasis"><text:span text:style-name="T2"> Ingatkan kembali pentingnya data dari sensor (gerak, suhu, cahaya, suara) dan interaksi pengguna sebagai 'bahan bakar' untuk pembelajaran dan otomatisasi ini.</text:span></text:span><text:span text:style-name="T2"> </text:span></text:p>
                          </text:list-item>
                          <text:list-item>
                            <text:p text:style-name="P267"><text:span text:style-name="Emphasis"><text:span text:style-name="Strong_20_Emphasis"><text:span text:style-name="T2">Potensi Dampak:</text:span></text:span></text:span><text:span text:style-name="Emphasis"><text:span text:style-name="T2"> Bahas manfaat (kenyamanan, efisiensi energi, keamanan) serta potensi </text:span></text:span><text:span text:style-name="Emphasis"><text:span text:style-name="Strong_20_Emphasis"><text:span text:style-name="T2">kekhawatiran privasi</text:span></text:span></text:span><text:span text:style-name="Emphasis"><text:span text:style-name="T2"> terkait pengumpulan data yang lebih intensif di dalam rumah.</text:span></text:span><text:span text:style-name="T2"> </text:span></text:p>
                          </text:list-item>
                        </text:list>
                      </text:list-item>
                      <text:list-item>
                        <text:p text:style-name="P36"><text:span text:style-name="Emphasis"><text:span text:style-name="T2">Gunakan </text:span></text:span><text:span text:style-name="Emphasis"><text:span text:style-name="Strong_20_Emphasis"><text:span text:style-name="T2">analogi sederhana:</text:span></text:span></text:span><text:span text:style-name="Emphasis"><text:span text:style-name="T2"> seperti manajer rumah pribadi yang efisien (dan semoga tidak terlalu mengganggu) yang mempelajari kesukaan Anda dan berusaha membuat rumah senyaman dan seefisien mungkin secara otomatis."</text:span></text:span><text:span text:style-name="T2"> </text:span></text:p>
                      </text:list-item>
                    </text:list>
                  </text:list-item>
                </text:list>
              </text:list-item>
            </text:list>
            <text:p text:style-name="P443"/>
            <text:p text:style-name="P1">Prompt-prompt ini akan membantu Anda menyajikan gambaran tentang arah perkembangan AI yang menarik dan relevan (per Maret 2025) kepada pembaca umum dengan cara yang mudah dipahami.</text:p>
          </text:section>
          <text:section text:style-name="Sect1" text:name="feedback-form-8">
            <text:p text:style-name="P231"/>
          </text:section>
        </text:section>
        <text:section text:style-name="Sect1" text:name="cde76bafcc0a0f04">
          <text:p text:style-name="P1"/>
          <text:section text:style-name="Sect1" text:name="user-query-content-9">
            <text:p text:style-name="P439">Lakukan Hal yang Sama pada Bab 8 </text:p>
          </text:section>
          <text:p text:style-name="P231"><text:soft-page-break/>Show thinking</text:p>
          <text:section text:style-name="Sect2" text:name="model-response-message-contentr_cde76bafcc0a0f04">
            <text:p text:style-name="P1">Oke, mari kita siapkan prompt untuk pengantar Bab 8 dan pembahasan mendalam untuk setiap subbab (dan sub-subbabnya), dengan fokus pada diskusi yang seimbang mengenai peluang dan tantangan AI di era sekarang (awal 2025).</text:p>
            <text:p text:style-name="P443"/>
            <text:p text:style-name="Text_20_body"><text:span text:style-name="Strong_20_Emphasis"><text:span text:style-name="T2">Bab 8: Peluang dan Tantangan di Era AI</text:span></text:span></text:p>
            <text:list xml:id="list2301082019302666363" text:style-name="L250">
              <text:list-item>
                <text:p text:style-name="P268"><text:span text:style-name="Strong_20_Emphasis"><text:span text:style-name="T2">Prompt untuk Pengantar Bab 8:</text:span></text:span><text:span text:style-name="T2"> </text:span></text:p>
                <text:list>
                  <text:list-item>
                    <text:p text:style-name="P37"><text:span text:style-name="Emphasis"><text:span text:style-name="T2">"Tuliskan paragraf pengantar untuk Bab 8 yang berjudul 'Peluang dan Tantangan di Era AI'. Awali dengan merangkum bahwa bab-bab sebelumnya telah menunjukkan betapa hebatnya kemampuan AI saat ini dan potensinya di masa depan. Namun, seperti teknologi kuat lainnya, ingatkan pembaca bahwa AI juga membawa dua sisi mata uang: peluang besar untuk kemajuan dan tantangan serius yang perlu dihadapi bersama. Janjikan bahwa bab ini akan mengajak pembaca untuk merenungkan kedua sisi tersebut secara seimbang, membahas potensi manfaat AI bagi manusia, sekaligus mengupas tuntas hal-hal penting yang perlu diwaspadai seperti isu privasi, bias, dampak pekerjaan, penyebaran hoaks, hingga pentingnya etika dalam pengembangan AI."</text:span></text:span><text:span text:style-name="T2"> </text:span></text:p>
                  </text:list-item>
                </text:list>
              </text:list-item>
            </text:list>
            <text:p text:style-name="P443"/>
            <text:list xml:id="list6674177905894959122" text:style-name="L251">
              <text:list-item>
                <text:p text:style-name="P269"><text:span text:style-name="Strong_20_Emphasis"><text:span text:style-name="T2">Subbab 8.1: Potensi AI dalam Membantu Manusia (Efisiensi, Penemuan Baru)</text:span></text:span><text:span text:style-name="T2"> </text:span></text:p>
                <text:list>
                  <text:list-item>
                    <text:p text:style-name="P269"><text:span text:style-name="Strong_20_Emphasis"><text:span text:style-name="T2">Prompt untuk Isi Subbab 8.1 (Pembahasan Mendalam):</text:span></text:span><text:span text:style-name="T2"> </text:span></text:p>
                    <text:list>
                      <text:list-item>
                        <text:p text:style-name="P269"><text:span text:style-name="Emphasis"><text:span text:style-name="T2">"Jelaskan secara mendalam namun optimis mengenai </text:span></text:span><text:span text:style-name="Emphasis"><text:span text:style-name="Strong_20_Emphasis"><text:span text:style-name="T2">berbagai peluang dan potensi manfaat besar</text:span></text:span></text:span><text:span text:style-name="Emphasis"><text:span text:style-name="T2"> yang ditawarkan AI untuk kemajuan manusia dan masyarakat. Berikan contoh-contoh konkret yang mudah dipahami dalam beberapa area berikut:</text:span></text:span><text:span text:style-name="T2"> </text:span></text:p>
                        <text:list>
                          <text:list-item>
                            <text:p text:style-name="P269"><text:span text:style-name="Emphasis"><text:span text:style-name="Strong_20_Emphasis"><text:span text:style-name="T2">Peningkatan Efisiensi &amp; Produktivitas:</text:span></text:span></text:span><text:span text:style-name="Emphasis"><text:span text:style-name="T2"> (Otomatisasi tugas berulang/berbahaya di industri, optimalisasi proses bisnis/logistik, AI </text:span></text:span><text:soft-page-break/><text:span text:style-name="Emphasis"><text:span text:style-name="T2">sebagai 'asisten' yang membantu pekerjaan manusia - misal bantu coding, analisis data).</text:span></text:span><text:span text:style-name="T2"> </text:span></text:p>
                          </text:list-item>
                          <text:list-item>
                            <text:p text:style-name="P269"><text:span text:style-name="Emphasis"><text:span text:style-name="Strong_20_Emphasis"><text:span text:style-name="T2">Percepatan Penemuan &amp; Inovasi:</text:span></text:span></text:span><text:span text:style-name="Emphasis"><text:span text:style-name="T2"> (Peran AI dalam riset ilmiah, khususnya percepatan penemuan obat baru, analisis data medis kompleks, pemodelan iklim, penemuan material baru - bisa singgung lagi contoh dari Bab 7).</text:span></text:span><text:span text:style-name="T2"> </text:span></text:p>
                          </text:list-item>
                          <text:list-item>
                            <text:p text:style-name="P269"><text:span text:style-name="Emphasis"><text:span text:style-name="Strong_20_Emphasis"><text:span text:style-name="T2">Peningkatan Kualitas Hidup Sehari-hari:</text:span></text:span></text:span><text:span text:style-name="Emphasis"><text:span text:style-name="T2"> (Potensi di bidang kesehatan (diagnosis bantu, monitor kesehatan pribadi), pendidikan (pembelajaran adaptif), aksesibilitas (teknologi bantu bagi penyandang disabilitas), layanan publik yang lebih efisien).</text:span></text:span><text:span text:style-name="T2"> </text:span></text:p>
                          </text:list-item>
                          <text:list-item>
                            <text:p text:style-name="P269"><text:span text:style-name="Emphasis"><text:span text:style-name="Strong_20_Emphasis"><text:span text:style-name="T2">Alat Kreativitas Baru:</text:span></text:span></text:span><text:span text:style-name="Emphasis"><text:span text:style-name="T2"> (Potensi positif AI Generatif sebagai alat bantu seniman, musisi, penulis, desainer).</text:span></text:span><text:span text:style-name="T2"> </text:span></text:p>
                          </text:list-item>
                        </text:list>
                      </text:list-item>
                      <text:list-item>
                        <text:p text:style-name="P38"><text:span text:style-name="Emphasis"><text:span text:style-name="T2">Bingkai pembahasan ini dengan gagasan bahwa </text:span></text:span><text:span text:style-name="Emphasis"><text:span text:style-name="Strong_20_Emphasis"><text:span text:style-name="T2">AI adalah alat (tool) yang sangat kuat</text:span></text:span></text:span><text:span text:style-name="Emphasis"><text:span text:style-name="T2"> yang bila digunakan secara bijak dapat membantu memecahkan masalah besar dan meningkatkan potensi manusia."</text:span></text:span><text:span text:style-name="T2"> </text:span></text:p>
                      </text:list-item>
                    </text:list>
                  </text:list-item>
                </text:list>
              </text:list-item>
            </text:list>
            <text:p text:style-name="P443"/>
            <text:list xml:id="list3852778731853578684" text:style-name="L252">
              <text:list-item>
                <text:p text:style-name="P270"><text:span text:style-name="Strong_20_Emphasis"><text:span text:style-name="T2">Subbab 8.2: Hal yang Perlu Diwaspadai:</text:span></text:span><text:span text:style-name="T2"> </text:span></text:p>
                <text:list>
                  <text:list-item>
                    <text:p text:style-name="P39"><text:span text:style-name="Strong_20_Emphasis"><text:span text:style-name="T2">Prompt untuk Pengantar Subbab 8.2:</text:span></text:span></text:p>
                    <text:list>
                      <text:list-item>
                        <text:p text:style-name="P270"><text:span text:style-name="Emphasis"><text:span text:style-name="T2">"Tuliskan kalimat pengantar singkat untuk subbab ini, menyatakan bahwa di samping semua potensi manfaatnya, ada beberapa </text:span></text:span><text:span text:style-name="Emphasis"><text:span text:style-name="Strong_20_Emphasis"><text:span text:style-name="T2">risiko dan tantangan serius terkait AI</text:span></text:span></text:span><text:span text:style-name="Emphasis"><text:span text:style-name="T2"> yang perlu kita pahami dan waspadai bersama agar dampaknya bisa dikelola secara positif."</text:span></text:span><text:span text:style-name="T2"> </text:span></text:p>
                      </text:list-item>
                    </text:list>
                  </text:list-item>
                  <text:list-item>
                    <text:p text:style-name="P39"><text:span text:style-name="Strong_20_Emphasis"><text:span text:style-name="T2">Sub-subbab 8.2.1: Privasi Data Kita</text:span></text:span></text:p>
                    <text:list>
                      <text:list-item>
                        <text:p text:style-name="P270"><text:span text:style-name="Strong_20_Emphasis"><text:span text:style-name="T2">Prompt untuk Isi Sub-subbab 8.2.1 (Pembahasan Mendalam):</text:span></text:span><text:span text:style-name="T2"> </text:span></text:p>
                        <text:list>
                          <text:list-item>
                            <text:p text:style-name="P270"><text:span text:style-name="Emphasis"><text:span text:style-name="T2">"Jelaskan secara mendalam namun sederhana </text:span></text:span><text:span text:style-name="Emphasis"><text:span text:style-name="Strong_20_Emphasis"><text:span text:style-name="T2">risiko terhadap privasi data pribadi</text:span></text:span></text:span><text:span text:style-name="Emphasis"><text:span text:style-name="T2"> yang muncul seiring meluasnya penggunaan AI. </text:span></text:span><text:soft-page-break/><text:span text:style-name="Emphasis"><text:span text:style-name="T2">Ingatkan kembali (dari Bab 3) bahwa AI 'haus' data.</text:span></text:span><text:span text:style-name="T2"> </text:span></text:p>
                            <text:list>
                              <text:list-item>
                                <text:p text:style-name="P270"><text:span text:style-name="Emphasis"><text:span text:style-name="Strong_20_Emphasis"><text:span text:style-name="T2">Risiko Utama:</text:span></text:span></text:span><text:span text:style-name="Emphasis"><text:span text:style-name="T2"> Jelaskan potensi terjadinya </text:span></text:span><text:span text:style-name="Emphasis"><text:span text:style-name="Strong_20_Emphasis"><text:span text:style-name="T2">kebocoran data</text:span></text:span></text:span><text:span text:style-name="Emphasis"><text:span text:style-name="T2"> (informasi sensitif dicuri), </text:span></text:span><text:span text:style-name="Emphasis"><text:span text:style-name="Strong_20_Emphasis"><text:span text:style-name="T2">penyalahgunaan data pribadi</text:span></text:span></text:span><text:span text:style-name="Emphasis"><text:span text:style-name="T2"> (untuk manipulasi, pengawasan berlebihan, diskriminasi), </text:span></text:span><text:span text:style-name="Emphasis"><text:span text:style-name="Strong_20_Emphasis"><text:span text:style-name="T2">kurangnya transparansi</text:span></text:span></text:span><text:span text:style-name="Emphasis"><text:span text:style-name="T2"> penggunaan data oleh sistem AI, dan bagaimana data dari berbagai sumber bisa </text:span></text:span><text:span text:style-name="Emphasis"><text:span text:style-name="Strong_20_Emphasis"><text:span text:style-name="T2">digabungkan untuk mengidentifikasi individu</text:span></text:span></text:span><text:span text:style-name="Emphasis"><text:span text:style-name="T2">.</text:span></text:span><text:span text:style-name="T2"> </text:span></text:p>
                              </text:list-item>
                              <text:list-item>
                                <text:p text:style-name="P270"><text:span text:style-name="Emphasis"><text:span text:style-name="Strong_20_Emphasis"><text:span text:style-name="T2">Contoh Konkret:</text:span></text:span></text:span><text:span text:style-name="Emphasis"><text:span text:style-name="T2"> Sebutkan contoh yang relevan (pelacakan online untuk iklan tertarget, data dari perangkat pintar di rumah, penggunaan teknologi pengenalan wajah di ruang publik).</text:span></text:span><text:span text:style-name="T2"> </text:span></text:p>
                              </text:list-item>
                              <text:list-item>
                                <text:p text:style-name="P270"><text:span text:style-name="Emphasis"><text:span text:style-name="Strong_20_Emphasis"><text:span text:style-name="T2">Pentingnya Perlindungan:</text:span></text:span></text:span><text:span text:style-name="Emphasis"><text:span text:style-name="T2"> Tekankan perlunya </text:span></text:span><text:span text:style-name="Emphasis"><text:span text:style-name="Strong_20_Emphasis"><text:span text:style-name="T2">aturan perlindungan data yang kuat (seperti UU PDP di Indonesia)</text:span></text:span></text:span><text:span text:style-name="Emphasis"><text:span text:style-name="T2">, kontrol pengguna atas data mereka, dan praktik pengelolaan data yang etis oleh pengembang AI."</text:span></text:span><text:span text:style-name="T2"> </text:span></text:p>
                              </text:list-item>
                            </text:list>
                          </text:list-item>
                        </text:list>
                      </text:list-item>
                    </text:list>
                  </text:list-item>
                  <text:list-item>
                    <text:p text:style-name="P39"><text:span text:style-name="Strong_20_Emphasis"><text:span text:style-name="T2">Sub-subbab 8.2.2: Bias dalam AI (Ketidakadilan Algoritma)</text:span></text:span></text:p>
                    <text:list>
                      <text:list-item>
                        <text:p text:style-name="P270"><text:span text:style-name="Strong_20_Emphasis"><text:span text:style-name="T2">Prompt untuk Isi Sub-subbab 8.2.2 (Pembahasan Mendalam):</text:span></text:span><text:span text:style-name="T2"> </text:span></text:p>
                        <text:list>
                          <text:list-item>
                            <text:p text:style-name="P270"><text:span text:style-name="Emphasis"><text:span text:style-name="T2">"Jelaskan secara mendalam namun sederhana </text:span></text:span><text:span text:style-name="Emphasis"><text:span text:style-name="Strong_20_Emphasis"><text:span text:style-name="T2">bagaimana AI bisa menjadi bias dan menyebabkan ketidakadilan (algorithmic unfairness)</text:span></text:span></text:span><text:span text:style-name="Emphasis"><text:span text:style-name="T2">.</text:span></text:span><text:span text:style-name="T2"> </text:span></text:p>
                            <text:list>
                              <text:list-item>
                                <text:p text:style-name="P270"><text:span text:style-name="Emphasis"><text:span text:style-name="Strong_20_Emphasis"><text:span text:style-name="T2">Sumber Bias:</text:span></text:span></text:span><text:span text:style-name="Emphasis"><text:span text:style-name="T2"> Jelaskan bahwa AI belajar dari data, dan jika </text:span></text:span><text:span text:style-name="Emphasis"><text:span text:style-name="Strong_20_Emphasis"><text:span text:style-name="T2">data latihannya mencerminkan bias yang sudah ada di masyarakat</text:span></text:span></text:span><text:span text:style-name="Emphasis"><text:span text:style-name="T2"> (misal: data historis rekrutmen yang diskriminatif, data medis </text:span></text:span><text:soft-page-break/><text:span text:style-name="Emphasis"><text:span text:style-name="T2">yang kurang mewakili kelompok tertentu), maka AI akan </text:span></text:span><text:span text:style-name="Emphasis"><text:span text:style-name="Strong_20_Emphasis"><text:span text:style-name="T2">mempelajari dan bahkan memperkuat bias</text:span></text:span></text:span><text:span text:style-name="Emphasis"><text:span text:style-name="T2"> tersebut.</text:span></text:span><text:span text:style-name="T2"> </text:span></text:p>
                              </text:list-item>
                              <text:list-item>
                                <text:p text:style-name="P270"><text:span text:style-name="Emphasis"><text:span text:style-name="Strong_20_Emphasis"><text:span text:style-name="T2">Contoh Dampak Negatif:</text:span></text:span></text:span><text:span text:style-name="Emphasis"><text:span text:style-name="T2"> Berikan contoh simpel bagaimana bias ini bisa merugikan: (Sistem pengenalan wajah yang akurasinya rendah untuk warna kulit tertentu, AI rekrutmen yang cenderung memilih gender tertentu, sistem kredit yang mendiskriminasi kelompok minoritas).</text:span></text:span><text:span text:style-name="T2"> </text:span></text:p>
                              </text:list-item>
                              <text:list-item>
                                <text:p text:style-name="P270"><text:span text:style-name="Emphasis"><text:span text:style-name="Strong_20_Emphasis"><text:span text:style-name="T2">Tantangan:</text:span></text:span></text:span><text:span text:style-name="Emphasis"><text:span text:style-name="T2"> Jelaskan bahwa bias ini kadang </text:span></text:span><text:span text:style-name="Emphasis"><text:span text:style-name="Strong_20_Emphasis"><text:span text:style-name="T2">tersembunyi dan sulit dideteksi/diperbaiki</text:span></text:span></text:span><text:span text:style-name="Emphasis"><text:span text:style-name="T2">.</text:span></text:span><text:span text:style-name="T2"> </text:span></text:p>
                              </text:list-item>
                              <text:list-item>
                                <text:p text:style-name="P270"><text:span text:style-name="Emphasis"><text:span text:style-name="Strong_20_Emphasis"><text:span text:style-name="T2">Solusi:</text:span></text:span></text:span><text:span text:style-name="Emphasis"><text:span text:style-name="T2"> Tekankan pentingnya menggunakan </text:span></text:span><text:span text:style-name="Emphasis"><text:span text:style-name="Strong_20_Emphasis"><text:span text:style-name="T2">data yang beragam dan representatif</text:span></text:span></text:span><text:span text:style-name="Emphasis"><text:span text:style-name="T2">, merancang model dengan hati-hati, melakukan </text:span></text:span><text:span text:style-name="Emphasis"><text:span text:style-name="Strong_20_Emphasis"><text:span text:style-name="T2">audit keadilan (fairness audit)</text:span></text:span></text:span><text:span text:style-name="Emphasis"><text:span text:style-name="T2">, dan </text:span></text:span><text:span text:style-name="Emphasis"><text:span text:style-name="Strong_20_Emphasis"><text:span text:style-name="T2">pengawasan manusia</text:span></text:span></text:span><text:span text:style-name="Emphasis"><text:span text:style-name="T2">.</text:span></text:span><text:span text:style-name="T2"> </text:span></text:p>
                              </text:list-item>
                              <text:list-item>
                                <text:p text:style-name="P270"><text:span text:style-name="Emphasis"><text:span text:style-name="T2">Gunakan </text:span></text:span><text:span text:style-name="Emphasis"><text:span text:style-name="Strong_20_Emphasis"><text:span text:style-name="T2">analogi sederhana:</text:span></text:span></text:span><text:span text:style-name="Emphasis"><text:span text:style-name="T2"> seperti murid yang hanya belajar dari buku pelajaran yang bias, kemungkinan besar pandangannya juga akan bias."</text:span></text:span><text:span text:style-name="T2"> </text:span></text:p>
                              </text:list-item>
                            </text:list>
                          </text:list-item>
                        </text:list>
                      </text:list-item>
                    </text:list>
                  </text:list-item>
                  <text:list-item>
                    <text:p text:style-name="P39"><text:span text:style-name="Strong_20_Emphasis"><text:span text:style-name="T2">Sub-subbab 8.2.3: Pengaruh pada Lapangan Pekerjaan</text:span></text:span></text:p>
                    <text:list>
                      <text:list-item>
                        <text:p text:style-name="P270"><text:span text:style-name="Strong_20_Emphasis"><text:span text:style-name="T2">Prompt untuk Isi Sub-subbab 8.2.3 (Pembahasan Mendalam):</text:span></text:span><text:span text:style-name="T2"> </text:span></text:p>
                        <text:list>
                          <text:list-item>
                            <text:p text:style-name="P270"><text:span text:style-name="Emphasis"><text:span text:style-name="T2">"Diskusikan secara </text:span></text:span><text:span text:style-name="Emphasis"><text:span text:style-name="Strong_20_Emphasis"><text:span text:style-name="T2">seimbang dan realistis</text:span></text:span></text:span><text:span text:style-name="Emphasis"><text:span text:style-name="T2"> mengenai </text:span></text:span><text:span text:style-name="Emphasis"><text:span text:style-name="Strong_20_Emphasis"><text:span text:style-name="T2">potensi dampak AI terhadap dunia kerja</text:span></text:span></text:span><text:span text:style-name="Emphasis"><text:span text:style-name="T2">.</text:span></text:span><text:span text:style-name="T2"> </text:span></text:p>
                            <text:list>
                              <text:list-item>
                                <text:p text:style-name="P270"><text:span text:style-name="Emphasis"><text:span text:style-name="Strong_20_Emphasis"><text:span text:style-name="T2">Potensi Otomatisasi &amp; Disrupsi:</text:span></text:span></text:span><text:span text:style-name="Emphasis"><text:span text:style-name="T2"> Akui bahwa AI memang bisa </text:span></text:span><text:span text:style-name="Emphasis"><text:span text:style-name="Strong_20_Emphasis"><text:span text:style-name="T2">mengotomatiskan banyak tugas</text:span></text:span></text:span><text:span text:style-name="Emphasis"><text:span text:style-name="T2"> yang saat ini dilakukan manusia, yang berpotensi </text:span></text:span><text:span text:style-name="Emphasis"><text:span text:style-name="Strong_20_Emphasis"><text:span text:style-name="T2">menggantikan beberapa </text:span></text:span></text:span><text:soft-page-break/><text:span text:style-name="Emphasis"><text:span text:style-name="Strong_20_Emphasis"><text:span text:style-name="T2">jenis pekerjaan</text:span></text:span></text:span><text:span text:style-name="Emphasis"><text:span text:style-name="T2"> (misal: entri data, layanan pelanggan dasar, mungkin sopir di masa depan).</text:span></text:span><text:span text:style-name="T2"> </text:span></text:p>
                              </text:list-item>
                              <text:list-item>
                                <text:p text:style-name="P270"><text:span text:style-name="Emphasis"><text:span text:style-name="Strong_20_Emphasis"><text:span text:style-name="T2">Transformasi &amp; Penciptaan Pekerjaan Baru:</text:span></text:span></text:span><text:span text:style-name="Emphasis"><text:span text:style-name="T2"> Jelaskan bahwa AI juga akan </text:span></text:span><text:span text:style-name="Emphasis"><text:span text:style-name="Strong_20_Emphasis"><text:span text:style-name="T2">mengubah cara kerja</text:span></text:span></text:span><text:span text:style-name="Emphasis"><text:span text:style-name="T2"> di banyak bidang (membutuhkan kolaborasi manusia-AI) dan </text:span></text:span><text:span text:style-name="Emphasis"><text:span text:style-name="Strong_20_Emphasis"><text:span text:style-name="T2">menciptakan jenis pekerjaan baru</text:span></text:span></text:span><text:span text:style-name="Emphasis"><text:span text:style-name="T2"> (pengembang AI, ahli data, spesialis etika AI, teknisi pemeliharaan AI, pekerjaan di industri baru yang dimungkinkan oleh AI).</text:span></text:span><text:span text:style-name="T2"> </text:span></text:p>
                              </text:list-item>
                              <text:list-item>
                                <text:p text:style-name="P270"><text:span text:style-name="Emphasis"><text:span text:style-name="Strong_20_Emphasis"><text:span text:style-name="T2">Pergeseran Kebutuhan Skill:</text:span></text:span></text:span><text:span text:style-name="Emphasis"><text:span text:style-name="T2"> Tekankan kemungkinan meningkatnya permintaan untuk </text:span></text:span><text:span text:style-name="Emphasis"><text:span text:style-name="Strong_20_Emphasis"><text:span text:style-name="T2">keterampilan yang sulit diotomatisasi</text:span></text:span></text:span><text:span text:style-name="Emphasis"><text:span text:style-name="T2"> oleh AI (berpikir kritis, kreativitas, kecerdasan emosional, pemecahan masalah kompleks) serta </text:span></text:span><text:span text:style-name="Emphasis"><text:span text:style-name="Strong_20_Emphasis"><text:span text:style-name="T2">keterampilan teknis</text:span></text:span></text:span><text:span text:style-name="Emphasis"><text:span text:style-name="T2"> terkait AI.</text:span></text:span><text:span text:style-name="T2"> </text:span></text:p>
                              </text:list-item>
                              <text:list-item>
                                <text:p text:style-name="P270"><text:span text:style-name="Emphasis"><text:span text:style-name="Strong_20_Emphasis"><text:span text:style-name="T2">Pentingnya Adaptasi:</text:span></text:span></text:span><text:span text:style-name="Emphasis"><text:span text:style-name="T2"> Tekankan perlunya </text:span></text:span><text:span text:style-name="Emphasis"><text:span text:style-name="Strong_20_Emphasis"><text:span text:style-name="T2">pendidikan, program pelatihan ulang (reskilling/upskilling)</text:span></text:span></text:span><text:span text:style-name="Emphasis"><text:span text:style-name="T2">, dan mungkin jaring pengaman sosial untuk membantu masyarakat dan pekerja beradaptasi dengan perubahan ini. Hindari ramalan kiamat pekerjaan, fokus pada transisi dan adaptasi."</text:span></text:span><text:span text:style-name="T2"> </text:span></text:p>
                              </text:list-item>
                            </text:list>
                          </text:list-item>
                        </text:list>
                      </text:list-item>
                    </text:list>
                  </text:list-item>
                  <text:list-item>
                    <text:p text:style-name="P39"><text:span text:style-name="Strong_20_Emphasis"><text:span text:style-name="T2">Sub-subbab 8.2.4: Hoax dan Deepfake</text:span></text:span></text:p>
                    <text:list>
                      <text:list-item>
                        <text:p text:style-name="P270"><text:span text:style-name="Strong_20_Emphasis"><text:span text:style-name="T2">Prompt untuk Isi Sub-subbab 8.2.4 (Pembahasan Mendalam):</text:span></text:span><text:span text:style-name="T2"> </text:span></text:p>
                        <text:list>
                          <text:list-item>
                            <text:p text:style-name="P270"><text:span text:style-name="Emphasis"><text:span text:style-name="T2">"Jelaskan secara mendalam namun sederhana </text:span></text:span><text:span text:style-name="Emphasis"><text:span text:style-name="Strong_20_Emphasis"><text:span text:style-name="T2">ancaman penyebaran informasi palsu (hoax)</text:span></text:span></text:span><text:span text:style-name="Emphasis"><text:span text:style-name="T2"> yang diperparah oleh AI, khususnya </text:span></text:span><text:span text:style-name="Emphasis"><text:span text:style-name="Strong_20_Emphasis"><text:span text:style-name="T2">deepfake</text:span></text:span></text:span><text:span text:style-name="Emphasis"><text:span text:style-name="T2"> (kaitkan dengan AI Generatif di Bab 7).</text:span></text:span><text:span text:style-name="T2"> </text:span></text:p>
                            <text:list>
                              <text:list-item>
                                <text:p text:style-name="P270"><text:span text:style-name="Emphasis"><text:span text:style-name="Strong_20_Emphasis"><text:span text:style-name="T2">Sisi Gelap AI Generatif:</text:span></text:span></text:span><text:span text:style-name="Emphasis"><text:span text:style-name="T2"> Jelaskan bahwa teknologi yang sama untuk kreativitas </text:span></text:span><text:soft-page-break/><text:span text:style-name="Emphasis"><text:span text:style-name="T2">bisa dipakai untuk membuat </text:span></text:span><text:span text:style-name="Emphasis"><text:span text:style-name="Strong_20_Emphasis"><text:span text:style-name="T2">konten palsu yang sangat realistis</text:span></text:span></text:span><text:span text:style-name="Emphasis"><text:span text:style-name="T2"> (teks, gambar, suara, video).</text:span></text:span><text:span text:style-name="T2"> </text:span></text:p>
                              </text:list-item>
                              <text:list-item>
                                <text:p text:style-name="P270"><text:span text:style-name="Emphasis"><text:span text:style-name="Strong_20_Emphasis"><text:span text:style-name="T2">Apa itu Deepfake?</text:span></text:span></text:span><text:span text:style-name="Emphasis"><text:span text:style-name="T2"> Jelaskan secara sederhana sebagai video atau rekaman suara hasil rekayasa AI yang </text:span></text:span><text:span text:style-name="Emphasis"><text:span text:style-name="Strong_20_Emphasis"><text:span text:style-name="T2">meyakinkan seolah-olah seseorang mengatakan atau melakukan sesuatu yang tidak pernah terjadi</text:span></text:span></text:span><text:span text:style-name="Emphasis"><text:span text:style-name="T2">.</text:span></text:span><text:span text:style-name="T2"> </text:span></text:p>
                              </text:list-item>
                              <text:list-item>
                                <text:p text:style-name="P270"><text:span text:style-name="Emphasis"><text:span text:style-name="Strong_20_Emphasis"><text:span text:style-name="T2">Bahayanya:</text:span></text:span></text:span><text:span text:style-name="Emphasis"><text:span text:style-name="T2"> Jelaskan potensi dampak negatifnya (menyebarkan disinformasi politik, merusak reputasi orang, alat penipuan canggih, mengikis kepercayaan pada media dan informasi).</text:span></text:span><text:span text:style-name="T2"> </text:span></text:p>
                              </text:list-item>
                              <text:list-item>
                                <text:p text:style-name="P270"><text:span text:style-name="Emphasis"><text:span text:style-name="Strong_20_Emphasis"><text:span text:style-name="T2">Tantangan Deteksi:</text:span></text:span></text:span><text:span text:style-name="Emphasis"><text:span text:style-name="T2"> Sebutkan sulitnya mendeteksi deepfake yang semakin canggih dan cepatnya penyebaran di internet.</text:span></text:span><text:span text:style-name="T2"> </text:span></text:p>
                              </text:list-item>
                              <text:list-item>
                                <text:p text:style-name="P39"><text:span text:style-name="Emphasis"><text:span text:style-name="Strong_20_Emphasis"><text:span text:style-name="T2">Pentingnya Literasi &amp; Kewaspadaan:</text:span></text:span></text:span><text:span text:style-name="Emphasis"><text:span text:style-name="T2"> Tekankan pentingnya </text:span></text:span><text:span text:style-name="Emphasis"><text:span text:style-name="Strong_20_Emphasis"><text:span text:style-name="T2">kemampuan berpikir kritis, literasi media</text:span></text:span></text:span><text:span text:style-name="Emphasis"><text:span text:style-name="T2">, sikap skeptis terhadap konten online, serta pengembangan alat bantu (termasuk AI lain) untuk mendeteksi manipulasi (meskipun ini seperti perlombaan senjata teknologi)."</text:span></text:span><text:span text:style-name="T2"> </text:span></text:p>
                              </text:list-item>
                            </text:list>
                          </text:list-item>
                        </text:list>
                      </text:list-item>
                    </text:list>
                  </text:list-item>
                </text:list>
              </text:list-item>
            </text:list>
            <text:p text:style-name="P443"/>
            <text:list xml:id="list6821712007123158745" text:style-name="L253">
              <text:list-item>
                <text:p text:style-name="P271"><text:span text:style-name="Strong_20_Emphasis"><text:span text:style-name="T2">Subbab 8.3: Pentingnya Etika dalam Pengembangan AI</text:span></text:span><text:span text:style-name="T2"> </text:span></text:p>
                <text:list>
                  <text:list-item>
                    <text:p text:style-name="P271"><text:span text:style-name="Strong_20_Emphasis"><text:span text:style-name="T2">Prompt untuk Isi Subbab 8.3 (Pembahasan Mendalam):</text:span></text:span><text:span text:style-name="T2"> </text:span></text:p>
                    <text:list>
                      <text:list-item>
                        <text:p text:style-name="P271"><text:span text:style-name="Emphasis"><text:span text:style-name="T2">"Jelaskan secara mendalam </text:span></text:span><text:span text:style-name="Emphasis"><text:span text:style-name="Strong_20_Emphasis"><text:span text:style-name="T2">mengapa etika sangat penting</text:span></text:span></text:span><text:span text:style-name="Emphasis"><text:span text:style-name="T2"> dalam seluruh siklus pengembangan dan penerapan AI.</text:span></text:span><text:span text:style-name="T2"> </text:span></text:p>
                        <text:list>
                          <text:list-item>
                            <text:p text:style-name="P271"><text:span text:style-name="Emphasis"><text:span text:style-name="Strong_20_Emphasis"><text:span text:style-name="T2">AI Tidak Netral:</text:span></text:span></text:span><text:span text:style-name="Emphasis"><text:span text:style-name="T2"> Tekankan bahwa sistem AI </text:span></text:span><text:span text:style-name="Emphasis"><text:span text:style-name="Strong_20_Emphasis"><text:span text:style-name="T2">tidak bebas nilai</text:span></text:span></text:span><text:span text:style-name="Emphasis"><text:span text:style-name="T2">; ia mencerminkan pilihan, tujuan, dan bias dari pembuatnya serta konteks </text:span></text:span><text:soft-page-break/><text:span text:style-name="Emphasis"><text:span text:style-name="T2">sosialnya.</text:span></text:span><text:span text:style-name="T2"> </text:span></text:p>
                          </text:list-item>
                          <text:list-item>
                            <text:p text:style-name="P271"><text:span text:style-name="Emphasis"><text:span text:style-name="Strong_20_Emphasis"><text:span text:style-name="T2">Butuh Panduan:</text:span></text:span></text:span><text:span text:style-name="Emphasis"><text:span text:style-name="T2"> Argumenkan bahwa karena dampak AI yang begitu besar (baik positif maupun negatif, seperti dibahas di 8.1 &amp; 8.2), sangat </text:span></text:span><text:span text:style-name="Emphasis"><text:span text:style-name="Strong_20_Emphasis"><text:span text:style-name="T2">krusial untuk memiliki dan mengikuti prinsip-prinsip etika</text:span></text:span></text:span><text:span text:style-name="Emphasis"><text:span text:style-name="T2">.</text:span></text:span><text:span text:style-name="T2"> </text:span></text:p>
                          </text:list-item>
                          <text:list-item>
                            <text:p text:style-name="P271"><text:span text:style-name="Emphasis"><text:span text:style-name="Strong_20_Emphasis"><text:span text:style-name="T2">Prinsip Etika Kunci (dijelaskan simpel):</text:span></text:span></text:span><text:span text:style-name="Emphasis"><text:span text:style-name="T2"> Sebutkan beberapa konsep inti seperti </text:span></text:span><text:span text:style-name="Emphasis"><text:span text:style-name="Strong_20_Emphasis"><text:span text:style-name="T2">keadilan</text:span></text:span></text:span><text:span text:style-name="Emphasis"><text:span text:style-name="T2"> (menghindari bias diskriminatif), </text:span></text:span><text:span text:style-name="Emphasis"><text:span text:style-name="Strong_20_Emphasis"><text:span text:style-name="T2">transparansi</text:span></text:span></text:span><text:span text:style-name="Emphasis"><text:span text:style-name="T2"> (bisa dipahami cara AI mengambil keputusan), </text:span></text:span><text:span text:style-name="Emphasis"><text:span text:style-name="Strong_20_Emphasis"><text:span text:style-name="T2">akuntabilitas</text:span></text:span></text:span><text:span text:style-name="Emphasis"><text:span text:style-name="T2"> (siapa yang bertanggung jawab jika AI salah?), </text:span></text:span><text:span text:style-name="Emphasis"><text:span text:style-name="Strong_20_Emphasis"><text:span text:style-name="T2">privasi &amp; keamanan data</text:span></text:span></text:span><text:span text:style-name="Emphasis"><text:span text:style-name="T2">, </text:span></text:span><text:span text:style-name="Emphasis"><text:span text:style-name="Strong_20_Emphasis"><text:span text:style-name="T2">kesejahteraan manusia</text:span></text:span></text:span><text:span text:style-name="Emphasis"><text:span text:style-name="T2"> (human well-being), dan memastikan AI </text:span></text:span><text:span text:style-name="Emphasis"><text:span text:style-name="Strong_20_Emphasis"><text:span text:style-name="T2">bermanfaat bagi kemanusiaan</text:span></text:span></text:span><text:span text:style-name="Emphasis"><text:span text:style-name="T2">.</text:span></text:span><text:span text:style-name="T2"> </text:span></text:p>
                          </text:list-item>
                          <text:list-item>
                            <text:p text:style-name="P271"><text:span text:style-name="Emphasis"><text:span text:style-name="Strong_20_Emphasis"><text:span text:style-name="T2">Tanggung Jawab Bersama:</text:span></text:span></text:span><text:span text:style-name="Emphasis"><text:span text:style-name="T2"> Sampaikan bahwa memastikan AI yang etis bukan hanya tugas perusahaan teknologi, tetapi melibatkan </text:span></text:span><text:span text:style-name="Emphasis"><text:span text:style-name="Strong_20_Emphasis"><text:span text:style-name="T2">peneliti, pemerintah (pembuat kebijakan), pelaku bisnis, akademisi, dan masyarakat luas</text:span></text:span></text:span><text:span text:style-name="Emphasis"><text:span text:style-name="T2">.</text:span></text:span><text:span text:style-name="T2"> </text:span></text:p>
                          </text:list-item>
                          <text:list-item>
                            <text:p text:style-name="P40"><text:span text:style-name="Emphasis"><text:span text:style-name="Strong_20_Emphasis"><text:span text:style-name="T2">Tujuan Akhir:</text:span></text:span></text:span><text:span text:style-name="Emphasis"><text:span text:style-name="T2"> Membangun dan menggunakan AI yang </text:span></text:span><text:span text:style-name="Emphasis"><text:span text:style-name="Strong_20_Emphasis"><text:span text:style-name="T2">dapat dipercaya, bermanfaat, aman, dan selaras dengan nilai-nilai kemanusiaan</text:span></text:span></text:span><text:span text:style-name="Emphasis"><text:span text:style-name="T2">."</text:span></text:span><text:span text:style-name="T2"> </text:span></text:p>
                          </text:list-item>
                        </text:list>
                      </text:list-item>
                    </text:list>
                  </text:list-item>
                </text:list>
              </text:list-item>
            </text:list>
            <text:p text:style-name="P443"/>
            <text:p text:style-name="P1">Prompt-prompt ini dirancang untuk memandu penulisan Bab 8 yang reflektif, seimbang, dan relevan dengan isu-isu sosial-etik AI yang penting untuk dipahami oleh masyarakat umum di Indonesia pada tahun 2025.</text:p>
          </text:section>
          <text:section text:style-name="Sect1" text:name="feedback-form-9">
            <text:p text:style-name="P231"/>
          </text:section>
        </text:section>
        <text:section text:style-name="Sect1" text:name="74fb0a20de6fb675">
          <text:p text:style-name="P1"/>
          <text:section text:style-name="Sect1" text:name="user-query-content-10">
            <text:p text:style-name="P439">Lakukan Hal yang Sama pada Bab 9 </text:p>
          </text:section>
          <text:p text:style-name="P231">Show thinking</text:p>
          <text:section text:style-name="Sect2" text:name="model-response-message-contentr_74fb0a20de6fb675">
            <text:p text:style-name="P1">Baik, mari kita siapkan prompt untuk pengantar Bab 9 dan pembahasan mendalam untuk setiap subbabnya. Bab terakhir ini bertujuan memberikan <text:soft-page-break/>panduan personal dan perspektif penutup bagi pembaca dalam menyikapi era AI.</text:p>
            <text:p text:style-name="P443"/>
            <text:p text:style-name="Text_20_body"><text:span text:style-name="Strong_20_Emphasis"><text:span text:style-name="T2">Bab 9: Anda dan AI: Bagaimana Bersikap?</text:span></text:span></text:p>
            <text:list xml:id="list1827708334510538770" text:style-name="L254">
              <text:list-item>
                <text:p text:style-name="P272"><text:span text:style-name="Strong_20_Emphasis"><text:span text:style-name="T2">Prompt untuk Pengantar Bab 9:</text:span></text:span><text:span text:style-name="T2"> </text:span></text:p>
                <text:list>
                  <text:list-item>
                    <text:p text:style-name="P41"><text:span text:style-name="Emphasis"><text:span text:style-name="T2">"Tuliskan paragraf pengantar untuk Bab 9 yang berjudul 'Anda dan AI: Bagaimana Bersikap?'. Awali dengan merangkum perjalanan pembaca melalui bab-bab sebelumnya – dari mengenal dasar AI hingga melihat aplikasi, tren, peluang, dan tantangannya. Arahkan fokus ke pertanyaan personal yang mungkin muncul: 'Setelah tahu semua ini, lalu bagaimana saya harus bersikap terhadap AI? Apa yang perlu saya lakukan?'. Janjikan bahwa bab penutup ini akan memberikan beberapa pandangan dan tips praktis untuk menavigasi era AI secara pribadi dengan lebih percaya diri, kritis, dan tanpa rasa takut yang berlebihan, melainkan dengan rasa ingin tahu yang sehat."</text:span></text:span><text:span text:style-name="T2"> </text:span></text:p>
                  </text:list-item>
                </text:list>
              </text:list-item>
            </text:list>
            <text:p text:style-name="P443"/>
            <text:list xml:id="list7993138184232826386" text:style-name="L255">
              <text:list-item>
                <text:p text:style-name="P42"><text:span text:style-name="Strong_20_Emphasis"><text:span text:style-name="T2">Subbab 9.1: Jangan Takut, Tapi Tetap Kritis</text:span></text:span></text:p>
                <text:list>
                  <text:list-item>
                    <text:p text:style-name="P273"><text:span text:style-name="Strong_20_Emphasis"><text:span text:style-name="T2">Prompt untuk Isi Subbab 9.1 (Pembahasan Mendalam):</text:span></text:span><text:span text:style-name="T2"> </text:span></text:p>
                    <text:list>
                      <text:list-item>
                        <text:p text:style-name="P273"><text:span text:style-name="Emphasis"><text:span text:style-name="T2">"Berikan nasihat kepada pembaca untuk mengembangkan </text:span></text:span><text:span text:style-name="Emphasis"><text:span text:style-name="Strong_20_Emphasis"><text:span text:style-name="T2">sikap yang seimbang</text:span></text:span></text:span><text:span text:style-name="Emphasis"><text:span text:style-name="T2"> terhadap AI: </text:span></text:span><text:span text:style-name="Emphasis"><text:span text:style-name="Strong_20_Emphasis"><text:span text:style-name="T2">tidak perlu takut berlebihan, namun penting untuk tetap kritis.</text:span></text:span></text:span><text:span text:style-name="Emphasis"><text:span text:style-name="T2"> Jelaskan poin-poin berikut:</text:span></text:span><text:span text:style-name="T2"> </text:span></text:p>
                        <text:list>
                          <text:list-item>
                            <text:p text:style-name="P273"><text:span text:style-name="Emphasis"><text:span text:style-name="Strong_20_Emphasis"><text:span text:style-name="T2">Pemahaman Mengurangi Ketakutan:</text:span></text:span></text:span><text:span text:style-name="Emphasis"><text:span text:style-name="T2"> Ingatkan kembali bahwa tujuan buku ini ('Tanpa Pusing') adalah demistifikasi. Dengan memahami dasar-dasar AI sebagai alat buatan manusia, rasa takut yang didasari oleh ketidaktahuan atau gambaran fiksi ilmiah bisa berkurang.</text:span></text:span><text:span text:style-name="T2"> </text:span></text:p>
                          </text:list-item>
                          <text:list-item>
                            <text:p text:style-name="P273"><text:span text:style-name="Emphasis"><text:span text:style-name="Strong_20_Emphasis"><text:span text:style-name="T2">Hindari Hype &amp; Ketakutan Sia-sia:</text:span></text:span></text:span><text:span text:style-name="Emphasis"><text:span text:style-name="T2"> Dorong pembaca untuk tidak mudah termakan oleh berita sensasional atau ramalan kiamat AI yang tidak berdasar.</text:span></text:span><text:span text:style-name="T2"> </text:span></text:p>
                          </text:list-item>
                          <text:list-item>
                            <text:p text:style-name="P273"><text:soft-page-break/><text:span text:style-name="Emphasis"><text:span text:style-name="Strong_20_Emphasis"><text:span text:style-name="T2">Pentingnya Sikap Kritis:</text:span></text:span></text:span><text:span text:style-name="Emphasis"><text:span text:style-name="T2"> Di sisi lain, tekankan pentingnya </text:span></text:span><text:span text:style-name="Emphasis"><text:span text:style-name="Strong_20_Emphasis"><text:span text:style-name="T2">tidak menerima AI begitu saja</text:span></text:span></text:span><text:span text:style-name="Emphasis"><text:span text:style-name="T2">. Ajak pembaca untuk membiasakan diri </text:span></text:span><text:span text:style-name="Emphasis"><text:span text:style-name="Strong_20_Emphasis"><text:span text:style-name="T2">bertanya</text:span></text:span></text:span><text:span text:style-name="Emphasis"><text:span text:style-name="T2"> saat berinteraksi dengan sistem AI: 'Bagaimana cara kerja AI ini (secara sederhana)?', 'Data apa yang mungkin digunakannya?', 'Adakah kemungkinan bias di sini?', 'Apa potensi dampaknya?'.</text:span></text:span><text:span text:style-name="T2"> </text:span></text:p>
                          </text:list-item>
                          <text:list-item>
                            <text:p text:style-name="P273"><text:span text:style-name="Emphasis"><text:span text:style-name="Strong_20_Emphasis"><text:span text:style-name="T2">Pandangan Seimbang:</text:span></text:span></text:span><text:span text:style-name="Emphasis"><text:span text:style-name="T2"> Anjurkan sikap 'optimisme yang berhati-hati' atau pragmatisme yang terinformasi – mengakui manfaat AI sambil tetap waspada terhadap risiko (yang dibahas di Bab 8).</text:span></text:span><text:span text:style-name="T2"> </text:span></text:p>
                          </text:list-item>
                          <text:list-item>
                            <text:p text:style-name="P273"><text:span text:style-name="Emphasis"><text:span text:style-name="Strong_20_Emphasis"><text:span text:style-name="T2">Pemahaman adalah Kekuatan:</text:span></text:span></text:span><text:span text:style-name="Emphasis"><text:span text:style-name="T2"> Sampaikan bahwa memiliki pemahaman dasar dan sikap kritis adalah bekal penting yang memberdayakan mereka dalam menghadapi era AI."</text:span></text:span><text:span text:style-name="T2"> </text:span></text:p>
                          </text:list-item>
                        </text:list>
                      </text:list-item>
                    </text:list>
                  </text:list-item>
                </text:list>
              </text:list-item>
              <text:list-item>
                <text:p text:style-name="P42"><text:span text:style-name="Strong_20_Emphasis"><text:span text:style-name="T2">Subbab 9.2: Bagaimana Mengikuti Perkembangan AI Tanpa Pusing?</text:span></text:span></text:p>
                <text:list>
                  <text:list-item>
                    <text:p text:style-name="P273"><text:span text:style-name="Strong_20_Emphasis"><text:span text:style-name="T2">Prompt untuk Isi Subbab 9.2 (Pembahasan Mendalam):</text:span></text:span><text:span text:style-name="T2"> </text:span></text:p>
                    <text:list>
                      <text:list-item>
                        <text:p text:style-name="P273"><text:span text:style-name="Emphasis"><text:span text:style-name="T2">"Berikan </text:span></text:span><text:span text:style-name="Emphasis"><text:span text:style-name="Strong_20_Emphasis"><text:span text:style-name="T2">tips praktis bagi pembaca umum</text:span></text:span></text:span><text:span text:style-name="Emphasis"><text:span text:style-name="T2"> tentang cara </text:span></text:span><text:span text:style-name="Emphasis"><text:span text:style-name="Strong_20_Emphasis"><text:span text:style-name="T2">mengikuti perkembangan AI yang pesat tanpa merasa kewalahan atau 'pusing'</text:span></text:span></text:span><text:span text:style-name="Emphasis"><text:span text:style-name="T2">.</text:span></text:span><text:span text:style-name="T2"> </text:span></text:p>
                        <text:list>
                          <text:list-item>
                            <text:p text:style-name="P273"><text:span text:style-name="Emphasis"><text:span text:style-name="Strong_20_Emphasis"><text:span text:style-name="T2">Akui Kecepatan Perubahan:</text:span></text:span></text:span><text:span text:style-name="Emphasis"><text:span text:style-name="T2"> Sampaikan bahwa wajar jika merasa AI berkembang sangat cepat dan tidak mungkin (serta tidak perlu) tahu segalanya.</text:span></text:span><text:span text:style-name="T2"> </text:span></text:p>
                          </text:list-item>
                          <text:list-item>
                            <text:p text:style-name="P273"><text:span text:style-name="Emphasis"><text:span text:style-name="Strong_20_Emphasis"><text:span text:style-name="T2">Cari Sumber Terpercaya &amp; Mudah Diakses:</text:span></text:span></text:span><text:span text:style-name="Emphasis"><text:span text:style-name="T2"> Sarankan untuk mencari informasi dari </text:span></text:span><text:span text:style-name="Emphasis"><text:span text:style-name="Strong_20_Emphasis"><text:span text:style-name="T2">sumber yang kredibel dan menyajikan penjelasan untuk audiens umum</text:span></text:span></text:span><text:span text:style-name="Emphasis"><text:span text:style-name="T2"> (misal: rubrik teknologi di media terpercaya, jurnalis/blogger teknologi yang fokus pada penyederhanaan, mungkin lembaga edukasi sains, atau sumber informasi resmi dari pemerintah/lembaga pendidikan di </text:span></text:span><text:soft-page-break/><text:span text:style-name="Emphasis"><text:span text:style-name="T2">Indonesia). Hindari sumber yang terlalu teknis atau penuh sensasi.</text:span></text:span><text:span text:style-name="T2"> </text:span></text:p>
                          </text:list-item>
                          <text:list-item>
                            <text:p text:style-name="P273"><text:span text:style-name="Emphasis"><text:span text:style-name="Strong_20_Emphasis"><text:span text:style-name="T2">Fokus pada Dampak ("Terus Kenapa?"):</text:span></text:span></text:span><text:span text:style-name="Emphasis"><text:span text:style-name="T2"> Anjurkan untuk lebih fokus memahami </text:span></text:span><text:span text:style-name="Emphasis"><text:span text:style-name="Strong_20_Emphasis"><text:span text:style-name="T2">apa dampak atau implikasi</text:span></text:span></text:span><text:span text:style-name="Emphasis"><text:span text:style-name="T2"> dari suatu perkembangan AI baru bagi kehidupan sehari-hari atau masyarakat, daripada detail teknisnya.</text:span></text:span><text:span text:style-name="T2"> </text:span></text:p>
                          </text:list-item>
                          <text:list-item>
                            <text:p text:style-name="P273"><text:span text:style-name="Emphasis"><text:span text:style-name="Strong_20_Emphasis"><text:span text:style-name="T2">Hubungkan dengan Konsep Dasar:</text:span></text:span></text:span><text:span text:style-name="Emphasis"><text:span text:style-name="T2"> Dorong pembaca untuk mencoba mengaitkan berita AI baru dengan konsep dasar yang sudah dipelajari di buku ini (apakah ini tentang ML? AI Generatif? Isu data apa yang relevan? Ada isu etis?).</text:span></text:span><text:span text:style-name="T2"> </text:span></text:p>
                          </text:list-item>
                          <text:list-item>
                            <text:p text:style-name="P273"><text:span text:style-name="Emphasis"><text:span text:style-name="Strong_20_Emphasis"><text:span text:style-name="T2">Santai Saja ("Sedikit demi Sedikit"):</text:span></text:span></text:span><text:span text:style-name="Emphasis"><text:span text:style-name="T2"> Nasihati agar tidak merasa tertekan harus tahu setiap update. Fokus pada tren besar atau aplikasi yang relevan dengan minat atau kehidupan mereka.</text:span></text:span><text:span text:style-name="T2"> </text:span></text:p>
                          </text:list-item>
                          <text:list-item>
                            <text:p text:style-name="P273"><text:span text:style-name="Emphasis"><text:span text:style-name="Strong_20_Emphasis"><text:span text:style-name="T2">Diskusi dengan Orang Lain:</text:span></text:span></text:span><text:span text:style-name="Emphasis"><text:span text:style-name="T2"> Sarankan untuk berdiskusi tentang berita atau pengalaman terkait AI dengan teman/keluarga untuk memperkuat pemahaman dan mendapatkan perspektif berbeda."</text:span></text:span><text:span text:style-name="T2"> </text:span></text:p>
                          </text:list-item>
                        </text:list>
                      </text:list-item>
                    </text:list>
                  </text:list-item>
                </text:list>
              </text:list-item>
              <text:list-item>
                <text:p text:style-name="P42"><text:span text:style-name="Strong_20_Emphasis"><text:span text:style-name="T2">Subbab 9.3: Bekal Dasar untuk Percakapan tentang AI</text:span></text:span></text:p>
                <text:list>
                  <text:list-item>
                    <text:p text:style-name="P273"><text:span text:style-name="Strong_20_Emphasis"><text:span text:style-name="T2">Prompt untuk Isi Subbab 9.3 (Pembahasan Mendalam):</text:span></text:span><text:span text:style-name="T2"> </text:span></text:p>
                    <text:list>
                      <text:list-item>
                        <text:p text:style-name="P273"><text:span text:style-name="Emphasis"><text:span text:style-name="T2">"Berikan </text:span></text:span><text:span text:style-name="Emphasis"><text:span text:style-name="Strong_20_Emphasis"><text:span text:style-name="T2">bekal dan rasa percaya diri</text:span></text:span></text:span><text:span text:style-name="Emphasis"><text:span text:style-name="T2"> kepada pembaca untuk bisa </text:span></text:span><text:span text:style-name="Emphasis"><text:span text:style-name="Strong_20_Emphasis"><text:span text:style-name="T2">terlibat dalam percakapan sehari-hari tentang AI</text:span></text:span></text:span><text:span text:style-name="Emphasis"><text:span text:style-name="T2">.</text:span></text:span><text:span text:style-name="T2"> </text:span></text:p>
                        <text:list>
                          <text:list-item>
                            <text:p text:style-name="P273"><text:span text:style-name="Emphasis"><text:span text:style-name="Strong_20_Emphasis"><text:span text:style-name="T2">Tingkatkan Kepercayaan Diri:</text:span></text:span></text:span><text:span text:style-name="Emphasis"><text:span text:style-name="T2"> Yakinkan pembaca bahwa setelah membaca buku ini, mereka kini memiliki </text:span></text:span><text:span text:style-name="Emphasis"><text:span text:style-name="Strong_20_Emphasis"><text:span text:style-name="T2">pemahaman dasar yang solid</text:span></text:span></text:span><text:span text:style-name="Emphasis"><text:span text:style-name="T2">, mungkin lebih baik dari kebanyakan orang di sekitar mereka.</text:span></text:span><text:span text:style-name="T2"> </text:span></text:p>
                          </text:list-item>
                          <text:list-item>
                            <text:p text:style-name="P273"><text:span text:style-name="Emphasis"><text:span text:style-name="Strong_20_Emphasis"><text:span text:style-name="T2">Poin Kunci untuk Diskusi (Kata Kunci Sederhana):</text:span></text:span></text:span><text:span text:style-name="Emphasis"><text:span text:style-name="T2"> Ingatkan kembali beberapa </text:span></text:span><text:span text:style-name="Emphasis"><text:span text:style-name="Strong_20_Emphasis"><text:span text:style-name="T2">ide inti</text:span></text:span></text:span><text:span text:style-name="Emphasis"><text:span text:style-name="T2"> yang bisa mereka gunakan sebagai 'amunisi' dalam percakapan:</text:span></text:span><text:span text:style-name="T2"> </text:span></text:p>
                            <text:list>
                              <text:list-item>
                                <text:p text:style-name="P273"><text:soft-page-break/><text:span text:style-name="Emphasis"><text:span text:style-name="T2">'AI itu belajar dari data.'</text:span></text:span><text:span text:style-name="T2"> </text:span></text:p>
                              </text:list-item>
                              <text:list-item>
                                <text:p text:style-name="P273"><text:span text:style-name="Emphasis"><text:span text:style-name="T2">'Kualitas data sangat penting (sampah masuk, sampah keluar).'</text:span></text:span><text:span text:style-name="T2"> </text:span></text:p>
                              </text:list-item>
                              <text:list-item>
                                <text:p text:style-name="P273"><text:span text:style-name="Emphasis"><text:span text:style-name="T2">'AI seringnya spesifik untuk tugas tertentu.'</text:span></text:span><text:span text:style-name="T2"> </text:span></text:p>
                              </text:list-item>
                              <text:list-item>
                                <text:p text:style-name="P273"><text:span text:style-name="Emphasis"><text:span text:style-name="T2">'Ada AI yang bisa bikin konten baru (Generatif AI).'</text:span></text:span><text:span text:style-name="T2"> </text:span></text:p>
                              </text:list-item>
                              <text:list-item>
                                <text:p text:style-name="P273"><text:span text:style-name="Emphasis"><text:span text:style-name="T2">'AI bisa jadi bias kalau datanya bias.'</text:span></text:span><text:span text:style-name="T2"> </text:span></text:p>
                              </text:list-item>
                              <text:list-item>
                                <text:p text:style-name="P273"><text:span text:style-name="Emphasis"><text:span text:style-name="T2">'Penting mempertimbangkan sisi etisnya.'</text:span></text:span><text:span text:style-name="T2"> </text:span></text:p>
                              </text:list-item>
                              <text:list-item>
                                <text:p text:style-name="P273"><text:span text:style-name="Emphasis"><text:span text:style-name="T2">'AI itu alat, tergantung kita pakainya gimana.'</text:span></text:span><text:span text:style-name="T2"> </text:span></text:p>
                              </text:list-item>
                            </text:list>
                          </text:list-item>
                          <text:list-item>
                            <text:p text:style-name="P273"><text:span text:style-name="Emphasis"><text:span text:style-name="Strong_20_Emphasis"><text:span text:style-name="T2">Kerangka Diskusi Simpel:</text:span></text:span></text:span><text:span text:style-name="Emphasis"><text:span text:style-name="T2"> Sarankan kerangka sederhana untuk membahas topik AI: Apa fungsinya? Kira-kira bagaimana cara kerjanya (berdasarkan prinsip di buku)? Apa untungnya? Apa risikonya/yang perlu diwaspadai?</text:span></text:span><text:span text:style-name="T2"> </text:span></text:p>
                          </text:list-item>
                          <text:list-item>
                            <text:p text:style-name="P273"><text:span text:style-name="Emphasis"><text:span text:style-name="Strong_20_Emphasis"><text:span text:style-name="T2">Mendengarkan &amp; Bertanya:</text:span></text:span></text:span><text:span text:style-name="Emphasis"><text:span text:style-name="T2"> Ingatkan bahwa percakapan yang baik juga melibatkan </text:span></text:span><text:span text:style-name="Emphasis"><text:span text:style-name="Strong_20_Emphasis"><text:span text:style-name="T2">mendengarkan pandangan orang lain dan berani bertanya</text:span></text:span></text:span><text:span text:style-name="Emphasis"><text:span text:style-name="T2"> jika tidak mengerti, bukan harus selalu punya jawaban.</text:span></text:span><text:span text:style-name="T2"> </text:span></text:p>
                          </text:list-item>
                        </text:list>
                      </text:list-item>
                    </text:list>
                  </text:list-item>
                </text:list>
              </text:list-item>
              <text:list-item>
                <text:p text:style-name="P42"><text:span text:style-name="Strong_20_Emphasis"><text:span text:style-name="T2">Subbab 9.4: AI Adalah Alat: Kita yang Menentukan Arahnya</text:span></text:span></text:p>
                <text:list>
                  <text:list-item>
                    <text:p text:style-name="P273"><text:span text:style-name="Strong_20_Emphasis"><text:span text:style-name="T2">Prompt untuk Isi Subbab 9.4 (Pembahasan Mendalam):</text:span></text:span><text:span text:style-name="T2"> </text:span></text:p>
                    <text:list>
                      <text:list-item>
                        <text:p text:style-name="P273"><text:span text:style-name="Emphasis"><text:span text:style-name="T2">"Sampaikan </text:span></text:span><text:span text:style-name="Emphasis"><text:span text:style-name="Strong_20_Emphasis"><text:span text:style-name="T2">pesan penutup yang kuat dan memberdayakan</text:span></text:span></text:span><text:span text:style-name="Emphasis"><text:span text:style-name="T2"> mengenai </text:span></text:span><text:span text:style-name="Emphasis"><text:span text:style-name="Strong_20_Emphasis"><text:span text:style-name="T2">peran manusia dalam membentuk masa depan AI</text:span></text:span></text:span><text:span text:style-name="Emphasis"><text:span text:style-name="T2">.</text:span></text:span><text:span text:style-name="T2"> </text:span></text:p>
                        <text:list>
                          <text:list-item>
                            <text:p text:style-name="P273"><text:span text:style-name="Emphasis"><text:span text:style-name="Strong_20_Emphasis"><text:span text:style-name="T2">Tegaskan AI sebagai Alat:</text:span></text:span></text:span><text:span text:style-name="Emphasis"><text:span text:style-name="T2"> Kembali tekankan bahwa AI pada dasarnya adalah </text:span></text:span><text:span text:style-name="Emphasis"><text:span text:style-name="Strong_20_Emphasis"><text:span text:style-name="T2">teknologi, sebuah alat</text:span></text:span></text:span><text:span text:style-name="Emphasis"><text:span text:style-name="T2"> yang diciptakan dan diarahkan oleh manusia. AI tidak punya niat atau kesadaran sendiri.</text:span></text:span><text:span text:style-name="T2"> </text:span></text:p>
                          </text:list-item>
                          <text:list-item>
                            <text:p text:style-name="P273"><text:span text:style-name="Emphasis"><text:span text:style-name="Strong_20_Emphasis"><text:span text:style-name="T2">Peran Manusia &amp; Pilihan:</text:span></text:span></text:span><text:span text:style-name="Emphasis"><text:span text:style-name="T2"> Tekankan bahwa </text:span></text:span><text:span text:style-name="Emphasis"><text:span text:style-name="Strong_20_Emphasis"><text:span text:style-name="T2">dampak masa depan AI (positif atau negatif) sangat bergantung pada pilihan-pilihan yang kita (manusia) buat</text:span></text:span></text:span><text:span text:style-name="Emphasis"><text:span text:style-name="T2"> – sebagai individu, </text:span></text:span><text:soft-page-break/><text:span text:style-name="Emphasis"><text:span text:style-name="T2">masyarakat, pengembang, pebisnis, dan pembuat kebijakan.</text:span></text:span><text:span text:style-name="T2"> </text:span></text:p>
                          </text:list-item>
                          <text:list-item>
                            <text:p text:style-name="P273"><text:span text:style-name="Emphasis"><text:span text:style-name="Strong_20_Emphasis"><text:span text:style-name="T2">Peran Warga Negara yang Terinformasi:</text:span></text:span></text:span><text:span text:style-name="Emphasis"><text:span text:style-name="T2"> Sampaikan bahwa dengan memahami AI (meskipun dasar), pembaca menjadi </text:span></text:span><text:span text:style-name="Emphasis"><text:span text:style-name="Strong_20_Emphasis"><text:span text:style-name="T2">lebih siap untuk ikut serta menentukan arahnya</text:span></text:span></text:span><text:span text:style-name="Emphasis"><text:span text:style-name="T2">. Ini bisa melalui diskusi publik, pilihan sebagai konsumen, menyuarakan aspirasi untuk kebijakan yang bertanggung jawab (terutama dalam konteks regulasi AI di Indonesia), dan menuntut praktik yang etis.</text:span></text:span><text:span text:style-name="T2"> </text:span></text:p>
                          </text:list-item>
                          <text:list-item>
                            <text:p text:style-name="P273"><text:span text:style-name="Emphasis"><text:span text:style-name="Strong_20_Emphasis"><text:span text:style-name="T2">Ajakan Bertindak (Halus):</text:span></text:span></text:span><text:span text:style-name="Emphasis"><text:span text:style-name="T2"> Dorong pembaca untuk </text:span></text:span><text:span text:style-name="Emphasis"><text:span text:style-name="Strong_20_Emphasis"><text:span text:style-name="T2">terus memelihara rasa ingin tahu, sikap kritis, dan terlibat dalam percakapan</text:span></text:span></text:span><text:span text:style-name="Emphasis"><text:span text:style-name="T2"> tentang bagaimana AI seharusnya dikembangkan dan digunakan secara bertanggung jawab demi kebaikan bersama.</text:span></text:span><text:span text:style-name="T2"> </text:span></text:p>
                          </text:list-item>
                          <text:list-item>
                            <text:p text:style-name="P42"><text:span text:style-name="Emphasis"><text:span text:style-name="Strong_20_Emphasis"><text:span text:style-name="T2">Penutup Optimis Namun Realistis:</text:span></text:span></text:span><text:span text:style-name="Emphasis"><text:span text:style-name="T2"> Akhiri dengan nada yang mengakui tantangan, namun </text:span></text:span><text:span text:style-name="Emphasis"><text:span text:style-name="Strong_20_Emphasis"><text:span text:style-name="T2">menekankan optimisme bahwa manusia memiliki kapasitas untuk mengarahkan teknologi kuat ini menuju masa depan yang lebih baik</text:span></text:span></text:span><text:span text:style-name="Emphasis"><text:span text:style-name="T2"> melalui pilihan yang terinformasi dan etis."</text:span></text:span><text:span text:style-name="T2"> </text:span></text:p>
                          </text:list-item>
                        </text:list>
                      </text:list-item>
                    </text:list>
                  </text:list-item>
                </text:list>
              </text:list-item>
            </text:list>
            <text:p text:style-name="P443"/>
            <text:p text:style-name="P1">Dengan prompt ini, Bab 9 diharapkan dapat memberikan kesimpulan yang memuaskan, praktis, dan memberdayakan bagi pembaca buku "AI Tanpa Pusing".</text:p>
          </text:section>
          <text:section text:style-name="Sect1" text:name="feedback-form-10">
            <text:p text:style-name="P231"/>
          </text:section>
        </text:section>
        <text:section text:style-name="Sect1" text:name="a3a5a81d385d0b95">
          <text:p text:style-name="P1"/>
          <text:section text:style-name="Sect1" text:name="user-query-content-11">
            <text:p text:style-name="P439">Pada Penutup , Tambahkan prompt pada subbab mendapatkan isinya </text:p>
          </text:section>
          <text:p text:style-name="P231">Show thinking</text:p>
          <text:section text:style-name="Sect2" text:name="model-response-message-contentr_a3a5a81d385d0b95">
            <text:p text:style-name="P1">Baik, mari kita tambahkan prompt spesifik untuk setiap subbab di bagian Penutup buku Anda. Prompt ini bertujuan menghasilkan teks yang <text:soft-page-break/>merangkum, menguatkan pesan utama, dan memberikan dorongan terakhir kepada pembaca.</text:p>
            <text:p text:style-name="P443"/>
            <text:p text:style-name="Text_20_body"><text:span text:style-name="Strong_20_Emphasis"><text:span text:style-name="T2">Penutup</text:span></text:span></text:p>
            <text:list xml:id="list4093409923844548164" text:style-name="L256">
              <text:list-item>
                <text:p text:style-name="P43"><text:span text:style-name="Strong_20_Emphasis"><text:span text:style-name="T2">Subbab: Rangkuman Perjalanan Memahami AI</text:span></text:span></text:p>
                <text:list>
                  <text:list-item>
                    <text:p text:style-name="P274"><text:span text:style-name="Strong_20_Emphasis"><text:span text:style-name="T2">Prompt:</text:span></text:span><text:span text:style-name="T2"> </text:span><text:span text:style-name="Emphasis"><text:span text:style-name="T2">"Tuliskan paragraf penutup yang secara singkat merangkum perjalanan pembaca melalui buku 'AI Tanpa Pusing' ini. Sebutkan kembali secara ringkas tahapan-tahapan utama yang telah dilalui: mulai dari menjawab 'apa itu AI?' dengan sederhana, memahami bagaimana mesin 'belajar' (ML) dan pentingnya 'bahan bakar' data, melihat contoh-contoh AI yang sudah ada di sekitar kita (di ponsel, di layar, di balik layar), mengintip tren masa depan, hingga merenungkan peluang dan tantangan besarnya. Gunakan nada yang merefleksikan sebuah perjalanan pemahaman yang telah selesai ditempuh."</text:span></text:span><text:span text:style-name="T2"> </text:span></text:p>
                  </text:list-item>
                </text:list>
              </text:list-item>
              <text:list-item>
                <text:p text:style-name="P43"><text:span text:style-name="Strong_20_Emphasis"><text:span text:style-name="T2">Subbab: Pesan Utama: AI Bisa Dipahami dan Kita Bisa Berperan</text:span></text:span></text:p>
                <text:list>
                  <text:list-item>
                    <text:p text:style-name="P274"><text:span text:style-name="Strong_20_Emphasis"><text:span text:style-name="T2">Prompt:</text:span></text:span><text:span text:style-name="T2"> </text:span><text:span text:style-name="Emphasis"><text:span text:style-name="T2">"Tuliskan paragraf penutup yang dengan jelas menegaskan kembali </text:span></text:span><text:span text:style-name="Emphasis"><text:span text:style-name="Strong_20_Emphasis"><text:span text:style-name="T2">pesan inti</text:span></text:span></text:span><text:span text:style-name="Emphasis"><text:span text:style-name="T2"> buku ini sesuai judulnya 'AI Tanpa Pusing'. Sampaikan dengan kuat bahwa </text:span></text:span><text:span text:style-name="Emphasis"><text:span text:style-name="Strong_20_Emphasis"><text:span text:style-name="T2">konsep dasar AI sesungguhnya bisa dipahami</text:span></text:span></text:span><text:span text:style-name="Emphasis"><text:span text:style-name="T2"> oleh siapa saja tanpa perlu latar belakang teknis yang mendalam. Hubungkan pemahaman ini dengan </text:span></text:span><text:span text:style-name="Emphasis"><text:span text:style-name="Strong_20_Emphasis"><text:span text:style-name="T2">rasa percaya diri dan pemberdayaan</text:span></text:span></text:span><text:span text:style-name="Emphasis"><text:span text:style-name="T2"> – bahwa dengan mengerti dasarnya, pembaca kini tidak perlu lagi merasa terintimidasi, mampu berpikir lebih kritis, dan menyadari bahwa </text:span></text:span><text:span text:style-name="Emphasis"><text:span text:style-name="Strong_20_Emphasis"><text:span text:style-name="T2">setiap orang bisa (dan sebaiknya) ikut berperan</text:span></text:span></text:span><text:span text:style-name="Emphasis"><text:span text:style-name="T2"> dalam diskusi dan pembentukan arah pengembangan AI di masyarakat, khususnya di Indonesia."</text:span></text:span><text:span text:style-name="T2"> </text:span></text:p>
                  </text:list-item>
                </text:list>
              </text:list-item>
              <text:list-item>
                <text:p text:style-name="P43"><text:span text:style-name="Strong_20_Emphasis"><text:span text:style-name="T2">Subbab: Ajakan untuk Terus Belajar dan Ingin Tahu</text:span></text:span></text:p>
                <text:list>
                  <text:list-item>
                    <text:p text:style-name="P43"><text:span text:style-name="Strong_20_Emphasis"><text:span text:style-name="T2">Prompt:</text:span></text:span><text:span text:style-name="T2"> </text:span><text:span text:style-name="Emphasis"><text:span text:style-name="T2">"Tuliskan paragraf penutup terakhir yang memberikan </text:span></text:span><text:span text:style-name="Emphasis"><text:span text:style-name="Strong_20_Emphasis"><text:span text:style-name="T2">dorongan semangat</text:span></text:span></text:span><text:span text:style-name="Emphasis"><text:span text:style-name="T2"> kepada pembaca. Akui bahwa dunia AI terus berkembang pesat, sehingga proses belajar tidak berhenti di buku ini. Ajak pembaca untuk </text:span></text:span><text:span text:style-name="Emphasis"><text:span text:style-name="Strong_20_Emphasis"><text:span text:style-name="T2">terus </text:span></text:span></text:span><text:soft-page-break/><text:span text:style-name="Emphasis"><text:span text:style-name="Strong_20_Emphasis"><text:span text:style-name="T2">memelihara rasa ingin tahu</text:span></text:span></text:span><text:span text:style-name="Emphasis"><text:span text:style-name="T2"> mereka, mengamati peran AI dalam kehidupan sehari-hari, mencari informasi dari sumber-sumber yang mudah diakses (seperti dibahas di Bab 9), dan tidak ragu untuk berdiskusi tentang topik ini. Akhiri dengan </text:span></text:span><text:span text:style-name="Emphasis"><text:span text:style-name="Strong_20_Emphasis"><text:span text:style-name="T2">kalimat yang positif dan memandang ke depan</text:span></text:span></text:span><text:span text:style-name="Emphasis"><text:span text:style-name="T2">, mendorong pembaca untuk menyambut masa depan teknologi dengan sikap yang terinformasi dan proaktif."</text:span></text:span><text:span text:style-name="T2"> </text:span></text:p>
                  </text:list-item>
                </text:list>
              </text:list-item>
            </text:list>
            <text:p text:style-name="P443"/>
            <text:p text:style-name="P1">Dengan prompt ini, Anda dapat menyusun bagian Penutup yang efektif merangkum isi buku, menguatkan pesan kuncinya, dan memberikan kesan akhir yang positif serta memotivasi pembaca. Semoga berhasil menyelesaikan buku Anda!</text:p>
          </text:section>
          <text:section text:style-name="Sect1" text:name="feedback-form-11">
            <text:p text:style-name="P231"/>
          </text:section>
        </text:section>
        <text:section text:style-name="Sect1" text:name="f0c65aa61aee1867">
          <text:p text:style-name="P1"/>
          <text:section text:style-name="Sect1" text:name="user-query-content-12">
            <text:p text:style-name="P439">Jawablah setiap prompt yang telah anda buat secara bertahap satu persatu dan jangan pindah prompt kecuali saya memerintahkan "YAX". Jawaban Anda harus konsisten dengan Gaya Bahasa Sesuai yang telah Anda sarankan sebelumnya </text:p>
            <text:p text:style-name="P439">Catatan :  </text:p>
            <text:p text:style-name="P439">- Tambahkan tips sesuai yang telah anda sarankan sebelumnya ) yang relevan dengan jawaban (opsional) </text:p>
            <text:p text:style-name="P439">- Tambahkan prompt pembuatan gambar ilustrasi yang relevan dengan jawaban ( opsional ) </text:p>
          </text:section>
          <text:p text:style-name="P231">Show thinking</text:p>
          <text:section text:style-name="Sect2" text:name="model-response-message-contentr_f0c65aa61aee1867">
            <text:p text:style-name="P1">Baik, saya siap. Silakan berikan prompt pertama yang perlu saya jawab. Saya akan menunggu perintah "YAX" dari Anda sebelum melanjutkan ke prompt berikutnya.</text:p>
            <text:p text:style-name="Text_20_body"><text:span text:style-name="T2">Mari kita mulai dengan prompt pertama untuk </text:span><text:span text:style-name="Strong_20_Emphasis"><text:span text:style-name="T2">Kata Pengantar</text:span></text:span><text:span text:style-name="T2">, subbab </text:span><text:span text:style-name="Strong_20_Emphasis"><text:span text:style-name="T2">"Mengapa Buku Ini Ditulis (Relevansi AI dalam Kehidupan Sehari-hari)"</text:span></text:span><text:span text:style-name="T2">:</text:span></text:p>
            <text:p text:style-name="Text_20_body"><text:span text:style-name="Strong_20_Emphasis"><text:span text:style-name="T2">Prompt:</text:span></text:span><text:span text:style-name="T2"> </text:span><text:span text:style-name="Emphasis"><text:span text:style-name="T2">"Tuliskan paragraf pembuka untuk Kata Pengantar buku 'AI Tanpa Pusing'. Fokus pada bagaimana AI sudah meresap dalam kehidupan sehari-</text:span></text:span><text:soft-page-break/><text:span text:style-name="Emphasis"><text:span text:style-name="T2">hari (meski sering tak disadari) - mulai dari rekomendasi film, peta navigasi, hingga media sosial. Tekankan bahwa karena AI ada di mana-mana, pemahaman dasar tentangnya menjadi penting bagi semua orang, bukan hanya pakar teknologi. Bangun urgensi mengapa buku yang menyederhanakan AI ini perlu ada."</text:span></text:span></text:p>
            <text:p text:style-name="Text_20_body"><text:span text:style-name="Strong_20_Emphasis"><text:span text:style-name="T2">Jawaban Saya:</text:span></text:span></text:p>
            <text:p text:style-name="P1">Pernahkah Anda heran mengapa film atau lagu yang direkomendasikan di aplikasi kesayangan Anda terasa pas sekali? Atau bagaimana aplikasi peta di ponsel bisa tahu jalan tercepat menghindari macet, seolah punya 'indra keenam' tentang lalu lintas? Mungkin juga Anda bertanya-tanya kenapa isi linimasa media sosial Anda terasa begitu 'Anda banget', menampilkan topik-topik yang sedang Anda pikirkan? Jawabannya, seringkali, tersembunyi di balik layar: Kecerdasan Buatan atau yang lebih populer disebut Artificial Intelligence (AI).</text:p>
            <text:p text:style-name="P1">Ya, tanpa kita sadari sepenuhnya, AI sudah seperti asisten tak terlihat yang menyelinap dalam berbagai aspek kehidupan modern kita. Ia bekerja di balik layar ponsel pintar, layanan streaming favorit, aplikasi penunjuk arah, hingga cara kita berinteraksi di dunia maya. AI membantu kita menemukan informasi, menerjemahkan bahasa asing seketika, menyaring email sampah yang mengganggu, bahkan di dunia medis pun AI mulai berperan membantu dokter.</text:p>
            <text:p text:style-name="P1">Nah, karena AI ini sudah ada di mana-mana dan perannya diprediksi akan terus berkembang membentuk masa depan kita, rasanya penting sekali ya bagi kita semua—apapun latar belakang kita, bukan hanya para ahli teknologi—untuk setidaknya 'kenalan' dan punya pemahaman dasar. Apa sih sebenarnya makhluk bernama AI ini? Bagaimana ia bisa melakukan hal-hal 'ajaib' tadi secara sederhana? Mengapa kehadirannya begitu penting untuk kita pahami?</text:p>
            <text:p text:style-name="P1">Sayangnya, pembicaraan tentang AI seringkali dibungkus dengan bahasa 'langit' yang penuh istilah teknis, membuatnya terdengar rumit, membingungkan, bahkan mungkin sedikit menakutkan bagi sebagian orang. Kekhawatiran inilah yang menjadi alasan utama mengapa buku yang sedang Anda pegang ini lahir. "AI Tanpa Pusing" sengaja dirancang untuk menjadi teman Anda dalam menjelajahi dunia mesin cerdas ini. Dengan <text:soft-page-break/>pendekatan yang santai, analogi yang akrab dari kehidupan sehari-hari, dan fokus pada pemahaman inti konsepnya, buku ini bertujuan membuktikan bahwa memahami AI itu tidak perlu bikin pusing!</text:p>
            <text:p text:style-name="P443"/>
            <text:p text:style-name="Text_20_body"><text:span text:style-name="Strong_20_Emphasis"><text:span text:style-name="T2">(Tips Tambahan Opsional)</text:span></text:span></text:p>
            <text:list xml:id="list4702861761159113999" text:style-name="L257">
              <text:list-item>
                <text:p text:style-name="P275"><text:span text:style-name="Emphasis"><text:span text:style-name="Strong_20_Emphasis"><text:span text:style-name="T2">Saran Visual:</text:span></text:span></text:span><text:span text:style-name="T2"> Untuk mengawali Kata Pengantar ini secara visual, pertimbangkan sebuah ilustrasi di halaman pertama yang menampilkan ikon-ikon teknologi yang sangat kita kenal (ikon play untuk film/musik, ikon pin lokasi untuk peta, ikon 'jempol' media sosial, ikon keranjang belanja online) yang semuanya terhubung dengan garis-garis halus ke sebuah ikon pusat berbentuk 'otak digital' atau 'chip' yang tampak sederhana namun cerdas. Ini akan langsung menyampaikan pesan bahwa AI adalah 'otak' di balik banyak hal yang kita gunakan. </text:span></text:p>
              </text:list-item>
              <text:list-item>
                <text:p text:style-name="P44"><text:span text:style-name="Emphasis"><text:span text:style-name="Strong_20_Emphasis"><text:span text:style-name="T2">Prompt Ilustrasi (Opsional):</text:span></text:span></text:span><text:span text:style-name="T2"> "Gambarkan sebuah ilustrasi sederhana dan modern untuk halaman pembuka buku non-fiksi tentang AI bagi pemula. Di bagian tengah agak atas, tampilkan ikon bergaya 'otak digital' atau 'chip prosesor' yang bersinar lembut. Dari ikon pusat ini, tarik garis-garis tipis melengkung ke arah ikon-ikon yang tersebar di sekelilingnya: ikon smartphone, ikon play (video/musik), ikon pin lokasi (peta), ikon 'like'/jempol, ikon keranjang belanja, dan ikon email. Gunakan palet warna yang ramah dan tidak mengintimidasi." </text:span></text:p>
              </text:list-item>
            </text:list>
            <text:p text:style-name="P443"/>
            <text:p text:style-name="P1">Silakan berikan perintah "YAX" jika Anda ingin saya melanjutkan ke prompt berikutnya.</text:p>
          </text:section>
          <text:section text:style-name="Sect1" text:name="feedback-form-12">
            <text:p text:style-name="P231"/>
          </text:section>
        </text:section>
        <text:section text:style-name="Sect1" text:name="8e9986ee1b7971b7">
          <text:p text:style-name="P1"/>
          <text:section text:style-name="Sect1" text:name="user-query-content-13">
            <text:p text:style-name="P439">YAX </text:p>
          </text:section>
          <text:p text:style-name="P231">Show thinking</text:p>
          <text:section text:style-name="Sect2" text:name="model-response-message-contentr_8e9986ee1b7971b7">
            <text:p text:style-name="Text_20_body"><text:span text:style-name="T2">Baik, saya lanjutkan ke prompt berikutnya untuk </text:span><text:span text:style-name="Strong_20_Emphasis"><text:span text:style-name="T2">Kata Pengantar</text:span></text:span><text:span text:style-name="T2">, subbab </text:span><text:span text:style-name="Strong_20_Emphasis"><text:span text:style-name="T2">"Untuk Siapa Buku Ini (Menyapa Pembaca Umum)"</text:span></text:span><text:span text:style-name="T2">:</text:span></text:p>
            <text:p text:style-name="Text_20_body"><text:span text:style-name="Strong_20_Emphasis"><text:span text:style-name="T2">Prompt:</text:span></text:span><text:span text:style-name="T2"> </text:span><text:span text:style-name="Emphasis"><text:span text:style-name="T2">"Tuliskan bagian Kata Pengantar yang secara khusus menyapa </text:span></text:span><text:soft-page-break/><text:span text:style-name="Emphasis"><text:span text:style-name="T2">target pembaca buku 'AI Tanpa Pusing'. Sampaikan dengan hangat bahwa buku ini ditujukan untuk siapa saja yang penasaran tentang AI tapi merasa terintimidasi oleh istilah teknis atau tidak punya latar belakang IT. Yakinkan pembaca bahwa buku ini dirancang khusus untuk mereka, menggunakan bahasa sederhana dan analogi sehari-hari, sehingga tidak perlu 'pusing' untuk memahaminya."</text:span></text:span></text:p>
            <text:p text:style-name="Text_20_body"><text:span text:style-name="Strong_20_Emphasis"><text:span text:style-name="T2">Jawaban Saya:</text:span></text:span></text:p>
            <text:p text:style-name="Text_20_body"><text:span text:style-name="T2">Jadi, untuk siapa sebenarnya buku "AI Tanpa Pusing" ini kami persembahkan? Jawabannya sangat sederhana: buku ini kami tulis khusus untuk </text:span><text:span text:style-name="Strong_20_Emphasis"><text:span text:style-name="T2">Anda</text:span></text:span><text:span text:style-name="T2">.</text:span></text:p>
            <text:p text:style-name="P1">Iya, Anda. Siapapun Anda yang mungkin selama ini menyimpan rasa penasaran tentang dunia Kecerdasan Buatan (AI) yang namanya kian sering terdengar di mana-mana. Mungkin Anda adalah seorang pelajar yang ingin tahu teknologi masa depan, seorang profesional di bidang non-IT yang ingin memahami bagaimana AI mungkin mengubah industri Anda, seorang orang tua yang ingin tahu teknologi yang digunakan anak-anaknya, seorang pelaku usaha kecil yang bertanya-tanya apakah AI bisa membantu bisnisnya, seorang seniman yang penasaran dengan AI pembuat gambar, atau bahkan seorang pensiunan yang sekadar ingin tetap relevan dengan perkembangan zaman.</text:p>
            <text:p text:style-name="P1">Kami tahu, seringkali saat mendengar istilah seperti 'algoritma', 'machine learning', 'big data', atau 'neural network', rasanya seperti mendengar bahasa asing yang membuat kening berkerut. Mungkin Anda pernah berpikir, "Ah, ini pasti rumit sekali, bukan untuk orang awam seperti saya." Atau mungkin Anda ingin ikut berdiskusi tentang AI, tapi merasa minder karena tidak menguasai jargon-jargonnya. Jika Anda pernah merasakan hal tersebut, maka Anda telah menemukan buku yang tepat!</text:p>
            <text:p text:style-name="Text_20_body"><text:span text:style-name="T2">Buku ini sengaja kami rancang dari awal dengan satu tujuan utama: menjelaskan konsep-konsep inti AI dengan cara yang </text:span><text:span text:style-name="Strong_20_Emphasis"><text:span text:style-name="T2">paling mudah dipahami</text:span></text:span><text:span text:style-name="T2">. Kami akan menghindari sedapat mungkin istilah teknis yang membingungkan. Sebagai gantinya, kami akan banyak menggunakan </text:span><text:span text:style-name="Strong_20_Emphasis"><text:span text:style-name="T2">analogi dan perumpamaan dari kehidupan sehari-hari</text:span></text:span><text:span text:style-name="T2"> yang akrab di telinga kita semua. Anda sama sekali </text:span><text:span text:style-name="Strong_20_Emphasis"><text:span text:style-name="T2">tidak memerlukan latar belakang pendidikan IT atau kemampuan pemrograman</text:span></text:span><text:span text:style-name="T2"> untuk dapat mengikuti </text:span><text:soft-page-break/><text:span text:style-name="T2">alur penjelasan dalam buku ini. Anggap saja buku ini sebagai teman ngobrol yang asyik, yang siap menemani Anda memahami AI langkah demi langkah, tanpa perlu merasa 'pusing' atau terintimidasi.</text:span></text:p>
            <text:p text:style-name="P443"/>
            <text:p text:style-name="Text_20_body"><text:span text:style-name="Strong_20_Emphasis"><text:span text:style-name="T2">(Tips Tambahan Opsional)</text:span></text:span></text:p>
            <text:list xml:id="list955742270196332757" text:style-name="L258">
              <text:list-item>
                <text:p text:style-name="P276"><text:span text:style-name="Emphasis"><text:span text:style-name="Strong_20_Emphasis"><text:span text:style-name="T2">Saran Visual:</text:span></text:span></text:span><text:span text:style-name="T2"> Untuk memperkuat pesan inklusivitas, Anda bisa menambahkan beberapa ikon sederhana di sekitar bagian teks ini yang mewakili berbagai kalangan pembaca (misalnya: ikon topi toga untuk pelajar, ikon tas kerja untuk profesional, ikon celemek untuk ibu rumah tangga, ikon kacamata untuk lansia). Ini secara visual menunjukkan bahwa buku ini benar-benar untuk semua orang. </text:span></text:p>
              </text:list-item>
              <text:list-item>
                <text:p text:style-name="P45"><text:span text:style-name="Emphasis"><text:span text:style-name="Strong_20_Emphasis"><text:span text:style-name="T2">Prompt Ilustrasi (Opsional):</text:span></text:span></text:span><text:span text:style-name="T2"> "Buat satu set ikon sederhana dengan gaya outline yang konsisten untuk menggambarkan berbagai profil pembaca: seorang pelajar/mahasiswa (topi toga atau buku), seorang pekerja kantoran (tas kerja atau laptop), seorang ibu rumah tangga (celemek atau keranjang belanja), seorang seniman (kuas atau palet), dan seorang lansia (kacamata atau tongkat jalan). Ikon-ikon ini ditampilkan kecil dan tersebar secara harmonis di sekitar teks, memberikan kesan ramah dan inklusif." </text:span></text:p>
              </text:list-item>
            </text:list>
            <text:p text:style-name="P443"/>
            <text:p text:style-name="P1">Silakan berikan perintah "YAX" untuk melanjutkan ke prompt berikutnya.</text:p>
          </text:section>
          <text:section text:style-name="Sect1" text:name="feedback-form-13">
            <text:p text:style-name="P231"/>
          </text:section>
        </text:section>
        <text:section text:style-name="Sect1" text:name="2e9f66d2eb545a40">
          <text:p text:style-name="P1"/>
          <text:section text:style-name="Sect1" text:name="user-query-content-14">
            <text:p text:style-name="P439">YAX </text:p>
          </text:section>
          <text:p text:style-name="P231">Show thinking</text:p>
          <text:section text:style-name="Sect2" text:name="model-response-message-contentr_2e9f66d2eb545a40">
            <text:p text:style-name="Text_20_body"><text:span text:style-name="T2">Baik, saya lanjutkan ke prompt berikutnya untuk </text:span><text:span text:style-name="Strong_20_Emphasis"><text:span text:style-name="T2">Kata Pengantar</text:span></text:span><text:span text:style-name="T2">, subbab </text:span><text:span text:style-name="Strong_20_Emphasis"><text:span text:style-name="T2">"Apa yang Akan Anda Dapatkan (Janji Pemahaman Intuitif)"</text:span></text:span><text:span text:style-name="T2">:</text:span></text:p>
            <text:p text:style-name="Text_20_body"><text:span text:style-name="Strong_20_Emphasis"><text:span text:style-name="T2">Prompt:</text:span></text:span><text:span text:style-name="T2"> </text:span><text:span text:style-name="Emphasis"><text:span text:style-name="T2">"Tuliskan bagian Kata Pengantar yang menjelaskan 'janji' buku 'AI Tanpa Pusing' kepada pembaca. Paparkan secara singkat apa saja yang akan dibahas (konsep dasar AI/ML, cara kerja sederhana, contoh nyata, tren masa depan) dan apa hasil yang diharapkan setelah membaca buku ini: mendapatkan pemahaman fundamental yang solid, mampu mengikuti percakapan tentang AI dengan percaya diri, dan melihat AI bukan sebagai </text:span></text:span><text:soft-page-break/><text:span text:style-name="Emphasis"><text:span text:style-name="T2">sesuatu yang menakutkan, melainkan alat yang bisa dipahami. Tekankan fokus pada pemahaman intuitif, bukan keahlian teknis."</text:span></text:span></text:p>
            <text:p text:style-name="Text_20_body"><text:span text:style-name="Strong_20_Emphasis"><text:span text:style-name="T2">Jawaban Saya:</text:span></text:span></text:p>
            <text:p text:style-name="P1">Lalu, apa saja yang bisa Anda harapkan setelah selesai membaca buku "AI Tanpa Pusing" ini? Apa 'oleh-oleh' pengetahuan yang akan Anda bawa?</text:p>
            <text:p text:style-name="Text_20_body"><text:span text:style-name="T2">Kami ingin memberikan sebuah janji sederhana: Anda akan mendapatkan </text:span><text:span text:style-name="Strong_20_Emphasis"><text:span text:style-name="T2">pemahaman dasar yang kokoh</text:span></text:span><text:span text:style-name="T2"> mengenai dunia Kecerdasan Buatan (AI) dan salah satu 'mesin' utamanya, Machine Learning (ML). Kita akan bersama-sama membongkar konsep-konsep penting seperti bagaimana sebuah mesin bisa 'belajar' dari pengalaman (data), mengapa data menjadi begitu krusial, serta logika sederhana di balik berbagai aplikasi AI yang sering kita jumpai. Semuanya akan kita bahas dengan cara yang intuitif, agar Anda bisa menangkap 'rasa'-nya.</text:span></text:p>
            <text:p text:style-name="Text_20_body"><text:span text:style-name="T2">Perjalanan kita akan meliputi pengenalan konsep dasar AI dan ML, melihat </text:span><text:span text:style-name="Strong_20_Emphasis"><text:span text:style-name="T2">contoh-contoh nyata</text:span></text:span><text:span text:style-name="T2"> bagaimana teknologi ini sudah hadir dalam keseharian kita (mungkin lebih banyak dari yang Anda duga!), hingga sedikit </text:span><text:span text:style-name="Strong_20_Emphasis"><text:span text:style-name="T2">mengintip tren masa depan</text:span></text:span><text:span text:style-name="T2"> – apa saja yang sedang berkembang dan apa potensi serta tantangan ke depan (perkiraan saat buku ini ditulis di tahun 2025).</text:span></text:p>
            <text:p text:style-name="P1">Harapan terbesar kami, setelah menuntaskan buku ini, Anda akan merasakan beberapa perubahan positif:</text:p>
            <text:list xml:id="list4699748113457955345" text:style-name="L259">
              <text:list-item>
                <text:p text:style-name="P277"><text:span text:style-name="T2">Anda akan memiliki </text:span><text:span text:style-name="Strong_20_Emphasis"><text:span text:style-name="T2">fondasi pemahaman yang kuat</text:span></text:span><text:span text:style-name="T2"> tentang cara kerja dan dampak AI/ML. </text:span></text:p>
              </text:list-item>
              <text:list-item>
                <text:p text:style-name="P277"><text:span text:style-name="T2">Anda akan </text:span><text:span text:style-name="Strong_20_Emphasis"><text:span text:style-name="T2">merasa lebih percaya diri</text:span></text:span><text:span text:style-name="T2"> untuk mengikuti, bahkan ikut serta dalam obrolan atau diskusi tentang AI, tanpa khawatir dianggap 'tidak tahu apa-apa'. </text:span></text:p>
              </text:list-item>
              <text:list-item>
                <text:p text:style-name="P46"><text:span text:style-name="T2">Anda akan bisa melihat AI </text:span><text:span text:style-name="Strong_20_Emphasis"><text:span text:style-name="T2">bukan lagi sebagai sesuatu yang asing, rumit, atau menakutkan</text:span></text:span><text:span text:style-name="T2">, melainkan sebagai sebuah </text:span><text:span text:style-name="Strong_20_Emphasis"><text:span text:style-name="T2">alat (tool)</text:span></text:span><text:span text:style-name="T2"> – teknologi hasil karya manusia yang prinsipnya bisa dipahami, bisa dikritisi, dan arah penggunaannya bisa kita pengaruhi bersama. </text:span></text:p>
              </text:list-item>
            </text:list>
            <text:p text:style-name="Text_20_body"><text:span text:style-name="T2">Perlu kami tekankan sekali lagi, fokus buku ini adalah pada </text:span><text:span text:style-name="Strong_20_Emphasis"><text:span text:style-name="T2">pemahaman intuitif dan konseptual</text:span></text:span><text:span text:style-name="T2">. Tujuannya bukan untuk menjadikan Anda seorang ahli pemrogram AI dalam sekejap, melainkan untuk membekali Anda </text:span><text:soft-page-break/><text:span text:style-name="T2">dengan literasi dasar yang esensial agar bisa lebih bijak dan berdaya dalam menghadapi era yang semakin diwarnai oleh Kecerdasan Buatan ini.</text:span></text:p>
            <text:p text:style-name="P443"/>
            <text:p text:style-name="Text_20_body"><text:span text:style-name="Strong_20_Emphasis"><text:span text:style-name="T2">(Tips Tambahan Opsional)</text:span></text:span></text:p>
            <text:list xml:id="list3338952145274461088" text:style-name="L260">
              <text:list-item>
                <text:p text:style-name="P278"><text:span text:style-name="Emphasis"><text:span text:style-name="Strong_20_Emphasis"><text:span text:style-name="T2">Saran Konten:</text:span></text:span></text:span><text:span text:style-name="T2"> Di akhir setiap bab, Anda bisa menambahkan 1-2 kalimat rangkuman "Poin Kunci Bab Ini" untuk membantu pembaca mengendapkan pemahaman sebelum pindah ke bab berikutnya. Ini juga bisa berfungsi sebagai ringkasan cepat jika pembaca ingin me-review kembali. </text:span></text:p>
              </text:list-item>
              <text:list-item>
                <text:p text:style-name="P47"><text:span text:style-name="Emphasis"><text:span text:style-name="Strong_20_Emphasis"><text:span text:style-name="T2">Prompt Ilustrasi (Opsional):</text:span></text:span></text:span><text:span text:style-name="T2"> "Buat sebuah ikon visual sederhana yang melambangkan 'kunci pemahaman' atau 'Aha! Moment'. Mungkin berupa ikon kunci yang membuka gembok berbentuk otak, atau ikon kepala dengan tanda seru atau bola lampu di atasnya. Ikon ini bisa digunakan secara konsisten di bagian rangkuman atau poin kunci di setiap bab." </text:span></text:p>
              </text:list-item>
            </text:list>
            <text:p text:style-name="P443"/>
            <text:p text:style-name="P1">Silakan berikan perintah "YAX" untuk melanjutkan ke prompt berikutnya.</text:p>
          </text:section>
          <text:section text:style-name="Sect1" text:name="feedback-form-14">
            <text:p text:style-name="P231"/>
          </text:section>
        </text:section>
        <text:section text:style-name="Sect1" text:name="221f949cbd0eabf6">
          <text:p text:style-name="P1"/>
          <text:section text:style-name="Sect1" text:name="user-query-content-15">
            <text:p text:style-name="P439">YAX </text:p>
          </text:section>
          <text:p text:style-name="P231">Show thinking</text:p>
          <text:section text:style-name="Sect2" text:name="model-response-message-contentr_221f949cbd0eabf6">
            <text:p text:style-name="Text_20_body"><text:span text:style-name="T2">Baik, saya lanjutkan ke prompt terakhir untuk </text:span><text:span text:style-name="Strong_20_Emphasis"><text:span text:style-name="T2">Kata Pengantar</text:span></text:span><text:span text:style-name="T2">, subbab </text:span><text:span text:style-name="Strong_20_Emphasis"><text:span text:style-name="T2">"Ucapan Terima Kasih"</text:span></text:span><text:span text:style-name="T2">:</text:span></text:p>
            <text:p text:style-name="Text_20_body"><text:span text:style-name="Strong_20_Emphasis"><text:span text:style-name="T2">Prompt:</text:span></text:span><text:span text:style-name="T2"> </text:span><text:span text:style-name="Emphasis"><text:span text:style-name="T2">"Tuliskan bagian ucapan terima kasih standar untuk Kata Pengantar. Sebutkan pihak-pihak umum yang biasanya diberi ucapan terima kasih dalam penulisan buku (keluarga, teman, editor, reviewer, sumber inspirasi, dll.). Sampaikan rasa syukur atas dukungan dan kontribusi mereka dalam penyelesaian buku 'AI Tanpa Pusing'."</text:span></text:span></text:p>
            <text:p text:style-name="Text_20_body"><text:span text:style-name="Strong_20_Emphasis"><text:span text:style-name="T2">Jawaban Saya:</text:span></text:span></text:p>
            <text:p text:style-name="P1">Tentu saja, sebuah karya, sekecil apapun itu, jarang sekali lahir dari upaya satu orang saja. Demikian pula dengan buku "AI Tanpa Pusing" yang kini ada di tangan Anda. Proses penyusunannya tidak akan mungkin berjalan <text:soft-page-break/>lancar dan selesai tanpa adanya dukungan, masukan, serta doa dari berbagai pihak. Untuk itu, izinkan kami menghaturkan rasa terima kasih yang tulus.</text:p>
            <text:p text:style-name="P1">Pertama dan utama, terima kasih sebesar-besarnya kepada keluarga tercinta dan sahabat-sahabat terdekat. Dukungan moril, pengertian atas waktu yang tersita, serta semangat yang tak henti Anda berikan adalah bahan bakar utama yang membuat kami terus melangkah menyelesaikan naskah ini.</text:p>
            <text:p text:style-name="P1">Kami juga berterima kasih kepada tim editor dan para peninjau (reviewer) yang telah dengan cermat membaca draf awal, memberikan kritik yang membangun, saran perbaikan, serta membantu memastikan bahwa bahasa dan penjelasan dalam buku ini sejalan dengan tujuannya: mudah dipahami dan benar-benar 'tanpa pusing'. Kontribusi Anda sangat berharga dalam menjaga kualitas buku ini.</text:p>
            <text:p text:style-name="P1">Ucapan terima kasih juga kami sampaikan kepada berbagai pihak yang menjadi sumber inspirasi dan pengetahuan, baik itu para penulis buku lain, para praktisi dan akademisi di bidang AI yang membagikan ilmunya melalui berbagai medium, maupun rekan-rekan diskusi yang secara langsung maupun tidak langsung turut membuka wawasan kami.</text:p>
            <text:p text:style-name="P1">Akhir kata, semoga kehadiran buku sederhana ini dapat membawa manfaat, membuka pintu pemahaman baru tentang Kecerdasan Buatan, dan menjadi teman yang menyenangkan dalam perjalanan belajar Anda.</text:p>
            <text:p text:style-name="P443"/>
            <text:p text:style-name="Text_20_body"><text:span text:style-name="Strong_20_Emphasis"><text:span text:style-name="T2">(Tips Tambahan Opsional)</text:span></text:span></text:p>
            <text:list xml:id="list8379993617678314955" text:style-name="L261">
              <text:list-item>
                <text:p text:style-name="P48"><text:span text:style-name="Emphasis"><text:span text:style-name="Strong_20_Emphasis"><text:span text:style-name="T2">Personalisasi:</text:span></text:span></text:span><text:span text:style-name="T2"> Jika buku ini ditulis oleh Anda secara pribadi, jangan ragu untuk menambahkan sentuhan personal dalam ucapan terima kasih ini, misalnya dengan menyebutkan nama anggota keluarga atau teman spesifik yang memberikan dukungan kunci. Ini akan membuatnya terasa lebih hangat dan tulus. </text:span></text:p>
              </text:list-item>
            </text:list>
            <text:p text:style-name="P443"/>
            <text:p text:style-name="Text_20_body"><text:span text:style-name="T2">Ini adalah akhir dari bagian Kata Pengantar. Silakan berikan perintah "YAX" jika Anda ingin saya melanjutkan ke prompt untuk </text:span><text:span text:style-name="Strong_20_Emphasis"><text:span text:style-name="T2">Pengantar Bab 1</text:span></text:span><text:span text:style-name="T2">.</text:span></text:p>
          </text:section>
          <text:section text:style-name="Sect1" text:name="feedback-form-15">
            <text:p text:style-name="P231"><text:soft-page-break/></text:p>
          </text:section>
        </text:section>
        <text:section text:style-name="Sect1" text:name="007b2af0dc28fc51">
          <text:p text:style-name="P1"/>
          <text:section text:style-name="Sect1" text:name="user-query-content-16">
            <text:p text:style-name="P439">YAX </text:p>
          </text:section>
          <text:p text:style-name="P231">Show thinking</text:p>
          <text:section text:style-name="Sect2" text:name="model-response-message-contentr_007b2af0dc28fc51">
            <text:p text:style-name="Text_20_body"><text:span text:style-name="T2">Oke, kita masuk ke </text:span><text:span text:style-name="Strong_20_Emphasis"><text:span text:style-name="T2">Bab 1: Halo, AI! Kenalan Yuk!</text:span></text:span><text:span text:style-name="T2">.</text:span></text:p>
            <text:p text:style-name="Text_20_body"><text:span text:style-name="T2">Dimulai dengan prompt untuk </text:span><text:span text:style-name="Strong_20_Emphasis"><text:span text:style-name="T2">Pengantar Bab 1</text:span></text:span><text:span text:style-name="T2">:</text:span></text:p>
            <text:p text:style-name="Text_20_body"><text:span text:style-name="Strong_20_Emphasis"><text:span text:style-name="T2">Prompt:</text:span></text:span><text:span text:style-name="T2"> </text:span><text:span text:style-name="Emphasis"><text:span text:style-name="T2">"Tuliskan paragraf pengantar untuk Bab 1 yang berjudul 'Halo, AI! Kenalan Yuk!'. Awali dengan nada ramah dan ajak pembaca untuk memulai petualangan mengenal Kecerdasan Buatan (AI). Singgung sedikit tentang betapa seringnya istilah AI terdengar, namun mungkin still banyak kebingungan atau gambaran yang keliru (seperti robot canggih di film). Janjikan bahwa bab ini akan mengupas tuntas apa sebenarnya AI dengan bahasa yang mudah dicerna, menggunakan perumpamaan sehari-hari, membedakannya dengan kecerdasan kita sendiri, dan mengapa penting bagi kita semua untuk sedikit 'berkenalan' dengannya di era sekarang ini."</text:span></text:span></text:p>
            <text:p text:style-name="Text_20_body"><text:span text:style-name="Strong_20_Emphasis"><text:span text:style-name="T2">Jawaban Saya:</text:span></text:span></text:p>
            <text:p text:style-name="P1">Halo! Selamat datang di bab pertama petualangan kita di dunia Kecerdasan Buatan. Kami sengaja memberi judul bab ini "Halo, AI! Kenalan Yuk!" karena memang itulah tujuan utama kita di sini: ayo kita berkenalan lebih dekat, secara santai dan tanpa rasa takut, dengan 'sosok' yang namanya mungkin sudah tidak asing lagi di telinga kita ini.</text:p>
            <text:p text:style-name="P1">Istilah 'AI' atau 'Kecerdasan Buatan', rasanya sudah seperti 'bumbu' wajib ya dalam percakapan tentang teknologi zaman sekarang? Kita mendengarnya di berita, melihatnya digambarkan (kadang secara berlebihan) di film-film fiksi ilmiah, atau mungkin membacanya di artikel-artikel online. Tapi, kalau boleh jujur, seberapa banyak dari kita yang benar-benar 'ngeh', apa sih AI itu sebenarnya? Jangan-jangan, yang terbayang di benak kita masih sebatas robot humanoid super canggih yang bisa bicara dan berpikir persis seperti manusia? Atau mungkin kita masih bingung, apa bedanya AI dengan program komputer biasa yang sudah ada sejak dulu?</text:p>
            <text:p text:style-name="P1">Nah, jika Anda punya pertanyaan-pertanyaan semacam itu, Anda berada di tempat yang tepat! Di Bab 1 ini, kita akan mencoba mengurai kebingungan itu bersama-sama. Kita akan jawab pertanyaan-pertanyaan mendasar <text:soft-page-break/>seperti:</text:p>
            <text:list xml:id="list8027257138736600081" text:style-name="L262">
              <text:list-item>
                <text:p text:style-name="P279"><text:span text:style-name="T2">Apa sih </text:span><text:span text:style-name="Strong_20_Emphasis"><text:span text:style-name="T2">konsep inti di balik Kecerdasan Buatan</text:span></text:span><text:span text:style-name="T2"> itu, kalau dijelaskan dengan bahasa 'manusia biasa'? </text:span></text:p>
              </text:list-item>
              <text:list-item>
                <text:p text:style-name="P279"><text:span text:style-name="T2">Bisakah kita membayangkannya lewat </text:span><text:span text:style-name="Strong_20_Emphasis"><text:span text:style-name="T2">perumpamaan atau analogi sederhana</text:span></text:span><text:span text:style-name="T2"> dari kehidupan sehari-hari? </text:span></text:p>
              </text:list-item>
              <text:list-item>
                <text:p text:style-name="P279"><text:span text:style-name="T2">Lalu, apa sih sebenarnya </text:span><text:span text:style-name="Strong_20_Emphasis"><text:span text:style-name="T2">perbedaan antara 'kecerdasan' versi mesin dengan kecerdasan alami</text:span></text:span><text:span text:style-name="T2"> yang kita miliki sebagai manusia? </text:span></text:p>
              </text:list-item>
              <text:list-item>
                <text:p text:style-name="P49"><text:span text:style-name="T2">Dan yang terpenting, mengapa di era serba digital ini, </text:span><text:span text:style-name="Strong_20_Emphasis"><text:span text:style-name="T2">'kenalan' dengan AI menjadi begitu penting</text:span></text:span><text:span text:style-name="T2"> bagi kita semua, apapun profesi dan latar belakang kita? </text:span></text:p>
              </text:list-item>
            </text:list>
            <text:p text:style-name="P1">Mari siapkan secangkir kopi atau teh hangat Anda, dan mulailah lembar pertama perkenalan kita dengan AI. Tenang saja, kami janji tidak akan ada rumus atau kode rumit yang bikin kening berkerut. Yuk, kita mulai!</text:p>
            <text:p text:style-name="P443"/>
            <text:p text:style-name="Text_20_body"><text:span text:style-name="Strong_20_Emphasis"><text:span text:style-name="T2">(Tips Tambahan Opsional)</text:span></text:span></text:p>
            <text:list xml:id="list4907814587346260543" text:style-name="L263">
              <text:list-item>
                <text:p text:style-name="P280"><text:span text:style-name="Emphasis"><text:span text:style-name="Strong_20_Emphasis"><text:span text:style-name="T2">Saran Tata Letak:</text:span></text:span></text:span><text:span text:style-name="T2"> Buat halaman pembuka Bab 1 ini menarik secara visual. Gunakan font yang besar dan jelas untuk judul bab. Anda bisa menambahkan kutipan singkat yang relevan di bawah judul, misalnya kutipan dari seorang tokoh tentang AI (yang mudah dipahami) atau kalimat pancingan seperti: "Siap menguak misteri di balik teknologi yang mengubah dunia?" </text:span></text:p>
              </text:list-item>
              <text:list-item>
                <text:p text:style-name="P50"><text:span text:style-name="Emphasis"><text:span text:style-name="Strong_20_Emphasis"><text:span text:style-name="T2">Prompt Ilustrasi (Opsional):</text:span></text:span></text:span><text:span text:style-name="T2"> "Desain sebuah ilustrasi header halaman untuk Bab 1 buku pengantar AI dengan judul 'Bab 1: Halo, AI! Kenalan Yuk!'. Ilustrasi menampilkan gaya kartun yang ramah, mungkin sebuah ikon 'chip komputer' atau 'robot sederhana' yang tersenyum dan melambaikan tangan dari balik sebuah tanda tanya besar. Palet warna cerah dan mengundang, tidak terkesan teknis atau dingin." </text:span></text:p>
              </text:list-item>
            </text:list>
            <text:p text:style-name="P443"/>
            <text:p text:style-name="P1">Silakan berikan perintah "YAX" untuk melanjutkan ke prompt berikutnya (Subbab 1.1).</text:p>
          </text:section>
          <text:section text:style-name="Sect1" text:name="feedback-form-16">
            <text:p text:style-name="P231"/>
          </text:section>
        </text:section>
        <text:section text:style-name="Sect1" text:name="9b04f6504d6b654b">
          <text:p text:style-name="P1"/>
          <text:section text:style-name="Sect1" text:name="user-query-content-17">
            <text:p text:style-name="P439"><text:soft-page-break/>YAX </text:p>
          </text:section>
          <text:p text:style-name="P231">Show thinking</text:p>
          <text:section text:style-name="Sect2" text:name="model-response-message-contentr_9b04f6504d6b654b">
            <text:p text:style-name="Text_20_body"><text:span text:style-name="T2">Baik, kita lanjutkan ke </text:span><text:span text:style-name="Strong_20_Emphasis"><text:span text:style-name="T2">Subbab 1.1: Bukan Cuma Robot di Film: Apa Sih Sebenarnya Kecerdasan Buatan (AI)?</text:span></text:span></text:p>
            <text:p text:style-name="Text_20_body"><text:span text:style-name="Strong_20_Emphasis"><text:span text:style-name="T2">Prompt:</text:span></text:span><text:span text:style-name="T2"> </text:span><text:span text:style-name="Emphasis"><text:span text:style-name="T2">"Jelaskan secara mendalam namun sederhana, apa yang dimaksud dengan Kecerdasan Buatan (AI). Hindari definisi teknis yang rumit. Fokus pada </text:span></text:span><text:span text:style-name="Emphasis"><text:span text:style-name="Strong_20_Emphasis"><text:span text:style-name="T2">ide intinya:</text:span></text:span></text:span><text:span text:style-name="Emphasis"><text:span text:style-name="T2"> yaitu kemampuan mesin atau program komputer untuk melakukan tugas-tugas yang </text:span></text:span><text:span text:style-name="Emphasis"><text:span text:style-name="Strong_20_Emphasis"><text:span text:style-name="T2">biasanya membutuhkan kecerdasan manusia</text:span></text:span></text:span><text:span text:style-name="Emphasis"><text:span text:style-name="T2">. Berikan beberapa contoh tugas tersebut (misalnya: mengenali gambar seperti manusia mengenali wajah teman, memahami ucapan seperti kita mengerti percakapan, membuat keputusan berdasarkan data seperti dokter mendiagnosis awal). </text:span></text:span><text:span text:style-name="Emphasis"><text:span text:style-name="Strong_20_Emphasis"><text:span text:style-name="T2">Luruskan persepsi umum</text:span></text:span></text:span><text:span text:style-name="Emphasis"><text:span text:style-name="T2"> yang sering menyamakan AI hanya dengan robot fisik canggih seperti di film fiksi ilmiah. Tekankan bahwa AI lebih sering berupa 'otak' atau software di balik layar. Gunakan minimal satu analogi sederhana untuk menggambarkan ide 'kemampuan meniru kecerdasan manusia' ini."</text:span></text:span></text:p>
            <text:p text:style-name="Text_20_body"><text:span text:style-name="Strong_20_Emphasis"><text:span text:style-name="T2">Jawaban Saya:</text:span></text:span></text:p>
            <text:p text:style-name="P1">Oke, mari kita mulai 'kenalan' lebih dalam dengan si AI ini. Kalau kita kesampingkan dulu gambaran robot-robot super canggih yang bisa mengobrol, tertawa, atau bahkan jatuh cinta seperti di film, apa sih sebenarnya inti dari Kecerdasan Buatan atau AI itu? Jangan khawatir, konsep dasarnya sebenarnya tidak serumit kedengarannya.</text:p>
            <text:p text:style-name="Text_20_body"><text:span text:style-name="T2">Pada dasarnya, </text:span><text:span text:style-name="Strong_20_Emphasis"><text:span text:style-name="T2">Kecerdasan Buatan (AI) adalah tentang bagaimana kita membuat mesin atau program komputer agar bisa melakukan tugas-tugas yang, jika dilakukan oleh manusia, akan dianggap membutuhkan kecerdasan.</text:span></text:span></text:p>
            <text:p text:style-name="P1">Tugas-tugas 'cerdas' ini contohnya apa saja? Wah, ternyata banyak sekali yang sudah kita temui sehari-hari! Misalnya:</text:p>
            <text:list xml:id="list890071859978206696" text:style-name="L264">
              <text:list-item>
                <text:p text:style-name="P281"><text:span text:style-name="Strong_20_Emphasis"><text:span text:style-name="T2">Kemampuan Mengenali Pola:</text:span></text:span><text:span text:style-name="T2"> Coba pikirkan bagaimana kita bisa langsung mengenali wajah teman kita di tengah keramaian, atau membedakan mana buah apel dan mana buah jeruk. Nah, AI juga bisa dilatih untuk melakukan hal serupa, seperti: </text:span></text:p>
                <text:list>
                  <text:list-item>
                    <text:p text:style-name="P237">Mengenali objek atau orang dalam sebuah foto (seperti saat <text:soft-page-break/>Facebook otomatis menyarankan tag nama teman Anda). </text:p>
                  </text:list-item>
                  <text:list-item>
                    <text:p text:style-name="P237">Membaca tulisan tangan atau teks dalam gambar. </text:p>
                  </text:list-item>
                  <text:list-item>
                    <text:p text:style-name="P237">Membedakan email penting dari email spam yang mengganggu. </text:p>
                  </text:list-item>
                  <text:list-item>
                    <text:p text:style-name="P237">Mengenali pola suara kita saat kita bilang "Ok Google" atau "Hai Siri". </text:p>
                  </text:list-item>
                </text:list>
              </text:list-item>
              <text:list-item>
                <text:p text:style-name="P281"><text:span text:style-name="Strong_20_Emphasis"><text:span text:style-name="T2">Kemampuan Memahami Bahasa:</text:span></text:span><text:span text:style-name="T2"> Sama seperti kita bisa mengerti obrolan teman atau instruksi dari atasan, AI juga dikembangkan untuk bisa: </text:span></text:p>
                <text:list>
                  <text:list-item>
                    <text:p text:style-name="P237">Memahami perintah lisan yang kita berikan ke asisten virtual di ponsel. </text:p>
                  </text:list-item>
                  <text:list-item>
                    <text:p text:style-name="P237">Menerjemahkan teks atau ucapan dari satu bahasa ke bahasa lain (seperti Google Translate). </text:p>
                  </text:list-item>
                  <text:list-item>
                    <text:p text:style-name="P237">Memahami 'rasa' atau sentimen (positif, negatif, netral) dalam sebuah kalimat ulasan produk online. </text:p>
                  </text:list-item>
                </text:list>
              </text:list-item>
              <text:list-item>
                <text:p text:style-name="P281"><text:span text:style-name="Strong_20_Emphasis"><text:span text:style-name="T2">Kemampuan Belajar dari Pengalaman:</text:span></text:span><text:span text:style-name="T2"> Kita belajar naik sepeda dari jatuh bangun, kan? Nah, AI (khususnya yang menggunakan teknik Machine Learning, yang akan kita bahas nanti) juga bisa 'belajar': </text:span></text:p>
                <text:list>
                  <text:list-item>
                    <text:p text:style-name="P237">Menjadi lawan main game komputer yang semakin sulit dikalahkan karena ia belajar dari strategi kita. </text:p>
                  </text:list-item>
                  <text:list-item>
                    <text:p text:style-name="P237">Memberikan rekomendasi film atau lagu yang semakin pas dengan selera kita seiring waktu. </text:p>
                  </text:list-item>
                </text:list>
              </text:list-item>
              <text:list-item>
                <text:p text:style-name="P281"><text:span text:style-name="Strong_20_Emphasis"><text:span text:style-name="T2">Kemampuan Membuat Keputusan atau Prediksi:</text:span></text:span><text:span text:style-name="T2"> Mirip cara kita memilih rute tercepat berdasarkan pengalaman macet sebelumnya, atau dokter membuat diagnosis awal berdasarkan gejala pasien, AI bisa: </text:span></text:p>
                <text:list>
                  <text:list-item>
                    <text:p text:style-name="P237">Membantu bank mendeteksi transaksi kartu kredit yang mencurigakan. </text:p>
                  </text:list-item>
                  <text:list-item>
                    <text:p text:style-name="P237">Memprediksi kemungkinan cuaca esok hari. </text:p>
                  </text:list-item>
                  <text:list-item>
                    <text:p text:style-name="P237">Memberikan rekomendasi produk yang mungkin kita sukai di toko online. </text:p>
                  </text:list-item>
                </text:list>
              </text:list-item>
              <text:list-item>
                <text:p text:style-name="P281"><text:span text:style-name="Strong_20_Emphasis"><text:span text:style-name="T2">Kemampuan Menyelesaikan Masalah:</text:span></text:span><text:span text:style-name="T2"> Seperti kita memecahkan teka-teki silang atau merencanakan liburan, AI bisa: </text:span></text:p>
                <text:list>
                  <text:list-item>
                    <text:p text:style-name="P237">Mencari rute paling efisien untuk kurir pengantar barang. </text:p>
                  </text:list-item>
                  <text:list-item>
                    <text:p text:style-name="P7"><text:soft-page-break/>Bermain permainan strategi kompleks seperti catur atau Go di level juara dunia. </text:p>
                  </text:list-item>
                </text:list>
              </text:list-item>
            </text:list>
            <text:p text:style-name="Text_20_body"><text:span text:style-name="T2">Nah, ini bagian penting yang perlu kita luruskan bersama: </text:span><text:span text:style-name="Strong_20_Emphasis"><text:span text:style-name="T2">AI itu tidak sama dengan robot!</text:span></text:span><text:span text:style-name="T2"> Memang, ada robot yang pintar karena 'otak'-nya menggunakan AI. Tapi, jauh lebih sering, AI itu hadir dalam bentuk </text:span><text:span text:style-name="Strong_20_Emphasis"><text:span text:style-name="T2">program komputer atau perangkat lunak (software)</text:span></text:span><text:span text:style-name="T2">. Ia adalah 'kecerdasan' tak kasat mata yang berjalan di dalam server perusahaan, di ponsel pintar kita, di website yang kita akses, atau di sistem navigasi mobil kita. Jadi, lupakan sejenak robot humanoid, karena AI lebih sering berupa 'otak' di balik layar daripada wujud fisik yang berjalan-jalan.</text:span></text:p>
            <text:p text:style-name="Text_20_body"><text:span text:style-name="T2">Untuk membayangkannya lebih mudah, coba kita pakai </text:span><text:span text:style-name="Strong_20_Emphasis"><text:span text:style-name="T2">analogi sederhana</text:span></text:span><text:span text:style-name="T2">. Bayangkan Anda memiliki seorang </text:span><text:span text:style-name="Strong_20_Emphasis"><text:span text:style-name="T2">asisten pribadi yang super duper spesialis</text:span></text:span><text:span text:style-name="T2">. Mungkin dia sangat ahli dalam satu hal saja, misalnya, dia bisa membaca dan menyortir ribuan surat dalam satu menit berdasarkan kode pos dengan akurasi sempurna. Atau dia bisa menghafal wajah dan nama semua orang yang pernah Anda temui seumur hidup. Tapi, di luar keahlian super spesifiknya itu, dia tidak bisa melakukan hal lain. Dia tidak bisa diajak ngobrol santai tentang cuaca, tidak mengerti lelucon, atau tidak tahu cara membuat teh. Nah, banyak sistem AI saat ini bekerja mirip seperti itu: mereka sangat 'cerdas' dan efisien dalam melakukan tugas-tugas tertentu yang memang dirancang untuk mereka kerjakan, seolah meniru satu aspek spesifik dari kecerdasan manusia kita.</text:span></text:p>
            <text:p text:style-name="P1">Jadi, kesimpulan sederhananya: AI adalah tentang mesin yang bisa melakukan tugas-tugas 'cerdas' yang biasanya butuh 'otak' manusia. Cukup jelas, kan? Yuk, kita lanjut ke bagian berikutnya untuk melihat lebih banyak perumpamaan!</text:p>
            <text:p text:style-name="P443"/>
            <text:p text:style-name="Text_20_body"><text:span text:style-name="Strong_20_Emphasis"><text:span text:style-name="T2">(Tips Tambahan Opsional)</text:span></text:span></text:p>
            <text:list xml:id="list8795922189276646504" text:style-name="L265">
              <text:list-item>
                <text:p text:style-name="P282"><text:span text:style-name="Emphasis"><text:span text:style-name="Strong_20_Emphasis"><text:span text:style-name="T2">Saran Konten:</text:span></text:span></text:span><text:span text:style-name="T2"> Anda bisa menambahkan sebuah "Kotak Mitos vs. Fakta" kecil di halaman ini. Misalnya: </text:span></text:p>
                <text:list>
                  <text:list-item>
                    <text:p text:style-name="P282"><text:span text:style-name="Strong_20_Emphasis"><text:span text:style-name="T2">Mitos:</text:span></text:span><text:span text:style-name="T2"> AI selalu berbentuk robot fisik seperti di film. </text:span></text:p>
                  </text:list-item>
                  <text:list-item>
                    <text:p text:style-name="P282"><text:span text:style-name="Strong_20_Emphasis"><text:span text:style-name="T2">Fakta:</text:span></text:span><text:span text:style-name="T2"> AI lebih sering berupa program komputer (software) yang bekerja di balik layar. </text:span></text:p>
                  </text:list-item>
                </text:list>
              </text:list-item>
              <text:list-item>
                <text:p text:style-name="P51"><text:span text:style-name="Emphasis"><text:span text:style-name="Strong_20_Emphasis"><text:span text:style-name="T2">Prompt Ilustrasi (Opsional):</text:span></text:span></text:span><text:span text:style-name="T2"> "Buat ilustrasi dua panel sederhana. </text:span><text:soft-page-break/><text:span text:style-name="T2">Panel kiri menunjukkan siluet robot humanoid futuristik dengan tanda silang merah besar di atasnya dan teks 'Bukan (Selalu) Ini!'. Panel kanan menunjukkan ikon 'otak digital' atau 'chip' yang memancarkan garis-garis ke arah ikon-ikon tugas seperti ikon mata (pengenalan), ikon gelembung bicara (bahasa), ikon grafik (prediksi), dan ikon tanda tanya dalam labirin (pemecahan masalah), dengan teks 'Lebih Sering Ini!'. Gaya visual jelas dan mudah dipahami." </text:span></text:p>
              </text:list-item>
            </text:list>
            <text:p text:style-name="P443"/>
            <text:p text:style-name="P1">Silakan berikan perintah "YAX" untuk melanjutkan ke prompt berikutnya (Subbab 1.2).</text:p>
          </text:section>
          <text:section text:style-name="Sect1" text:name="feedback-form-17">
            <text:p text:style-name="P231"/>
          </text:section>
        </text:section>
        <text:section text:style-name="Sect1" text:name="a840bfd082813945">
          <text:p text:style-name="P1"/>
          <text:section text:style-name="Sect1" text:name="user-query-content-18">
            <text:p text:style-name="P439">YAX </text:p>
          </text:section>
          <text:p text:style-name="P231">Show thinking</text:p>
          <text:section text:style-name="Sect2" text:name="model-response-message-contentr_a840bfd082813945">
            <text:p text:style-name="Text_20_body"><text:span text:style-name="T2">Baik, mari kita lanjutkan dengan </text:span><text:span text:style-name="Strong_20_Emphasis"><text:span text:style-name="T2">Subbab 1.2: Analogi Sederhana: Membayangkan AI Seperti...</text:span></text:span></text:p>
            <text:p text:style-name="Text_20_body"><text:span text:style-name="Strong_20_Emphasis"><text:span text:style-name="T2">Prompt:</text:span></text:span><text:span text:style-name="T2"> </text:span><text:span text:style-name="Emphasis"><text:span text:style-name="T2">"Kembangkan bagian ini dengan menyajikan </text:span></text:span><text:span text:style-name="Emphasis"><text:span text:style-name="Strong_20_Emphasis"><text:span text:style-name="T2">minimal dua atau tiga analogi sederhana</text:span></text:span></text:span><text:span text:style-name="Emphasis"><text:span text:style-name="T2"> yang berbeda untuk membantu pembaca membayangkan cara kerja atau konsep AI. Contoh analogi yang bisa dieksplorasi (pilih atau ganti sesuai kebutuhan):</text:span></text:span><text:span text:style-name="T2"> * </text:span><text:span text:style-name="Emphasis"><text:span text:style-name="T2">AI sebagai </text:span></text:span><text:span text:style-name="Emphasis"><text:span text:style-name="Strong_20_Emphasis"><text:span text:style-name="T2">resep masakan super detail</text:span></text:span></text:span><text:span text:style-name="Emphasis"><text:span text:style-name="T2"> yang diikuti komputer.</text:span></text:span><text:span text:style-name="T2"> * </text:span><text:span text:style-name="Emphasis"><text:span text:style-name="T2">AI sebagai </text:span></text:span><text:span text:style-name="Emphasis"><text:span text:style-name="Strong_20_Emphasis"><text:span text:style-name="T2">bayi yang belajar mengenali objek</text:span></text:span></text:span><text:span text:style-name="Emphasis"><text:span text:style-name="T2"> setelah ditunjukkan banyak contoh.</text:span></text:span><text:span text:style-name="T2"> * </text:span><text:span text:style-name="Emphasis"><text:span text:style-name="T2">AI sebagai </text:span></text:span><text:span text:style-name="Emphasis"><text:span text:style-name="Strong_20_Emphasis"><text:span text:style-name="T2">asisten super spesialis</text:span></text:span></text:span><text:span text:style-name="Emphasis"><text:span text:style-name="T2"> yang sangat ahli di satu bidang tapi tidak tahu apa-apa di bidang lain.</text:span></text:span></text:p>
            <text:list xml:id="list3894126169252388200" text:style-name="L266">
              <text:list-item>
                <text:p text:style-name="P52"><text:span text:style-name="Emphasis"><text:span text:style-name="T2">Untuk setiap analogi, </text:span></text:span><text:span text:style-name="Emphasis"><text:span text:style-name="Strong_20_Emphasis"><text:span text:style-name="T2">jelaskan dengan rinci bagaimana analogi tersebut terhubung</text:span></text:span></text:span><text:span text:style-name="Emphasis"><text:span text:style-name="T2"> dengan aspek AI yang ingin dijelaskan (misalnya: resep = algoritma, belajar dari contoh = machine learning, spesialis = narrow AI). Pastikan penjelasan analogi benar-benar memperjelas konsep, bukan sekadar menyebutkan perumpamaannya saja."</text:span></text:span><text:span text:style-name="T2"> </text:span></text:p>
              </text:list-item>
            </text:list>
            <text:p text:style-name="Text_20_body"><text:span text:style-name="Strong_20_Emphasis"><text:span text:style-name="T2">Jawaban Saya:</text:span></text:span></text:p>
            <text:p text:style-name="P1">Memahami konsep baru memang paling enak kalau pakai perumpamaan, setuju? Nah, untuk membayangkan Kecerdasan Buatan (AI) yang mungkin <text:soft-page-break/>terasa abstrak, yuk kita coba lihat beberapa analogi dari kehidupan sehari-hari berikut ini:</text:p>
            <text:p text:style-name="Text_20_body"><text:span text:style-name="Strong_20_Emphasis"><text:span text:style-name="T2">1. Analogi Resep Masakan Super Detail ?￰ﾟﾍﾳ</text:span></text:span></text:p>
            <text:p text:style-name="P1">Bayangkan Anda ingin membuat sebuah hidangan, misalnya Bolu Kukus Gula Merah yang resepnya terkenal agak 'rewel'. Anda menemukan sebuah buku resep warisan nenek yang instruksinya luar biasa detail dan presisi. Bukan cuma daftar bahan, tapi langkah-langkahnya sangat rinci: "Ayak tepung terigu merek X sebanyak 253 gram, tepat tiga kali ayakan." Lalu, "Kocok 4 butir telur ayam kampung dengan gula aren yang sudah disisir halus selama persis 7 menit menggunakan mixer kecepatan sedang (level 3)." Kemudian, "Masukkan adonan ke dalam cetakan berdiameter 20 cm yang sudah diolesi minyak tipis-tipis, kukus selama 45 menit dengan api sedang cenderung kecil, pastikan tutup kukusan dilapisi kain bersih."</text:p>
            <text:p text:style-name="P1">Jika Anda mengikuti setiap instruksi dalam resep itu dengan patuh, seteliti mungkin, tanpa improvisasi, kemungkinan besar hasil akhirnya adalah Bolu Kukus Gula Merah yang mekarnya sempurna persis seperti foto di buku resep, meskipun mungkin Anda tidak sepenuhnya paham reaksi kimia antara pengembang kue dan panas uap air.</text:p>
            <text:list xml:id="list732051093532996164" text:style-name="L267">
              <text:list-item>
                <text:p text:style-name="P283"><text:span text:style-name="Strong_20_Emphasis"><text:span text:style-name="T2">Bagaimana ini berhubungan dengan AI?</text:span></text:span><text:span text:style-name="T2"> </text:span></text:p>
                <text:list>
                  <text:list-item>
                    <text:p text:style-name="P283"><text:span text:style-name="Strong_20_Emphasis"><text:span text:style-name="T2">Resep super detail</text:span></text:span><text:span text:style-name="T2"> itu ibarat </text:span><text:span text:style-name="Strong_20_Emphasis"><text:span text:style-name="T2">Algoritma</text:span></text:span><text:span text:style-name="T2"> dalam AI: serangkaian instruksi atau aturan langkah-demi-langkah yang sangat jelas dan terstruktur, yang dirancang oleh manusia untuk diikuti oleh komputer guna menyelesaikan tugas tertentu. </text:span></text:p>
                  </text:list-item>
                  <text:list-item>
                    <text:p text:style-name="P283"><text:span text:style-name="Strong_20_Emphasis"><text:span text:style-name="T2">Bahan-bahan masakan</text:span></text:span><text:span text:style-name="T2"> (tepung, telur, gula) bisa diibaratkan sebagai </text:span><text:span text:style-name="Strong_20_Emphasis"><text:span text:style-name="T2">Data Input</text:span></text:span><text:span text:style-name="T2"> yang dimasukkan ke dalam sistem AI. </text:span></text:p>
                  </text:list-item>
                  <text:list-item>
                    <text:p text:style-name="P283"><text:span text:style-name="Strong_20_Emphasis"><text:span text:style-name="T2">Anda sebagai 'juru masak'</text:span></text:span><text:span text:style-name="T2"> yang taat pada resep adalah </text:span><text:span text:style-name="Strong_20_Emphasis"><text:span text:style-name="T2">Komputer</text:span></text:span><text:span text:style-name="T2"> atau mesin yang menjalankan algoritma tersebut. </text:span></text:p>
                  </text:list-item>
                  <text:list-item>
                    <text:p text:style-name="P283"><text:span text:style-name="Strong_20_Emphasis"><text:span text:style-name="T2">Bolu Kukus yang lezat dan merekah</text:span></text:span><text:span text:style-name="T2"> adalah </text:span><text:span text:style-name="Strong_20_Emphasis"><text:span text:style-name="T2">Hasil (Output)</text:span></text:span><text:span text:style-name="T2"> yang dikeluarkan oleh sistem AI, misalnya hasil terjemahan, klasifikasi email spam, atau bahkan gerakan robot di pabrik. </text:span></text:p>
                  </text:list-item>
                </text:list>
              </text:list-item>
              <text:list-item>
                <text:p text:style-name="P53"><text:span text:style-name="Strong_20_Emphasis"><text:span text:style-name="T2">Aspek AI yang dijelaskan:</text:span></text:span><text:span text:style-name="T2"> Analogi ini membantu kita memahami bahwa </text:span><text:span text:style-name="Strong_20_Emphasis"><text:span text:style-name="T2">beberapa jenis AI bekerja berdasarkan aturan dan logika yang sudah ditentukan secara eksplisit oleh pembuatnya (rule-</text:span></text:span><text:soft-page-break/><text:span text:style-name="Strong_20_Emphasis"><text:span text:style-name="T2">based AI)</text:span></text:span><text:span text:style-name="T2">. Mereka menjalankan perintah secara presisi untuk mencapai hasil yang diharapkan. </text:span></text:p>
              </text:list-item>
            </text:list>
            <text:p text:style-name="Text_20_body"><text:span text:style-name="Strong_20_Emphasis"><text:span text:style-name="T2">2. Analogi Bayi Belajar Mengenali Hewan ?￰ﾟﾐﾱ?</text:span></text:span></text:p>
            <text:p text:style-name="P1">Sekarang, mari kita tengok seorang bayi yang baru mulai mengenal dunia. Awalnya, semua makhluk berkaki empat mungkin terlihat sama baginya. Lalu, orang tuanya mulai mengenalkannya: "Lihat, Dik, ini Kucing, bunyinya 'meong'." (sambil menunjuk gambar atau kucing asli). "Kalau yang ini, Anjing, bunyinya 'guk guk'." (menunjuk gambar anjing). Proses ini diulang terus menerus. Orang tua menunjukkan puluhan, ratusan, bahkan mungkin ribuan kali contoh gambar atau video kucing dan anjing dalam berbagai jenis, warna, dan pose.</text:p>
            <text:p text:style-name="Text_20_body"><text:span text:style-name="T2">Lambat laun, otak si bayi mulai bekerja. Ia secara tidak sadar menangkap pola-pola: 'kucing' biasanya punya kumis, matanya khas, gerakannya lincah; 'anjing' seringkali lebih besar, lidahnya menjulur, ekornya bergoyang-goyang. Setelah terpapar banyak sekali contoh, akhirnya si bayi bisa membedakan. Saat ditunjukkan gambar anjing jenis baru yang belum pernah ia lihat, ia bisa dengan yakin (atau setidaknya kemungkinan besar benar) menebak, "Guk guk!". Ia telah </text:span><text:span text:style-name="Strong_20_Emphasis"><text:span text:style-name="T2">belajar mengenali pola</text:span></text:span><text:span text:style-name="T2"> dari data (contoh) yang diberikan.</text:span></text:p>
            <text:list xml:id="list9213452811300153980" text:style-name="L268">
              <text:list-item>
                <text:p text:style-name="P284"><text:span text:style-name="Strong_20_Emphasis"><text:span text:style-name="T2">Bagaimana ini berhubungan dengan AI?</text:span></text:span><text:span text:style-name="T2"> Analogi ini sangat cocok untuk menjelaskan konsep </text:span><text:span text:style-name="Strong_20_Emphasis"><text:span text:style-name="T2">Machine Learning (ML)</text:span></text:span><text:span text:style-name="T2"> atau Mesin Pembelajar, yang menjadi motor penggerak banyak AI modern: </text:span></text:p>
                <text:list>
                  <text:list-item>
                    <text:p text:style-name="P284"><text:span text:style-name="Strong_20_Emphasis"><text:span text:style-name="T2">Si Bayi</text:span></text:span><text:span text:style-name="T2"> adalah </text:span><text:span text:style-name="Strong_20_Emphasis"><text:span text:style-name="T2">Sistem AI atau model Machine Learning</text:span></text:span><text:span text:style-name="T2"> itu sendiri. </text:span></text:p>
                  </text:list-item>
                  <text:list-item>
                    <text:p text:style-name="P284"><text:span text:style-name="Strong_20_Emphasis"><text:span text:style-name="T2">Ribuan contoh gambar kucing dan anjing</text:span></text:span><text:span text:style-name="T2"> yang diberikan adalah </text:span><text:span text:style-name="Strong_20_Emphasis"><text:span text:style-name="T2">Data Latihan (Training Data)</text:span></text:span><text:span text:style-name="T2">. Semakin banyak dan beragam contohnya, semakin baik AI 'belajar'. </text:span></text:p>
                  </text:list-item>
                  <text:list-item>
                    <text:p text:style-name="P284"><text:span text:style-name="Strong_20_Emphasis"><text:span text:style-name="T2">Proses otak bayi mencari pola dan membedakan</text:span></text:span><text:span text:style-name="T2"> adalah </text:span><text:span text:style-name="Strong_20_Emphasis"><text:span text:style-name="T2">Proses 'Training' atau 'Pelatihan'</text:span></text:span><text:span text:style-name="T2"> di mana algoritma ML menganalisis data untuk menemukan pola statistik yang relevan. </text:span></text:p>
                  </text:list-item>
                  <text:list-item>
                    <text:p text:style-name="P284"><text:span text:style-name="Strong_20_Emphasis"><text:span text:style-name="T2">Kemampuan bayi mengenali kucing/anjing baru</text:span></text:span><text:span text:style-name="T2"> adalah </text:span><text:span text:style-name="Strong_20_Emphasis"><text:span text:style-name="T2">Model AI yang Sudah Terlatih</text:span></text:span><text:span text:style-name="T2">, yang siap digunakan untuk mengenali atau memprediksi data baru yang serupa. </text:span></text:p>
                  </text:list-item>
                </text:list>
              </text:list-item>
              <text:list-item>
                <text:p text:style-name="P54"><text:soft-page-break/><text:span text:style-name="Strong_20_Emphasis"><text:span text:style-name="T2">Aspek AI yang dijelaskan:</text:span></text:span><text:span text:style-name="T2"> Analogi ini menyoroti kemampuan inti Machine Learning, yaitu </text:span><text:span text:style-name="Strong_20_Emphasis"><text:span text:style-name="T2">belajar dari data untuk mengenali pola atau membuat prediksi</text:span></text:span><text:span text:style-name="T2">, tanpa perlu diberi instruksi eksplisit untuk setiap ciri kucing atau anjing. Ini adalah sisi AI yang adaptif dan berbasis pengalaman (data). </text:span></text:p>
              </text:list-item>
            </text:list>
            <text:p text:style-name="Text_20_body"><text:span text:style-name="Strong_20_Emphasis"><text:span text:style-name="T2">3. Analogi Asisten Super Spesialis (Lanjutan) ?￢ﾀﾍ?￰ﾟﾔﾬ</text:span></text:span></text:p>
            <text:p text:style-name="P1">Mari kita perkuat lagi analogi asisten dari bagian sebelumnya. Bayangkan sebuah rumah sakit punya 'asisten' AI yang tugasnya hanya satu: menganalisis gambar hasil rontgen paru-paru untuk mendeteksi tanda-tanda awal penyakit tertentu, misalnya tuberkulosis atau kanker paru. AI ini dilatih menggunakan jutaan gambar rontgen dari pasien-pasien sebelumnya, yang sudah diberi label oleh dokter ahli radiologi. Hasilnya, AI ini mungkin bisa mendeteksi titik atau pola samar yang mencurigakan dengan akurasi yang sangat tinggi, bahkan mungkin lebih cepat dan konsisten daripada mata manusia yang lelah.</text:p>
            <text:p text:style-name="Text_20_body"><text:span text:style-name="T2">Namun, coba tanyakan pada AI ini tentang hasil pemeriksaan tekanan darah pasien, atau minta dia menganalisis hasil tes urine, dia tidak akan bisa. Tanyakan padanya tentang jadwal dokter atau harga obat, dia juga tidak tahu. Kehebatannya hanya dan hanya terbatas pada analisis gambar rontgen paru-paru. Dia adalah </text:span><text:span text:style-name="Strong_20_Emphasis"><text:span text:style-name="T2">spesialis tingkat dewa di bidangnya yang sangat sempit</text:span></text:span><text:span text:style-name="T2">.</text:span></text:p>
            <text:list xml:id="list6760354968420899719" text:style-name="L269">
              <text:list-item>
                <text:p text:style-name="P285"><text:span text:style-name="Strong_20_Emphasis"><text:span text:style-name="T2">Bagaimana ini berhubungan dengan AI?</text:span></text:span><text:span text:style-name="T2"> </text:span></text:p>
                <text:list>
                  <text:list-item>
                    <text:p text:style-name="P285"><text:span text:style-name="Strong_20_Emphasis"><text:span text:style-name="T2">Asisten AI penganalisis rontgen</text:span></text:span><text:span text:style-name="T2"> ini adalah contoh nyata dari </text:span><text:span text:style-name="Strong_20_Emphasis"><text:span text:style-name="T2">Narrow AI (AI Sempit)</text:span></text:span><text:span text:style-name="T2"> atau sering juga disebut Weak AI (AI Lemah). Ini adalah tipe AI yang dominan saat ini. </text:span></text:p>
                  </text:list-item>
                  <text:list-item>
                    <text:p text:style-name="P285"><text:span text:style-name="Strong_20_Emphasis"><text:span text:style-name="T2">Kemampuannya yang luar biasa dalam satu tugas spesifik</text:span></text:span><text:span text:style-name="T2"> menunjukkan bahwa AI ini </text:span><text:span text:style-name="Strong_20_Emphasis"><text:span text:style-name="T2">dirancang dan dioptimalkan untuk domain yang sangat terbatas</text:span></text:span><text:span text:style-name="T2">. </text:span></text:p>
                  </text:list-item>
                  <text:list-item>
                    <text:p text:style-name="P285"><text:span text:style-name="Strong_20_Emphasis"><text:span text:style-name="T2">Ketidakmampuannya melakukan tugas lain</text:span></text:span><text:span text:style-name="T2">, bahkan yang masih berhubungan dengan medis, menunjukkan bahwa ia </text:span><text:span text:style-name="Strong_20_Emphasis"><text:span text:style-name="T2">tidak memiliki kecerdasan umum, kesadaran, atau kemampuan berpikir fleksibel seperti manusia</text:span></text:span><text:span text:style-name="T2">. </text:span></text:p>
                  </text:list-item>
                </text:list>
              </text:list-item>
              <text:list-item>
                <text:p text:style-name="P55"><text:span text:style-name="Strong_20_Emphasis"><text:span text:style-name="T2">Aspek AI yang dijelaskan:</text:span></text:span><text:span text:style-name="T2"> Analogi ini penting untuk </text:span><text:span text:style-name="Strong_20_Emphasis"><text:span text:style-name="T2">mengelola ekspektasi kita terhadap AI saat ini</text:span></text:span><text:span text:style-name="T2">. Mereka adalah alat bantu </text:span><text:soft-page-break/><text:span text:style-name="T2">yang sangat kuat untuk tugas-tugas spesifik, tapi belum mencapai tingkat kecerdasan umum seperti yang sering digambarkan dalam fiksi. </text:span></text:p>
              </text:list-item>
            </text:list>
            <text:p text:style-name="P1">Semoga dengan tiga analogi ini – resep masakan, bayi belajar, dan asisten super spesialis – gambaran Anda tentang apa itu AI dan bagaimana cara kerjanya (secara garis besar) menjadi semakin jelas dan tidak lagi membingungkan ya!</text:p>
            <text:p text:style-name="P443"/>
            <text:p text:style-name="Text_20_body"><text:span text:style-name="Strong_20_Emphasis"><text:span text:style-name="T2">(Tips Tambahan Opsional)</text:span></text:span></text:p>
            <text:list xml:id="list8593387606721375938" text:style-name="L270">
              <text:list-item>
                <text:p text:style-name="P286"><text:span text:style-name="Emphasis"><text:span text:style-name="Strong_20_Emphasis"><text:span text:style-name="T2">Saran Visual:</text:span></text:span></text:span><text:span text:style-name="T2"> Gunakan ilustrasi kartun yang jelas dan sedikit humoris untuk setiap analogi. Misalnya, untuk resep, gambar komputer memakai topi koki sedang membaca buku resep dengan kaku. Untuk bayi, gambar bayi dengan mata berbinar melihat layar tablet yang menampilkan gambar kucing dan anjing. Untuk asisten, gambar robot sederhana memakai jas dokter tapi hanya memegang satu alat (misalnya kaca pembesar ke arah gambar rontgen). </text:span></text:p>
              </text:list-item>
              <text:list-item>
                <text:p text:style-name="P286"><text:span text:style-name="Emphasis"><text:span text:style-name="Strong_20_Emphasis"><text:span text:style-name="T2">Prompt Ilustrasi (Opsional):</text:span></text:span></text:span><text:span text:style-name="T2"> </text:span></text:p>
                <text:list>
                  <text:list-item>
                    <text:p text:style-name="P238">"Ilustrasi 1: Kartun komputer dengan topi koki, berdiri kaku membaca buku resep berjudul 'Algoritma Lezat', di sebelahnya ada kue hasil jadi yang tampak 'sempurna secara teknis'. Judul kecil: 'AI = Ikuti Resep (Algoritma)'." </text:p>
                  </text:list-item>
                  <text:list-item>
                    <text:p text:style-name="P238">"Ilustrasi 2: Kartun bayi duduk di depan layar besar yang menampilkan banyak gambar kucing dan anjing secara bergantian, di atas kepala bayi ada ikon 'bola lampu' menyala. Judul kecil: 'AI = Belajar dari Contoh (Data)'." </text:p>
                  </text:list-item>
                  <text:list-item>
                    <text:p text:style-name="P8">"Ilustrasi 3: Kartun robot sederhana memakai kacamata tebal dan jas lab, hanya fokus meneliti satu tabung reaksi dengan kaca pembesar, mengabaikan tumpukan buku atau alat lab lain di sekitarnya. Judul kecil: 'AI = Jago di Satu Hal (Spesialis)'." </text:p>
                  </text:list-item>
                </text:list>
              </text:list-item>
            </text:list>
            <text:p text:style-name="P443"/>
            <text:p text:style-name="P1">Silakan berikan perintah "YAX" untuk melanjutkan ke prompt berikutnya (Subbab 1.3).</text:p>
          </text:section>
          <text:section text:style-name="Sect1" text:name="feedback-form-18">
            <text:p text:style-name="P231"><text:soft-page-break/></text:p>
          </text:section>
        </text:section>
        <text:section text:style-name="Sect1" text:name="d29748728161595f">
          <text:p text:style-name="P1"/>
          <text:section text:style-name="Sect1" text:name="user-query-content-19">
            <text:p text:style-name="P439">YAX </text:p>
          </text:section>
          <text:p text:style-name="P231">Show thinking</text:p>
          <text:section text:style-name="Sect2" text:name="model-response-message-contentr_d29748728161595f">
            <text:p text:style-name="Text_20_body"><text:span text:style-name="T2">Baik, kita lanjutkan pembahasan Bab 1 ke </text:span><text:span text:style-name="Strong_20_Emphasis"><text:span text:style-name="T2">Subbab 1.3: Bedanya Kecerdasan Buatan &amp; Kecerdasan Manusia</text:span></text:span><text:span text:style-name="T2">.</text:span></text:p>
            <text:p text:style-name="Text_20_body"><text:span text:style-name="Strong_20_Emphasis"><text:span text:style-name="T2">Prompt:</text:span></text:span><text:span text:style-name="T2"> </text:span><text:span text:style-name="Emphasis"><text:span text:style-name="T2">"Bahas secara mendalam </text:span></text:span><text:span text:style-name="Emphasis"><text:span text:style-name="Strong_20_Emphasis"><text:span text:style-name="T2">perbedaan-perbedaan kunci</text:span></text:span></text:span><text:span text:style-name="Emphasis"><text:span text:style-name="T2"> antara Kecerdasan Buatan (AI) saat ini dengan Kecerdasan Manusia. Fokus pada aspek-aspek konseptual, bukan teknis. Jelaskan perbedaan dalam hal:</text:span></text:span><text:span text:style-name="T2"> * </text:span><text:span text:style-name="Emphasis"><text:span text:style-name="Strong_20_Emphasis"><text:span text:style-name="T2">Lingkup/Generalitas:</text:span></text:span></text:span><text:span text:style-name="Emphasis"><text:span text:style-name="T2"> (AI seringkali 'sempit'/spesifik pada tugas tertentu, manusia lebih 'luas'/umum).</text:span></text:span><text:span text:style-name="T2"> * </text:span><text:span text:style-name="Emphasis"><text:span text:style-name="Strong_20_Emphasis"><text:span text:style-name="T2">Cara Belajar:</text:span></text:span></text:span><text:span text:style-name="Emphasis"><text:span text:style-name="T2"> (AI butuh data sangat banyak dan terstruktur, manusia bisa belajar dari sedikit contoh, konteks, dan pengalaman hidup).</text:span></text:span><text:span text:style-name="T2"> * </text:span><text:span text:style-name="Emphasis"><text:span text:style-name="Strong_20_Emphasis"><text:span text:style-name="T2">Pemahaman &amp; Kesadaran:</text:span></text:span></text:span><text:span text:style-name="Emphasis"><text:span text:style-name="T2"> (AI hebat dalam pola tapi tidak punya pemahaman mendalam, kesadaran diri, atau perasaan seperti manusia).</text:span></text:span><text:span text:style-name="T2"> * </text:span><text:span text:style-name="Emphasis"><text:span text:style-name="Strong_20_Emphasis"><text:span text:style-name="T2">Kreativitas &amp; Intuisi:</text:span></text:span></text:span><text:span text:style-name="Emphasis"><text:span text:style-name="T2"> (Bagaimana AI meniru kreativitas vs. kreativitas asli manusia, peran intuisi).</text:span></text:span></text:p>
            <text:list xml:id="list3529264271392674394" text:style-name="L271">
              <text:list-item>
                <text:p text:style-name="P56"><text:span text:style-name="Emphasis"><text:span text:style-name="T2">Gunakan bahasa yang mudah dipahami dan berikan contoh sederhana untuk setiap poin perbedaan. Tujuan utamanya adalah memberikan perspektif yang benar tentang kemampuan dan batasan AI saat ini dibandingkan manusia."</text:span></text:span><text:span text:style-name="T2"> </text:span></text:p>
              </text:list-item>
            </text:list>
            <text:p text:style-name="Text_20_body"><text:span text:style-name="Strong_20_Emphasis"><text:span text:style-name="T2">Jawaban Saya:</text:span></text:span></text:p>
            <text:p text:style-name="P1">Kita sudah mulai 'kenal' dengan AI dan membayangkannya lewat beberapa analogi. Sekarang, pertanyaan penting berikutnya adalah: seberapa 'cerdas' sih AI ini kalau dibandingkan dengan kita, manusia? Meskipun AI terus berkembang pesat (kita bicara kondisi di awal tahun 2025 ini ya), ternyata masih ada perbedaan mendasar yang cukup jauh antara kecerdasan buatan dan kecerdasan alami kita. Yuk, kita bedah beberapa perbedaan utamanya:</text:p>
            <text:p text:style-name="Text_20_body"><text:span text:style-name="Strong_20_Emphasis"><text:span text:style-name="T2">1. Jago di Satu Bidang (Spesialis) vs. Bisa Banyak Hal (Generalis)</text:span></text:span></text:p>
            <text:list xml:id="list3758068352175498696" text:style-name="L272">
              <text:list-item>
                <text:p text:style-name="P287"><text:span text:style-name="Strong_20_Emphasis"><text:span text:style-name="T2">AI Saat Ini (AI Sempit/Narrow AI):</text:span></text:span><text:span text:style-name="T2"> Coba ingat lagi analogi asisten super spesialis. Kebanyakan AI yang kita gunakan sekarang itu seperti itu. Mereka dirancang untuk jadi 'juara' dalam </text:span><text:span text:style-name="Strong_20_Emphasis"><text:span text:style-name="T2">satu atau beberapa tugas yang sangat spesifik</text:span></text:span><text:span text:style-name="T2">. Misalnya, AI yang jago banget main catur, belum tentu bisa diajak ngobrol soal cuaca. AI </text:span><text:soft-page-break/><text:span text:style-name="T2">yang pintar mengenali wajah di foto, belum tentu bisa menulis email bisnis. Kemampuan mereka hebat, tapi </text:span><text:span text:style-name="Strong_20_Emphasis"><text:span text:style-name="T2">lingkupnya sempit</text:span></text:span><text:span text:style-name="T2">. </text:span></text:p>
              </text:list-item>
              <text:list-item>
                <text:p text:style-name="P57"><text:span text:style-name="Strong_20_Emphasis"><text:span text:style-name="T2">Kecerdasan Manusia (Kecerdasan Umum/General Intelligence):</text:span></text:span><text:span text:style-name="T2"> Nah, kalau kita beda. Kita dianugerahi kemampuan belajar dan melakukan </text:span><text:span text:style-name="Strong_20_Emphasis"><text:span text:style-name="T2">berbagai macam hal</text:span></text:span><text:span text:style-name="T2">. Kita bisa belajar memasak, lalu belajar bahasa baru, sambil tetap bisa mengobrol dengan teman, memahami lelucon, merasakan empati, beradaptasi dengan lingkungan baru, bahkan menggunakan pengetahuan dari satu bidang (misalnya fisika) untuk memecahkan masalah di bidang lain (misalnya saat memperbaiki sepeda). Kecerdasan kita jauh lebih </text:span><text:span text:style-name="Strong_20_Emphasis"><text:span text:style-name="T2">luas, fleksibel, dan adaptif</text:span></text:span><text:span text:style-name="T2">. </text:span></text:p>
              </text:list-item>
            </text:list>
            <text:p text:style-name="Text_20_body"><text:span text:style-name="Strong_20_Emphasis"><text:span text:style-name="T2">2. Butuh 'Sekolah' Data Masif vs. Belajar Cepat dari Pengalaman</text:span></text:span></text:p>
            <text:list xml:id="list5977054681966787182" text:style-name="L273">
              <text:list-item>
                <text:p text:style-name="P288"><text:span text:style-name="Strong_20_Emphasis"><text:span text:style-name="T2">AI Saat Ini (Terutama Machine Learning):</text:span></text:span><text:span text:style-name="T2"> Agar bisa 'pintar' dalam tugasnya, AI biasanya perlu 'disekolahkan' dengan cara diberi 'makan' </text:span><text:span text:style-name="Strong_20_Emphasis"><text:span text:style-name="T2">data dalam jumlah yang luar biasa banyak</text:span></text:span><text:span text:style-name="T2">. Bayangkan, untuk melatih AI agar bisa membedakan gambar kucing dan anjing dengan akurat, mungkin dibutuhkan jutaan gambar contoh! Data ini pun seringkali harus disiapkan khusus, diberi label (ditandai mana kucing, mana anjing). AI belajar dengan mencari pola statistik dari lautan data ini. </text:span></text:p>
              </text:list-item>
              <text:list-item>
                <text:p text:style-name="P58"><text:span text:style-name="Strong_20_Emphasis"><text:span text:style-name="T2">Kecerdasan Manusia:</text:span></text:span><text:span text:style-name="T2"> Kita bisa belajar dengan cara yang jauh lebih efisien. Seorang anak kecil mungkin hanya perlu ditunjukkan beberapa kali gambar atau kucing asli untuk bisa mengenalinya seumur hidup. Kita bisa </text:span><text:span text:style-name="Strong_20_Emphasis"><text:span text:style-name="T2">belajar dari sedikit contoh</text:span></text:span><text:span text:style-name="T2">, bahkan dari </text:span><text:span text:style-name="Strong_20_Emphasis"><text:span text:style-name="T2">satu kali pengalaman</text:span></text:span><text:span text:style-name="T2"> (misalnya, sekali tersengat listrik, kita jadi tahu harus hati-hati). Kita juga bisa belajar dari </text:span><text:span text:style-name="Strong_20_Emphasis"><text:span text:style-name="T2">penjelasan guru, membaca buku, bertanya, memahami konteks cerita, atau sekadar mencoba-coba</text:span></text:span><text:span text:style-name="T2">. Proses belajar kita lebih kaya dan tidak melulu butuh data mentah sebanyak AI. </text:span></text:p>
              </text:list-item>
            </text:list>
            <text:p text:style-name="Text_20_body"><text:span text:style-name="Strong_20_Emphasis"><text:span text:style-name="T2">3. Pintar Mengenali Pola vs. Punya Pemahaman Mendalam &amp; Perasaan</text:span></text:span></text:p>
            <text:list xml:id="list7154570143449741285" text:style-name="L274">
              <text:list-item>
                <text:p text:style-name="P289"><text:span text:style-name="Strong_20_Emphasis"><text:span text:style-name="T2">AI Saat Ini:</text:span></text:span><text:span text:style-name="T2"> AI memang jagonya </text:span><text:span text:style-name="Strong_20_Emphasis"><text:span text:style-name="T2">mengenali pola</text:span></text:span><text:span text:style-name="T2"> dalam data, bahkan pola yang sangat rumit yang mungkin terlewat oleh mata kita. Tapi, 'kepintaran' ini seringkali hanya di permukaan, berdasarkan hubungan statistik antar data, </text:span><text:span text:style-name="Strong_20_Emphasis"><text:span text:style-name="T2">tanpa pemahaman makna </text:span></text:span><text:soft-page-break/><text:span text:style-name="Strong_20_Emphasis"><text:span text:style-name="T2">('meaning') yang sesungguhnya</text:span></text:span><text:span text:style-name="T2">. AI penerjemah bisa mengubah kalimat dari satu bahasa ke bahasa lain, tapi ia tidak 'mengerti' atau 'merasakan' keindahan puisi atau kesedihan dalam lirik lagu yang diterjemahkannya. AI yang bisa mendeteksi anomali di data keuangan tidak 'mengerti' konsep 'uang' atau 'krisis ekonomi' seperti kita. Yang paling penting, AI saat ini </text:span><text:span text:style-name="Strong_20_Emphasis"><text:span text:style-name="T2">tidak punya kesadaran diri (self-awareness), tidak punya perasaan atau emosi (feelings), dan tidak punya pengalaman subjektif</text:span></text:span><text:span text:style-name="T2"> (bagaimana rasanya jatuh cinta, kecewa, atau bahagia). </text:span></text:p>
              </text:list-item>
              <text:list-item>
                <text:p text:style-name="P59"><text:span text:style-name="Strong_20_Emphasis"><text:span text:style-name="T2">Kecerdasan Manusia:</text:span></text:span><text:span text:style-name="T2"> Kita tidak hanya mengenali pola, tapi kita </text:span><text:span text:style-name="Strong_20_Emphasis"><text:span text:style-name="T2">memahami dunia di sekitar kita</text:span></text:span><text:span text:style-name="T2">. Kita mengerti </text:span><text:span text:style-name="Strong_20_Emphasis"><text:span text:style-name="T2">konteks, sebab-akibat, nuansa bahasa, dan punya 'akal sehat' (common sense)</text:span></text:span><text:span text:style-name="T2">. Kita punya kesadaran akan diri kita sendiri, bisa merasakan spektrum emosi yang luas, punya empati terhadap orang lain, dan punya pengalaman unik yang membentuk cara kita memandang dunia. Inilah yang membuat kita 'manusiawi'. </text:span></text:p>
              </text:list-item>
            </text:list>
            <text:p text:style-name="Text_20_body"><text:span text:style-name="Strong_20_Emphasis"><text:span text:style-name="T2">4. 'Meniru' Gaya Kreatif vs. Kreativitas Orisinal &amp; Intuisi</text:span></text:span></text:p>
            <text:list xml:id="list36905354268028448" text:style-name="L275">
              <text:list-item>
                <text:p text:style-name="P290"><text:span text:style-name="Strong_20_Emphasis"><text:span text:style-name="T2">AI Saat Ini (Terutama AI Generatif):</text:span></text:span><text:span text:style-name="T2"> Kita lihat belakangan ini (awal 2025) banyak AI yang bisa membuat gambar, musik, atau tulisan yang kelihatannya kreatif. Namun, seringkali 'kreativitas' AI ini lebih bersifat </text:span><text:span text:style-name="Strong_20_Emphasis"><text:span text:style-name="T2">meniru, mengkombinasikan ulang, atau menghasilkan variasi dari pola-pola</text:span></text:span><text:span text:style-name="T2"> yang sudah ada dalam data latihannya (yang merupakan karya manusia). AI bisa membuat lagu </text:span><text:span text:style-name="Emphasis"><text:span text:style-name="T2">dengan gaya</text:span></text:span><text:span text:style-name="T2"> Mozart, tapi Mozart-lah yang </text:span><text:span text:style-name="Emphasis"><text:span text:style-name="T2">menciptakan</text:span></text:span><text:span text:style-name="T2"> gaya itu dari ketiadaan. AI juga </text:span><text:span text:style-name="Strong_20_Emphasis"><text:span text:style-name="T2">tidak memiliki intuisi atau 'firasat'</text:span></text:span><text:span text:style-name="T2">, yaitu pemahaman atau keyakinan yang muncul tiba-tiba tanpa penalaran logis langkah demi langkah. </text:span></text:p>
              </text:list-item>
              <text:list-item>
                <text:p text:style-name="P60"><text:span text:style-name="Strong_20_Emphasis"><text:span text:style-name="T2">Kecerdasan Manusia:</text:span></text:span><text:span text:style-name="T2"> Kreativitas kita bisa benar-benar </text:span><text:span text:style-name="Strong_20_Emphasis"><text:span text:style-name="T2">orisinal</text:span></text:span><text:span text:style-name="T2">, muncul dari imajinasi, pengalaman hidup, emosi, atau bahkan keberanian untuk 'mendobrak' pakem yang ada. Kita bisa menciptakan gaya seni atau aliran musik yang benar-benar baru. Kita juga seringkali mengandalkan </text:span><text:span text:style-name="Strong_20_Emphasis"><text:span text:style-name="T2">intuisi</text:span></text:span><text:span text:style-name="T2"> dalam mengambil keputusan, memecahkan masalah, atau menghasilkan ide cemerlang ('Aha! moment'). </text:span></text:p>
              </text:list-item>
            </text:list>
            <text:p text:style-name="Text_20_body"><text:span text:style-name="T2">Jadi, jelas ya, meskipun AI adalah teknologi yang luar biasa dan </text:span><text:soft-page-break/><text:span text:style-name="T2">kemampuannya berkembang terus, 'kecerdasan' yang dimilikinya saat ini masih sangat berbeda dengan kecerdasan manusia. AI lebih seperti </text:span><text:span text:style-name="Strong_20_Emphasis"><text:span text:style-name="T2">alat bantu super canggih untuk tugas spesifik</text:span></text:span><text:span text:style-name="T2">, sementara manusia memiliki kecerdasan yang </text:span><text:span text:style-name="Strong_20_Emphasis"><text:span text:style-name="T2">luas, mendalam, sadar, emosional, dan kreatif secara orisinal</text:span></text:span><text:span text:style-name="T2">. Memahami perbedaan ini membantu kita menempatkan AI pada porsinya yang tepat.</text:span></text:p>
            <text:p text:style-name="P443"/>
            <text:p text:style-name="Text_20_body"><text:span text:style-name="Strong_20_Emphasis"><text:span text:style-name="T2">(Tips Tambahan Opsional)</text:span></text:span></text:p>
            <text:list xml:id="list2440009566876097161" text:style-name="L276">
              <text:list-item>
                <text:p text:style-name="P291"><text:span text:style-name="Emphasis"><text:span text:style-name="Strong_20_Emphasis"><text:span text:style-name="T2">Saran Konten:</text:span></text:span></text:span><text:span text:style-name="T2"> Buatlah sebuah tabel perbandingan sederhana di akhir subbab ini untuk visualisasi. Kolom kiri berisi "Aspek Perbedaan" (Lingkup, Cara Belajar, Pemahaman, Kreativitas), kolom tengah berisi "AI Saat Ini (Narrow AI)", dan kolom kanan berisi "Manusia (General Intelligence)", dengan poin-poin kunci singkat di setiap selnya. </text:span></text:p>
              </text:list-item>
              <text:list-item>
                <text:p text:style-name="P61"><text:span text:style-name="Emphasis"><text:span text:style-name="Strong_20_Emphasis"><text:span text:style-name="T2">Prompt Ilustrasi (Opsional):</text:span></text:span></text:span><text:span text:style-name="T2"> "Buat sebuah infografis perbandingan antara AI dan Manusia. Gunakan dua kolom berdampingan. Kolom 'AI' diwakili ikon chip/robot, kolom 'Manusia' diwakili ikon kepala manusia. Buat 4 baris perbandingan: (1) Lingkup: AI punya 1 'skill' besar, Manusia punya banyak 'skill' kecil. (2) Belajar: AI butuh ikon 'tumpukan data' besar, Manusia butuh ikon '1 buku' atau '1 pengalaman'. (3) Pemahaman: AI punya ikon 'tanda tanya' (?), Manusia punya ikon 'bola lampu' atau 'hati' (❤). (4) Kreativitas: AI punya ikon 'kuas menyalin', Manusia punya ikon 'kuas menciptakan'. Gunakan label teks singkat untuk setiap baris perbandingan." </text:span></text:p>
              </text:list-item>
            </text:list>
            <text:p text:style-name="P443"/>
            <text:p text:style-name="P1">Silakan berikan perintah "YAX" untuk melanjutkan ke prompt berikutnya (Subbab 1.4).</text:p>
          </text:section>
          <text:section text:style-name="Sect1" text:name="feedback-form-19">
            <text:p text:style-name="P231"/>
          </text:section>
        </text:section>
        <text:section text:style-name="Sect1" text:name="959bbfc1f8e49d0c">
          <text:p text:style-name="P1"/>
          <text:section text:style-name="Sect1" text:name="user-query-content-20">
            <text:p text:style-name="P439">YAX </text:p>
          </text:section>
          <text:p text:style-name="P231">Show thinking</text:p>
          <text:section text:style-name="Sect2" text:name="model-response-message-contentr_959bbfc1f8e49d0c">
            <text:p text:style-name="Text_20_body"><text:span text:style-name="T2">Baik, kita lanjutkan ke </text:span><text:span text:style-name="Strong_20_Emphasis"><text:span text:style-name="T2">Subbab 1.4: Mengapa Kita Perlu Tahu Soal AI?</text:span></text:span></text:p>
            <text:p text:style-name="Text_20_body"><text:span text:style-name="Strong_20_Emphasis"><text:span text:style-name="T2">Prompt:</text:span></text:span><text:span text:style-name="T2"> </text:span><text:span text:style-name="Emphasis"><text:span text:style-name="T2">"Jelaskan secara meyakinkan </text:span></text:span><text:span text:style-name="Emphasis"><text:span text:style-name="Strong_20_Emphasis"><text:span text:style-name="T2">mengapa memahami dasar-dasar </text:span></text:span></text:span><text:soft-page-break/><text:span text:style-name="Emphasis"><text:span text:style-name="Strong_20_Emphasis"><text:span text:style-name="T2">AI itu penting bagi semua orang</text:span></text:span></text:span><text:span text:style-name="Emphasis"><text:span text:style-name="T2"> di zaman sekarang, meskipun mereka bukan ahli teknologi. Kaitkan kembali dengan contoh-contoh AI dalam kehidupan sehari-hari yang mungkin sudah disinggung sebelumnya (di Kata Pengantar atau Subbab 1.1). Tekankan beberapa alasan utama:</text:span></text:span><text:span text:style-name="T2"> * </text:span><text:span text:style-name="Emphasis"><text:span text:style-name="T2">AI </text:span></text:span><text:span text:style-name="Emphasis"><text:span text:style-name="Strong_20_Emphasis"><text:span text:style-name="T2">sudah ada di sekitar kita</text:span></text:span></text:span><text:span text:style-name="Emphasis"><text:span text:style-name="T2"> dan memengaruhi keputusan kita (rekomendasi, berita, dll.).</text:span></text:span><text:span text:style-name="T2"> * </text:span><text:span text:style-name="Emphasis"><text:span text:style-name="T2">Memahami dasar AI membantu kita </text:span></text:span><text:span text:style-name="Emphasis"><text:span text:style-name="Strong_20_Emphasis"><text:span text:style-name="T2">menggunakan teknologi dengan lebih bijak</text:span></text:span></text:span><text:span text:style-name="Emphasis"><text:span text:style-name="T2"> dan kritis.</text:span></text:span><text:span text:style-name="T2"> * </text:span><text:span text:style-name="Emphasis"><text:span text:style-name="T2">Agar kita bisa </text:span></text:span><text:span text:style-name="Emphasis"><text:span text:style-name="Strong_20_Emphasis"><text:span text:style-name="T2">berpartisipasi dalam percakapan penting</text:span></text:span></text:span><text:span text:style-name="Emphasis"><text:span text:style-name="T2"> mengenai dampak sosial, etika, dan masa depan AI.</text:span></text:span><text:span text:style-name="T2"> * </text:span><text:span text:style-name="Emphasis"><text:span text:style-name="T2">Mengurangi rasa </text:span></text:span><text:span text:style-name="Emphasis"><text:span text:style-name="Strong_20_Emphasis"><text:span text:style-name="T2">takut atau cemas</text:span></text:span></text:span><text:span text:style-name="Emphasis"><text:span text:style-name="T2"> yang tidak perlu terhadap teknologi baru.</text:span></text:span></text:p>
            <text:list xml:id="list2662885354414028762" text:style-name="L277">
              <text:list-item>
                <text:p text:style-name="P62"><text:span text:style-name="Emphasis"><text:span text:style-name="T2">Sampaikan argumen ini dengan nada yang positif dan memberdayakan pembaca."</text:span></text:span><text:span text:style-name="T2"> </text:span></text:p>
              </text:list-item>
            </text:list>
            <text:p text:style-name="Text_20_body"><text:span text:style-name="Strong_20_Emphasis"><text:span text:style-name="T2">Jawaban Saya:</text:span></text:span></text:p>
            <text:p text:style-name="Text_20_body"><text:span text:style-name="T2">Mungkin setelah membaca bagian-bagian awal, Anda mulai berpikir, "Oke, AI itu menarik, tapi apakah saya </text:span><text:span text:style-name="Emphasis"><text:span text:style-name="T2">benar-benar perlu</text:span></text:span><text:span text:style-name="T2"> tahu soal ini? Saya kan bukan orang IT." Pertanyaan yang wajar sekali! Tapi coba kita renungkan bersama, mengapa di era sekarang ini (awal tahun 2025 dan seterusnya), punya pemahaman dasar tentang AI itu ternyata penting bagi kita semua.</text:span></text:p>
            <text:p text:style-name="Text_20_body"><text:span text:style-name="Strong_20_Emphasis"><text:span text:style-name="T2">1. Karena AI Sudah Jadi Bagian dari 'Menu' Harian Kita.</text:span></text:span><text:span text:style-name="T2"> Ingat rekomendasi film di Netflix, lagu di Spotify, atau feed berita di media sosial Anda? Atau bagaimana Google Maps memandu Anda? Itu semua adalah contoh kecil bagaimana AI sudah meresap dalam keseharian. AI tidak lagi hanya konsep di laboratorium, tapi sudah aktif bekerja di balik layar banyak aplikasi dan layanan yang kita gunakan, membantu kita membuat pilihan, mendapatkan informasi, dan menjalani hidup. Ia ikut 'mewarnai' apa yang kita lihat, dengar, dan bahkan pikirkan. Jadi, mengenalinya menjadi penting agar kita sadar akan 'bumbu' teknologi yang ada dalam 'hidangan' informasi dan hiburan kita.</text:span></text:p>
            <text:p text:style-name="Text_20_body"><text:span text:style-name="Strong_20_Emphasis"><text:span text:style-name="T2">2. Agar Lebih 'Melek' dan Kritis Saat Berinteraksi dengan Teknologi.</text:span></text:span><text:span text:style-name="T2"> Saat kita paham sedikit saja tentang cara kerja AI (misalnya, ia belajar dari data), kita jadi pengguna teknologi yang lebih cerdas dan tidak mudah 'dibodohi'. Kita bisa mulai bertanya: "Kenapa ya saya terus-terusan melihat iklan produk ini setelah kemarin mencarinya?", "Apakah mungkin berita yang saya lihat ini sudah 'disaring' oleh algoritma AI sehingga saya hanya </text:span><text:soft-page-break/><text:span text:style-name="T2">melihat satu sisi saja?", "Apakah hasil terjemahan otomatis ini sudah pasti akurat maknanya?". Pemahaman dasar ini memberi kita kemampuan untuk </text:span><text:span text:style-name="Strong_20_Emphasis"><text:span text:style-name="T2">lebih bijak dalam menggunakan teknologi</text:span></text:span><text:span text:style-name="T2"> dan </text:span><text:span text:style-name="Strong_20_Emphasis"><text:span text:style-name="T2">lebih kritis</text:span></text:span><text:span text:style-name="T2"> dalam menerima informasi atau hasil yang diberikan oleh sistem AI. Kita jadi tidak sekadar 'pasrah' pada apa yang disajikan layar.</text:span></text:p>
            <text:p text:style-name="Text_20_body"><text:span text:style-name="Strong_20_Emphasis"><text:span text:style-name="T2">3. Supaya Bisa Ikut 'Nimbrung' dalam Obrolan Penting Masa Depan.</text:span></text:span><text:span text:style-name="T2"> Percaya atau tidak, perkembangan AI ini menimbulkan banyak sekali pertanyaan penting bagi kita sebagai masyarakat. Bagaimana dampaknya nanti ke lapangan kerja? Bagaimana kita memastikan AI tidak malah memperkuat diskriminasi? Siapa yang bertanggung jawab kalau mobil tanpa sopir bikin celaka? Bagaimana aturan main penggunaan data pribadi kita? Ini adalah diskusi-diskusi krusial yang akan membentuk masa depan kita bersama, termasuk di Indonesia. Dengan punya bekal pemahaman dasar, kita semua, bukan hanya para pakar atau pejabat, bisa </text:span><text:span text:style-name="Strong_20_Emphasis"><text:span text:style-name="T2">ikut serta dalam percakapan ini</text:span></text:span><text:span text:style-name="T2">. Kita bisa punya opini yang berdasar, memahami isu-isu yang dibahas, dan mungkin ikut menyuarakan aspirasi agar AI dikembangkan ke arah yang positif dan adil bagi semua. Ini soal menjadi warga negara yang terinformasi di abad ke-21!</text:span></text:p>
            <text:p text:style-name="Text_20_body"><text:span text:style-name="Strong_20_Emphasis"><text:span text:style-name="T2">4. Untuk Mengusir 'Hantu' Ketakutan yang Tidak Perlu.</text:span></text:span><text:span text:style-name="T2"> Sesuatu yang tidak kita kenal seringkali tampak besar dan menakutkan. Banyak cerita horor atau gambaran negatif tentang AI di luar sana. Nah, salah satu cara paling ampuh untuk mengusir 'hantu' ketakutan ini adalah dengan </text:span><text:span text:style-name="Strong_20_Emphasis"><text:span text:style-name="T2">pengetahuan</text:span></text:span><text:span text:style-name="T2">. Saat kita paham apa itu AI sebenarnya, bagaimana ia bekerja (secara sederhana), apa saja kelebihan dan keterbatasannya, AI menjadi tidak lagi semisterius atau semengerikan itu. Kita bisa melihatnya lebih jernih sebagai sebuah teknologi, sebuah alat. Dan inilah salah satu tujuan utama buku "AI Tanpa Pusing" ini: membekali Anda dengan pemahaman agar bisa menyikapi AI dengan lebih tenang, rasional, dan proaktif.</text:span></text:p>
            <text:p text:style-name="Text_20_body"><text:span text:style-name="T2">Jadi, kesimpulannya, belajar dasar-dasar AI di zaman sekarang ini bukan lagi sekadar pilihan bagi peminat teknologi, tapi sudah menjadi semacam </text:span><text:span text:style-name="Strong_20_Emphasis"><text:span text:style-name="T2">keterampilan hidup dasar (basic life skill)</text:span></text:span><text:span text:style-name="T2">, sama pentingnya seperti kita belajar membaca atau menggunakan internet. Ini adalah cara kita memberdayakan diri untuk memahami dan menavigasi dunia yang terus berubah dengan lebih baik.</text:span></text:p>
            <text:p text:style-name="P443"><text:soft-page-break/></text:p>
            <text:p text:style-name="Text_20_body"><text:span text:style-name="Strong_20_Emphasis"><text:span text:style-name="T2">(Tips Tambahan Opsional)</text:span></text:span></text:p>
            <text:list xml:id="list3973239414526583623" text:style-name="L278">
              <text:list-item>
                <text:p text:style-name="P292"><text:span text:style-name="Emphasis"><text:span text:style-name="Strong_20_Emphasis"><text:span text:style-name="T2">Saran Kontekstualisasi:</text:span></text:span></text:span><text:span text:style-name="T2"> Jika memungkinkan, sisipkan contoh isu terkait AI yang sedang hangat dibicarakan di Indonesia saat buku ditulis (misalnya terkait UU PDP, strategi nasional AI, atau kasus penggunaan AI lokal). Ini akan membuat alasan nomor 3 ("Ikut Ngobrol") terasa lebih konkret dan relevan bagi pembaca Indonesia. </text:span></text:p>
              </text:list-item>
              <text:list-item>
                <text:p text:style-name="P63"><text:span text:style-name="Emphasis"><text:span text:style-name="Strong_20_Emphasis"><text:span text:style-name="T2">Prompt Ilustrasi (Opsional):</text:span></text:span></text:span><text:span text:style-name="T2"> "Gambarkan ilustrasi empat panel yang masing-masing mewakili empat alasan pentingnya tahu AI. Panel 1: Ikon orang dikelilingi ikon aplikasi (rekomendasi, peta, berita) - teks 'AI di Sekitar Kita'. Panel 2: Ikon orang dengan kaca pembesar melihat layar smartphone - teks 'Lebih Kritis &amp; Bijak'. Panel 3: Ikon beberapa orang berdiskusi dalam gelembung bicara dengan ikon AI di tengah - teks 'Ikut Obrolan Penting'. Panel 4: Ikon hantu dengan tanda silang di atasnya, digantikan ikon bola lampu/otak cerah - teks 'Usir Takut Tak Perlu'. Gunakan gaya yang positif dan memberdayakan." </text:span></text:p>
              </text:list-item>
            </text:list>
            <text:p text:style-name="P443"/>
            <text:p text:style-name="Text_20_body"><text:span text:style-name="T2">Ini adalah akhir dari Bab 1. Silakan berikan perintah "YAX" jika Anda ingin saya melanjutkan ke prompt untuk </text:span><text:span text:style-name="Strong_20_Emphasis"><text:span text:style-name="T2">Pengantar Bab 2</text:span></text:span><text:span text:style-name="T2">.</text:span></text:p>
          </text:section>
          <text:section text:style-name="Sect1" text:name="feedback-form-20">
            <text:p text:style-name="P231"/>
          </text:section>
        </text:section>
        <text:section text:style-name="Sect1" text:name="8cab8ac4b8ecb918">
          <text:p text:style-name="P1"/>
          <text:section text:style-name="Sect1" text:name="user-query-content-21">
            <text:p text:style-name="P439">YAX </text:p>
          </text:section>
          <text:p text:style-name="P231">Show thinking</text:p>
          <text:section text:style-name="Sect2" text:name="model-response-message-contentr_8cab8ac4b8ecb918">
            <text:p text:style-name="Text_20_body"><text:span text:style-name="T2">Baik, mari kita lanjutkan perjalanan kita ke </text:span><text:span text:style-name="Strong_20_Emphasis"><text:span text:style-name="T2">Bab 2: Mesin yang "Belajar" (Memahami Machine Learning/ML)</text:span></text:span><text:span text:style-name="T2">.</text:span></text:p>
            <text:p text:style-name="Text_20_body"><text:span text:style-name="T2">Kita mulai dengan prompt untuk </text:span><text:span text:style-name="Strong_20_Emphasis"><text:span text:style-name="T2">Pengantar Bab 2</text:span></text:span><text:span text:style-name="T2">:</text:span></text:p>
            <text:p text:style-name="Text_20_body"><text:span text:style-name="Strong_20_Emphasis"><text:span text:style-name="T2">Prompt:</text:span></text:span><text:span text:style-name="T2"> </text:span><text:span text:style-name="Emphasis"><text:span text:style-name="T2">"Tuliskan paragraf pengantar untuk Bab 2 yang berjudul 'Mesin yang "Belajar" (Memahami Machine Learning/ML)'. Mulai dengan menghubungkan konsep AI dari Bab 1 ke komponen kunci yang membuatnya 'cerdas', yaitu kemampuan untuk belajar. Perkenalkan Machine Learning (ML) sebagai 'mesin' atau 'cara' utama di balik kemampuan belajar AI tersebut. Janjikan kepada pembaca bahwa bab ini </text:span></text:span><text:soft-page-break/><text:span text:style-name="Emphasis"><text:span text:style-name="T2">akan mengupas konsep 'belajar' pada mesin ini dengan cara yang sederhana, menggunakan analogi yang akrab, melihat sekilas beberapa 'gaya belajar' mesin, dan mengapa 'latihan' sangat penting bagi mereka, semuanya tanpa perlu rumus atau kode yang bikin pusing."</text:span></text:span></text:p>
            <text:p text:style-name="Text_20_body"><text:span text:style-name="Strong_20_Emphasis"><text:span text:style-name="T2">Jawaban Saya:</text:span></text:span></text:p>
            <text:p text:style-name="P1">Selamat datang di Bab 2! Setelah di Bab 1 kita berkenalan dengan Kecerdasan Buatan (AI) sebagai ide tentang mesin yang bisa melakukan tugas-tugas cerdas, mungkin pertanyaan selanjutnya yang muncul adalah: "Oke, tapi bagaimana caranya mesin itu bisa jadi 'cerdas'? Bagaimana ia bisa mengenali kucing, merekomendasikan film, atau bahkan mengendarai mobil?"</text:p>
            <text:p text:style-name="Text_20_body"><text:span text:style-name="T2">Nah, salah satu kunci jawaban terpenting di balik 'kecerdasan' AI modern terletak pada sebuah kemampuan yang luar biasa: kemampuan untuk </text:span><text:span text:style-name="Strong_20_Emphasis"><text:span text:style-name="T2">belajar</text:span></text:span><text:span text:style-name="T2">. Ya, Anda tidak salah dengar! Sama seperti manusia, mesin pun ternyata bisa 'belajar' dari pengalaman atau data. Cabang ilmu komputer yang secara khusus mempelajari dan mengembangkan metode agar mesin bisa belajar secara otomatis inilah yang dikenal dengan nama keren </text:span><text:span text:style-name="Strong_20_Emphasis"><text:span text:style-name="T2">Machine Learning (ML)</text:span></text:span><text:span text:style-name="T2">, atau dalam bahasa kita disebut </text:span><text:span text:style-name="Strong_20_Emphasis"><text:span text:style-name="T2">Pembelajaran Mesin</text:span></text:span><text:span text:style-name="T2">.</text:span></text:p>
            <text:p text:style-name="P1">Bisa dibilang, Machine Learning ini adalah 'jantung' atau 'mesin utama' yang menggerakkan banyak aplikasi AI canggih yang kita lihat sekarang. Berkat ML, sistem AI tidak hanya kaku mengikuti perintah, tetapi bisa beradaptasi, menemukan pola tersembunyi, dan meningkatkan kinerjanya sendiri seiring waktu berdasarkan 'pelajaran' yang ia dapat dari data yang diolahnya.</text:p>
            <text:p text:style-name="P1">Di bab inilah kita akan mencoba memahami lebih dalam tentang konsep mesin yang 'belajar' ini. Jangan khawatir, kita tidak akan terjebak dalam rumus-rumus statistik atau barisan kode yang rumit. Sebaliknya, kita akan:</text:p>
            <text:list xml:id="list7311768308320460813" text:style-name="L279">
              <text:list-item>
                <text:p text:style-name="P293"><text:span text:style-name="T2">Menggunakan </text:span><text:span text:style-name="Strong_20_Emphasis"><text:span text:style-name="T2">analogi sehari-hari yang mudah dipahami</text:span></text:span><text:span text:style-name="T2"> untuk membayangkan bagaimana proses 'belajar' pada mesin itu terjadi. </text:span></text:p>
              </text:list-item>
              <text:list-item>
                <text:p text:style-name="P293"><text:span text:style-name="T2">Mengintip beberapa </text:span><text:span text:style-name="Strong_20_Emphasis"><text:span text:style-name="T2">'gaya' atau cara belajar</text:span></text:span><text:span text:style-name="T2"> yang berbeda yang bisa dilakukan oleh mesin. </text:span></text:p>
              </text:list-item>
              <text:list-item>
                <text:p text:style-name="P64"><text:span text:style-name="T2">Memahami mengapa </text:span><text:span text:style-name="Strong_20_Emphasis"><text:span text:style-name="T2">'latihan' atau proses training</text:span></text:span><text:span text:style-name="T2"> itu ibarat 'sekolah' yang sangat penting bagi mesin agar bisa menjadi 'pintar'. </text:span></text:p>
              </text:list-item>
            </text:list>
            <text:p text:style-name="P1"><text:soft-page-break/>Jadi, jika Bab 1 menjawab "Apa itu AI?", maka Bab 2 ini akan mencoba menjawab "Bagaimana cara AI (seringkali) menjadi pintar?". Sudah siap untuk melihat bagaimana mesin 'bersekolah' dan menimba ilmu dari data? Mari kita mulai jelajahi dunia Machine Learning yang menakjubkan ini!</text:p>
            <text:p text:style-name="P443"/>
            <text:p text:style-name="Text_20_body"><text:span text:style-name="Strong_20_Emphasis"><text:span text:style-name="T2">(Tips Tambahan Opsional)</text:span></text:span></text:p>
            <text:list xml:id="list480353403216764998" text:style-name="L280">
              <text:list-item>
                <text:p text:style-name="P294"><text:span text:style-name="Emphasis"><text:span text:style-name="Strong_20_Emphasis"><text:span text:style-name="T2">Saran Metafora:</text:span></text:span></text:span><text:span text:style-name="T2"> Untuk memudahkan pemahaman sepanjang bab ini, Anda bisa secara konsisten menggunakan metafora "sekolah" untuk proses training ML. Misalnya, "data latihan" adalah "buku pelajaran" mesin, "algoritma" adalah "metode belajar"-nya, dan "model yang sudah terlatih" adalah "murid yang sudah lulus ujian". </text:span></text:p>
              </text:list-item>
              <text:list-item>
                <text:p text:style-name="P65"><text:span text:style-name="Emphasis"><text:span text:style-name="Strong_20_Emphasis"><text:span text:style-name="T2">Prompt Ilustrasi (Opsional):</text:span></text:span></text:span><text:span text:style-name="T2"> "Buat ilustrasi pembuka untuk Bab 2 buku pengantar AI. Judul: 'Bab 2: Mesin yang "Belajar"'. Ilustrasi menampilkan ikon 'otak digital' atau 'chip komputer' yang sedang duduk di meja belajar (seperti murid), di depannya ada tumpukan 'buku' atau 'layar' yang berisi ikon-ikon data (angka 01, grafik, gambar). Berikan kesan bahwa mesin ini sedang aktif 'belajar' atau menyerap informasi. Gaya visual konsisten, ramah, dan metaforis." </text:span></text:p>
              </text:list-item>
            </text:list>
            <text:p text:style-name="P443"/>
            <text:p text:style-name="P1">Silakan berikan perintah "YAX" untuk melanjutkan ke prompt berikutnya (Subbab 2.1).</text:p>
          </text:section>
          <text:section text:style-name="Sect1" text:name="feedback-form-21">
            <text:p text:style-name="P231"/>
          </text:section>
        </text:section>
        <text:section text:style-name="Sect1" text:name="5a8aeb1fa47cc186">
          <text:p text:style-name="P1"/>
          <text:section text:style-name="Sect1" text:name="user-query-content-22">
            <text:p text:style-name="P439">YAX </text:p>
          </text:section>
          <text:p text:style-name="P231">Show thinking</text:p>
          <text:section text:style-name="Sect2" text:name="model-response-message-contentr_5a8aeb1fa47cc186">
            <text:p text:style-name="Text_20_body"><text:span text:style-name="T2">Baik, mari kita lanjutkan pembahasan Bab 2 ke </text:span><text:span text:style-name="Strong_20_Emphasis"><text:span text:style-name="T2">Subbab 2.1: AI Punya "Otak"? Pengantar Machine Learning (ML)</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apa itu Machine Learning (ML) dan hubungannya dengan AI. Tekankan bahwa ML adalah </text:span></text:span><text:span text:style-name="Emphasis"><text:span text:style-name="Strong_20_Emphasis"><text:span text:style-name="T2">salah satu cara (metode) terpenting untuk mencapai AI</text:span></text:span></text:span><text:span text:style-name="Emphasis"><text:span text:style-name="T2">, bukan AI itu sendiri secara keseluruhan. Fokus pada ide utama ML: </text:span></text:span><text:span text:style-name="Emphasis"><text:span text:style-name="Strong_20_Emphasis"><text:span text:style-name="T2">kemampuan sistem komputer untuk belajar dan meningkatkan kinerjanya dari data atau pengalaman, tanpa harus diprogram secara eksplisit untuk setiap </text:span></text:span></text:span><text:soft-page-break/><text:span text:style-name="Emphasis"><text:span text:style-name="Strong_20_Emphasis"><text:span text:style-name="T2">kemungkinan</text:span></text:span></text:span><text:span text:style-name="Emphasis"><text:span text:style-name="T2">. Bedakan ini dengan pemrograman tradisional (yang butuh instruksi langkah demi langkah yang kaku). Gunakan analogi sederhana, misalnya membandingkan programmer yang menulis instruksi detail vs. sistem ML yang diberi contoh dan 'menemukan polanya sendiri' (seperti belajar mengenali pola wajah teman daripada diberi daftar ciri-ciri matematisnya). Sebutkan bahwa inilah 'mesin' yang membuat banyak aplikasi AI bisa beradaptasi dan jadi pintar."</text:span></text:span></text:p>
            <text:p text:style-name="Text_20_body"><text:span text:style-name="Strong_20_Emphasis"><text:span text:style-name="T2">Jawaban Saya:</text:span></text:span></text:p>
            <text:p text:style-name="Text_20_body"><text:span text:style-name="T2">Di Bab 1 kita sudah sepakat bahwa AI adalah tentang mesin yang bisa melakukan tugas cerdas. Tapi bagaimana caranya mesin itu bisa jadi 'cerdas'? Apakah ia punya 'otak' seperti kita? Nah, di sinilah kita perlu berkenalan dengan salah satu 'bintang utama' di balik layar AI modern: </text:span><text:span text:style-name="Strong_20_Emphasis"><text:span text:style-name="T2">Machine Learning (ML)</text:span></text:span><text:span text:style-name="T2"> atau </text:span><text:span text:style-name="Strong_20_Emphasis"><text:span text:style-name="T2">Pembelajaran Mesin</text:span></text:span><text:span text:style-name="T2">.</text:span></text:p>
            <text:p text:style-name="Text_20_body"><text:span text:style-name="T2">Pertama, penting untuk kita luruskan: </text:span><text:span text:style-name="Strong_20_Emphasis"><text:span text:style-name="T2">Machine Learning itu BUKAN sama persis dengan AI, tapi ia adalah salah satu bagian (cabang ilmu) atau metode paling penting yang digunakan untuk </text:span></text:span><text:span text:style-name="Strong_20_Emphasis"><text:span text:style-name="Emphasis"><text:span text:style-name="T2">menciptakan</text:span></text:span></text:span><text:span text:style-name="Strong_20_Emphasis"><text:span text:style-name="T2"> AI.</text:span></text:span><text:span text:style-name="T2"> Bayangkan AI sebagai sebuah mobil canggih. Nah, Machine Learning itu bisa diibaratkan seperti mesin (engine) super kuat yang membuat mobil itu bisa melaju kencang dan beradaptasi di berbagai medan. Tidak semua AI menggunakan ML (ada juga AI yang berbasis aturan logika murni), tapi sebagian besar AI 'pintar' yang kita temui saat ini, 'mesin'-nya adalah ML.</text:span></text:p>
            <text:p text:style-name="Text_20_body"><text:span text:style-name="T2">Jadi, apa sebenarnya inti dari Machine Learning ini? Sederhananya, </text:span><text:span text:style-name="Strong_20_Emphasis"><text:span text:style-name="T2">Machine Learning adalah tentang memberikan kemampuan kepada sistem komputer untuk 'belajar' dari data atau pengalaman guna meningkatkan kinerjanya dalam melakukan tugas tertentu, TANPA perlu kita (manusia) menuliskan setiap instruksi atau aturan secara eksplisit untuk semua kemungkinan situasi.</text:span></text:span></text:p>
            <text:p text:style-name="P1">Masih bingung? Yuk, kita bandingkan dengan cara kerja program komputer biasa (pemrograman tradisional):</text:p>
            <text:list xml:id="list1054245692634586007" text:style-name="L281">
              <text:list-item>
                <text:p text:style-name="P66"><text:span text:style-name="Strong_20_Emphasis"><text:span text:style-name="T2">Pemrograman Tradisional:</text:span></text:span><text:span text:style-name="T2"> Kalau kita mau buat program biasa, misalnya untuk menghitung luas persegi panjang, kita harus kasih instruksi yang jelas ke komputer: "Langkah 1: Minta pengguna masukkan panjang (P). Langkah 2: Minta pengguna masukkan lebar (L). Langkah 3: Hitung Luas = P dikali L. Langkah 4: Tampilkan hasil </text:span><text:soft-page-break/><text:span text:style-name="T2">Luas." Komputer hanya akan melakukan persis seperti instruksi itu. Jika kita mau buat program yang lebih rumit, misalnya filter email spam, programmer harus menulis buanyak sekali aturan "JIKA... MAKA..." (IF... THEN...). "JIKA email ada kata 'diskon besar' DAN 'klik sekarang', MAKA itu spam." Masalahnya, pembuat spam selalu punya trik baru, jadi programmer harus terus menerus update aturan ini secara manual. Capek, kan?</text:span></text:p>
              </text:list-item>
              <text:list-item>
                <text:p text:style-name="P66"><text:span text:style-name="Strong_20_Emphasis"><text:span text:style-name="T2">Machine Learning:</text:span></text:span><text:span text:style-name="T2"> Pendekatannya beda total! Alih-alih menulis aturan "JIKA... MAKA...", kita </text:span><text:span text:style-name="Strong_20_Emphasis"><text:span text:style-name="T2">memberi 'contoh' ke komputer</text:span></text:span><text:span text:style-name="T2">. Untuk kasus filter spam tadi, kita kumpulkan ribuan contoh email yang sudah kita tandai mana yang 'spam' dan mana yang 'bukan spam'. Lalu, kita gunakan algoritma Machine Learning untuk </text:span><text:span text:style-name="Strong_20_Emphasis"><text:span text:style-name="T2">'belajar sendiri' dari contoh-contoh ini</text:span></text:span><text:span text:style-name="T2">. Si algoritma ML akan menganalisis semua email contoh itu dan mencoba </text:span><text:span text:style-name="Strong_20_Emphasis"><text:span text:style-name="T2">menemukan pola atau ciri-ciri</text:span></text:span><text:span text:style-name="T2"> apa saja yang biasanya ada di email spam (mungkin sering pakai kata tertentu, huruf besar semua, banyak tautan aneh?) dan apa ciri email biasa. Setelah 'lulus sekolah' (selesai belajar dari banyak contoh), sistem ML ini bisa </text:span><text:span text:style-name="Strong_20_Emphasis"><text:span text:style-name="T2">mengenali email spam baru</text:span></text:span><text:span text:style-name="T2"> dengan cukup baik, bahkan mungkin jenis spam yang belum pernah ia lihat sebelumnya, karena ia sudah 'mengerti' polanya, bukan sekadar menghafal aturan. Kerennya lagi, ia bisa terus belajar dan beradaptasi jika diberi contoh-contoh baru lagi.</text:span></text:p>
              </text:list-item>
            </text:list>
            <text:p text:style-name="Text_20_body"><text:span text:style-name="Strong_20_Emphasis"><text:span text:style-name="T2">Analogi lain biar makin mantap:</text:span></text:span><text:span text:style-name="T2"> Mau ajari komputer kenali foto teman kita, si Siti?</text:span></text:p>
            <text:list xml:id="list64020491301684625" text:style-name="L282">
              <text:list-item>
                <text:p text:style-name="P295"><text:span text:style-name="Strong_20_Emphasis"><text:span text:style-name="T2">Cara Tradisional:</text:span></text:span><text:span text:style-name="T2"> Kita coba tulis aturan: "Jika di foto ada perempuan, rambutnya panjang ikal, pakai jilbab biru, DAN senyumnya lebar, MAKA itu Siti." Susah banget! Bagaimana kalau Siti ganti warna jilbab atau sedang tidak tersenyum? Aturan kita gagal total. </text:span></text:p>
              </text:list-item>
              <text:list-item>
                <text:p text:style-name="P67"><text:span text:style-name="Strong_20_Emphasis"><text:span text:style-name="T2">Cara Machine Learning:</text:span></text:span><text:span text:style-name="T2"> Kita kumpulkan saja ratusan foto Siti (pakai jilbab biru, merah, kuning, tersenyum, cemberut, dari samping, dari depan) dan ratusan foto orang lain. Kita 'beri tahu' komputer, "Ini foto Siti," "Ini bukan Siti." Lalu, biarkan algoritma ML </text:span><text:span text:style-name="Strong_20_Emphasis"><text:span text:style-name="T2">'belajar sendiri' mengenali pola unik wajah Siti</text:span></text:span><text:span text:style-name="T2"> (mungkin bentuk mata, tulang pipi, dll.) yang membedakannya dari orang lain. Setelah belajar, ia akan </text:span><text:soft-page-break/><text:span text:style-name="T2">bisa mengenali foto Siti yang baru, meskipun gaya jilbab atau ekspresinya berbeda, karena ia belajar pola yang lebih mendasar. </text:span></text:p>
              </text:list-item>
            </text:list>
            <text:p text:style-name="P1">Nah, inilah inti kekuatan Machine Learning! Ia adalah 'mesin' di balik kemampuan AI untuk belajar dari data, menemukan pola yang rumit, membuat prediksi, dan beradaptasi. Inilah yang membuat aplikasi seperti rekomendasi musik/film, pengenalan suara, penerjemah bahasa, dan banyak lagi, bisa terasa begitu 'pintar' dan personal. Mereka terus belajar dari interaksi kita!</text:p>
            <text:p text:style-name="P443"/>
            <text:p text:style-name="Text_20_body"><text:span text:style-name="Strong_20_Emphasis"><text:span text:style-name="T2">(Tips Tambahan Opsional)</text:span></text:span></text:p>
            <text:list xml:id="list7622265339414108422" text:style-name="L283">
              <text:list-item>
                <text:p text:style-name="P296"><text:span text:style-name="Emphasis"><text:span text:style-name="Strong_20_Emphasis"><text:span text:style-name="T2">Saran Visual:</text:span></text:span></text:span><text:span text:style-name="T2"> Buat diagram sederhana untuk membandingkan alur kerja. "Pemrograman Tradisional: Aturan + Data -&gt; Jawaban". "Machine Learning: Data + Jawaban Contoh -&gt; Aturan (Model)". Ini secara visual menyoroti perbedaan fundamental dalam pendekatannya. </text:span></text:p>
              </text:list-item>
              <text:list-item>
                <text:p text:style-name="P68"><text:span text:style-name="Emphasis"><text:span text:style-name="Strong_20_Emphasis"><text:span text:style-name="T2">Prompt Ilustrasi (Opsional):</text:span></text:span></text:span><text:span text:style-name="T2"> "Buat dua diagram alir sederhana berdampingan. Diagram kiri berjudul 'Pemrograman Tradisional': Kotak 'Aturan Buatan Manusia' dan kotak 'Data Masukan' mengarah ke kotak 'Komputer Memproses', yang menghasilkan kotak 'Jawaban'. Diagram kanan berjudul 'Machine Learning': Kotak 'Data Latihan (Contoh + Jawaban)' mengarah ke kotak 'Komputer Belajar (Algoritma ML)', yang menghasilkan kotak 'Model (Aturan yang Ditemukan Sendiri)'. Kemudian, panah dari 'Model' dan 'Data Baru' mengarah ke 'Komputer Memprediksi', yang menghasilkan 'Jawaban/Prediksi'. Gunakan ikon simpel." </text:span></text:p>
              </text:list-item>
            </text:list>
            <text:p text:style-name="P443"/>
            <text:p text:style-name="P1">Silakan berikan perintah "YAX" untuk melanjutkan ke prompt berikutnya (Subbab 2.2).</text:p>
          </text:section>
          <text:section text:style-name="Sect1" text:name="feedback-form-22">
            <text:p text:style-name="P231"/>
          </text:section>
        </text:section>
        <text:section text:style-name="Sect1" text:name="d8e2539ff5be7a48">
          <text:p text:style-name="P1"/>
          <text:section text:style-name="Sect1" text:name="user-query-content-23">
            <text:p text:style-name="P439">YAX </text:p>
          </text:section>
          <text:p text:style-name="P231">Show thinking</text:p>
          <text:section text:style-name="Sect2" text:name="model-response-message-contentr_d8e2539ff5be7a48">
            <text:p text:style-name="Text_20_body"><text:span text:style-name="T2">Baik, mari kita lanjutkan ke </text:span><text:span text:style-name="Strong_20_Emphasis"><text:span text:style-name="T2">Subbab 2.2: Analogi Belajar: Bagaimana </text:span></text:span><text:soft-page-break/><text:span text:style-name="Strong_20_Emphasis"><text:span text:style-name="T2">Mesin Belajar dari Pengalaman (Data)</text:span></text:span><text:span text:style-name="T2">.</text:span></text:p>
            <text:p text:style-name="Text_20_body"><text:span text:style-name="Strong_20_Emphasis"><text:span text:style-name="T2">Prompt:</text:span></text:span><text:span text:style-name="T2"> </text:span><text:span text:style-name="Emphasis"><text:span text:style-name="T2">"Kembangkan </text:span></text:span><text:span text:style-name="Emphasis"><text:span text:style-name="Strong_20_Emphasis"><text:span text:style-name="T2">satu analogi utama yang kuat dan relatable</text:span></text:span></text:span><text:span text:style-name="Emphasis"><text:span text:style-name="T2"> untuk menjelaskan proses bagaimana mesin 'belajar' dari data. Contoh analogi yang bisa dieksplorasi: </text:span></text:span><text:span text:style-name="Emphasis"><text:span text:style-name="Strong_20_Emphasis"><text:span text:style-name="T2">Anak kecil yang diajari membedakan buah apel dan jeruk.</text:span></text:span></text:span><text:span text:style-name="T2"> * </text:span><text:span text:style-name="Emphasis"><text:span text:style-name="T2">Jelaskan </text:span></text:span><text:span text:style-name="Emphasis"><text:span text:style-name="Strong_20_Emphasis"><text:span text:style-name="T2">prosesnya secara rinci</text:span></text:span></text:span><text:span text:style-name="Emphasis"><text:span text:style-name="T2"> menggunakan analogi tersebut:</text:span></text:span><text:span text:style-name="T2"> * </text:span><text:span text:style-name="Emphasis"><text:span text:style-name="Strong_20_Emphasis"><text:span text:style-name="T2">Input/Data:</text:span></text:span></text:span><text:span text:style-name="Emphasis"><text:span text:style-name="T2"> (Orang tua menunjukkan banyak gambar/buah asli apel dan jeruk - ini adalah 'data' bagi mesin).</text:span></text:span><text:span text:style-name="T2"> * </text:span><text:span text:style-name="Emphasis"><text:span text:style-name="Strong_20_Emphasis"><text:span text:style-name="T2">Proses Belajar:</text:span></text:span></text:span><text:span text:style-name="Emphasis"><text:span text:style-name="T2"> (Anak (mesin) mulai memperhatikan ciri-ciri: warna, bentuk, ukuran, tekstur, dan menghubungkannya dengan nama 'apel' atau 'jeruk' - ini adalah proses 'menemukan pola').</text:span></text:span><text:span text:style-name="T2"> * </text:span><text:span text:style-name="Emphasis"><text:span text:style-name="Strong_20_Emphasis"><text:span text:style-name="T2">Hasil/Model:</text:span></text:span></text:span><text:span text:style-name="Emphasis"><text:span text:style-name="T2"> (Setelah melihat cukup banyak contoh, anak (mesin) bisa menebak dengan benar saat ditunjukkan gambar apel atau jeruk baru - ini adalah 'model' yang sudah terlatih).</text:span></text:span><text:span text:style-name="T2"> * </text:span><text:span text:style-name="Emphasis"><text:span text:style-name="T2">Gunakan contoh spesifik dalam analogi (misalnya, 'kalau warnanya merah dan bulat, kemungkinan besar apel'). Tekankan bahwa mesin melakukan ini dengan menganalisis data dalam jumlah besar untuk menemukan pola statistik, meskipun tanpa 'pemahaman' seperti manusia."</text:span></text:span></text:p>
            <text:p text:style-name="Text_20_body"><text:span text:style-name="Strong_20_Emphasis"><text:span text:style-name="T2">Jawaban Saya:</text:span></text:span></text:p>
            <text:p text:style-name="Text_20_body"><text:span text:style-name="T2">Kita sudah tahu kalau inti Machine Learning (ML) adalah mesin yang 'belajar' dari data. Tapi bagaimana sih persisnya proses 'belajar' itu berlangsung di dalam mesin? Biar tidak terlalu abstrak, yuk kita pakai satu analogi yang sangat dekat dengan kita: </text:span><text:span text:style-name="Strong_20_Emphasis"><text:span text:style-name="T2">proses mengajari anak kecil untuk membedakan buah Apel dan buah Jeruk.</text:span></text:span></text:p>
            <text:p text:style-name="P1">Bayangkan kita punya keponakan kecil yang baru mulai mengenal nama-nama benda. Kita ingin dia bisa membedakan mana Apel dan mana Jeruk. Apa langkah-langkah yang akan kita lakukan?</text:p>
            <text:p text:style-name="Text_20_body"><text:span text:style-name="Strong_20_Emphasis"><text:span text:style-name="T2">Langkah 1: Memberi Banyak Contoh (Ini adalah 'Data Latihan' untuk Mesin)</text:span></text:span></text:p>
            <text:p text:style-name="P1">Tentu kita tidak cukup hanya menunjukkan satu buah Apel dan satu buah Jeruk lalu berharap dia langsung paham, kan? Kita pasti akan melakukan ini:</text:p>
            <text:list xml:id="list7316800336795752707" text:style-name="L284">
              <text:list-item>
                <text:p text:style-name="P297"><text:span text:style-name="Strong_20_Emphasis"><text:span text:style-name="T2">Menunjukkan Berulang Kali:</text:span></text:span><text:span text:style-name="T2"> Kita ambil satu apel merah, "Lihat, Dik, ini namanya APEL." Lalu kita ambil apel hijau, "Ini juga APEL." Kemudian kita ambil jeruk Sunkist, "Nah, kalau yang ini namanya </text:span><text:soft-page-break/><text:span text:style-name="T2">JERUK." Kita ambil lagi jeruk medan yang lebih kecil, "Ini JERUK juga." </text:span></text:p>
              </text:list-item>
              <text:list-item>
                <text:p text:style-name="P297"><text:span text:style-name="Strong_20_Emphasis"><text:span text:style-name="T2">Memberi Contoh yang Beragam:</text:span></text:span><text:span text:style-name="T2"> Kita akan tunjukkan berbagai jenis apel (merah, hijau, fuji, malang) dan berbagai jenis jeruk (sunkist, medan, keprok, baby) dalam berbagai ukuran dan mungkin tingkat kematangan. Bisa juga kita gunakan gambar di buku, kartu bergambar, atau bahkan mainan berbentuk apel dan jeruk. </text:span></text:p>
              </text:list-item>
              <text:list-item>
                <text:p text:style-name="P69"><text:span text:style-name="Strong_20_Emphasis"><text:span text:style-name="T2">Memberi 'Jawaban' (Label):</text:span></text:span><text:span text:style-name="T2"> Setiap kali kita menunjukkan contoh, kita selalu menyebutkan namanya dengan benar: "APEL", "JERUK". Ini adalah 'label' atau 'jawaban' yang benar untuk setiap contoh. </text:span></text:p>
              </text:list-item>
            </text:list>
            <text:p text:style-name="Text_20_body"><text:span text:style-name="T2">Nah, proses memberikan banyak contoh beragam yang sudah ada 'jawabannya' ini </text:span><text:span text:style-name="Strong_20_Emphasis"><text:span text:style-name="T2">persis seperti saat kita memberikan </text:span></text:span><text:span text:style-name="Strong_20_Emphasis"><text:span text:style-name="Emphasis"><text:span text:style-name="T2">Data Latihan (Training Data)</text:span></text:span></text:span><text:span text:style-name="Strong_20_Emphasis"><text:span text:style-name="T2"> kepada sistem Machine Learning</text:span></text:span><text:span text:style-name="T2">. Data latihan ini bisa berupa ribuan, jutaan, atau bahkan miliaran contoh (misalnya, ribuan gambar apel dan ribuan gambar jeruk), yang masing-masing sudah diberi label yang benar ("gambar ini adalah apel", "gambar ini adalah jeruk"). Semakin banyak dan beragam data latihannya, biasanya semakin baik mesin bisa belajar.</text:span></text:p>
            <text:p text:style-name="Text_20_body"><text:span text:style-name="Strong_20_Emphasis"><text:span text:style-name="T2">Langkah 2: Otak Mulai Mencari Pola (Ini adalah 'Proses Belajar' atau 'Training' Mesin)</text:span></text:span></text:p>
            <text:p text:style-name="Text_20_body"><text:span text:style-name="T2">Saat si keponakan terus menerus melihat contoh-contoh apel dan jeruk, otaknya yang luar biasa itu mulai bekerja. Dia mulai </text:span><text:span text:style-name="Strong_20_Emphasis"><text:span text:style-name="T2">memperhatikan ciri-ciri fisik (fitur)</text:span></text:span><text:span text:style-name="T2"> dari masing-masing buah:</text:span></text:p>
            <text:list xml:id="list6851951339198662636" text:style-name="L285">
              <text:list-item>
                <text:p text:style-name="P239">Warna: Apel seringnya merah atau hijau; Jeruk khas berwarna oranye. </text:p>
              </text:list-item>
              <text:list-item>
                <text:p text:style-name="P239">Bentuk: Keduanya bulat, tapi mungkin apel terasa lebih 'kokoh' atau punya lekukan khas di atas dan bawahnya. </text:p>
              </text:list-item>
              <text:list-item>
                <text:p text:style-name="P239">Tekstur Kulit: Kulit apel biasanya halus; kulit jeruk terasa sedikit kasar atau berpori. </text:p>
              </text:list-item>
              <text:list-item>
                <text:p text:style-name="P9">Mungkin juga ukuran rata-rata atau bahkan bau khasnya. </text:p>
              </text:list-item>
            </text:list>
            <text:p text:style-name="Text_20_body"><text:span text:style-name="T2">Secara tidak sadar, otak si anak mulai </text:span><text:span text:style-name="Strong_20_Emphasis"><text:span text:style-name="T2">mencari pola dan membuat 'aturan' internal</text:span></text:span><text:span text:style-name="T2"> untuk membedakan keduanya. Mungkin aturan itu bunyinya seperti ini di dalam otaknya: "Kalau warnanya oranye DAN kulitnya agak kasar, kemungkinan besar itu JERUK." Atau, "Kalau warnanya merah ATAU hijau DAN kulitnya halus DAN ada lekukan di atasnya, itu pasti APEL." Proses ini </text:span><text:soft-page-break/><text:span text:style-name="T2">terjadi secara alami seiring ia melihat lebih banyak contoh.</text:span></text:p>
            <text:p text:style-name="Text_20_body"><text:span text:style-name="T2">Proses 'mencari pola' yang dilakukan otak si anak ini </text:span><text:span text:style-name="Strong_20_Emphasis"><text:span text:style-name="T2">mirip dengan apa yang dilakukan oleh algoritma Machine Learning selama </text:span></text:span><text:span text:style-name="Strong_20_Emphasis"><text:span text:style-name="Emphasis"><text:span text:style-name="T2">Proses Training</text:span></text:span></text:span><text:span text:style-name="T2">. Algoritma ML akan 'melihat' semua data latihan (ribuan gambar apel dan jeruk tadi) dan secara matematis </text:span><text:span text:style-name="Strong_20_Emphasis"><text:span text:style-name="T2">mencari pola statistik atau hubungan</text:span></text:span><text:span text:style-name="T2"> antara fitur-fitur gambar (misalnya, komposisi warna piksel, bentuk objek dalam gambar, tekstur permukaan) dengan label yang diberikan ('Apel' atau 'Jeruk'). Algoritma ini mencoba membangun semacam 'model' atau 'rumus' internal yang paling cocok untuk membedakan kedua kelompok berdasarkan data yang ada.</text:span></text:p>
            <text:p text:style-name="Text_20_body"><text:span text:style-name="Strong_20_Emphasis"><text:span text:style-name="T2">Langkah 3: Akhirnya Bisa Menebak Sendiri! (Ini adalah 'Model AI yang Terlatih')</text:span></text:span></text:p>
            <text:p text:style-name="Text_20_body"><text:span text:style-name="T2">Setelah melihat cukup banyak contoh dan proses belajarnya berjalan baik, apa yang terjadi? Saat kita sodorkan buah </text:span><text:span text:style-name="Strong_20_Emphasis"><text:span text:style-name="T2">baru</text:span></text:span><text:span text:style-name="T2"> yang belum pernah ia lihat sebelumnya—misalnya jenis apel impor baru—si keponakan kemungkinan besar sudah bisa menebak dengan cukup percaya diri, "Oh, ini APEL!". Dia sudah bisa </text:span><text:span text:style-name="Strong_20_Emphasis"><text:span text:style-name="T2">menggeneralisasi</text:span></text:span><text:span text:style-name="T2"> pengetahuannya dari contoh-contoh lama untuk mengenali contoh baru.</text:span></text:p>
            <text:p text:style-name="Text_20_body"><text:span text:style-name="T2">Kemampuan si anak untuk mengenali apel atau jeruk baru inilah </text:span><text:span text:style-name="Strong_20_Emphasis"><text:span text:style-name="T2">hasil akhir dari proses belajar</text:span></text:span><text:span text:style-name="T2">, yang dalam dunia AI kita sebut sebagai </text:span><text:span text:style-name="Strong_20_Emphasis"><text:span text:style-name="T2">Model Machine Learning yang Sudah Terlatih (Trained Model)</text:span></text:span><text:span text:style-name="T2">. Model ini adalah 'kecerdasan' hasil pembelajaran mesin dari data. Kini, model ini siap digunakan untuk tugasnya: saat kita berikan data baru (gambar buah yang belum pernah ia lihat), ia akan </text:span><text:span text:style-name="Strong_20_Emphasis"><text:span text:style-name="T2">membuat prediksi atau klasifikasi</text:span></text:span><text:span text:style-name="T2"> ("Saya tebak ini 95% kemungkinan Apel" atau "Ini 88% kemungkinan Jeruk").</text:span></text:p>
            <text:p text:style-name="Text_20_body"><text:span text:style-name="Strong_20_Emphasis"><text:span text:style-name="T2">Catatan Penting:</text:span></text:span><text:span text:style-name="T2"> Walaupun analoginya mirip, perlu diingat: si keponakan lama-lama mungkin 'paham' konsep apel (bisa dimakan, bijinya kecil, rasanya manis/asam). Sedangkan mesin ML, meskipun sangat akurat dalam membedakan gambar apel dan jeruk setelah dilatih, ia melakukannya murni berdasarkan </text:span><text:span text:style-name="Strong_20_Emphasis"><text:span text:style-name="T2">pola statistik visual (atau data lain)</text:span></text:span><text:span text:style-name="T2"> yang ia temukan dalam data latihan. Ia tidak punya pemahaman konseptual tentang 'buah', 'rasa', atau 'makanan' seperti manusia. Ia hanya mesin pencocok pola yang sangat hebat.</text:span></text:p>
            <text:p text:style-name="P1">Semoga analogi belajar membedakan Apel dan Jeruk ini membuat proses <text:soft-page-break/>bagaimana mesin bisa 'belajar' dari data menjadi lebih mudah dibayangkan ya! Inilah dasar bagaimana banyak sistem AI di sekitar kita mendapatkan 'kepintarannya'.</text:p>
            <text:p text:style-name="P443"/>
            <text:p text:style-name="Text_20_body"><text:span text:style-name="Strong_20_Emphasis"><text:span text:style-name="T2">(Tips Tambahan Opsional)</text:span></text:span></text:p>
            <text:list xml:id="list844539905258657956" text:style-name="L286">
              <text:list-item>
                <text:p text:style-name="P298"><text:span text:style-name="Emphasis"><text:span text:style-name="Strong_20_Emphasis"><text:span text:style-name="T2">Saran Visual:</text:span></text:span></text:span><text:span text:style-name="T2"> Buat diagram alir visual yang sederhana untuk memperkuat penjelasan 3 langkah ini. Gunakan ikon yang mudah dikenali: [Ikon Tumpukan Gambar Apel/Jeruk + Label] → [Ikon Otak/Chip dengan Roda Gigi Berputar] → [Ikon Apel/Jeruk Baru + Tanda Tanya → Ikon Tanda Centang/Prediksi]. Beri judul singkat untuk setiap langkah: Data Latihan → Proses Belajar → Prediksi/Model. </text:span></text:p>
              </text:list-item>
              <text:list-item>
                <text:p text:style-name="P70"><text:span text:style-name="Emphasis"><text:span text:style-name="Strong_20_Emphasis"><text:span text:style-name="T2">Prompt Ilustrasi (Opsional):</text:span></text:span></text:span><text:span text:style-name="T2"> "Buat ilustrasi 3 panel horizontal bergaya kartun ceria. Panel 1: Tangan dewasa menunjukkan banyak gambar apel &amp; jeruk ke arah ikon 'kepala robot' sederhana, diberi label '1. Kasih Banyak Contoh (Data)'. Panel 2: Ikon 'kepala robot' dengan mata fokus dan ikon 'grafik/pola' muncul di sekitarnya, diberi label '2. Mesin Cari Pola (Belajar)'. Panel 3: Ikon 'kepala robot' tersenyum menunjuk ke gambar apel baru dengan gelembung bicara 'Ini Apel!', diberi label '3. Bisa Menebak! (Model Jadi)'." </text:span></text:p>
              </text:list-item>
            </text:list>
            <text:p text:style-name="P443"/>
            <text:p text:style-name="P1">Silakan berikan perintah "YAX" untuk melanjutkan ke prompt berikutnya (Subbab 2.3).</text:p>
          </text:section>
          <text:section text:style-name="Sect1" text:name="feedback-form-23">
            <text:p text:style-name="P231"/>
          </text:section>
        </text:section>
        <text:section text:style-name="Sect1" text:name="7cdc626ac4d32d97">
          <text:p text:style-name="P1"/>
          <text:section text:style-name="Sect1" text:name="user-query-content-24">
            <text:p text:style-name="P439">YAX </text:p>
          </text:section>
          <text:p text:style-name="P231">Show thinking</text:p>
          <text:section text:style-name="Sect2" text:name="model-response-message-contentr_7cdc626ac4d32d97">
            <text:p text:style-name="Text_20_body"><text:span text:style-name="T2">Oke, mari kita lanjutkan ke </text:span><text:span text:style-name="Strong_20_Emphasis"><text:span text:style-name="T2">Subbab 2.3: Belajar dengan Guru vs. Belajar Sendiri (Supervised vs. Unsupervised Learning - Dijelaskan Sederhana)</text:span></text:span><text:span text:style-name="T2">.</text:span></text:p>
            <text:p text:style-name="Text_20_body"><text:span text:style-name="Strong_20_Emphasis"><text:span text:style-name="T2">Prompt:</text:span></text:span><text:span text:style-name="T2"> </text:span><text:span text:style-name="Emphasis"><text:span text:style-name="T2">"Jelaskan </text:span></text:span><text:span text:style-name="Emphasis"><text:span text:style-name="Strong_20_Emphasis"><text:span text:style-name="T2">dua 'gaya belajar' utama</text:span></text:span></text:span><text:span text:style-name="Emphasis"><text:span text:style-name="T2"> dalam ML secara konseptual dan sederhana, hindari istilah teknis yang membingungkan sebisa mungkin:</text:span></text:span><text:span text:style-name="T2"> * </text:span><text:span text:style-name="Emphasis"><text:span text:style-name="Strong_20_Emphasis"><text:span text:style-name="T2">Belajar dengan Guru (Supervised Learning):</text:span></text:span></text:span><text:span text:style-name="T2"> </text:span><text:span text:style-name="Emphasis"><text:span text:style-name="T2">Gunakan analogi </text:span></text:span><text:span text:style-name="Emphasis"><text:span text:style-name="Strong_20_Emphasis"><text:span text:style-name="T2">belajar dengan kartu flashcard yang ada jawabannya</text:span></text:span></text:span><text:span text:style-name="Emphasis"><text:span text:style-name="T2"> atau </text:span></text:span><text:span text:style-name="Emphasis"><text:span text:style-name="Strong_20_Emphasis"><text:span text:style-name="T2">diajari langsung </text:span></text:span></text:span><text:soft-page-break/><text:span text:style-name="Emphasis"><text:span text:style-name="Strong_20_Emphasis"><text:span text:style-name="T2">oleh guru</text:span></text:span></text:span><text:span text:style-name="Emphasis"><text:span text:style-name="T2">. Tekankan bahwa mesin diberi contoh data yang sudah ada 'label' atau 'jawaban' benarnya (misalnya, email diberi label 'spam' atau 'bukan spam'). Jelaskan tujuannya adalah agar mesin bisa memprediksi label untuk data baru. Berikan contoh aplikasi sederhana (filter spam, prediksi harga rumah berdasarkan fitur-fiturnya).</text:span></text:span><text:span text:style-name="T2"> * </text:span><text:span text:style-name="Emphasis"><text:span text:style-name="Strong_20_Emphasis"><text:span text:style-name="T2">Belajar Sendiri (Unsupervised Learning):</text:span></text:span></text:span><text:span text:style-name="T2"> </text:span><text:span text:style-name="Emphasis"><text:span text:style-name="T2">Gunakan analogi </text:span></text:span><text:span text:style-name="Emphasis"><text:span text:style-name="Strong_20_Emphasis"><text:span text:style-name="T2">menyortir tumpukan mainan acak ke dalam kelompok-kelompok yang mirip</text:span></text:span></text:span><text:span text:style-name="Emphasis"><text:span text:style-name="T2"> tanpa diberi tahu nama kelompoknya atau </text:span></text:span><text:span text:style-name="Emphasis"><text:span text:style-name="Strong_20_Emphasis"><text:span text:style-name="T2">mencari pola tersembunyi dalam data</text:span></text:span></text:span><text:span text:style-name="Emphasis"><text:span text:style-name="T2">. Tekankan bahwa mesin diberi data tanpa label dan tugasnya adalah menemukan struktur atau pola menarik di dalamnya. Berikan contoh aplikasi sederhana (mengelompokkan pelanggan dengan minat serupa, menemukan topik utama dalam kumpulan berita).</text:span></text:span></text:p>
            <text:list xml:id="list5375096359646337707" text:style-name="L287">
              <text:list-item>
                <text:p text:style-name="P71"><text:span text:style-name="Emphasis"><text:span text:style-name="T2">Pastikan penjelasan fokus pada perbedaan </text:span></text:span><text:span text:style-name="Emphasis"><text:span text:style-name="Strong_20_Emphasis"><text:span text:style-name="T2">ada tidaknya 'jawaban' atau 'label' pada data latihannya</text:span></text:span></text:span><text:span text:style-name="Emphasis"><text:span text:style-name="T2">.</text:span></text:span><text:span text:style-name="T2"> </text:span></text:p>
              </text:list-item>
            </text:list>
            <text:p text:style-name="Text_20_body"><text:span text:style-name="Strong_20_Emphasis"><text:span text:style-name="T2">Jawaban Saya:</text:span></text:span></text:p>
            <text:p text:style-name="P1">Setelah tahu bahwa mesin bisa 'belajar' dari data, ternyata cara belajarnya pun bisa berbeda-beda lho! Sama seperti kita di sekolah, ada yang lebih suka belajar kalau ada guru yang mengarahkan, ada juga yang lebih suka eksplorasi sendiri. Nah, di dunia Machine Learning, ada dua 'gaya belajar' utama yang paling sering digunakan:</text:p>
            <text:p text:style-name="Text_20_body"><text:span text:style-name="Strong_20_Emphasis"><text:span text:style-name="T2">1. Gaya Belajar 'Diawasi Guru' (Supervised Learning / Pembelajaran Terarah)</text:span></text:span></text:p>
            <text:p text:style-name="Text_20_body"><text:span text:style-name="T2">Bayangkan Anda sedang belajar kosakata baru pakai </text:span><text:span text:style-name="Strong_20_Emphasis"><text:span text:style-name="T2">kartu belajar (flashcard)</text:span></text:span><text:span text:style-name="T2">. Di bagian depan kartu tertulis kata dalam bahasa Inggris, misalnya "Apple". Di bagian belakangnya, tertulis artinya dalam Bahasa Indonesia, yaitu "Apel". Anda melihat kata "Apple", mencoba menebak artinya, lalu Anda cek jawaban benarnya di belakang kartu. Proses ini Anda ulang terus dengan banyak kartu lainnya. Intinya, untuk setiap 'pertanyaan' (kata Inggris), selalu ada 'jawaban benar' (arti Bahasa Indonesia) yang diberikan. Ada 'guru' (yaitu si kartu jawaban) yang mengawasi dan memberitahu Anda jika tebakan Anda benar atau salah.</text:span></text:p>
            <text:p text:style-name="Text_20_body"><text:span text:style-name="T2">Nah, </text:span><text:span text:style-name="Emphasis"><text:span text:style-name="T2">Supervised Learning</text:span></text:span><text:span text:style-name="T2"> dalam Machine Learning itu cara kerjanya mirip sekali:</text:span></text:p>
            <text:list xml:id="list6391596811913873123" text:style-name="L288">
              <text:list-item>
                <text:p text:style-name="P299"><text:soft-page-break/><text:span text:style-name="Strong_20_Emphasis"><text:span text:style-name="T2">'Buku Pelajaran'-nya Ada Kunci Jawaban:</text:span></text:span><text:span text:style-name="T2"> Mesin diberikan </text:span><text:span text:style-name="Strong_20_Emphasis"><text:span text:style-name="T2">Data Latihan</text:span></text:span><text:span text:style-name="T2"> yang terdiri dari banyak contoh, di mana setiap contoh sudah dilengkapi dengan </text:span><text:span text:style-name="Strong_20_Emphasis"><text:span text:style-name="T2">'label' atau 'jawaban' yang benar</text:span></text:span><text:span text:style-name="T2">. </text:span></text:p>
                <text:list>
                  <text:list-item>
                    <text:p text:style-name="P299"><text:span text:style-name="T2">Contohnya seperti pada kasus filter email spam: data latihannya adalah ribuan email yang sudah jelas ditandai mana yang termasuk kategori </text:span><text:span text:style-name="Strong_20_Emphasis"><text:span text:style-name="T2">'spam'</text:span></text:span><text:span text:style-name="T2"> dan mana yang </text:span><text:span text:style-name="Strong_20_Emphasis"><text:span text:style-name="T2">'bukan spam'</text:span></text:span><text:span text:style-name="T2">. Label 'spam'/'bukan spam' ini adalah 'kunci jawabannya'. </text:span></text:p>
                  </text:list-item>
                  <text:list-item>
                    <text:p text:style-name="P299"><text:span text:style-name="T2">Contoh lain saat memprediksi harga rumah: data latihannya berisi informasi detail tentang banyak rumah (luas bangunan, jumlah kamar, lokasi, dll) beserta </text:span><text:span text:style-name="Strong_20_Emphasis"><text:span text:style-name="T2">harga jual sebenarnya</text:span></text:span><text:span text:style-name="T2"> dari rumah-rumah tersebut. Harga jual inilah 'label' atau 'jawaban benar'-nya. </text:span></text:p>
                  </text:list-item>
                </text:list>
              </text:list-item>
              <text:list-item>
                <text:p text:style-name="P299"><text:span text:style-name="Strong_20_Emphasis"><text:span text:style-name="T2">Tujuan Belajarnya:</text:span></text:span><text:span text:style-name="T2"> Mesin 'belajar' untuk menemukan </text:span><text:span text:style-name="Strong_20_Emphasis"><text:span text:style-name="T2">pola hubungan</text:span></text:span><text:span text:style-name="T2"> antara data masukan (ciri-ciri email atau fitur rumah) dengan label/jawaban yang benar. Tujuannya adalah agar nanti, ketika diberi data masukan baru yang belum ada jawabannya (misalnya email baru atau info rumah baru yang mau dijual), mesin bisa </text:span><text:span text:style-name="Strong_20_Emphasis"><text:span text:style-name="T2">memprediksi atau menebak label/jawabannya</text:span></text:span><text:span text:style-name="T2"> dengan tingkat akurasi yang tinggi (misalnya menebak "ini spam!" atau "prediksi harga rumah ini sekian rupiah"). </text:span></text:p>
              </text:list-item>
              <text:list-item>
                <text:p text:style-name="P72"><text:span text:style-name="Strong_20_Emphasis"><text:span text:style-name="T2">Kenapa 'Supervised'?</text:span></text:span><text:span text:style-name="T2"> Karena proses belajarnya seolah-olah 'diawasi' atau 'diarahkan' oleh adanya label atau jawaban benar dalam data latihannya. </text:span></text:p>
              </text:list-item>
            </text:list>
            <text:p text:style-name="P1">Banyak aplikasi AI yang kita kenal, seperti pengenalan gambar (ini kucing atau anjing?), deteksi spam, rekomendasi produk (berdasarkan rating sebelumnya), dan prediksi (harga, cuaca), menggunakan metode Supervised Learning ini.</text:p>
            <text:p text:style-name="Text_20_body"><text:span text:style-name="Strong_20_Emphasis"><text:span text:style-name="T2">2. Gaya Belajar 'Mandiri' Tanpa Pengawasan (Unsupervised Learning / Pembelajaran Tak Terarah)</text:span></text:span></text:p>
            <text:p text:style-name="Text_20_body"><text:span text:style-name="T2">Sekarang, bayangkan skenario berbeda. Anda diberi sekotak besar kancing baju warna-warni yang tercampur aduk. Tidak ada instruksi apa pun, tidak ada contoh pengelompokan sebelumnya. Tugas Anda hanya: "Coba rapikan atau kelompokkan kancing-kancing ini." Apa yang akan Anda lakukan? Mungkin secara alami Anda akan mulai </text:span><text:span text:style-name="Strong_20_Emphasis"><text:span text:style-name="T2">memisahkan kancing berdasarkan </text:span></text:span><text:soft-page-break/><text:span text:style-name="Strong_20_Emphasis"><text:span text:style-name="T2">warnanya</text:span></text:span><text:span text:style-name="T2"> (semua kancing merah jadi satu kelompok, biru satu kelompok, dst.). Atau mungkin Anda </text:span><text:span text:style-name="Strong_20_Emphasis"><text:span text:style-name="T2">mengelompokkannya berdasarkan ukurannya</text:span></text:span><text:span text:style-name="T2"> (kecil, sedang, besar). Anda </text:span><text:span text:style-name="Strong_20_Emphasis"><text:span text:style-name="T2">menemukan sendiri struktur atau pola pengelompokan</text:span></text:span><text:span text:style-name="T2"> di dalam tumpukan kancing acak itu, tanpa ada 'guru' atau 'kunci jawaban' yang memberitahu kelompoknya harus seperti apa.</text:span></text:p>
            <text:p text:style-name="Text_20_body"><text:span text:style-name="Emphasis"><text:span text:style-name="T2">Unsupervised Learning</text:span></text:span><text:span text:style-name="T2"> bekerja dengan cara seperti ini:</text:span></text:p>
            <text:list xml:id="list6013685850123766867" text:style-name="L289">
              <text:list-item>
                <text:p text:style-name="P300"><text:span text:style-name="Strong_20_Emphasis"><text:span text:style-name="T2">'Buku Pelajaran'-nya Kosongan (Tanpa Kunci Jawaban):</text:span></text:span><text:span text:style-name="T2"> Mesin hanya diberikan </text:span><text:span text:style-name="Strong_20_Emphasis"><text:span text:style-name="T2">Data Latihan</text:span></text:span><text:span text:style-name="T2"> berupa data masukan saja, </text:span><text:span text:style-name="Strong_20_Emphasis"><text:span text:style-name="T2">tanpa disertai label atau jawaban benar</text:span></text:span><text:span text:style-name="T2"> apa pun. Ibaratnya seperti diberi kancing acak tadi, tidak ada yang memberitahu mana kelompok 'merah' atau kelompok 'biru'. </text:span></text:p>
              </text:list-item>
              <text:list-item>
                <text:p text:style-name="P300"><text:span text:style-name="Strong_20_Emphasis"><text:span text:style-name="T2">Tujuan Belajarnya:</text:span></text:span><text:span text:style-name="T2"> Karena tidak ada jawaban benar untuk dicocokkan, tugas mesin adalah </text:span><text:span text:style-name="Strong_20_Emphasis"><text:span text:style-name="T2">mengeksplorasi data tersebut dan mencoba menemukan sendiri pola, struktur tersembunyi, kesamaan, atau anomali</text:span></text:span><text:span text:style-name="T2"> di dalamnya. Ia mencoba 'mengerti' data itu dengan mengorganisirnya. </text:span></text:p>
                <text:list>
                  <text:list-item>
                    <text:p text:style-name="P300"><text:span text:style-name="T2">Contoh paling umum adalah </text:span><text:span text:style-name="Strong_20_Emphasis"><text:span text:style-name="T2">pengelompokan (clustering)</text:span></text:span><text:span text:style-name="T2">. Misalnya, sebuah platform e-commerce memberikan data semua transaksi pelanggannya (tanpa label apa pun) ke sistem Unsupervised Learning. Sistem ini mungkin akan secara otomatis </text:span><text:span text:style-name="Strong_20_Emphasis"><text:span text:style-name="T2">menemukan beberapa kelompok (cluster) pelanggan</text:span></text:span><text:span text:style-name="T2"> yang punya pola pembelian mirip, misalnya 'Kelompok Pemburu Diskon', 'Kelompok Pelanggan Loyal Produk A', 'Kelompok Pembeli Akhir Pekan'. Toko jadi punya wawasan baru tentang segmen pasarnya. </text:span></text:p>
                  </text:list-item>
                  <text:list-item>
                    <text:p text:style-name="P300"><text:span text:style-name="T2">Contoh lain adalah </text:span><text:span text:style-name="Strong_20_Emphasis"><text:span text:style-name="T2">menemukan topik</text:span></text:span><text:span text:style-name="T2"> dalam sekumpulan besar dokumen atau berita. Tanpa diberi tahu topiknya apa saja, Unsupervised Learning bisa menganalisis kata-kata dalam dokumen dan mengelompokkan dokumen-dokumen yang membahas hal serupa (misalnya, kelompok berita tentang 'pemilu', kelompok tentang 'teknologi AI', kelompok tentang 'sepak bola'). </text:span></text:p>
                  </text:list-item>
                </text:list>
              </text:list-item>
              <text:list-item>
                <text:p text:style-name="P73"><text:span text:style-name="Strong_20_Emphasis"><text:span text:style-name="T2">Kenapa 'Unsupervised'?</text:span></text:span><text:span text:style-name="T2"> Karena tidak ada 'pengawasan' berupa label atau jawaban benar dalam data latihannya. Mesin harus belajar secara 'mandiri' untuk menemukan wawasan dari data mentah. </text:span></text:p>
              </text:list-item>
            </text:list>
            <text:p text:style-name="Text_20_body"><text:soft-page-break/><text:span text:style-name="T2">Jadi, intinya apa? Perbedaan paling mendasar antara </text:span><text:span text:style-name="Emphasis"><text:span text:style-name="T2">Supervised</text:span></text:span><text:span text:style-name="T2"> dan </text:span><text:span text:style-name="Emphasis"><text:span text:style-name="T2">Unsupervised Learning</text:span></text:span><text:span text:style-name="T2"> terletak pada </text:span><text:span text:style-name="Strong_20_Emphasis"><text:span text:style-name="T2">data latihannya</text:span></text:span><text:span text:style-name="T2">: </text:span><text:span text:style-name="Strong_20_Emphasis"><text:span text:style-name="T2">Supervised Learning butuh data yang sudah ada 'label' atau 'kunci jawabannya'</text:span></text:span><text:span text:style-name="T2"> untuk belajar memprediksi, sementara </text:span><text:span text:style-name="Strong_20_Emphasis"><text:span text:style-name="T2">Unsupervised Learning bekerja dengan data 'polosan' tanpa label</text:span></text:span><text:span text:style-name="T2"> untuk menemukan pola atau struktur tersembunyi di dalamnya. Keduanya adalah 'gaya belajar' mesin yang sangat berguna untuk berbagai jenis masalah yang berbeda!</text:span></text:p>
            <text:p text:style-name="P443"/>
            <text:p text:style-name="Text_20_body"><text:span text:style-name="Strong_20_Emphasis"><text:span text:style-name="T2">(Tips Tambahan Opsional)</text:span></text:span></text:p>
            <text:list xml:id="list6833333277152041803" text:style-name="L290">
              <text:list-item>
                <text:p text:style-name="P301"><text:span text:style-name="Emphasis"><text:span text:style-name="Strong_20_Emphasis"><text:span text:style-name="T2">Saran Konten:</text:span></text:span></text:span><text:span text:style-name="T2"> Anda bisa menambahkan satu kalimat singkat tentang gaya belajar ketiga yang populer yaitu </text:span><text:span text:style-name="Emphasis"><text:span text:style-name="T2">Reinforcement Learning</text:span></text:span><text:span text:style-name="T2"> (belajar dari trial-error seperti main game, dapat 'hadiah' kalau benar, 'hukuman' kalau salah), tapi mungkin cukup sebagai catatan kaki atau kotak info tambahan agar fokus utama tetap pada Supervised vs Unsupervised yang lebih fundamental untuk pemula. </text:span></text:p>
              </text:list-item>
              <text:list-item>
                <text:p text:style-name="P74"><text:span text:style-name="Emphasis"><text:span text:style-name="Strong_20_Emphasis"><text:span text:style-name="T2">Prompt Ilustrasi (Opsional):</text:span></text:span></text:span><text:span text:style-name="T2"> "Buat dua ilustrasi berdampingan yang kontras. Ilustrasi kiri (Supervised): Ikon 'kepala robot' diberi kartu 'Gambar Kucing' dan kartu label 'Ini Kucing!', lalu robot itu bisa menebak gambar kucing baru. Ilustrasi kanan (Unsupervised): Ikon 'kepala robot' diberi sekumpulan titik data acak berbagai warna, lalu robot itu berhasil menggambar lingkaran di sekitar kelompok titik sewarna. Gunakan label teks 'Dengan Jawaban Contoh' untuk kiri, dan 'Tanpa Jawaban Contoh' untuk kanan." </text:span></text:p>
              </text:list-item>
            </text:list>
            <text:p text:style-name="P443"/>
            <text:p text:style-name="P1">Silakan berikan perintah "YAX" untuk melanjutkan ke prompt berikutnya (Subbab 2.4).</text:p>
          </text:section>
          <text:section text:style-name="Sect1" text:name="feedback-form-24">
            <text:p text:style-name="P231"/>
          </text:section>
        </text:section>
        <text:section text:style-name="Sect1" text:name="990ec0b97481486a">
          <text:p text:style-name="P1"/>
          <text:section text:style-name="Sect1" text:name="user-query-content-25">
            <text:p text:style-name="P439">YAX </text:p>
          </text:section>
          <text:p text:style-name="P231">Show thinking</text:p>
          <text:section text:style-name="Sect2" text:name="model-response-message-contentr_990ec0b97481486a">
            <text:p text:style-name="Text_20_body"><text:span text:style-name="T2">Baik, mari kita lanjutkan ke bagian akhir Bab 2, yaitu </text:span><text:span text:style-name="Strong_20_Emphasis"><text:span text:style-name="T2">Subbab 2.4: Mengapa Latihan Itu Penting Bagi Mesin? (Konsep Training)</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text:span></text:span><text:span text:style-name="Emphasis"><text:span text:style-name="Strong_20_Emphasis"><text:span text:style-name="T2">mengapa proses 'latihan' atau </text:span></text:span></text:span><text:soft-page-break/><text:span text:style-name="Emphasis"><text:span text:style-name="Strong_20_Emphasis"><text:span text:style-name="T2">'training' sangat krusial</text:span></text:span></text:span><text:span text:style-name="Emphasis"><text:span text:style-name="T2"> dalam Machine Learning. Gunakan kembali analogi belajar manusia (misalnya, </text:span></text:span><text:span text:style-name="Emphasis"><text:span text:style-name="Strong_20_Emphasis"><text:span text:style-name="T2">latihan bermain gitar, belajar bahasa baru, atau atlet berlatih</text:span></text:span></text:span><text:span text:style-name="Emphasis"><text:span text:style-name="T2">) untuk menekankan bahwa </text:span></text:span><text:span text:style-name="Emphasis"><text:span text:style-name="Strong_20_Emphasis"><text:span text:style-name="T2">kemahiran datang dari pengulangan dan paparan terhadap banyak contoh (data)</text:span></text:span></text:span><text:span text:style-name="Emphasis"><text:span text:style-name="T2">. Jelaskan bahwa:</text:span></text:span><text:span text:style-name="T2"> * </text:span><text:span text:style-name="Emphasis"><text:span text:style-name="T2">Mesin perlu 'melihat' banyak sekali data latihan untuk dapat </text:span></text:span><text:span text:style-name="Emphasis"><text:span text:style-name="Strong_20_Emphasis"><text:span text:style-name="T2">mengenali pola yang kompleks dan akurat</text:span></text:span></text:span><text:span text:style-name="Emphasis"><text:span text:style-name="T2">.</text:span></text:span><text:span text:style-name="T2"> * </text:span><text:span text:style-name="Emphasis"><text:span text:style-name="Strong_20_Emphasis"><text:span text:style-name="T2">Kualitas dan kuantitas data latihan sangat berpengaruh</text:span></text:span></text:span><text:span text:style-name="Emphasis"><text:span text:style-name="T2"> pada seberapa 'pintar' atau akurat hasil akhir model ML (prinsip 'garbage in, garbage out' dijelaskan sederhana).</text:span></text:span><text:span text:style-name="T2"> * </text:span><text:span text:style-name="Emphasis"><text:span text:style-name="T2">Proses training ini bisa </text:span></text:span><text:span text:style-name="Emphasis"><text:span text:style-name="Strong_20_Emphasis"><text:span text:style-name="T2">membutuhkan waktu dan sumber daya komputasi</text:span></text:span></text:span><text:span text:style-name="Emphasis"><text:span text:style-name="T2"> yang tidak sedikit.</text:span></text:span><text:span text:style-name="T2"> * </text:span><text:span text:style-name="Emphasis"><text:span text:style-name="T2">Singgung sedikit konsep bahwa setelah 'latihan', biasanya ada 'ujian' (testing) untuk melihat seberapa baik mesin belajar.</text:span></text:span></text:p>
            <text:list xml:id="list4099176098667713304" text:style-name="L291">
              <text:list-item>
                <text:p text:style-name="P75"><text:span text:style-name="Emphasis"><text:span text:style-name="T2">Tujuan utamanya adalah agar pembaca paham bahwa kemampuan AI/ML tidak muncul begitu saja, tapi hasil dari proses latihan yang intensif pada data."</text:span></text:span><text:span text:style-name="T2"> </text:span></text:p>
              </text:list-item>
            </text:list>
            <text:p text:style-name="Text_20_body"><text:span text:style-name="Strong_20_Emphasis"><text:span text:style-name="T2">Jawaban Saya:</text:span></text:span></text:p>
            <text:p text:style-name="Text_20_body"><text:span text:style-name="T2">Kita sudah melihat bagaimana mesin bisa 'belajar' dengan gaya diawasi (Supervised) atau mandiri (Unsupervised). Proses 'belajar' ini, dalam dunia Machine Learning (ML), punya istilah teknisnya yaitu </text:span><text:span text:style-name="Strong_20_Emphasis"><text:span text:style-name="T2">Training</text:span></text:span><text:span text:style-name="T2"> atau </text:span><text:span text:style-name="Strong_20_Emphasis"><text:span text:style-name="T2">Pelatihan</text:span></text:span><text:span text:style-name="T2">. Mungkin Anda bertanya-tanya, kenapa sih mesin perlu di-'training' segala? Kenapa tidak langsung 'dibuat' pintar saja?</text:span></text:p>
            <text:p text:style-name="Text_20_body"><text:span text:style-name="T2">Jawabannya sebenarnya sangat mirip dengan cara kita belajar: </text:span><text:span text:style-name="Strong_20_Emphasis"><text:span text:style-name="T2">untuk bisa mahir, latihan itu wajib hukumnya!</text:span></text:span></text:p>
            <text:p text:style-name="P1">Mari kita pakai analogi lagi:</text:p>
            <text:list xml:id="list3128292298023551240" text:style-name="L292">
              <text:list-item>
                <text:p text:style-name="P302"><text:span text:style-name="T2">Bayangkan Anda ingin belajar main gitar. Apakah cukup hanya membaca buku teori kunci gitar? Tentu tidak! Anda harus </text:span><text:span text:style-name="Strong_20_Emphasis"><text:span text:style-name="T2">memegang gitar, memetik senar, mencoba kunci-kunci itu berulang-ulang</text:span></text:span><text:span text:style-name="T2">, mungkin ratusan atau ribuan kali, sampai jari Anda tidak kaku lagi dan Anda bisa berpindah kunci dengan lancar sambil menyanyikan satu lagu penuh. </text:span></text:p>
              </text:list-item>
              <text:list-item>
                <text:p text:style-name="P76"><text:span text:style-name="T2">Atau pikirkan seorang atlet lari maraton. Apakah cukup hanya tahu teknik lari yang benar? Tentu tidak! Dia harus </text:span><text:span text:style-name="Strong_20_Emphasis"><text:span text:style-name="T2">berlatih lari setiap hari</text:span></text:span><text:span text:style-name="T2">, menempuh jarak berkilo-kilometer, </text:span><text:span text:style-name="Strong_20_Emphasis"><text:span text:style-name="T2">mengulang terus menerus</text:span></text:span><text:span text:style-name="T2"> latihannya, agar fisik dan staminanya terbentuk untuk bisa </text:span><text:soft-page-break/><text:span text:style-name="T2">menyelesaikan lari 42 kilometer. </text:span></text:p>
              </text:list-item>
            </text:list>
            <text:p text:style-name="P1">Prinsip yang sama berlaku untuk mesin dalam ML. Proses 'training' adalah fase krusial di mana mesin 'berlatih' menggunakan data. Mengapa latihan ini sangat penting?</text:p>
            <text:p text:style-name="Text_20_body"><text:span text:style-name="Strong_20_Emphasis"><text:span text:style-name="T2">1. Dunia Itu Rumit, Butuh Banyak Contoh untuk Mengenalinya.</text:span></text:span><text:span text:style-name="T2"> Pola-pola di dunia nyata itu seringkali sangat kompleks dan penuh variasi. Untuk bisa mengenali jutaan wajah manusia yang berbeda, memahami berbagai aksen dan gaya bicara, atau membedakan nuansa makna dalam tulisan, mesin perlu </text:span><text:span text:style-name="Strong_20_Emphasis"><text:span text:style-name="T2">'melihat' dan 'mempelajari' contoh (data) dalam jumlah yang luar biasa banyak</text:span></text:span><text:span text:style-name="T2">. Satu atau dua contoh apel dan jeruk mungkin cukup untuk konsep dasar, tapi untuk tugas dunia nyata yang rumit, mesin butuh ribuan, jutaan, bahkan miliaran contoh data latihan agar bisa </text:span><text:span text:style-name="Strong_20_Emphasis"><text:span text:style-name="T2">menangkap pola-pola yang halus dan kompleks</text:span></text:span><text:span text:style-name="T2"> dengan tingkat akurasi yang bisa diandalkan.</text:span></text:p>
            <text:p text:style-name="Text_20_body"><text:span text:style-name="Strong_20_Emphasis"><text:span text:style-name="T2">2. Kualitas dan Jumlah 'Bahan Latihan' Menentukan Hasil Akhir.</text:span></text:span><text:span text:style-name="T2"> Ini adalah aturan emas dalam ML! Kehebatan model AI hasil training sangat bergantung pada 'bahan latihan' alias data training yang digunakan. Ingat prinsip yang sudah kita bahas: </text:span><text:span text:style-name="Strong_20_Emphasis"><text:span text:style-name="T2">"Garbage In, Garbage Out"</text:span></text:span><text:span text:style-name="T2"> atau </text:span><text:span text:style-name="Strong_20_Emphasis"><text:span text:style-name="T2">"Sampah Masuk, Sampah Keluar"</text:span></text:span><text:span text:style-name="T2">. * </text:span><text:span text:style-name="Strong_20_Emphasis"><text:span text:style-name="T2">Jumlah (Kuantitas):</text:span></text:span><text:span text:style-name="T2"> Seperti dijelaskan di atas, data yang banyak seringkali diperlukan untuk mempelajari pola kompleks. * </text:span><text:span text:style-name="Strong_20_Emphasis"><text:span text:style-name="T2">Mutu (Kualitas):</text:span></text:span><text:span text:style-name="T2"> Namun, jumlah banyak saja tidak cukup jika datanya 'sampah'. Data latihan harus </text:span><text:span text:style-name="Strong_20_Emphasis"><text:span text:style-name="T2">berkualitas tinggi</text:span></text:span><text:span text:style-name="T2">: artinya </text:span><text:span text:style-name="Strong_20_Emphasis"><text:span text:style-name="T2">akurat</text:span></text:span><text:span text:style-name="T2"> (tidak banyak kesalahan), </text:span><text:span text:style-name="Strong_20_Emphasis"><text:span text:style-name="T2">relevan</text:span></text:span><text:span text:style-name="T2"> (sesuai dengan masalah yang ingin dipecahkan), </text:span><text:span text:style-name="Strong_20_Emphasis"><text:span text:style-name="T2">representatif</text:span></text:span><text:span text:style-name="T2"> (mencerminkan keragaman dunia nyata, tidak bias terhadap kelompok tertentu), dan </text:span><text:span text:style-name="Strong_20_Emphasis"><text:span text:style-name="T2">bersih</text:span></text:span><text:span text:style-name="T2"> (tidak banyak data yang hilang atau rusak). Jika kita melatih AI pengenal wajah hanya dengan data foto dari satu etnis saja, jangan heran jika kinerjanya buruk saat mengenali wajah dari etnis lain. Jika kita melatih AI prediksi harga rumah dengan data yang salah catat, prediksinya juga akan ngawur. Jadi, </text:span><text:span text:style-name="Strong_20_Emphasis"><text:span text:style-name="T2">kombinasi data yang cukup banyak DAN berkualitas baik</text:span></text:span><text:span text:style-name="T2"> adalah kunci sukses training ML.</text:span></text:p>
            <text:p text:style-name="Text_20_body"><text:span text:style-name="Strong_20_Emphasis"><text:span text:style-name="T2">3. 'Sekolah' Mesin Butuh Waktu dan 'Ongkos' (Sumber Daya Komputasi).</text:span></text:span><text:span text:style-name="T2"> Proses 'mencerna' data latihan yang jumlahnya bisa sangat masif dan menjalankan algoritma ML yang rumit untuk menemukan pola itu </text:span><text:span text:style-name="Strong_20_Emphasis"><text:span text:style-name="T2">bukanlah proses sekejap mata</text:span></text:span><text:span text:style-name="T2">. Tergantung pada seberapa banyak data, </text:span><text:soft-page-break/><text:span text:style-name="T2">seberapa rumit model AI yang dibangun, dan seberapa canggih komputer yang digunakan, proses training bisa memakan waktu </text:span><text:span text:style-name="Strong_20_Emphasis"><text:span text:style-name="T2">berjam-jam, berhari-hari, atau bahkan berminggu-minggu!</text:span></text:span><text:span text:style-name="T2"> Seringkali dibutuhkan komputer dengan kekuatan super (GPU/TPU) atau bahkan pusat data (data center) besar untuk melatih model AI yang canggih. Jadi, 'kepintaran' AI itu ada 'harga' komputasi dan waktu yang harus dibayar di fase training.</text:span></text:p>
            <text:p text:style-name="Text_20_body"><text:span text:style-name="Strong_20_Emphasis"><text:span text:style-name="T2">4. Habis 'Belajar', Ada 'Ujian Akhir' (Testing/Evaluasi).</text:span></text:span><text:span text:style-name="T2"> Setelah mesin selesai menjalani masa 'training'-nya dengan data latihan, bagaimana kita tahu apakah ia sudah benar-benar 'pintar' dan siap 'lulus'? Biasanya, ada tahap selanjutnya yang disebut </text:span><text:span text:style-name="Strong_20_Emphasis"><text:span text:style-name="T2">Testing</text:span></text:span><text:span text:style-name="T2"> atau </text:span><text:span text:style-name="Strong_20_Emphasis"><text:span text:style-name="T2">Evaluasi</text:span></text:span><text:span text:style-name="T2">. Di tahap ini, model AI yang sudah dilatih akan </text:span><text:span text:style-name="Strong_20_Emphasis"><text:span text:style-name="T2">diuji kemampuannya menggunakan data baru yang sama sekali berbeda</text:span></text:span><text:span text:style-name="T2"> dari data latihan (ibaratnya diberi soal ujian yang belum pernah ia lihat saat belajar). Seberapa baik kinerjanya dalam menebak, memprediksi, atau mengklasifikasi data baru inilah yang menjadi ukuran keberhasilan proses training dan menentukan apakah model AI tersebut layak digunakan di dunia nyata.</text:span></text:p>
            <text:p text:style-name="Text_20_body"><text:span text:style-name="T2">Jadi, poin penting yang perlu kita ingat dari bab ini adalah: kemampuan luar biasa yang sering kita lihat dari aplikasi AI/ML itu </text:span><text:span text:style-name="Strong_20_Emphasis"><text:span text:style-name="T2">bukanlah sulap atau sihir</text:span></text:span><text:span text:style-name="T2">. Itu adalah buah dari </text:span><text:span text:style-name="Strong_20_Emphasis"><text:span text:style-name="T2">proses 'latihan' atau 'training' yang seringkali panjang, intensif, dan sangat bergantung pada ketersediaan data latihan dalam jumlah besar dan berkualitas tinggi</text:span></text:span><text:span text:style-name="T2">. Tanpa 'sekolah' dan 'bahan pelajaran' yang baik, mesin pun tidak akan bisa berprestasi! Di bab selanjutnya, kita akan fokus membahas lebih dalam tentang 'bahan pelajaran' super penting ini: Data.</text:span></text:p>
            <text:p text:style-name="P443"/>
            <text:p text:style-name="Text_20_body"><text:span text:style-name="Strong_20_Emphasis"><text:span text:style-name="T2">(Tips Tambahan Opsional)</text:span></text:span></text:p>
            <text:list xml:id="list1148055440375483287" text:style-name="L293">
              <text:list-item>
                <text:p text:style-name="P303"><text:span text:style-name="Emphasis"><text:span text:style-name="Strong_20_Emphasis"><text:span text:style-name="T2">Saran Transisi:</text:span></text:span></text:span><text:span text:style-name="T2"> Akhiri subbab ini dengan kalimat transisi yang jelas ke Bab 3. Misalnya: "Setelah memahami pentingnya proses 'latihan' (training) dan bagaimana data menjadi 'bahan pelajaran' utama, sekarang saatnya kita menyelami lebih dalam tentang sang 'bahan bakar' AI itu sendiri: Data. Mengapa data begitu penting? Mari kita bahas di Bab 3!" </text:span></text:p>
              </text:list-item>
              <text:list-item>
                <text:p text:style-name="P77"><text:span text:style-name="Emphasis"><text:span text:style-name="Strong_20_Emphasis"><text:span text:style-name="T2">Prompt Ilustrasi (Opsional):</text:span></text:span></text:span><text:span text:style-name="T2"> "Buat ilustrasi kartun yang menunjukkan ikon 'otak/chip' sedang berkeringat saat 'angkat beban' </text:span><text:soft-page-break/><text:span text:style-name="T2">barbel besar yang di kedua ujungnya ada ikon 'tumpukan data'. Di sebelahnya ada kalender yang menunjukkan waktu berjalan (misal, beberapa hari dicoret). Di bawahnya ada teks besar: 'Training AI = Kerja Keras + Data Bagus!'. Gaya visual tetap ramah dan metaforis." </text:span></text:p>
              </text:list-item>
            </text:list>
            <text:p text:style-name="P443"/>
            <text:p text:style-name="Text_20_body"><text:span text:style-name="T2">Ini adalah akhir dari Bab 2. Silakan berikan perintah "YAX" jika Anda ingin saya melanjutkan ke prompt untuk </text:span><text:span text:style-name="Strong_20_Emphasis"><text:span text:style-name="T2">Pengantar Bab 3</text:span></text:span><text:span text:style-name="T2">.</text:span></text:p>
          </text:section>
          <text:section text:style-name="Sect1" text:name="feedback-form-25">
            <text:p text:style-name="P231"/>
          </text:section>
        </text:section>
        <text:section text:style-name="Sect1" text:name="1941a269714686d8">
          <text:p text:style-name="P1"/>
          <text:section text:style-name="Sect1" text:name="user-query-content-26">
            <text:p text:style-name="P439">YAX </text:p>
          </text:section>
          <text:p text:style-name="P231">Show thinking</text:p>
          <text:section text:style-name="Sect2" text:name="model-response-message-contentr_1941a269714686d8">
            <text:p text:style-name="Text_20_body"><text:span text:style-name="T2">Baik, kita masuk ke </text:span><text:span text:style-name="Strong_20_Emphasis"><text:span text:style-name="T2">Bab 3: Bahan Bakar AI: Pentingnya Data</text:span></text:span><text:span text:style-name="T2">.</text:span></text:p>
            <text:p text:style-name="Text_20_body"><text:span text:style-name="T2">Dimulai dengan prompt untuk </text:span><text:span text:style-name="Strong_20_Emphasis"><text:span text:style-name="T2">Pengantar Bab 3</text:span></text:span><text:span text:style-name="T2">:</text:span></text:p>
            <text:p text:style-name="Text_20_body"><text:span text:style-name="Strong_20_Emphasis"><text:span text:style-name="T2">Prompt:</text:span></text:span><text:span text:style-name="T2"> </text:span><text:span text:style-name="Emphasis"><text:span text:style-name="T2">"Tuliskan paragraf pengantar untuk Bab 3 yang berjudul 'Bahan Bakar AI: Pentingnya Data'. Awali dengan merangkum bahwa Bab 2 telah membahas bagaimana mesin bisa 'belajar' (ML). Sekarang, ajak pembaca untuk memahami 'makanan' atau 'bahan bakar' utama yang membuat proses belajar itu mungkin: yaitu Data. Tekankan bahwa tanpa data, AI/ML secanggih apa pun tidak akan bisa berfungsi, ibarat mobil tanpa bensin. Janjikan bahwa bab ini akan mengupas tuntas apa sebenarnya 'data' dalam konteks AI, mengapa ia begitu penting (bahkan krusial!), mengapa kualitasnya sangat berpengaruh, dan dari mana saja semua data ini berasal, tentunya dengan bahasa yang mudah dipahami."</text:span></text:span></text:p>
            <text:p text:style-name="Text_20_body"><text:span text:style-name="Strong_20_Emphasis"><text:span text:style-name="T2">Jawaban Saya:</text:span></text:span></text:p>
            <text:p text:style-name="Text_20_body"><text:span text:style-name="T2">Selamat datang di Bab 3! Setelah di Bab 2 kita mengerti bahwa 'mesin' di balik banyak Kecerdasan Buatan (AI) modern adalah kemampuannya untuk 'belajar' (Machine Learning) melalui proses 'latihan' (training), sekarang timbul pertanyaan berikutnya: "Mesin itu belajar dari apa sih? Apa 'bahan pelajaran' atau 'makanan'-nya?" Jawabannya singkat dan sangat penting: </text:span><text:span text:style-name="Strong_20_Emphasis"><text:span text:style-name="T2">DATA</text:span></text:span><text:span text:style-name="T2">.</text:span></text:p>
            <text:p text:style-name="Text_20_body"><text:span text:style-name="T2">Ya, Data! Kalau kita ibaratkan algoritma Machine Learning itu seperti mesin mobil Formula 1 yang super canggih dan kencang, maka </text:span><text:span text:style-name="Strong_20_Emphasis"><text:span text:style-name="T2">Data adalah </text:span></text:span><text:soft-page-break/><text:span text:style-name="Strong_20_Emphasis"><text:span text:style-name="T2">bahan bakarnya (fuel)</text:span></text:span><text:span text:style-name="T2">. Secanggih apapun mesin mobil itu dirancang, sehebat apapun pembalapnya, tanpa bahan bakar yang tepat dan cukup, mobil itu tidak akan bisa melaju bahkan satu meter pun. Ia hanya akan jadi pajangan besi yang mahal.</text:span></text:p>
            <text:p text:style-name="Text_20_body"><text:span text:style-name="T2">Begitu pula dengan AI dan Machine Learning. Algoritma yang paling brilian sekalipun akan menjadi 'mandul' dan tidak berguna jika tidak diberi 'makan' data. Data adalah </text:span><text:span text:style-name="Strong_20_Emphasis"><text:span text:style-name="T2">sumber kehidupan, bahan baku utama, sekaligus bahan bakar</text:span></text:span><text:span text:style-name="T2"> yang memungkinkan AI untuk belajar, mengenali pola, membuat prediksi, dan pada akhirnya, menjalankan tugas-tugas 'cerdas' yang kita harapkan. Tanpa data, AI modern hanyalah konsep kosong.</text:span></text:p>
            <text:p text:style-name="P1">Oleh karena itu, Bab 3 ini kita dedikasikan khusus untuk membahas sang 'bahan bakar' krusial ini. Dalam bab berjudul "Bahan Bakar AI: Pentingnya Data" ini, kita akan bersama-sama menggali lebih dalam:</text:p>
            <text:list xml:id="list3280720386858776462" text:style-name="L294">
              <text:list-item>
                <text:p text:style-name="P304"><text:span text:style-name="Strong_20_Emphasis"><text:span text:style-name="T2">Apa sih sebenarnya yang dimaksud 'data'</text:span></text:span><text:span text:style-name="T2"> dalam konteks AI? (Petunjuk: Jangkauannya lebih luas dari sekadar angka di tabel Excel!) </text:span></text:p>
              </text:list-item>
              <text:list-item>
                <text:p text:style-name="P304"><text:span text:style-name="Strong_20_Emphasis"><text:span text:style-name="T2">Mengapa data memegang peranan yang begitu vital</text:span></text:span><text:span text:style-name="T2"> dan fundamental bagi AI/ML? </text:span></text:p>
              </text:list-item>
              <text:list-item>
                <text:p text:style-name="P304"><text:span text:style-name="T2">Mengapa </text:span><text:span text:style-name="Strong_20_Emphasis"><text:span text:style-name="T2">kualitas data</text:span></text:span><text:span text:style-name="T2"> (kebersihan, keakuratan, keterwakilan) seringkali </text:span><text:span text:style-name="Strong_20_Emphasis"><text:span text:style-name="T2">lebih penting daripada sekadar jumlahnya</text:span></text:span><text:span text:style-name="T2">? (Kita akan sentuh lagi prinsip "Garbage In, Garbage Out"). </text:span></text:p>
              </text:list-item>
              <text:list-item>
                <text:p text:style-name="P78"><text:span text:style-name="T2">Dan, dari mana saja </text:span><text:span text:style-name="Strong_20_Emphasis"><text:span text:style-name="T2">sumber-sumber data</text:span></text:span><text:span text:style-name="T2"> yang melimpah ruah ini berasal di era digital sekarang? (Siap-siap, mungkin kita adalah salah satu kontributor terbesarnya!). </text:span></text:p>
              </text:list-item>
            </text:list>
            <text:p text:style-name="P1">Seperti biasa, kita akan menjelajahi topik penting ini dengan gaya "AI Tanpa Pusing": bahasa yang membumi, contoh yang relevan dengan kehidupan kita di Indonesia (per tahun 2025 ini), dan analogi yang semoga mudah dicerna. Mari kita isi penuh 'tangki' pemahaman kita tentang betapa pentingnya peran data dalam menghidupkan Kecerdasan Buatan!</text:p>
            <text:p text:style-name="P443"/>
            <text:p text:style-name="Text_20_body"><text:span text:style-name="Strong_20_Emphasis"><text:span text:style-name="T2">(Tips Tambahan Opsional)</text:span></text:span></text:p>
            <text:list xml:id="list8388138238723305761" text:style-name="L295">
              <text:list-item>
                <text:p text:style-name="P305"><text:span text:style-name="Emphasis"><text:span text:style-name="Strong_20_Emphasis"><text:span text:style-name="T2">Saran Metafora Visual:</text:span></text:span></text:span><text:span text:style-name="T2"> Sepanjang Bab 3 ini, Anda bisa secara konsisten menggunakan ikon yang melambangkan 'energi' atau </text:span><text:soft-page-break/><text:span text:style-name="T2">'bahan bakar' saat merujuk pada data. Misalnya, ikon tetesan bensin, ikon baterai yang sedang diisi, atau bahkan ikon makanan (seperti setumpuk buku untuk 'makanan otak'). Ini akan memperkuat metafora utama bab ini. </text:span></text:p>
              </text:list-item>
              <text:list-item>
                <text:p text:style-name="P79"><text:span text:style-name="Emphasis"><text:span text:style-name="Strong_20_Emphasis"><text:span text:style-name="T2">Prompt Ilustrasi (Opsional):</text:span></text:span></text:span><text:span text:style-name="T2"> "Buat ilustrasi header untuk Bab 3, judul: 'Bab 3: Bahan Bakar AI: Pentingnya Data'. Ilustrasi menampilkan ikon 'otak digital/chip' yang tampak 'bertenaga' atau 'menyala terang'. Di sampingnya, ada ikon 'jeriken bensin' atau 'baterai besar' dengan label 'DATA' yang terhubung ke otak/chip tersebut melalui selang/kabel, menyiratkan bahwa data memberikan energi/kemampuan. Gaya visual konsisten dan metaforis." </text:span></text:p>
              </text:list-item>
            </text:list>
            <text:p text:style-name="P443"/>
            <text:p text:style-name="P1">Silakan berikan perintah "YAX" untuk melanjutkan ke prompt berikutnya (Subbab 3.1).</text:p>
          </text:section>
          <text:section text:style-name="Sect1" text:name="feedback-form-26">
            <text:p text:style-name="P231"/>
          </text:section>
        </text:section>
        <text:section text:style-name="Sect1" text:name="b85d1800b4c053ff">
          <text:p text:style-name="P1"/>
          <text:section text:style-name="Sect1" text:name="user-query-content-27">
            <text:p text:style-name="P439">YAX </text:p>
          </text:section>
          <text:p text:style-name="P231">Show thinking</text:p>
          <text:section text:style-name="Sect2" text:name="model-response-message-contentr_b85d1800b4c053ff">
            <text:p text:style-name="Text_20_body"><text:span text:style-name="T2">Baik, mari kita lanjutkan ke </text:span><text:span text:style-name="Strong_20_Emphasis"><text:span text:style-name="T2">Subbab 3.1: Data Itu Apa Sih? (Bukan Sekadar Angka dan Teks)</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apa yang dimaksud dengan 'data' dalam konteks AI dan Machine Learning</text:span></text:span></text:span><text:span text:style-name="Emphasis"><text:span text:style-name="T2">. Hindari kesan bahwa data hanyalah angka dalam tabel atau tulisan dalam dokumen. Perluas pemahaman pembaca dengan menjelaskan bahwa data bisa berupa </text:span></text:span><text:span text:style-name="Emphasis"><text:span text:style-name="Strong_20_Emphasis"><text:span text:style-name="T2">beragam bentuk informasi</text:span></text:span></text:span><text:span text:style-name="Emphasis"><text:span text:style-name="T2"> yang dapat diproses komputer. Berikan </text:span></text:span><text:span text:style-name="Emphasis"><text:span text:style-name="Strong_20_Emphasis"><text:span text:style-name="T2">contoh konkret untuk setiap jenis data</text:span></text:span></text:span><text:span text:style-name="Emphasis"><text:span text:style-name="T2"> berikut:</text:span></text:span><text:span text:style-name="T2"> * </text:span><text:span text:style-name="Emphasis"><text:span text:style-name="Strong_20_Emphasis"><text:span text:style-name="T2">Teks:</text:span></text:span></text:span><text:span text:style-name="Emphasis"><text:span text:style-name="T2"> (Ulasan produk, artikel berita, postingan media sosial).</text:span></text:span><text:span text:style-name="T2"> * </text:span><text:span text:style-name="Emphasis"><text:span text:style-name="Strong_20_Emphasis"><text:span text:style-name="T2">Angka:</text:span></text:span></text:span><text:span text:style-name="Emphasis"><text:span text:style-name="T2"> (Data penjualan, harga saham, usia pengguna, suhu).</text:span></text:span><text:span text:style-name="T2"> * </text:span><text:span text:style-name="Emphasis"><text:span text:style-name="Strong_20_Emphasis"><text:span text:style-name="T2">Gambar/Visual:</text:span></text:span></text:span><text:span text:style-name="Emphasis"><text:span text:style-name="T2"> (Foto wajah untuk pengenalan, gambar produk, citra medis).</text:span></text:span><text:span text:style-name="T2"> * </text:span><text:span text:style-name="Emphasis"><text:span text:style-name="Strong_20_Emphasis"><text:span text:style-name="T2">Suara:</text:span></text:span></text:span><text:span text:style-name="Emphasis"><text:span text:style-name="T2"> (Rekaman percakapan untuk asisten suara, musik).</text:span></text:span><text:span text:style-name="T2"> * </text:span><text:span text:style-name="Emphasis"><text:span text:style-name="Strong_20_Emphasis"><text:span text:style-name="T2">Data Perilaku/Aktivitas:</text:span></text:span></text:span><text:span text:style-name="Emphasis"><text:span text:style-name="T2"> (Klik di website, riwayat tontonan video, lokasi GPS, data sensor dari perangkat).</text:span></text:span></text:p>
            <text:list xml:id="list1111144729231632463" text:style-name="L296">
              <text:list-item>
                <text:p text:style-name="P80"><text:span text:style-name="Emphasis"><text:span text:style-name="T2">Tekankan bahwa semua bentuk informasi ini adalah </text:span></text:span><text:span text:style-name="Emphasis"><text:span text:style-name="Strong_20_Emphasis"><text:span text:style-name="T2">'bahan mentah'</text:span></text:span></text:span><text:span text:style-name="Emphasis"><text:span text:style-name="T2"> yang digunakan oleh algoritma AI/ML untuk belajar mengenali pola, </text:span></text:span><text:soft-page-break/><text:span text:style-name="Emphasis"><text:span text:style-name="T2">membuat prediksi, atau menghasilkan output tertentu."</text:span></text:span><text:span text:style-name="T2"> </text:span></text:p>
              </text:list-item>
            </text:list>
            <text:p text:style-name="Text_20_body"><text:span text:style-name="Strong_20_Emphasis"><text:span text:style-name="T2">Jawaban Saya:</text:span></text:span></text:p>
            <text:p text:style-name="Text_20_body"><text:span text:style-name="T2">Saat kita mendengar kata "data", apa sih yang biasanya langsung terbayang? Mungkin deretan angka-angka rapi dalam tabel spreadsheet? Atau grafik batang dan diagram lingkaran dalam laporan? Ya, itu semua memang benar adalah data. Tapi, tunggu dulu! Ketika kita berbicara tentang </text:span><text:span text:style-name="Strong_20_Emphasis"><text:span text:style-name="T2">data dalam dunia Kecerdasan Buatan (AI) dan Machine Learning (ML)</text:span></text:span><text:span text:style-name="T2">, maknanya ternyata jauh lebih kaya dan luas dari itu.</text:span></text:p>
            <text:p text:style-name="Text_20_body"><text:span text:style-name="T2">Secara sederhana, </text:span><text:span text:style-name="Strong_20_Emphasis"><text:span text:style-name="T2">data untuk AI bisa kita artikan sebagai segala bentuk informasi yang bisa direkam, disimpan dalam format digital, dan kemudian 'dicerna' atau diproses oleh komputer atau sistem AI.</text:span></text:span><text:span text:style-name="T2"> Jadi, bukan hanya angka dan tulisan formal saja. Apa pun yang bisa diubah menjadi sinyal digital yang bisa 'dibaca' mesin, itu bisa menjadi data.</text:span></text:p>
            <text:p text:style-name="P1">Biar tidak bingung, mari kita lihat beberapa jenis 'hidangan data' yang paling sering disantap oleh AI untuk belajar dan menjadi pintar:</text:p>
            <text:p text:style-name="Text_20_body"><text:span text:style-name="Strong_20_Emphasis"><text:span text:style-name="T2">1. Data Berbentuk Teks:</text:span></text:span><text:span text:style-name="T2"> Ini adalah salah satu bentuk data yang paling melimpah di era digital. Contohnya banyak sekali: * </text:span><text:span text:style-name="Strong_20_Emphasis"><text:span text:style-name="T2">Ulasan (review)</text:span></text:span><text:span text:style-name="T2"> yang kita tulis tentang produk di Tokopedia, Shopee, atau tentang tempat makan di Google Maps. * </text:span><text:span text:style-name="Strong_20_Emphasis"><text:span text:style-name="T2">Status, caption, atau komentar</text:span></text:span><text:span text:style-name="T2"> yang kita bagikan di platform media sosial seperti Instagram, Twitter (X), Facebook, atau TikTok. * </text:span><text:span text:style-name="Strong_20_Emphasis"><text:span text:style-name="T2">Artikel berita</text:span></text:span><text:span text:style-name="T2"> dari portal online (misalnya dari Detik, Kompas, CNN Indonesia). * </text:span><text:span text:style-name="Strong_20_Emphasis"><text:span text:style-name="T2">Isi email</text:span></text:span><text:span text:style-name="T2"> yang kita kirim dan terima (termasuk yang nyasar ke folder spam!). * </text:span><text:span text:style-name="Strong_20_Emphasis"><text:span text:style-name="T2">Percakapan kita dengan chatbot</text:span></text:span><text:span text:style-name="T2"> layanan pelanggan. * </text:span><text:span text:style-name="Strong_20_Emphasis"><text:span text:style-name="T2">Buku, jurnal, makalah penelitian</text:span></text:span><text:span text:style-name="T2"> dalam format digital. * (</text:span><text:span text:style-name="Emphasis"><text:span text:style-name="T2">AI bisa 'membaca' teks ini untuk memahami topik, sentimen, menerjemahkan, menjawab pertanyaan, dll.</text:span></text:span><text:span text:style-name="T2">)</text:span></text:p>
            <text:p text:style-name="Text_20_body"><text:span text:style-name="Strong_20_Emphasis"><text:span text:style-name="T2">2. Data Berbentuk Angka (Numerik):</text:span></text:span><text:span text:style-name="T2"> Ini adalah data klasik yang mudah diolah komputer. Contohnya: * </text:span><text:span text:style-name="Strong_20_Emphasis"><text:span text:style-name="T2">Jumlah penjualan harian</text:span></text:span><text:span text:style-name="T2"> sebuah kedai kopi di Medan. * </text:span><text:span text:style-name="Strong_20_Emphasis"><text:span text:style-name="T2">Pergerakan harga saham</text:span></text:span><text:span text:style-name="T2"> perusahaan-perusahaan di Bursa Efek Indonesia. * </text:span><text:span text:style-name="Strong_20_Emphasis"><text:span text:style-name="T2">Usia, tinggi badan, berat badan, pendapatan</text:span></text:span><text:span text:style-name="T2"> yang kita isi dalam formulir survei. * </text:span><text:span text:style-name="Strong_20_Emphasis"><text:span text:style-name="T2">Data sensor cuaca</text:span></text:span><text:span text:style-name="T2">, misalnya suhu udara (seperti catatan suhu di Medan hari ini, 29 Maret 2025), kecepatan angin, curah hujan. * </text:span><text:span text:style-name="Strong_20_Emphasis"><text:span text:style-name="T2">Skor atau nilai</text:span></text:span><text:span text:style-name="T2"> ujian siswa. * </text:span><text:span text:style-name="Strong_20_Emphasis"><text:span text:style-name="T2">Jumlah 'like' atau 'follower'</text:span></text:span><text:span text:style-name="T2"> di media sosial. * (</text:span><text:span text:style-name="Emphasis"><text:span text:style-name="T2">AI sering menggunakan data angka ini untuk melakukan </text:span></text:span><text:soft-page-break/><text:span text:style-name="Emphasis"><text:span text:style-name="T2">analisis statistik, membuat prediksi angka di masa depan, atau mengklasifikasikan sesuatu berdasarkan nilai angka.</text:span></text:span><text:span text:style-name="T2">)</text:span></text:p>
            <text:p text:style-name="Text_20_body"><text:span text:style-name="Strong_20_Emphasis"><text:span text:style-name="T2">3. Data Berbentuk Gambar atau Visual:</text:span></text:span><text:span text:style-name="T2"> Di era kamera ada di mana-mana, data jenis ini meledak jumlahnya. Contohnya: * </text:span><text:span text:style-name="Strong_20_Emphasis"><text:span text:style-name="T2">Foto-foto</text:span></text:span><text:span text:style-name="T2"> yang kita unggah ke media sosial (AI belajar mengenali wajah teman kita, objek di foto, lokasi). * </text:span><text:span text:style-name="Strong_20_Emphasis"><text:span text:style-name="T2">Gambar produk</text:span></text:span><text:span text:style-name="T2"> yang ditampilkan di situs e-commerce. * </text:span><text:span text:style-name="Strong_20_Emphasis"><text:span text:style-name="T2">Hasil pemindaian medis</text:span></text:span><text:span text:style-name="T2"> seperti foto Rontgen, CT Scan, MRI (AI bisa bantu dokter menemukan kelainan). * </text:span><text:span text:style-name="Strong_20_Emphasis"><text:span text:style-name="T2">Citra dari satelit</text:span></text:span><text:span text:style-name="T2"> yang memetakan permukaan bumi, kondisi perkebunan sawit di Sumatera Utara, atau pola awan. * </text:span><text:span text:style-name="Strong_20_Emphasis"><text:span text:style-name="T2">Video</text:span></text:span><text:span text:style-name="T2"> (yang pada dasarnya adalah rangkaian gambar bergerak) dari kamera CCTV, vlog di YouTube, atau Reels di Instagram. * (</text:span><text:span text:style-name="Emphasis"><text:span text:style-name="T2">AI belajar mengenali objek, wajah, pemandangan, bahkan aktivitas dari data visual ini.</text:span></text:span><text:span text:style-name="T2">)</text:span></text:p>
            <text:p text:style-name="Text_20_body"><text:span text:style-name="Strong_20_Emphasis"><text:span text:style-name="T2">4. Data Berbentuk Suara:</text:span></text:span><text:span text:style-name="T2"> Rekaman audio juga merupakan data penting bagi AI. Contohnya: * </text:span><text:span text:style-name="Strong_20_Emphasis"><text:span text:style-name="T2">Perintah suara</text:span></text:span><text:span text:style-name="T2"> yang kita ucapkan ke asisten virtual seperti Google Assistant atau Siri. * </text:span><text:span text:style-name="Strong_20_Emphasis"><text:span text:style-name="T2">Rekaman panggilan telepon</text:span></text:span><text:span text:style-name="T2"> di pusat layanan pelanggan (bisa dianalisis untuk kualitas layanan atau transkripsi otomatis). * </text:span><text:span text:style-name="Strong_20_Emphasis"><text:span text:style-name="T2">File lagu atau musik</text:span></text:span><text:span text:style-name="T2"> dalam format digital (AI bisa belajar mengenali genre, mood lagu, atau merekomendasikan musik serupa). * </text:span><text:span text:style-name="Strong_20_Emphasis"><text:span text:style-name="T2">Rekaman suara detak jantung atau napas</text:span></text:span><text:span text:style-name="T2"> yang bisa digunakan untuk analisis kesehatan. * (</text:span><text:span text:style-name="Emphasis"><text:span text:style-name="T2">AI belajar mengenali pembicara, mentranskripsi ucapan menjadi teks, memahami perintah lisan, atau mengklasifikasikan suara dari data ini.</text:span></text:span><text:span text:style-name="T2">)</text:span></text:p>
            <text:p text:style-name="Text_20_body"><text:span text:style-name="Strong_20_Emphasis"><text:span text:style-name="T2">5. Data Berbentuk Perilaku atau Aktivitas Digital:</text:span></text:span><text:span text:style-name="T2"> Ini adalah 'jejak' digital yang kita tinggalkan saat berinteraksi dengan teknologi. Contohnya: * </text:span><text:span text:style-name="Strong_20_Emphasis"><text:span text:style-name="T2">Riwayat situs web</text:span></text:span><text:span text:style-name="T2"> yang kita kunjungi dan </text:span><text:span text:style-name="Strong_20_Emphasis"><text:span text:style-name="T2">tautan (link)</text:span></text:span><text:span text:style-name="T2"> apa saja yang kita klik. * </text:span><text:span text:style-name="Strong_20_Emphasis"><text:span text:style-name="T2">Video apa saja yang kita tonton</text:span></text:span><text:span text:style-name="T2"> sampai habis atau kita lewati di platform streaming. * </text:span><text:span text:style-name="Strong_20_Emphasis"><text:span text:style-name="T2">Riwayat perjalanan dan lokasi GPS</text:span></text:span><text:span text:style-name="T2"> kita yang terekam oleh aplikasi transportasi online (Gojek, Grab) atau aplikasi peta. * </text:span><text:span text:style-name="Strong_20_Emphasis"><text:span text:style-name="T2">Data aktivitas fisik</text:span></text:span><text:span text:style-name="T2"> seperti jumlah langkah harian, detak jantung saat berolahraga, atau pola tidur yang direkam oleh jam tangan pintar (smartwatch). * </text:span><text:span text:style-name="Strong_20_Emphasis"><text:span text:style-name="T2">Data dari berbagai sensor</text:span></text:span><text:span text:style-name="T2"> yang terpasang di mesin pabrik, mobil pintar, atau perangkat di rumah pintar (Smart Home). * (</text:span><text:span text:style-name="Emphasis"><text:span text:style-name="T2">AI belajar memahami kebiasaan, preferensi, atau mendeteksi anomali dari pola perilaku kita ini.</text:span></text:span><text:span text:style-name="T2">)</text:span></text:p>
            <text:p text:style-name="Text_20_body"><text:soft-page-break/><text:span text:style-name="T2">Luar biasa beragam, bukan? Dari obrolan santai di WhatsApp, foto liburan keluarga, hingga detak jantung Anda saat tidur, semuanya bisa menjadi 'data' bagi AI. Penting untuk kita ingat, semua bentuk informasi digital ini adalah </text:span><text:span text:style-name="Strong_20_Emphasis"><text:span text:style-name="T2">'bahan mentah' atau 'nutrisi'</text:span></text:span><text:span text:style-name="T2"> yang digunakan oleh algoritma AI dan Machine Learning. Dari bahan mentah inilah AI 'belajar' untuk mengenali dunia, memahami pola, membuat prediksi cerdas, dan pada akhirnya, melakukan tugas-tugas yang kita inginkan. Tanpa data yang cukup dan beragam, AI ibarat koki hebat tanpa bahan masakan.</text:span></text:p>
            <text:p text:style-name="P443"/>
            <text:p text:style-name="Text_20_body"><text:span text:style-name="Strong_20_Emphasis"><text:span text:style-name="T2">(Tips Tambahan Opsional)</text:span></text:span></text:p>
            <text:list xml:id="list2932685965625047492" text:style-name="L297">
              <text:list-item>
                <text:p text:style-name="P306"><text:span text:style-name="Emphasis"><text:span text:style-name="Strong_20_Emphasis"><text:span text:style-name="T2">Saran Visual:</text:span></text:span></text:span><text:span text:style-name="T2"> Buat sebuah kolase gambar atau ikon yang menarik secara visual di halaman ini, menampilkan contoh-contoh dari kelima jenis data tersebut (misalnya: potongan teks chat, grafik angka, foto orang, gelombang suara, ikon peta/jejak kaki). Ini akan membantu pembaca membayangkan keragaman bentuk data dengan lebih baik. </text:span></text:p>
              </text:list-item>
              <text:list-item>
                <text:p text:style-name="P81"><text:span text:style-name="Emphasis"><text:span text:style-name="Strong_20_Emphasis"><text:span text:style-name="T2">Prompt Ilustrasi (Opsional):</text:span></text:span></text:span><text:span text:style-name="T2"> "Buat sebuah infografis visual berbentuk lingkaran atau kolase. Di tengah ada tulisan 'DATA UNTUK AI ITU BERAGAM!'. Di sekelilingnya, tampilkan contoh-contoh visual: (1) gelembung chat atau potongan artikel koran (Teks), (2) grafik sederhana atau kalkulator (Angka), (3) foto mini pemandangan atau wajah (Gambar), (4) ikon gelombang suara atau headphone (Suara), (5) ikon peta dengan rute atau ikon mouse pointer (Perilaku). Gunakan gaya ikon yang konsisten dan modern." </text:span></text:p>
              </text:list-item>
            </text:list>
            <text:p text:style-name="P443"/>
            <text:p text:style-name="P1">Silakan berikan perintah "YAX" untuk melanjutkan ke prompt berikutnya (Subbab 3.2).</text:p>
          </text:section>
          <text:section text:style-name="Sect1" text:name="feedback-form-27">
            <text:p text:style-name="P231"/>
          </text:section>
        </text:section>
        <text:section text:style-name="Sect1" text:name="9de296d52edf125b">
          <text:p text:style-name="P1"/>
          <text:section text:style-name="Sect1" text:name="user-query-content-28">
            <text:p text:style-name="P439">YAX </text:p>
          </text:section>
          <text:p text:style-name="P231">Show thinking</text:p>
          <text:section text:style-name="Sect2" text:name="model-response-message-contentr_9de296d52edf125b">
            <text:p text:style-name="P231"/>
          </text:section>
          <text:section text:style-name="Sect1" text:name="feedback-form-28">
            <text:p text:style-name="P231"/>
          </text:section>
        </text:section>
        <text:section text:style-name="Sect1" text:name="166aad7547143135">
          <text:p text:style-name="P1"/>
          <text:section text:style-name="Sect1" text:name="user-query-content-29">
            <text:p text:style-name="P439"><text:soft-page-break/>present it </text:p>
          </text:section>
          <text:p text:style-name="P231">Show thinking</text:p>
          <text:section text:style-name="Sect2" text:name="model-response-message-contentr_166aad7547143135">
            <text:p text:style-name="Text_20_body"><text:span text:style-name="T2">Baik, mari kita lanjutkan ke </text:span><text:span text:style-name="Strong_20_Emphasis"><text:span text:style-name="T2">Subbab 3.2: Analogi Dapur: Data adalah Bahan, AI adalah Koki, Hasilnya adalah Hidangan Lezat</text:span></text:span><text:span text:style-name="T2">.</text:span></text:p>
            <text:p text:style-name="Text_20_body"><text:span text:style-name="Strong_20_Emphasis"><text:span text:style-name="T2">Prompt:</text:span></text:span><text:span text:style-name="T2"> </text:span><text:span text:style-name="Emphasis"><text:span text:style-name="T2">"Kembangkan </text:span></text:span><text:span text:style-name="Emphasis"><text:span text:style-name="Strong_20_Emphasis"><text:span text:style-name="T2">analogi dapur secara detail</text:span></text:span></text:span><text:span text:style-name="Emphasis"><text:span text:style-name="T2"> untuk mengilustrasikan hubungan fundamental antara Data, Algoritma AI/ML, dan Hasilnya. Jelaskan setiap komponen analogi dan kaitannya secara eksplisit:</text:span></text:span><text:span text:style-name="T2"> * </text:span><text:span text:style-name="Emphasis"><text:span text:style-name="Strong_20_Emphasis"><text:span text:style-name="T2">Data sebagai Bahan Masakan:</text:span></text:span></text:span><text:span text:style-name="Emphasis"><text:span text:style-name="T2"> Jelaskan bagaimana </text:span></text:span><text:span text:style-name="Emphasis"><text:span text:style-name="Strong_20_Emphasis"><text:span text:style-name="T2">variasi jenis data</text:span></text:span></text:span><text:span text:style-name="Emphasis"><text:span text:style-name="T2"> (teks, gambar, angka) ibarat </text:span></text:span><text:span text:style-name="Emphasis"><text:span text:style-name="Strong_20_Emphasis"><text:span text:style-name="T2">berbagai jenis bahan</text:span></text:span></text:span><text:span text:style-name="Emphasis"><text:span text:style-name="T2"> (sayur, daging, bumbu). Tekankan pentingnya </text:span></text:span><text:span text:style-name="Emphasis"><text:span text:style-name="Strong_20_Emphasis"><text:span text:style-name="T2">kualitas bahan</text:span></text:span></text:span><text:span text:style-name="Emphasis"><text:span text:style-name="T2"> (data berkualitas baik vs buruk ibarat bahan segar vs busuk) dan </text:span></text:span><text:span text:style-name="Emphasis"><text:span text:style-name="Strong_20_Emphasis"><text:span text:style-name="T2">kuantitas bahan</text:span></text:span></text:span><text:span text:style-name="Emphasis"><text:span text:style-name="T2"> (butuh cukup data ibarat butuh cukup bahan untuk resep).</text:span></text:span><text:span text:style-name="T2"> * </text:span><text:span text:style-name="Emphasis"><text:span text:style-name="Strong_20_Emphasis"><text:span text:style-name="T2">Algoritma AI/ML sebagai Koki atau Resep:</text:span></text:span></text:span><text:span text:style-name="Emphasis"><text:span text:style-name="T2"> Jelaskan bahwa algoritma adalah </text:span></text:span><text:span text:style-name="Emphasis"><text:span text:style-name="Strong_20_Emphasis"><text:span text:style-name="T2">proses atau instruksi</text:span></text:span></text:span><text:span text:style-name="Emphasis"><text:span text:style-name="T2"> yang mengolah bahan (data) menjadi hidangan (hasil), seperti koki dengan keahliannya atau resep yang diikuti. Sebutkan bahwa koki/resep yang berbeda cocok untuk hidangan/tugas yang berbeda.</text:span></text:span><text:span text:style-name="T2"> * </text:span><text:span text:style-name="Emphasis"><text:span text:style-name="Strong_20_Emphasis"><text:span text:style-name="T2">Hasil AI sebagai Hidangan Lezat:</text:span></text:span></text:span><text:span text:style-name="Emphasis"><text:span text:style-name="T2"> Jelaskan bahwa </text:span></text:span><text:span text:style-name="Emphasis"><text:span text:style-name="Strong_20_Emphasis"><text:span text:style-name="T2">kualitas akhir hidangan</text:span></text:span></text:span><text:span text:style-name="Emphasis"><text:span text:style-name="T2"> (akurasi prediksi AI, relevansi rekomendasi, dll.) sangat bergantung pada </text:span></text:span><text:span text:style-name="Emphasis"><text:span text:style-name="Strong_20_Emphasis"><text:span text:style-name="T2">kombinasi kualitas bahan (data)</text:span></text:span></text:span><text:span text:style-name="Emphasis"><text:span text:style-name="T2"> dan </text:span></text:span><text:span text:style-name="Emphasis"><text:span text:style-name="Strong_20_Emphasis"><text:span text:style-name="T2">kehebatan koki/resep (algoritma)</text:span></text:span></text:span><text:span text:style-name="Emphasis"><text:span text:style-name="T2">.</text:span></text:span></text:p>
            <text:list xml:id="list2559476412750868970" text:style-name="L298">
              <text:list-item>
                <text:p text:style-name="P82"><text:span text:style-name="Emphasis"><text:span text:style-name="T2">Pastikan analogi ini secara efektif menyoroti </text:span></text:span><text:span text:style-name="Emphasis"><text:span text:style-name="Strong_20_Emphasis"><text:span text:style-name="T2">betapa fundamentalnya peran data</text:span></text:span></text:span><text:span text:style-name="Emphasis"><text:span text:style-name="T2"> dalam keseluruhan proses AI."</text:span></text:span><text:span text:style-name="T2"> </text:span></text:p>
              </text:list-item>
            </text:list>
            <text:p text:style-name="Text_20_body"><text:span text:style-name="Strong_20_Emphasis"><text:span text:style-name="T2">Jawaban Saya:</text:span></text:span></text:p>
            <text:p text:style-name="Text_20_body"><text:span text:style-name="T2">Kita sudah sepakat kalau data itu ibarat bahan bakar untuk AI. Nah, agar semakin terbayang bagaimana data ini 'dimasak' oleh AI hingga menjadi sesuatu yang berguna, mari kita pakai analogi yang pasti akrab dengan kita semua: </text:span><text:span text:style-name="Strong_20_Emphasis"><text:span text:style-name="T2">suasana di dapur saat kita memasak!</text:span></text:span><text:span text:style-name="T2"> ?￰ﾟﾍﾲ?</text:span></text:p>
            <text:p text:style-name="P1">Bayangkan proses kerja Kecerdasan Buatan itu mirip sekali dengan aktivitas menyiapkan hidangan lezat di dapur. Dalam analogi ini, kita bisa membaginya menjadi tiga bagian utama:</text:p>
            <text:p text:style-name="Text_20_body"><text:span text:style-name="Strong_20_Emphasis"><text:span text:style-name="T2">1. DATA = Bahan-Bahan Masakan Mentah ?￰ﾟﾥﾩ?￯ﾸﾏ</text:span></text:span></text:p>
            <text:p text:style-name="Text_20_body"><text:span text:style-name="T2">Setiap kali kita mau masak, langkah pertama pasti menyiapkan bahan-bahannya, kan? Nah, dalam dunia AI, </text:span><text:span text:style-name="Strong_20_Emphasis"><text:span text:style-name="T2">DATA adalah bahan-bahan mentah</text:span></text:span><text:span text:style-name="T2"> yang akan diolah.</text:span></text:p>
            <text:list xml:id="list796655019277892064" text:style-name="L299">
              <text:list-item>
                <text:p text:style-name="P307"><text:soft-page-break/><text:span text:style-name="Strong_20_Emphasis"><text:span text:style-name="T2">Keragaman Bahan = Keragaman Jenis Data:</text:span></text:span><text:span text:style-name="T2"> Di dapur, kita punya berbagai jenis bahan: ada sayur-mayur (bayam, wortel, tomat), ada protein (ayam, ikan, tahu, tempe), ada bumbu-bumbu (bawang merah, bawang putih, cabai, kunyit, lada), ada sumber karbohidrat (beras, mie, kentang), dan lain-lain. Sama halnya, data untuk AI juga sangat beragam bentuknya: ada </text:span><text:span text:style-name="Strong_20_Emphasis"><text:span text:style-name="T2">data teks</text:span></text:span><text:span text:style-name="T2"> (ulasan, berita), </text:span><text:span text:style-name="Strong_20_Emphasis"><text:span text:style-name="T2">data angka</text:span></text:span><text:span text:style-name="T2"> (penjualan, suhu), </text:span><text:span text:style-name="Strong_20_Emphasis"><text:span text:style-name="T2">data gambar/visual</text:span></text:span><text:span text:style-name="T2"> (foto, video), </text:span><text:span text:style-name="Strong_20_Emphasis"><text:span text:style-name="T2">data suara</text:span></text:span><text:span text:style-name="T2"> (rekaman ucapan), dan </text:span><text:span text:style-name="Strong_20_Emphasis"><text:span text:style-name="T2">data perilaku</text:span></text:span><text:span text:style-name="T2"> (klik, lokasi). Setiap jenis bahan/data punya sifat unik dan dibutuhkan untuk 'masakan' (tujuan AI) yang berbeda. Tidak mungkin kita membuat Soto Medan hanya dengan bahan-bahan untuk membuat bolu, kan? Begitu juga AI, AI penerjemah butuh data teks, AI pengenal wajah butuh data gambar. </text:span></text:p>
              </text:list-item>
              <text:list-item>
                <text:p text:style-name="P307"><text:span text:style-name="Strong_20_Emphasis"><text:span text:style-name="T2">Kualitas Bahan = Kualitas Data (SANGAT PENTING!):</text:span></text:span><text:span text:style-name="T2"> Ini bagian yang super krusial! Coba bayangkan, Anda punya resep rendang terenak sedunia dan koki paling andal. Tapi kalau dagingnya sudah tidak segar, santannya basi, atau bumbunya apek, apakah hasilnya akan lezat? Tentu tidak! Malah bisa bikin sakit perut. Prinsip yang sama berlaku mutlak untuk data AI. Data yang </text:span><text:span text:style-name="Strong_20_Emphasis"><text:span text:style-name="T2">berkualitas buruk</text:span></text:span><text:span text:style-name="T2"> – misalnya tidak akurat, banyak yang salah ketik, tidak lengkap, mengandung bias (tidak adil), atau tidak relevan dengan masalah – akan menghasilkan AI yang 'rasanya aneh', prediksinya ngawur, atau keputusannya tidak adil, secanggih apapun algoritmanya. Ini menegaskan kembali prinsip </text:span><text:span text:style-name="Strong_20_Emphasis"><text:span text:style-name="T2">"Garbage In, Garbage Out" (Sampah Masuk, Sampah Keluar)</text:span></text:span><text:span text:style-name="T2">. Bahan masakan yang segar dan berkualitas (data yang akurat, bersih, relevan, representatif) adalah kunci utama AI yang 'lezat' dan bermanfaat. </text:span></text:p>
              </text:list-item>
              <text:list-item>
                <text:p text:style-name="P83"><text:span text:style-name="Strong_20_Emphasis"><text:span text:style-name="T2">Jumlah Bahan = Jumlah Data:</text:span></text:span><text:span text:style-name="T2"> Kalau mau masak untuk pesta besar, tentu kita butuh bahan yang jauh lebih banyak daripada masak untuk makan sendiri. Begitu juga AI. Untuk bisa belajar mengenali pola yang rumit atau membuat prediksi yang akurat di berbagai situasi, AI (terutama Machine Learning) seringkali membutuhkan </text:span><text:span text:style-name="Strong_20_Emphasis"><text:span text:style-name="T2">data dalam jumlah yang sangat besar</text:span></text:span><text:span text:style-name="T2"> sebagai 'bahan latihan'. Kalau 'bahan'-nya terlalu sedikit, 'rasa' atau kemampuan AI yang dihasilkan mungkin kurang mantap dan kurang bisa diandalkan saat menghadapi situasi baru. </text:span></text:p>
              </text:list-item>
            </text:list>
            <text:p text:style-name="Text_20_body"><text:soft-page-break/><text:span text:style-name="Strong_20_Emphasis"><text:span text:style-name="T2">2. ALGORITMA AI/ML = Sang Koki atau Buku Resep Andalannya ?￢ﾀﾍ?￰ﾟﾓﾖ</text:span></text:span></text:p>
            <text:p text:style-name="Text_20_body"><text:span text:style-name="T2">Setelah semua bahan mentah (data) terkumpul dan siap, siapa atau apa yang akan mengolahnya? Di sinilah peran </text:span><text:span text:style-name="Strong_20_Emphasis"><text:span text:style-name="T2">Algoritma AI atau Machine Learning</text:span></text:span><text:span text:style-name="T2">. Kita bisa membayangkannya sebagai:</text:span></text:p>
            <text:list xml:id="list1064847416263898146" text:style-name="L300">
              <text:list-item>
                <text:p text:style-name="P308"><text:span text:style-name="Strong_20_Emphasis"><text:span text:style-name="T2">Sang Koki Profesional:</text:span></text:span><text:span text:style-name="T2"> Seorang koki (misalnya, Chef Juna atau Chef Renatta!) punya keahlian, teknik khusus, pengalaman bertahun-tahun, dan 'intuisi' memasak. Dia tahu persis bagaimana cara memotong bahan, urutan memasukkan bumbu, besar kecilnya api, lama waktu memasak, dan teknik lainnya untuk mengubah bahan mentah menjadi hidangan luar biasa. Koki yang berbeda punya spesialisasi berbeda (ahli masakan Jepang vs. ahli masakan Italia), sama seperti </text:span><text:span text:style-name="Strong_20_Emphasis"><text:span text:style-name="T2">algoritma AI yang berbeda dirancang untuk tugas yang berbeda pula</text:span></text:span><text:span text:style-name="T2"> (algoritma untuk analisis gambar berbeda dengan algoritma untuk analisis teks). </text:span></text:p>
              </text:list-item>
              <text:list-item>
                <text:p text:style-name="P84"><text:span text:style-name="Strong_20_Emphasis"><text:span text:style-name="T2">Buku Resep Warisan Nenek:</text:span></text:span><text:span text:style-name="T2"> Atau, algoritma bisa juga kita anggap seperti </text:span><text:span text:style-name="Strong_20_Emphasis"><text:span text:style-name="T2">buku resep yang sangat detail dan teruji</text:span></text:span><text:span text:style-name="T2">. Resep ini memberikan instruksi langkah demi langkah yang jelas: "Tumis bumbu halus hingga harum", "Masukkan santan, aduk perlahan", "Masak dengan api kecil selama 3 jam". Komputer (yang menjalankan algoritma) akan mengikuti resep ini dengan patuh untuk mengolah data. Resep untuk membuat Ayam Goreng Kalasan tentu berbeda total dengan resep untuk membuat Kue Lapis Legit. </text:span></text:p>
              </text:list-item>
            </text:list>
            <text:p text:style-name="Text_20_body"><text:span text:style-name="T2">Intinya, </text:span><text:span text:style-name="Strong_20_Emphasis"><text:span text:style-name="T2">Algoritma AI/ML adalah serangkaian instruksi, metode, atau teknik</text:span></text:span><text:span text:style-name="T2"> yang digunakan untuk </text:span><text:span text:style-name="Strong_20_Emphasis"><text:span text:style-name="T2">mengolah 'bahan mentah' (data)</text:span></text:span><text:span text:style-name="T2">, menemukan pola di dalamnya, dan mengubahnya menjadi sesuatu yang berguna atau memiliki 'rasa' (hasil).</text:span></text:p>
            <text:p text:style-name="Text_20_body"><text:span text:style-name="Strong_20_Emphasis"><text:span text:style-name="T2">3. HASIL KERJA AI = Hidangan Lezat yang Siap Disantap ?￯ﾸﾏ?</text:span></text:span></text:p>
            <text:p text:style-name="Text_20_body"><text:span text:style-name="T2">Dan inilah momen puncaknya! Setelah sang koki (algoritma) selesai 'memasak' bahan-bahan (data) dengan resepnya, kita akan mendapatkan </text:span><text:span text:style-name="Strong_20_Emphasis"><text:span text:style-name="T2">hasil akhir berupa 'hidangan'</text:span></text:span><text:span text:style-name="T2">. Dalam dunia AI, 'hidangan' ini bisa bermacam-macam bentuknya, misalnya:</text:span></text:p>
            <text:list xml:id="list2882379438754422723" text:style-name="L301">
              <text:list-item>
                <text:p text:style-name="P309"><text:span text:style-name="Strong_20_Emphasis"><text:span text:style-name="T2">Prediksi cuaca</text:span></text:span><text:span text:style-name="T2"> yang cukup akurat untuk esok hari di Medan. </text:span></text:p>
              </text:list-item>
              <text:list-item>
                <text:p text:style-name="P309"><text:span text:style-name="Strong_20_Emphasis"><text:span text:style-name="T2">Rekomendasi film atau musik</text:span></text:span><text:span text:style-name="T2"> yang ternyata pas banget dengan </text:span><text:soft-page-break/><text:span text:style-name="T2">selera kita. </text:span></text:p>
              </text:list-item>
              <text:list-item>
                <text:p text:style-name="P309"><text:span text:style-name="T2">Email spam yang </text:span><text:span text:style-name="Strong_20_Emphasis"><text:span text:style-name="T2">otomatis masuk ke folder khusus</text:span></text:span><text:span text:style-name="T2">, tidak mengganggu inbox utama kita. </text:span></text:p>
              </text:list-item>
              <text:list-item>
                <text:p text:style-name="P309"><text:span text:style-name="Strong_20_Emphasis"><text:span text:style-name="T2">Hasil terjemahan</text:span></text:span><text:span text:style-name="T2"> dari Bahasa Inggris ke Bahasa Indonesia yang cukup mulus dan bisa dimengerti. </text:span></text:p>
              </text:list-item>
              <text:list-item>
                <text:p text:style-name="P309"><text:span text:style-name="Strong_20_Emphasis"><text:span text:style-name="T2">Gambar unik</text:span></text:span><text:span text:style-name="T2"> yang dihasilkan AI berdasarkan deskripsi teks kita. </text:span></text:p>
              </text:list-item>
              <text:list-item>
                <text:p text:style-name="P85"><text:span text:style-name="Strong_20_Emphasis"><text:span text:style-name="T2">Diagnosa awal penyakit</text:span></text:span><text:span text:style-name="T2"> berdasarkan hasil rontgen yang membantu dokter. </text:span></text:p>
              </text:list-item>
            </text:list>
            <text:p text:style-name="Text_20_body"><text:span text:style-name="T2">Pelajaran terpenting dari analogi dapur ini adalah: </text:span><text:span text:style-name="Strong_20_Emphasis"><text:span text:style-name="T2">Kualitas akhir dari 'hidangan' AI sangat bergantung pada KEDUA komponen utamanya: kualitas dan kuantitas 'bahan masakan' (DATA) DAN kehebatan sang 'koki' atau 'resep' (ALGORITMA).</text:span></text:span><text:span text:style-name="T2"> Bahan sebagus apapun jika resepnya salah atau kokinya asal-asalan, hasilnya tidak akan enak. Sebaliknya, koki sehebat apapun akan kesulitan menghasilkan mahakarya jika bahan yang tersedia busuk atau kurang.</text:span></text:p>
            <text:p text:style-name="Text_20_body"><text:span text:style-name="T2">Jadi, analogi dapur ini dengan gamblang menunjukkan betapa </text:span><text:span text:style-name="Strong_20_Emphasis"><text:span text:style-name="T2">fundamental dan krusialnya peran DATA</text:span></text:span><text:span text:style-name="T2"> dalam keseluruhan ekosistem Kecerdasan Buatan. Tanpa 'bahan' yang baik dan cukup, tidak akan ada 'masakan' AI yang bisa kita nikmati manfaatnya. Data adalah fondasinya!</text:span></text:p>
            <text:p text:style-name="P443"/>
            <text:p text:style-name="Text_20_body"><text:span text:style-name="Strong_20_Emphasis"><text:span text:style-name="T2">(Tips Tambahan Opsional)</text:span></text:span></text:p>
            <text:list xml:id="list684831594986675723" text:style-name="L302">
              <text:list-item>
                <text:p text:style-name="P310"><text:span text:style-name="Emphasis"><text:span text:style-name="Strong_20_Emphasis"><text:span text:style-name="T2">Saran Visual:</text:span></text:span></text:span><text:span text:style-name="T2"> Anda bisa membuat diagram visual sederhana yang merangkum analogi ini dalam satu alur: [Ikon Bahan Makanan (Sayur, Daging, Bumbu) + Label 'DATA'] → [Panah Proses] → [Ikon Koki atau Buku Resep + Label 'ALGORITMA AI/ML'] → [Panah Proses] → [Ikon Piring Makanan Lezat + Label 'HASIL AI']. Ini bisa diulang atau dijadikan ikon di awal/akhir subbab. </text:span></text:p>
              </text:list-item>
              <text:list-item>
                <text:p text:style-name="P86"><text:span text:style-name="Emphasis"><text:span text:style-name="Strong_20_Emphasis"><text:span text:style-name="T2">Prompt Ilustrasi (Opsional):</text:span></text:span></text:span><text:span text:style-name="T2"> "Buat sebuah ilustrasi alur proses memasak yang menyenangkan untuk analogi AI. Mulai dari kiri: Tumpukan bahan masakan segar (ikon sayur, daging, bumbu) diberi label '1. DATA (Bahan Baku)'. Panah menunjuk ke tengah: Ikon koki tersenyum memakai topi tinggi atau ikon buku resep terbuka, diberi label '2. ALGORITMA (Koki/Resep)'. Panah menunjuk ke kanan: Ikon piring saji dengan hidangan yang tampak lezat dan mengepulkan </text:span><text:soft-page-break/><text:span text:style-name="T2">asap tipis, diberi label '3. HASIL AI (Hidangan Jadi)'. Gunakan gaya kartun yang hangat dan mudah dipahami." </text:span></text:p>
              </text:list-item>
            </text:list>
            <text:p text:style-name="P443"/>
            <text:p text:style-name="P1">Silakan berikan perintah "YAX" untuk melanjutkan ke prompt berikutnya (Subbab 3.3).</text:p>
          </text:section>
          <text:section text:style-name="Sect1" text:name="feedback-form-29">
            <text:p text:style-name="P231"/>
          </text:section>
        </text:section>
        <text:section text:style-name="Sect1" text:name="4034ecc59c51f127">
          <text:p text:style-name="P1"/>
          <text:section text:style-name="Sect1" text:name="user-query-content-30">
            <text:p text:style-name="P439">YAX </text:p>
          </text:section>
          <text:p text:style-name="P231">Show thinking</text:p>
          <text:section text:style-name="Sect2" text:name="model-response-message-contentr_4034ecc59c51f127">
            <text:p text:style-name="Text_20_body"><text:span text:style-name="T2">Baik, mari kita lanjutkan ke </text:span><text:span text:style-name="Strong_20_Emphasis"><text:span text:style-name="T2">Subbab 3.3: Sampah Masuk, Sampah Keluar: Kenapa Kualitas Data Itu Krusial?</text:span></text:span></text:p>
            <text:p text:style-name="Text_20_body"><text:span text:style-name="Strong_20_Emphasis"><text:span text:style-name="T2">Prompt:</text:span></text:span><text:span text:style-name="T2"> </text:span><text:span text:style-name="Emphasis"><text:span text:style-name="T2">"Jelaskan secara sederhana namun mendalam </text:span></text:span><text:span text:style-name="Emphasis"><text:span text:style-name="Strong_20_Emphasis"><text:span text:style-name="T2">prinsip 'Garbage In, Garbage Out' (GIGO)</text:span></text:span></text:span><text:span text:style-name="Emphasis"><text:span text:style-name="T2"> atau 'Sampah Masuk, Sampah Keluar' dalam konteks AI/ML. Tekankan bahwa </text:span></text:span><text:span text:style-name="Emphasis"><text:span text:style-name="Strong_20_Emphasis"><text:span text:style-name="T2">kualitas output AI sangat bergantung pada kualitas input data</text:span></text:span></text:span><text:span text:style-name="Emphasis"><text:span text:style-name="T2"> yang digunakan untuk melatihnya. Berikan </text:span></text:span><text:span text:style-name="Emphasis"><text:span text:style-name="Strong_20_Emphasis"><text:span text:style-name="T2">contoh-contoh sederhana</text:span></text:span></text:span><text:span text:style-name="Emphasis"><text:span text:style-name="T2"> untuk ilustrasi:</text:span></text:span><text:span text:style-name="T2"> * </text:span><text:span text:style-name="Emphasis"><text:span text:style-name="T2">(Contoh: Melatih AI pengenal wajah dengan data foto yang blur atau hanya dari satu kelompok usia/etnis akan menghasilkan AI yang tidak akurat atau bias).</text:span></text:span><text:span text:style-name="T2"> * </text:span><text:span text:style-name="Emphasis"><text:span text:style-name="T2">(Contoh: Melatih AI rekomendasi produk dengan data pembelian yang salah atau tidak lengkap akan memberikan rekomendasi yang tidak relevan).</text:span></text:span></text:p>
            <text:list xml:id="list6174505379041721966" text:style-name="L303">
              <text:list-item>
                <text:p text:style-name="P311"><text:span text:style-name="Emphasis"><text:span text:style-name="T2">Sebutkan beberapa </text:span></text:span><text:span text:style-name="Emphasis"><text:span text:style-name="Strong_20_Emphasis"><text:span text:style-name="T2">masalah umum terkait kualitas data</text:span></text:span></text:span><text:span text:style-name="Emphasis"><text:span text:style-name="T2"> dengan bahasa awam, seperti:</text:span></text:span><text:span text:style-name="T2"> </text:span></text:p>
                <text:list>
                  <text:list-item>
                    <text:p text:style-name="P311"><text:span text:style-name="Emphasis"><text:span text:style-name="Strong_20_Emphasis"><text:span text:style-name="T2">Data Tidak Akurat:</text:span></text:span></text:span><text:span text:style-name="Emphasis"><text:span text:style-name="T2"> (Kesalahan pencatatan, informasi palsu).</text:span></text:span><text:span text:style-name="T2"> </text:span></text:p>
                  </text:list-item>
                  <text:list-item>
                    <text:p text:style-name="P311"><text:span text:style-name="Emphasis"><text:span text:style-name="Strong_20_Emphasis"><text:span text:style-name="T2">Data Tidak Lengkap:</text:span></text:span></text:span><text:span text:style-name="Emphasis"><text:span text:style-name="T2"> (Banyak informasi yang hilang atau kosong).</text:span></text:span><text:span text:style-name="T2"> </text:span></text:p>
                  </text:list-item>
                  <text:list-item>
                    <text:p text:style-name="P311"><text:span text:style-name="Emphasis"><text:span text:style-name="Strong_20_Emphasis"><text:span text:style-name="T2">Data Bias:</text:span></text:span></text:span><text:span text:style-name="Emphasis"><text:span text:style-name="T2"> (Data yang tidak mewakili populasi secara adil, misalnya lebih banyak data dari satu gender/lokasi).</text:span></text:span><text:span text:style-name="T2"> </text:span></text:p>
                  </text:list-item>
                  <text:list-item>
                    <text:p text:style-name="P311"><text:span text:style-name="Emphasis"><text:span text:style-name="Strong_20_Emphasis"><text:span text:style-name="T2">Data Tidak Relevan:</text:span></text:span></text:span><text:span text:style-name="Emphasis"><text:span text:style-name="T2"> (Menggunakan data yang tidak berhubungan dengan masalah yang ingin dipecahkan).</text:span></text:span><text:span text:style-name="T2"> </text:span></text:p>
                  </text:list-item>
                </text:list>
              </text:list-item>
              <text:list-item>
                <text:p text:style-name="P87"><text:span text:style-name="Emphasis"><text:span text:style-name="T2">Simpulkan bahwa memastikan data berkualitas baik adalah langkah krusial untuk membangun AI yang berguna dan adil."</text:span></text:span><text:span text:style-name="T2"> </text:span></text:p>
              </text:list-item>
            </text:list>
            <text:p text:style-name="Text_20_body"><text:span text:style-name="Strong_20_Emphasis"><text:span text:style-name="T2">Jawaban Saya:</text:span></text:span></text:p>
            <text:p text:style-name="Text_20_body"><text:span text:style-name="T2">Kita sudah ibaratkan data sebagai bahan masakan untuk AI di analogi </text:span><text:soft-page-break/><text:span text:style-name="T2">dapur tadi. Nah, ada satu pepatah lama di dunia komputer yang sangat pas untuk menggambarkan betapa pentingnya kualitas 'bahan masakan' ini. Pepatah itu berbunyi: </text:span><text:span text:style-name="Strong_20_Emphasis"><text:span text:style-name="T2">"Garbage In, Garbage Out" (GIGO)</text:span></text:span><text:span text:style-name="T2">. Kalau kita terjemahkan secara bebas, artinya kurang lebih </text:span><text:span text:style-name="Strong_20_Emphasis"><text:span text:style-name="T2">"Jika yang Masuk Sampah, Maka yang Keluar Juga Sampah"</text:span></text:span><text:span text:style-name="T2">.</text:span></text:p>
            <text:p text:style-name="Text_20_body"><text:span text:style-name="T2">Apa sih maksudnya pepatah GIGO ini dalam konteks AI dan data? Artinya sangatlah mendasar tapi krusial: </text:span><text:span text:style-name="Strong_20_Emphasis"><text:span text:style-name="T2">Kualitas hasil kerja (output) dari sebuah sistem Kecerdasan Buatan (AI) atau Machine Learning (ML) sangat ditentukan oleh kualitas data masukan (input) yang digunakan untuk melatihnya.</text:span></text:span><text:span text:style-name="T2"> Titik. Tidak ada kompromi.</text:span></text:p>
            <text:p text:style-name="P1">Anda boleh punya algoritma AI paling canggih sedunia, yang dirancang oleh ilmuwan peraih Nobel sekalipun. Anda boleh punya komputer super cepat dengan kekuatan pemrosesan luar biasa. Tapi, jika data yang Anda gunakan untuk 'mengajari' atau 'melatih' AI tersebut adalah data 'sampah' – alias data berkualitas buruk – maka jangan pernah berharap hasil yang keluar akan bagus, akurat, atau adil. Yang akan keluar kemungkinan besar adalah 'sampah' juga: prediksi yang meleset jauh, rekomendasi produk yang sama sekali tidak relevan, analisis yang keliru, atau bahkan keputusan yang diskriminatif.</text:p>
            <text:p text:style-name="P1">Supaya lebih jelas, mari kita lihat beberapa contoh sederhana bagaimana prinsip GIGO ini bekerja:</text:p>
            <text:list xml:id="list5231188989990994969" text:style-name="L304">
              <text:list-item>
                <text:p text:style-name="P312"><text:span text:style-name="Strong_20_Emphasis"><text:span text:style-name="T2">Contoh AI Pengenal Wajah:</text:span></text:span><text:span text:style-name="T2"> Bayangkan sebuah perusahaan melatih sistem AI untuk mengenali wajah karyawan di kantor. Tapi, foto-foto karyawan yang dipakai untuk data latihan kebanyakan buram, diambil dari sudut yang aneh, atau dalam pencahayaan yang sangat minim. Hasilnya? Sistem AI ini akan sering gagal mengenali karyawan, sering salah tebak, atau butuh waktu lama sekali. Contoh lain yang lebih serius: jika data latihan mayoritas (misalnya 95%) adalah foto wajah laki-laki, maka kemungkinan besar sistem AI ini akan sangat tidak akurat ketika mencoba mengenali wajah perempuan. Ini adalah </text:span><text:span text:style-name="Strong_20_Emphasis"><text:span text:style-name="T2">bias</text:span></text:span><text:span text:style-name="T2"> yang masuk dari data, dan menghasilkan sistem yang bias pula. Sampah (data tidak representatif) masuk, sampah (AI yang bias gender) keluar. </text:span></text:p>
              </text:list-item>
              <text:list-item>
                <text:p text:style-name="P312"><text:span text:style-name="Strong_20_Emphasis"><text:span text:style-name="T2">Contoh AI Rekomendasi Film:</text:span></text:span><text:span text:style-name="T2"> Platform streaming film ingin </text:span><text:soft-page-break/><text:span text:style-name="T2">membuat AI yang bisa merekomendasikan film sesuai selera Anda. Tapi, data riwayat tontonan yang mereka miliki ternyata banyak yang tidak lengkap (tidak semua film yang Anda tonton tercatat) atau bahkan salah (riwayat tontonan Anda tertukar dengan akun adik Anda karena memakai akun bersama). Hasilnya? AI akan terus menerus merekomendasikan film-film yang aneh atau genre yang tidak Anda sukai sama sekali. Sampah (data tidak lengkap/salah) masuk, sampah (rekomendasi tidak relevan) keluar. </text:span></text:p>
              </text:list-item>
              <text:list-item>
                <text:p text:style-name="P88"><text:span text:style-name="Strong_20_Emphasis"><text:span text:style-name="T2">Contoh AI Prediksi Cuaca:</text:span></text:span><text:span text:style-name="T2"> BMKG (Badan Meteorologi, Klimatologi, dan Geofisika) menggunakan AI untuk membantu memprediksi cuaca, misalnya di Medan untuk besok, Sabtu 29 Maret 2025. AI ini belajar dari data historis cuaca dan data sensor terkini. Jika data dari beberapa sensor cuaca ternyata rusak dan mengirimkan angka suhu atau kelembaban yang ngawur, atau jika data historisnya banyak yang hilang, maka prediksi cuaca yang dihasilkan AI bisa jadi kurang akurat. Data 'sampah' masuk, prediksi 'sampah' keluar. </text:span></text:p>
              </text:list-item>
            </text:list>
            <text:p text:style-name="P1">Dari contoh-contoh ini, jelas terlihat bahwa kualitas data adalah segalanya. Lalu, apa saja sih ciri-ciri data yang bisa dianggap 'sampah' atau berkualitas buruk? Berikut beberapa masalah umum yang sering terjadi:</text:p>
            <text:list xml:id="list4326725515364198948" text:style-name="L305">
              <text:list-item>
                <text:p text:style-name="P313"><text:span text:style-name="Strong_20_Emphasis"><text:span text:style-name="T2">Data Tidak Akurat (Salah):</text:span></text:span><text:span text:style-name="T2"> Ini berarti informasinya tidak sesuai dengan kenyataan. Bisa karena salah ketik saat input data (misal, nama pelanggan jadi "Budi" padahal harusnya "Badi"), kesalahan pengukuran oleh sensor, pencatatan ganda, atau bahkan informasi palsu yang sengaja dimasukkan. </text:span></text:p>
              </text:list-item>
              <text:list-item>
                <text:p text:style-name="P313"><text:span text:style-name="Strong_20_Emphasis"><text:span text:style-name="T2">Data Tidak Lengkap (Bolong-Bolong):</text:span></text:span><text:span text:style-name="T2"> Banyak bagian data yang hilang atau tidak terisi. Misalnya, dalam data pelanggan, kolom alamat atau nomor telepon banyak yang kosong. Atau dalam data rekam medis, riwayat penyakit sebelumnya tidak tercatat lengkap. AI akan kesulitan belajar jika 'bahan pelajaran'-nya banyak yang hilang. </text:span></text:p>
              </text:list-item>
              <text:list-item>
                <text:p text:style-name="P313"><text:span text:style-name="Strong_20_Emphasis"><text:span text:style-name="T2">Data Bias (Tidak Adil atau Tidak Mewakili):</text:span></text:span><text:span text:style-name="T2"> Ini isu yang sangat serius dan seringkali paling sulit diatasi. Data dikatakan bias jika tidak mencerminkan keragaman atau proporsi yang sebenarnya di dunia nyata atau dalam populasi yang ingin dianalisis. Contohnya: </text:span></text:p>
                <text:list>
                  <text:list-item>
                    <text:p text:style-name="P240">Data teks berita yang dipakai melatih AI kebanyakan berasal dari satu sudut pandang politik saja. </text:p>
                  </text:list-item>
                  <text:list-item>
                    <text:p text:style-name="P240"><text:soft-page-break/>Data gambar wajah untuk melatih AI hanya mewakili satu kelompok etnis atau warna kulit mayoritas. </text:p>
                  </text:list-item>
                  <text:list-item>
                    <text:p text:style-name="P313"><text:span text:style-name="T2">Data pendapatan masyarakat hanya diambil dari penduduk kota besar, mengabaikan kondisi di pedesaan. AI yang belajar dari data bias ini, hampir pasti akan menghasilkan output atau keputusan yang </text:span><text:span text:style-name="Strong_20_Emphasis"><text:span text:style-name="T2">bias dan tidak adil</text:span></text:span><text:span text:style-name="T2"> pula, melanggengkan diskriminasi yang sudah ada. </text:span></text:p>
                  </text:list-item>
                </text:list>
              </text:list-item>
              <text:list-item>
                <text:p text:style-name="P313"><text:span text:style-name="Strong_20_Emphasis"><text:span text:style-name="T2">Data Tidak Relevan (Nggak Nyambung):</text:span></text:span><text:span text:style-name="T2"> Data yang digunakan sebenarnya tidak ada hubungannya sama sekali dengan masalah yang ingin dipecahkan oleh AI. Misalnya, menggunakan data warna favorit seseorang untuk memprediksi risiko penyakit jantungnya. Tentu saja AI tidak akan bisa belajar apa-apa. </text:span></text:p>
              </text:list-item>
              <text:list-item>
                <text:p text:style-name="P89"><text:span text:style-name="Strong_20_Emphasis"><text:span text:style-name="T2">Data Tidak Konsisten:</text:span></text:span><text:span text:style-name="T2"> Informasi yang sama dicatat dengan cara yang berbeda-beda. Misalnya, nama kota ditulis "Jakarta", "DKI Jakarta", "Jkt"; atau satuan ukuran tidak seragam (ada meter, ada centimeter). Ini bisa membingungkan algoritma AI. </text:span></text:p>
              </text:list-item>
            </text:list>
            <text:p text:style-name="Text_20_body"><text:span text:style-name="T2">Maka dari itu, langkah </text:span><text:span text:style-name="Strong_20_Emphasis"><text:span text:style-name="T2">memastikan bahwa data yang akan digunakan untuk melatih AI itu bersih, akurat, lengkap, relevan, konsisten, dan yang terpenting, tidak bias (representatif)</text:span></text:span><text:span text:style-name="T2"> adalah fondasi yang mutlak diperlukan. Proses membersihkan dan menyiapkan data berkualitas ini seringkali memakan </text:span><text:span text:style-name="Strong_20_Emphasis"><text:span text:style-name="T2">waktu, usaha, dan biaya yang paling besar</text:span></text:span><text:span text:style-name="T2"> dalam sebuah proyek AI. Jadi, jangan pernah remehkan kualitas data. Ingat selalu: Garbage In, Garbage Out! Kualitas AI yang hebat hanya bisa lahir dari data yang hebat pula.</text:span></text:p>
            <text:p text:style-name="P443"/>
            <text:p text:style-name="Text_20_body"><text:span text:style-name="Strong_20_Emphasis"><text:span text:style-name="T2">(Tips Tambahan Opsional)</text:span></text:span></text:p>
            <text:list xml:id="list3007232957943874420" text:style-name="L306">
              <text:list-item>
                <text:p text:style-name="P314"><text:span text:style-name="Emphasis"><text:span text:style-name="Strong_20_Emphasis"><text:span text:style-name="T2">Saran Studi Kasus Singkat:</text:span></text:span></text:span><text:span text:style-name="T2"> Anda bisa mencari contoh kasus nyata (yang sudah banyak diberitakan secara global) di mana AI terbukti menghasilkan keputusan bias karena data latihannya bias. Misalnya, kasus AI rekrutmen Amazon yang bias gender, atau sistem pengenalan wajah yang performanya buruk pada kelompok minoritas. Ceritakan secara singkat (1-2 kalimat) untuk mengilustrasikan dampak serius dari GIGO karena bias data. </text:span></text:p>
              </text:list-item>
              <text:list-item>
                <text:p text:style-name="P90"><text:span text:style-name="Emphasis"><text:span text:style-name="Strong_20_Emphasis"><text:span text:style-name="T2">Prompt Ilustrasi (Opsional):</text:span></text:span></text:span><text:span text:style-name="T2"> "Gambarkan ilustrasi proses yang </text:span><text:soft-page-break/><text:span text:style-name="T2">salah. Di bagian kiri atas, tunjukkan ikon data yang tampak 'rusak' (sobek, blur, tidak seimbang komposisinya) masuk ke dalam corong sebuah mesin berlabel 'Algoritma AI Canggih'. Di bagian kanan bawah, dari corong keluar mesin itu, muncul ikon hasil yang juga 'rusak' (grafik kacau, wajah sedih, tanda silang besar) dengan teks 'Hasilnya Tetap Jelek!'. Beri judul besar di atas: 'Prinsip GIGO: Data Jelek = AI Jelek'." </text:span></text:p>
              </text:list-item>
            </text:list>
            <text:p text:style-name="P443"/>
            <text:p text:style-name="P1">Silakan berikan perintah "YAX" untuk melanjutkan ke prompt berikutnya (Subbab 3.4).</text:p>
          </text:section>
          <text:section text:style-name="Sect1" text:name="feedback-form-30">
            <text:p text:style-name="P231"/>
          </text:section>
        </text:section>
        <text:section text:style-name="Sect1" text:name="1c40bb2c1d0f5537">
          <text:p text:style-name="P1"/>
          <text:section text:style-name="Sect1" text:name="user-query-content-31">
            <text:p text:style-name="P439">YAX </text:p>
          </text:section>
          <text:p text:style-name="P231">Show thinking</text:p>
          <text:section text:style-name="Sect2" text:name="model-response-message-contentr_1c40bb2c1d0f5537">
            <text:p text:style-name="Text_20_body"><text:span text:style-name="T2">Baik, mari kita akhiri Bab 3 ini dengan melihat dari mana saja sumber 'bahan bakar' AI ini berasal di </text:span><text:span text:style-name="Strong_20_Emphasis"><text:span text:style-name="T2">Subbab 3.4: Dari Mana Datangnya Semua Data Ini? (Internet, Sensor, Aktivitas Kita)</text:span></text:span><text:span text:style-name="T2">.</text:span></text:p>
            <text:p text:style-name="Text_20_body"><text:span text:style-name="Strong_20_Emphasis"><text:span text:style-name="T2">Prompt:</text:span></text:span><text:span text:style-name="T2"> </text:span><text:span text:style-name="Emphasis"><text:span text:style-name="T2">"Jelaskan </text:span></text:span><text:span text:style-name="Emphasis"><text:span text:style-name="Strong_20_Emphasis"><text:span text:style-name="T2">berbagai sumber utama</text:span></text:span></text:span><text:span text:style-name="Emphasis"><text:span text:style-name="T2"> dari mana data yang digunakan untuk melatih AI berasal. Buat daftar dan berikan penjelasan singkat untuk masing-masing sumber, dengan fokus pada yang relevan dengan kehidupan sehari-hari pembaca:</text:span></text:span><text:span text:style-name="T2"> * </text:span><text:span text:style-name="Emphasis"><text:span text:style-name="Strong_20_Emphasis"><text:span text:style-name="T2">Aktivitas Online Kita:</text:span></text:span></text:span><text:span text:style-name="Emphasis"><text:span text:style-name="T2"> Clicks, searches, posts on social media, online purchases, streaming history, location check-ins.</text:span></text:span><text:span text:style-name="T2"> * </text:span><text:span text:style-name="Emphasis"><text:span text:style-name="Strong_20_Emphasis"><text:span text:style-name="T2">Internet &amp; Sumber Publik:</text:span></text:span></text:span><text:span text:style-name="Emphasis"><text:span text:style-name="T2"> Websites, articles, public records, weather data, stock market data.</text:span></text:span><text:span text:style-name="T2"> * </text:span><text:span text:style-name="Emphasis"><text:span text:style-name="Strong_20_Emphasis"><text:span text:style-name="T2">Sensors &amp; Devices (IoT):</text:span></text:span></text:span><text:span text:style-name="Emphasis"><text:span text:style-name="T2"> Smartphones (GPS, accelerometer), smartwatches (heart rate), smart home devices, traffic sensors, cameras.</text:span></text:span><text:span text:style-name="T2"> * </text:span><text:span text:style-name="Emphasis"><text:span text:style-name="Strong_20_Emphasis"><text:span text:style-name="T2">Business &amp; Organizations:</text:span></text:span></text:span><text:span text:style-name="Emphasis"><text:span text:style-name="T2"> Customer records, sales data, operational logs.</text:span></text:span></text:p>
            <text:list xml:id="list1213481279313853025" text:style-name="L307">
              <text:list-item>
                <text:p text:style-name="P91"><text:span text:style-name="Emphasis"><text:span text:style-name="T2">Singgung secara sederhana </text:span></text:span><text:span text:style-name="Emphasis"><text:span text:style-name="Strong_20_Emphasis"><text:span text:style-name="T2">konsep 'Big Data'</text:span></text:span></text:span><text:span text:style-name="Emphasis"><text:span text:style-name="T2"> – yaitu ledakan volume data yang sangat besar di era digital ini, mungkin dengan analogi (banjir informasi, perpustakaan raksasa). Kaitkan kembali mengapa AI/ML menjadi penting untuk bisa mengolah dan memahami lautan data ini."</text:span></text:span><text:span text:style-name="T2"> </text:span></text:p>
              </text:list-item>
            </text:list>
            <text:p text:style-name="Text_20_body"><text:span text:style-name="Strong_20_Emphasis"><text:span text:style-name="T2">Jawaban Saya:</text:span></text:span></text:p>
            <text:p text:style-name="P1"><text:soft-page-break/>Kita sudah yakin sekarang bahwa data adalah 'nyawa' bagi AI modern. Tapi mungkin kita bertanya-tanya, "Sebanyak itukah data di dunia ini? Dari mana saja asalnya?" Jawabannya: data ada di mana-mana, dan jumlahnya berkembang dengan kecepatan yang luar biasa! Sebagian besar bahkan kita produksi sendiri setiap hari. Mari kita lihat beberapa 'keran' utama sumber data ini (kondisi di awal tahun 2025):</text:p>
            <text:p text:style-name="Text_20_body"><text:span text:style-name="Strong_20_Emphasis"><text:span text:style-name="T2">1. Jejak Digital Kita: Aktivitas Online Sehari-hari</text:span></text:span><text:span text:style-name="T2"> Ini adalah salah satu 'tambang emas' data terbesar di era digital. Setiap kali kita terhubung ke internet, kita meninggalkan jejak data:</text:span></text:p>
            <text:list xml:id="list2909223086825579245" text:style-name="L308">
              <text:list-item>
                <text:p text:style-name="P315"><text:span text:style-name="Strong_20_Emphasis"><text:span text:style-name="T2">Saat Browse:</text:span></text:span><text:span text:style-name="T2"> Riwayat situs web yang kita kunjungi, tautan (link) yang kita klik, berapa lama kita di suatu halaman. </text:span></text:p>
              </text:list-item>
              <text:list-item>
                <text:p text:style-name="P315"><text:span text:style-name="Strong_20_Emphasis"><text:span text:style-name="T2">Saat mencari:</text:span></text:span><text:span text:style-name="T2"> Kata kunci yang kita gunakan di Google atau mesin pencari lainnya. </text:span></text:p>
              </text:list-item>
              <text:list-item>
                <text:p text:style-name="P315"><text:span text:style-name="Strong_20_Emphasis"><text:span text:style-name="T2">Di media sosial (Instagram, TikTok, Facebook, X, dll.):</text:span></text:span><text:span text:style-name="T2"> Semua postingan kita (teks, foto, video), komentar, 'like', siapa yang kita ikuti, profil kita. </text:span></text:p>
              </text:list-item>
              <text:list-item>
                <text:p text:style-name="P315"><text:span text:style-name="Strong_20_Emphasis"><text:span text:style-name="T2">Saat belanja online (Tokopedia, Shopee, dll.):</text:span></text:span><text:span text:style-name="T2"> Produk apa yang kita lihat, masukkan ke keranjang, beli, ulasan yang kita berikan. </text:span></text:p>
              </text:list-item>
              <text:list-item>
                <text:p text:style-name="P315"><text:span text:style-name="Strong_20_Emphasis"><text:span text:style-name="T2">Saat hiburan:</text:span></text:span><text:span text:style-name="T2"> Film atau serial apa yang kita tonton di Netflix atau Vidio, lagu apa yang kita dengarkan di Spotify atau YouTube Music, game apa yang kita mainkan. </text:span></text:p>
              </text:list-item>
              <text:list-item>
                <text:p text:style-name="P92"><text:span text:style-name="Strong_20_Emphasis"><text:span text:style-name="T2">Saat bepergian:</text:span></text:span><text:span text:style-name="T2"> Riwayat perjalanan kita menggunakan Gojek atau Grab, lokasi GPS yang terekam, tempat-tempat yang kita 'check-in' atau tandai lokasinya di media sosial. Semua aktivitas ini menghasilkan data yang sangat kaya tentang preferensi, minat, kebiasaan, dan perilaku kita, yang sering digunakan (seringkali secara anonim dan teragregasi) untuk melatih AI pemberi rekomendasi, penarget iklan, atau analisis tren. </text:span></text:p>
              </text:list-item>
            </text:list>
            <text:p text:style-name="Text_20_body"><text:span text:style-name="Strong_20_Emphasis"><text:span text:style-name="T2">2. 'Perpustakaan Raksasa' Internet dan Sumber Publik</text:span></text:span><text:span text:style-name="T2"> Internet sendiri adalah gudang data raksasa yang banyak di antaranya bisa diakses secara bebas:</text:span></text:p>
            <text:list xml:id="list9205742611243536722" text:style-name="L309">
              <text:list-item>
                <text:p text:style-name="P316"><text:span text:style-name="Strong_20_Emphasis"><text:span text:style-name="T2">Isi jutaan situs web:</text:span></text:span><text:span text:style-name="T2"> Artikel berita (seperti dari Kompas.com, Detik.com), postingan blog, halaman Wikipedia, forum diskusi online. </text:span></text:p>
              </text:list-item>
              <text:list-item>
                <text:p text:style-name="P316"><text:span text:style-name="Strong_20_Emphasis"><text:span text:style-name="T2">Data publik dari pemerintah atau lembaga:</text:span></text:span><text:span text:style-name="T2"> Misalnya data </text:span><text:soft-page-break/><text:span text:style-name="T2">kependudukan dari Badan Pusat Statistik (BPS), data cuaca historis dari BMKG, data anggaran pemerintah, data hasil riset universitas. (Contoh di Indonesia: portal data.go.id) </text:span></text:p>
              </text:list-item>
              <text:list-item>
                <text:p text:style-name="P316"><text:span text:style-name="Strong_20_Emphasis"><text:span text:style-name="T2">Data pasar keuangan:</text:span></text:span><text:span text:style-name="T2"> Informasi harga saham harian dari Bursa Efek Indonesia (IDX) atau bursa global lainnya. </text:span></text:p>
              </text:list-item>
              <text:list-item>
                <text:p text:style-name="P93"><text:span text:style-name="Strong_20_Emphasis"><text:span text:style-name="T2">Karya digital:</text:span></text:span><text:span text:style-name="T2"> Buku elektronik (e-book), jurnal ilmiah, koleksi gambar atau musik yang berlisensi terbuka. Data publik ini sangat penting untuk melatih AI agar punya 'pengetahuan umum' tentang dunia, bahasa, fakta, dan berbagai topik. </text:span></text:p>
              </text:list-item>
            </text:list>
            <text:p text:style-name="Text_20_body"><text:span text:style-name="Strong_20_Emphasis"><text:span text:style-name="T2">3. 'Mata' dan 'Telinga' Digital: Sensor dan Perangkat Terhubung (IoT)</text:span></text:span><text:span text:style-name="T2"> Semakin banyak benda di sekitar kita yang kini dilengkapi sensor dan terhubung ke internet, terus menerus mengirimkan data tentang kondisi dunia fisik. Ini adalah era </text:span><text:span text:style-name="Strong_20_Emphasis"><text:span text:style-name="T2">Internet of Things (IoT)</text:span></text:span><text:span text:style-name="T2">, di mana benda-benda 'biasa' menjadi 'pintar'. Contoh datanya:</text:span></text:p>
            <text:list xml:id="list128649017535005545" text:style-name="L310">
              <text:list-item>
                <text:p text:style-name="P317"><text:span text:style-name="Strong_20_Emphasis"><text:span text:style-name="T2">Dari smartphone kita:</text:span></text:span><text:span text:style-name="T2"> Lokasi GPS (untuk peta), sensor gerakan (akselerometer, giroskop - bisa deteksi aktivitas), mikrofon (untuk asisten suara), kamera. </text:span></text:p>
              </text:list-item>
              <text:list-item>
                <text:p text:style-name="P317"><text:span text:style-name="Strong_20_Emphasis"><text:span text:style-name="T2">Dari perangkat wearable:</text:span></text:span><text:span text:style-name="T2"> Detak jantung, kualitas tidur, jumlah langkah, tingkat oksigen darah dari jam tangan pintar (smartwatch) atau gelang kebugaran. </text:span></text:p>
              </text:list-item>
              <text:list-item>
                <text:p text:style-name="P317"><text:span text:style-name="Strong_20_Emphasis"><text:span text:style-name="T2">Dari rumah pintar (smart home):</text:span></text:span><text:span text:style-name="T2"> Suhu ruangan dari termostat pintar, rekaman video dari kamera keamanan, status kunci pintu pintar, data penggunaan listrik. </text:span></text:p>
              </text:list-item>
              <text:list-item>
                <text:p text:style-name="P94"><text:span text:style-name="Strong_20_Emphasis"><text:span text:style-name="T2">Dari lingkungan sekitar:</text:span></text:span><text:span text:style-name="T2"> Sensor lalu lintas di jalan raya, kamera CCTV publik, sensor kualitas udara, sensor di mesin-mesin pabrik atau pertanian modern. Data dari sensor ini memungkinkan AI untuk memantau, memahami, dan bahkan berinteraksi dengan lingkungan fisik secara real-time. </text:span></text:p>
              </text:list-item>
            </text:list>
            <text:p text:style-name="Text_20_body"><text:span text:style-name="Strong_20_Emphasis"><text:span text:style-name="T2">4. Catatan Internal Bisnis dan Organisasi</text:span></text:span><text:span text:style-name="T2"> Perusahaan, rumah sakit, sekolah, bank, dan berbagai organisasi lainnya juga menghasilkan dan menyimpan data dalam jumlah besar sebagai bagian dari kegiatan mereka:</text:span></text:p>
            <text:list xml:id="list2301347354947313893" text:style-name="L311">
              <text:list-item>
                <text:p text:style-name="P318"><text:span text:style-name="Strong_20_Emphasis"><text:span text:style-name="T2">Riwayat transaksi nasabah</text:span></text:span><text:span text:style-name="T2"> di bank atau pelanggan di toko ritel. </text:span></text:p>
              </text:list-item>
              <text:list-item>
                <text:p text:style-name="P318"><text:span text:style-name="Strong_20_Emphasis"><text:span text:style-name="T2">Data rekam medis elektronik</text:span></text:span><text:span text:style-name="T2"> pasien di rumah sakit (tentu saja, akses dan penggunaannya harus tunduk pada aturan privasi yang </text:span><text:soft-page-break/><text:span text:style-name="T2">sangat ketat dan izin pasien). </text:span></text:p>
              </text:list-item>
              <text:list-item>
                <text:p text:style-name="P318"><text:span text:style-name="Strong_20_Emphasis"><text:span text:style-name="T2">Data logistik dan inventaris</text:span></text:span><text:span text:style-name="T2"> barang di gudang perusahaan ekspedisi. </text:span></text:p>
              </text:list-item>
              <text:list-item>
                <text:p text:style-name="P95"><text:span text:style-name="Strong_20_Emphasis"><text:span text:style-name="T2">Data operasional</text:span></text:span><text:span text:style-name="T2"> seperti jadwal penerbangan maskapai atau log aktivitas server website. Data internal ini biasanya bersifat rahasia dan digunakan untuk keperluan analisis bisnis internal, meningkatkan layanan, efisiensi operasional, riset, atau pengambilan keputusan internal organisasi. </text:span></text:p>
              </text:list-item>
            </text:list>
            <text:p text:style-name="Text_20_body"><text:span text:style-name="Strong_20_Emphasis"><text:span text:style-name="T2">Ledakan Informasi: Selamat Datang di Era "Big Data"!</text:span></text:span></text:p>
            <text:p text:style-name="Text_20_body"><text:span text:style-name="T2">Dengan semua sumber ini—terutama aktivitas digital kita dan sensor IoT yang terus aktif—dunia kita kini dibanjiri oleh data! Jumlah data yang dihasilkan setiap hari benar-benar luar biasa besar, kecepatannya sangat tinggi, dan bentuknya sangat beragam (teks, angka, gambar, suara, video, dll.). Fenomena ledakan volume informasi digital inilah yang dikenal dengan istilah </text:span><text:span text:style-name="Strong_20_Emphasis"><text:span text:style-name="T2">"Big Data"</text:span></text:span><text:span text:style-name="T2">.</text:span></text:p>
            <text:p text:style-name="Text_20_body"><text:span text:style-name="T2">Bayangkan saja seperti </text:span><text:span text:style-name="Strong_20_Emphasis"><text:span text:style-name="T2">banjir bah informasi</text:span></text:span><text:span text:style-name="T2"> yang datang tanpa henti dari segala penjuru. Atau seperti </text:span><text:span text:style-name="Strong_20_Emphasis"><text:span text:style-name="T2">perpustakaan raksasa yang koleksi bukunya bertambah miliaran jilid baru setiap hari</text:span></text:span><text:span text:style-name="T2">. Jumlahnya sudah tidak lagi diukur dalam Gigabyte (GB) atau Terabyte (TB), tapi sudah masuk ke era Petabyte (PB), Exabyte (EB), bahkan Zettabyte (ZB) – angka nolnya banyak sekali!</text:span></text:p>
            <text:p text:style-name="P1">Manusia biasa, bahkan tim analis terpintar sekalipun, tidak akan sanggup mengolah dan memahami lautan Big Data ini secara manual untuk menemukan pola atau wawasan berharga di dalamnya. Terlalu banyak, terlalu cepat, terlalu rumit.</text:p>
            <text:p text:style-name="Text_20_body"><text:span text:style-name="Strong_20_Emphasis"><text:span text:style-name="T2">Di sinilah peran AI dan Machine Learning menjadi tak tergantikan.</text:span></text:span><text:span text:style-name="T2"> AI/ML adalah alat komputasi canggih yang dirancang khusus untuk bisa 'berenang' di lautan Big Data ini. Mereka mampu memproses data dalam skala masif, secara otomatis menemukan pola-pola kompleks yang tersembunyi, belajar dari data tersebut, dan menghasilkan kesimpulan atau prediksi yang berguna. Jadi, bisa dikatakan </text:span><text:span text:style-name="Strong_20_Emphasis"><text:span text:style-name="T2">AI butuh Big Data sebagai 'santapan'-nya untuk belajar menjadi pintar, dan Big Data butuh AI agar 'santapan' itu bisa diolah dan dimaknai.</text:span></text:span><text:span text:style-name="T2"> Mereka adalah pasangan kunci yang saling membutuhkan di era digital ini.</text:span></text:p>
            <text:p text:style-name="P1"><text:soft-page-break/>Jadi, kesimpulannya jelas: data ada di mana-mana, terus menerus tercipta dalam volume raksasa, dan AI adalah teknologi kunci yang memungkinkan kita memanfaatkan potensi (sekaligus menghadapi tantangan) dari era Big Data ini.</text:p>
            <text:p text:style-name="P443"/>
            <text:p text:style-name="Text_20_body"><text:span text:style-name="Strong_20_Emphasis"><text:span text:style-name="T2">(Tips Tambahan Opsional)</text:span></text:span></text:p>
            <text:list xml:id="list5866821617176232864" text:style-name="L312">
              <text:list-item>
                <text:p text:style-name="P319"><text:span text:style-name="Emphasis"><text:span text:style-name="Strong_20_Emphasis"><text:span text:style-name="T2">Saran Konten:</text:span></text:span></text:span><text:span text:style-name="T2"> Anda bisa menambahkan satu paragraf singkat tentang pentingnya kesadaran akan jejak digital pribadi. Mengajak pembaca untuk lebih bijak dalam membagikan data pribadi secara online, memahami pengaturan privasi di aplikasi yang digunakan, dan menyadari bahwa data mereka berharga. </text:span></text:p>
              </text:list-item>
              <text:list-item>
                <text:p text:style-name="P96"><text:span text:style-name="Emphasis"><text:span text:style-name="Strong_20_Emphasis"><text:span text:style-name="T2">Prompt Ilustrasi (Opsional):</text:span></text:span></text:span><text:span text:style-name="T2"> "Buat ilustrasi visual yang dramatis untuk konsep Big Data. Tampilkan ikon 'bumi' atau 'kota modern' yang dibanjiri oleh aliran deras ikon-ikon data kecil (01, teks, gambar, suara, grafik) dari berbagai arah (ponsel, komputer, satelit, pabrik). Di tengah banjir data itu, ada ikon 'otak AI/chip' yang bersinar terang dan tampak sedang 'menyaring' atau 'mengolah' aliran data tersebut. Beri judul 'Banjir BIG DATA? AI Solusinya!'." </text:span></text:p>
              </text:list-item>
            </text:list>
            <text:p text:style-name="P443"/>
            <text:p text:style-name="Text_20_body"><text:span text:style-name="T2">Ini adalah akhir dari Bab 3. Silakan berikan perintah "YAX" jika Anda ingin saya melanjutkan ke prompt untuk </text:span><text:span text:style-name="Strong_20_Emphasis"><text:span text:style-name="T2">Pengantar Bab 4</text:span></text:span><text:span text:style-name="T2">.</text:span></text:p>
          </text:section>
          <text:section text:style-name="Sect1" text:name="feedback-form-31">
            <text:p text:style-name="P231"/>
          </text:section>
        </text:section>
        <text:section text:style-name="Sect1" text:name="b95d7877dad0baf7">
          <text:p text:style-name="P1"/>
          <text:section text:style-name="Sect1" text:name="user-query-content-32">
            <text:p text:style-name="P439">YAX </text:p>
          </text:section>
          <text:p text:style-name="P231">Show thinking</text:p>
          <text:section text:style-name="Sect2" text:name="model-response-message-contentr_b95d7877dad0baf7">
            <text:p text:style-name="Text_20_body"><text:span text:style-name="T2">Oke, kita sekarang memasuki bagian kedua buku ini, melihat AI dalam aksi nyata! Kita mulai dengan </text:span><text:span text:style-name="Strong_20_Emphasis"><text:span text:style-name="T2">Bab 4: AI di Genggaman Anda</text:span></text:span><text:span text:style-name="T2">.</text:span></text:p>
            <text:p text:style-name="Text_20_body"><text:span text:style-name="T2">Berikut adalah jawaban untuk prompt </text:span><text:span text:style-name="Strong_20_Emphasis"><text:span text:style-name="T2">Pengantar Bab 4</text:span></text:span><text:span text:style-name="T2">:</text:span></text:p>
            <text:p text:style-name="Text_20_body"><text:span text:style-name="Strong_20_Emphasis"><text:span text:style-name="T2">Prompt:</text:span></text:span><text:span text:style-name="T2"> </text:span><text:span text:style-name="Emphasis"><text:span text:style-name="T2">"Tuliskan paragraf pengantar untuk Bab 4 yang berjudul 'AI di Genggaman Anda'. Awali dengan menghubungkan pemahaman dasar tentang AI, ML, dan Data dari bab-bab sebelumnya ke dunia nyata yang paling akrab bagi pembaca: ponsel pintar mereka. Sampaikan bahwa </text:span></text:span><text:soft-page-break/><text:span text:style-name="Emphasis"><text:span text:style-name="T2">ponsel bukan lagi sekadar alat komunikasi, tetapi sudah menjadi 'rumah' bagi banyak aplikasi AI cerdas yang membantu kita sehari-hari, seringkali tanpa kita sadari. Janjikan bahwa bab ini akan 'membongkar' beberapa fitur populer di ponsel dan menunjukkan di mana peran AI (yang konsepnya sudah dipelajari) bekerja di baliknya, mulai dari asisten suara hingga kamera pintar."</text:span></text:span></text:p>
            <text:p text:style-name="Text_20_body"><text:span text:style-name="Strong_20_Emphasis"><text:span text:style-name="T2">Jawaban Saya:</text:span></text:span></text:p>
            <text:p text:style-name="Text_20_body"><text:span text:style-name="T2">Selamat datang di Bab 4! Di bab-bab sebelumnya, kita sudah sama-sama 'berkenalan' dengan apa itu Kecerdasan Buatan (AI), memahami sedikit tentang bagaimana mesin bisa 'belajar' (lewat Machine Learning), dan menyadari betapa krusialnya peran data sebagai 'bahan bakar'-nya. Nah, sekarang saatnya kita turun gunung dari konsep-konsep dasar dan melihat langsung bagaimana AI ini 'beraksi' di dunia nyata kita. Dan tempat pertama yang akan kita 'kunjungi' adalah benda yang mungkin paling akrab dengan kita sehari-hari, yang bahkan mungkin sedang Anda gunakan untuk membaca ini: </text:span><text:span text:style-name="Strong_20_Emphasis"><text:span text:style-name="T2">Ponsel Pintar (Smartphone)</text:span></text:span><text:span text:style-name="T2"> kesayangan Anda!</text:span></text:p>
            <text:p text:style-name="P1">Coba perhatikan sejenak ponsel Anda. Benda pipih ini sudah bukan lagi sekadar alat untuk menelepon atau mengirim pesan singkat (SMS) seperti zaman dulu, kan? Ia sudah bertransformasi menjadi 'pusat komando' mini kita: alat komunikasi canggih, kamera andalan untuk mengabadikan momen, jendela kita ke dunia informasi dan hiburan, dompet digital, pemutar musik, navigator perjalanan, dan bahkan... asisten pribadi!</text:p>
            <text:p text:style-name="Text_20_body"><text:span text:style-name="T2">Tahukah Anda, di balik sebagian besar 'keajaiban' dan kemudahan yang ditawarkan oleh ponsel pintar modern ini, ada 'sentuhan' Kecerdasan Buatan yang bekerja keras? Ya, ponsel kita kini telah menjadi semacam </text:span><text:span text:style-name="Strong_20_Emphasis"><text:span text:style-name="T2">'rumah nyaman' bagi berbagai fitur dan aplikasi cerdas yang ditenagai oleh AI</text:span></text:span><text:span text:style-name="T2">, yang dirancang untuk membantu aktivitas kita sehari-hari, seringkali begitu mulus hingga kita tidak menyadari keberadaannya.</text:span></text:p>
            <text:p text:style-name="P1">Nah, di Bab 4 yang berjudul "AI di Genggaman Anda" ini, kita akan coba bermain detektif! Kita akan 'membongkar' beberapa fitur yang sangat umum kita gunakan di ponsel pintar dan mencari tahu jejak kerja AI (dengan bekal konsep AI, ML, dan Data yang sudah kita pelajari) di baliknya. Kita akan intip:</text:p>
            <text:list xml:id="list4312372323698419418" text:style-name="L313">
              <text:list-item>
                <text:p text:style-name="P320"><text:span text:style-name="T2">Bagaimana </text:span><text:span text:style-name="Strong_20_Emphasis"><text:span text:style-name="T2">asisten suara</text:span></text:span><text:span text:style-name="T2"> (seperti Google Assistant atau Siri) bisa </text:span><text:soft-page-break/><text:span text:style-name="T2">'mengerti' apa yang kita ucapkan dan menjawab pertanyaan kita? </text:span></text:p>
              </text:list-item>
              <text:list-item>
                <text:p text:style-name="P320"><text:span text:style-name="T2">Apa sih rahasia </text:span><text:span text:style-name="Strong_20_Emphasis"><text:span text:style-name="T2">kamera ponsel</text:span></text:span><text:span text:style-name="T2"> yang bisa otomatis mengenali wajah teman kita atau membuat latar belakang foto jadi blur (efek bokeh) dengan begitu rapi? </text:span></text:p>
              </text:list-item>
              <text:list-item>
                <text:p text:style-name="P320"><text:span text:style-name="T2">Bagaimana </text:span><text:span text:style-name="Strong_20_Emphasis"><text:span text:style-name="T2">keyboard di layar sentuh</text:span></text:span><text:span text:style-name="T2"> bisa 'menebak' kata apa yang akan kita ketik selanjutnya atau memperbaiki typo kita secara otomatis? </text:span></text:p>
              </text:list-item>
              <text:list-item>
                <text:p text:style-name="P97"><text:span text:style-name="T2">Bagaimana ponsel bisa begitu yakin mengenali </text:span><text:span text:style-name="Strong_20_Emphasis"><text:span text:style-name="T2">sidik jari unik</text:span></text:span><text:span text:style-name="T2"> atau </text:span><text:span text:style-name="Strong_20_Emphasis"><text:span text:style-name="T2">pola wajah</text:span></text:span><text:span text:style-name="T2"> kita untuk membuka kunci layar dengan aman? </text:span></text:p>
              </text:list-item>
            </text:list>
            <text:p text:style-name="P1">Mari kita mulai penjelajahan seru ini untuk melihat betapa AI sudah begitu dekat, benar-benar ada di genggaman tangan kita setiap hari!</text:p>
            <text:p text:style-name="P443"/>
            <text:p text:style-name="Text_20_body"><text:span text:style-name="Strong_20_Emphasis"><text:span text:style-name="T2">(Tips Tambahan Opsional)</text:span></text:span></text:p>
            <text:list xml:id="list511447097310073016" text:style-name="L314">
              <text:list-item>
                <text:p text:style-name="P321"><text:span text:style-name="Emphasis"><text:span text:style-name="Strong_20_Emphasis"><text:span text:style-name="T2">Saran Visual:</text:span></text:span></text:span><text:span text:style-name="T2"> Halaman pembuka Bab 4 akan sangat menarik jika menampilkan gambar </text:span><text:span text:style-name="Emphasis"><text:span text:style-name="T2">close-up</text:span></text:span><text:span text:style-name="T2"> tangan seseorang yang sedang memegang smartphone modern. Dari layar smartphone itu, seolah-olah 'keluar' atau 'melayang' ikon-ikon kecil yang mewakili fitur-fitur yang akan dibahas (mikrofon, kamera, keyboard, sidik jari/wajah). Ini langsung mengkomunikasikan fokus bab. </text:span></text:p>
              </text:list-item>
              <text:list-item>
                <text:p text:style-name="P98"><text:span text:style-name="Emphasis"><text:span text:style-name="Strong_20_Emphasis"><text:span text:style-name="T2">Prompt Ilustrasi (Opsional):</text:span></text:span></text:span><text:span text:style-name="T2"> "Buat ilustrasi header halaman untuk Bab 4, judul: 'Bab 4: AI di Genggaman Anda'. Fokus utama adalah gambar tangan (gaya realistis atau semi-realistis) yang sedang memegang sebuah smartphone modern. Dari layar smartphone tersebut, muncul secara halus atau transparan ikon-ikon fitur: mikrofon, lensa kamera, beberapa huruf keyboard (misal: A, B, C), dan ikon sidik jari atau pemindai wajah. Berikan kesan bahwa fitur-fitur AI ini 'hidup' di dalam ponsel. Gunakan pencahayaan yang menarik pada layar ponsel." </text:span></text:p>
              </text:list-item>
            </text:list>
            <text:p text:style-name="P443"/>
            <text:p text:style-name="P1">Silakan berikan perintah "YAX" untuk melanjutkan ke prompt berikutnya (Subbab 4.1).</text:p>
          </text:section>
          <text:section text:style-name="Sect1" text:name="feedback-form-32">
            <text:p text:style-name="P231"/>
          </text:section>
        </text:section>
        <text:section text:style-name="Sect1" text:name="8fb557db8a3e7515">
          <text:p text:style-name="P1"/>
          <text:section text:style-name="Sect1" text:name="user-query-content-33">
            <text:p text:style-name="P439"><text:soft-page-break/>YAX </text:p>
          </text:section>
          <text:p text:style-name="P231">Show thinking</text:p>
          <text:section text:style-name="Sect2" text:name="model-response-message-contentr_8fb557db8a3e7515">
            <text:p text:style-name="P231"/>
          </text:section>
          <text:section text:style-name="Sect1" text:name="feedback-form-33">
            <text:p text:style-name="P231"/>
          </text:section>
        </text:section>
        <text:section text:style-name="Sect1" text:name="64618e5057c34edc">
          <text:p text:style-name="P1"/>
          <text:section text:style-name="Sect1" text:name="user-query-content-34">
            <text:p text:style-name="P439">please generate </text:p>
          </text:section>
          <text:p text:style-name="P231">Show thinking</text:p>
          <text:section text:style-name="Sect2" text:name="model-response-message-contentr_64618e5057c34edc">
            <text:p text:style-name="Text_20_body"><text:span text:style-name="T2">Baik, mari kita mulai 'bongkar' fitur pertama di ponsel pintar kita di </text:span><text:span text:style-name="Strong_20_Emphasis"><text:span text:style-name="T2">Subbab 4.1: Asisten Pribadi di Ponsel (Siri, Google Assistant - Cara Kerjanya Secara Sederhana)</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bagaimana asisten suara seperti Siri atau Google Assistant bekerja</text:span></text:span></text:span><text:span text:style-name="Emphasis"><text:span text:style-name="T2">. Hindari detail teknis yang rumit. Pecah prosesnya menjadi langkah-langkah mudah dipahami:</text:span></text:span><text:span text:style-name="T2"> 1. </text:span><text:span text:style-name="Emphasis"><text:span text:style-name="Strong_20_Emphasis"><text:span text:style-name="T2">Mendengarkan Kata Kunci:</text:span></text:span></text:span><text:span text:style-name="Emphasis"><text:span text:style-name="T2"> (Bagaimana ponsel 'siaga' mendengarkan "Hey Siri" / "OK Google" - sebut ini sebagai pengenalan pola suara sederhana).</text:span></text:span><text:span text:style-name="T2"> 2. </text:span><text:span text:style-name="Emphasis"><text:span text:style-name="Strong_20_Emphasis"><text:span text:style-name="T2">Mengubah Suara Jadi Teks:</text:span></text:span></text:span><text:span text:style-name="Emphasis"><text:span text:style-name="T2"> (Proses mengubah spoken words into text the phone can understand - using ML models trained on vast voice data).</text:span></text:span><text:span text:style-name="T2"> 3. </text:span><text:span text:style-name="Emphasis"><text:span text:style-name="Strong_20_Emphasis"><text:span text:style-name="T2">Memahami Maksud Perintah (NLP Sederhana):</text:span></text:span></text:span><text:span text:style-name="Emphasis"><text:span text:style-name="T2"> (Understanding the meaning or intent behind the text - e.g., "set timer" vs. "what's the weather"). Mention this uses ML trained on language patterns.</text:span></text:span><text:span text:style-name="T2"> 4. </text:span><text:span text:style-name="Emphasis"><text:span text:style-name="Strong_20_Emphasis"><text:span text:style-name="T2">Menjalankan Tugas / Mencari Jawaban:</text:span></text:span></text:span><text:span text:style-name="Emphasis"><text:span text:style-name="T2"> (Performing the requested action (setting timer, calling contact) or finding the answer (searching web, checking weather app)).</text:span></text:span><text:span text:style-name="T2"> 5. </text:span><text:span text:style-name="Emphasis"><text:span text:style-name="Strong_20_Emphasis"><text:span text:style-name="T2">Mengubah Teks Jadi Suara:</text:span></text:span></text:span><text:span text:style-name="Emphasis"><text:span text:style-name="T2"> (Converting the text answer back into audible speech).</text:span></text:span></text:p>
            <text:list xml:id="list4119208541970133420" text:style-name="L315">
              <text:list-item>
                <text:p text:style-name="P99"><text:span text:style-name="Emphasis"><text:span text:style-name="T2">Emphasize the role of ML and data (voice data, language data) at various stages. Keep it high-level."</text:span></text:span><text:span text:style-name="T2"> </text:span></text:p>
              </text:list-item>
            </text:list>
            <text:p text:style-name="Text_20_body"><text:span text:style-name="Strong_20_Emphasis"><text:span text:style-name="T2">Jawaban Saya:</text:span></text:span></text:p>
            <text:p text:style-name="P1">Fitur asisten suara seperti Google Assistant (yang banyak dipakai di ponsel Android di Indonesia) atau Siri (di iPhone) memang terasa seperti sulap, ya? Kita tinggal panggil namanya, ucapkan perintah atau pertanyaan, dan dia merespons! Rasanya seperti punya asisten pribadi betulan. Tapi, di balik layar, ada serangkaian langkah canggih yang terjadi dalam sekejap mata, dan tentu saja, AI dan Machine Learning (ML) memainkan peran besar di <text:soft-page-break/>dalamnya. Yuk, kita intip prosesnya langkah demi langkah secara sederhana:</text:p>
            <text:p text:style-name="Text_20_body"><text:span text:style-name="Strong_20_Emphasis"><text:span text:style-name="T2">Langkah 1: "Siaga!", Mendengarkan Panggilan Khusus (Kata Kunci / </text:span></text:span><text:span text:style-name="Strong_20_Emphasis"><text:span text:style-name="Emphasis"><text:span text:style-name="T2">Wake Word</text:span></text:span></text:span><text:span text:style-name="Strong_20_Emphasis"><text:span text:style-name="T2">)</text:span></text:span><text:span text:style-name="T2"> Anda mungkin bertanya, kok ponsel bisa langsung 'bangun' saat kita bilang "Ok Google" atau "Hey Siri"? Apakah dia menguping terus? Jawabannya, ya dan tidak. Ponsel Anda memang punya 'telinga' (mikrofon) yang selalu 'sedikit' aktif dalam mode hemat energi, tapi ia hanya dilatih untuk mengenali satu pola suara yang sangat spesifik: kata kunci panggilannya itu. Anggap saja seperti </text:span><text:span text:style-name="Strong_20_Emphasis"><text:span text:style-name="T2">anjing peliharaan yang mungkin tampak tertidur pulas, tapi telinganya akan langsung tegak begitu mendengar namanya dipanggil</text:span></text:span><text:span text:style-name="T2">. Proses mengenali pola suara kata kunci ini biasanya menggunakan algoritma yang relatif ringan agar tidak boros baterai. Begitu kata kunci terdeteksi, barulah sistem utama asisten suara 'bangun' sepenuhnya.</text:span></text:p>
            <text:p text:style-name="Text_20_body"><text:span text:style-name="Strong_20_Emphasis"><text:span text:style-name="T2">Langkah 2: "Anda Bilang Apa?", Mengubah Suara Jadi Tulisan (Speech-to-Text / STT)</text:span></text:span><text:span text:style-name="T2"> Setelah 'bangun', asisten suara akan mulai merekam perintah atau pertanyaan yang Anda ucapkan. Nah, komputer itu lebih jago mengolah tulisan daripada suara mentah. Jadi, langkah berikutnya adalah mengubah rekaman suara Anda menjadi format teks. Proses ini disebut </text:span><text:span text:style-name="Emphasis"><text:span text:style-name="T2">Speech-to-Text</text:span></text:span><text:span text:style-name="T2"> (STT). Biasanya, rekaman suara Anda akan dikirim (dengan aman) ke server super canggih di internet. Di sana, </text:span><text:span text:style-name="Strong_20_Emphasis"><text:span text:style-name="T2">model Machine Learning (seringkali berupa Jaringan Saraf Tiruan/Neural Network yang kompleks)</text:span></text:span><text:span text:style-name="T2"> akan bekerja. Model ini sudah </text:span><text:span text:style-name="Strong_20_Emphasis"><text:span text:style-name="T2">'belajar' dari jutaan, bahkan miliaran, contoh rekaman suara manusia</text:span></text:span><text:span text:style-name="T2"> dalam berbagai bahasa (termasuk Bahasa Indonesia!), aksen, usia, jenis kelamin, dan bahkan dalam kondisi bising. Semakin banyak dan beragam 'latihan'-nya dengan data suara, semakin akurat ia bisa mentranskrip ucapan Anda menjadi teks.</text:span></text:p>
            <text:p text:style-name="Text_20_body"><text:span text:style-name="Strong_20_Emphasis"><text:span text:style-name="T2">Langkah 3: "Maksud Anda Apa?", Memahami Makna Kalimat (Natural Language Processing / NLP)</text:span></text:span><text:span text:style-name="T2"> Suara sudah jadi teks, misalnya teksnya: "ingatkan saya beli martabak jam 7 malam". Tapi, komputer perlu 'mengerti' apa </text:span><text:span text:style-name="Emphasis"><text:span text:style-name="T2">maksud</text:span></text:span><text:span text:style-name="T2"> kalimat ini. Ia perlu tahu bahwa Anda ingin </text:span><text:span text:style-name="Emphasis"><text:span text:style-name="T2">diingatkan</text:span></text:span><text:span text:style-name="T2"> (aksi/intent), tentang </text:span><text:span text:style-name="Emphasis"><text:span text:style-name="T2">membeli martabak</text:span></text:span><text:span text:style-name="T2"> (objek/topik), pada waktu </text:span><text:span text:style-name="Emphasis"><text:span text:style-name="T2">jam 7 malam</text:span></text:span><text:span text:style-name="T2"> (parameter waktu). Kemampuan AI untuk 'membaca' dan 'memahami' makna, maksud (intent), serta informasi kunci (entitas) dalam bahasa manusia sehari-hari inilah yang disebut </text:span><text:span text:style-name="Emphasis"><text:span text:style-name="T2">Natural Language </text:span></text:span><text:soft-page-break/><text:span text:style-name="Emphasis"><text:span text:style-name="T2">Processing</text:span></text:span><text:span text:style-name="T2"> (NLP) atau Pemrosesan Bahasa Alami. Ini lagi-lagi melibatkan </text:span><text:span text:style-name="Strong_20_Emphasis"><text:span text:style-name="T2">model Machine Learning canggih yang sudah 'belajar' dari triliunan contoh kalimat dan teks</text:span></text:span><text:span text:style-name="T2"> dari buku, website, artikel, dan interaksi pengguna sebelumnya. Dari data raksasa itu, ia belajar pola tata bahasa, konteks kata, sinonim, dan berbagai cara manusia mengungkapkan suatu keinginan. Ia jadi bisa membedakan "Setel alarm jam 5" dengan "Cuaca jam 5 bagaimana?".</text:span></text:p>
            <text:p text:style-name="Text_20_body"><text:span text:style-name="Strong_20_Emphasis"><text:span text:style-name="T2">Langkah 4: "Siap Laksanakan!", Menjalankan Perintah atau Mencari Jawaban</text:span></text:span><text:span text:style-name="T2"> Setelah AI berhasil memahami maksud Anda (berdasarkan hasil Langkah 3), barulah ia bertindak sesuai perintah:</text:span></text:p>
            <text:list xml:id="list8732412563172160874" text:style-name="L316">
              <text:list-item>
                <text:p text:style-name="P241">Jika Anda minta menelepon "Mama", ia akan mencari kontak "Mama" di ponsel Anda dan memulai panggilan. </text:p>
              </text:list-item>
              <text:list-item>
                <text:p text:style-name="P241">Jika Anda minta menyetel pengingat beli martabak, ia akan 'bicara' dengan aplikasi kalender atau pengingat di ponsel Anda. </text:p>
              </text:list-item>
              <text:list-item>
                <text:p text:style-name="P241">Jika Anda bertanya, "Bagaimana cuaca di Medan hari ini?" (Sabtu, 29 Maret 2025), ia akan mengambil data terkini dari layanan informasi cuaca (seperti BMKG atau AccuWeather) via internet. </text:p>
              </text:list-item>
              <text:list-item>
                <text:p text:style-name="P10">Jika pertanyaannya lebih umum, ia mungkin akan melakukan pencarian di Google atau sumber pengetahuan lainnya. </text:p>
              </text:list-item>
            </text:list>
            <text:p text:style-name="Text_20_body"><text:span text:style-name="Strong_20_Emphasis"><text:span text:style-name="T2">Langkah 5: "Ini Jawabannya...", Mengubah Teks Jadi Suara Lagi (Text-to-Speech / TTS)</text:span></text:span><text:span text:style-name="T2"> Jika tugasnya memerlukan jawaban lisan (seperti saat menjawab pertanyaan cuaca tadi), maka teks jawaban yang sudah didapatkan perlu diubah kembali menjadi suara yang bisa kita dengar. Proses ini disebut </text:span><text:span text:style-name="Emphasis"><text:span text:style-name="T2">Text-to-Speech</text:span></text:span><text:span text:style-name="T2"> (TTS). Suara asisten virtual modern yang terdengar semakin alami (tidak kaku seperti robot zaman dulu) juga merupakan hasil kerja </text:span><text:span text:style-name="Strong_20_Emphasis"><text:span text:style-name="T2">model Machine Learning (seringkali Deep Learning)</text:span></text:span><text:span text:style-name="T2">. Model ini </text:span><text:span text:style-name="Strong_20_Emphasis"><text:span text:style-name="T2">'belajar' dari rekaman suara manusia sungguhan</text:span></text:span><text:span text:style-name="T2"> untuk meniru cara pengucapan kata, intonasi kalimat tanya atau pernyataan, jeda, dan irama bicara yang natural.</text:span></text:p>
            <text:p text:style-name="Text_20_body"><text:span text:style-name="T2">Jadi, proses dari Anda memanggil "Ok Google" sampai Anda mendengar jawabannya melibatkan serangkaian langkah kompleks di balik layar. Kuncinya ada pada </text:span><text:span text:style-name="Strong_20_Emphasis"><text:span text:style-name="T2">kemampuan Machine Learning untuk belajar dari data dalam jumlah masif</text:span></text:span><text:span text:style-name="T2">, baik itu data suara (untuk STT dan TTS) maupun data teks (untuk NLP). Tanpa ML dan data raksasa itu, asisten suara </text:span><text:soft-page-break/><text:span text:style-name="T2">secanggih ini tidak akan mungkin ada!</text:span></text:p>
            <text:p text:style-name="P443"/>
            <text:p text:style-name="Text_20_body"><text:span text:style-name="Strong_20_Emphasis"><text:span text:style-name="T2">(Tips Tambahan Opsional)</text:span></text:span></text:p>
            <text:list xml:id="list439495763473523601" text:style-name="L317">
              <text:list-item>
                <text:p text:style-name="P322"><text:span text:style-name="Emphasis"><text:span text:style-name="Strong_20_Emphasis"><text:span text:style-name="T2">Saran Konten:</text:span></text:span></text:span><text:span text:style-name="T2"> Anda bisa menambahkan catatan singkat tentang aspek privasi: bahwa meskipun ponsel 'mendengarkan' kata kunci, pemrosesan suara lengkap biasanya baru terjadi (dan mungkin dikirim ke server) setelah kata kunci terdeteksi, dan pengguna biasanya punya kontrol atas riwayat data suara mereka. </text:span></text:p>
              </text:list-item>
              <text:list-item>
                <text:p text:style-name="P100"><text:span text:style-name="Emphasis"><text:span text:style-name="Strong_20_Emphasis"><text:span text:style-name="T2">Prompt Ilustrasi (Opsional):</text:span></text:span></text:span><text:span text:style-name="T2"> "Buat infografis vertikal atau horizontal yang menunjukkan 5 langkah kerja asisten suara. Setiap langkah diwakili ikon sederhana: 1. Telinga (Dengar Panggilan). 2. Gelombang Suara → [abc] (Ubah ke Teks - ML Data Suara). 3. Otak/Chip menganalisis [abc] (Pahami Makna - ML Data Teks). 4. Ikon Alat (Palu/Kunci Inggris) atau Awan/Bumi (Lakukan Aksi/Cari Info). 5. [abc] → Gelombang Suara (Jawab dengan Suara - ML Data Suara). Gunakan panah untuk menunjukkan alur yang jelas dari atas ke bawah atau kiri ke kanan." </text:span></text:p>
              </text:list-item>
            </text:list>
            <text:p text:style-name="P443"/>
            <text:p text:style-name="P1">Silakan berikan perintah "YAX" untuk melanjutkan ke prompt berikutnya (Subbab 4.2).</text:p>
          </text:section>
          <text:section text:style-name="Sect1" text:name="feedback-form-34">
            <text:p text:style-name="P231"/>
          </text:section>
        </text:section>
        <text:section text:style-name="Sect1" text:name="f59718c1bf30db25">
          <text:p text:style-name="P1"/>
          <text:section text:style-name="Sect1" text:name="user-query-content-35">
            <text:p text:style-name="P439">YAX </text:p>
          </text:section>
          <text:p text:style-name="P231">Show thinking</text:p>
          <text:section text:style-name="Sect2" text:name="model-response-message-contentr_f59718c1bf30db25">
            <text:p text:style-name="Text_20_body"><text:span text:style-name="T2">Oke, mari kita lanjutkan 'investigasi' AI di ponsel kita ke bagian kamera di </text:span><text:span text:style-name="Strong_20_Emphasis"><text:span text:style-name="T2">Subbab 4.2: Kamera Ponsel Makin Pintar: Mengenali Wajah, Memperbaiki Foto</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bagaimana AI membuat kamera ponsel menjadi 'pintar'</text:span></text:span></text:span><text:span text:style-name="Emphasis"><text:span text:style-name="T2">. Fokus pada beberapa fitur utama:</text:span></text:span><text:span text:style-name="T2"> * </text:span><text:span text:style-name="Emphasis"><text:span text:style-name="Strong_20_Emphasis"><text:span text:style-name="T2">Pengenalan Wajah (Face Detection/Recognition):</text:span></text:span></text:span><text:span text:style-name="T2"> </text:span><text:span text:style-name="Emphasis"><text:span text:style-name="T2">Jelaskan bagaimana kamera bisa otomatis menemukan dan fokus pada wajah orang di foto. Kaitkan ini dengan </text:span></text:span><text:span text:style-name="Emphasis"><text:span text:style-name="Strong_20_Emphasis"><text:span text:style-name="T2">ML yang dilatih mengenali pola wajah</text:span></text:span></text:span><text:span text:style-name="Emphasis"><text:span text:style-name="T2"> (mata, hidung, mulut konfigurasi) dari jutaan gambar wajah.</text:span></text:span><text:span text:style-name="T2"> * </text:span><text:span text:style-name="Emphasis"><text:span text:style-name="Strong_20_Emphasis"><text:span text:style-name="T2">Pengenalan </text:span></text:span></text:span><text:soft-page-break/><text:span text:style-name="Emphasis"><text:span text:style-name="Strong_20_Emphasis"><text:span text:style-name="T2">Pemandangan (Scene Recognition):</text:span></text:span></text:span><text:span text:style-name="T2"> </text:span><text:span text:style-name="Emphasis"><text:span text:style-name="T2">Mention how cameras can identify scenes (beach, food, sunset) to automatically adjust settings (using ML trained on labeled scene images).</text:span></text:span><text:span text:style-name="T2"> * </text:span><text:span text:style-name="Emphasis"><text:span text:style-name="Strong_20_Emphasis"><text:span text:style-name="T2">Perbaikan Foto Otomatis &amp; Efek:</text:span></text:span></text:span><text:span text:style-name="Emphasis"><text:span text:style-name="T2"> (Contoh: Mode Potret/Bokeh, Peningkatan Foto Low-light, HDR). Jelaskan secara konseptual bahwa AI menganalisis image content (identifying subject vs. background, detecting noise) and applies intelligent fixes based on patterns learned from vast photo datasets. Ibaratkan AI 'tahu' what a good photo often looks like based on training.</text:span></text:span></text:p>
            <text:list xml:id="list5040621881722731138" text:style-name="L318">
              <text:list-item>
                <text:p text:style-name="P101"><text:span text:style-name="Emphasis"><text:span text:style-name="T2">Tekankan bahwa semua ini adalah </text:span></text:span><text:span text:style-name="Emphasis"><text:span text:style-name="Strong_20_Emphasis"><text:span text:style-name="T2">aplikasi pengenalan pola visual</text:span></text:span></text:span><text:span text:style-name="Emphasis"><text:span text:style-name="T2"> yang ditenagai oleh ML dan data gambar yang masif."</text:span></text:span><text:span text:style-name="T2"> </text:span></text:p>
              </text:list-item>
            </text:list>
            <text:p text:style-name="Text_20_body"><text:span text:style-name="Strong_20_Emphasis"><text:span text:style-name="T2">Jawaban Saya:</text:span></text:span></text:p>
            <text:p text:style-name="P1">Kalau kita bicara soal fitur ponsel pintar yang perkembangannya paling terasa 'wow' dalam beberapa tahun terakhir (hingga awal 2025 ini), pasti banyak yang setuju kalau itu adalah kameranya! Kamera ponsel zaman sekarang tidak hanya punya resolusi megapiksel yang makin besar, tapi juga terasa makin 'pintar'. Ia bisa otomatis mengenali objek, menyesuaikan pengaturan, bahkan menghasilkan efek foto yang dulu hanya bisa dilakukan kamera profesional atau lewat editing rumit. 'Otak' di balik kepintaran kamera ini? Tentu saja, Kecerdasan Buatan (AI) dan Machine Learning (ML)! Mari kita lihat beberapa contohnya:</text:p>
            <text:p text:style-name="Text_20_body"><text:span text:style-name="Strong_20_Emphasis"><text:span text:style-name="T2">1. "Ada Wajah di Sana!" - Deteksi &amp; Pengenalan Wajah Otomatis (</text:span></text:span><text:span text:style-name="Strong_20_Emphasis"><text:span text:style-name="Emphasis"><text:span text:style-name="T2">Face Detection/Recognition</text:span></text:span></text:span><text:span text:style-name="Strong_20_Emphasis"><text:span text:style-name="T2">)</text:span></text:span><text:span text:style-name="T2"> Anda pasti sering mengalami ini: saat mengarahkan kamera ke teman-teman, tiba-tiba muncul kotak kuning (atau warna lain) yang otomatis 'mengunci' wajah mereka di layar. Fitur ini sangat membantu kamera untuk fokus dengan benar ke wajah orang. Bahkan, di galeri foto, kadang ponsel bisa mengelompokkan foto berdasarkan wajah orang yang sama atau menyarankan nama untuk di-tag. Bagaimana bisa?</text:span></text:p>
            <text:list xml:id="list708395428233358942" text:style-name="L319">
              <text:list-item>
                <text:p text:style-name="P323"><text:span text:style-name="Strong_20_Emphasis"><text:span text:style-name="T2">AI Belajar Pola Umum Wajah:</text:span></text:span><text:span text:style-name="T2"> Di dalam 'otak' kamera ponsel Anda, ada </text:span><text:span text:style-name="Strong_20_Emphasis"><text:span text:style-name="T2">model Machine Learning yang sudah 'bersekolah' dengan melihat jutaan contoh foto berisi wajah manusia</text:span></text:span><text:span text:style-name="T2">. Dari latihan ini, AI belajar mengenali </text:span><text:span text:style-name="Strong_20_Emphasis"><text:span text:style-name="T2">pola visual umum sebuah wajah</text:span></text:span><text:span text:style-name="T2">: biasanya ada dua mata, satu hidung di tengah bawahnya, satu mulut di bawah hidung, semuanya dalam konfigurasi tertentu. Saat Anda membidik, AI akan terus menerus memindai area gambar mencari pola yang </text:span><text:soft-page-break/><text:span text:style-name="T2">cocok dengan 'konsep wajah' yang sudah dipelajarinya ini. Jika ketemu, ia akan menggambar kotak di sana. </text:span></text:p>
              </text:list-item>
              <text:list-item>
                <text:p text:style-name="P102"><text:span text:style-name="Strong_20_Emphasis"><text:span text:style-name="T2">Mengenali Siapa Orangnya (</text:span></text:span><text:span text:style-name="Strong_20_Emphasis"><text:span text:style-name="Emphasis"><text:span text:style-name="T2">Recognition</text:span></text:span></text:span><text:span text:style-name="Strong_20_Emphasis"><text:span text:style-name="T2">):</text:span></text:span><text:span text:style-name="T2"> Kalau sampai bisa menebak nama orangnya, itu berarti AI melakukan langkah tambahan. Setelah mendeteksi wajah, ia menganalisis ciri-ciri unik wajah tersebut (jarak antar mata, bentuk hidung, dll.) dan membandingkannya dengan 'database' wajah orang-orang yang sudah Anda kenali atau tandai sebelumnya di galeri Anda. Ini mirip cara kerja fitur buka kunci dengan wajah (Face Unlock). </text:span></text:p>
              </text:list-item>
            </text:list>
            <text:p text:style-name="Text_20_body"><text:span text:style-name="Strong_20_Emphasis"><text:span text:style-name="T2">2. "Lagi Foto Makanan Nih!" - Pengenalan Pemandangan Otomatis (</text:span></text:span><text:span text:style-name="Strong_20_Emphasis"><text:span text:style-name="Emphasis"><text:span text:style-name="T2">Scene Recognition</text:span></text:span></text:span><text:span text:style-name="Strong_20_Emphasis"><text:span text:style-name="T2">)</text:span></text:span><text:span text:style-name="T2"> Pernah perhatikan saat mengarahkan kamera ke piring berisi makanan lezat, tiba-tiba muncul ikon kecil bergambar garpu dan sendok di layar? Atau saat ke pantai muncul ikon pohon kelapa/matahari? Ini adalah fitur </text:span><text:span text:style-name="Emphasis"><text:span text:style-name="T2">Scene Recognition</text:span></text:span><text:span text:style-name="T2">.</text:span></text:p>
            <text:list xml:id="list1671720196453919571" text:style-name="L320">
              <text:list-item>
                <text:p text:style-name="P324"><text:span text:style-name="Strong_20_Emphasis"><text:span text:style-name="T2">AI Belajar Ciri Khas Pemandangan:</text:span></text:span><text:span text:style-name="T2"> Sama seperti belajar wajah, AI kamera juga </text:span><text:span text:style-name="Strong_20_Emphasis"><text:span text:style-name="T2">dilatih dengan ribuan atau jutaan gambar yang sudah diberi label jenis pemandangannya</text:span></text:span><text:span text:style-name="T2">: "foto makanan", "foto pantai", "foto matahari terbenam", "foto dalam ruangan", "foto dokumen", "foto malam hari", dan sebagainya. AI belajar mengenali </text:span><text:span text:style-name="Strong_20_Emphasis"><text:span text:style-name="T2">karakteristik visual yang khas</text:span></text:span><text:span text:style-name="T2"> dari setiap jenis pemandangan. Misalnya, foto makanan seringkali punya warna cerah dan fokus dekat; foto pantai punya dominasi biru dan pasir; foto malam hari punya kontras gelap-terang yang tinggi. </text:span></text:p>
              </text:list-item>
              <text:list-item>
                <text:p text:style-name="P103"><text:span text:style-name="Strong_20_Emphasis"><text:span text:style-name="T2">Penyesuaian Cerdas:</text:span></text:span><text:span text:style-name="T2"> Begitu AI mengenali jenis pemandangan yang sedang Anda potret, ia bisa secara </text:span><text:span text:style-name="Strong_20_Emphasis"><text:span text:style-name="T2">otomatis mengoptimalkan pengaturan kamera</text:span></text:span><text:span text:style-name="T2"> (kecerahan, kontras, saturasi warna, white balance) agar hasil fotonya jadi lebih maksimal untuk pemandangan tersebut. Foto makanan jadi lebih 'hidup', foto pemandangan jadi lebih dramatis. </text:span></text:p>
              </text:list-item>
            </text:list>
            <text:p text:style-name="Text_20_body"><text:span text:style-name="Strong_20_Emphasis"><text:span text:style-name="T2">3. 'Sihir' Foto Bagus Seketika: Perbaikan Otomatis &amp; Efek Kreatif</text:span></text:span><text:span text:style-name="T2"> Ini bagian yang paling terasa 'ajaib'-nya! Banyak fitur kamera ponsel modern yang bisa 'menyulap' foto biasa jadi luar biasa secara otomatis. Lagi-lagi, ini kerjaan AI:</text:span></text:p>
            <text:list xml:id="list4293467466568570690" text:style-name="L321">
              <text:list-item>
                <text:p text:style-name="P325"><text:span text:style-name="Strong_20_Emphasis"><text:span text:style-name="T2">Mode Potret / Efek Latar Blur (</text:span></text:span><text:span text:style-name="Strong_20_Emphasis"><text:span text:style-name="Emphasis"><text:span text:style-name="T2">Bokeh</text:span></text:span></text:span><text:span text:style-name="Strong_20_Emphasis"><text:span text:style-name="T2">):</text:span></text:span><text:span text:style-name="T2"> Bagaimana ponsel bisa </text:span><text:soft-page-break/><text:span text:style-name="T2">membuat orang di depan terlihat tajam sementara latar belakangnya jadi blur artistik seperti pakai kamera DSLR mahal? Kuncinya ada pada kemampuan </text:span><text:span text:style-name="Strong_20_Emphasis"><text:span text:style-name="T2">AI untuk 'memahami' isi gambar</text:span></text:span><text:span text:style-name="T2">. Pertama, AI </text:span><text:span text:style-name="Strong_20_Emphasis"><text:span text:style-name="T2">mengidentifikasi mana objek utama</text:span></text:span><text:span text:style-name="T2"> (biasanya orang atau hewan peliharaan) dan </text:span><text:span text:style-name="Strong_20_Emphasis"><text:span text:style-name="T2">memisahkannya dari latar belakang</text:span></text:span><text:span text:style-name="T2">. Kemampuan memisahkan (disebut </text:span><text:span text:style-name="Emphasis"><text:span text:style-name="T2">image segmentation</text:span></text:span><text:span text:style-name="T2">) ini didapat dari latihan pada banyak gambar yang sudah diberi label mana objek utama dan mana latar belakangnya, atau gambar yang memiliki informasi kedalaman (mana yang dekat, mana yang jauh). Setelah objek utama 'terpotong' secara digital, AI akan menerapkan efek blur buatan hanya pada bagian latar belakangnya saja. Makin pintar AI-nya, makin rapi 'potongan'-nya. </text:span></text:p>
              </text:list-item>
              <text:list-item>
                <text:p text:style-name="P325"><text:span text:style-name="Strong_20_Emphasis"><text:span text:style-name="T2">Mode Malam / Foto Minim Cahaya (</text:span></text:span><text:span text:style-name="Strong_20_Emphasis"><text:span text:style-name="Emphasis"><text:span text:style-name="T2">Low-light/Night Mode</text:span></text:span></text:span><text:span text:style-name="Strong_20_Emphasis"><text:span text:style-name="T2">):</text:span></text:span><text:span text:style-name="T2"> Hasil foto di tempat gelap seringkali mengecewakan: gelap, banyak bintik (noise). Fitur </text:span><text:span text:style-name="Emphasis"><text:span text:style-name="T2">Night Mode</text:span></text:span><text:span text:style-name="T2"> biasanya bekerja dengan mengambil beberapa foto sekaligus dalam sepersekian detik dengan tingkat kecerahan berbeda. Kemudian, </text:span><text:span text:style-name="Strong_20_Emphasis"><text:span text:style-name="T2">AI bertugas menggabungkan informasi terbaik dari semua foto itu secara cerdas</text:span></text:span><text:span text:style-name="T2">. AI 'belajar' dari ribuan perbandingan antara foto gelap/noise dengan versi bagusnya (yang mungkin diedit profesional), sehingga ia 'tahu' bagian mana dari gambar yang perlu dicerahkan, detail mana yang perlu dipertajam, dan noise mana yang perlu dihilangkan atau dihaluskan. </text:span></text:p>
              </text:list-item>
              <text:list-item>
                <text:p text:style-name="P104"><text:span text:style-name="Strong_20_Emphasis"><text:span text:style-name="T2">HDR Otomatis:</text:span></text:span><text:span text:style-name="T2"> Saat memotret pemandangan dengan perbedaan cahaya drastis (misalnya, pemandangan indah tapi langitnya sangat terang), fitur HDR (High Dynamic Range) membantu agar detail di area gelap maupun terang tetap terlihat jelas. Cara kerjanya mirip </text:span><text:span text:style-name="Emphasis"><text:span text:style-name="T2">Night Mode</text:span></text:span><text:span text:style-name="T2">: kamera mengambil beberapa foto dengan exposure berbeda (gelap, normal, terang). Lalu, </text:span><text:span text:style-name="Strong_20_Emphasis"><text:span text:style-name="T2">AI menggabungkannya secara pintar</text:span></text:span><text:span text:style-name="T2">, memilih bagian terbaik dari setiap foto berdasarkan pola yang dipelajari dari contoh-contoh foto HDR yang bagus. </text:span></text:p>
              </text:list-item>
            </text:list>
            <text:p text:style-name="Text_20_body"><text:span text:style-name="T2">Jadi, bisa disimpulkan bahwa 'kepintaran' kamera ponsel kita saat ini sangat bergantung pada </text:span><text:span text:style-name="Strong_20_Emphasis"><text:span text:style-name="T2">kemampuan AI (khususnya Machine Learning) dalam mengenali pola visual</text:span></text:span><text:span text:style-name="T2">. Kemampuan ini diasah melalui proses 'latihan' menggunakan </text:span><text:span text:style-name="Strong_20_Emphasis"><text:span text:style-name="T2">jutaan atau bahkan miliaran contoh gambar</text:span></text:span><text:span text:style-name="T2"> sebagai 'bahan pelajarannya'. Kamera kita kini tidak hanya sekadar 'melihat' cahaya, </text:span><text:soft-page-break/><text:span text:style-name="T2">tapi juga mulai bisa 'memahami' apa yang dilihatnya!</text:span></text:p>
            <text:p text:style-name="P443"/>
            <text:p text:style-name="Text_20_body"><text:span text:style-name="Strong_20_Emphasis"><text:span text:style-name="T2">(Tips Tambahan Opsional)</text:span></text:span></text:p>
            <text:list xml:id="list5245846213368554828" text:style-name="L322">
              <text:list-item>
                <text:p text:style-name="P326"><text:span text:style-name="Emphasis"><text:span text:style-name="Strong_20_Emphasis"><text:span text:style-name="T2">Saran Konten Visual:</text:span></text:span></text:span><text:span text:style-name="T2"> Cara paling efektif untuk menjelaskan fitur-fitur ini adalah dengan menyertakan gambar perbandingan "Sebelum vs Sesudah" atau contoh hasil foto yang jelas menunjukkan efek dari fitur AI tersebut (misalnya, foto mode potret dengan bokeh rapi, foto malam yang terang, foto HDR dengan detail langit dan bayangan yang seimbang). </text:span></text:p>
              </text:list-item>
              <text:list-item>
                <text:p text:style-name="P326"><text:span text:style-name="Emphasis"><text:span text:style-name="Strong_20_Emphasis"><text:span text:style-name="T2">Prompt Ilustrasi (Opsional):</text:span></text:span></text:span><text:span text:style-name="T2"> </text:span></text:p>
                <text:list>
                  <text:list-item>
                    <text:p text:style-name="P11">"Buat rangkaian ilustrasi perbandingan 'Sebelum vs Sesudah' untuk fitur kamera AI. (A) Kiri: Layar kamera dengan kotak deteksi wajah otomatis. Kanan: Hasil foto dengan fokus tajam di wajah. (B) Kiri: Foto pemandangan biasa. Kanan: Foto yang sama dengan warna lebih hidup dan ikon 'pemandangan' kecil di sudut. (C) Kiri: Foto potret biasa. Kanan: Foto potret dengan latar belakang blur (bokeh). (D) Kiri: Foto malam gelap berbintik. Kanan: Foto malam yang sama tapi lebih terang dan jelas. Gunakan gaya visual yang sederhana dan fokus pada perbedaan hasilnya." </text:p>
                  </text:list-item>
                </text:list>
              </text:list-item>
            </text:list>
            <text:p text:style-name="P443"/>
            <text:p text:style-name="P1">Silakan berikan perintah "YAX" untuk melanjutkan ke prompt berikutnya (Subbab 4.3).</text:p>
          </text:section>
          <text:section text:style-name="Sect1" text:name="feedback-form-35">
            <text:p text:style-name="P231"/>
          </text:section>
        </text:section>
        <text:section text:style-name="Sect1" text:name="9f434a4a4988cca9">
          <text:p text:style-name="P1"/>
          <text:section text:style-name="Sect1" text:name="user-query-content-36">
            <text:p text:style-name="P439">YAX </text:p>
          </text:section>
          <text:p text:style-name="P231">Show thinking</text:p>
          <text:section text:style-name="Sect2" text:name="model-response-message-contentr_9f434a4a4988cca9">
            <text:p text:style-name="P231"/>
          </text:section>
          <text:section text:style-name="Sect1" text:name="feedback-form-36">
            <text:p text:style-name="P231"/>
          </text:section>
        </text:section>
        <text:section text:style-name="Sect1" text:name="2f18cdbd70729e34">
          <text:p text:style-name="P1"/>
          <text:section text:style-name="Sect1" text:name="user-query-content-37">
            <text:p text:style-name="P439">present it </text:p>
          </text:section>
          <text:p text:style-name="P231">Show thinking</text:p>
          <text:section text:style-name="Sect2" text:name="model-response-message-contentr_2f18cdbd70729e34">
            <text:p text:style-name="Text_20_body"><text:soft-page-break/><text:span text:style-name="T2">Baik, mari kita lanjutkan 'membongkar' fitur ponsel pintar ke bagian yang kita gunakan hampir setiap saat: keyboard! Ini jawaban untuk </text:span><text:span text:style-name="Strong_20_Emphasis"><text:span text:style-name="T2">Subbab 4.3: Keyboard yang Menebak Kata Berikutnya</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bagaimana fitur teks prediktif dan koreksi otomatis (autocorrect) pada keyboard ponsel bekerja</text:span></text:span></text:span><text:span text:style-name="Emphasis"><text:span text:style-name="T2">. Jelaskan dua aspek utama:</text:span></text:span><text:span text:style-name="T2"> * </text:span><text:span text:style-name="Emphasis"><text:span text:style-name="Strong_20_Emphasis"><text:span text:style-name="T2">Personalisasi:</text:span></text:span></text:span><text:span text:style-name="Emphasis"><text:span text:style-name="T2"> (Bagaimana keyboard </text:span></text:span><text:span text:style-name="Emphasis"><text:span text:style-name="Strong_20_Emphasis"><text:span text:style-name="T2">belajar dari kebiasaan mengetik kita sendiri</text:span></text:span></text:span><text:span text:style-name="Emphasis"><text:span text:style-name="T2"> – kata-kata yang sering kita gunakan, urutan kata yang biasa kita ketik, bahkan typo yang sering kita buat. Sebut ini sebagai ML yang 'berlatih' pada data ketikan pribadi kita).</text:span></text:span><text:span text:style-name="T2"> * </text:span><text:span text:style-name="Emphasis"><text:span text:style-name="Strong_20_Emphasis"><text:span text:style-name="T2">Model Bahasa Umum:</text:span></text:span></text:span><text:span text:style-name="Emphasis"><text:span text:style-name="T2"> (Bagaimana keyboard juga menggunakan </text:span></text:span><text:span text:style-name="Emphasis"><text:span text:style-name="Strong_20_Emphasis"><text:span text:style-name="T2">pengetahuan bahasa secara umum</text:span></text:span></text:span><text:span text:style-name="Emphasis"><text:span text:style-name="T2"> yang didapat dari 'belajar' (ML) pada </text:span></text:span><text:span text:style-name="Emphasis"><text:span text:style-name="Strong_20_Emphasis"><text:span text:style-name="T2">milyaran kalimat dari buku, artikel, website</text:span></text:span></text:span><text:span text:style-name="Emphasis"><text:span text:style-name="T2">. Ini membantunya menebak kata berikutnya yang paling mungkin muncul secara statistik dalam suatu kalimat, misal setelah "selamat", "pagi/siang/sore/malam" are likely).</text:span></text:span><text:span text:style-name="T2"> * </text:span><text:span text:style-name="Emphasis"><text:span text:style-name="Strong_20_Emphasis"><text:span text:style-name="T2">Koreksi Otomatis:</text:span></text:span></text:span><text:span text:style-name="Emphasis"><text:span text:style-name="T2"> Kaitkan autocorrect dengan prinsip yang sama: menebak kata yang 'seharusnya' kita ketik berdasarkan kemiripan huruf dan kemungkinan statistik kata tersebut dalam bahasa.</text:span></text:span></text:p>
            <text:list xml:id="list3344608719993109672" text:style-name="L323">
              <text:list-item>
                <text:p text:style-name="P105"><text:span text:style-name="Emphasis"><text:span text:style-name="T2">Tekankan bahwa intinya adalah </text:span></text:span><text:span text:style-name="Emphasis"><text:span text:style-name="Strong_20_Emphasis"><text:span text:style-name="T2">pengenalan pola dan prediksi berdasarkan probabilitas</text:span></text:span></text:span><text:span text:style-name="Emphasis"><text:span text:style-name="T2">, yang dipelajari dari data (data pribadi + data bahasa umum).</text:span></text:span><text:span text:style-name="T2"> </text:span></text:p>
              </text:list-item>
            </text:list>
            <text:p text:style-name="Text_20_body"><text:span text:style-name="Strong_20_Emphasis"><text:span text:style-name="T2">Jawaban Saya:</text:span></text:span></text:p>
            <text:p text:style-name="P1">Setiap hari kita mengetik pesan di WhatsApp, update status di media sosial, atau menulis email menggunakan keyboard di layar ponsel kita. Pernahkah Anda sadari betapa 'ajaib'-nya keyboard modern (seperti Gboard, SwiftKey, atau keyboard bawaan iOS/Android lainnya)? Seringkali muncul saran kata persis seperti yang ingin kita ketik, atau kata yang salah eja (typo) tiba-tiba terkoreksi otomatis. Nah, di balik kemudahan mengetik ini, ada 'otak' Kecerdasan Buatan (AI) yang bekerja cerdas! Mari kita lihat bagaimana ia melakukannya:</text:p>
            <text:p text:style-name="Text_20_body"><text:span text:style-name="Strong_20_Emphasis"><text:span text:style-name="T2">1. Si Keyboard Belajar dari Anda! (Personalisasi)</text:span></text:span></text:p>
            <text:p text:style-name="Text_20_body"><text:span text:style-name="T2">Bagian pertama dari 'kecerdasan' keyboard ini adalah kemampuannya untuk </text:span><text:span text:style-name="Strong_20_Emphasis"><text:span text:style-name="T2">belajar dari gaya dan kebiasaan mengetik Anda secara pribadi</text:span></text:span><text:span text:style-name="T2">. Proses belajar ini biasanya dilakukan secara aman langsung di perangkat ponsel </text:span><text:soft-page-break/><text:span text:style-name="T2">Anda untuk melindungi privasi. Apa saja yang dipelajarinya?</text:span></text:p>
            <text:list xml:id="list8348797175819467225" text:style-name="L324">
              <text:list-item>
                <text:p text:style-name="P327"><text:span text:style-name="Strong_20_Emphasis"><text:span text:style-name="T2">Kosakata Unik Anda:</text:span></text:span><text:span text:style-name="T2"> Nama panggilan teman ("Bro Rizal"), singkatan favorit orang Medan ("cemana kabarnya?"), istilah khusus pekerjaan Anda, nama merek lokal, atau bahkan cara Anda biasa menuliskan kata-kata tertentu. </text:span></text:p>
              </text:list-item>
              <text:list-item>
                <text:p text:style-name="P327"><text:span text:style-name="Strong_20_Emphasis"><text:span text:style-name="T2">Urutan Kata Khas Anda:</text:span></text:span><text:span text:style-name="T2"> Mungkin Anda sering mengawali kalimat dengan "Jadi gini..." atau mengakhirinya dengan "Terima kasih ya". Keyboard akan mengingat pola urutan kata yang sering Anda pakai. </text:span></text:p>
              </text:list-item>
              <text:list-item>
                <text:p text:style-name="P106"><text:span text:style-name="Strong_20_Emphasis"><text:span text:style-name="T2">Pola Kesalahan Ketik (Typo) Anda:</text:span></text:span><text:span text:style-name="T2"> Karena huruf 'U' dan 'I' berdekatan di keyboard, mungkin Anda sering salah ketik "untik" padahal maksudnya "untuk". Keyboard pintar bisa belajar mengenali pola typo khas Anda ini dan membantu memperbaikinya atau tetap menyarankan kata yang benar. </text:span></text:p>
              </text:list-item>
            </text:list>
            <text:p text:style-name="Text_20_body"><text:span text:style-name="T2">Dengan terus menerus belajar dari cara Anda mengetik, saran kata yang muncul di keyboard Anda akan </text:span><text:span text:style-name="Strong_20_Emphasis"><text:span text:style-name="T2">semakin terasa personal dan relevan</text:span></text:span><text:span text:style-name="T2">. Kata-kata atau frasa unik yang sering Anda gunakan akan lebih cepat muncul sebagai pilihan. Ini adalah contoh Machine Learning (ML) yang dilatih pada data ketikan </text:span><text:span text:style-name="Emphasis"><text:span text:style-name="T2">pribadi</text:span></text:span><text:span text:style-name="T2"> Anda.</text:span></text:p>
            <text:p text:style-name="Text_20_body"><text:span text:style-name="Strong_20_Emphasis"><text:span text:style-name="T2">2. Si Keyboard Juga Punya 'Wawasan' Bahasa Umum (Model Bahasa Umum)</text:span></text:span></text:p>
            <text:p text:style-name="Text_20_body"><text:span text:style-name="T2">Selain belajar dari Anda, keyboard ini juga datang dengan 'bekal' pengetahuan bahasa yang sangat luas. Bekal ini berupa </text:span><text:span text:style-name="Strong_20_Emphasis"><text:span text:style-name="T2">Model Bahasa (Language Model)</text:span></text:span><text:span text:style-name="T2"> yang sudah </text:span><text:span text:style-name="Strong_20_Emphasis"><text:span text:style-name="T2">dilatih (menggunakan ML) pada miliaran, bahkan triliunan, contoh kalimat</text:span></text:span><text:span text:style-name="T2"> yang diambil dari berbagai sumber seperti buku digital, artikel berita dari seluruh dunia (termasuk dari Indonesia), isi website, dan banyak lagi.</text:span></text:p>
            <text:p text:style-name="P1">Dari 'sekolah bahasa' raksasa ini, model ML belajar tentang:</text:p>
            <text:list xml:id="list1150542612716564678" text:style-name="L325">
              <text:list-item>
                <text:p text:style-name="P328"><text:span text:style-name="Strong_20_Emphasis"><text:span text:style-name="T2">Kata-kata apa saja yang ada</text:span></text:span><text:span text:style-name="T2"> dalam Bahasa Indonesia (dan bahasa lain yang Anda gunakan) dan seberapa sering kata itu dipakai. </text:span></text:p>
              </text:list-item>
              <text:list-item>
                <text:p text:style-name="P328"><text:span text:style-name="Strong_20_Emphasis"><text:span text:style-name="T2">Kata apa yang secara statistik paling mungkin muncul setelah kata tertentu</text:span></text:span><text:span text:style-name="T2">. Misalnya, kalau Anda mengetik "Saya mau pergi ke...", model ini 'tahu' bahwa kata berikutnya kemungkinan besar adalah nama tempat seperti "pasar", "kantor", "Medan", atau kata kerja seperti "makan", "tidur", berdasarkan triliunan contoh kalimat yang </text:span><text:soft-page-break/><text:span text:style-name="T2">pernah ia 'baca'. Contoh klasik: setelah "Selamat...", kemungkinan besar berikutnya adalah "pagi", "siang", "sore", atau "malam" (apalagi sekarang sudah jam 9 malam lebih ya di Medan!). </text:span></text:p>
              </text:list-item>
              <text:list-item>
                <text:p text:style-name="P107"><text:span text:style-name="Strong_20_Emphasis"><text:span text:style-name="T2">Frasa, idiom, dan gaya bahasa</text:span></text:span><text:span text:style-name="T2"> yang umum digunakan dalam percakapan sehari-hari. </text:span></text:p>
              </text:list-item>
            </text:list>
            <text:p text:style-name="P1">Pengetahuan bahasa umum inilah yang memungkinkan keyboard memberikan saran kata yang masuk akal meskipun Anda belum pernah mengetiknya sebelumnya. Biasanya, 'kecerdasan' dari model bahasa umum ini digabungkan dengan 'kecerdasan' hasil personalisasi dari kebiasaan Anda untuk menghasilkan saran kata yang paling pas.</text:p>
            <text:p text:style-name="Text_20_body"><text:span text:style-name="Strong_20_Emphasis"><text:span text:style-name="T2">3. 'Tukang Betulin' Kata Otomatis (Koreksi Otomatis / Autocorrect)</text:span></text:span></text:p>
            <text:p text:style-name="Text_20_body"><text:span text:style-name="T2">Nah, fitur yang satu ini kadang jadi pahlawan, kadang jadi biang keladi salah paham! Bagaimana </text:span><text:span text:style-name="Emphasis"><text:span text:style-name="T2">autocorrect</text:span></text:span><text:span text:style-name="T2"> bisa 'tahu' kata yang kita maksud saat kita salah ketik? Prinsipnya mirip dengan saran kata, yaitu </text:span><text:span text:style-name="Strong_20_Emphasis"><text:span text:style-name="T2">tebakan cerdas berdasarkan probabilitas</text:span></text:span><text:span text:style-name="T2">:</text:span></text:p>
            <text:list xml:id="list6880470040673347375" text:style-name="L326">
              <text:list-item>
                <text:p text:style-name="P242">Saat Anda mengetik kata, misal "bgus" (maksudnya "bagus"). </text:p>
              </text:list-item>
              <text:list-item>
                <text:p text:style-name="P242">Sistem AI akan mengecek: Apakah "bgus" ada di kamus? Tidak. Kata apa yang mirip ejaannya DAN masuk akal dalam konteks kalimat ini DAN merupakan kesalahan ketik yang umum terjadi (misalnya huruf 'a' sering terlewat)? </text:p>
              </text:list-item>
              <text:list-item>
                <text:p text:style-name="P108"><text:span text:style-name="T2">Berdasarkan analisis konteks kalimat ("Wah, hasil fotonya bgus sekali!") dan pola kesalahan ketik yang umum, AI akan </text:span><text:span text:style-name="Strong_20_Emphasis"><text:span text:style-name="T2">memprediksi dengan probabilitas tinggi</text:span></text:span><text:span text:style-name="T2"> bahwa Anda bermaksud mengetik "bagus", lalu secara otomatis menggantinya. </text:span></text:p>
              </text:list-item>
            </text:list>
            <text:p text:style-name="Text_20_body"><text:span text:style-name="T2">Tentu saja, karena ini sifatnya tebakan berdasarkan probabilitas, </text:span><text:span text:style-name="Emphasis"><text:span text:style-name="T2">autocorrect</text:span></text:span><text:span text:style-name="T2"> tidak selalu benar, terutama jika kita menggunakan singkatan, bahasa gaul, atau kata yang memang tidak umum.</text:span></text:p>
            <text:p text:style-name="Text_20_body"><text:span text:style-name="Strong_20_Emphasis"><text:span text:style-name="T2">Intinya: Mengenali Pola &amp; Menebak Kemungkinan dari Data</text:span></text:span></text:p>
            <text:p text:style-name="Text_20_body"><text:span text:style-name="T2">Jadi, kesimpulannya, baik fitur saran kata (predictive text) maupun koreksi otomatis (autocorrect) di keyboard ponsel kita adalah hasil kerja </text:span><text:span text:style-name="Strong_20_Emphasis"><text:span text:style-name="T2">AI (Machine Learning) yang sangat pintar dalam mengenali pola bahasa dan membuat prediksi berdasarkan kemungkinan (probabilitas)</text:span></text:span><text:span text:style-name="T2">. Kemampuan ini didapat dari proses 'belajar' menganalisis </text:span><text:span text:style-name="Strong_20_Emphasis"><text:span text:style-name="T2">data teks dalam </text:span></text:span><text:soft-page-break/><text:span text:style-name="Strong_20_Emphasis"><text:span text:style-name="T2">jumlah yang luar biasa besar</text:span></text:span><text:span text:style-name="T2">, baik itu data bahasa secara umum dari seluruh dunia maupun data kebiasaan mengetik kita secara pribadi. Sekali lagi, AI hadir untuk (berusaha) membuat hidup kita sedikit lebih mudah!</text:span></text:p>
            <text:p text:style-name="P443"/>
            <text:p text:style-name="Text_20_body"><text:span text:style-name="Strong_20_Emphasis"><text:span text:style-name="T2">(Tips Tambahan Opsional)</text:span></text:span></text:p>
            <text:list xml:id="list5095242491812522156" text:style-name="L327">
              <text:list-item>
                <text:p text:style-name="P329"><text:span text:style-name="Emphasis"><text:span text:style-name="Strong_20_Emphasis"><text:span text:style-name="T2">Saran Interaktif:</text:span></text:span></text:span><text:span text:style-name="T2"> Anda bisa menyarankan pembaca untuk mencoba mengetik beberapa kalimat di ponsel mereka sambil memperhatikan saran kata yang muncul. Ajak mereka mengamati saran mana yang terasa hasil personalisasi (kata unik mereka) dan mana yang terasa hasil dari model bahasa umum (kata-kata umum). Ini membuat konsepnya lebih terasa langsung. </text:span></text:p>
              </text:list-item>
              <text:list-item>
                <text:p text:style-name="P109"><text:span text:style-name="Emphasis"><text:span text:style-name="Strong_20_Emphasis"><text:span text:style-name="T2">Prompt Ilustrasi (Opsional):</text:span></text:span></text:span><text:span text:style-name="T2"> "Buat ilustrasi close-up layar smartphone yang menampilkan keyboard virtual sedang digunakan. Di atas keyboard, tunjukkan tiga gelembung saran kata. Gelembung pertama berisi kata umum ('Malam'). Gelembung kedua berisi kata hasil personalisasi (misal, nama teman 'Rizal'). Gelembung ketiga menunjukkan proses autocorrect: pengguna mengetik 'ktemu', lalu kata itu otomatis berubah menjadi 'ketemu' dengan garis bawah. Gunakan ikon kecil 'otak user' menunjuk ke gelembung kedua, dan ikon 'buku/dunia' menunjuk ke gelembung pertama dan ketiga untuk melambangkan sumber prediksinya." </text:span></text:p>
              </text:list-item>
            </text:list>
            <text:p text:style-name="P443"/>
            <text:p text:style-name="P1">Silakan berikan perintah "YAX" untuk melanjutkan ke prompt berikutnya (Subbab 4.4).</text:p>
          </text:section>
          <text:section text:style-name="Sect1" text:name="feedback-form-37">
            <text:p text:style-name="P231"/>
          </text:section>
        </text:section>
        <text:section text:style-name="Sect1" text:name="52421ccc957538f9">
          <text:p text:style-name="P1"/>
          <text:section text:style-name="Sect1" text:name="user-query-content-38">
            <text:p text:style-name="P439">YAX </text:p>
          </text:section>
          <text:p text:style-name="P231">Show thinking</text:p>
          <text:section text:style-name="Sect2" text:name="model-response-message-contentr_52421ccc957538f9">
            <text:p text:style-name="Text_20_body"><text:span text:style-name="T2">Baik, mari kita tuntaskan penjelajahan AI di ponsel kita dengan melihat fitur keamanan yang sangat personal di </text:span><text:span text:style-name="Strong_20_Emphasis"><text:span text:style-name="T2">Subbab 4.4: Membuka Kunci Ponsel dengan Wajah atau Sidik Jari</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cara kerja fitur keamanan biometrik (sidik jari dan pengenalan wajah) untuk membuka </text:span></text:span></text:span><text:soft-page-break/><text:span text:style-name="Emphasis"><text:span text:style-name="Strong_20_Emphasis"><text:span text:style-name="T2">kunci ponsel</text:span></text:span></text:span><text:span text:style-name="Emphasis"><text:span text:style-name="T2">. Fokus pada konsep intinya:</text:span></text:span><text:span text:style-name="T2"> * </text:span><text:span text:style-name="Emphasis"><text:span text:style-name="Strong_20_Emphasis"><text:span text:style-name="T2">Sidik Jari (Fingerprint):</text:span></text:span></text:span><text:span text:style-name="T2"> </text:span><text:span text:style-name="Emphasis"><text:span text:style-name="T2">Jelaskan bahwa sensor </text:span></text:span><text:span text:style-name="Emphasis"><text:span text:style-name="Strong_20_Emphasis"><text:span text:style-name="T2">merekam pola unik garis-garis</text:span></text:span></text:span><text:span text:style-name="Emphasis"><text:span text:style-name="T2"> di jari kita. Sistem </text:span></text:span><text:span text:style-name="Emphasis"><text:span text:style-name="Strong_20_Emphasis"><text:span text:style-name="T2">tidak menyimpan gambar jari</text:span></text:span></text:span><text:span text:style-name="Emphasis"><text:span text:style-name="T2">, melainkan </text:span></text:span><text:span text:style-name="Emphasis"><text:span text:style-name="Strong_20_Emphasis"><text:span text:style-name="T2">representasi matematis (template) dari pola unik</text:span></text:span></text:span><text:span text:style-name="Emphasis"><text:span text:style-name="T2"> tersebut. Saat kita memindai ulang, AI melakukan </text:span></text:span><text:span text:style-name="Emphasis"><text:span text:style-name="Strong_20_Emphasis"><text:span text:style-name="T2">pencocokan pola (pattern matching)</text:span></text:span></text:span><text:span text:style-name="Emphasis"><text:span text:style-name="T2"> antara pindaian baru dengan template yang tersimpan.</text:span></text:span><text:span text:style-name="T2"> * </text:span><text:span text:style-name="Emphasis"><text:span text:style-name="Strong_20_Emphasis"><text:span text:style-name="T2">Pengenalan Wajah (Face Unlock):</text:span></text:span></text:span><text:span text:style-name="T2"> </text:span><text:span text:style-name="Emphasis"><text:span text:style-name="T2">Jelaskan bahwa kamera </text:span></text:span><text:span text:style-name="Emphasis"><text:span text:style-name="Strong_20_Emphasis"><text:span text:style-name="T2">memetakan fitur-fitur unik wajah</text:span></text:span></text:span><text:span text:style-name="Emphasis"><text:span text:style-name="T2"> (jarak antar mata, nose shape, jawline, etc.) creating a unique mathematical map/template. It uses ML models (trained on many faces under various conditions like lighting, angles, glasses) to perform this mapping and compare the live face pattern to the stored template. Mention advancements to handle masks or low light, driven by more sophisticated ML and data.</text:span></text:span></text:p>
            <text:list xml:id="list3849239349904429219" text:style-name="L328">
              <text:list-item>
                <text:p text:style-name="P110"><text:span text:style-name="Emphasis"><text:span text:style-name="T2">Tekankan bahwa kedua metode ini intinya adalah </text:span></text:span><text:span text:style-name="Emphasis"><text:span text:style-name="Strong_20_Emphasis"><text:span text:style-name="T2">mengubah ciri biologis unik menjadi data berpola</text:span></text:span></text:span><text:span text:style-name="Emphasis"><text:span text:style-name="T2">, lalu menggunakan </text:span></text:span><text:span text:style-name="Emphasis"><text:span text:style-name="Strong_20_Emphasis"><text:span text:style-name="T2">AI (khususnya algoritma pencocokan pola yang dilatih ML)</text:span></text:span></text:span><text:span text:style-name="Emphasis"><text:span text:style-name="T2"> untuk melakukan verifikasi yang cepat dan akurat."</text:span></text:span><text:span text:style-name="T2"> </text:span></text:p>
              </text:list-item>
            </text:list>
            <text:p text:style-name="Text_20_body"><text:span text:style-name="Strong_20_Emphasis"><text:span text:style-name="T2">Jawaban Saya:</text:span></text:span></text:p>
            <text:p text:style-name="Text_20_body"><text:span text:style-name="T2">Selain fitur-fitur 'pintar' yang memudahkan kita, AI di ponsel juga berperan penting dalam menjaga keamanan data kita. Dua fitur keamanan yang paling populer dan terasa canggih adalah pembuka kunci layar menggunakan sidik jari (</text:span><text:span text:style-name="Emphasis"><text:span text:style-name="T2">fingerprint unlock</text:span></text:span><text:span text:style-name="T2">) dan pengenalan wajah (</text:span><text:span text:style-name="Emphasis"><text:span text:style-name="T2">face unlock</text:span></text:span><text:span text:style-name="T2"> atau </text:span><text:span text:style-name="Emphasis"><text:span text:style-name="T2">Face ID</text:span></text:span><text:span text:style-name="T2">). Bagaimana ponsel bisa mengenali sidik jari atau wajah kita yang unik dengan begitu cepat dan akurat? Mari kita bedah cara kerjanya secara sederhana:</text:span></text:p>
            <text:p text:style-name="Text_20_body"><text:span text:style-name="Strong_20_Emphasis"><text:span text:style-name="T2">1. Mengenali Pola Unik di Ujung Jari Anda (Sidik Jari / </text:span></text:span><text:span text:style-name="Strong_20_Emphasis"><text:span text:style-name="Emphasis"><text:span text:style-name="T2">Fingerprint Unlock</text:span></text:span></text:span><text:span text:style-name="Strong_20_Emphasis"><text:span text:style-name="T2">)</text:span></text:span></text:p>
            <text:p text:style-name="Text_20_body"><text:span text:style-name="T2">Fitur ini memanfaatkan fakta bahwa pola garis-garis halus (disebut </text:span><text:span text:style-name="Emphasis"><text:span text:style-name="T2">ridge</text:span></text:span><text:span text:style-name="T2"> dan </text:span><text:span text:style-name="Emphasis"><text:span text:style-name="T2">valley</text:span></text:span><text:span text:style-name="T2">) di ujung jari setiap manusia itu unik, berbeda satu sama lain. Cara kerjanya kira-kira begini:</text:span></text:p>
            <text:list xml:id="list174261550707354605" text:style-name="L329">
              <text:list-item>
                <text:p text:style-name="P330"><text:span text:style-name="Strong_20_Emphasis"><text:span text:style-name="T2">Merekam Pola Garis Jari:</text:span></text:span><text:span text:style-name="T2"> Saat Anda pertama kali mendaftarkan sidik jari Anda di pengaturan ponsel, sensor sidik jari (bisa berupa sensor optik di bawah layar, kapasitif di tombol samping/belakang, atau ultrasonik) akan 'memotret' atau memindai pola garis-garis unik </text:span><text:soft-page-break/><text:span text:style-name="T2">di jari Anda. </text:span></text:p>
              </text:list-item>
              <text:list-item>
                <text:p text:style-name="P330"><text:span text:style-name="Strong_20_Emphasis"><text:span text:style-name="T2">Membuat 'Kode Rahasia' Jari, Bukan Menyimpan Gambar:</text:span></text:span><text:span text:style-name="T2"> Nah, ini yang penting untuk keamanan dan privasi Anda! Ponsel Anda </text:span><text:span text:style-name="Strong_20_Emphasis"><text:span text:style-name="T2">tidak menyimpan gambar mentah sidik jari Anda</text:span></text:span><text:span text:style-name="T2">. Melainkan, sistem cerdas di dalamnya (menggunakan algoritma AI) akan </text:span><text:span text:style-name="Strong_20_Emphasis"><text:span text:style-name="T2">menganalisis pola unik</text:span></text:span><text:span text:style-name="T2"> tersebut, mencari titik-titik penting seperti ujung garis, percabangan garis (</text:span><text:span text:style-name="Emphasis"><text:span text:style-name="T2">minutiae points</text:span></text:span><text:span text:style-name="T2">), dan jarak antar titik tersebut. Dari analisis ini, dibuatlah semacam </text:span><text:span text:style-name="Strong_20_Emphasis"><text:span text:style-name="T2">'kode rahasia' atau representasi matematis digital yang unik (disebut </text:span></text:span><text:span text:style-name="Strong_20_Emphasis"><text:span text:style-name="Emphasis"><text:span text:style-name="T2">template</text:span></text:span></text:span><text:span text:style-name="Strong_20_Emphasis"><text:span text:style-name="T2">)</text:span></text:span><text:span text:style-name="T2"> yang mewakili sidik jari Anda. Template ini biasanya dienkripsi (disandikan) dengan kuat dan disimpan di area yang sangat aman di dalam chip ponsel (sering disebut </text:span><text:span text:style-name="Emphasis"><text:span text:style-name="T2">Secure Enclave</text:span></text:span><text:span text:style-name="T2"> atau sejenisnya), terpisah dari memori utama. </text:span></text:p>
              </text:list-item>
              <text:list-item>
                <text:p text:style-name="P111"><text:span text:style-name="Strong_20_Emphasis"><text:span text:style-name="T2">Mencocokkan 'Kode Rahasia':</text:span></text:span><text:span text:style-name="T2"> Setiap kali Anda ingin membuka kunci ponsel dan menempelkan jari Anda, sensor akan kembali memindai jari Anda saat itu juga. Sistem akan membuat template baru dari pindaian tersebut, lalu </text:span><text:span text:style-name="Strong_20_Emphasis"><text:span text:style-name="T2">algoritma AI akan melakukan tugas pencocokan pola (</text:span></text:span><text:span text:style-name="Strong_20_Emphasis"><text:span text:style-name="Emphasis"><text:span text:style-name="T2">pattern matching</text:span></text:span></text:span><text:span text:style-name="Strong_20_Emphasis"><text:span text:style-name="T2">)</text:span></text:span><text:span text:style-name="T2">. Ia akan membandingkan 'kode rahasia' baru ini dengan 'kode rahasia' yang sudah tersimpan aman. Jika tingkat kecocokannya sangat tinggi (sesuai standar keamanan), </text:span><text:span text:style-name="Emphasis"><text:span text:style-name="T2">voila!</text:span></text:span><text:span text:style-name="T2"> Kunci layar pun terbuka dalam sekejap. </text:span></text:p>
              </text:list-item>
            </text:list>
            <text:p text:style-name="Text_20_body"><text:span text:style-name="Strong_20_Emphasis"><text:span text:style-name="T2">2. 'Memetakan' Keunikan Wajah Anda (Pengenalan Wajah / </text:span></text:span><text:span text:style-name="Strong_20_Emphasis"><text:span text:style-name="Emphasis"><text:span text:style-name="T2">Face Unlock</text:span></text:span></text:span><text:span text:style-name="Strong_20_Emphasis"><text:span text:style-name="T2">)</text:span></text:span></text:p>
            <text:p text:style-name="P1">Fitur ini menggunakan wajah Anda sebagai kunci. Prinsipnya mirip dengan sidik jari, tapi menggunakan kamera dan fitur wajah:</text:p>
            <text:list xml:id="list9001620562820595669" text:style-name="L330">
              <text:list-item>
                <text:p text:style-name="P331"><text:span text:style-name="Strong_20_Emphasis"><text:span text:style-name="T2">Memindai Fitur Khas Wajah:</text:span></text:span><text:span text:style-name="T2"> Saat Anda mendaftarkan wajah Anda, kamera depan ponsel (seringkali dibantu oleh sensor inframerah atau </text:span><text:span text:style-name="Emphasis"><text:span text:style-name="T2">dot projector</text:span></text:span><text:span text:style-name="T2"> untuk menangkap informasi kedalaman 3D dan agar bisa bekerja di tempat gelap) akan memindai wajah Anda secara detail. </text:span></text:p>
              </text:list-item>
              <text:list-item>
                <text:p text:style-name="P331"><text:span text:style-name="Strong_20_Emphasis"><text:span text:style-name="T2">Membuat 'Peta Wajah 3D', Bukan Sekadar Foto:</text:span></text:span><text:span text:style-name="T2"> Sama seperti sidik jari, ponsel </text:span><text:span text:style-name="Strong_20_Emphasis"><text:span text:style-name="T2">tidak hanya menyimpan foto selfie Anda</text:span></text:span><text:span text:style-name="T2">. Algoritma AI yang canggih akan </text:span><text:span text:style-name="Strong_20_Emphasis"><text:span text:style-name="T2">menganalisis geometri wajah Anda</text:span></text:span><text:span text:style-name="T2">: mengukur jarak antara kedua mata, lebar hidung, bentuk </text:span><text:soft-page-break/><text:span text:style-name="T2">tulang pipi, garis rahang, kontur dahi, dan puluhan atau ratusan titik penting lainnya. Dari semua pengukuran ini, AI menciptakan </text:span><text:span text:style-name="Strong_20_Emphasis"><text:span text:style-name="T2">'peta wajah 3D' atau template matematis yang sangat unik</text:span></text:span><text:span text:style-name="T2"> untuk wajah Anda. Template ini juga disimpan secara terenkripsi dan sangat aman di dalam ponsel. </text:span></text:p>
              </text:list-item>
              <text:list-item>
                <text:p text:style-name="P331"><text:span text:style-name="Strong_20_Emphasis"><text:span text:style-name="T2">Machine Learning untuk Keandalan di Berbagai Kondisi:</text:span></text:span><text:span text:style-name="T2"> Agar fitur ini tetap bisa mengenali Anda meskipun ada sedikit perubahan (misalnya Anda baru potong rambut, pakai kacamata, sedikit berjerawat, atau berada di tempat agak gelap), algoritma AI yang digunakan biasanya </text:span><text:span text:style-name="Strong_20_Emphasis"><text:span text:style-name="T2">dilatih menggunakan Machine Learning pada jutaan contoh wajah manusia</text:span></text:span><text:span text:style-name="T2"> dalam berbagai kondisi pencahayaan, sudut pandang, ekspresi, dan aksesori. Berkat latihan ini, AI jadi lebih 'tahan banting' dan tetap akurat mengenali Anda (beberapa sistem terbaru bahkan sudah dilatih untuk bisa mengenali pengguna meski memakai masker!). </text:span></text:p>
              </text:list-item>
              <text:list-item>
                <text:p text:style-name="P112"><text:span text:style-name="Strong_20_Emphasis"><text:span text:style-name="T2">Mencocokkan 'Peta Wajah':</text:span></text:span><text:span text:style-name="T2"> Saat Anda menatap layar untuk membuka kunci, sistem akan memindai wajah Anda saat itu, membuat template langsung menggunakan AI yang sudah terlatih tadi, lalu </text:span><text:span text:style-name="Strong_20_Emphasis"><text:span text:style-name="T2">algoritma pencocokan pola akan membandingkannya</text:span></text:span><text:span text:style-name="T2"> dengan template 'peta wajah' Anda yang tersimpan. Jika cocok, kunci terbuka dengan cepat. </text:span></text:p>
              </text:list-item>
            </text:list>
            <text:p text:style-name="Text_20_body"><text:span text:style-name="Strong_20_Emphasis"><text:span text:style-name="T2">Intinya: Ubah Ciri Unik Jadi Data Pola Aman → Cocokkan dengan AI</text:span></text:span></text:p>
            <text:p text:style-name="P1">Jadi, baik pemindai sidik jari maupun pengenalan wajah, keduanya mengandalkan prinsip dasar yang sama untuk keamanan dan kemudahan:</text:p>
            <text:list xml:id="list8046803523468982527" text:style-name="L331">
              <text:list-item>
                <text:p text:style-name="P332"><text:span text:style-name="T2">Menggunakan sensor/kamera untuk </text:span><text:span text:style-name="Strong_20_Emphasis"><text:span text:style-name="T2">menangkap ciri biologis yang unik</text:span></text:span><text:span text:style-name="T2"> dari setiap individu. </text:span></text:p>
              </text:list-item>
              <text:list-item>
                <text:p text:style-name="P332"><text:span text:style-name="T2">Mengolah ciri tersebut menjadi </text:span><text:span text:style-name="Strong_20_Emphasis"><text:span text:style-name="T2">data berupa 'template' digital/matematis yang terenkripsi dan aman</text:span></text:span><text:span text:style-name="T2">, bukan menyimpan gambar asli sidik jari atau foto wajah Anda. Ini penting untuk privasi! </text:span></text:p>
              </text:list-item>
              <text:list-item>
                <text:p text:style-name="P113"><text:span text:style-name="T2">Menggunakan </text:span><text:span text:style-name="Strong_20_Emphasis"><text:span text:style-name="T2">algoritma Kecerdasan Buatan (AI)</text:span></text:span><text:span text:style-name="T2">, yang seringkali diperkuat dengan </text:span><text:span text:style-name="Strong_20_Emphasis"><text:span text:style-name="T2">Machine Learning</text:span></text:span><text:span text:style-name="T2"> untuk keandalannya, guna melakukan </text:span><text:span text:style-name="Strong_20_Emphasis"><text:span text:style-name="T2">pencocokan pola (</text:span></text:span><text:span text:style-name="Strong_20_Emphasis"><text:span text:style-name="Emphasis"><text:span text:style-name="T2">pattern matching</text:span></text:span></text:span><text:span text:style-name="Strong_20_Emphasis"><text:span text:style-name="T2">)</text:span></text:span><text:span text:style-name="T2"> antara data pindaian saat itu dengan template yang tersimpan untuk melakukan verifikasi identitas Anda secara cepat dan akurat. </text:span></text:p>
              </text:list-item>
            </text:list>
            <text:p text:style-name="P1"><text:soft-page-break/>Luar biasa bukan, bagaimana AI bekerja di balik layar untuk melindungi 'rumah digital' kita di ponsel pintar? Ini menutup penjelajahan kita di Bab 4.</text:p>
            <text:p text:style-name="P443"/>
            <text:p text:style-name="Text_20_body"><text:span text:style-name="Strong_20_Emphasis"><text:span text:style-name="T2">(Tips Tambahan Opsional)</text:span></text:span></text:p>
            <text:list xml:id="list7369846663307609257" text:style-name="L332">
              <text:list-item>
                <text:p text:style-name="P333"><text:span text:style-name="Emphasis"><text:span text:style-name="Strong_20_Emphasis"><text:span text:style-name="T2">Saran Keamanan &amp; Privasi:</text:span></text:span></text:span><text:span text:style-name="T2"> Tekankan lagi bahwa penyimpanan template (bukan gambar asli) dan enkripsi adalah fitur keamanan penting. Namun, ingatkan juga bahwa tidak ada sistem yang 100% aman, jadi tetap penting menjaga keamanan perangkat secara keseluruhan (misalnya, jangan mudah memberikan akses fisik ponsel ke orang asing, gunakan PIN/password yang kuat sebagai cadangan). </text:span></text:p>
              </text:list-item>
              <text:list-item>
                <text:p text:style-name="P114"><text:span text:style-name="Emphasis"><text:span text:style-name="Strong_20_Emphasis"><text:span text:style-name="T2">Prompt Ilustrasi (Opsional):</text:span></text:span></text:span><text:span text:style-name="T2"> "Buat ilustrasi dua kolom. Kolom kiri untuk Sidik Jari: Ikon jari di atas sensor → Panah → Ikon 'kode matriks' atau 'kunci digital' dengan gembok → Panah → Ikon 'gembok terbuka'. Beri label 'Pola Jari → Template Aman → Cocok!'. Kolom kanan untuk Wajah: Ikon wajah dipindai kamera/inframerah → Panah → Ikon 'peta wajah 3D' atau 'kunci digital' dengan gembok → Panah → Ikon 'gembok terbuka'. Beri label 'Pola Wajah → Template Aman → Cocok!'. Fokus pada representasi template yang aman, bukan gambar asli." </text:span></text:p>
              </text:list-item>
            </text:list>
            <text:p text:style-name="P443"/>
            <text:p text:style-name="Text_20_body"><text:span text:style-name="T2">Ini adalah akhir dari Bab 4. Silakan berikan perintah "YAX" jika Anda ingin saya melanjutkan ke prompt untuk </text:span><text:span text:style-name="Strong_20_Emphasis"><text:span text:style-name="T2">Pengantar Bab 5</text:span></text:span><text:span text:style-name="T2">.</text:span></text:p>
          </text:section>
          <text:section text:style-name="Sect1" text:name="feedback-form-38">
            <text:p text:style-name="P231"/>
          </text:section>
        </text:section>
        <text:section text:style-name="Sect1" text:name="bd09ee3aca1854a6">
          <text:p text:style-name="P1"/>
          <text:section text:style-name="Sect1" text:name="user-query-content-39">
            <text:p text:style-name="P439">YAX </text:p>
          </text:section>
          <text:p text:style-name="P231">Show thinking</text:p>
          <text:section text:style-name="Sect2" text:name="model-response-message-contentr_bd09ee3aca1854a6">
            <text:p text:style-name="Text_20_body"><text:span text:style-name="T2">Baik, kita lanjutkan ke bab berikutnya yang membahas AI dalam pengalaman online kita. Ini adalah </text:span><text:span text:style-name="Strong_20_Emphasis"><text:span text:style-name="T2">Pengantar Bab 5: AI di Layar Anda</text:span></text:span><text:span text:style-name="T2">.</text:span></text:p>
            <text:p text:style-name="Text_20_body"><text:span text:style-name="Strong_20_Emphasis"><text:span text:style-name="T2">Prompt:</text:span></text:span><text:span text:style-name="T2"> </text:span><text:span text:style-name="Emphasis"><text:span text:style-name="T2">"Tuliskan paragraf pengantar untuk Bab 5 yang berjudul 'AI di Layar Anda'. Awali dengan transisi dari AI yang terintegrasi di dalam ponsel itu sendiri (Bab 4) ke AI yang memberdayakan layanan yang kita akses melalui layar (ponsel, tablet, komputer). Tekankan bagaimana AI membentuk pengalaman online kita, seringkali mempersonalisasi konten </text:span></text:span><text:soft-page-break/><text:span text:style-name="Emphasis"><text:span text:style-name="T2">dan memfilter informasi. Janjikan untuk mengungkap AI di balik interaksi online yang familiar seperti rekomendasi, iklan tertarget, filter spam, dan terjemahan."</text:span></text:span></text:p>
            <text:p text:style-name="Text_20_body"><text:span text:style-name="Strong_20_Emphasis"><text:span text:style-name="T2">Jawaban Saya:</text:span></text:span></text:p>
            <text:p text:style-name="Text_20_body"><text:span text:style-name="T2">Selamat datang di Bab 5! Jika di bab sebelumnya kita sudah 'mengoprek' isi ponsel pintar kita dan menemukan jejak AI di dalamnya, sekarang mari kita alihkan perhatian kita ke </text:span><text:span text:style-name="Strong_20_Emphasis"><text:span text:style-name="T2">layar</text:span></text:span><text:span text:style-name="T2"> di depan mata kita. Entah itu layar ponsel yang sama, layar tablet, atau layar laptop/komputer Anda. Bab ini akan fokus pada bagaimana Kecerdasan Buatan (AI) bekerja di balik layar berbagai </text:span><text:span text:style-name="Strong_20_Emphasis"><text:span text:style-name="T2">layanan dan aplikasi online</text:span></text:span><text:span text:style-name="T2"> yang kita akses setiap hari melalui layar tersebut.</text:span></text:p>
            <text:p text:style-name="Text_20_body"><text:span text:style-name="T2">Pernahkah Anda menyadari betapa pengalaman kita saat menjelajah internet, menonton video, berbelanja, atau berkomunikasi online kini terasa begitu 'disesuaikan' untuk kita? Konten yang muncul seolah tahu selera kita, informasi yang tidak relevan tersaring otomatis, bahkan hambatan bahasa pun bisa diterobos seketika. Nah, 'sutradara' di balik layar pengalaman digital yang semakin personal dan (seringkali) efisien ini, tak lain dan tak bukan, adalah AI. Ia bekerja tanpa lelah untuk </text:span><text:span text:style-name="Strong_20_Emphasis"><text:span text:style-name="T2">mempersonalisasi apa yang kita lihat, memfilter apa yang kita terima, dan memfasilitasi interaksi kita</text:span></text:span><text:span text:style-name="T2"> di dunia maya.</text:span></text:p>
            <text:p text:style-name="P1">Dalam Bab 5 yang berjudul "AI di Layar Anda" ini, kita akan melanjutkan peran kita sebagai 'detektif AI'. Kali ini, kita akan menyelidiki beberapa fenomena online yang sangat akrab kita alami dan mencoba 'mengungkap' peran AI (dengan bekal konsep ML dan data dari bab sebelumnya) di baliknya. Kita akan cari tahu jawaban dari pertanyaan-pertanyaan seperti:</text:p>
            <text:list xml:id="list8012914279718653019" text:style-name="L333">
              <text:list-item>
                <text:p text:style-name="P334"><text:span text:style-name="T2">Bagaimana bisa layanan streaming video seperti </text:span><text:span text:style-name="Strong_20_Emphasis"><text:span text:style-name="T2">YouTube atau Netflix</text:span></text:span><text:span text:style-name="T2"> sepertinya punya 'cenayang' yang tahu persis film atau klip video apa yang akan kita sukai berikutnya? (Kita akan bedah </text:span><text:span text:style-name="Strong_20_Emphasis"><text:span text:style-name="T2">Sistem Rekomendasi</text:span></text:span><text:span text:style-name="T2">). </text:span></text:p>
              </text:list-item>
              <text:list-item>
                <text:p text:style-name="P334"><text:span text:style-name="T2">Mengapa rasanya </text:span><text:span text:style-name="Strong_20_Emphasis"><text:span text:style-name="T2">iklan</text:span></text:span><text:span text:style-name="T2"> sebuah produk (misalnya sepatu yang baru kita cari di Tokopedia) bisa 'hantu'-in kita dan muncul lagi saat kita buka Facebook atau situs berita? (Kita akan lihat cara kerja </text:span><text:span text:style-name="Strong_20_Emphasis"><text:span text:style-name="T2">Iklan Tertarget</text:span></text:span><text:span text:style-name="T2">). </text:span></text:p>
              </text:list-item>
              <text:list-item>
                <text:p text:style-name="P334"><text:span text:style-name="T2">Siapa 'satpam' digital super rajin yang menjaga kotak masuk email </text:span><text:soft-page-break/><text:span text:style-name="T2">kita dari serbuan </text:span><text:span text:style-name="Strong_20_Emphasis"><text:span text:style-name="T2">email sampah (spam)</text:span></text:span><text:span text:style-name="T2"> yang menyebalkan? (Kita akan intip </text:span><text:span text:style-name="Strong_20_Emphasis"><text:span text:style-name="T2">Filter Spam Cerdas</text:span></text:span><text:span text:style-name="T2">). </text:span></text:p>
              </text:list-item>
              <text:list-item>
                <text:p text:style-name="P115"><text:span text:style-name="T2">Bagaimana aplikasi seperti </text:span><text:span text:style-name="Strong_20_Emphasis"><text:span text:style-name="T2">Google Translate</text:span></text:span><text:span text:style-name="T2"> bisa menerjemahkan satu paragraf penuh dari Bahasa Inggris ke Bahasa Indonesia (atau sebaliknya) dalam hitungan detik dengan hasil yang lumayan oke? (Kita akan pahami dasar </text:span><text:span text:style-name="Strong_20_Emphasis"><text:span text:style-name="T2">Penerjemah Otomatis</text:span></text:span><text:span text:style-name="T2">). </text:span></text:p>
              </text:list-item>
            </text:list>
            <text:p text:style-name="P1">Mari kita lihat bagaimana AI tidak hanya 'tinggal' di dalam perangkat kita, tapi juga aktif membentuk dunia informasi dan hiburan yang kita akses melalui layar kita setiap hari. Siap menjelajah dunia online bersama AI? Yuk, kita mulai!</text:p>
            <text:p text:style-name="P443"/>
            <text:p text:style-name="Text_20_body"><text:span text:style-name="Strong_20_Emphasis"><text:span text:style-name="T2">(Tips Tambahan Opsional)</text:span></text:span></text:p>
            <text:list xml:id="list7798883047320130249" text:style-name="L334">
              <text:list-item>
                <text:p text:style-name="P335"><text:span text:style-name="Emphasis"><text:span text:style-name="Strong_20_Emphasis"><text:span text:style-name="T2">Saran Visual:</text:span></text:span></text:span><text:span text:style-name="T2"> Gunakan ikon-ikon familiar dari layanan online populer sebagai elemen dekoratif atau ilustratif di sepanjang bab ini. Misalnya, logo YouTube, Netflix, ikon email, ikon keranjang belanja, ikon bola dunia atau ikon terjemahan. Ini akan membuat konten terasa lebih dekat dan relevan dengan pengalaman online pembaca. </text:span></text:p>
              </text:list-item>
              <text:list-item>
                <text:p text:style-name="P116"><text:span text:style-name="Emphasis"><text:span text:style-name="Strong_20_Emphasis"><text:span text:style-name="T2">Prompt Ilustrasi (Opsional):</text:span></text:span></text:span><text:span text:style-name="T2"> "Buat ilustrasi header untuk Bab 5 dengan judul 'Bab 5: AI di Layar Anda'. Fokus utama adalah gambar layar digital (bisa generik atau menyerupai antarmuka media sosial/streaming). Dari dalam layar tersebut, 'memancar' keluar ikon-ikon yang mewakili topik bab: ikon 'jempol ke atas' atau 'bintang rating' (rekomendasi), ikon 'tag diskon' atau 'keranjang belanja' (iklan), ikon 'amplop surat dengan tanda stop/silang' (spam), dan ikon 'dua gelembung bicara dengan panah bolak-balik A↔B' (terjemahan). Gaya visual modern, dinamis, dan terkait dunia online." </text:span></text:p>
              </text:list-item>
            </text:list>
            <text:p text:style-name="P443"/>
            <text:p text:style-name="P1">Silakan berikan perintah "YAX" untuk melanjutkan ke prompt berikutnya (Subbab 5.1).</text:p>
          </text:section>
          <text:section text:style-name="Sect1" text:name="feedback-form-39">
            <text:p text:style-name="P231"/>
          </text:section>
        </text:section>
        <text:section text:style-name="Sect1" text:name="1666eb7dc613ebe0">
          <text:p text:style-name="P1"/>
          <text:section text:style-name="Sect1" text:name="user-query-content-40">
            <text:p text:style-name="P439">YAX </text:p>
          </text:section>
          <text:p text:style-name="P231">Show thinking</text:p>
          <text:section text:style-name="Sect2" text:name="model-response-message-contentr_1666eb7dc613ebe0">
            <text:p text:style-name="Text_20_body"><text:soft-page-break/><text:span text:style-name="T2">Baik, mari kita selami salah satu 'keajaiban' dunia online yang paling sering kita rasakan di </text:span><text:span text:style-name="Strong_20_Emphasis"><text:span text:style-name="T2">Subbab 5.1: Mengapa YouTube dan Netflix Tahu Film Kesukaan Anda? (Sistem Rekomendasi)</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bagaimana sistem rekomendasi di platform seperti YouTube atau Netflix bekerja</text:span></text:span></text:span><text:span text:style-name="Emphasis"><text:span text:style-name="T2">. Fokus pada ide intinya: </text:span></text:span><text:span text:style-name="Emphasis"><text:span text:style-name="Strong_20_Emphasis"><text:span text:style-name="T2">memprediksi apa yang mungkin Anda sukai</text:span></text:span></text:span><text:span text:style-name="Emphasis"><text:span text:style-name="T2"> berdasarkan past behavior and behavior of similar users.</text:span></text:span><text:span text:style-name="T2"> * </text:span><text:span text:style-name="Emphasis"><text:span text:style-name="Strong_20_Emphasis"><text:span text:style-name="T2">Data Inputs (Simplified):</text:span></text:span></text:span><text:span text:style-name="T2"> * </text:span><text:span text:style-name="Emphasis"><text:span text:style-name="T2">Your History:</text:span></text:span><text:span text:style-name="T2"> What you've watched, liked, rated, searched for, how long you watched. * </text:span><text:span text:style-name="Emphasis"><text:span text:style-name="T2">Similar Users' History:</text:span></text:span><text:span text:style-name="T2"> What people with similar tastes to yours have watched and liked. ("People who watched X also watched Y"). * </text:span><text:span text:style-name="Emphasis"><text:span text:style-name="T2">Item Information:</text:span></text:span><text:span text:style-name="T2"> Genre, actors, director, descriptions of the movies/videos (content-based filtering, explained simply - if you like sci-fi, it suggests more sci-fi). * </text:span><text:span text:style-name="Emphasis"><text:span text:style-name="Strong_20_Emphasis"><text:span text:style-name="T2">AI/ML Role:</text:span></text:span></text:span><text:span text:style-name="Emphasis"><text:span text:style-name="T2"> Explain that ML algorithms analyze this massive amount of data to find complex patterns and correlations. They build a 'profile' of your preferences and match it with items or other user profiles.</text:span></text:span><text:span text:style-name="T2"> * </text:span><text:span text:style-name="Emphasis"><text:span text:style-name="Strong_20_Emphasis"><text:span text:style-name="T2">Analogy:</text:span></text:span></text:span><text:span text:style-name="Emphasis"><text:span text:style-name="T2"> Maybe like a very observant librarian who remembers every book you borrowed and what similar readers enjoyed, then suggests new books.</text:span></text:span><text:span text:style-name="T2"> * </text:span><text:span text:style-name="Emphasis"><text:span text:style-name="Strong_20_Emphasis"><text:span text:style-name="T2">Goal:</text:span></text:span></text:span><text:span text:style-name="Emphasis"><text:span text:style-name="T2"> Keep the user engaged on the platform by showing relevant content.</text:span></text:span></text:p>
            <text:p text:style-name="Text_20_body"><text:span text:style-name="Strong_20_Emphasis"><text:span text:style-name="T2">Jawaban Saya:</text:span></text:span></text:p>
            <text:p text:style-name="Text_20_body"><text:span text:style-name="T2">Pernahkah Anda membuka aplikasi YouTube atau Netflix, lalu merasa halaman depannya benar-benar 'mengerti' Anda? Deretan video atau film yang disarankan terasa sangat pas dengan apa yang sedang ingin Anda tonton. Seolah-olah ada 'dukun' digital yang bisa membaca isi hati dan selera kita! Tenang, itu bukan sihir, kok. Itu adalah hasil kerja cerdas dari sebuah sistem bernama </text:span><text:span text:style-name="Strong_20_Emphasis"><text:span text:style-name="T2">Sistem Rekomendasi (</text:span></text:span><text:span text:style-name="Strong_20_Emphasis"><text:span text:style-name="Emphasis"><text:span text:style-name="T2">Recommendation System</text:span></text:span></text:span><text:span text:style-name="Strong_20_Emphasis"><text:span text:style-name="T2">)</text:span></text:span><text:span text:style-name="T2">, yang tentu saja ditenagai oleh Kecerdasan Buatan (AI) dan Machine Learning (ML).</text:span></text:p>
            <text:p text:style-name="Text_20_body"><text:span text:style-name="Strong_20_Emphasis"><text:span text:style-name="T2">Tujuan Utamanya: Menebak Apa yang Akan Anda Suka Berikutnya</text:span></text:span></text:p>
            <text:p text:style-name="Text_20_body"><text:span text:style-name="T2">Inti dari sistem rekomendasi ini adalah mencoba </text:span><text:span text:style-name="Strong_20_Emphasis"><text:span text:style-name="T2">memprediksi atau menebak konten apa (video, film, musik, berita, bahkan produk di toko online) yang kemungkinan besar akan menarik perhatian Anda atau Anda sukai selanjutnya</text:span></text:span><text:span text:style-name="T2">. Mengapa platform seperti YouTube atau Netflix repot-repot melakukan ini? Tujuannya jelas: </text:span><text:span text:style-name="Strong_20_Emphasis"><text:span text:style-name="T2">agar Anda betah berlama-</text:span></text:span><text:soft-page-break/><text:span text:style-name="Strong_20_Emphasis"><text:span text:style-name="T2">lama menggunakan platform mereka</text:span></text:span><text:span text:style-name="T2">. Semakin relevan konten yang disajikan, semakin besar kemungkinan Anda akan terus menonton, mengklik, dan menghabiskan waktu di sana. Dan semakin lama Anda di sana, semakin menguntungkan bagi bisnis mereka (entah dari iklan yang Anda lihat atau dari biaya langganan yang Anda bayar).</text:span></text:p>
            <text:p text:style-name="Text_20_body"><text:span text:style-name="Strong_20_Emphasis"><text:span text:style-name="T2">'Resep Rahasia'-nya: Campuran Berbagai Jenis Data</text:span></text:span></text:p>
            <text:p text:style-name="P1">Untuk bisa membuat tebakan yang akurat tentang selera Anda, sistem AI rekomendasi ini membutuhkan banyak sekali 'bahan masakan' alias data. Biasanya, mereka mengandalkan kombinasi dari tiga sumber data utama:</text:p>
            <text:list xml:id="list4015907478767431782" text:style-name="L335">
              <text:list-item>
                <text:p text:style-name="P117"><text:span text:style-name="Strong_20_Emphasis"><text:span text:style-name="T2">Jejak Langkah Anda di Platform Itu (Riwayat Pribadi Anda):</text:span></text:span><text:span text:style-name="T2"> Ini adalah data paling langsung tentang Anda. Sistem mencatat semua interaksi Anda:</text:span></text:p>
                <text:list>
                  <text:list-item>
                    <text:p text:style-name="P336"><text:span text:style-name="T2">Apa saja yang pernah </text:span><text:span text:style-name="Strong_20_Emphasis"><text:span text:style-name="T2">Anda tonton</text:span></text:span><text:span text:style-name="T2"> (dan penting juga, berapa lama Anda menontonnya – apakah sampai habis atau hanya sebentar?). </text:span></text:p>
                  </text:list-item>
                  <text:list-item>
                    <text:p text:style-name="P336"><text:span text:style-name="T2">Video atau film mana yang </text:span><text:span text:style-name="Strong_20_Emphasis"><text:span text:style-name="T2">Anda beri 'Like' ?</text:span></text:span><text:span text:style-name="T2"> atau 'Dislike' ?. </text:span></text:p>
                  </text:list-item>
                  <text:list-item>
                    <text:p text:style-name="P336"><text:span text:style-name="Strong_20_Emphasis"><text:span text:style-name="T2">Rating bintang</text:span></text:span><text:span text:style-name="T2"> berapa yang Anda berikan. </text:span></text:p>
                  </text:list-item>
                  <text:list-item>
                    <text:p text:style-name="P336"><text:span text:style-name="T2">Apa saja yang pernah </text:span><text:span text:style-name="Strong_20_Emphasis"><text:span text:style-name="T2">Anda cari</text:span></text:span><text:span text:style-name="T2"> menggunakan kolom pencarian. </text:span></text:p>
                  </text:list-item>
                  <text:list-item>
                    <text:p text:style-name="P336"><text:span text:style-name="T2">Konten apa yang </text:span><text:span text:style-name="Strong_20_Emphasis"><text:span text:style-name="T2">Anda simpan</text:span></text:span><text:span text:style-name="T2"> ke daftar putar (</text:span><text:span text:style-name="Emphasis"><text:span text:style-name="T2">playlist</text:span></text:span><text:span text:style-name="T2">) atau daftar tonton nanti (</text:span><text:span text:style-name="Emphasis"><text:span text:style-name="T2">watch later</text:span></text:span><text:span text:style-name="T2">). Dari semua data ini, AI mulai membangun 'profil digital' tentang preferensi dan selera unik Anda. "Oh, pengguna ini sering nonton video masak rendang dan suka kasih 'Like' untuk drama Korea..." </text:span></text:p>
                  </text:list-item>
                </text:list>
              </text:list-item>
              <text:list-item>
                <text:p text:style-name="P117"><text:span text:style-name="Strong_20_Emphasis"><text:span text:style-name="T2">Kebiasaan Orang Lain yang 'Satu Selera' dengan Anda (Penyaringan Kolaboratif / </text:span></text:span><text:span text:style-name="Strong_20_Emphasis"><text:span text:style-name="Emphasis"><text:span text:style-name="T2">Collaborative Filtering</text:span></text:span></text:span><text:span text:style-name="Strong_20_Emphasis"><text:span text:style-name="T2">):</text:span></text:span><text:span text:style-name="T2"> Bagian ini sangat menarik! Sistem tidak hanya melihat Anda, tapi juga </text:span><text:span text:style-name="Strong_20_Emphasis"><text:span text:style-name="T2">mencari pengguna lain di seluruh dunia yang punya pola selera mirip dengan Anda</text:span></text:span><text:span text:style-name="T2">. Misalnya, sistem menemukan ada ribuan orang lain yang juga sering menonton video masak rendang DAN suka drama Korea seperti Anda. Lalu, sistem melihat lagi, "Dari ribuan orang 'kembaran selera' ini, ternyata banyak juga yang suka nonton video tutorial berkebun hidroponik. Tapi pengguna yang ini belum pernah nonton video hidroponik." Nah, berdasarkan pola "Orang yang </text:span><text:soft-page-break/><text:span text:style-name="T2">seleranya mirip Anda ternyata juga suka X", sistem akan </text:span><text:span text:style-name="Strong_20_Emphasis"><text:span text:style-name="T2">merekomendasikan X (video hidroponik tadi) kepada Anda</text:span></text:span><text:span text:style-name="T2">. Inilah inti dari </text:span><text:span text:style-name="Emphasis"><text:span text:style-name="T2">Collaborative Filtering</text:span></text:span><text:span text:style-name="T2">: merekomendasikan berdasarkan kesamaan selera antar pengguna.</text:span></text:p>
              </text:list-item>
              <text:list-item>
                <text:p text:style-name="P117"><text:span text:style-name="Strong_20_Emphasis"><text:span text:style-name="T2">Informasi Detail Tentang Konten Itu Sendiri (Penyaringan Berbasis Konten / </text:span></text:span><text:span text:style-name="Strong_20_Emphasis"><text:span text:style-name="Emphasis"><text:span text:style-name="T2">Content-Based Filtering</text:span></text:span></text:span><text:span text:style-name="Strong_20_Emphasis"><text:span text:style-name="T2">):</text:span></text:span><text:span text:style-name="T2"> Selain data pengguna, sistem AI juga 'mempelajari' kontennya itu sendiri. Setiap video atau film dianalisis dan diberi 'label' atau metadata berdasarkan:</text:span></text:p>
                <text:list>
                  <text:list-item>
                    <text:p text:style-name="P336"><text:span text:style-name="Strong_20_Emphasis"><text:span text:style-name="T2">Genrenya:</text:span></text:span><text:span text:style-name="T2"> Komedi, Horor, Aksi, Dokumenter Sains, Musik Pop, dll. </text:span></text:p>
                  </text:list-item>
                  <text:list-item>
                    <text:p text:style-name="P336"><text:span text:style-name="Strong_20_Emphasis"><text:span text:style-name="T2">Aktor, Sutradara, Kreatornya:</text:span></text:span><text:span text:style-name="T2"> Siapa saja orang-orang di balik layar atau di depan layar. </text:span></text:p>
                  </text:list-item>
                  <text:list-item>
                    <text:p text:style-name="P336"><text:span text:style-name="Strong_20_Emphasis"><text:span text:style-name="T2">Deskripsi, Sinopsis, atau Transkripnya:</text:span></text:span><text:span text:style-name="T2"> Apa isi ceritanya atau topik yang dibahas. </text:span></text:p>
                  </text:list-item>
                  <text:list-item>
                    <text:p text:style-name="P117"><text:span text:style-name="Strong_20_Emphasis"><text:span text:style-name="T2">Kata Kunci atau Tag:</text:span></text:span><text:span text:style-name="T2"> Topik spesifik yang relevan (misal: "masakan Padang", "perjalanan ke Danau Toba", "tips AI"). Jika sistem tahu Anda sering menonton film horor karya sutradara Joko Anwar, maka ia akan cenderung merekomendasikan film horor lainnya, terutama jika dibuat oleh sutradara yang sama atau punya nuansa serupa. Jika Anda sering nonton video tentang AI, ia akan sodorkan lebih banyak lagi video tentang AI. </text:span></text:p>
                  </text:list-item>
                </text:list>
              </text:list-item>
            </text:list>
            <text:p text:style-name="Text_20_body"><text:span text:style-name="Strong_20_Emphasis"><text:span text:style-name="T2">Peran AI/ML: Mengolah Lautan Data, Menemukan Pola Tersembunyi</text:span></text:span></text:p>
            <text:p text:style-name="P1">Bayangkan betapa banyaknya data yang harus diolah: riwayat jutaan pengguna, interaksi mereka (miliaran 'like', tontonan, pencarian), ditambah informasi detail dari jutaan judul konten! Mustahil bagi manusia untuk menganalisis semua ini secara manual.</text:p>
            <text:p text:style-name="Text_20_body"><text:span text:style-name="T2">Di sinilah </text:span><text:span text:style-name="Strong_20_Emphasis"><text:span text:style-name="T2">algoritma AI dan Machine Learning</text:span></text:span><text:span text:style-name="T2"> tampil sebagai 'koki' atau 'analis' super. Algoritma ini dirancang khusus untuk:</text:span></text:p>
            <text:list xml:id="list2780925572417745178" text:style-name="L336">
              <text:list-item>
                <text:p text:style-name="P337"><text:span text:style-name="Strong_20_Emphasis"><text:span text:style-name="T2">Mengolah data dalam skala masif</text:span></text:span><text:span text:style-name="T2"> dengan cepat. </text:span></text:p>
              </text:list-item>
              <text:list-item>
                <text:p text:style-name="P337"><text:span text:style-name="Strong_20_Emphasis"><text:span text:style-name="T2">Menemukan pola-pola kompleks dan hubungan tersembunyi</text:span></text:span><text:span text:style-name="T2"> yang tidak kasat mata bagi manusia (misalnya, korelasi antara penonton film genre A di malam hari dengan kemungkinan mereka </text:span><text:soft-page-break/><text:span text:style-name="T2">suka acara komedi di akhir pekan). </text:span></text:p>
              </text:list-item>
              <text:list-item>
                <text:p text:style-name="P337"><text:span text:style-name="Strong_20_Emphasis"><text:span text:style-name="T2">Membangun profil selera pengguna</text:span></text:span><text:span text:style-name="T2"> yang sangat detail dan terus menerus diperbarui. </text:span></text:p>
              </text:list-item>
              <text:list-item>
                <text:p text:style-name="P118"><text:span text:style-name="Strong_20_Emphasis"><text:span text:style-name="T2">Mencocokkan profil pengguna</text:span></text:span><text:span text:style-name="T2"> dengan konten yang paling relevan atau dengan kelompok pengguna lain yang 'satu frekuensi'. </text:span></text:p>
              </text:list-item>
            </text:list>
            <text:p text:style-name="Text_20_body"><text:span text:style-name="Strong_20_Emphasis"><text:span text:style-name="T2">Analogi Pustakawan Super Cerdas dan Punya Ingatan Kuat</text:span></text:span></text:p>
            <text:p text:style-name="P1">Kalau masih bingung, bayangkan Anda punya langganan di perpustakaan yang pustakawannya luar biasa hebat. Dia tidak hanya ingat setiap buku yang pernah Anda pinjam dan mana yang Anda bilang Anda suka, tapi dia juga ingat riwayat pinjaman dan kesukaan ribuan pengunjung lainnya! Dia bisa melihat pola: "Hmm, orang yang suka baca novel Tere Liye dan Andrea Hirata, biasanya juga suka baca novel Ika Natassa. Anda sudah baca semua Tere Liye dan Andrea Hirata, bagaimana kalau coba baca Ika Natassa?". Sistem rekomendasi AI modern adalah versi digital dari pustakawan super cerdas ini, yang bekerja dalam skala global dan dalam hitungan milidetik!</text:p>
            <text:p text:style-name="P1">Jadi, ketika Anda merasa 'dimengerti' oleh YouTube, Netflix, Spotify, Tokopedia, atau platform lainnya, ingatlah bahwa itu adalah hasil kerja keras algoritma AI yang terus belajar dari data untuk menyajikan pengalaman yang paling relevan dan membuat Anda ingin terus kembali lagi. Bukan sihir, tapi sains data dan AI yang canggih!</text:p>
            <text:p text:style-name="P443"/>
            <text:p text:style-name="Text_20_body"><text:span text:style-name="Strong_20_Emphasis"><text:span text:style-name="T2">(Tips Tambahan Opsional)</text:span></text:span></text:p>
            <text:list xml:id="list6179553924429637592" text:style-name="L337">
              <text:list-item>
                <text:p text:style-name="P338"><text:span text:style-name="Emphasis"><text:span text:style-name="Strong_20_Emphasis"><text:span text:style-name="T2">Saran Interaksi Pengguna:</text:span></text:span></text:span><text:span text:style-name="T2"> Jelaskan bahwa pengguna sebenarnya punya 'kuasa' untuk 'mengajari' sistem rekomendasi menjadi lebih baik (atau lebih buruk!). Dengan rajin memberikan 'Like'/'Dislike', rating bintang, atau bahkan menggunakan fitur "Jangan rekomendasikan channel ini lagi", kita memberikan umpan balik (feedback) langsung yang akan digunakan AI untuk memperbaiki tebakannya di masa depan. </text:span></text:p>
              </text:list-item>
              <text:list-item>
                <text:p text:style-name="P119"><text:span text:style-name="Emphasis"><text:span text:style-name="Strong_20_Emphasis"><text:span text:style-name="T2">Prompt Ilustrasi (Opsional):</text:span></text:span></text:span><text:span text:style-name="T2"> "Buat ilustrasi yang menggambarkan tiga sumber data utama untuk rekomendasi. Panel 1: Ikon 'orang' dengan gelembung pikiran berisi ikon 'film', 'jempol like', 'bintang rating' (Label: 'Riwayat Kamu'). Panel 2: Ikon 'sekelompok orang' dengan panah saling berhubungan (Label: 'Selera Orang Mirip'). </text:span><text:soft-page-break/><text:span text:style-name="T2">Panel 3: Ikon 'rol film' dengan tag 'Horor', 'Aktor A', '2024' (Label: 'Info Konten'). Ketiga panel ini mengarah ke ikon 'Otak AI/ML' besar di tengah. Dari Otak AI/ML, keluar panah ke ikon 'Layar TV/Ponsel' yang menampilkan daftar rekomendasi film/video. Judul: 'Rahasia Rekomendasi Pas di Layar Anda'." </text:span></text:p>
              </text:list-item>
            </text:list>
            <text:p text:style-name="P443"/>
            <text:p text:style-name="P1">Silakan berikan perintah "YAX" untuk melanjutkan ke prompt berikutnya (Subbab 5.2).</text:p>
          </text:section>
          <text:section text:style-name="Sect1" text:name="feedback-form-40">
            <text:p text:style-name="P231"/>
          </text:section>
        </text:section>
        <text:section text:style-name="Sect1" text:name="f7908f47b8320192">
          <text:p text:style-name="P1"/>
          <text:section text:style-name="Sect1" text:name="user-query-content-41">
            <text:p text:style-name="P439">YAX </text:p>
          </text:section>
          <text:p text:style-name="P231">Show thinking</text:p>
          <text:section text:style-name="Sect2" text:name="model-response-message-contentr_f7908f47b8320192">
            <text:p text:style-name="Text_20_body"><text:span text:style-name="T2">Baik, mari kita bahas fenomena yang sering membuat kita bertanya-tanya di dunia maya ini, yaitu di </text:span><text:span text:style-name="Strong_20_Emphasis"><text:span text:style-name="T2">Subbab 5.2: Iklan yang Mengikuti Anda di Internet</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fenomena iklan tertarget yang seolah 'mengikuti' kita di internet</text:span></text:span></text:span><text:span text:style-name="Emphasis"><text:span text:style-name="T2">. Awali dengan mengakui pengalaman umum ini (melihat iklan produk baru saja dilihat atau terkait pencarian). Jelaskan secara sederhana bagaimana data kita dikumpulkan:</text:span></text:span><text:span text:style-name="T2"> * </text:span><text:span text:style-name="Emphasis"><text:span text:style-name="Strong_20_Emphasis"><text:span text:style-name="T2">Pelacakan Aktivitas:</text:span></text:span></text:span><text:span text:style-name="Emphasis"><text:span text:style-name="T2"> (Situs web/aplikasi sering track Browse history, search queries, location (if permitted), demographics (if known), interaction with previous ads - using cookies and other trackers - explain simply).</text:span></text:span></text:p>
            <text:list xml:id="list6649208251493063919" text:style-name="L338">
              <text:list-item>
                <text:p text:style-name="P339"><text:span text:style-name="Emphasis"><text:span text:style-name="T2">Jelaskan </text:span></text:span><text:span text:style-name="Emphasis"><text:span text:style-name="Strong_20_Emphasis"><text:span text:style-name="T2">peran AI/ML dalam proses ini</text:span></text:span></text:span><text:span text:style-name="Emphasis"><text:span text:style-name="T2">:</text:span></text:span><text:span text:style-name="T2"> </text:span></text:p>
                <text:list>
                  <text:list-item>
                    <text:p text:style-name="P339"><text:span text:style-name="Emphasis"><text:span text:style-name="T2">Menganalisis data yang terkumpul untuk </text:span></text:span><text:span text:style-name="Emphasis"><text:span text:style-name="Strong_20_Emphasis"><text:span text:style-name="T2">membangun profil pengguna</text:span></text:span></text:span><text:span text:style-name="Emphasis"><text:span text:style-name="T2"> (minat, purchase intent, demographics).</text:span></text:span><text:span text:style-name="T2"> </text:span></text:p>
                  </text:list-item>
                  <text:list-item>
                    <text:p text:style-name="P339"><text:span text:style-name="Emphasis"><text:span text:style-name="T2">Memungkinkan pengiklan untuk </text:span></text:span><text:span text:style-name="Emphasis"><text:span text:style-name="Strong_20_Emphasis"><text:span text:style-name="T2">menargetkan kelompok pengguna tertentu</text:span></text:span></text:span><text:span text:style-name="Emphasis"><text:span text:style-name="T2"> dengan iklan yang relevan secara otomatis (programmatic advertising, explained simply as automated auction for ad space targeting certain profiles).</text:span></text:span><text:span text:style-name="T2"> </text:span></text:p>
                  </text:list-item>
                </text:list>
              </text:list-item>
              <text:list-item>
                <text:p text:style-name="P120"><text:span text:style-name="Emphasis"><text:span text:style-name="T2">Sebutkan </text:span></text:span><text:span text:style-name="Emphasis"><text:span text:style-name="Strong_20_Emphasis"><text:span text:style-name="T2">tujuan dari sudut pandang pengiklan</text:span></text:span></text:span><text:span text:style-name="Emphasis"><text:span text:style-name="T2"> (membuat iklan lebih relevan/efektif). Gunakan </text:span></text:span><text:span text:style-name="Emphasis"><text:span text:style-name="Strong_20_Emphasis"><text:span text:style-name="T2">analogi sederhana</text:span></text:span></text:span><text:span text:style-name="Emphasis"><text:span text:style-name="T2">, misalnya seperti pramuniaga toko yang 'mendengar' Anda butuh sepatu baru lalu </text:span></text:span><text:soft-page-break/><text:span text:style-name="Emphasis"><text:span text:style-name="T2">menunjukkan iklan sepatu. Singgung </text:span></text:span><text:span text:style-name="Emphasis"><text:span text:style-name="Strong_20_Emphasis"><text:span text:style-name="T2">secara singkat dan netral mengenai aspek kesadaran privasi</text:span></text:span></text:span><text:span text:style-name="Emphasis"><text:span text:style-name="T2"> terkait pengumpulan data ini."</text:span></text:span><text:span text:style-name="T2"> </text:span></text:p>
              </text:list-item>
            </text:list>
            <text:p text:style-name="Text_20_body"><text:span text:style-name="Strong_20_Emphasis"><text:span text:style-name="T2">Jawaban Saya:</text:span></text:span></text:p>
            <text:p text:style-name="Text_20_body"><text:span text:style-name="T2">Pernahkah Anda mengalami hal ini: Anda baru saja Browse mencari model sepatu lari terbaru di Tokopedia atau Zalora. Tak lama kemudian, saat Anda membuka Instagram atau membaca berita di Detikcom, eh... iklan sepatu lari yang mirip atau bahkan sama persis muncul di layar Anda? Rasanya seperti iklan itu 'menguntit' kita ke mana pun kita pergi di dunia maya! Fenomena ini, yang kadang terasa sedikit menyeramkan, adalah contoh nyata dari </text:span><text:span text:style-name="Strong_20_Emphasis"><text:span text:style-name="T2">Iklan Tertarget (</text:span></text:span><text:span text:style-name="Strong_20_Emphasis"><text:span text:style-name="Emphasis"><text:span text:style-name="T2">Targeted Advertising</text:span></text:span></text:span><text:span text:style-name="Strong_20_Emphasis"><text:span text:style-name="T2"> atau </text:span></text:span><text:span text:style-name="Strong_20_Emphasis"><text:span text:style-name="Emphasis"><text:span text:style-name="T2">Personalized Ads</text:span></text:span></text:span><text:span text:style-name="Strong_20_Emphasis"><text:span text:style-name="T2">)</text:span></text:span><text:span text:style-name="T2">, sebuah sistem kompleks yang sangat mengandalkan pengumpulan data dan Kecerdasan Buatan (AI). Bagaimana cara kerjanya?</text:span></text:p>
            <text:p text:style-name="Text_20_body"><text:span text:style-name="Strong_20_Emphasis"><text:span text:style-name="T2">Langkah 1: 'Detektif' Digital Mengumpulkan Jejak Kaki Anda (Pelacakan Aktivitas)</text:span></text:span></text:p>
            <text:p text:style-name="Text_20_body"><text:span text:style-name="T2">Saat Anda berselancar di internet atau menggunakan aplikasi (terutama yang gratis), banyak di antaranya yang memasang semacam 'detektif' atau 'mata-mata' digital kecil. Dalam bahasa teknisnya, ini bisa berupa </text:span><text:span text:style-name="Emphasis"><text:span text:style-name="T2">cookies</text:span></text:span><text:span text:style-name="T2"> (file teks kecil yang disimpan browser Anda), </text:span><text:span text:style-name="Emphasis"><text:span text:style-name="T2">pixel</text:span></text:span><text:span text:style-name="T2"> (gambar transparan super kecil di halaman web), atau kode pelacak lain (</text:span><text:span text:style-name="Emphasis"><text:span text:style-name="T2">Software Development Kit</text:span></text:span><text:span text:style-name="T2">/SDK) di dalam aplikasi. Apa saja yang 'dicatat' oleh detektif digital ini?</text:span></text:p>
            <text:list xml:id="list3020448873463990689" text:style-name="L339">
              <text:list-item>
                <text:p text:style-name="P340"><text:span text:style-name="Strong_20_Emphasis"><text:span text:style-name="T2">Situs &amp; Halaman yang Dikunjungi:</text:span></text:span><text:span text:style-name="T2"> Mereka tahu Anda baru saja mengunjungi halaman produk sepatu lari merek A atau membaca artikel tentang liburan ke Danau Toba. </text:span></text:p>
              </text:list-item>
              <text:list-item>
                <text:p text:style-name="P340"><text:span text:style-name="Strong_20_Emphasis"><text:span text:style-name="T2">Pencarian Anda:</text:span></text:span><text:span text:style-name="T2"> Kata kunci yang Anda ketik di Google atau mesin pencari lain (misalnya, "harga tiket pesawat Medan ke Bali"). </text:span></text:p>
              </text:list-item>
              <text:list-item>
                <text:p text:style-name="P340"><text:span text:style-name="Strong_20_Emphasis"><text:span text:style-name="T2">Interaksi di Situs/Aplikasi:</text:span></text:span><text:span text:style-name="T2"> Produk apa yang Anda klik, masukkan ke keranjang belanja (meskipun tidak jadi beli), video apa yang Anda tonton. </text:span></text:p>
              </text:list-item>
              <text:list-item>
                <text:p text:style-name="P340"><text:span text:style-name="Strong_20_Emphasis"><text:span text:style-name="T2">Lokasi Anda:</text:span></text:span><text:span text:style-name="T2"> Jika Anda memberikan izin lokasi ke aplikasi atau browser, mereka bisa tahu perkiraan lokasi Anda (misalnya, Anda sedang berada di Medan). </text:span></text:p>
              </text:list-item>
              <text:list-item>
                <text:p text:style-name="P340"><text:span text:style-name="Strong_20_Emphasis"><text:span text:style-name="T2">Info Demografi (Perkiraan):</text:span></text:span><text:span text:style-name="T2"> Kadang, berdasarkan pola Browse Anda atau data akun (jika Anda login), sistem mencoba menebak perkiraan usia, jenis kelamin, atau minat umum Anda. </text:span></text:p>
              </text:list-item>
              <text:list-item>
                <text:p text:style-name="P121"><text:soft-page-break/><text:span text:style-name="Strong_20_Emphasis"><text:span text:style-name="T2">Interaksi dengan Iklan Sebelumnya:</text:span></text:span><text:span text:style-name="T2"> Apakah Anda pernah mengklik iklan tertentu atau tidak. </text:span></text:p>
              </text:list-item>
            </text:list>
            <text:p text:style-name="Text_20_body"><text:span text:style-name="T2">Yang lebih canggih lagi, seringkali 'detektif' ini berasal dari jaringan periklanan besar yang sama (seperti Google atau Meta/Facebook). Ini memungkinkan mereka untuk </text:span><text:span text:style-name="Strong_20_Emphasis"><text:span text:style-name="T2">menghubungkan titik-titik jejak digital Anda dari berbagai situs web dan aplikasi yang berbeda</text:span></text:span><text:span text:style-name="T2">, sehingga mereka bisa membangun gambaran yang lebih utuh tentang diri Anda (secara digital, tentunya).</text:span></text:p>
            <text:p text:style-name="Text_20_body"><text:span text:style-name="Strong_20_Emphasis"><text:span text:style-name="T2">Langkah 2: AI Menganalisis Jejak, Membuat Profil, dan Menjalankan 'Lelang' Iklan</text:span></text:span></text:p>
            <text:p text:style-name="P1">Semua data jejak digital yang terkumpul dari jutaan pengguna ini kemudian menjadi 'bahan baku' bagi algoritma AI dan Machine Learning. Peran AI di sini sangat penting:</text:p>
            <text:list xml:id="list3731736299410789713" text:style-name="L340">
              <text:list-item>
                <text:p text:style-name="P341"><text:span text:style-name="Strong_20_Emphasis"><text:span text:style-name="T2">Membangun Profil Pengguna:</text:span></text:span><text:span text:style-name="T2"> AI akan menganalisis lautan data ini untuk </text:span><text:span text:style-name="Strong_20_Emphasis"><text:span text:style-name="T2">menciptakan profil digital</text:span></text:span><text:span text:style-name="T2"> bagi setiap pengguna (atau kelompok pengguna dengan ciri serupa). Profil ini berisi rangkuman tentang minat Anda ("sepertinya suka fashion, olahraga lari, dan traveling"), kemungkinan niat Anda saat ini ("sedang aktif mencari sepatu lari baru"), perkiraan demografi, lokasi, dll. Profil ini seringkali bersifat anonim (tidak langsung terhubung ke nama asli Anda, tapi lebih ke ID unik perangkat atau browser). </text:span></text:p>
              </text:list-item>
              <text:list-item>
                <text:p text:style-name="P122"><text:span text:style-name="Strong_20_Emphasis"><text:span text:style-name="T2">Memfasilitasi Penargetan &amp; 'Lelang' Iklan Otomatis (</text:span></text:span><text:span text:style-name="Strong_20_Emphasis"><text:span text:style-name="Emphasis"><text:span text:style-name="T2">Programmatic Advertising</text:span></text:span></text:span><text:span text:style-name="Strong_20_Emphasis"><text:span text:style-name="T2">):</text:span></text:span><text:span text:style-name="T2"> Para pengiklan (misalnya, merek sepatu tadi) tidak memilih Anda satu per satu. Mereka datang ke platform periklanan (seperti Google Ads, Facebook Ads) dan menetapkan kriteria target audiens mereka, misalnya: "Tampilkan iklan sepatu lari model terbaru saya kepada pengguna di Indonesia, usia 18-40 tahun, yang menunjukkan minat pada olahraga lari DAN pernah melihat produk sepatu dalam 3 hari terakhir." Nah, setiap kali Anda membuka halaman web atau aplikasi yang memiliki slot iklan, </text:span><text:span text:style-name="Strong_20_Emphasis"><text:span text:style-name="T2">sistem AI platform periklanan akan melakukan 'lelang' super cepat (dalam sepersekian detik!)</text:span></text:span><text:span text:style-name="T2"> secara otomatis. Sistem akan mencocokkan profil Anda dengan kriteria target dari berbagai pengiklan yang ingin menampilkan iklan saat itu. Pengiklan yang </text:span><text:soft-page-break/><text:span text:style-name="T2">kriterianya paling cocok dengan Anda dan bersedia membayar harga tertinggi untuk slot iklan tersebut akan 'memenangkan' lelang, dan iklannya lah yang kemudian muncul di layar Anda. Seluruh proses pencocokan dan lelang ini berjalan otomatis berkat AI. </text:span></text:p>
              </text:list-item>
            </text:list>
            <text:p text:style-name="Text_20_body"><text:span text:style-name="Strong_20_Emphasis"><text:span text:style-name="T2">Mengapa Pengiklan Melakukan Ini? Demi Efektivitas!</text:span></text:span></text:p>
            <text:p text:style-name="Text_20_body"><text:span text:style-name="T2">Dari kacamata pengiklan, tujuan utama iklan tertarget adalah agar iklan mereka sampai ke </text:span><text:span text:style-name="Strong_20_Emphasis"><text:span text:style-name="T2">orang yang paling mungkin tertarik dan relevan</text:span></text:span><text:span text:style-name="T2"> dengan produk atau jasa yang mereka tawarkan. Dengan begitu, anggaran iklan mereka menjadi lebih </text:span><text:span text:style-name="Strong_20_Emphasis"><text:span text:style-name="T2">efektif</text:span></text:span><text:span text:style-name="T2"> dan tidak terbuang percuma. Mereka tidak ingin menampilkan iklan perlengkapan bayi kepada remaja, atau iklan kursus bahasa Mandarin kepada orang yang jelas-jelas tidak tertarik. Harapannya, iklan yang relevan akan lebih berpeluang untuk dilihat, diklik, dan akhirnya menghasilkan penjualan.</text:span></text:p>
            <text:p text:style-name="Text_20_body"><text:span text:style-name="Strong_20_Emphasis"><text:span text:style-name="T2">Analogi Pramuniaga Toko yang Super Jeli</text:span></text:span></text:p>
            <text:p text:style-name="P1">Bayangkan Anda sedang berjalan di sebuah pusat perbelanjaan besar. Sambil berjalan, Anda berbisik ke teman Anda, "Aku lagi cari kemeja batik buat kondangan nih." Tanpa Anda sadari, ada seorang pramuniaga (anggap dia AI/pelacak) dengan pendengaran super tajam yang mendengarnya. Kemudian, saat Anda melewati sebuah toko batik, tiba-tiba pramuniaga itu menyapa Anda dan langsung menunjukkan koleksi kemeja batik terbaru yang cocok untuk kondangan. Pramuniaga itu 'tahu' apa yang sedang Anda cari dan langsung menawarkan produk yang relevan. Kurang lebih, begitulah cara kerja iklan tertarget di dunia maya.</text:p>
            <text:p text:style-name="Text_20_body"><text:span text:style-name="Strong_20_Emphasis"><text:span text:style-name="T2">Sedikit Catatan tentang Privasi</text:span></text:span></text:p>
            <text:p text:style-name="Text_20_body"><text:span text:style-name="T2">Tentu saja, praktik pengumpulan data jejak digital secara ekstensif untuk keperluan iklan ini menimbulkan </text:span><text:span text:style-name="Strong_20_Emphasis"><text:span text:style-name="T2">diskusi dan kekhawatiran penting mengenai privasi kita sebagai pengguna</text:span></text:span><text:span text:style-name="T2">. Seberapa banyak data kita yang diambil? Bagaimana data itu digunakan dan dibagikan? Seberapa aman penyimpanannya? Penting untuk kita sadari bahwa sebagai respons terhadap kekhawatiran ini, berbagai negara (termasuk Indonesia dengan </text:span><text:span text:style-name="Strong_20_Emphasis"><text:span text:style-name="T2">Undang-Undang Pelindungan Data Pribadi/UU PDP</text:span></text:span><text:span text:style-name="T2">) mulai menerapkan aturan yang lebih ketat untuk melindungi data pribadi dan memberikan pengguna kontrol lebih besar. Kita sebagai pengguna juga bisa lebih proaktif dengan mempelajari dan memanfaatkan pengaturan privasi yang </text:span><text:soft-page-break/><text:span text:style-name="T2">tersedia di browser, aplikasi, dan akun online kita, serta lebih bijak dalam memberikan izin akses data.</text:span></text:p>
            <text:p text:style-name="P1">Jadi, iklan yang terasa 'mengikuti' Anda itu bukanlah kebetulan atau sihir. Itu adalah manifestasi dari sebuah ekosistem periklanan digital yang kompleks, di mana data aktivitas kita menjadi 'bahan bakar' dan AI menjadi 'mesin' yang mencocokkan iklan dengan audiens yang dianggap paling relevan.</text:p>
            <text:p text:style-name="P443"/>
            <text:p text:style-name="Text_20_body"><text:span text:style-name="Strong_20_Emphasis"><text:span text:style-name="T2">(Tips Tambahan Opsional)</text:span></text:span></text:p>
            <text:list xml:id="list5723286064394363680" text:style-name="L341">
              <text:list-item>
                <text:p text:style-name="P342"><text:span text:style-name="Emphasis"><text:span text:style-name="Strong_20_Emphasis"><text:span text:style-name="T2">Saran Tindakan Praktis:</text:span></text:span></text:span><text:span text:style-name="T2"> Anda bisa menyertakan langkah singkat bagaimana pembaca bisa melihat atau mengelola preferensi iklan mereka di platform besar seperti Google (Akun Google -&gt; Data &amp; Privasi -&gt; Setelan Iklan) atau Facebook (Pengaturan &amp; Privasi -&gt; Pengaturan -&gt; Preferensi Iklan). Ini memberikan contoh konkret kontrol pengguna. </text:span></text:p>
              </text:list-item>
              <text:list-item>
                <text:p text:style-name="P123"><text:span text:style-name="Emphasis"><text:span text:style-name="Strong_20_Emphasis"><text:span text:style-name="T2">Prompt Ilustrasi (Opsional):</text:span></text:span></text:span><text:span text:style-name="T2"> "Buat infografis sederhana menjelaskan alur iklan tertarget. Mulai dengan ikon 'orang' menjelajah web/app, meninggalkan 'jejak data' (klik, search, view). Jejak data dikumpulkan oleh ikon 'cookie/pelacak'. Data masuk ke 'Pabrik Profil AI' (ikon otak AI dengan roda gigi) yang menghasilkan 'Profil Pengguna' (ikon orang dengan tag 'Suka Sepatu', 'Lokasi: Medan'). Ikon 'Pengiklan Sepatu' memberikan target 'Suka Sepatu, Lokasi: Medan' ke 'Pabrik Profil AI'. AI mencocokkan, lalu mengirim ikon 'Iklan Sepatu' ke layar si 'orang' tadi. Judul: 'Jejak Digitalmu → Profil AI → Iklan Tertarget'." </text:span></text:p>
              </text:list-item>
            </text:list>
            <text:p text:style-name="P443"/>
            <text:p text:style-name="P1">Silakan berikan perintah "YAX" untuk melanjutkan ke prompt berikutnya (Subbab 5.3).</text:p>
          </text:section>
          <text:section text:style-name="Sect1" text:name="feedback-form-41">
            <text:p text:style-name="P231"/>
          </text:section>
        </text:section>
        <text:section text:style-name="Sect1" text:name="a7732fcb29a65bea">
          <text:p text:style-name="P1"/>
          <text:section text:style-name="Sect1" text:name="user-query-content-42">
            <text:p text:style-name="P439">YAX </text:p>
          </text:section>
          <text:p text:style-name="P231">Show thinking</text:p>
          <text:section text:style-name="Sect2" text:name="model-response-message-contentr_a7732fcb29a65bea">
            <text:p text:style-name="P231"/>
          </text:section>
          <text:section text:style-name="Sect1" text:name="feedback-form-42">
            <text:p text:style-name="P231"><text:soft-page-break/></text:p>
          </text:section>
        </text:section>
        <text:section text:style-name="Sect1" text:name="b9d9324bdcc04ceb">
          <text:p text:style-name="P1"/>
          <text:section text:style-name="Sect1" text:name="user-query-content-43">
            <text:p text:style-name="P439">YAX </text:p>
          </text:section>
          <text:p text:style-name="P231">Show thinking</text:p>
          <text:section text:style-name="Sect2" text:name="model-response-message-contentr_b9d9324bdcc04ceb">
            <text:p text:style-name="Text_20_body"><text:span text:style-name="T2">Oke, mari kita bahas 'tukang terjemah' andalan kita di dunia maya pada </text:span><text:span text:style-name="Strong_20_Emphasis"><text:span text:style-name="T2">Subbab 5.4: Penerjemah Bahasa Otomatis (Google Translate, dll.)</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cara kerja alat penerjemah bahasa otomatis modern seperti Google Translate</text:span></text:span></text:span><text:span text:style-name="Emphasis"><text:span text:style-name="T2">. Singgung sedikit perbedaan dengan metode lama yang lebih kaku.</text:span></text:span><text:span text:style-name="T2"> * </text:span><text:span text:style-name="Emphasis"><text:span text:style-name="Strong_20_Emphasis"><text:span text:style-name="T2">Fokus pada Cara Kerja Modern (Neural Machine Translation - NMT):</text:span></text:span></text:span><text:span text:style-name="Emphasis"><text:span text:style-name="T2"> Jelaskan secara konseptual (tanpa detail teknis jaringan saraf) bahwa sistem ini menggunakan </text:span></text:span><text:span text:style-name="Emphasis"><text:span text:style-name="Strong_20_Emphasis"><text:span text:style-name="T2">AI (jenis ML canggih yang terinspirasi otak)</text:span></text:span></text:span><text:span text:style-name="Emphasis"><text:span text:style-name="T2"> yang </text:span></text:span><text:span text:style-name="Emphasis"><text:span text:style-name="Strong_20_Emphasis"><text:span text:style-name="T2">'belajar'</text:span></text:span></text:span><text:span text:style-name="Emphasis"><text:span text:style-name="T2"> dari </text:span></text:span><text:span text:style-name="Emphasis"><text:span text:style-name="Strong_20_Emphasis"><text:span text:style-name="T2">contoh terjemahan dalam jumlah masif</text:span></text:span></text:span><text:span text:style-name="Emphasis"><text:span text:style-name="T2"> (misalnya, jutaan kalimat dalam Bahasa Inggris beserta padanannya yang akurat dalam Bahasa Indonesia dari sumber seperti UN documents, websites, books).</text:span></text:span><text:span text:style-name="T2"> * </text:span><text:span text:style-name="Emphasis"><text:span text:style-name="T2">Tekankan bahwa AI </text:span></text:span><text:span text:style-name="Emphasis"><text:span text:style-name="Strong_20_Emphasis"><text:span text:style-name="T2">tidak sekadar menerjemahkan kata per kata</text:span></text:span></text:span><text:span text:style-name="Emphasis"><text:span text:style-name="T2">, tetapi </text:span></text:span><text:span text:style-name="Emphasis"><text:span text:style-name="Strong_20_Emphasis"><text:span text:style-name="T2">belajar memahami pola tata bahasa, konteks kalimat, dan makna</text:span></text:span></text:span><text:span text:style-name="Emphasis"><text:span text:style-name="T2"> secara statistik dari data tersebut.</text:span></text:span><text:span text:style-name="T2"> * </text:span><text:span text:style-name="Emphasis"><text:span text:style-name="T2">Saat diberi kalimat baru, ia menggunakan pola yang telah dipelajarinya untuk </text:span></text:span><text:span text:style-name="Emphasis"><text:span text:style-name="Strong_20_Emphasis"><text:span text:style-name="T2">menghasilkan terjemahan yang paling mungkin benar dan alami</text:span></text:span></text:span><text:span text:style-name="Emphasis"><text:span text:style-name="T2"> dalam bahasa target, dengan mempertimbangkan keseluruhan makna kalimat.</text:span></text:span><text:span text:style-name="T2"> * </text:span><text:span text:style-name="Emphasis"><text:span text:style-name="T2">Sebutkan bahwa kualitasnya terus meningkat seiring bertambahnya data latihan dan perbaikan algoritma.</text:span></text:span></text:p>
            <text:list xml:id="list1854592944506951730" text:style-name="L342">
              <text:list-item>
                <text:p text:style-name="P124"><text:span text:style-name="Emphasis"><text:span text:style-name="T2">Gunakan </text:span></text:span><text:span text:style-name="Emphasis"><text:span text:style-name="Strong_20_Emphasis"><text:span text:style-name="T2">analogi sederhana</text:span></text:span></text:span><text:span text:style-name="Emphasis"><text:span text:style-name="T2">, misalnya seperti seseorang yang belajar bahasa asing bukan hanya by memorizing dictionary words, but by reading millions of books in both languages and intuitively understanding how ideas are expressed and flow between them."</text:span></text:span><text:span text:style-name="T2"> </text:span></text:p>
              </text:list-item>
            </text:list>
            <text:p text:style-name="Text_20_body"><text:span text:style-name="Strong_20_Emphasis"><text:span text:style-name="T2">Jawaban Saya:</text:span></text:span></text:p>
            <text:p text:style-name="P1">Siapa yang tidak kenal Google Translate atau aplikasi penerjemah otomatis serupa? Rasanya seperti punya kamus berjalan super canggih plus ahli tata bahasa untuk puluhan bahasa di dunia, langsung di saku kita! Kita bisa dengan mudah menerjemahkan email dari klien asing, lirik lagu K-Pop favorit, atau bahkan tulisan di papan petunjuk jalan saat liburan ke luar negeri (dengan fitur terjemahan kamera). Hasil terjemahannya pun terasa <text:soft-page-break/>semakin hari semakin baik dan alami (meskipun belum selalu sempurna ya!). Bagaimana sih 'mesin' di baliknya bekerja?</text:p>
            <text:p text:style-name="Text_20_body"><text:span text:style-name="T2">Perlu kita tahu, teknologi penerjemah otomatis modern (yang kita nikmati di awal tahun 2025 ini) sudah jauh berbeda dibandingkan generasi sebelumnya. Dulu, penerjemah mesin seringkali bekerja berdasarkan </text:span><text:span text:style-name="Strong_20_Emphasis"><text:span text:style-name="T2">aturan tata bahasa yang diprogram secara manual</text:span></text:span><text:span text:style-name="T2"> oleh manusia atau dengan </text:span><text:span text:style-name="Strong_20_Emphasis"><text:span text:style-name="T2">mencocokkan potongan-potongan frasa dari kamus besar</text:span></text:span><text:span text:style-name="T2">. Hasilnya? Seringkali terjemahannya sangat kaku, literal (kata per kata), dan tata bahasanya kacau balau.</text:span></text:p>
            <text:p text:style-name="Text_20_body"><text:span text:style-name="T2">Kini, sebagian besar layanan penerjemah canggih mengandalkan teknologi AI yang disebut </text:span><text:span text:style-name="Strong_20_Emphasis"><text:span text:style-name="T2">Neural Machine Translation (NMT)</text:span></text:span><text:span text:style-name="T2">. Ini adalah pendekatan yang jauh lebih pintar dan fleksibel. Begini cara kerjanya secara sederhana:</text:span></text:p>
            <text:p text:style-name="Text_20_body"><text:span text:style-name="Strong_20_Emphasis"><text:span text:style-name="T2">1. 'Sekolah Bahasa' Skala Raksasa dengan Jutaan Contoh Terjemahan</text:span></text:span><text:span text:style-name="T2"> Inti dari kehebatan NMT adalah proses 'belajarnya' yang luar biasa. Model AI ini (yang menggunakan arsitektur </text:span><text:span text:style-name="Strong_20_Emphasis"><text:span text:style-name="T2">Machine Learning canggih yang terinspirasi cara kerja jaringan saraf di otak kita</text:span></text:span><text:span text:style-name="T2">, makanya disebut </text:span><text:span text:style-name="Emphasis"><text:span text:style-name="T2">Neural Network</text:span></text:span><text:span text:style-name="T2">) tidak diajari aturan tata bahasa secara langsung. Sebaliknya, ia </text:span><text:span text:style-name="Strong_20_Emphasis"><text:span text:style-name="T2">'disekolahkan' dengan diberi 'makan' data berupa contoh-contoh terjemahan dalam jumlah yang luar biasa masif</text:span></text:span><text:span text:style-name="T2">. Bayangkan ia 'membaca' jutaan atau bahkan miliaran pasang kalimat yang sama dalam dua bahasa berbeda. Misalnya, satu kalimat dalam Bahasa Inggris dan padanan terjemahannya yang akurat dalam Bahasa Indonesia. Data pasangan kalimat ini bisa berasal dari mana? Banyak sumber! Misalnya: * Dokumen resmi Perserikatan Bangsa-Bangsa (PBB) atau Uni Eropa yang diterjemahkan ke banyak bahasa resmi. * Situs web berita atau perusahaan yang memiliki versi multibahasa. * Buku-buku atau karya sastra yang sudah diterjemahkan secara profesional. * Data subtitle film dari berbagai bahasa.</text:span></text:p>
            <text:p text:style-name="Text_20_body"><text:span text:style-name="Strong_20_Emphasis"><text:span text:style-name="T2">2. Belajar 'Rasa' dan Pola Bahasa, Bukan Cuma Hafal Arti Kata</text:span></text:span><text:span text:style-name="T2"> Ini dia bagian yang membedakannya dari metode lama. Saat 'membaca' miliaran pasangan kalimat itu, </text:span><text:span text:style-name="Emphasis"><text:span text:style-name="T2">Neural Network</text:span></text:span><text:span text:style-name="T2"> dalam NMT </text:span><text:span text:style-name="Strong_20_Emphasis"><text:span text:style-name="T2">tidak sekadar mencocokkan kata per kata</text:span></text:span><text:span text:style-name="T2"> (misalnya, 'book' = 'buku'). Melalui analisis statistik yang sangat kompleks pada data raksasa tersebut, ia </text:span><text:span text:style-name="Strong_20_Emphasis"><text:span text:style-name="T2">belajar mengenali pola-pola yang jauh lebih dalam</text:span></text:span><text:span text:style-name="T2">: * Bagaimana </text:span><text:span text:style-name="Strong_20_Emphasis"><text:span text:style-name="T2">struktur </text:span></text:span><text:soft-page-break/><text:span text:style-name="Strong_20_Emphasis"><text:span text:style-name="T2">kalimat</text:span></text:span><text:span text:style-name="T2"> yang umum dalam Bahasa Inggris dan bagaimana padanannya dalam Bahasa Indonesia (yang seringkali berbeda total!). * Bagaimana </text:span><text:span text:style-name="Strong_20_Emphasis"><text:span text:style-name="T2">urutan kata</text:span></text:span><text:span text:style-name="T2"> bisa berubah saat diterjemahkan agar terdengar alami. * Bagaimana </text:span><text:span text:style-name="Strong_20_Emphasis"><text:span text:style-name="T2">makna sebuah kata bisa berubah tergantung konteks</text:span></text:span><text:span text:style-name="T2"> kata-kata lain di sekitarnya dalam kalimat. * Bagaimana </text:span><text:span text:style-name="Strong_20_Emphasis"><text:span text:style-name="T2">idiom atau ungkapan khas</text:span></text:span><text:span text:style-name="T2"> dalam satu bahasa biasanya diterjemahkan ke bahasa lain. Singkatnya, NMT belajar menangkap </text:span><text:span text:style-name="Strong_20_Emphasis"><text:span text:style-name="T2">'pola', 'aliran', dan 'rasa'</text:span></text:span><text:span text:style-name="T2"> bagaimana sebuah ide atau makna diekspresikan dalam satu bahasa dan bagaimana padanannya yang paling pas dan alami di bahasa target.</text:span></text:p>
            <text:p text:style-name="Text_20_body"><text:span text:style-name="Strong_20_Emphasis"><text:span text:style-name="T2">3. Menerjemahkan dengan Mempertimbangkan Konteks Keseluruhan</text:span></text:span><text:span text:style-name="T2"> Setelah 'lulus sekolah' (model AI terlatih), saat Anda memberikan kalimat baru untuk diterjemahkan (misal: "The weather in Medan today is quite hot and humid, isn't it?"), model NMT akan </text:span><text:span text:style-name="Strong_20_Emphasis"><text:span text:style-name="T2">menganalisis kalimat itu secara keseluruhan</text:span></text:span><text:span text:style-name="T2">, bukan kata demi kata secara terpisah. Berdasarkan pemahaman pola dan konteks yang sudah dipelajarinya, ia akan </text:span><text:span text:style-name="Strong_20_Emphasis"><text:span text:style-name="T2">membangun atau menghasilkan (generate) kalimat terjemahan dalam Bahasa Indonesia kata per kata (atau bagian kata per bagian kata) yang secara statistik paling mungkin benar DAN paling terdengar wajar/alami</text:span></text:span><text:span text:style-name="T2"> sebagai padanan kalimat aslinya. Proses ini menghasilkan terjemahan yang jauh lebih mulus, tata bahasanya lebih baik, dan maknanya lebih terjaga dibanding terjemahan kata per kata.</text:span></text:p>
            <text:p text:style-name="Text_20_body"><text:span text:style-name="Strong_20_Emphasis"><text:span text:style-name="T2">4. Kualitasnya Terus Diasah</text:span></text:span><text:span text:style-name="T2"> Teknologi NMT ini tidak statis. Kualitas terjemahannya terus menerus ditingkatkan oleh para peneliti dan perusahaan teknologi dengan cara: * Memberikan </text:span><text:span text:style-name="Strong_20_Emphasis"><text:span text:style-name="T2">lebih banyak lagi data latihan</text:span></text:span><text:span text:style-name="T2"> yang semakin beragam (mencakup lebih banyak bahasa, gaya bahasa, domain topik). * </text:span><text:span text:style-name="Strong_20_Emphasis"><text:span text:style-name="T2">Menyempurnakan arsitektur </text:span></text:span><text:span text:style-name="Strong_20_Emphasis"><text:span text:style-name="Emphasis"><text:span text:style-name="T2">Neural Network</text:span></text:span></text:span><text:span text:style-name="Strong_20_Emphasis"><text:span text:style-name="T2"> (algoritma ML)-nya</text:span></text:span><text:span text:style-name="T2"> agar bisa belajar pola bahasa dengan lebih efisien dan akurat.</text:span></text:p>
            <text:p text:style-name="Text_20_body"><text:span text:style-name="Strong_20_Emphasis"><text:span text:style-name="T2">Analogi: Belajar Bahasa dengan 'Menyelam' Langsung vs. Cuma Buka Kamus</text:span></text:span></text:p>
            <text:p text:style-name="P1">Bayangkan dua orang yang belajar Bahasa Inggris:</text:p>
            <text:list xml:id="list7333562600777796487" text:style-name="L343">
              <text:list-item>
                <text:p text:style-name="P343"><text:span text:style-name="Strong_20_Emphasis"><text:span text:style-name="T2">Orang A:</text:span></text:span><text:span text:style-name="T2"> Belajarnya hanya dengan menghafal kamus Indonesia-Inggris. Dia tahu arti kata per kata, tapi saat mencoba menyusun kalimat atau menerjemahkan paragraf, hasilnya kaku dan aneh. </text:span><text:soft-page-break/><text:span text:style-name="T2">("Saya punya satu buku" mungkin diterjemahkan "I have one book", terdengar kurang alami). Ini mirip cara kerja penerjemah mesin model lama. </text:span></text:p>
              </text:list-item>
              <text:list-item>
                <text:p text:style-name="P125"><text:span text:style-name="Strong_20_Emphasis"><text:span text:style-name="T2">Orang B:</text:span></text:span><text:span text:style-name="T2"> Belajarnya dengan 'menyelam' langsung. Dia tinggal di negara berbahasa Inggris, membaca jutaan halaman buku dan artikel, nonton film, ngobrol dengan penutur asli setiap hari. Dia tidak hanya hafal arti kata, tapi dia mulai 'merasakan' bagaimana menyusun kalimat yang enak didengar, kapan pakai ungkapan tertentu, bagaimana intonasi yang pas. Dia mengembangkan </text:span><text:span text:style-name="Strong_20_Emphasis"><text:span text:style-name="T2">intuisi bahasa</text:span></text:span><text:span text:style-name="T2">. Nah, NMT belajar dengan cara yang mirip Orang B ini, tapi 'bahan bacaan'-nya adalah data teks digital dalam skala miliaran! </text:span></text:p>
              </text:list-item>
            </text:list>
            <text:p text:style-name="P1">Jadi, lain kali Anda terbantu oleh Google Translate, ingatlah bahwa Anda sedang memanfaatkan salah satu hasil paling</text:p>
          </text:section>
          <text:p text:style-name="P231">You stopped this response</text:p>
          <text:section text:style-name="Sect1" text:name="feedback-form-43">
            <text:p text:style-name="P231"/>
          </text:section>
        </text:section>
        <text:section text:style-name="Sect1" text:name="75a148b559cf7e92">
          <text:p text:style-name="P1"/>
          <text:section text:style-name="Sect1" text:name="user-query-content-44">
            <text:p text:style-name="P439">YAX </text:p>
          </text:section>
          <text:p text:style-name="P231">Show thinking</text:p>
          <text:section text:style-name="Sect2" text:name="model-response-message-contentr_75a148b559cf7e92">
            <text:p text:style-name="P231"/>
          </text:section>
          <text:p text:style-name="P231">You stopped this response</text:p>
          <text:section text:style-name="Sect1" text:name="feedback-form-44">
            <text:p text:style-name="P231"/>
          </text:section>
        </text:section>
        <text:section text:style-name="Sect1" text:name="795a75ab680a981c">
          <text:p text:style-name="P1"/>
          <text:section text:style-name="Sect1" text:name="user-query-content-45">
            <text:p text:style-name="P439">maaf saya melakukan kesalahan , jawab ulang Subbab 5.3 </text:p>
          </text:section>
          <text:p text:style-name="P231">Show thinking</text:p>
          <text:section text:style-name="Sect2" text:name="model-response-message-contentr_795a75ab680a981c">
            <text:p text:style-name="Text_20_body"><text:span text:style-name="T2">Baik, tidak masalah. Mari kita jawab ulang prompt untuk </text:span><text:span text:style-name="Strong_20_Emphasis"><text:span text:style-name="T2">Subbab 5.3: Filter Spam di Email Anda Bekerja Keras</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bagaimana filter spam di layanan email (seperti Gmail) bekerja sebagai salah satu aplikasi klasik AI/ML</text:span></text:span></text:span><text:span text:style-name="Emphasis"><text:span text:style-name="T2">. Jelaskan prosesnya:</text:span></text:span><text:span text:style-name="T2"> * </text:span><text:span text:style-name="Emphasis"><text:span text:style-name="Strong_20_Emphasis"><text:span text:style-name="T2">Problem:</text:span></text:span></text:span><text:span text:style-name="Emphasis"><text:span text:style-name="T2"> The sheer volume of unwanted email (spam).</text:span></text:span><text:span text:style-name="T2"> * </text:span><text:span text:style-name="Emphasis"><text:span text:style-name="Strong_20_Emphasis"><text:span text:style-name="T2">Solution:</text:span></text:span></text:span><text:span text:style-name="Emphasis"><text:span text:style-name="T2"> AI-powered filters that automatically identify and move spam out of the inbox.</text:span></text:span><text:span text:style-name="T2"> * *</text:span><text:span text:style-name="Strong_20_Emphasis"><text:span text:style-name="T2">How it Works (Simplified ML):</text:span></text:span><text:span text:style-name="T2"> * </text:span><text:span text:style-name="Strong_20_Emphasis"><text:span text:style-name="T2">Training Data:</text:span></text:span><text:span text:style-name="T2"> The system is trained on millions of emails already labeled as 'spam' or 'not spam' (ham). * </text:span><text:span text:style-name="Strong_20_Emphasis"><text:span text:style-name="T2">Feature Extraction (Explained Simply):</text:span></text:span><text:span text:style-name="T2"> </text:span><text:soft-page-break/><text:span text:style-name="T2">The AI learns to identify patterns or 'features' common in spam emails (e.g., certain keywords like "free money," "viagra," excessive capitalization, suspicious links, sender reputation) and features common in legitimate emails. * </text:span><text:span text:style-name="Strong_20_Emphasis"><text:span text:style-name="T2">Classification:</text:span></text:span><text:span text:style-name="T2"> When a new email arrives, the AI analyzes its features and calculates the probability of it being spam based on the patterns learned during training. If the probability crosses a threshold, it's flagged as spam. * </text:span><text:span text:style-name="Emphasis"><text:span text:style-name="Strong_20_Emphasis"><text:span text:style-name="T2">Continuous Learning:</text:span></text:span></text:span><text:span text:style-name="Emphasis"><text:span text:style-name="T2"> Mention that filters constantly update based on new spam tactics and user feedback (marking emails as spam or not spam).</text:span></text:span></text:p>
            <text:list xml:id="list35683947070296051" text:style-name="L344">
              <text:list-item>
                <text:p text:style-name="P126"><text:span text:style-name="Emphasis"><text:span text:style-name="T2">Gunakan </text:span></text:span><text:span text:style-name="Emphasis"><text:span text:style-name="Strong_20_Emphasis"><text:span text:style-name="T2">analogi sederhana</text:span></text:span></text:span><text:span text:style-name="Emphasis"><text:span text:style-name="T2">, seperti petugas pos yang sangat berpengalaman yang bisa langsung mengenali surat sampah berdasarkan certain tell-tale signs learned over years of sorting mail."</text:span></text:span><text:span text:style-name="T2"> </text:span></text:p>
              </text:list-item>
            </text:list>
            <text:p text:style-name="Text_20_body"><text:span text:style-name="Strong_20_Emphasis"><text:span text:style-name="T2">Jawaban Saya:</text:span></text:span></text:p>
            <text:p text:style-name="Text_20_body"><text:span text:style-name="T2">Siapa di antara kita yang tidak pernah kesal menerima email 'sampah' alias spam? Tawaran pinjaman online tidak jelas, klaim menang undian jutaan rupiah, promosi obat kuat, atau email phishing yang mencoba menipu. Jumlahnya bisa puluhan, bahkan ratusan setiap hari! Untungnya, kalau Anda menggunakan layanan email modern seperti Gmail atau Outlook, sebagian besar email sampah ini secara ajaib sudah tidak masuk ke kotak masuk (inbox) utama kita, melainkan langsung 'dibuang' ke folder Spam. Siapa 'penjaga gerbang' super rajin yang melakukan penyortiran ini? Jawabannya adalah </text:span><text:span text:style-name="Strong_20_Emphasis"><text:span text:style-name="T2">Filter Spam Cerdas</text:span></text:span><text:span text:style-name="T2"> yang ditenagai oleh Kecerdasan Buatan (AI) dan Machine Learning (ML)!</text:span></text:p>
            <text:p text:style-name="P1">Filter spam ini adalah salah satu contoh aplikasi AI/ML paling klasik, sukses, dan sangat terasa manfaatnya dalam kehidupan sehari-hari. Bagaimana cara kerjanya?</text:p>
            <text:p text:style-name="Text_20_body"><text:span text:style-name="Strong_20_Emphasis"><text:span text:style-name="T2">Masalahnya: Banjir Email Sampah</text:span></text:span><text:span text:style-name="T2"> Pertama, kita harus sadar bahwa volume email spam yang beredar di internet itu luar biasa besar, mungkin mencapai miliaran setiap harinya! Mustahil bagi kita untuk menyortirnya satu per satu secara manual.</text:span></text:p>
            <text:p text:style-name="Text_20_body"><text:span text:style-name="Strong_20_Emphasis"><text:span text:style-name="T2">Solusinya: Satpam AI Penjaga Inbox</text:span></text:span><text:span text:style-name="T2"> Di sinilah AI/ML berperan sebagai 'satpam' otomatis yang berdiri di depan pintu kotak masuk kita, bertugas memeriksa setiap 'surat' (email) yang datang dan memutuskan apakah itu </text:span><text:soft-page-break/><text:span text:style-name="T2">'surat penting' atau 'surat sampah'.</text:span></text:p>
            <text:p text:style-name="Text_20_body"><text:span text:style-name="Strong_20_Emphasis"><text:span text:style-name="T2">Bagaimana AI Belajar Mengenali Spam? (Proses ML Sederhana)</text:span></text:span></text:p>
            <text:list xml:id="list5378739620960821836" text:style-name="L345">
              <text:list-item>
                <text:p text:style-name="P127"><text:span text:style-name="Strong_20_Emphasis"><text:span text:style-name="T2">'Sekolah' dengan Miliaran Contoh Email (Data Latihan):</text:span></text:span><text:span text:style-name="T2"> Filter spam ini tidak ujug-ujug pintar. Ia 'disekolahkan' terlebih dahulu menggunakan </text:span><text:span text:style-name="Strong_20_Emphasis"><text:span text:style-name="T2">data latihan berupa miliaran contoh email</text:span></text:span><text:span text:style-name="T2">. Email-email contoh ini sudah diberi 'kunci jawaban' (label) oleh sistem (dan juga oleh laporan dari jutaan pengguna di seluruh dunia) tentang mana yang termasuk kategori </text:span><text:span text:style-name="Strong_20_Emphasis"><text:span text:style-name="T2">'spam'</text:span></text:span><text:span text:style-name="T2"> dan mana yang </text:span><text:span text:style-name="Strong_20_Emphasis"><text:span text:style-name="T2">'bukan spam'</text:span></text:span><text:span text:style-name="T2"> (sering disebut 'ham'). Ini adalah 'buku pelajaran' super tebal bagi si AI.</text:span></text:p>
              </text:list-item>
              <text:list-item>
                <text:p text:style-name="P127"><text:span text:style-name="Strong_20_Emphasis"><text:span text:style-name="T2">Belajar Mengenali 'Bau-bau' Spam (Ekstraksi Fitur &amp; Pencarian Pola):</text:span></text:span><text:span text:style-name="T2"> Selama proses 'sekolah' (training), </text:span><text:span text:style-name="Strong_20_Emphasis"><text:span text:style-name="T2">algoritma Machine Learning</text:span></text:span><text:span text:style-name="T2"> akan 'membaca' dan menganalisis semua contoh email tersebut. Tujuannya adalah untuk </text:span><text:span text:style-name="Strong_20_Emphasis"><text:span text:style-name="T2">menemukan ciri-ciri atau pola (fitur)</text:span></text:span><text:span text:style-name="T2"> yang secara statistik sering muncul di email spam tapi jarang muncul di email biasa (dan sebaliknya). Ciri-ciri ini bisa macam-macam:</text:span></text:p>
                <text:list>
                  <text:list-item>
                    <text:p text:style-name="P344"><text:span text:style-name="Strong_20_Emphasis"><text:span text:style-name="T2">Kata-kata atau frasa tertentu:</text:span></text:span><text:span text:style-name="T2"> Seperti "gratis", "uang cepat", "diskon 100%", nama obat-obatan tertentu, "klik di sini segera!". </text:span></text:p>
                  </text:list-item>
                  <text:list-item>
                    <text:p text:style-name="P344"><text:span text:style-name="Strong_20_Emphasis"><text:span text:style-name="T2">Format tulisan:</text:span></text:span><text:span text:style-name="T2"> Penggunaan HURUF KAPITAL SEMUA, banyak tanda seru!!! Atau tanda dolar &lt;tex&gt;$,warnateksyangmencolok.&lt;/tex&gt; </text:span></text:p>
                  </text:list-item>
                  <text:list-item>
                    <text:p text:style-name="P344"><text:span text:style-name="Strong_20_Emphasis"><text:span text:style-name="T2">Tautan (Link) dan Lampiran:</text:span></text:span><text:span text:style-name="T2"> URL atau alamat web yang terlihat aneh, disamarkan, atau mengarah ke situs berbahaya; jenis lampiran file yang sering membawa virus. </text:span></text:p>
                  </text:list-item>
                  <text:list-item>
                    <text:p text:style-name="P344"><text:span text:style-name="Strong_20_Emphasis"><text:span text:style-name="T2">Info Pengirim:</text:span></text:span><text:span text:style-name="T2"> Alamat email pengirim yang tidak jelas atau acak-acakan, reputasi server pengirim yang buruk (sering dipakai mengirim spam). </text:span></text:p>
                  </text:list-item>
                  <text:list-item>
                    <text:p text:style-name="P344"><text:span text:style-name="Strong_20_Emphasis"><text:span text:style-name="T2">Informasi Teknis Lainnya:</text:span></text:span><text:span text:style-name="T2"> Data 'di balik layar' email (metadata) yang mungkin menunjukkan tanda-tanda manipulasi. AI belajar mengenali kombinasi dari ciri-ciri ini dan menghitung seberapa kuat hubungannya dengan kategori 'spam'. </text:span></text:p>
                  </text:list-item>
                </text:list>
              </text:list-item>
              <text:list-item>
                <text:p text:style-name="P127"><text:soft-page-break/><text:span text:style-name="Strong_20_Emphasis"><text:span text:style-name="T2">Memeriksa Email Baru &amp; Memberi Skor (Klasifikasi):</text:span></text:span><text:span text:style-name="T2"> Nah, setelah 'lulus sekolah' (model AI terlatih), filter spam siap bertugas. Setiap kali ada email baru masuk ke akun Anda (misalnya, sekarang jam 9 malam lewat di Medan, Sabtu 29 Maret 2025), </text:span><text:span text:style-name="Strong_20_Emphasis"><text:span text:style-name="T2">model AI ini akan secara otomatis dan super cepat memeriksa email tersebut</text:span></text:span><text:span text:style-name="T2">, mencari ciri-ciri spam yang sudah dipelajarinya. Berdasarkan analisis fitur-fiturnya, AI akan </text:span><text:span text:style-name="Strong_20_Emphasis"><text:span text:style-name="T2">menghitung skor kemungkinan bahwa email tersebut adalah spam (spam probability score)</text:span></text:span><text:span text:style-name="T2">. Jika skor ini melebihi batas tertentu yang sudah ditentukan (misalnya, skor di atas 90%), maka </text:span><text:span text:style-name="Emphasis"><text:span text:style-name="T2">byur!</text:span></text:span><text:span text:style-name="T2"> email itu langsung dialihkan ke folder Spam, tidak mengganggu kotak masuk utama Anda. Jika skornya rendah, email itu lolos ke inbox.</text:span></text:p>
              </text:list-item>
            </text:list>
            <text:p text:style-name="Text_20_body"><text:span text:style-name="Strong_20_Emphasis"><text:span text:style-name="T2">Filter Spam Terus Belajar! (Pembelajaran Berkelanjutan)</text:span></text:span></text:p>
            <text:p text:style-name="Text_20_body"><text:span text:style-name="T2">Hebatnya lagi, filter spam ini tidak berhenti belajar setelah 'lulus sekolah'. Ia terus menerus </text:span><text:span text:style-name="Strong_20_Emphasis"><text:span text:style-name="T2">memperbarui pengetahuannya</text:span></text:span><text:span text:style-name="T2"> berdasarkan:</text:span></text:p>
            <text:list xml:id="list2492982008073721646" text:style-name="L346">
              <text:list-item>
                <text:p text:style-name="P345"><text:span text:style-name="Strong_20_Emphasis"><text:span text:style-name="T2">Taktik Spam Baru:</text:span></text:span><text:span text:style-name="T2"> Para pengirim spam selalu mencari cara baru untuk mengakali filter. Sistem AI dirancang untuk bisa mendeteksi pola-pola baru ini seiring waktu dari email-email spam yang baru teridentifikasi. </text:span></text:p>
              </text:list-item>
              <text:list-item>
                <text:p text:style-name="P128"><text:span text:style-name="Strong_20_Emphasis"><text:span text:style-name="T2">Umpan Balik dari Anda:</text:span></text:span><text:span text:style-name="T2"> Setiap kali Anda secara manual memindahkan email dari inbox ke folder Spam, atau sebaliknya, mengeluarkan email dari folder Spam (menandainya sebagai 'Bukan Spam'), Anda sebenarnya sedang </text:span><text:span text:style-name="Strong_20_Emphasis"><text:span text:style-name="T2">memberikan pelajaran tambahan</text:span></text:span><text:span text:style-name="T2"> kepada AI! Umpan balik dari jutaan pengguna seperti Anda membantu AI memperbaiki pemahamannya dan menjadi semakin akurat untuk semua orang. Jadi, jangan malas menandai spam ya! ? </text:span></text:p>
              </text:list-item>
            </text:list>
            <text:p text:style-name="Text_20_body"><text:span text:style-name="Strong_20_Emphasis"><text:span text:style-name="T2">Analogi Pak Pos Super Berpengalaman</text:span></text:span></text:p>
            <text:p text:style-name="Text_20_body"><text:span text:style-name="T2">Untuk membayangkannya, anggap saja filter spam AI ini seperti </text:span><text:span text:style-name="Strong_20_Emphasis"><text:span text:style-name="T2">Pak Pos yang sudah puluhan tahun bekerja menyortir surat</text:span></text:span><text:span text:style-name="T2"> di kantor pos besar, misalnya Kantor Pos Medan. Hanya dengan melihat sekilas amplopnya (alamat pengirim tidak jelas, tulisan tangan aneh, tidak ada perangko, terasa ringan seperti brosur), dia sudah bisa menebak dengan cepat mana surat penting dan mana 'surat sampah' (brosur promosi, selebaran). Pengalamannya menyortir jutaan surat (data) membuatnya punya 'insting' </text:span><text:soft-page-break/><text:span text:style-name="T2">(model terlatih) untuk mengenali pola surat sampah. Filter spam AI bekerja mirip, tapi dalam skala digital yang jauh lebih besar dan cepat.</text:span></text:p>
            <text:p text:style-name="P1">Luar biasa kan, bagaimana AI/ML bekerja keras setiap saat untuk menjaga kotak masuk email kita tetap bersih dan aman dari gangguan 'sampah' digital!</text:p>
            <text:p text:style-name="P443"/>
            <text:p text:style-name="Text_20_body"><text:span text:style-name="Strong_20_Emphasis"><text:span text:style-name="T2">(Tips Tambahan Opsional)</text:span></text:span></text:p>
            <text:list xml:id="list5999548863323832004" text:style-name="L347">
              <text:list-item>
                <text:p text:style-name="P346"><text:span text:style-name="Emphasis"><text:span text:style-name="Strong_20_Emphasis"><text:span text:style-name="T2">Tips Tambahan:</text:span></text:span></text:span><text:span text:style-name="T2"> Sebutkan bahwa meskipun filter spam sudah sangat canggih, tidak ada yang sempurna 100%. Sesekali email penting masih bisa nyasar ke Spam (</text:span><text:span text:style-name="Emphasis"><text:span text:style-name="T2">false positive</text:span></text:span><text:span text:style-name="T2">), atau email spam lolos ke inbox (</text:span><text:span text:style-name="Emphasis"><text:span text:style-name="T2">false negative</text:span></text:span><text:span text:style-name="T2">). Oleh karena itu, sesekali mengecek folder Spam tetap disarankan. </text:span></text:p>
              </text:list-item>
              <text:list-item>
                <text:p text:style-name="P129"><text:span text:style-name="Emphasis"><text:span text:style-name="Strong_20_Emphasis"><text:span text:style-name="T2">Prompt Ilustrasi (Opsional):</text:span></text:span></text:span><text:span text:style-name="T2"> "Buat ilustrasi proses filter spam. Gambar banyak ikon 'amplop email' mengalir dari kiri. Beberapa ikon amplop tampak 'mencurigakan' (ada tanda seru, logo $, huruf besar). Aliran email ini melewati sebuah 'gerbang penyaring' yang dijaga oleh ikon 'robot AI' atau 'perisai'. Email yang 'mencurigakan' dialihkan ke bawah menuju ikon 'tempat sampah' berlabel 'SPAM'. Email yang 'bersih' terus lurus menuju ikon 'kotak masuk' (inbox) yang tampak rapi. Judul: 'Satpam AI Penjaga Email Anda'." </text:span></text:p>
              </text:list-item>
            </text:list>
            <text:p text:style-name="P443"/>
            <text:p text:style-name="P1">Silakan berikan perintah "YAX" untuk melanjutkan ke prompt berikutnya (Subbab 5.4).</text:p>
          </text:section>
          <text:section text:style-name="Sect1" text:name="feedback-form-45">
            <text:p text:style-name="P231"/>
          </text:section>
        </text:section>
        <text:section text:style-name="Sect1" text:name="2900fa39edf89b10">
          <text:p text:style-name="P1"/>
          <text:section text:style-name="Sect1" text:name="user-query-content-46">
            <text:p text:style-name="P439">YAX </text:p>
          </text:section>
          <text:p text:style-name="P231">Show thinking</text:p>
          <text:section text:style-name="Sect2" text:name="model-response-message-contentr_2900fa39edf89b10">
            <text:p text:style-name="Text_20_body"><text:span text:style-name="T2">Oke, mari kita bahas 'juru bahasa' digital andalan kita di </text:span><text:span text:style-name="Strong_20_Emphasis"><text:span text:style-name="T2">Subbab 5.4: Penerjemah Bahasa Otomatis (Google Translate, dll.)</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cara kerja alat penerjemah bahasa otomatis modern seperti Google Translate</text:span></text:span></text:span><text:span text:style-name="Emphasis"><text:span text:style-name="T2">. Singgung sedikit perbedaan dengan metode lama yang lebih kaku.</text:span></text:span><text:span text:style-name="T2"> * </text:span><text:span text:style-name="Emphasis"><text:span text:style-name="Strong_20_Emphasis"><text:span text:style-name="T2">Fokus </text:span></text:span></text:span><text:soft-page-break/><text:span text:style-name="Emphasis"><text:span text:style-name="Strong_20_Emphasis"><text:span text:style-name="T2">pada Cara Kerja Modern (Neural Machine Translation - NMT):</text:span></text:span></text:span><text:span text:style-name="Emphasis"><text:span text:style-name="T2"> Jelaskan secara konseptual (tanpa detail teknis jaringan saraf) bahwa sistem ini menggunakan </text:span></text:span><text:span text:style-name="Emphasis"><text:span text:style-name="Strong_20_Emphasis"><text:span text:style-name="T2">AI (jenis ML canggih yang terinspirasi otak)</text:span></text:span></text:span><text:span text:style-name="Emphasis"><text:span text:style-name="T2"> yang </text:span></text:span><text:span text:style-name="Emphasis"><text:span text:style-name="Strong_20_Emphasis"><text:span text:style-name="T2">'belajar'</text:span></text:span></text:span><text:span text:style-name="Emphasis"><text:span text:style-name="T2"> dari </text:span></text:span><text:span text:style-name="Emphasis"><text:span text:style-name="Strong_20_Emphasis"><text:span text:style-name="T2">contoh terjemahan dalam jumlah masif</text:span></text:span></text:span><text:span text:style-name="Emphasis"><text:span text:style-name="T2"> (misalnya, jutaan kalimat dalam Bahasa Inggris beserta padanannya yang akurat dalam Bahasa Indonesia dari sumber seperti UN documents, websites, books).</text:span></text:span><text:span text:style-name="T2"> * </text:span><text:span text:style-name="Emphasis"><text:span text:style-name="T2">Tekankan bahwa AI </text:span></text:span><text:span text:style-name="Emphasis"><text:span text:style-name="Strong_20_Emphasis"><text:span text:style-name="T2">tidak sekadar menerjemahkan kata per kata</text:span></text:span></text:span><text:span text:style-name="Emphasis"><text:span text:style-name="T2">, tetapi </text:span></text:span><text:span text:style-name="Emphasis"><text:span text:style-name="Strong_20_Emphasis"><text:span text:style-name="T2">belajar memahami pola tata bahasa, konteks kalimat, dan makna</text:span></text:span></text:span><text:span text:style-name="Emphasis"><text:span text:style-name="T2"> secara statistik dari data tersebut.</text:span></text:span><text:span text:style-name="T2"> * </text:span><text:span text:style-name="Emphasis"><text:span text:style-name="T2">Saat diberi kalimat baru, ia menggunakan pola yang telah dipelajarinya untuk </text:span></text:span><text:span text:style-name="Emphasis"><text:span text:style-name="Strong_20_Emphasis"><text:span text:style-name="T2">menghasilkan terjemahan yang paling mungkin benar dan alami</text:span></text:span></text:span><text:span text:style-name="Emphasis"><text:span text:style-name="T2"> dalam bahasa target, dengan mempertimbangkan keseluruhan makna kalimat.</text:span></text:span><text:span text:style-name="T2"> * </text:span><text:span text:style-name="Emphasis"><text:span text:style-name="T2">Sebutkan bahwa kualitasnya terus meningkat seiring bertambahnya data latihan dan perbaikan algoritma.</text:span></text:span></text:p>
            <text:list xml:id="list6555859203924818596" text:style-name="L348">
              <text:list-item>
                <text:p text:style-name="P130"><text:span text:style-name="Emphasis"><text:span text:style-name="T2">Gunakan </text:span></text:span><text:span text:style-name="Emphasis"><text:span text:style-name="Strong_20_Emphasis"><text:span text:style-name="T2">analogi sederhana</text:span></text:span></text:span><text:span text:style-name="Emphasis"><text:span text:style-name="T2">, misalnya seperti seseorang yang belajar bahasa asing bukan hanya by memorizing dictionary words, but by reading millions of books in both languages and intuitively understanding how ideas are expressed and flow between them."</text:span></text:span><text:span text:style-name="T2"> </text:span></text:p>
              </text:list-item>
            </text:list>
            <text:p text:style-name="Text_20_body"><text:span text:style-name="Strong_20_Emphasis"><text:span text:style-name="T2">Jawaban Saya:</text:span></text:span></text:p>
            <text:p text:style-name="P1">Siapa yang tidak kenal atau setidaknya pernah menggunakan Google Translate atau aplikasi penerjemah otomatis serupa? Fitur ini benar-benar seperti punya 'juru bahasa' pribadi di saku kita, siap membantu kapan saja kita butuh menerjemahkan teks, percakapan, atau bahkan tulisan di sebuah gambar dari satu bahasa ke bahasa lain. Hasil terjemahannya pun, terutama dalam beberapa tahun terakhir (hingga awal 2025 ini), terasa semakin baik, semakin alami, dan semakin bisa diandalkan untuk memahami informasi lintas bahasa. Bagaimana 'keajaiban' ini bisa terjadi?</text:p>
            <text:p text:style-name="Text_20_body"><text:span text:style-name="T2">Perlu kita pahami dulu, cara kerja penerjemah otomatis modern ini sudah jauh berbeda dibandingkan teknologi terjemahan mesin generasi awal. Dulu, mungkin belasan tahun lalu, terjemahan mesin seringkali mengandalkan </text:span><text:span text:style-name="Strong_20_Emphasis"><text:span text:style-name="T2">kamus digital besar dan serangkaian aturan tata bahasa (grammar rules)</text:span></text:span><text:span text:style-name="T2"> yang dibuat secara manual oleh para ahli bahasa. Pendekatan ini sering menghasilkan terjemahan yang sangat kaku, literal (kata per kata), tata bahasanya aneh, dan seringkali gagal menangkap </text:span><text:soft-page-break/><text:span text:style-name="T2">makna atau nuansa kalimat aslinya. Mungkin Anda pernah tertawa melihat hasil terjemahan yang 'lucu' di masa lalu.</text:span></text:p>
            <text:p text:style-name="Text_20_body"><text:span text:style-name="T2">Nah, revolusi besar terjadi dengan hadirnya Kecerdasan Buatan (AI), khususnya teknik yang disebut </text:span><text:span text:style-name="Strong_20_Emphasis"><text:span text:style-name="T2">Neural Machine Translation (NMT)</text:span></text:span><text:span text:style-name="T2">. Inilah teknologi canggih di balik sebagian besar layanan penerjemah otomatis terkemuka saat ini. Begini cara kerjanya secara sederhana:</text:span></text:p>
            <text:p text:style-name="Text_20_body"><text:span text:style-name="Strong_20_Emphasis"><text:span text:style-name="T2">1. 'Kuliah Bahasa' Skala Raksasa dengan Jutaan 'Teks Paralel'</text:span></text:span><text:span text:style-name="T2"> Inti dari NMT adalah kemampuannya untuk 'belajar' bahasa seperti otak kita, tapi dalam skala super besar. Model AI ini menggunakan arsitektur </text:span><text:span text:style-name="Strong_20_Emphasis"><text:span text:style-name="T2">Machine Learning yang kompleks, terinspirasi dari jaringan saraf di otak manusia</text:span></text:span><text:span text:style-name="T2"> (makanya disebut </text:span><text:span text:style-name="Emphasis"><text:span text:style-name="T2">Neural Network</text:span></text:span><text:span text:style-name="T2">). Alih-alih diajari aturan tata bahasa "Subjek + Predikat + Objek...", model NMT ini </text:span><text:span text:style-name="Strong_20_Emphasis"><text:span text:style-name="T2">'dikuliahi' dengan data berupa contoh-contoh terjemahan yang sudah benar dalam jumlah luar biasa masif</text:span></text:span><text:span text:style-name="T2">. Data ini disebut </text:span><text:span text:style-name="Strong_20_Emphasis"><text:span text:style-name="T2">teks paralel (parallel text)</text:span></text:span><text:span text:style-name="T2">: yaitu jutaan, bahkan miliaran, pasang kalimat yang memiliki arti sama tapi dalam dua bahasa berbeda. Misalnya: * Kalimat dalam Bahasa Inggris: "Medan is the capital city of North Sumatra province." * Padanan akuratnya dalam Bahasa Indonesia: "Medan adalah ibu kota provinsi Sumatera Utara." Data pasangan kalimat sebanyak ini dikumpulkan dari mana? Berbagai sumber! Seperti dokumen resmi Perserikatan Bangsa-Bangsa (PBB) atau lembaga internasional lain yang diterjemahkan ke banyak bahasa, situs web berita atau perusahaan yang memiliki versi multibahasa, buku-buku sastra atau teknis yang sudah diterjemahkan secara profesional, koleksi subtitle film, dan lainnya.</text:span></text:p>
            <text:p text:style-name="Text_20_body"><text:span text:style-name="Strong_20_Emphasis"><text:span text:style-name="T2">2. Belajar 'Rasa' dan Pola Bahasa, Bukan Sekadar Mencocokkan Kata</text:span></text:span><text:span text:style-name="T2"> Inilah perbedaan kuncinya! Saat 'membaca' miliaran pasang kalimat contoh tadi, </text:span><text:span text:style-name="Emphasis"><text:span text:style-name="T2">Neural Network</text:span></text:span><text:span text:style-name="T2"> dalam NMT </text:span><text:span text:style-name="Strong_20_Emphasis"><text:span text:style-name="T2">tidak sekadar menghafal bahwa 'city' artinya 'kota' atau 'capital' artinya 'ibu kota'</text:span></text:span><text:span text:style-name="T2">. Melalui analisis statistik yang sangat rumit, ia </text:span><text:span text:style-name="Strong_20_Emphasis"><text:span text:style-name="T2">belajar mengenali pola-pola yang jauh lebih dalam</text:span></text:span><text:span text:style-name="T2">: * Bagaimana </text:span><text:span text:style-name="Strong_20_Emphasis"><text:span text:style-name="T2">struktur kalimat</text:span></text:span><text:span text:style-name="T2"> yang lazim dalam Bahasa Inggris dan bagaimana padanannya yang paling alami dalam struktur kalimat Bahasa Indonesia (yang seringkali berbeda, misalnya posisi kata sifat). * Bagaimana </text:span><text:span text:style-name="Strong_20_Emphasis"><text:span text:style-name="T2">urutan kata</text:span></text:span><text:span text:style-name="T2"> seringkali perlu diubah saat menerjemahkan agar maknanya pas dan enak dibaca. * Bagaimana </text:span><text:span text:style-name="Strong_20_Emphasis"><text:span text:style-name="T2">makna sebuah kata</text:span></text:span><text:span text:style-name="T2"> bisa berubah tergantung pada </text:span><text:span text:style-name="Strong_20_Emphasis"><text:span text:style-name="T2">konteks</text:span></text:span><text:span text:style-name="T2"> kata-kata lain di sekelilingnya. (Misal, </text:span><text:soft-page-break/><text:span text:style-name="T2">kata 'bisa' dalam "Saya bisa berbahasa Inggris" berbeda artinya dengan 'bisa' dalam "Ular itu punya bisa"). * Bagaimana </text:span><text:span text:style-name="Strong_20_Emphasis"><text:span text:style-name="T2">ungkapan idiomatik</text:span></text:span><text:span text:style-name="T2"> atau gaya bahasa tertentu dalam satu bahasa biasanya diekspresikan di bahasa lain. NMT belajar menangkap </text:span><text:span text:style-name="Strong_20_Emphasis"><text:span text:style-name="T2">'pola', 'aliran', dan 'rasa bahasa'</text:span></text:span><text:span text:style-name="T2"> tentang bagaimana sebuah ide utuh disampaikan dalam satu bahasa dan bagaimana cara menyampaikannya kembali secara paling tepat dan wajar di bahasa target, berdasarkan miliaran contoh nyata penggunaan bahasa oleh manusia.</text:span></text:p>
            <text:p text:style-name="Text_20_body"><text:span text:style-name="Strong_20_Emphasis"><text:span text:style-name="T2">3. Menerjemahkan dengan Memahami Keseluruhan Kalimat</text:span></text:span><text:span text:style-name="T2"> Setelah 'lulus kuliah' (model AI terlatih), ketika Anda mengetik atau mengucapkan kalimat baru untuk diterjemahkan, misalnya, "Kuliner Medan memang tiada duanya, terutama durian Ucok!", model NMT akan </text:span><text:span text:style-name="Strong_20_Emphasis"><text:span text:style-name="T2">menganalisis kalimat itu sebagai satu kesatuan makna</text:span></text:span><text:span text:style-name="T2">, tidak kata per kata secara terpisah. Berdasarkan pemahaman pola, struktur, dan konteks yang sudah dipelajarinya, ia akan </text:span><text:span text:style-name="Strong_20_Emphasis"><text:span text:style-name="T2">membangun atau menghasilkan (generate) kalimat terjemahan</text:span></text:span><text:span text:style-name="T2"> dalam bahasa target (misal, Bahasa Inggris) kata demi kata (atau token demi token) yang secara statistik </text:span><text:span text:style-name="Strong_20_Emphasis"><text:span text:style-name="T2">paling mungkin benar DAN paling terdengar alami</text:span></text:span><text:span text:style-name="T2"> sebagai padanannya. Mungkin hasilnya seperti: "Medan's culinary delights are second to none, especially Ucok durian!". Hasilnya jauh lebih mengalir dan akurat maknanya dibandingkan terjemahan kata per kata.</text:span></text:p>
            <text:p text:style-name="Text_20_body"><text:span text:style-name="Strong_20_Emphasis"><text:span text:style-name="T2">4. Kualitasnya Terus Diasah</text:span></text:span><text:span text:style-name="T2"> Teknologi NMT ini sangat dinamis. Kualitas terjemahannya terus membaik karena para ilmuwan dan perusahaan raksasa teknologi terus menerus: * Memberikan </text:span><text:span text:style-name="Strong_20_Emphasis"><text:span text:style-name="T2">lebih banyak lagi 'bahan kuliah'</text:span></text:span><text:span text:style-name="T2"> berupa data teks paralel yang semakin berkualitas dan beragam (mencakup lebih banyak bahasa daerah, bahasa gaul, topik spesifik). * </text:span><text:span text:style-name="Strong_20_Emphasis"><text:span text:style-name="T2">Menyempurnakan 'otak'-nya</text:span></text:span><text:span text:style-name="T2"> (arsitektur </text:span><text:span text:style-name="Emphasis"><text:span text:style-name="T2">Neural Network</text:span></text:span><text:span text:style-name="T2">) agar bisa belajar lebih efisien dan menangkap nuansa bahasa dengan lebih baik lagi.</text:span></text:p>
            <text:p text:style-name="Text_20_body"><text:span text:style-name="Strong_20_Emphasis"><text:span text:style-name="T2">Analogi: Belajar Bahasa dengan 'Nyelam' Langsung vs. Cuma Buka Kamus</text:span></text:span></text:p>
            <text:p text:style-name="P1">Bayangkan dua cara orang belajar Bahasa Inggris:</text:p>
            <text:list xml:id="list4766148835998406573" text:style-name="L349">
              <text:list-item>
                <text:p text:style-name="P347"><text:span text:style-name="Strong_20_Emphasis"><text:span text:style-name="T2">Orang A (Cara Lama):</text:span></text:span><text:span text:style-name="T2"> Hanya mengandalkan kamus Indonesia-Inggris. Dia tahu arti kata, tapi saat mencoba menerjemahkan kalimat kompleks, hasilnya kaku dan sering salah tata bahasa karena </text:span><text:soft-page-break/><text:span text:style-name="T2">tidak 'merasakan' aliran kalimatnya. </text:span></text:p>
              </text:list-item>
              <text:list-item>
                <text:p text:style-name="P131"><text:span text:style-name="Strong_20_Emphasis"><text:span text:style-name="T2">Orang B (Cara NMT):</text:span></text:span><text:span text:style-name="T2"> Dia seperti orang yang 'dibenamkan' langsung ke lingkungan berbahasa Inggris (atau mungkin ke Medan untuk belajar Bahasa Indonesia!). Dia membaca jutaan artikel, nonton film tanpa henti, ngobrol dengan penutur asli, terus menerus terpapar bagaimana ide diekspresikan secara alami. Dia tidak hanya hafal kata, tapi dia mengembangkan </text:span><text:span text:style-name="Strong_20_Emphasis"><text:span text:style-name="T2">'feeling' atau intuisi bahasa</text:span></text:span><text:span text:style-name="T2">. Dia 'tahu' mana kalimat yang enak didengar, mana yang aneh. Nah, NMT belajar seperti Orang B ini, tapi 'bahan bacaan' dan 'teman ngobrol'-nya adalah data digital dalam skala miliaran! </text:span></text:p>
              </text:list-item>
            </text:list>
            <text:p text:style-name="P1">Jadi, lain kali Anda terbantu oleh Google Translate atau alat serupa, ingatlah bahwa Anda sedang memanfaatkan salah satu hasil paling mengesankan dari Kecerdasan Buatan dan Machine Learning. Teknologi ini telah meruntuhkan sebagian besar tembok penghalang bahasa, memungkinkan kita untuk berkomunikasi, belajar, dan mengakses informasi dari seluruh penjuru dunia dengan cara yang sebelumnya tak terbayangkan.</text:p>
            <text:p text:style-name="P443"/>
            <text:p text:style-name="Text_20_body"><text:span text:style-name="Strong_20_Emphasis"><text:span text:style-name="T2">(Tips Tambahan Opsional)</text:span></text:span></text:p>
            <text:list xml:id="list4960967763423707307" text:style-name="L350">
              <text:list-item>
                <text:p text:style-name="P348"><text:span text:style-name="Emphasis"><text:span text:style-name="Strong_20_Emphasis"><text:span text:style-name="T2">Tips Tambahan:</text:span></text:span></text:span><text:span text:style-name="T2"> Penting untuk diingat, secanggih apapun NMT saat ini, hasilnya belum 100% sempurna. Untuk teks yang sangat penting (dokumen hukum), sangat kreatif (sastra, puisi), atau sangat sarat nuansa budaya lokal (seperti pantun atau peribahasa daerah), peran penerjemah manusia profesional yang memahami konteks budaya dan nuansa bahasa secara mendalam masih tak tergantikan. AI adalah alat bantu yang luar biasa, tapi kearifan manusia masih unggul dalam hal-hal tertentu. </text:span></text:p>
              </text:list-item>
              <text:list-item>
                <text:p text:style-name="P132"><text:span text:style-name="Emphasis"><text:span text:style-name="Strong_20_Emphasis"><text:span text:style-name="T2">Prompt Ilustrasi (Opsional):</text:span></text:span></text:span><text:span text:style-name="T2"> "Buat ilustrasi perbandingan gaya kartun. Kiri: Ikon 'kamus tebal' dengan panah kaku menunjuk ke gelembung bicara berisi teks terjemahan yang terlihat 'patah' ('How news family in Medan?'). Label: 'Terjemahan Lama (Kaku)'. Kanan: Ikon 'otak AI/Neural Network' yang bersinar sedang 'membaca' tumpukan buku dari berbagai bahasa, panah melengkung halus menunjuk ke gelembung bicara berisi teks terjemahan yang alami ('How is the family doing in Medan?'). Label: 'Terjemahan Baru / NMT </text:span><text:soft-page-break/><text:span text:style-name="T2">(Alami &amp; Kontekstual)'." </text:span></text:p>
              </text:list-item>
            </text:list>
            <text:p text:style-name="P443"/>
            <text:p text:style-name="Text_20_body"><text:span text:style-name="T2">Ini adalah akhir dari Bab 5. Silakan berikan perintah "YAX" jika Anda ingin saya melanjutkan ke prompt untuk </text:span><text:span text:style-name="Strong_20_Emphasis"><text:span text:style-name="T2">Pengantar Bab 6</text:span></text:span><text:span text:style-name="T2">.</text:span></text:p>
          </text:section>
          <text:section text:style-name="Sect1" text:name="feedback-form-46">
            <text:p text:style-name="P231"/>
          </text:section>
        </text:section>
        <text:section text:style-name="Sect1" text:name="31e00e0b49704072">
          <text:p text:style-name="P1"/>
          <text:section text:style-name="Sect1" text:name="user-query-content-47">
            <text:p text:style-name="P439">YAX </text:p>
          </text:section>
          <text:p text:style-name="P231">Show thinking</text:p>
          <text:section text:style-name="Sect2" text:name="model-response-message-contentr_31e00e0b49704072">
            <text:p text:style-name="Text_20_body"><text:span text:style-name="T2">Baik, mari kita lanjutkan petualangan kita untuk melihat sisi lain dari AI, yaitu perannya yang sering tersembunyi namun penting. Kita masuk ke </text:span><text:span text:style-name="Strong_20_Emphasis"><text:span text:style-name="T2">Bab 6: AI Membantu di Balik Layar</text:span></text:span><text:span text:style-name="T2">.</text:span></text:p>
            <text:p text:style-name="Text_20_body"><text:span text:style-name="T2">Berikut adalah jawaban untuk prompt </text:span><text:span text:style-name="Strong_20_Emphasis"><text:span text:style-name="T2">Pengantar Bab 6</text:span></text:span><text:span text:style-name="T2">:</text:span></text:p>
            <text:p text:style-name="Text_20_body"><text:span text:style-name="Strong_20_Emphasis"><text:span text:style-name="T2">Prompt:</text:span></text:span><text:span text:style-name="T2"> </text:span><text:span text:style-name="Emphasis"><text:span text:style-name="T2">"Tuliskan paragraf pengantar untuk Bab 6 yang berjudul 'AI Membantu di Balik Layar'. Awali dengan transisi dari layanan online yang lebih terlihat (Bab 5) ke aplikasi AI yang bekerja lebih tersembunyi namun berdampak pada kehidupan sehari-hari atau sistem penting. Tekankan bagaimana AI membantu dalam tugas kompleks seperti optimasi navigasi, keamanan, kesehatan, dan layanan pelanggan, seringkali tanpa kita sadari kehadirannya. Janjikan untuk mengungkap AI yang memberdayakan para 'pembantu di balik layar' ini."</text:span></text:span></text:p>
            <text:p text:style-name="Text_20_body"><text:span text:style-name="Strong_20_Emphasis"><text:span text:style-name="T2">Jawaban Saya:</text:span></text:span></text:p>
            <text:p text:style-name="Text_20_body"><text:span text:style-name="T2">Selamat datang di Bab 6! Setelah di bab sebelumnya kita banyak membahas bagaimana Kecerdasan Buatan (AI) tampil 'di depan layar' kita—lewat rekomendasi film, iklan yang mengikuti, hingga penerjemah bahasa—sekarang saatnya kita sedikit menengok ke </text:span><text:span text:style-name="Strong_20_Emphasis"><text:span text:style-name="T2">belakang panggung</text:span></text:span><text:span text:style-name="T2">. Ternyata, ada lebih banyak lagi 'aktor' AI yang bekerja keras di sana, memainkan peran penting dalam berbagai sistem yang kita andalkan setiap hari, seringkali tanpa kita sadari sepenuhnya bahwa merekalah 'dalang' di baliknya.</text:span></text:p>
            <text:p text:style-name="P1">AI di balik layar ini mungkin tidak sepopuler asisten suara atau filter kamera, tapi dampaknya bisa jadi jauh lebih signifikan dalam hal efisiensi, keamanan, bahkan kesehatan kita. Mereka adalah para 'pembantu senyap' <text:soft-page-break/>yang bekerja tanpa henti untuk:</text:p>
            <text:list xml:id="list7811080538522499879" text:style-name="L351">
              <text:list-item>
                <text:p text:style-name="P243">Membantu kita menemukan jalan pulang tercepat melewati ruwetnya lalu lintas kota Medan di jam sibuk. </text:p>
              </text:list-item>
              <text:list-item>
                <text:p text:style-name="P243">Menjaga uang kita di bank agar lebih aman dari upaya penipuan. </text:p>
              </text:list-item>
              <text:list-item>
                <text:p text:style-name="P243">Memberikan 'mata kedua' bagi para dokter untuk menganalisis hasil pemeriksaan medis yang rumit. </text:p>
              </text:list-item>
              <text:list-item>
                <text:p text:style-name="P12">Menyediakan jawaban cepat untuk pertanyaan-pertanyaan umum kita saat mengunjungi sebuah website, bahkan di tengah malam. </text:p>
              </text:list-item>
            </text:list>
            <text:p text:style-name="P1">Di Bab 6 yang berjudul "AI Membantu di Balik Layar" ini, kita akan mencoba 'mengintip' ke ruang mesin dan melihat bagaimana AI memberdayakan beberapa 'pahlawan tanpa tanda jasa' ini. Kita akan membahas lebih lanjut tentang:</text:p>
            <text:list xml:id="list4115308750823510207" text:style-name="L352">
              <text:list-item>
                <text:p text:style-name="P349"><text:span text:style-name="T2">Kecerdasan di balik aplikasi </text:span><text:span text:style-name="Strong_20_Emphasis"><text:span text:style-name="T2">navigasi anti macet</text:span></text:span><text:span text:style-name="T2"> seperti Google Maps atau Waze. </text:span></text:p>
              </text:list-item>
              <text:list-item>
                <text:p text:style-name="P349"><text:span text:style-name="T2">Cara kerja AI dalam sistem </text:span><text:span text:style-name="Strong_20_Emphasis"><text:span text:style-name="T2">deteksi transaksi mencurigakan</text:span></text:span><text:span text:style-name="T2"> yang digunakan oleh bank. </text:span></text:p>
              </text:list-item>
              <text:list-item>
                <text:p text:style-name="P349"><text:span text:style-name="T2">Peran awal (namun menjanjikan) AI dalam </text:span><text:span text:style-name="Strong_20_Emphasis"><text:span text:style-name="T2">membantu diagnosis di dunia medis</text:span></text:span><text:span text:style-name="T2">. </text:span></text:p>
              </text:list-item>
              <text:list-item>
                <text:p text:style-name="P133"><text:span text:style-name="T2">Teknologi di balik </text:span><text:span text:style-name="Strong_20_Emphasis"><text:span text:style-name="T2">chatbot</text:span></text:span><text:span text:style-name="T2"> yang semakin pintar menjawab pertanyaan kita di berbagai situs web. </text:span></text:p>
              </text:list-item>
            </text:list>
            <text:p text:style-name="P1">Mari kita bersama-sama menyingkap tirai untuk melihat bagaimana AI secara diam-diam telah menjadi bagian integral dari infrastruktur modern, membantu kita dalam berbagai cara yang mungkin belum pernah kita bayangkan sebelumnya!</text:p>
            <text:p text:style-name="P443"/>
            <text:p text:style-name="Text_20_body"><text:span text:style-name="Strong_20_Emphasis"><text:span text:style-name="T2">(Tips Tambahan Opsional)</text:span></text:span></text:p>
            <text:list xml:id="list7392866829186532272" text:style-name="L353">
              <text:list-item>
                <text:p text:style-name="P350"><text:span text:style-name="Emphasis"><text:span text:style-name="Strong_20_Emphasis"><text:span text:style-name="T2">Saran Visual Tema:</text:span></text:span></text:span><text:span text:style-name="T2"> Untuk memperkuat tema 'di balik layar', Anda bisa menggunakan elemen visual seperti gambar roda gigi yang saling berkaitan, pola papan sirkuit (circuit board), atau ilustrasi lapisan transparan di sepanjang bab ini. Ini memberikan kesan adanya mekanisme cerdas yang bekerja tersembunyi. </text:span></text:p>
              </text:list-item>
              <text:list-item>
                <text:p text:style-name="P134"><text:span text:style-name="Emphasis"><text:span text:style-name="Strong_20_Emphasis"><text:span text:style-name="T2">Prompt Ilustrasi (Opsional):</text:span></text:span></text:span><text:span text:style-name="T2"> "Buat ilustrasi header untuk Bab 6 dengan judul 'Bab 6: AI Membantu di Balik Layar'. Tampilkan </text:span><text:soft-page-break/><text:span text:style-name="T2">beberapa ikon yang mewakili topik bab (ikon mobil di peta, ikon kartu kredit dengan perisai, ikon stetoskop/DNA, ikon gelembung chat) di lapisan depan. Di belakang ikon-ikon ini, buat lapisan semi-transparan yang menunjukkan siluet roda gigi besar yang saling berputar atau pola sirkuit elektronik yang rumit, melambangkan kerja AI di latar belakang. Gunakan skema warna yang memberikan kesan 'teknologi tapi tersembunyi'." </text:span></text:p>
              </text:list-item>
            </text:list>
            <text:p text:style-name="P443"/>
            <text:p text:style-name="P1">Silakan berikan perintah "YAX" untuk melanjutkan ke prompt berikutnya (Subbab 6.1).</text:p>
          </text:section>
          <text:section text:style-name="Sect1" text:name="feedback-form-47">
            <text:p text:style-name="P231"/>
          </text:section>
        </text:section>
        <text:section text:style-name="Sect1" text:name="5f7be3bd687476ac">
          <text:p text:style-name="P1"/>
          <text:section text:style-name="Sect1" text:name="user-query-content-48">
            <text:p text:style-name="P439">YAX </text:p>
          </text:section>
          <text:p text:style-name="P231">Show thinking</text:p>
          <text:section text:style-name="Sect2" text:name="model-response-message-contentr_5f7be3bd687476ac">
            <text:p text:style-name="Text_20_body"><text:span text:style-name="T2">Oke, mari kita 'intip' bagaimana AI bekerja di balik layar aplikasi yang sering jadi andalan kita saat di jalan: </text:span><text:span text:style-name="Strong_20_Emphasis"><text:span text:style-name="T2">Subbab 6.1: Navigasi Anti Macet (Google Maps, Waze)</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bagaimana aplikasi navigasi seperti Google Maps atau Waze menggunakan AI untuk menemukan rute optimal dan prediksi traffic</text:span></text:span></text:span><text:span text:style-name="Emphasis"><text:span text:style-name="T2">. Jelaskan bahwa ini lebih dari sekadar peta digital biasa.</text:span></text:span><text:span text:style-name="T2"> * </text:span><text:span text:style-name="Emphasis"><text:span text:style-name="Strong_20_Emphasis"><text:span text:style-name="T2">Data Inputs (Simplified):</text:span></text:span></text:span><text:span text:style-name="Emphasis"><text:span text:style-name="T2"> * Real-time Location Data: Anonymous speed and location data from many users currently on the road (this is key!). * Historical Traffic Data: Patterns of traffic congestion at certain times/days on specific roads. * Road Network Data: Information about roads, speed limits, intersections, closures, construction reports (sometimes user-reported). * </text:span></text:span><text:span text:style-name="Emphasis"><text:span text:style-name="Strong_20_Emphasis"><text:span text:style-name="T2">AI/ML Role:</text:span></text:span></text:span><text:span text:style-name="Emphasis"><text:span text:style-name="T2"> Explain that AI algorithms process this vast amount of real-time and historical data to: * Predict Traffic Conditions: Forecast how traffic is likely to be along different route options in the near future. * Calculate Optimal Route: Find the route predicted to be fastest (or shortest, depending on settings) based on current and predicted conditions, constantly recalculating as conditions change. * Estimate Arrival Time: Provide a reasonably accurate ETA based on predicted traffic flow.</text:span></text:span></text:p>
            <text:list xml:id="list2107136547186565567" text:style-name="L354">
              <text:list-item>
                <text:p text:style-name="P135"><text:soft-page-break/><text:span text:style-name="Emphasis"><text:span text:style-name="T2">Gunakan </text:span></text:span><text:span text:style-name="Emphasis"><text:span text:style-name="Strong_20_Emphasis"><text:span text:style-name="T2">analogi sederhana</text:span></text:span></text:span><text:span text:style-name="Emphasis"><text:span text:style-name="T2">, seperti pusat kendali lalu lintas kota dengan thousands of eyes (user phones) reporting conditions, constantly analyzing the data to guide drivers efficiently."</text:span></text:span><text:span text:style-name="T2"> </text:span></text:p>
              </text:list-item>
            </text:list>
            <text:p text:style-name="Text_20_body"><text:span text:style-name="Strong_20_Emphasis"><text:span text:style-name="T2">Jawaban Saya:</text:span></text:span></text:p>
            <text:p text:style-name="Text_20_body"><text:span text:style-name="T2">Siapa di antara kita, terutama yang tinggal atau sering bepergian di kota besar seperti Medan, yang tidak akrab dengan aplikasi navigasi semacam Google Maps atau Waze? Aplikasi ini sudah seperti 'teman seperjalanan' yang wajib ada. Mereka tidak hanya menunjukkan peta jalan, tapi juga bisa secara 'ajaib' memandu kita melewati rute tercepat, menghindari kemacetan sebisa mungkin, dan bahkan memberi tahu perkiraan waktu kita akan sampai tujuan (ETA). Pernahkah Anda bertanya-tanya, bagaimana aplikasi ini bisa tahu kondisi lalu lintas secara </text:span><text:span text:style-name="Emphasis"><text:span text:style-name="T2">real-time</text:span></text:span><text:span text:style-name="T2"> dan menyarankan jalan tikus yang mungkin tidak kita ketahui sebelumnya? Jawabannya: ini bukan sekadar peta digital biasa, tapi sistem cerdas yang ditenagai oleh Kecerdasan Buatan (AI)!</text:span></text:p>
            <text:p text:style-name="Text_20_body"><text:span text:style-name="Strong_20_Emphasis"><text:span text:style-name="T2">'Bahan Baku' Informasi: Dari Mana Navigasi Pintar Dapat Datanya?</text:span></text:span></text:p>
            <text:p text:style-name="P1">Untuk bisa memberikan informasi dan panduan yang akurat, aplikasi navigasi ini mengandalkan kombinasi berbagai jenis data sebagai 'bahan baku'-nya:</text:p>
            <text:list xml:id="list2248800378589431342" text:style-name="L355">
              <text:list-item>
                <text:p text:style-name="P351"><text:span text:style-name="Strong_20_Emphasis"><text:span text:style-name="T2">Laporan Langsung dari 'Relawan' di Jalan Raya (Data Lokasi &amp; Kecepatan </text:span></text:span><text:span text:style-name="Strong_20_Emphasis"><text:span text:style-name="Emphasis"><text:span text:style-name="T2">Real-time</text:span></text:span></text:span><text:span text:style-name="Strong_20_Emphasis"><text:span text:style-name="T2">):</text:span></text:span><text:span text:style-name="T2"> Ini adalah sumber data paling penting untuk mengetahui kondisi lalu lintas saat ini juga! Saat Anda dan ribuan (bahkan jutaan) pengguna lain menyalakan Google Maps atau Waze sambil berkendara (misalnya di Sabtu malam seperti sekarang, jam 9:47 malam tanggal 29 Maret 2025 di berbagai penjuru Medan), ponsel Anda secara </text:span><text:span text:style-name="Strong_20_Emphasis"><text:span text:style-name="T2">anonim</text:span></text:span><text:span text:style-name="T2"> (tanpa melacak identitas pribadi Anda) mengirimkan data lokasi dan kecepatan pergerakannya ke server pusat. Jika server mendeteksi banyak sekali titik (ponsel pengguna) bergerak sangat lambat atau berhenti total di ruas Jalan Gatot Subroto, misalnya, sistem langsung tahu: "Wah, macet parah di Gatsu!". Sebaliknya, jika titik-titik di Jalan Ring Road bergerak cepat, berarti lancar jaya. Semakin banyak pengguna aktif di suatu area, semakin akurat gambaran kondisi lalu lintas </text:span><text:span text:style-name="Emphasis"><text:span text:style-name="T2">real-time</text:span></text:span><text:span text:style-name="T2">-nya. Kitalah 'mata-mata' lalu lintasnya! </text:span></text:p>
              </text:list-item>
              <text:list-item>
                <text:p text:style-name="P351"><text:soft-page-break/><text:span text:style-name="Strong_20_Emphasis"><text:span text:style-name="T2">'Memori Kolektif' tentang Kemacetan (Data Lalu Lintas Historis):</text:span></text:span><text:span text:style-name="T2"> Aplikasi ini juga punya 'ingatan' tentang pola lalu lintas yang biasa terjadi. Ia 'belajar' dari data berbulan-bulan atau bertahun-tahun sebelumnya. Misalnya, sistem 'tahu' bahwa Jalan Brigjend Katamso (terutama di dekat simpang Juanda) biasanya sangat padat pada jam pulang kerja di hari biasa, tapi mungkin cenderung lebih lengang di Sabtu malam. Atau bahwa biasanya ada pasar tumpah di jalan X setiap Rabu pagi. Pola historis ini membantu AI membuat prediksi yang lebih cerdas, tidak hanya mengandalkan kondisi sesaat. </text:span></text:p>
              </text:list-item>
              <text:list-item>
                <text:p text:style-name="P136"><text:span text:style-name="Strong_20_Emphasis"><text:span text:style-name="T2">Peta Dasar dan Info Penting Lainnya (Data Jaringan Jalan &amp; Laporan Insiden):</text:span></text:span><text:span text:style-name="T2"> Tentu saja, aplikasi ini juga punya data dasar peta jalan (mana jalan besar, mana jalan kecil, mana satu arah, lokasi lampu merah, batas kecepatan resmi). Selain itu, sering ditambahkan informasi insiden seperti adanya penutupan jalan karena perbaikan jembatan, lokasi kecelakaan, atau bahkan info razia polisi (ini seringkali didapat dari laporan aktif para pengguna, terutama di Waze). </text:span></text:p>
              </text:list-item>
            </text:list>
            <text:p text:style-name="Text_20_body"><text:span text:style-name="Strong_20_Emphasis"><text:span text:style-name="T2">Peran AI: Si 'Otak' Pengolah Data &amp; Pengambil Keputusan Rute</text:span></text:span></text:p>
            <text:p text:style-name="P1">Mengumpulkan semua data itu hanyalah langkah awal. Tantangan sebenarnya adalah mengolah informasi yang begitu banyak dan berubah cepat ini menjadi saran rute yang berguna. Di sinilah algoritma AI dan Machine Learning menunjukkan 'otot'-nya:</text:p>
            <text:list xml:id="list2936827817786076917" text:style-name="L356">
              <text:list-item>
                <text:p text:style-name="P352"><text:span text:style-name="Strong_20_Emphasis"><text:span text:style-name="T2">Memprediksi Kondisi Lalu Lintas di Depan:</text:span></text:span><text:span text:style-name="T2"> AI tidak hanya melihat data macet </text:span><text:span text:style-name="Emphasis"><text:span text:style-name="T2">saat ini</text:span></text:span><text:span text:style-name="T2">. Dengan menggabungkan data </text:span><text:span text:style-name="Emphasis"><text:span text:style-name="T2">real-time</text:span></text:span><text:span text:style-name="T2"> dari para 'relawan', pola historis, dan laporan insiden, AI mencoba </text:span><text:span text:style-name="Strong_20_Emphasis"><text:span text:style-name="T2">meramalkan atau memprediksi</text:span></text:span><text:span text:style-name="T2"> bagaimana kondisi lalu lintas di berbagai pilihan rute kemungkinan akan berkembang dalam beberapa menit atau jam ke depan. Mungkin AI berpikir, "Jalan A sekarang lancar, tapi biasanya jam segini mulai padat karena orang pulang dari mal X, lebih baik lewat Jalan B saja." </text:span></text:p>
              </text:list-item>
              <text:list-item>
                <text:p text:style-name="P352"><text:span text:style-name="Strong_20_Emphasis"><text:span text:style-name="T2">Menghitung Rute Tercepat (atau Terbaik):</text:span></text:span><text:span text:style-name="T2"> Berdasarkan prediksi kondisi lalu lintas inilah, AI akan </text:span><text:span text:style-name="Strong_20_Emphasis"><text:span text:style-name="T2">menghitung berbagai kemungkinan rute</text:span></text:span><text:span text:style-name="T2"> dari lokasi Anda ke tujuan, lalu </text:span><text:span text:style-name="Strong_20_Emphasis"><text:span text:style-name="T2">merekomendasikan rute</text:span></text:span><text:span text:style-name="T2"> yang diperkirakan akan memakan waktu </text:span><text:span text:style-name="Strong_20_Emphasis"><text:span text:style-name="T2">paling cepat</text:span></text:span><text:span text:style-name="T2"> (atau paling pendek jaraknya, atau paling hemat bahan </text:span><text:soft-page-break/><text:span text:style-name="T2">bakar, sesuai pilihan Anda). Kerennya lagi, AI akan </text:span><text:span text:style-name="Strong_20_Emphasis"><text:span text:style-name="T2">terus menerus memantau kondisi dan menghitung ulang</text:span></text:span><text:span text:style-name="T2"> selama Anda dalam perjalanan. Jika tiba-tiba ada kemacetan parah di rute yang sedang Anda lalui (misalnya karena ada truk mogok), aplikasi bisa secara proaktif menawarkan rute alternatif yang lebih cepat (</text:span><text:span text:style-name="Emphasis"><text:span text:style-name="T2">rerouting</text:span></text:span><text:span text:style-name="T2">). </text:span></text:p>
              </text:list-item>
              <text:list-item>
                <text:p text:style-name="P137"><text:span text:style-name="Strong_20_Emphasis"><text:span text:style-name="T2">Memperkirakan Waktu Tiba (ETA) yang Dinamis:</text:span></text:span><text:span text:style-name="T2"> Angka "waktu tiba pukul 10:15 malam" yang Anda lihat di layar itu bukanlah sekadar hitungan matematika sederhana (jarak dibagi kecepatan). Itu adalah hasil </text:span><text:span text:style-name="Strong_20_Emphasis"><text:span text:style-name="T2">perhitungan AI yang mempertimbangkan panjang rute yang dipilih DAN prediksi kecepatan rata-rata</text:span></text:span><text:span text:style-name="T2"> Anda di setiap ruas jalan yang akan dilalui berdasarkan kondisi lalu lintas yang diramalkan. Itulah sebabnya angka ETA ini bisa berubah-ubah (kadang maju, kadang mundur) selama perjalanan, karena AI terus menyesuaikannya dengan data terbaru. </text:span></text:p>
              </text:list-item>
            </text:list>
            <text:p text:style-name="Text_20_body"><text:span text:style-name="Strong_20_Emphasis"><text:span text:style-name="T2">Analogi: Pusat Kendali Lalu Lintas Super Canggih Kota Medan</text:span></text:span></text:p>
            <text:p text:style-name="Text_20_body"><text:span text:style-name="T2">Bayangkan ada sebuah </text:span><text:span text:style-name="Strong_20_Emphasis"><text:span text:style-name="T2">ruang kendali lalu lintas super modern untuk seluruh Kota Medan</text:span></text:span><text:span text:style-name="T2">. Di dalamnya tidak hanya ada monitor CCTV, tapi juga layar raksasa yang menampilkan ribuan titik bergerak (mewakili pengguna Maps/Waze) di setiap jalan utama hingga gang-gang kecil. Di ruang kendali itu, duduk seorang 'analis jenius' (si AI) yang tidak pernah lelah atau tidur. Dia terus menerus mengamati pergerakan semua titik itu, mencocokkannya dengan 'buku catatan tebal' berisi sejarah macet Medan di setiap jam dan hari, menerima laporan 'intel' (pengguna Waze) tentang kecelakaan atau penutupan jalan, lalu dalam sekejap mata, dia menghitung dan mengirimkan instruksi rute paling efisien ke layar ponsel setiap pengemudi yang meminta panduan.</text:span></text:p>
            <text:p text:style-name="Text_20_body"><text:span text:style-name="T2">Jadi, lain kali Anda merasa bersyukur bisa sampai tujuan lebih cepat berkat Google Maps atau Waze, ingatlah bahwa Anda sedang dibantu oleh sistem AI kompleks yang bekerja keras mengolah data dari banyak sumber secara </text:span><text:span text:style-name="Emphasis"><text:span text:style-name="T2">real-time</text:span></text:span><text:span text:style-name="T2"> untuk memberikan solusi terbaik bagi perjalanan Anda!</text:span></text:p>
            <text:p text:style-name="P443"/>
            <text:p text:style-name="Text_20_body"><text:span text:style-name="Strong_20_Emphasis"><text:span text:style-name="T2">(Tips Tambahan Opsional)</text:span></text:span></text:p>
            <text:list xml:id="list1820974599497334092" text:style-name="L357">
              <text:list-item>
                <text:p text:style-name="P353"><text:span text:style-name="Emphasis"><text:span text:style-name="Strong_20_Emphasis"><text:span text:style-name="T2">Saran Kontekstualisasi:</text:span></text:span></text:span><text:span text:style-name="T2"> Sebutkan secara spesifik bagaimana fitur ini sangat membantu di kota-kota Indonesia yang terkenal macet </text:span><text:soft-page-break/><text:span text:style-name="T2">seperti Jakarta, Surabaya, Bandung, dan tentu saja Medan, terutama pada jam-jam sibuk atau saat ada event besar. </text:span></text:p>
              </text:list-item>
              <text:list-item>
                <text:p text:style-name="P138"><text:span text:style-name="Emphasis"><text:span text:style-name="Strong_20_Emphasis"><text:span text:style-name="T2">Prompt Ilustrasi (Opsional):</text:span></text:span></text:span><text:span text:style-name="T2"> "Buat ilustrasi yang menunjukkan layar aplikasi navigasi di ponsel. Peta menampilkan beberapa pilihan rute ke tujuan, ada rute berwarna merah (macet), ada rute berwarna biru (lebih lancar, yang disarankan). Di atas peta, muncul ikon 'awan' atau 'otak AI' yang sedang menerima panah data dari ikon 'mobil-mobil kecil' (pengguna lain) dan ikon 'kalender/jam' (data historis). Dari awan AI, keluar panah menunjuk ke rute biru di peta. Judul: 'AI Cari Jalan Terbaik Untukmu'." </text:span></text:p>
              </text:list-item>
            </text:list>
            <text:p text:style-name="P443"/>
            <text:p text:style-name="P1">Silakan berikan perintah "YAX" untuk melanjutkan ke prompt berikutnya (Subbab 6.2).</text:p>
          </text:section>
          <text:section text:style-name="Sect1" text:name="feedback-form-48">
            <text:p text:style-name="P231"/>
          </text:section>
        </text:section>
        <text:section text:style-name="Sect1" text:name="2883fa57ff53259c">
          <text:p text:style-name="P1"/>
          <text:section text:style-name="Sect1" text:name="user-query-content-49">
            <text:p text:style-name="P439">YAX </text:p>
          </text:section>
          <text:p text:style-name="P231">Show thinking</text:p>
          <text:section text:style-name="Sect2" text:name="model-response-message-contentr_2883fa57ff53259c">
            <text:p text:style-name="Text_20_body"><text:span text:style-name="T2">Baik, mari kita lanjutkan mengintip kerja AI di balik layar, kali ini di dunia perbankan yang krusial bagi kita semua: </text:span><text:span text:style-name="Strong_20_Emphasis"><text:span text:style-name="T2">Subbab 6.2: Bank Mendeteksi Transaksi Mencurigakan</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peran penting AI dalam sistem keamanan perbankan untuk mendeteksi penipuan (fraud)</text:span></text:span></text:span><text:span text:style-name="Emphasis"><text:span text:style-name="T2">, seperti penggunaan kartu kredit curian. Jelaskan prosesnya:</text:span></text:span><text:span text:style-name="T2"> * </text:span><text:span text:style-name="Emphasis"><text:span text:style-name="Strong_20_Emphasis"><text:span text:style-name="T2">Problem:</text:span></text:span></text:span><text:span text:style-name="Emphasis"><text:span text:style-name="T2"> Financial fraud (stolen cards, unauthorized transactions).</text:span></text:span><text:span text:style-name="T2"> * </text:span><text:span text:style-name="Emphasis"><text:span text:style-name="Strong_20_Emphasis"><text:span text:style-name="T2">Solution:</text:span></text:span></text:span><text:span text:style-name="Emphasis"><text:span text:style-name="T2"> AI systems monitoring transactions in real-time to flag suspicious activity.</text:span></text:span><text:span text:style-name="T2"> * </text:span><text:span text:style-name="Emphasis"><text:span text:style-name="Strong_20_Emphasis"><text:span text:style-name="T2">How it Works (Simplified ML - Anomaly Detection):</text:span></text:span></text:span><text:span text:style-name="Emphasis"><text:span text:style-name="T2"> * </text:span></text:span><text:span text:style-name="Emphasis"><text:span text:style-name="Strong_20_Emphasis"><text:span text:style-name="T2">Learning Normal Patterns:</text:span></text:span></text:span><text:span text:style-name="Emphasis"><text:span text:style-name="T2"> The AI is trained on vast amounts of historical transaction data (yours and aggregated patterns) to learn what constitutes 'normal' spending behavior for a particular user or user type (e.g., typical locations, amounts, times, types of merchants). * </text:span></text:span><text:span text:style-name="Emphasis"><text:span text:style-name="Strong_20_Emphasis"><text:span text:style-name="T2">Identifying Anomalies:</text:span></text:span></text:span><text:span text:style-name="Emphasis"><text:span text:style-name="T2"> When a new transaction occurs, the AI compares its characteristics (amount, location, time, merchant type, device used) against the learned 'normal' patterns. If a transaction deviates significantly (e.g., large purchase in a foreign country you've never visited, rapid sequence of unusual </text:span></text:span><text:soft-page-break/><text:span text:style-name="Emphasis"><text:span text:style-name="T2">transactions), it's flagged as potentially fraudulent (an anomaly). * </text:span></text:span><text:span text:style-name="Emphasis"><text:span text:style-name="Strong_20_Emphasis"><text:span text:style-name="T2">Alerting/Action:</text:span></text:span></text:span><text:span text:style-name="Emphasis"><text:span text:style-name="T2"> The system might trigger an alert (SMS/email to customer), temporarily block the card, or flag it for human review.</text:span></text:span><text:span text:style-name="T2"> * </text:span><text:span text:style-name="Emphasis"><text:span text:style-name="Strong_20_Emphasis"><text:span text:style-name="T2">Continuous Learning:</text:span></text:span></text:span><text:span text:style-name="Emphasis"><text:span text:style-name="T2"> The system learns from confirmed fraud cases and customer feedback to improve its accuracy.</text:span></text:span></text:p>
            <text:list xml:id="list3121937047377557810" text:style-name="L358">
              <text:list-item>
                <text:p text:style-name="P139"><text:span text:style-name="Emphasis"><text:span text:style-name="T2">Gunakan </text:span></text:span><text:span text:style-name="Emphasis"><text:span text:style-name="Strong_20_Emphasis"><text:span text:style-name="T2">analogi sederhana</text:span></text:span></text:span><text:span text:style-name="Emphasis"><text:span text:style-name="T2">, seperti petugas keamanan pribadi yang sangat hafal rutinitas Anda dan immediately notices if someone tries to do something highly out of character using your identity."</text:span></text:span><text:span text:style-name="T2"> </text:span></text:p>
              </text:list-item>
            </text:list>
            <text:p text:style-name="Text_20_body"><text:span text:style-name="Strong_20_Emphasis"><text:span text:style-name="T2">Jawaban Saya:</text:span></text:span></text:p>
            <text:p text:style-name="Text_20_body"><text:span text:style-name="T2">Keamanan uang kita di bank tentu menjadi prioritas utama. Di zaman serba digital ini, ancaman penipuan atau </text:span><text:span text:style-name="Emphasis"><text:span text:style-name="T2">fraud</text:span></text:span><text:span text:style-name="T2"> – seperti penyalahgunaan kartu kredit/debit yang datanya dicuri, atau transaksi online ilegal – sayangnya semakin marak dan canggih. Bank tempat kita mempercayakan dana kita pun tidak tinggal diam. Mereka mengerahkan berbagai lapis keamanan, dan salah satu 'gardu penjaga' terdepan yang bekerja tanpa henti di balik layar adalah </text:span><text:span text:style-name="Strong_20_Emphasis"><text:span text:style-name="T2">sistem deteksi fraud (penipuan) yang ditenagai oleh Kecerdasan Buatan (AI)</text:span></text:span><text:span text:style-name="T2">!</text:span></text:p>
            <text:p text:style-name="Text_20_body"><text:span text:style-name="Strong_20_Emphasis"><text:span text:style-name="T2">Masalahnya: Penipu Makin Licin, Transaksi Terjadi Setiap Detik</text:span></text:span><text:span text:style-name="T2"> Para pelaku kejahatan finansial terus mencari cara baru untuk membobol sistem dan mencuri uang. Di sisi lain, bank harus memproses jutaan transaksi nasabah setiap jamnya dari seluruh dunia. Bagaimana cara bank memilah dengan cepat mana transaksi yang sah dan mana yang merupakan upaya penipuan di antara lautan transaksi tersebut? Mengandalkan pemeriksaan manual oleh manusia untuk setiap transaksi tentu mustahil.</text:span></text:p>
            <text:p text:style-name="Text_20_body"><text:span text:style-name="Strong_20_Emphasis"><text:span text:style-name="T2">Solusinya: AI sebagai 'Detektif' Keuangan Virtual 24 Jam</text:span></text:span><text:span text:style-name="T2"> Di sinilah AI, khususnya Machine Learning (ML), memainkan peran vital. Bank menggunakan sistem AI canggih yang bertugas seperti 'detektif' atau 'penjaga keamanan' virtual. Sistem ini </text:span><text:span text:style-name="Strong_20_Emphasis"><text:span text:style-name="T2">memantau aliran transaksi secara </text:span></text:span><text:span text:style-name="Strong_20_Emphasis"><text:span text:style-name="Emphasis"><text:span text:style-name="T2">real-time</text:span></text:span></text:span><text:span text:style-name="Strong_20_Emphasis"><text:span text:style-name="T2"> (saat itu juga)</text:span></text:span><text:span text:style-name="T2"> dan secara otomatis </text:span><text:span text:style-name="Strong_20_Emphasis"><text:span text:style-name="T2">menganalisis setiap transaksi untuk mencari tanda-tanda mencurigakan</text:span></text:span><text:span text:style-name="T2"> yang mungkin mengindikasikan adanya penipuan. Teknik yang sering digunakan di sini adalah </text:span><text:span text:style-name="Strong_20_Emphasis"><text:span text:style-name="T2">Deteksi Anomali (</text:span></text:span><text:span text:style-name="Strong_20_Emphasis"><text:span text:style-name="Emphasis"><text:span text:style-name="T2">Anomaly Detection</text:span></text:span></text:span><text:span text:style-name="Strong_20_Emphasis"><text:span text:style-name="T2">)</text:span></text:span><text:span text:style-name="T2">.</text:span></text:p>
            <text:p text:style-name="Text_20_body"><text:span text:style-name="Strong_20_Emphasis"><text:span text:style-name="T2">Bagaimana AI Belajar Mengenali 'Keanehan'? (Deteksi Anomali Sederhana)</text:span></text:span></text:p>
            <text:list xml:id="list927619443468437555" text:style-name="L359">
              <text:list-item>
                <text:p text:style-name="P140"><text:soft-page-break/><text:span text:style-name="Strong_20_Emphasis"><text:span text:style-name="T2">Tahap 'Kenalan': AI Mempelajari Pola Transaksi 'Normal' Anda.</text:span></text:span><text:span text:style-name="T2"> Langkah pertama, sistem AI ini harus 'kenalan' dulu dengan Anda (secara finansial, tentunya!). Caranya adalah dengan </text:span><text:span text:style-name="Strong_20_Emphasis"><text:span text:style-name="T2">mempelajari riwayat transaksi Anda selama ini</text:span></text:span><text:span text:style-name="T2">. Dari data historis tersebut, AI belajar mengenali seperti apa sih </text:span><text:span text:style-name="Strong_20_Emphasis"><text:span text:style-name="T2">pola transaksi yang 'normal' atau biasa bagi Anda</text:span></text:span><text:span text:style-name="T2">:</text:span></text:p>
                <text:list>
                  <text:list-item>
                    <text:p text:style-name="P354"><text:span text:style-name="Strong_20_Emphasis"><text:span text:style-name="T2">Lokasi Biasa Bertransaksi:</text:span></text:span><text:span text:style-name="T2"> Anda seringnya pakai kartu di supermarket, restoran, atau ATM di sekitar Medan. Mungkin sesekali di Jakarta atau kota lain saat Anda bepergian, tapi hampir tidak pernah ada transaksi dari, katakanlah, Kolombia atau Vietnam. </text:span></text:p>
                  </text:list-item>
                  <text:list-item>
                    <text:p text:style-name="P354"><text:span text:style-name="Strong_20_Emphasis"><text:span text:style-name="T2">Jumlah Uang yang Biasa Dibelanjakan:</text:span></text:span><text:span text:style-name="T2"> Rata-rata pengeluaran Anda per transaksi atau per hari ada di kisaran tertentu. Jarang sekali Anda melakukan transaksi tunggal bernilai puluhan juta rupiah, misalnya. </text:span></text:p>
                  </text:list-item>
                  <text:list-item>
                    <text:p text:style-name="P354"><text:span text:style-name="Strong_20_Emphasis"><text:span text:style-name="T2">Waktu Transaksi Favorit:</text:span></text:span><text:span text:style-name="T2"> Anda biasanya aktif bertransaksi di siang atau sore hari, dan sangat jarang (atau tidak pernah) melakukan transaksi online pada jam 3 pagi. </text:span></text:p>
                  </text:list-item>
                  <text:list-item>
                    <text:p text:style-name="P354"><text:span text:style-name="Strong_20_Emphasis"><text:span text:style-name="T2">Toko atau </text:span></text:span><text:span text:style-name="Strong_20_Emphasis"><text:span text:style-name="Emphasis"><text:span text:style-name="T2">Merchant</text:span></text:span></text:span><text:span text:style-name="Strong_20_Emphasis"><text:span text:style-name="T2"> Langganan:</text:span></text:span><text:span text:style-name="T2"> Anda punya pola tempat belanja yang khas: sering di toko A, B, C, tapi hampir tidak pernah belanja di toko perhiasan mewah Z atau situs lelang barang antik Y. </text:span></text:p>
                  </text:list-item>
                  <text:list-item>
                    <text:p text:style-name="P354"><text:span text:style-name="Strong_20_Emphasis"><text:span text:style-name="T2">Perangkat atau Cara Transaksi:</text:span></text:span><text:span text:style-name="T2"> Anda biasa menggunakan aplikasi mobile banking dari ponsel merek X, atau gesek kartu fisik. Jarang pakai metode lain. AI membangun semacam 'profil kebiasaan finansial normal' Anda (dan juga belajar dari pola umum nasabah lain secara agregat) dari semua data ini. </text:span></text:p>
                  </text:list-item>
                </text:list>
              </text:list-item>
              <text:list-item>
                <text:p text:style-name="P140"><text:span text:style-name="Strong_20_Emphasis"><text:span text:style-name="T2">Tahap 'Waspada': AI Mencari Transaksi yang 'Aneh' (Anomali).</text:span></text:span><text:span text:style-name="T2"> Nah, saat ada transaksi baru terjadi menggunakan kartu atau akun Anda, sistem AI akan langsung bekerja. Ia akan </text:span><text:span text:style-name="Strong_20_Emphasis"><text:span text:style-name="T2">membandingkan detail transaksi baru ini</text:span></text:span><text:span text:style-name="T2"> (jumlah uangnya, lokasinya, waktunya, jenis tokonya, perangkat yang digunakan) </text:span><text:span text:style-name="Strong_20_Emphasis"><text:span text:style-name="T2">dengan 'profil normal' Anda</text:span></text:span><text:span text:style-name="T2"> yang sudah ia pelajari. Jika transaksi baru ini </text:span><text:span text:style-name="Strong_20_Emphasis"><text:span text:style-name="T2">terlihat sangat berbeda atau menyimpang jauh dari kebiasaan normal Anda</text:span></text:span><text:span text:style-name="T2">, AI akan langsung 'curiga'. Transaksi 'aneh' inilah yang disebut </text:span><text:span text:style-name="Strong_20_Emphasis"><text:span text:style-name="T2">anomali</text:span></text:span><text:span text:style-name="T2">. </text:span><text:soft-page-break/><text:span text:style-name="T2">Contoh anomali yang bisa memicu alarm AI:</text:span></text:p>
                <text:list>
                  <text:list-item>
                    <text:p text:style-name="P354"><text:span text:style-name="T2">Tiba-tiba ada </text:span><text:span text:style-name="Strong_20_Emphasis"><text:span text:style-name="T2">transaksi di luar negeri</text:span></text:span><text:span text:style-name="T2"> yang jauh dan belum pernah Anda kunjungi sebelumnya. </text:span></text:p>
                  </text:list-item>
                  <text:list-item>
                    <text:p text:style-name="P354"><text:span text:style-name="Strong_20_Emphasis"><text:span text:style-name="T2">Jumlah transaksinya sangat besar</text:span></text:span><text:span text:style-name="T2">, jauh di atas rata-rata pengeluaran Anda biasanya. </text:span></text:p>
                  </text:list-item>
                  <text:list-item>
                    <text:p text:style-name="P354"><text:span text:style-name="T2">Terjadi </text:span><text:span text:style-name="Strong_20_Emphasis"><text:span text:style-name="T2">beberapa transaksi kecil secara beruntun</text:span></text:span><text:span text:style-name="T2"> dalam waktu sangat singkat di berbagai toko online yang tidak biasa Anda kunjungi. </text:span></text:p>
                  </text:list-item>
                  <text:list-item>
                    <text:p text:style-name="P354"><text:span text:style-name="T2">Transaksi dilakukan pada </text:span><text:span text:style-name="Strong_20_Emphasis"><text:span text:style-name="T2">jam yang sangat tidak wajar</text:span></text:span><text:span text:style-name="T2"> bagi Anda (misalnya, dini hari). </text:span></text:p>
                  </text:list-item>
                  <text:list-item>
                    <text:p text:style-name="P354"><text:span text:style-name="T2">Transaksi terjadi di </text:span><text:span text:style-name="Strong_20_Emphasis"><text:span text:style-name="T2">kategori toko yang sangat berbeda</text:span></text:span><text:span text:style-name="T2"> dari profil minat Anda. </text:span></text:p>
                  </text:list-item>
                </text:list>
              </text:list-item>
              <text:list-item>
                <text:p text:style-name="P140"><text:span text:style-name="Strong_20_Emphasis"><text:span text:style-name="T2">Tahap 'Bertindak': Memberi Peringatan atau Mengambil Tindakan.</text:span></text:span><text:span text:style-name="T2"> Jika AI mendeteksi sebuah transaksi sebagai anomali dengan tingkat kecurigaan yang tinggi, ia akan memicu tindakan cepat untuk melindungi Anda, seperti:</text:span></text:p>
                <text:list>
                  <text:list-item>
                    <text:p text:style-name="P354"><text:span text:style-name="T2">Mengirimkan </text:span><text:span text:style-name="Strong_20_Emphasis"><text:span text:style-name="T2">SMS, notifikasi aplikasi, atau email peringatan</text:span></text:span><text:span text:style-name="T2"> ke Anda secara otomatis: </text:span><text:span text:style-name="Emphasis"><text:span text:style-name="T2">"Yth. Nasabah, terdeteksi transaksi sebesar Rp X di MERCHANT ASING pada 29/03/2025 Pukul 21:51. Apakah ini transaksi Anda? Balas YA/TIDAK."</text:span></text:span><text:span text:style-name="T2"> </text:span></text:p>
                  </text:list-item>
                  <text:list-item>
                    <text:p text:style-name="P354"><text:span text:style-name="Strong_20_Emphasis"><text:span text:style-name="T2">Memblokir sementara kartu atau transaksi tersebut</text:span></text:span><text:span text:style-name="T2"> untuk mencegah kerugian lebih lanjut sambil menunggu konfirmasi Anda. </text:span></text:p>
                  </text:list-item>
                  <text:list-item>
                    <text:p text:style-name="P140"><text:span text:style-name="T2">Menandai transaksi tersebut agar segera </text:span><text:span text:style-name="Strong_20_Emphasis"><text:span text:style-name="T2">diperiksa lebih lanjut oleh tim analis fraud manusia</text:span></text:span><text:span text:style-name="T2"> di bank. Kombinasi kecepatan AI dan analisis mendalam manusia seringkali menjadi pertahanan terbaik. </text:span></text:p>
                  </text:list-item>
                </text:list>
              </text:list-item>
            </text:list>
            <text:p text:style-name="Text_20_body"><text:span text:style-name="Strong_20_Emphasis"><text:span text:style-name="T2">AI Ini Juga Terus Belajar!</text:span></text:span><text:span text:style-name="T2"> Sistem deteksi fraud ini tidak kaku. Ia terus belajar dan beradaptasi. Jika sebuah transaksi yang ditandai sebagai anomali ternyata dikonfirmasi oleh Anda sebagai transaksi sah (misalnya Anda memang sedang berlibur), AI akan 'mencatat' itu dan menyesuaikan pemahamannya tentang pola 'normal' Anda. Sebaliknya, jika sebuah transaksi terbukti sebagai fraud, AI akan mempelajari ciri-ciri transaksi fraud tersebut agar bisa lebih baik lagi dalam mendeteksinya di masa </text:span><text:soft-page-break/><text:span text:style-name="T2">depan. Umpan balik dari Anda saat merespons notifikasi juga sangat membantu proses belajar AI ini.</text:span></text:p>
            <text:p text:style-name="Text_20_body"><text:span text:style-name="Strong_20_Emphasis"><text:span text:style-name="T2">Analogi: Satpam Pribadi Super Hafal Kebiasaan Anda</text:span></text:span></text:p>
            <text:p text:style-name="Text_20_body"><text:span text:style-name="T2">Bayangkan Anda punya seorang </text:span><text:span text:style-name="Strong_20_Emphasis"><text:span text:style-name="T2">petugas keamanan pribadi yang sangat berdedikasi dan hafal mati semua jadwal serta kebiasaan Anda</text:span></text:span><text:span text:style-name="T2">. Dia tahu persis jam berapa Anda biasa berangkat dan pulang kantor, mobil apa yang Anda kendarai, siapa saja tamu yang biasa datang ke rumah Anda, bahkan mungkin toko mana saja yang sering Anda kunjungi di akhir pekan. Suatu hari, pada jam 2 pagi (waktu Anda biasa tidur pulas), dia melihat ada orang yang tidak dikenal mencoba membuka gerbang rumah Anda menggunakan kunci duplikat dan mengendarai mobil sewaan. Meskipun orang itu mungkin membawa KTP Anda (data curian), si satpam yang jeli ini akan langsung curiga karena seluruh situasinya sangat </text:span><text:span text:style-name="Strong_20_Emphasis"><text:span text:style-name="T2">tidak sesuai dengan pola kebiasaan normal (anomali)</text:span></text:span><text:span text:style-name="T2"> Anda. Dia akan segera menghentikan orang itu dan menghubungi Anda atau pihak berwenang. Sistem deteksi fraud berbasis AI di bank bekerja dengan logika serupa: ia mengawasi pola 'lalu lintas' keuangan Anda dan langsung waspada jika ada aktivitas yang sangat di luar kebiasaan.</text:span></text:p>
            <text:p text:style-name="P1">Berkat 'satpam' AI yang bekerja tanpa lelah ini, kita bisa merasa sedikit lebih tenang dalam melakukan transaksi keuangan di era digital yang penuh tantangan ini. Ini adalah salah satu contoh bagaimana AI bekerja keras di balik layar demi keamanan kita.</text:p>
            <text:p text:style-name="P443"/>
            <text:p text:style-name="Text_20_body"><text:span text:style-name="Strong_20_Emphasis"><text:span text:style-name="T2">(Tips Tambahan Opsional)</text:span></text:span></text:p>
            <text:list xml:id="list1641402898483039996" text:style-name="L360">
              <text:list-item>
                <text:p text:style-name="P355"><text:span text:style-name="Emphasis"><text:span text:style-name="Strong_20_Emphasis"><text:span text:style-name="T2">Saran Praktis:</text:span></text:span></text:span><text:span text:style-name="T2"> Tekankan pentingnya bagi pembaca untuk selalu </text:span><text:span text:style-name="Strong_20_Emphasis"><text:span text:style-name="T2">segera merespons</text:span></text:span><text:span text:style-name="T2"> notifikasi transaksi mencurigakan dari bank mereka. Jangan diabaikan! Respon cepat (mengkonfirmasi atau menyangkal transaksi) sangat membantu bank (dan AI-nya) untuk melindungi akun Anda. Ingatkan juga untuk menjaga kerahasiaan data pribadi seperti PIN, password, dan kode OTP. </text:span></text:p>
              </text:list-item>
              <text:list-item>
                <text:p text:style-name="P141"><text:span text:style-name="Emphasis"><text:span text:style-name="Strong_20_Emphasis"><text:span text:style-name="T2">Prompt Ilustrasi (Opsional):</text:span></text:span></text:span><text:span text:style-name="T2"> "Buat ilustrasi dua panel. Panel kiri: Ikon 'kartu bank' melakukan transaksi di ikon 'toko langganan' pada siang hari, dengan jumlah kecil. Di atasnya ada ikon 'AI/Perisai' dengan tanda centang hijau. Label: 'Transaksi Normal (Aman)'. Panel </text:span><text:soft-page-break/><text:span text:style-name="T2">kanan: Ikon 'kartu bank' melakukan transaksi di ikon 'laptop' dengan lokasi di negara lain, pada jam 3 pagi, dengan jumlah besar. Di atasnya ada ikon 'AI/Perisai' dengan tanda seru merah menyala dan mengirimkan ikon 'SMS/Notifikasi' ke ikon 'ponsel pengguna'. Label: 'Transaksi Aneh (Mencurigakan!)'." </text:span></text:p>
              </text:list-item>
            </text:list>
            <text:p text:style-name="P443"/>
            <text:p text:style-name="P1">Silakan berikan perintah "YAX" untuk melanjutkan ke prompt berikutnya (Subbab 6.3).</text:p>
          </text:section>
          <text:section text:style-name="Sect1" text:name="feedback-form-49">
            <text:p text:style-name="P231"/>
          </text:section>
        </text:section>
        <text:section text:style-name="Sect1" text:name="86dfc903e39b9a13">
          <text:p text:style-name="P1"/>
          <text:section text:style-name="Sect1" text:name="user-query-content-50">
            <text:p text:style-name="P439">YAX </text:p>
          </text:section>
          <text:p text:style-name="P231">Show thinking</text:p>
          <text:section text:style-name="Sect2" text:name="model-response-message-contentr_86dfc903e39b9a13">
            <text:p text:style-name="Text_20_body"><text:span text:style-name="T2">Baik, mari kita lanjutkan ke area yang sangat menarik sekaligus sensitif, yaitu peran AI di dunia kesehatan dalam </text:span><text:span text:style-name="Strong_20_Emphasis"><text:span text:style-name="T2">Subbab 6.3: Diagnosa Awal Penyakit di Dunia Medis (Contoh Sederhana)</text:span></text:span><text:span text:style-name="T2">.</text:span></text:p>
            <text:p text:style-name="Text_20_body"><text:span text:style-name="Strong_20_Emphasis"><text:span text:style-name="T2">Prompt:</text:span></text:span><text:span text:style-name="T2"> </text:span><text:span text:style-name="Emphasis"><text:span text:style-name="T2">"Jelaskan secara </text:span></text:span><text:span text:style-name="Emphasis"><text:span text:style-name="Strong_20_Emphasis"><text:span text:style-name="T2">hati-hati dan sederhana</text:span></text:span></text:span><text:span text:style-name="Emphasis"><text:span text:style-name="T2"> bagaimana AI mulai digunakan sebagai </text:span></text:span><text:span text:style-name="Emphasis"><text:span text:style-name="Strong_20_Emphasis"><text:span text:style-name="T2">alat bantu</text:span></text:span></text:span><text:span text:style-name="Emphasis"><text:span text:style-name="T2"> bagi para profesional medis, khususnya dalam </text:span></text:span><text:span text:style-name="Emphasis"><text:span text:style-name="Strong_20_Emphasis"><text:span text:style-name="T2">membantu diagnosa awal</text:span></text:span></text:span><text:span text:style-name="Emphasis"><text:span text:style-name="T2">. Tekankan bahwa AI </text:span></text:span><text:span text:style-name="Emphasis"><text:span text:style-name="Strong_20_Emphasis"><text:span text:style-name="T2">bukan pengganti dokter</text:span></text:span></text:span><text:span text:style-name="Emphasis"><text:span text:style-name="T2">, melainkan asisten.</text:span></text:span><text:span text:style-name="T2"> * </text:span><text:span text:style-name="Emphasis"><text:span text:style-name="Strong_20_Emphasis"><text:span text:style-name="T2">Contoh 1: Medical Image Analysis:</text:span></text:span></text:span><text:span text:style-name="Emphasis"><text:span text:style-name="T2"> Explain how AI (specifically ML using Convolutional Neural Networks - mention simply as 'AI trained on images') can be trained on thousands of medical images (X-rays, CT scans, retinal scans) labeled by expert doctors. The AI learns to detect subtle patterns or anomalies that might indicate early signs of diseases (e.g., diabetic retinopathy from eye scans, potential tumors in scans) often with high accuracy, flagging them for the doctor's review.</text:span></text:span><text:span text:style-name="T2"> * </text:span><text:span text:style-name="Emphasis"><text:span text:style-name="Strong_20_Emphasis"><text:span text:style-name="T2">Contoh 2: Analyzing Medical Records (Simplified):</text:span></text:span></text:span><text:span text:style-name="Emphasis"><text:span text:style-name="T2"> Mention AI analyzing large amounts of anonymized patient records and medical literature to find correlations, suggest potential diagnoses based on symptoms, or identify patients at risk for certain conditions.</text:span></text:span></text:p>
            <text:list xml:id="list7174498123987343392" text:style-name="L361">
              <text:list-item>
                <text:p text:style-name="P356"><text:span text:style-name="T2">*Tekankan bahwa AI adalah </text:span><text:span text:style-name="Emphasis"><text:span text:style-name="T2">tool untuk assist doctors by processing vast data quickly or spotting patterns easily missed by the human eye. The final diagnosis and treatment decisions remain with the healthcare professional.</text:span></text:span><text:span text:style-name="T2"> </text:span></text:p>
              </text:list-item>
              <text:list-item>
                <text:p text:style-name="P142"><text:soft-page-break/><text:span text:style-name="Emphasis"><text:span text:style-name="T2">Gunakan </text:span></text:span><text:span text:style-name="Emphasis"><text:span text:style-name="Strong_20_Emphasis"><text:span text:style-name="T2">analogi sederhana</text:span></text:span></text:span><text:span text:style-name="Emphasis"><text:span text:style-name="T2">, seperti ensiklopedia medis combined with a magnifying glass that can instantly cross-reference millions of cases and highlight tiny details in images for the doctor to consider."</text:span></text:span><text:span text:style-name="T2"> </text:span></text:p>
              </text:list-item>
            </text:list>
            <text:p text:style-name="Text_20_body"><text:span text:style-name="Strong_20_Emphasis"><text:span text:style-name="T2">Jawaban Saya:</text:span></text:span></text:p>
            <text:p text:style-name="Text_20_body"><text:span text:style-name="T2">(</text:span><text:span text:style-name="Emphasis"><text:span text:style-name="T2">Catatan Penting: Informasi di bagian ini bertujuan untuk menjelaskan konsep penerapan AI secara umum dan bukan merupakan saran medis. Untuk masalah kesehatan, selalu konsultasikan dengan dokter atau tenaga kesehatan profesional yang berkualifikasi.</text:span></text:span><text:span text:style-name="T2">)</text:span></text:p>
            <text:p text:style-name="Text_20_body"><text:span text:style-name="T2">Dunia kedokteran adalah salah satu bidang di mana potensi Kecerdasan Buatan (AI) paling banyak dibicarakan. Kita mungkin pernah mendengar berita tentang AI yang bisa 'membaca' hasil Rontgen atau memprediksi penyakit. Namun, penting sekali untuk kita pahami sejak awal: peran AI di dunia medis saat ini (di awal tahun 2025), terutama dalam hal diagnosis, adalah sebagai </text:span><text:span text:style-name="Strong_20_Emphasis"><text:span text:style-name="T2">ALAT BANTU (TOOL) atau ASISTEN bagi para dokter dan tenaga kesehatan, BUKAN sebagai PENGGANTI mereka.</text:span></text:span><text:span text:style-name="T2"> Keahlian, pengalaman klinis, sentuhan manusiawi, kemampuan mempertimbangkan kondisi unik setiap pasien, dan tanggung jawab etis seorang dokter tetaplah tak tergantikan. AI hadir untuk membantu meringankan tugas analisis data yang berat dan mungkin memberikan perspektif tambahan.</text:span></text:p>
            <text:p text:style-name="P1">Berikut adalah beberapa contoh sederhana bagaimana AI mulai dimanfaatkan sebagai 'asisten' dokter dalam membantu proses diagnosis awal:</text:p>
            <text:p text:style-name="Text_20_body"><text:span text:style-name="Strong_20_Emphasis"><text:span text:style-name="T2">1. Membantu 'Mata' Dokter Melihat Lebih Teliti pada Gambar Medis (Analisis Citra Medis)</text:span></text:span><text:span text:style-name="T2"> Pemeriksaan seperti Rontgen (X-ray), CT scan, MRI, USG, atau foto retina mata menghasilkan gambar-gambar detail kondisi dalam tubuh. Menganalisis gambar-gambar ini membutuhkan keahlian dan ketelitian tinggi dari dokter spesialis (seperti radiolog atau dokter mata). Nah, AI bisa dilatih untuk membantu tugas ini:</text:span></text:p>
            <text:list xml:id="list4051208708949075291" text:style-name="L362">
              <text:list-item>
                <text:p text:style-name="P357"><text:span text:style-name="Strong_20_Emphasis"><text:span text:style-name="T2">AI 'Belajar' dari Dokter Ahli:</text:span></text:span><text:span text:style-name="T2"> Model AI (khususnya Machine Learning yang sangat pintar dalam mengenali pola gambar, mirip AI di kamera ponsel) akan 'disekolahkan' menggunakan </text:span><text:span text:style-name="Strong_20_Emphasis"><text:span text:style-name="T2">ribuan atau bahkan jutaan contoh gambar medis</text:span></text:span><text:span text:style-name="T2"> (misalnya, ribuan foto Rontgen paru-paru atau ribuan foto retina mata). Yang penting, setiap gambar contoh ini sudah </text:span><text:span text:style-name="Strong_20_Emphasis"><text:span text:style-name="T2">dianalisis dan diberi 'label' atau </text:span></text:span><text:soft-page-break/><text:span text:style-name="Strong_20_Emphasis"><text:span text:style-name="T2">penanda oleh dokter-dokter ahli</text:span></text:span><text:span text:style-name="T2">. Misalnya, "Gambar ini normal", "Gambar ini menunjukkan tanda awal Tuberkulosis (TB)", "Di retina ini ada ciri Retinopati Diabetik stadium 1", "Area ini dicurigai sebagai sel kanker". </text:span></text:p>
              </text:list-item>
              <text:list-item>
                <text:p text:style-name="P357"><text:span text:style-name="Strong_20_Emphasis"><text:span text:style-name="T2">Menemukan Pola atau Keanehan Halus:</text:span></text:span><text:span text:style-name="T2"> Setelah 'lulus sekolah' dari data latihan tersebut, AI bisa </text:span><text:span text:style-name="Strong_20_Emphasis"><text:span text:style-name="T2">menganalisis gambar medis baru dengan sangat cepat</text:span></text:span><text:span text:style-name="T2">. Ia bisa dilatih untuk </text:span><text:span text:style-name="Strong_20_Emphasis"><text:span text:style-name="T2">mendeteksi pola-pola halus atau anomali (keanehan)</text:span></text:span><text:span text:style-name="T2"> yang mungkin sangat samar dan sulit terlihat oleh mata manusia, atau mungkin terlewat jika dokter sedang sangat lelah setelah memeriksa banyak pasien. Contohnya, AI mungkin bisa secara otomatis </text:span><text:span text:style-name="Strong_20_Emphasis"><text:span text:style-name="T2">menandai area kecil yang mencurigakan</text:span></text:span><text:span text:style-name="T2"> di foto Rontgen dada yang perlu diperhatikan lebih lanjut oleh dokter, atau </text:span><text:span text:style-name="Strong_20_Emphasis"><text:span text:style-name="T2">mengukur secara presisi perubahan pembuluh darah halus</text:span></text:span><text:span text:style-name="T2"> di foto retina pasien diabetes (penyakit penyerta yang umum di Indonesia). </text:span></text:p>
              </text:list-item>
              <text:list-item>
                <text:p text:style-name="P143"><text:span text:style-name="Strong_20_Emphasis"><text:span text:style-name="T2">Menjadi 'Asisten Penyaring' atau Pemberi 'Pendapat Kedua':</text:span></text:span><text:span text:style-name="T2"> Hasil analisis AI ini </text:span><text:span text:style-name="Strong_20_Emphasis"><text:span text:style-name="T2">bukanlah diagnosis final</text:span></text:span><text:span text:style-name="T2">. Biasanya, AI akan </text:span><text:span text:style-name="Strong_20_Emphasis"><text:span text:style-name="T2">menyorot area yang perlu perhatian khusus</text:span></text:span><text:span text:style-name="T2"> atau memberikan </text:span><text:span text:style-name="Strong_20_Emphasis"><text:span text:style-name="T2">skor kemungkinan</text:span></text:span><text:span text:style-name="T2"> adanya suatu kelainan. Informasi inilah yang kemudian </text:span><text:span text:style-name="Strong_20_Emphasis"><text:span text:style-name="T2">disajikan kepada dokter ahli</text:span></text:span><text:span text:style-name="T2">. Sang dokter akan memeriksa ulang area yang ditandai AI, memverifikasinya dengan keahlian dan pengalamannya, serta mempertimbangkan kondisi pasien secara keseluruhan sebelum membuat diagnosis akhir. Jadi, AI berfungsi seperti asisten yang membantu menyaring atau memberikan 'alarm' awal. </text:span></text:p>
              </text:list-item>
            </text:list>
            <text:p text:style-name="Text_20_body"><text:span text:style-name="Strong_20_Emphasis"><text:span text:style-name="T2">2. Membantu Mengolah Informasi dari Teks Medis (Analisis Rekam Medis &amp; Literatur)</text:span></text:span><text:span text:style-name="T2"> Selain gambar, dokter juga berhadapan dengan banyak sekali data teks, seperti riwayat kesehatan pasien (rekam medis) yang bisa sangat panjang, serta ribuan artikel penelitian medis baru yang terbit setiap minggunya. AI juga bisa membantu di sini:</text:span></text:p>
            <text:list xml:id="list1998230831086811984" text:style-name="L363">
              <text:list-item>
                <text:p text:style-name="P358"><text:span text:style-name="Strong_20_Emphasis"><text:span text:style-name="T2">Menemukan Pola dalam Rekam Medis:</text:span></text:span><text:span text:style-name="T2"> Dengan menganalisis data rekam medis dari banyak pasien (tentu saja setelah </text:span><text:span text:style-name="Strong_20_Emphasis"><text:span text:style-name="T2">dianonimkan</text:span></text:span><text:span text:style-name="T2"> untuk melindungi privasi sesuai aturan seperti </text:span><text:span text:style-name="Strong_20_Emphasis"><text:span text:style-name="T2">UU PDP</text:span></text:span><text:span text:style-name="T2">), AI mungkin bisa membantu </text:span><text:span text:style-name="Strong_20_Emphasis"><text:span text:style-name="T2">menemukan hubungan atau korelasi tersembunyi</text:span></text:span><text:span text:style-name="T2"> antara kombinasi gejala, riwayat penyakit keluarga, gaya hidup, dan </text:span><text:soft-page-break/><text:span text:style-name="T2">risiko terkena penyakit tertentu. </text:span></text:p>
              </text:list-item>
              <text:list-item>
                <text:p text:style-name="P358"><text:span text:style-name="Strong_20_Emphasis"><text:span text:style-name="T2">Memberikan Saran Diagnosis Banding:</text:span></text:span><text:span text:style-name="T2"> Berdasarkan gejala-gejala pasien yang dimasukkan oleh dokter ke dalam sistem, AI bisa </text:span><text:span text:style-name="Strong_20_Emphasis"><text:span text:style-name="T2">menampilkan daftar kemungkinan diagnosis</text:span></text:span><text:span text:style-name="T2"> yang perlu dipertimbangkan oleh dokter, berdasarkan 'pengetahuan' yang didapatnya dari data medis dan literatur ilmiah. </text:span></text:p>
              </text:list-item>
              <text:list-item>
                <text:p text:style-name="P358"><text:span text:style-name="Strong_20_Emphasis"><text:span text:style-name="T2">Mengidentifikasi Pasien Berisiko:</text:span></text:span><text:span text:style-name="T2"> AI dapat membantu </text:span><text:span text:style-name="Strong_20_Emphasis"><text:span text:style-name="T2">mengidentifikasi pasien mana saja yang memiliki profil risiko tinggi</text:span></text:span><text:span text:style-name="T2"> untuk mengembangkan penyakit tertentu (misalnya penyakit jantung atau diabetes) berdasarkan data mereka, sehingga intervensi pencegahan bisa dilakukan lebih dini. </text:span></text:p>
              </text:list-item>
              <text:list-item>
                <text:p text:style-name="P144"><text:span text:style-name="Strong_20_Emphasis"><text:span text:style-name="T2">Menyaring Banjir Informasi Riset:</text:span></text:span><text:span text:style-name="T2"> AI bisa membantu dokter </text:span><text:span text:style-name="Strong_20_Emphasis"><text:span text:style-name="T2">mengikuti perkembangan ilmu kedokteran terbaru</text:span></text:span><text:span text:style-name="T2"> dengan cara menyaring jutaan artikel penelitian dan menyajikan rangkuman atau artikel yang paling relevan dengan kasus yang sedang ditangani. </text:span></text:p>
              </text:list-item>
            </text:list>
            <text:p text:style-name="Text_20_body"><text:span text:style-name="Strong_20_Emphasis"><text:span text:style-name="T2">Garis Bawah Penting: AI Hanya Alat Bantu, Dokter Tetap Pemegang Keputusan!</text:span></text:span><text:span text:style-name="T2"> Harus kita tegaskan berulang kali: dalam semua skenario ini (dan dalam tahap perkembangan AI di awal 2025), peran AI adalah sebagai </text:span><text:span text:style-name="Strong_20_Emphasis"><text:span text:style-name="T2">alat bantu (tool) atau asisten</text:span></text:span><text:span text:style-name="T2">. Ia unggul dalam:</text:span></text:p>
            <text:list xml:id="list397107606478588852" text:style-name="L364">
              <text:list-item>
                <text:p text:style-name="P244">Memproses data (gambar atau teks) dalam jumlah sangat besar dengan kecepatan tinggi. </text:p>
              </text:list-item>
              <text:list-item>
                <text:p text:style-name="P244">Mendeteksi pola-pola halus atau statistik yang mungkin terlewat oleh manusia. </text:p>
              </text:list-item>
              <text:list-item>
                <text:p text:style-name="P13">Menyajikan informasi atau kemungkinan-kemungkinan untuk dipertimbangkan. </text:p>
              </text:list-item>
            </text:list>
            <text:p text:style-name="Text_20_body"><text:span text:style-name="Strong_20_Emphasis"><text:span text:style-name="T2">NAMUN,</text:span></text:span><text:span text:style-name="T2"> tugas </text:span><text:span text:style-name="Strong_20_Emphasis"><text:span text:style-name="T2">interpretasi akhir, membuat diagnosis final, memahami konteks unik setiap pasien (termasuk kondisi psikologis, sosial, dan preferensi pasien), berkomunikasi dengan empati, serta menentukan rencana pengobatan terbaik MUTLAK tetap menjadi wewenang dan tanggung jawab dokter atau tenaga kesehatan profesional yang berkualifikasi.</text:span></text:span><text:span text:style-name="T2"> AI tidak bisa menggantikan hubungan dokter-pasien, kearifan klinis, dan tanggung jawab etis.</text:span></text:p>
            <text:p text:style-name="Text_20_body"><text:span text:style-name="Strong_20_Emphasis"><text:span text:style-name="T2">Analogi: Asisten Dokter Super dengan Ensiklopedia &amp; Kaca Pembesar Ajaib</text:span></text:span></text:p>
            <text:p text:style-name="Text_20_body"><text:soft-page-break/><text:span text:style-name="T2">Bayangkan seorang dokter memiliki </text:span><text:span text:style-name="Strong_20_Emphasis"><text:span text:style-name="T2">asisten pribadi super</text:span></text:span><text:span text:style-name="T2">. Asisten ini punya ingatan fotografi dan sudah 'membaca' semua buku kedokteran, jurnal penelitian, dan jutaan catatan kasus dari seluruh dunia – ia seperti </text:span><text:span text:style-name="Strong_20_Emphasis"><text:span text:style-name="T2">ensiklopedia medis berjalan yang tak terbatas</text:span></text:span><text:span text:style-name="T2">. Selain itu, ia juga dibekali </text:span><text:span text:style-name="Strong_20_Emphasis"><text:span text:style-name="T2">kaca pembesar ajaib</text:span></text:span><text:span text:style-name="T2"> yang bisa melihat detail terkecil dan pola tersembunyi dalam hasil Rontgen atau scan dalam hitungan detik. Saat dokter memeriksa pasien, si asisten super ini bisa dengan cepat menyajikan informasi relevan, "Dok, berdasarkan gejala dan hasil lab, ada 3 kemungkinan diagnosis teratas menurut data kasus serupa." Atau, "Dok, di gambar Rontgen ini, ada area kecil di bagian kiri bawah yang polanya sedikit tidak biasa, mohon diperiksa lebih lanjut." Tentu ini bantuan yang luar biasa! Tapi, tetap sang dokter lah yang akan memeriksa pasien secara langsung, berbicara dengan pasien dan keluarga, mempertimbangkan semua informasi (termasuk dari si asisten AI), dan menggunakan keahlian serta nuraninya untuk membuat keputusan terbaik.</text:span></text:p>
            <text:p text:style-name="P1">Penggunaan AI di dunia medis terus berkembang dan menjanjikan banyak harapan, namun harus selalu dilakukan dengan sangat hati-hati, melalui validasi klinis yang ketat, mengutamakan etika, dan selalu dalam kerangka untuk mendukung (bukan menggantikan) peran sentral para profesional kesehatan dalam merawat pasien.</text:p>
            <text:p text:style-name="P443"/>
            <text:p text:style-name="Text_20_body"><text:span text:style-name="Strong_20_Emphasis"><text:span text:style-name="T2">(Tips Tambahan Opsional)</text:span></text:span></text:p>
            <text:list xml:id="list8484576462320816818" text:style-name="L365">
              <text:list-item>
                <text:p text:style-name="P359"><text:span text:style-name="Emphasis"><text:span text:style-name="Strong_20_Emphasis"><text:span text:style-name="T2">Disclaimer Box:</text:span></text:span></text:span><text:span text:style-name="T2"> Letakkan kotak disclaimer yang jelas di awal atau akhir subbab ini: "Informasi dalam bab ini bersifat edukatif untuk memahami konsep AI dan bukan merupakan nasihat medis. Selalu konsultasikan masalah kesehatan Anda dengan dokter atau tenaga medis profesional." </text:span></text:p>
              </text:list-item>
              <text:list-item>
                <text:p text:style-name="P145"><text:span text:style-name="Emphasis"><text:span text:style-name="Strong_20_Emphasis"><text:span text:style-name="T2">Prompt Ilustrasi (Opsional):</text:span></text:span></text:span><text:span text:style-name="T2"> "Buat ilustrasi yang menunjukkan seorang dokter (manusia, ramah) sedang melihat layar tablet/monitor. Di layar tampak gambar medis (misal, scan otak) dengan beberapa area ditandai oleh ikon 'AI' kecil berbentuk kaca pembesar atau target. Dokter tampak tersenyum atau mengangguk mengerti. Di samping dokter, bisa digambarkan siluet pasien yang sedang berkonsultasi (tidak fokus utama). Beri judul atau teks </text:span><text:soft-page-break/><text:span text:style-name="T2">singkat: 'AI Membantu Dokter Melihat Lebih Jelas'." </text:span></text:p>
              </text:list-item>
            </text:list>
            <text:p text:style-name="P443"/>
            <text:p text:style-name="P1">Silakan berikan perintah "YAX" untuk melanjutkan ke prompt berikutnya (Subbab 6.4).</text:p>
          </text:section>
          <text:section text:style-name="Sect1" text:name="feedback-form-50">
            <text:p text:style-name="P231"/>
          </text:section>
        </text:section>
        <text:section text:style-name="Sect1" text:name="b50608aae5019dd6">
          <text:p text:style-name="P1"/>
          <text:section text:style-name="Sect1" text:name="user-query-content-51">
            <text:p text:style-name="P439">YAX </text:p>
          </text:section>
          <text:p text:style-name="P231">Show thinking</text:p>
          <text:section text:style-name="Sect2" text:name="model-response-message-contentr_b50608aae5019dd6">
            <text:p text:style-name="Text_20_body"><text:span text:style-name="T2">Oke, mari kita bahas 'petugas' virtual yang sering menyapa kita di berbagai website di </text:span><text:span text:style-name="Strong_20_Emphasis"><text:span text:style-name="T2">Subbab 6.4: Chatbot yang Menjawab Pertanyaan Anda di Website</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cara kerja chatbot yang sering kita temui di website</text:span></text:span></text:span><text:span text:style-name="Emphasis"><text:span text:style-name="T2"> untuk layanan pelanggan. Bedakan antara dua jenis utama secara simpel:</text:span></text:span><text:span text:style-name="T2"> * *</text:span><text:span text:style-name="Emphasis"><text:span text:style-name="T2">Rule-Based Chatbots: Simpler bots that follow predefined scripts or decision trees. They recognize specific keywords and provide pre-programmed answers. If the question doesn't fit the script, they often fail or hand over to a human.</text:span></text:span><text:span text:style-name="T2"> * *</text:span><text:span text:style-name="Emphasis"><text:span text:style-name="T2">AI-Powered Chatbots (Using NLP/ML): More advanced bots that use Natural Language Processing (NLP, as mentioned in Ch 4.1) to understand the intent behind user questions, even if phrased differently. They are trained (ML) on vast amounts of customer service conversations and knowledge base articles. They can handle a wider range of queries, understand context, sometimes personalize responses, and learn over time.</text:span></text:span></text:p>
            <text:list xml:id="list5797265577203730934" text:style-name="L366">
              <text:list-item>
                <text:p text:style-name="P360"><text:span text:style-name="Emphasis"><text:span text:style-name="T2">Jelaskan </text:span></text:span><text:span text:style-name="Emphasis"><text:span text:style-name="Strong_20_Emphasis"><text:span text:style-name="T2">bagaimana AI membantu</text:span></text:span></text:span><text:span text:style-name="Emphasis"><text:span text:style-name="T2"> (memahami bahasa, extract key info, match questions to answers, generate responses).</text:span></text:span><text:span text:style-name="T2"> </text:span></text:p>
              </text:list-item>
              <text:list-item>
                <text:p text:style-name="P360"><text:span text:style-name="Emphasis"><text:span text:style-name="T2">Sebutkan </text:span></text:span><text:span text:style-name="Emphasis"><text:span text:style-name="Strong_20_Emphasis"><text:span text:style-name="T2">tujuannya</text:span></text:span></text:span><text:span text:style-name="Emphasis"><text:span text:style-name="T2"> (provide instant customer support for common questions, freeing up human agents for complex issues).</text:span></text:span><text:span text:style-name="T2"> </text:span></text:p>
              </text:list-item>
              <text:list-item>
                <text:p text:style-name="P146"><text:span text:style-name="Emphasis"><text:span text:style-name="T2">Gunakan </text:span></text:span><text:span text:style-name="Emphasis"><text:span text:style-name="Strong_20_Emphasis"><text:span text:style-name="T2">analogi sederhana</text:span></text:span></text:span><text:span text:style-name="Emphasis"><text:span text:style-name="T2">, seperti automated phone menu vs. well-trained trainee agent who knows the FAQ very well."</text:span></text:span><text:span text:style-name="T2"> </text:span></text:p>
              </text:list-item>
            </text:list>
            <text:p text:style-name="Text_20_body"><text:span text:style-name="Strong_20_Emphasis"><text:span text:style-name="T2">Jawaban Saya:</text:span></text:span></text:p>
            <text:p text:style-name="Text_20_body"><text:span text:style-name="T2">Saat kita mengunjungi website bank, toko online favorit, atau bahkan situs penyedia layanan internet, seringkali ada jendela kecil muncul di pojok layar, menyapa kita, "Selamat datang! Ada yang bisa dibantu?". Itulah </text:span><text:soft-page-break/><text:span text:style-name="Strong_20_Emphasis"><text:span text:style-name="T2">Chatbot</text:span></text:span><text:span text:style-name="T2">, si asisten virtual yang siap menjawab pertanyaan kita. Kadang jawabannya sangat membantu dan cepat, tapi tak jarang juga terasa kaku, tidak nyambung, atau malah bikin frustrasi. Sebenarnya, ada 'otak' apa di balik si chatbot ini? Apakah semuanya sama pintarnya?</text:span></text:p>
            <text:p text:style-name="P1">Ternyata, tidak semua chatbot diciptakan sama. Secara garis besar, ada dua jenis utama chatbot yang sering kita temui:</text:p>
            <text:p text:style-name="Text_20_body"><text:span text:style-name="Strong_20_Emphasis"><text:span text:style-name="T2">1. Si Kaku 'Penghafal Skrip' (Chatbot Berbasis Aturan / </text:span></text:span><text:span text:style-name="Strong_20_Emphasis"><text:span text:style-name="Emphasis"><text:span text:style-name="T2">Rule-Based</text:span></text:span></text:span><text:span text:style-name="Strong_20_Emphasis"><text:span text:style-name="T2">)</text:span></text:span></text:p>
            <text:p text:style-name="Text_20_body"><text:span text:style-name="T2">Chatbot jenis ini adalah versi yang lebih sederhana. Cara kerjanya bisa kita ibaratkan seperti </text:span><text:span text:style-name="Strong_20_Emphasis"><text:span text:style-name="T2">mesin penjawab telepon otomatis</text:span></text:span><text:span text:style-name="T2"> yang sering kita dengar: "Untuk informasi saldo, tekan 1. Untuk laporan transaksi, tekan 2. Untuk berbicara dengan petugas kami, tekan 0."</text:span></text:p>
            <text:list xml:id="list2537418436052701227" text:style-name="L367">
              <text:list-item>
                <text:p text:style-name="P361"><text:span text:style-name="Strong_20_Emphasis"><text:span text:style-name="T2">Bagaimana Cara Kerjanya?</text:span></text:span><text:span text:style-name="T2"> Chatbot ini bekerja berdasarkan </text:span><text:span text:style-name="Strong_20_Emphasis"><text:span text:style-name="T2">alur percakapan (script) atau diagram keputusan (decision tree)</text:span></text:span><text:span text:style-name="T2"> yang sudah dibuat dan diprogram secara manual oleh manusia. Ia dirancang untuk mengenali </text:span><text:span text:style-name="Strong_20_Emphasis"><text:span text:style-name="T2">kata kunci (keyword)</text:span></text:span><text:span text:style-name="T2"> atau frasa spesifik dalam pertanyaan Anda. Misalnya, jika Anda mengetik kata "alamat kantor cabang", chatbot akan mencari jawaban standar tentang alamat kantor cabang yang sudah disiapkan sebelumnya dalam databasenya. </text:span></text:p>
              </text:list-item>
              <text:list-item>
                <text:p text:style-name="P147"><text:span text:style-name="Strong_20_Emphasis"><text:span text:style-name="T2">Keterbatasannya?</text:span></text:span><text:span text:style-name="T2"> Karena ia hanya mengikuti 'skrip' dan mencocokkan kata kunci, chatbot jenis ini </text:span><text:span text:style-name="Strong_20_Emphasis"><text:span text:style-name="T2">sangat kaku dan kurang fleksibel</text:span></text:span><text:span text:style-name="T2">. Jika Anda bertanya dengan kalimat yang sedikit berbeda (misalnya, "Di mana saya bisa temukan kantor cabang terdekat dari lokasi saya sekarang di Medan?"), atau jika Anda menanyakan sesuatu yang tidak ada dalam daftar kata kuncinya, ia kemungkinan besar akan menyerah dan menjawab, "Maaf, saya tidak mengerti pertanyaan Anda," atau "Silakan hubungi customer service kami." Ia tidak benar-benar 'memahami' bahasa Anda. </text:span></text:p>
              </text:list-item>
            </text:list>
            <text:p text:style-name="Text_20_body"><text:span text:style-name="Strong_20_Emphasis"><text:span text:style-name="T2">2. Si 'Murid Rajin' yang Belajar Bahasa (Chatbot Berbasis AI - NLP/ML)</text:span></text:span></text:p>
            <text:p text:style-name="Text_20_body"><text:span text:style-name="T2">Ini adalah jenis chatbot yang lebih canggih, lebih 'pintar', dan semakin banyak kita temui. Ia tidak hanya kaku mengikuti skrip, tapi berusaha untuk benar-benar 'memahami' apa yang Anda tanyakan. Analogi yang lebih pas mungkin seperti berbicara dengan </text:span><text:span text:style-name="Strong_20_Emphasis"><text:span text:style-name="T2">seorang staf </text:span></text:span><text:span text:style-name="Strong_20_Emphasis"><text:span text:style-name="Emphasis"><text:span text:style-name="T2">customer service</text:span></text:span></text:span><text:span text:style-name="Strong_20_Emphasis"><text:span text:style-name="T2"> baru yang sangat rajin</text:span></text:span><text:span text:style-name="T2">. Staf ini mungkin belum punya banyak pengalaman, tapi </text:span><text:soft-page-break/><text:span text:style-name="T2">dia sudah </text:span><text:span text:style-name="Strong_20_Emphasis"><text:span text:style-name="T2">menghafal seluruh buku panduan produk dan daftar pertanyaan umum (FAQ)</text:span></text:span><text:span text:style-name="T2">, dan dia juga sudah </text:span><text:span text:style-name="Strong_20_Emphasis"><text:span text:style-name="T2">'belajar' dari ribuan contoh percakapan</text:span></text:span><text:span text:style-name="T2"> antara pelanggan lain dengan staf senior, sehingga dia tahu berbagai cara orang biasanya bertanya tentang suatu masalah.</text:span></text:p>
            <text:list xml:id="list1365346604107511724" text:style-name="L368">
              <text:list-item>
                <text:p text:style-name="P362"><text:span text:style-name="Strong_20_Emphasis"><text:span text:style-name="T2">Bagaimana Cara Kerjanya?</text:span></text:span><text:span text:style-name="T2"> Chatbot ini memanfaatkan teknologi </text:span><text:span text:style-name="Strong_20_Emphasis"><text:span text:style-name="T2">Kecerdasan Buatan (AI)</text:span></text:span><text:span text:style-name="T2">, terutama </text:span><text:span text:style-name="Strong_20_Emphasis"><text:span text:style-name="T2">Pemrosesan Bahasa Alami (Natural Language Processing - NLP)</text:span></text:span><text:span text:style-name="T2"> – kemampuan yang sama seperti pada asisten suara yang kita bahas di Bab 4. Dengan NLP, chatbot ini bisa: </text:span></text:p>
                <text:list>
                  <text:list-item>
                    <text:p text:style-name="P362"><text:span text:style-name="Strong_20_Emphasis"><text:span text:style-name="T2">Memahami Maksud (Intent):</text:span></text:span><text:span text:style-name="T2"> Ia bisa mengerti bahwa pertanyaan "Bagaimana cara reset password?", "Lupa kata sandi, gimana ya?", dan "Tolong bantu atur ulang password saya" memiliki maksud yang sama, meskipun kalimatnya berbeda-beda. </text:span></text:p>
                  </text:list-item>
                  <text:list-item>
                    <text:p text:style-name="P362"><text:span text:style-name="Strong_20_Emphasis"><text:span text:style-name="T2">Mengekstrak Informasi Penting:</text:span></text:span><text:span text:style-name="T2"> Ia bisa mengambil detail kunci dari pertanyaan Anda, seperti nomor pesanan, jenis produk yang bermasalah, atau lokasi yang Anda tanyakan. </text:span></text:p>
                  </text:list-item>
                </text:list>
              </text:list-item>
              <text:list-item>
                <text:p text:style-name="P362"><text:span text:style-name="Strong_20_Emphasis"><text:span text:style-name="T2">Bagaimana Ia Belajar? (Training ML):</text:span></text:span><text:span text:style-name="T2"> Kepintaran chatbot AI ini didapat dari proses </text:span><text:span text:style-name="Strong_20_Emphasis"><text:span text:style-name="T2">'belajar' menggunakan Machine Learning (ML)</text:span></text:span><text:span text:style-name="T2">. Ia 'disekolahkan' dengan diberi 'makan' </text:span><text:span text:style-name="Strong_20_Emphasis"><text:span text:style-name="T2">data dalam jumlah sangat besar</text:span></text:span><text:span text:style-name="T2">, yang bisa berupa: </text:span></text:p>
                <text:list>
                  <text:list-item>
                    <text:p text:style-name="P362"><text:span text:style-name="T2">Ribuan atau jutaan </text:span><text:span text:style-name="Strong_20_Emphasis"><text:span text:style-name="T2">transkrip percakapan nyata</text:span></text:span><text:span text:style-name="T2"> antara pelanggan dan agen customer service manusia. </text:span></text:p>
                  </text:list-item>
                  <text:list-item>
                    <text:p text:style-name="P362"><text:span text:style-name="T2">Seluruh isi </text:span><text:span text:style-name="Strong_20_Emphasis"><text:span text:style-name="T2">database pengetahuan (</text:span></text:span><text:span text:style-name="Strong_20_Emphasis"><text:span text:style-name="Emphasis"><text:span text:style-name="T2">knowledge base</text:span></text:span></text:span><text:span text:style-name="Strong_20_Emphasis"><text:span text:style-name="T2">)</text:span></text:span><text:span text:style-name="T2"> perusahaan: artikel bantuan, FAQ, manual produk, dll. </text:span></text:p>
                  </text:list-item>
                  <text:list-item>
                    <text:p text:style-name="P362"><text:span text:style-name="Strong_20_Emphasis"><text:span text:style-name="T2">Data bahasa umum</text:span></text:span><text:span text:style-name="T2"> untuk memahami kosakata, tata bahasa, dan konteks. </text:span></text:p>
                  </text:list-item>
                </text:list>
              </text:list-item>
              <text:list-item>
                <text:p text:style-name="P362"><text:span text:style-name="Strong_20_Emphasis"><text:span text:style-name="T2">Kemampuan Tambahan Berkat AI:</text:span></text:span><text:span text:style-name="T2"> </text:span></text:p>
                <text:list>
                  <text:list-item>
                    <text:p text:style-name="P362"><text:span text:style-name="Strong_20_Emphasis"><text:span text:style-name="T2">Mencari Jawaban Paling Pas:</text:span></text:span><text:span text:style-name="T2"> Setelah memahami maksud pertanyaan Anda, ia bisa mencari jawaban atau informasi yang paling relevan dari database pengetahuannya. </text:span></text:p>
                  </text:list-item>
                  <text:list-item>
                    <text:p text:style-name="P362"><text:span text:style-name="Strong_20_Emphasis"><text:span text:style-name="T2">Menjawab Lebih Luwes:</text:span></text:span><text:span text:style-name="T2"> Kalimat jawabannya bisa dirangkai agar terdengar lebih alami dan tidak terlalu robotik. Dengan teknologi </text:span><text:span text:style-name="Strong_20_Emphasis"><text:span text:style-name="T2">AI Generatif</text:span></text:span><text:span text:style-name="T2"> terbaru (seperti yang ada di balik ChatGPT), beberapa chatbot bahkan bisa menghasilkan </text:span><text:soft-page-break/><text:span text:style-name="T2">jawaban yang sangat mirip percakapan manusia, beradaptasi dengan gaya bahasa Anda, dan mengingat konteks percakapan sebelumnya. </text:span></text:p>
                  </text:list-item>
                  <text:list-item>
                    <text:p text:style-name="P362"><text:span text:style-name="Strong_20_Emphasis"><text:span text:style-name="T2">Belajar Terus (Kadang-kadang):</text:span></text:span><text:span text:style-name="T2"> Beberapa chatbot AI dirancang untuk bisa 'belajar' dari interaksinya dengan pengguna, misalnya dari penilaian 'jempol ke atas/bawah' yang Anda berikan setelah ia menjawab, untuk memperbaiki kinerjanya di masa depan (walaupun proses belajar ini perlu diawasi agar tidak 'tersesat'). </text:span></text:p>
                  </text:list-item>
                </text:list>
              </text:list-item>
              <text:list-item>
                <text:p text:style-name="P148"><text:span text:style-name="Strong_20_Emphasis"><text:span text:style-name="T2">Apakah Sempurna? Belum Tentu!</text:span></text:span><text:span text:style-name="T2"> Meskipun jauh lebih pintar dari chatbot berbasis aturan, chatbot AI pun tetap punya batasan. Ia mungkin masih bingung jika menghadapi masalah yang sangat baru, sangat kompleks, membutuhkan empati mendalam, atau melibatkan situasi yang sangat unik dan tidak ada dalam 'buku pelajaran'-nya. Dalam kasus seperti ini, chatbot AI yang baik biasanya akan dengan sopan menawarkan untuk mengalihkan Anda ke agen manusia. </text:span></text:p>
              </text:list-item>
            </text:list>
            <text:p text:style-name="Text_20_body"><text:span text:style-name="Strong_20_Emphasis"><text:span text:style-name="T2">Jadi, Apa Peran AI di Balik Chatbot?</text:span></text:span><text:span text:style-name="T2"> Secara ringkas, AI (terutama NLP dan ML) memberikan chatbot kemampuan super untuk:</text:span></text:p>
            <text:list xml:id="list786600539669418306" text:style-name="L369">
              <text:list-item>
                <text:p text:style-name="P363"><text:span text:style-name="Strong_20_Emphasis"><text:span text:style-name="T2">Memahami bahasa manusia</text:span></text:span><text:span text:style-name="T2"> yang bervariasi dan tidak selalu baku. </text:span></text:p>
              </text:list-item>
              <text:list-item>
                <text:p text:style-name="P363"><text:span text:style-name="Strong_20_Emphasis"><text:span text:style-name="T2">Mengidentifikasi maksud</text:span></text:span><text:span text:style-name="T2"> sebenarnya di balik pertanyaan. </text:span></text:p>
              </text:list-item>
              <text:list-item>
                <text:p text:style-name="P363"><text:span text:style-name="Strong_20_Emphasis"><text:span text:style-name="T2">Mengekstrak detail penting</text:span></text:span><text:span text:style-name="T2"> dari percakapan. </text:span></text:p>
              </text:list-item>
              <text:list-item>
                <text:p text:style-name="P363"><text:span text:style-name="Strong_20_Emphasis"><text:span text:style-name="T2">Menemukan jawaban yang paling relevan</text:span></text:span><text:span text:style-name="T2"> dari sumber pengetahuan yang luas. </text:span></text:p>
              </text:list-item>
              <text:list-item>
                <text:p text:style-name="P149"><text:span text:style-name="Strong_20_Emphasis"><text:span text:style-name="T2">Menghasilkan respons</text:span></text:span><text:span text:style-name="T2"> yang lebih alami dan membantu. </text:span></text:p>
              </text:list-item>
            </text:list>
            <text:p text:style-name="Text_20_body"><text:span text:style-name="Strong_20_Emphasis"><text:span text:style-name="T2">Mengapa Perusahaan Menggunakan Chatbot?</text:span></text:span><text:span text:style-name="T2"> Alasan utamanya adalah untuk </text:span><text:span text:style-name="Strong_20_Emphasis"><text:span text:style-name="T2">meningkatkan efisiensi dan ketersediaan layanan pelanggan</text:span></text:span><text:span text:style-name="T2">. Dengan adanya chatbot, perusahaan bisa:</text:span></text:p>
            <text:list xml:id="list1707703883262844141" text:style-name="L370">
              <text:list-item>
                <text:p text:style-name="P364"><text:span text:style-name="T2">Memberikan </text:span><text:span text:style-name="Strong_20_Emphasis"><text:span text:style-name="T2">layanan jawaban instan</text:span></text:span><text:span text:style-name="T2"> untuk pertanyaan-pertanyaan umum atau tugas-tugas sederhana </text:span><text:span text:style-name="Strong_20_Emphasis"><text:span text:style-name="T2">kapan saja (24/7)</text:span></text:span><text:span text:style-name="T2">, tanpa perlu menunggu jam kerja agen manusia (misalnya, Anda bisa tanya saldo atau cara transfer via chatbot bank bahkan di Sabtu malam pukul 9:58 ini!). </text:span></text:p>
              </text:list-item>
              <text:list-item>
                <text:p text:style-name="P364"><text:span text:style-name="Strong_20_Emphasis"><text:span text:style-name="T2">Mengurangi waktu tunggu</text:span></text:span><text:span text:style-name="T2"> pelanggan untuk mendapatkan bantuan dasar. </text:span></text:p>
              </text:list-item>
              <text:list-item>
                <text:p text:style-name="P150"><text:soft-page-break/><text:span text:style-name="Strong_20_Emphasis"><text:span text:style-name="T2">Membebaskan waktu agen customer service manusia</text:span></text:span><text:span text:style-name="T2"> yang berharga agar mereka bisa fokus menangani kasus-kasus yang lebih rumit, membutuhkan penyelesaian masalah kreatif, atau memerlukan empati dan interaksi manusia yang mendalam. </text:span></text:p>
              </text:list-item>
            </text:list>
            <text:p text:style-name="P1">Jadi, chatbot adalah salah satu 'wajah' AI yang bekerja di balik layar untuk memperlancar interaksi kita di dunia digital. Meskipun kadang masih perlu banyak perbaikan, teknologi di baliknya terus berkembang dengan sangat cepat!</text:p>
            <text:p text:style-name="P443"/>
            <text:p text:style-name="Text_20_body"><text:span text:style-name="Strong_20_Emphasis"><text:span text:style-name="T2">(Tips Tambahan Opsional)</text:span></text:span></text:p>
            <text:list xml:id="list1780956251489881024" text:style-name="L371">
              <text:list-item>
                <text:p text:style-name="P365"><text:span text:style-name="Emphasis"><text:span text:style-name="Strong_20_Emphasis"><text:span text:style-name="T2">Saran Praktis untuk Pengguna:</text:span></text:span></text:span><text:span text:style-name="T2"> Berikan tips singkat saat berinteraksi dengan chatbot: 1. Mulai dengan pertanyaan yang jelas dan spesifik. 2. Gunakan kata kunci yang relevan. 3. Jika chatbot tampak bingung, coba ubah cara bertanya Anda. 4. Jangan ragu untuk mengetik "bicara dengan agen" atau "hubungkan ke manusia" jika masalah Anda kompleks atau chatbot tidak membantu. </text:span></text:p>
              </text:list-item>
              <text:list-item>
                <text:p text:style-name="P151"><text:span text:style-name="Emphasis"><text:span text:style-name="Strong_20_Emphasis"><text:span text:style-name="T2">Prompt Ilustrasi (Opsional):</text:span></text:span></text:span><text:span text:style-name="T2"> "Buat ilustrasi perbandingan dua chatbot. Kiri: Ikon robot sederhana dengan wajah datar, di sebelahnya ada diagram alir kaku. Seorang pengguna bertanya, 'Bisa bantu atasi masalah X dengan cara Y?', robot menjawab, 'Maaf, tidak ada di skrip'. Label: 'Chatbot Biasa (Terbatas)'. Kanan: Ikon robot AI yang lebih ramah dengan ikon 'otak bersinar', di sebelahnya ada ikon 'database/buku' besar. Pengguna bertanya hal yang sama, robot menjawab, 'Tentu, saya mengerti Anda ingin mengatasi X dengan cara Y. Berikut langkahnya...' Label: 'Chatbot AI (Fleksibel &amp; Belajar)'." </text:span></text:p>
              </text:list-item>
            </text:list>
            <text:p text:style-name="P443"/>
            <text:p text:style-name="Text_20_body"><text:span text:style-name="T2">Ini adalah akhir dari Bab 6. Silakan berikan perintah "YAX" jika Anda ingin saya melanjutkan ke prompt untuk </text:span><text:span text:style-name="Strong_20_Emphasis"><text:span text:style-name="T2">Pengantar Bab 7</text:span></text:span><text:span text:style-name="T2">.</text:span></text:p>
          </text:section>
          <text:section text:style-name="Sect1" text:name="feedback-form-51">
            <text:p text:style-name="P231"/>
          </text:section>
        </text:section>
        <text:section text:style-name="Sect1" text:name="24ff41850f0d171f">
          <text:p text:style-name="P1"/>
          <text:section text:style-name="Sect1" text:name="user-query-content-52">
            <text:p text:style-name="P439">YAX </text:p>
          </text:section>
          <text:p text:style-name="P231">Show thinking</text:p>
          <text:section text:style-name="Sect2" text:name="model-response-message-contentr_24ff41850f0d171f">
            <text:p text:style-name="Text_20_body"><text:span text:style-name="T2">Baik, mari kita lanjutkan perjalanan kita untuk melihat apa yang sedang </text:span><text:soft-page-break/><text:span text:style-name="T2">'panas' dan apa yang mungkin akan datang dari dunia AI. Selamat datang di </text:span><text:span text:style-name="Strong_20_Emphasis"><text:span text:style-name="T2">Bab 7: Mengintip Tren AI Terkini &amp; Masa Depan</text:span></text:span><text:span text:style-name="T2">.</text:span></text:p>
            <text:p text:style-name="Text_20_body"><text:span text:style-name="T2">Berikut adalah jawaban untuk prompt </text:span><text:span text:style-name="Strong_20_Emphasis"><text:span text:style-name="T2">Pengantar Bab 7</text:span></text:span><text:span text:style-name="T2">:</text:span></text:p>
            <text:p text:style-name="Text_20_body"><text:span text:style-name="Strong_20_Emphasis"><text:span text:style-name="T2">Prompt:</text:span></text:span><text:span text:style-name="T2"> </text:span><text:span text:style-name="Emphasis"><text:span text:style-name="T2">"Tuliskan paragraf pengantar untuk Bab 7 yang berjudul 'Mengintip Tren AI Terkini &amp; Masa Depan'. Awali dengan transisi dari aplikasi AI yang sudah mapan (Bab 4-6) ke arah perkembangan AI yang sedang hangat dibicarakan dan potensi masa depannya (looking forward from early 2025). Generate excitement about ongoing advancements, acknowledge the rapid pace of change, and promise a glimpse into key areas like autonomous systems, generative AI, scientific discovery, and smart environments, all explained simply."</text:span></text:span></text:p>
            <text:p text:style-name="Text_20_body"><text:span text:style-name="Strong_20_Emphasis"><text:span text:style-name="T2">Jawaban Saya:</text:span></text:span></text:p>
            <text:p text:style-name="Text_20_body"><text:span text:style-name="T2">Selamat datang di Bab 7! Setelah di bab-bab sebelumnya kita melihat bagaimana Kecerdasan Buatan (AI) sudah menjadi bagian dari kehidupan kita </text:span><text:span text:style-name="Emphasis"><text:span text:style-name="T2">saat ini</text:span></text:span><text:span text:style-name="T2">—mulai dari ponsel di genggaman, layanan di layar, hingga sistem di balik layar—sekarang saatnya kita mencoba sedikit menjadi 'peramal teknologi'. Mari kita angkat pandangan kita dan </text:span><text:span text:style-name="Strong_20_Emphasis"><text:span text:style-name="T2">mengintip apa saja sih yang sedang menjadi tren 'panas' di dunia AI saat ini (di awal tahun 2025 ini) dan apa saja kemungkinan menarik (atau menantang!) yang mungkin akan lebih banyak kita lihat di masa depan</text:span></text:span><text:span text:style-name="T2"> yang tidak terlalu jauh.</text:span></text:p>
            <text:p text:style-name="P1">Satu hal yang pasti tentang AI adalah: perkembangannya luar biasa cepat! Rasanya baru kemarin kita takjub dengan satu teknologi AI, eh hari ini sudah muncul lagi yang lebih baru dan lebih canggih. Apa yang dulu hanya ada di film fiksi ilmiah, kini pelan-pelan mulai menjadi kenyataan atau setidaknya sedang dalam tahap uji coba intensif. Kecepatan perubahan ini tentu membuat kita penasaran sekaligus mungkin bertanya-tanya, "Apalagi ya setelah ini?"</text:p>
            <text:p text:style-name="Text_20_body"><text:span text:style-name="T2">Nah, di Bab 7 yang berjudul "Mengintip Tren AI Terkini &amp; Masa Depan" ini, kita akan coba melihat beberapa </text:span><text:span text:style-name="Strong_20_Emphasis"><text:span text:style-name="T2">area pengembangan AI yang paling menjanjikan dan paling banyak dibicarakan</text:span></text:span><text:span text:style-name="T2">. Kita akan bahas, tentu saja dengan gaya 'tanpa pusing' andalan kita:</text:span></text:p>
            <text:list xml:id="list8004788980874989931" text:style-name="L372">
              <text:list-item>
                <text:p text:style-name="P366"><text:span text:style-name="T2">Seberapa jauh kemajuan </text:span><text:span text:style-name="Strong_20_Emphasis"><text:span text:style-name="T2">mobil yang bisa menyetir sendiri </text:span></text:span><text:soft-page-break/><text:span text:style-name="Strong_20_Emphasis"><text:span text:style-name="T2">(kendaraan otonomos)</text:span></text:span><text:span text:style-name="T2">? Benarkah era tanpa sopir sudah di depan mata? </text:span></text:p>
              </text:list-item>
              <text:list-item>
                <text:p text:style-name="P366"><text:span text:style-name="T2">Fenomena </text:span><text:span text:style-name="Strong_20_Emphasis"><text:span text:style-name="T2">AI yang bisa 'mencipta'</text:span></text:span><text:span text:style-name="T2">, bukan hanya menganalisis – seperti membuat gambar dari teks, menulis artikel, menciptakan musik, hingga membuat kode program (</text:span><text:span text:style-name="Strong_20_Emphasis"><text:span text:style-name="T2">AI Generatif</text:span></text:span><text:span text:style-name="T2">) – yang popularitasnya meledak belakangan ini. </text:span></text:p>
              </text:list-item>
              <text:list-item>
                <text:p text:style-name="P366"><text:span text:style-name="T2">Bagaimana AI semakin berperan sebagai 'asisten super' bagi para ilmuwan untuk </text:span><text:span text:style-name="Strong_20_Emphasis"><text:span text:style-name="T2">mempercepat penemuan obat baru, material baru, dan riset ilmiah</text:span></text:span><text:span text:style-name="T2"> lainnya? </text:span></text:p>
              </text:list-item>
              <text:list-item>
                <text:p text:style-name="P152"><text:span text:style-name="T2">Visi tentang </text:span><text:span text:style-name="Strong_20_Emphasis"><text:span text:style-name="T2">lingkungan hidup kita (terutama rumah) yang semakin 'pintar'</text:span></text:span><text:span text:style-name="T2">, yang tidak hanya bisa diperintah tapi juga bisa mengerti dan mengantisipasi kebiasaan serta kebutuhan kita. </text:span></text:p>
              </text:list-item>
            </text:list>
            <text:p text:style-name="P1">Anggap saja bab ini sebagai jendela untuk melihat sekilas ke 'laboratorium' masa depan AI. Kita akan lihat potensi-potensi luar biasa yang ditawarkan, sambil tetap mengingat bahwa setiap kemajuan teknologi juga seringkali membawa pertanyaan dan tantangan baru. Siap untuk sedikit membayangkan apa yang akan datang? Mari kita mulai perjalanan 'mengintip' masa depan AI ini!</text:p>
            <text:p text:style-name="P443"/>
            <text:p text:style-name="Text_20_body"><text:span text:style-name="Strong_20_Emphasis"><text:span text:style-name="T2">(Tips Tambahan Opsional)</text:span></text:span></text:p>
            <text:list xml:id="list3692658516052642259" text:style-name="L373">
              <text:list-item>
                <text:p text:style-name="P367"><text:span text:style-name="Emphasis"><text:span text:style-name="Strong_20_Emphasis"><text:span text:style-name="T2">Saran Penulisan:</text:span></text:span></text:span><text:span text:style-name="T2"> Mengingat bab ini membahas tren yang mungkin cepat berubah, penting untuk menggunakan bahasa yang menunjukkan sifat perkiraan atau kondisi saat ini (awal 2025). Gunakan frasa seperti "saat ini sedang berkembang pesat", "diharapkan di masa depan", "potensinya adalah", "tantangan yang masih dihadapi adalah". Ini membuat informasi tetap relevan meskipun teknologi terus maju setelah buku terbit. </text:span></text:p>
              </text:list-item>
              <text:list-item>
                <text:p text:style-name="P153"><text:span text:style-name="Emphasis"><text:span text:style-name="Strong_20_Emphasis"><text:span text:style-name="T2">Prompt Ilustrasi (Opsional):</text:span></text:span></text:span><text:span text:style-name="T2"> "Buat ilustrasi header untuk Bab 7 dengan judul 'Bab 7: Mengintip Tren AI Terkini &amp; Masa Depan'. Visual utamanya adalah gambar teleskop atau teropong modern yang diarahkan ke langit malam atau cakrawala yang dipenuhi ikon-ikon teknologi masa depan yang bersinar samar: ikon mobil otonom, ikon kuas/pena AI, ikon molekul/DNA, ikon rumah pintar dengan sinyal nirkabel. Ciptakan nuansa eksplorasi, penemuan, dan masa depan. </text:span><text:soft-page-break/><text:span text:style-name="T2">Gaya visual bisa sedikit lebih 'sleek' atau futuristik dibandingkan bab sebelumnya, namun tetap mudah dipahami." </text:span></text:p>
              </text:list-item>
            </text:list>
            <text:p text:style-name="P443"/>
            <text:p text:style-name="P1">Silakan berikan perintah "YAX" untuk melanjutkan ke prompt berikutnya (Subbab 7.1).</text:p>
          </text:section>
          <text:section text:style-name="Sect1" text:name="feedback-form-52">
            <text:p text:style-name="P231"/>
          </text:section>
        </text:section>
        <text:section text:style-name="Sect1" text:name="9803ff134791d533">
          <text:p text:style-name="P1"/>
          <text:section text:style-name="Sect1" text:name="user-query-content-53">
            <text:p text:style-name="P439">YAX </text:p>
          </text:section>
          <text:p text:style-name="P231">Show thinking</text:p>
          <text:section text:style-name="Sect2" text:name="model-response-message-contentr_9803ff134791d533">
            <text:p text:style-name="Text_20_body"><text:span text:style-name="T2">Oke, mari kita mulai 'mengintip' tren AI pertama yang sangat menarik (dan sering jadi bahan perdebatan!) di </text:span><text:span text:style-name="Strong_20_Emphasis"><text:span text:style-name="T2">Subbab 7.1: Mobil yang Bisa Menyetir Sendiri (Otonomos)</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konsep mobil self-driving cars dan their current status/near-future potential (as of early 2025)</text:span></text:span></text:span><text:span text:style-name="Emphasis"><text:span text:style-name="T2">.</text:span></text:span><text:span text:style-name="T2"> * </text:span><text:span text:style-name="Emphasis"><text:span text:style-name="Strong_20_Emphasis"><text:span text:style-name="T2">The Vision:</text:span></text:span></text:span><text:span text:style-name="Emphasis"><text:span text:style-name="T2"> Describe the idea of cars driving without human intervention.</text:span></text:span><text:span text:style-name="T2"> * </text:span><text:span text:style-name="Emphasis"><text:span text:style-name="Strong_20_Emphasis"><text:span text:style-name="T2">How it Works (Simplified):</text:span></text:span></text:span><text:span text:style-name="Emphasis"><text:span text:style-name="T2"> Explain the need for various sensors (cameras, LiDAR, radar - described simply as 'eyes' and 'ears' that see in different ways) to perceive the environment. AI/ML analyzes this sensor data in real-time to understand the surroundings (identify other cars, pedestrians, lanes, traffic lights), predict movements, and make driving decisions (steering, accelerating, braking). Mention the reliance on highly detailed maps.</text:span></text:span><text:span text:style-name="T2"> * </text:span><text:span text:style-name="Emphasis"><text:span text:style-name="Strong_20_Emphasis"><text:span text:style-name="T2">Levels of Autonomy (Briefly &amp; Simply):</text:span></text:span></text:span><text:span text:style-name="Emphasis"><text:span text:style-name="T2"> Explain that it's not all-or-nothing; there are levels, from driver assistance (like adaptive cruise control, already common) to fully autonomous (still largely in testing/limited deployment in early 2025).</text:span></text:span><text:span text:style-name="T2"> * </text:span><text:span text:style-name="Emphasis"><text:span text:style-name="Strong_20_Emphasis"><text:span text:style-name="T2">Current Status &amp; Challenges (Early 2025):</text:span></text:span></text:span><text:span text:style-name="Emphasis"><text:span text:style-name="T2"> Mention that while progress is significant, fully autonomous driving in all conditions is still a major challenge due to complex unpredictable situations ('edge cases'), regulations, safety validation, and cost. Note ongoing testing and limited rollouts.</text:span></text:span><text:span text:style-name="T2"> * </text:span><text:span text:style-name="Emphasis"><text:span text:style-name="Strong_20_Emphasis"><text:span text:style-name="T2">Potential Impact:</text:span></text:span></text:span><text:span text:style-name="Emphasis"><text:span text:style-name="T2"> Briefly touch upon potential benefits (safety, accessibility, efficiency) and challenges (job displacement for drivers, ethical dilemmas in accidents)."</text:span></text:span></text:p>
            <text:p text:style-name="Text_20_body"><text:span text:style-name="Strong_20_Emphasis"><text:span text:style-name="T2">Jawaban Saya:</text:span></text:span></text:p>
            <text:p text:style-name="Text_20_body"><text:span text:style-name="T2">Salah satu impian besar (atau mungkin bagi sebagian orang, mimpi buruk?) </text:span><text:soft-page-break/><text:span text:style-name="T2">yang sering digembar-gemborkan oleh kemajuan Kecerdasan Buatan (AI) adalah terwujudnya </text:span><text:span text:style-name="Strong_20_Emphasis"><text:span text:style-name="T2">mobil yang bisa menyetir sendiri</text:span></text:span><text:span text:style-name="T2">, atau dikenal juga sebagai </text:span><text:span text:style-name="Strong_20_Emphasis"><text:span text:style-name="T2">kendaraan otonomos (</text:span></text:span><text:span text:style-name="Strong_20_Emphasis"><text:span text:style-name="Emphasis"><text:span text:style-name="T2">autonomous vehicle</text:span></text:span></text:span><text:span text:style-name="Strong_20_Emphasis"><text:span text:style-name="T2">)</text:span></text:span><text:span text:style-name="T2">. Bayangkan sebuah masa depan di mana Anda bisa masuk ke dalam mobil, menyebutkan tujuan Anda—misalnya dari rumah Anda di daerah Medan Johor menuju ke Bandara Kualanamu—lalu Anda bisa dengan tenang membaca berita, membalas email, menonton film, atau bahkan tidur pulas sepanjang perjalanan, karena mobil Anda yang akan mengurus semua urusan kemudi, gas, dan rem hingga sampai tujuan dengan selamat. Visi ini tentu sangat menggiurkan, mengubah waktu perjalanan yang melelahkan menjadi waktu produktif atau istirahat. Tapi, seberapa jauhkah kita dari visi ini pada kenyataannya di awal tahun 2025 ini?</text:span></text:p>
            <text:p text:style-name="Text_20_body"><text:span text:style-name="Strong_20_Emphasis"><text:span text:style-name="T2">Bagaimana Mobil Otonom 'Melihat', 'Mendengar', dan 'Berpikir'?</text:span></text:span></text:p>
            <text:p text:style-name="P1">Agar bisa menggantikan peran sopir manusia, mobil otonom perlu dilengkapi dengan 'indra' dan 'otak' super canggih:</text:p>
            <text:list xml:id="list5710582741228121135" text:style-name="L374">
              <text:list-item>
                <text:p text:style-name="P154"><text:span text:style-name="Strong_20_Emphasis"><text:span text:style-name="T2">'Panca Indra' Elektronik (Sensor Canggih):</text:span></text:span><text:span text:style-name="T2"> Mobil ini tidak hanya mengandalkan 'mata' seperti kita, tapi berbagai jenis sensor yang bekerja bersamaan untuk 'merasakan' lingkungan sekelilingnya secara 360 derajat, siang maupun malam, bahkan dalam cuaca buruk:</text:span></text:p>
                <text:list>
                  <text:list-item>
                    <text:p text:style-name="P368"><text:span text:style-name="Strong_20_Emphasis"><text:span text:style-name="T2">Kamera:</text:span></text:span><text:span text:style-name="T2"> Berfungsi seperti mata kita, menangkap informasi visual berwarna tentang kondisi jalan, marka lajur, rambu lalu lintas, lampu merah, serta mendeteksi bentuk kendaraan lain, pejalan kaki, pengendara motor, dll. </text:span></text:p>
                  </text:list-item>
                  <text:list-item>
                    <text:p text:style-name="P368"><text:span text:style-name="Strong_20_Emphasis"><text:span text:style-name="T2">Radar:</text:span></text:span><text:span text:style-name="T2"> Menggunakan gelombang radio untuk 'melihat' objek di depan, samping, dan belakang mobil. Radar sangat bagus untuk mengukur jarak dan kecepatan relatif objek lain, dan hebatnya, ia tidak terlalu terpengaruh oleh hujan lebat, kabut, atau kegelapan. </text:span></text:p>
                  </text:list-item>
                  <text:list-item>
                    <text:p text:style-name="P368"><text:span text:style-name="Strong_20_Emphasis"><text:span text:style-name="T2">LiDAR (</text:span></text:span><text:span text:style-name="Strong_20_Emphasis"><text:span text:style-name="Emphasis"><text:span text:style-name="T2">Light Detection and Ranging</text:span></text:span></text:span><text:span text:style-name="Strong_20_Emphasis"><text:span text:style-name="T2">):</text:span></text:span><text:span text:style-name="T2"> Ini bisa dibilang 'mata laser' mobil otonom. LiDAR menembakkan jutaan pulsa laser per detik ke sekeliling mobil dan mengukur pantulannya untuk menciptakan peta 3 dimensi (3D) lingkungan sekitar yang sangat detail dan akurat. Ia sangat presisi dalam menentukan </text:span><text:soft-page-break/><text:span text:style-name="T2">bentuk dan jarak objek. </text:span></text:p>
                  </text:list-item>
                  <text:list-item>
                    <text:p text:style-name="P368"><text:span text:style-name="Strong_20_Emphasis"><text:span text:style-name="T2">Sensor Lainnya:</text:span></text:span><text:span text:style-name="T2"> Termasuk GPS dengan akurasi tinggi (untuk tahu posisi mobil di peta), sensor ultrasonik (biasanya untuk parkir jarak dekat), dan sensor internal mobil (untuk tahu kecepatan, arah kemudi, dll.). </text:span></text:p>
                  </text:list-item>
                </text:list>
              </text:list-item>
              <text:list-item>
                <text:p text:style-name="P154"><text:span text:style-name="Strong_20_Emphasis"><text:span text:style-name="T2">'Otak' AI Super Cepat (Komputasi &amp; Algoritma):</text:span></text:span><text:span text:style-name="T2"> Semua 'banjir' data yang masuk dari berbagai sensor tadi harus diolah dalam sekejap mata. Di sinilah peran </text:span><text:span text:style-name="Strong_20_Emphasis"><text:span text:style-name="T2">'otak' komputernya yang sangat kuat, yang menjalankan algoritma AI dan Machine Learning (ML)</text:span></text:span><text:span text:style-name="T2"> yang kompleks. Tugas utama 'otak' AI ini adalah:</text:span></text:p>
                <text:list>
                  <text:list-item>
                    <text:p text:style-name="P368"><text:span text:style-name="Strong_20_Emphasis"><text:span text:style-name="T2">Persepsi Lingkungan:</text:span></text:span><text:span text:style-name="T2"> Menggabungkan data dari semua sensor untuk membangun pemahaman utuh tentang apa saja yang ada di sekitar mobil: mengidentifikasi jenis objek (mobil, truk, motor, sepeda, pejalan kaki, tiang listrik, pembatas jalan), membaca rambu, mendeteksi warna lampu lalu lintas. </text:span></text:p>
                  </text:list-item>
                  <text:list-item>
                    <text:p text:style-name="P368"><text:span text:style-name="Strong_20_Emphasis"><text:span text:style-name="T2">Prediksi Pergerakan:</text:span></text:span><text:span text:style-name="T2"> Tidak hanya 'melihat', tapi juga mencoba </text:span><text:span text:style-name="Strong_20_Emphasis"><text:span text:style-name="T2">menebak</text:span></text:span><text:span text:style-name="T2"> apa yang akan dilakukan oleh objek bergerak lainnya. "Apakah mobil di depan akan mengerem?", "Apakah pengendara motor itu akan menyalip dari kiri?", "Apakah anak kecil di trotoar itu akan tiba-tiba lari ke jalan?". Kemampuan prediksi ini sangat krusial untuk keamanan. </text:span></text:p>
                  </text:list-item>
                  <text:list-item>
                    <text:p text:style-name="P368"><text:span text:style-name="Strong_20_Emphasis"><text:span text:style-name="T2">Perencanaan &amp; Pengambilan Keputusan:</text:span></text:span><text:span text:style-name="T2"> Berdasarkan pemahaman lingkungan dan prediksi pergerakan, AI harus </text:span><text:span text:style-name="Strong_20_Emphasis"><text:span text:style-name="T2">merencanakan jalur yang aman dan efisien</text:span></text:span><text:span text:style-name="T2"> serta </text:span><text:span text:style-name="Strong_20_Emphasis"><text:span text:style-name="T2">membuat keputusan mengemudi detik demi detik</text:span></text:span><text:span text:style-name="T2">: kapan harus menambah kecepatan, kapan harus mengerem perlahan atau mendadak, seberapa jauh memutar setir, kapan aman untuk berpindah jalur. </text:span></text:p>
                  </text:list-item>
                  <text:list-item>
                    <text:p text:style-name="P154"><text:span text:style-name="Strong_20_Emphasis"><text:span text:style-name="T2">Mengandalkan Peta Super Akurat:</text:span></text:span><text:span text:style-name="T2"> Selain data sensor, mobil otonom juga sangat bergantung pada </text:span><text:span text:style-name="Strong_20_Emphasis"><text:span text:style-name="T2">peta digital definisi tinggi (</text:span></text:span><text:span text:style-name="Strong_20_Emphasis"><text:span text:style-name="Emphasis"><text:span text:style-name="T2">HD Maps</text:span></text:span></text:span><text:span text:style-name="Strong_20_Emphasis"><text:span text:style-name="T2">)</text:span></text:span><text:span text:style-name="T2">. Peta ini jauh lebih detail daripada Google Maps biasa (akurasinya bisa sampai level sentimeter!), berisi informasi lengkap tentang setiap lajur jalan, tikungan, tanjakan/turunan, lokasi persis rambu lalu lintas, bahkan posisi trotoar atau pohon di pinggir jalan. Peta ini membantu AI </text:span><text:soft-page-break/><text:span text:style-name="T2">memahami konteks lokasinya dengan sangat presisi. </text:span></text:p>
                  </text:list-item>
                </text:list>
              </text:list-item>
            </text:list>
            <text:p text:style-name="Text_20_body"><text:span text:style-name="Strong_20_Emphasis"><text:span text:style-name="T2">Level 'Kepintaran' Otonom: Tidak Semua Sama!</text:span></text:span></text:p>
            <text:p text:style-name="P1">Penting untuk dicatat bahwa 'mobil otonom' itu tidak hitam putih (bisa menyetir sendiri sepenuhnya atau tidak sama sekali). Ada tingkatan atau level 'kemandirian'-nya, yang biasa mengacu pada standar SAE (Society of Automotive Engineers):</text:p>
            <text:list xml:id="list2100777376921684988" text:style-name="L375">
              <text:list-item>
                <text:p text:style-name="P369"><text:span text:style-name="Strong_20_Emphasis"><text:span text:style-name="T2">Level 0-2 (Bantuan Pengemudi / </text:span></text:span><text:span text:style-name="Strong_20_Emphasis"><text:span text:style-name="Emphasis"><text:span text:style-name="T2">Driver Assistance</text:span></text:span></text:span><text:span text:style-name="Strong_20_Emphasis"><text:span text:style-name="T2">):</text:span></text:span><text:span text:style-name="T2"> Ini adalah teknologi yang sudah sangat umum di mobil-mobil baru saat ini, bahkan yang populer di pasar Indonesia. Contohnya </text:span><text:span text:style-name="Emphasis"><text:span text:style-name="T2">Adaptive Cruise Control</text:span></text:span><text:span text:style-name="T2"> (mobil otomatis menjaga jarak aman dengan mobil di depan saat di jalan tol), </text:span><text:span text:style-name="Emphasis"><text:span text:style-name="T2">Lane Keeping Assist</text:span></text:span><text:span text:style-name="T2"> (membantu setir agar mobil tetap di jalurnya), atau sistem pengereman darurat otomatis. Pada level ini, </text:span><text:span text:style-name="Strong_20_Emphasis"><text:span text:style-name="T2">mobil hanya 'membantu' sopir</text:span></text:span><text:span text:style-name="T2">. </text:span><text:span text:style-name="Strong_20_Emphasis"><text:span text:style-name="T2">Pengemudi manusia HARUS selalu fokus mengawasi jalan, siap mengambil alih kendali kapan saja, dan tangan tetap di setir.</text:span></text:span><text:span text:style-name="T2"> </text:span></text:p>
              </text:list-item>
              <text:list-item>
                <text:p text:style-name="P369"><text:span text:style-name="Strong_20_Emphasis"><text:span text:style-name="T2">Level 3 (Otonomi Bersyarat / </text:span></text:span><text:span text:style-name="Strong_20_Emphasis"><text:span text:style-name="Emphasis"><text:span text:style-name="T2">Conditional Automation</text:span></text:span></text:span><text:span text:style-name="Strong_20_Emphasis"><text:span text:style-name="T2">):</text:span></text:span><text:span text:style-name="T2"> Di level ini, mobil bisa mengambil alih tugas mengemudi sepenuhnya dalam </text:span><text:span text:style-name="Strong_20_Emphasis"><text:span text:style-name="T2">kondisi tertentu yang terbatas</text:span></text:span><text:span text:style-name="T2"> (misalnya, hanya saat di jalan tol yang lancar dan terpetakan dengan baik, di bawah kecepatan tertentu). Pengemudi boleh melepas tangan dari setir (dan mungkin mengalihkan pandangan sejenak), TAPI harus </text:span><text:span text:style-name="Strong_20_Emphasis"><text:span text:style-name="T2">siap sedia untuk segera mengambil alih kemudi</text:span></text:span><text:span text:style-name="T2"> jika sistem mobil memintanya (misalnya karena kondisi jalan berubah atau ada situasi darurat). Level ini masih sangat jarang ditemui secara komersial dan regulasinya masih sangat kompleks di berbagai negara. </text:span></text:p>
              </text:list-item>
              <text:list-item>
                <text:p text:style-name="P369"><text:span text:style-name="Strong_20_Emphasis"><text:span text:style-name="T2">Level 4 (Otonomi Tinggi / </text:span></text:span><text:span text:style-name="Strong_20_Emphasis"><text:span text:style-name="Emphasis"><text:span text:style-name="T2">High Automation</text:span></text:span></text:span><text:span text:style-name="Strong_20_Emphasis"><text:span text:style-name="T2">):</text:span></text:span><text:span text:style-name="T2"> Mobil bisa mengemudi sendiri sepenuhnya </text:span><text:span text:style-name="Strong_20_Emphasis"><text:span text:style-name="T2">tanpa perlu campur tangan atau pengawasan manusia sama sekali</text:span></text:span><text:span text:style-name="T2">, namun hanya dalam </text:span><text:span text:style-name="Strong_20_Emphasis"><text:span text:style-name="T2">area geografis tertentu (</text:span></text:span><text:span text:style-name="Strong_20_Emphasis"><text:span text:style-name="Emphasis"><text:span text:style-name="T2">geofenced area</text:span></text:span></text:span><text:span text:style-name="Strong_20_Emphasis"><text:span text:style-name="T2">) atau dalam kondisi operasional tertentu</text:span></text:span><text:span text:style-name="T2"> (misalnya, hanya di dalam kompleks perumahan, sebagai </text:span><text:span text:style-name="Emphasis"><text:span text:style-name="T2">shuttle</text:span></text:span><text:span text:style-name="T2"> di rute kampus/bandara, atau hanya saat cuaca cerah). Di luar area atau kondisi yang ditentukan itu, mobil mungkin tidak bisa beroperasi sama sekali atau membutuhkan sopir manusia. Beberapa layanan taksi tanpa sopir (</text:span><text:span text:style-name="Emphasis"><text:span text:style-name="T2">robotaxi</text:span></text:span><text:span text:style-name="T2">) yang mulai beroperasi secara komersial (meski terbatas) di beberapa kota di </text:span><text:soft-page-break/><text:span text:style-name="T2">Amerika Serikat (seperti Waymo dari Google dan Cruise dari GM) umumnya berada di level ini pada awal 2025. </text:span></text:p>
              </text:list-item>
              <text:list-item>
                <text:p text:style-name="P155"><text:span text:style-name="Strong_20_Emphasis"><text:span text:style-name="T2">Level 5 (Otonomi Penuh / </text:span></text:span><text:span text:style-name="Strong_20_Emphasis"><text:span text:style-name="Emphasis"><text:span text:style-name="T2">Full Automation</text:span></text:span></text:span><text:span text:style-name="Strong_20_Emphasis"><text:span text:style-name="T2">):</text:span></text:span><text:span text:style-name="T2"> Inilah level 'dewa'-nya: mobil yang benar-benar bisa menyetir sendiri di </text:span><text:span text:style-name="Strong_20_Emphasis"><text:span text:style-name="T2">mana saja, kapan saja, dalam kondisi cuaca atau lalu lintas apa saja</text:span></text:span><text:span text:style-name="T2"> yang bisa dihadapi oleh sopir manusia yang kompeten, tanpa perlu setir atau pedal sama sekali. </text:span><text:span text:style-name="Strong_20_Emphasis"><text:span text:style-name="T2">Hingga saat ini (Maret 2025), belum ada satu pun perusahaan yang berhasil mencapai dan mengkomersialkan teknologi Level 5 ini.</text:span></text:span><text:span text:style-name="T2"> Ini masih menjadi tujuan jangka panjang yang sangat menantang. </text:span></text:p>
              </text:list-item>
            </text:list>
            <text:p text:style-name="Text_20_body"><text:span text:style-name="Strong_20_Emphasis"><text:span text:style-name="T2">Bagaimana Kondisinya Saat Ini (Maret 2025) &amp; Apa Tantangan Besarnya?</text:span></text:span></text:p>
            <text:p text:style-name="P1">Jadi, meskipun kemajuan teknologi mobil otonom (terutama dalam hal sensor dan AI) sangat pesat dalam dekade terakhir, jalan menuju mobil Level 4 yang bisa beroperasi luas di mana-mana, apalagi Level 5, ternyata masih terjal dan panjang. Beberapa tantangan utamanya adalah:</text:p>
            <text:list xml:id="list2021314285497080831" text:style-name="L376">
              <text:list-item>
                <text:p text:style-name="P370"><text:span text:style-name="Strong_20_Emphasis"><text:span text:style-name="T2">Menangani 'Kejutan' di Jalan (</text:span></text:span><text:span text:style-name="Strong_20_Emphasis"><text:span text:style-name="Emphasis"><text:span text:style-name="T2">Edge Cases</text:span></text:span></text:span><text:span text:style-name="Strong_20_Emphasis"><text:span text:style-name="T2">):</text:span></text:span><text:span text:style-name="T2"> AI, secanggih apapun, masih sering kesulitan menghadapi situasi yang </text:span><text:span text:style-name="Strong_20_Emphasis"><text:span text:style-name="T2">langka, tidak terduga, atau tidak ada dalam data latihannya</text:span></text:span><text:span text:style-name="T2">. Misalnya: bagaimana mobil AI harus bereaksi terhadap gestur tangan Pak Polisi yang mengatur lalu lintas secara manual saat lampu merah sedang rusak? Bagaimana menghindari lubang besar yang tiba-tiba muncul di tengah jalan setelah hujan deras semalaman di Medan? Bagaimana menghadapi pengendara motor yang tiba-tiba memotong jalan dengan sangat agresif? Menangani 'kasus pinggiran' (</text:span><text:span text:style-name="Emphasis"><text:span text:style-name="T2">edge cases</text:span></text:span><text:span text:style-name="T2">) yang tak terhitung jumlahnya ini adalah tantangan teknis terbesar. </text:span></text:p>
              </text:list-item>
              <text:list-item>
                <text:p text:style-name="P370"><text:span text:style-name="Strong_20_Emphasis"><text:span text:style-name="T2">Membuktikan Keamanan Tingkat Tinggi:</text:span></text:span><text:span text:style-name="T2"> Bagaimana cara meyakinkan publik, regulator, dan perusahaan asuransi bahwa mobil AI ini benar-benar </text:span><text:span text:style-name="Strong_20_Emphasis"><text:span text:style-name="T2">jauh lebih aman daripada sopir manusia</text:span></text:span><text:span text:style-name="T2"> dalam segala kondisi? Ini membutuhkan data pengujian miliaran kilometer di dunia nyata yang sangat sulit dan mahal untuk dikumpulkan dan divalidasi. </text:span></text:p>
              </text:list-item>
              <text:list-item>
                <text:p text:style-name="P370"><text:span text:style-name="Strong_20_Emphasis"><text:span text:style-name="T2">Regulasi dan Hukum yang Belum Matang:</text:span></text:span><text:span text:style-name="T2"> Aturan main hukum dan regulasi untuk mobil otonom masih terus dikembangkan di seluruh </text:span><text:soft-page-break/><text:span text:style-name="T2">dunia, termasuk di Indonesia. Siapa yang bertanggung jawab jika terjadi kecelakaan? Bagaimana standar sertifikasi keamanannya? Bagaimana aturan asuransinya? </text:span></text:p>
              </text:list-item>
              <text:list-item>
                <text:p text:style-name="P156"><text:span text:style-name="Strong_20_Emphasis"><text:span text:style-name="T2">Biaya Teknologi yang Masih Mahal:</text:span></text:span><text:span text:style-name="T2"> Kombinasi berbagai sensor canggih (terutama LiDAR yang harganya masih signifikan) dan komputer AI berperforma tinggi membuat harga mobil dengan kemampuan otonom tinggi masih sangat mahal dan belum terjangkau oleh pasar massal. </text:span></text:p>
              </text:list-item>
            </text:list>
            <text:p text:style-name="Text_20_body"><text:span text:style-name="T2">Saat ini (awal 2025), kita melihat semakin banyak mobil baru dengan fitur bantuan Level 2 yang canggih. Sementara itu, layanan </text:span><text:span text:style-name="Emphasis"><text:span text:style-name="T2">robotaxi</text:span></text:span><text:span text:style-name="T2"> Level 4 mulai beroperasi secara komersial di beberapa kota terpilih di dunia sebagai uji coba skala besar. Namun, mobil yang benar-benar bisa Anda 'suruh' pergi ke mana saja sendirian masih butuh waktu bertahun-tahun lagi (atau mungkin lebih lama).</text:span></text:p>
            <text:p text:style-name="Text_20_body"><text:span text:style-name="Strong_20_Emphasis"><text:span text:style-name="T2">Sekilas Potensi Dampaknya di Masa Depan</text:span></text:span></text:p>
            <text:p text:style-name="P1">Jika suatu saat nanti mobil otonom benar-benar menjadi umum, dampaknya pada masyarakat bisa sangat revolusioner, baik positif maupun negatif:</text:p>
            <text:list xml:id="list6201199398403105969" text:style-name="L377">
              <text:list-item>
                <text:p text:style-name="P371"><text:span text:style-name="Strong_20_Emphasis"><text:span text:style-name="T2">Potensi Manfaat:</text:span></text:span><text:span text:style-name="T2"> Keselamatan lalu lintas yang meningkat drastis (AI tidak kenal lelah, mabuk, atau emosi), akses mobilitas baru bagi lansia dan penyandang disabilitas, potensi mengurangi kemacetan (jika mobil bisa saling berkomunikasi dan bergerak lebih efisien), penggunaan waktu perjalanan yang lebih produktif, efisiensi bahan bakar. </text:span></text:p>
              </text:list-item>
              <text:list-item>
                <text:p text:style-name="P157"><text:span text:style-name="Strong_20_Emphasis"><text:span text:style-name="T2">Potensi Tantangan:</text:span></text:span><text:span text:style-name="T2"> Hilangnya jutaan lapangan pekerjaan bagi sopir profesional (taksi, bus, truk, kurir), dilema etika yang sangat pelik (misalnya, dalam situasi kecelakaan yang tak terhindarkan, apakah AI diprogram untuk melindungi penumpang atau pejalan kaki?), risiko keamanan siber (mobil bisa diretas), biaya infrastruktur jalan dan komunikasi yang mungkin perlu disesuaikan. </text:span></text:p>
              </text:list-item>
            </text:list>
            <text:p text:style-name="P1">Mobil otonom adalah salah satu contoh paling nyata dari ambisi AI untuk meniru kemampuan kompleks manusia. Perkembangannya menjadi cerminan kemajuan sekaligus tantangan besar dalam perjalanan kita menuju masa depan yang semakin cerdas.</text:p>
            <text:p text:style-name="P443"><text:soft-page-break/></text:p>
            <text:p text:style-name="Text_20_body"><text:span text:style-name="Strong_20_Emphasis"><text:span text:style-name="T2">(Tips Tambahan Opsional)</text:span></text:span></text:p>
            <text:list xml:id="list4074652655220659701" text:style-name="L378">
              <text:list-item>
                <text:p text:style-name="P372"><text:span text:style-name="Emphasis"><text:span text:style-name="Strong_20_Emphasis"><text:span text:style-name="T2">Saran Konteks Lokal:</text:span></text:span></text:span><text:span text:style-name="T2"> Anda bisa menambahkan diskusi singkat tentang relevansi dan tantangan spesifik mobil otonom jika diterapkan di kondisi lalu lintas Indonesia (khususnya kota besar seperti Medan atau Jakarta) yang terkenal padat, kurang tertib, infrastruktur jalan beragam, dan banyak sekali sepeda motor. Ini membuat pembaca lebih bisa membayangkan tantangan 'edge cases'-nya. </text:span></text:p>
              </text:list-item>
              <text:list-item>
                <text:p text:style-name="P158"><text:span text:style-name="Emphasis"><text:span text:style-name="Strong_20_Emphasis"><text:span text:style-name="T2">Prompt Ilustrasi (Opsional):</text:span></text:span></text:span><text:span text:style-name="T2"> "Buat infografis perbandingan Level Otonomi Mobil (SAE 0-5). Gunakan ikon mobil sederhana. Level 0: Ikon orang menyetir. Level 1: Ikon orang menyetir + ikon kecil 'cruise control'/ 'rem otomatis'. Level 2: Ikon orang menyetir + ikon 'lane keeping'/ 'adaptive cruise'. Level 3: Ikon orang di kursi sopir tapi tangan lepas, mata awas + ikon kondisi 'jalan tol'. Level 4: Ikon mobil tanpa orang di kursi sopir + ikon 'area terbatas/kota'. Level 5: Ikon mobil tanpa setir/pedal sama sekali + ikon 'bumi/di mana saja'. Beri label singkat untuk setiap level. Di bagian bawah, tambahkan panel 'Tantangan Saat Ini (2025)': ikon 'tanda tanya besar' (edge cases), ikon 'perisai retak' (safety), ikon 'palu hakim' (regulasi), ikon 'tag harga mahal'." </text:span></text:p>
              </text:list-item>
            </text:list>
            <text:p text:style-name="P443"/>
            <text:p text:style-name="P1">Silakan berikan perintah "YAX" untuk melanjutkan ke prompt berikutnya (Subbab 7.2).</text:p>
          </text:section>
          <text:section text:style-name="Sect1" text:name="feedback-form-53">
            <text:p text:style-name="P231"/>
          </text:section>
        </text:section>
        <text:section text:style-name="Sect1" text:name="3b594442c14fff33">
          <text:p text:style-name="P1"/>
          <text:section text:style-name="Sect1" text:name="user-query-content-54">
            <text:p text:style-name="P439">YAX </text:p>
          </text:section>
          <text:p text:style-name="P231">Show thinking</text:p>
          <text:section text:style-name="Sect2" text:name="model-response-message-contentr_3b594442c14fff33">
            <text:p text:style-name="Text_20_body"><text:span text:style-name="T2">Oke, mari kita bahas salah satu tren AI yang paling 'heboh' dan berkembang sangat pesat belakangan ini (termasuk hingga saat ini, Sabtu malam, 29 Maret 2025), yaitu </text:span><text:span text:style-name="Strong_20_Emphasis"><text:span text:style-name="T2">Subbab 7.2: AI yang Bisa Menciptakan Gambar dan Tulisan (Generative AI - dijelaskan simpel)</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the booming field </text:span></text:span></text:span><text:soft-page-break/><text:span text:style-name="Emphasis"><text:span text:style-name="Strong_20_Emphasis"><text:span text:style-name="T2">of Generative AI simply, focusing on image and text generation.</text:span></text:span></text:span><text:span text:style-name="Emphasis"><text:span text:style-name="T2"> (This is highly relevant in early 2025).</text:span></text:span><text:span text:style-name="T2"> * </text:span><text:span text:style-name="Emphasis"><text:span text:style-name="Strong_20_Emphasis"><text:span text:style-name="T2">What is Generative AI?</text:span></text:span></text:span><text:span text:style-name="Emphasis"><text:span text:style-name="T2"> Explain it's a type of AI that can create new content (images, text, music, code) that resembles content it was trained on, rather than just classifying or predicting based on existing data.</text:span></text:span><text:span text:style-name="T2"> * </text:span><text:span text:style-name="Emphasis"><text:span text:style-name="Strong_20_Emphasis"><text:span text:style-name="T2">How it Works (Simplified - focus on outcome):</text:span></text:span></text:span><text:span text:style-name="Emphasis"><text:span text:style-name="T2"> Explain it learns patterns and styles from massive datasets (e.g., millions of images with text descriptions, vast amounts of text from the internet). When given a prompt (e.g., "a cat wearing a hat" or "write a poem about rain"), it uses these learned patterns to generate new, original content matching the request. Use analogies like an artist who studied thousands of paintings and can now create a new one in a similar style, or a writer who read the entire library and can now write a new story.</text:span></text:span><text:span text:style-name="T2"> * </text:span><text:span text:style-name="Emphasis"><text:span text:style-name="Strong_20_Emphasis"><text:span text:style-name="T2">Examples (Relevant in 2025):</text:span></text:span></text:span><text:span text:style-name="Emphasis"><text:span text:style-name="T2"> Mention popular tools/capabilities like generating realistic or artistic images from text prompts (like DALL-E, Midjourney, Stable Diffusion - maybe mention concept without specific names if preferred), writing emails/articles/code (like ChatGPT, Gemini, Claude), creating music, etc.</text:span></text:span><text:span text:style-name="T2"> * </text:span><text:span text:style-name="Emphasis"><text:span text:style-name="Strong_20_Emphasis"><text:span text:style-name="T2">Potential Impact:</text:span></text:span></text:span><text:span text:style-name="Emphasis"><text:span text:style-name="T2"> Discuss potential benefits (creativity tools, content generation, coding assistance) and challenges (misinformation/deepfakes, copyright issues, impact on creative jobs)."</text:span></text:span></text:p>
            <text:p text:style-name="Text_20_body"><text:span text:style-name="Strong_20_Emphasis"><text:span text:style-name="T2">Jawaban Saya:</text:span></text:span></text:p>
            <text:p text:style-name="Text_20_body"><text:span text:style-name="T2">Jika sebagian besar AI yang kita bahas sebelumnya fokus pada tugas menganalisis data yang sudah ada (seperti mengenali spam, merekomendasikan film, atau mendeteksi anomali), maka ada satu cabang AI yang belakangan ini (terutama sejak tahun 2023 hingga awal 2025 ini) popularitasnya meledak luar biasa karena kemampuannya yang berbeda: </text:span><text:span text:style-name="Strong_20_Emphasis"><text:span text:style-name="T2">AI Generatif (</text:span></text:span><text:span text:style-name="Strong_20_Emphasis"><text:span text:style-name="Emphasis"><text:span text:style-name="T2">Generative AI</text:span></text:span></text:span><text:span text:style-name="Strong_20_Emphasis"><text:span text:style-name="T2">)</text:span></text:span><text:span text:style-name="T2">. Sesuai namanya, AI jenis ini bisa </text:span><text:span text:style-name="Strong_20_Emphasis"><text:span text:style-name="T2">menciptakan atau menghasilkan (</text:span></text:span><text:span text:style-name="Strong_20_Emphasis"><text:span text:style-name="Emphasis"><text:span text:style-name="T2">generate</text:span></text:span></text:span><text:span text:style-name="Strong_20_Emphasis"><text:span text:style-name="T2">) sesuatu yang baru dan orisinal</text:span></text:span><text:span text:style-name="T2">, seperti gambar, lukisan, esai, puisi, musik, bahkan kode program komputer, yang sebelumnya tidak ada! Rasanya seperti punya 'jin' digital yang bisa mewujudkan imajinasi kita menjadi karya nyata.</text:span></text:p>
            <text:p text:style-name="Text_20_body"><text:span text:style-name="Strong_20_Emphasis"><text:span text:style-name="T2">Apa Sih Sebenarnya AI Generatif Itu?</text:span></text:span></text:p>
            <text:p text:style-name="Text_20_body"><text:span text:style-name="T2">Secara sederhana, </text:span><text:span text:style-name="Strong_20_Emphasis"><text:span text:style-name="T2">AI Generatif adalah jenis Kecerdasan Buatan yang dilatih untuk mempelajari pola, struktur, dan gaya dari sekumpulan data yang sangat besar (misalnya, miliaran gambar atau triliunan </text:span></text:span><text:soft-page-break/><text:span text:style-name="Strong_20_Emphasis"><text:span text:style-name="T2">kata), lalu menggunakan 'pemahaman' tersebut untuk menghasilkan data baru yang mirip namun orisinal.</text:span></text:span><text:span text:style-name="T2"> Jadi, ia tidak hanya mengklasifikasikan ("Ini gambar kucing") atau memprediksi ("Harga rumah ini kemungkinan sekian"), tapi ia </text:span><text:span text:style-name="Emphasis"><text:span text:style-name="T2">menciptakan</text:span></text:span><text:span text:style-name="T2"> ("Buatkan saya gambar kucing naik sepeda!").</text:span></text:p>
            <text:p text:style-name="Text_20_body"><text:span text:style-name="Strong_20_Emphasis"><text:span text:style-name="T2">Bagaimana Cara Kerjanya (Konsep Dasarnya)?</text:span></text:span></text:p>
            <text:p text:style-name="Text_20_body"><text:span text:style-name="T2">Meskipun teknologi di baliknya sangat kompleks (sering melibatkan model raksasa seperti </text:span><text:span text:style-name="Emphasis"><text:span text:style-name="T2">Generative Adversarial Networks</text:span></text:span><text:span text:style-name="T2">/GANs atau </text:span><text:span text:style-name="Emphasis"><text:span text:style-name="T2">Transformers</text:span></text:span><text:span text:style-name="T2"> seperti pada </text:span><text:span text:style-name="Emphasis"><text:span text:style-name="T2">Large Language Models</text:span></text:span><text:span text:style-name="T2">/LLMs), konsep dasarnya bisa kita pahami begini:</text:span></text:p>
            <text:list xml:id="list7263632713551733435" text:style-name="L379">
              <text:list-item>
                <text:p text:style-name="P159"><text:span text:style-name="Strong_20_Emphasis"><text:span text:style-name="T2">'Menelan' Perpustakaan Dunia (Proses Training):</text:span></text:span><text:span text:style-name="T2"> Model AI Generatif ini 'belajar' dengan 'mengkonsumsi' data dalam jumlah yang tak terbayangkan:</text:span></text:p>
                <text:list>
                  <text:list-item>
                    <text:p text:style-name="P373"><text:span text:style-name="Strong_20_Emphasis"><text:span text:style-name="T2">Untuk AI pembuat gambar:</text:span></text:span><text:span text:style-name="T2"> Ia mungkin 'melihat' miliaran gambar beserta deskripsi teksnya dari seluruh penjuru internet. Dari situ, ia belajar asosiasi antara kata-kata ("pemandangan Danau Toba", "gaya surealis Salvador Dali", "kucing oranye gemuk") dengan elemen visual (bentuk, warna, tekstur, komposisi, gaya artistik). </text:span></text:p>
                  </text:list-item>
                  <text:list-item>
                    <text:p text:style-name="P373"><text:span text:style-name="Strong_20_Emphasis"><text:span text:style-name="T2">Untuk AI pembuat teks (LLM):</text:span></text:span><text:span text:style-name="T2"> Ia mungkin 'membaca' hampir semua teks yang ada di internet (Wikipedia, berita, blog, forum), ditambah koleksi buku digital raksasa, jurnal ilmiah, bahkan kode pemrograman di situs seperti GitHub. Dari situ, ia belajar pola tata bahasa, kosakata, berbagai gaya penulisan, cara menjawab pertanyaan, alur percakapan, informasi tentang dunia (fakta, sejarah, sains - meskipun kadang bisa salah atau 'halusinasi'), dan cara kerja kode program. </text:span></text:p>
                  </text:list-item>
                </text:list>
              </text:list-item>
              <text:list-item>
                <text:p text:style-name="P159"><text:span text:style-name="Strong_20_Emphasis"><text:span text:style-name="T2">'Berkreasi' Berdasarkan Perintah (Proses Generasi dari </text:span></text:span><text:span text:style-name="Strong_20_Emphasis"><text:span text:style-name="Emphasis"><text:span text:style-name="T2">Prompt</text:span></text:span></text:span><text:span text:style-name="Strong_20_Emphasis"><text:span text:style-name="T2">):</text:span></text:span><text:span text:style-name="T2"> Setelah 'kenyang' belajar dari lautan data, model ini siap berkreasi. Saat kita memberinya </text:span><text:span text:style-name="Strong_20_Emphasis"><text:span text:style-name="T2">perintah atau masukan (disebut </text:span></text:span><text:span text:style-name="Strong_20_Emphasis"><text:span text:style-name="Emphasis"><text:span text:style-name="T2">prompt</text:span></text:span></text:span><text:span text:style-name="Strong_20_Emphasis"><text:span text:style-name="T2">)</text:span></text:span><text:span text:style-name="T2"> – misalnya, berupa deskripsi gambar yang kita inginkan ("seekor orang utan membaca koran Waspada di kedai kopi, gaya lukisan cat minyak realistis") atau pertanyaan/instruksi untuk AI teks ("buatkan draf </text:span><text:soft-page-break/><text:span text:style-name="T2">email untuk menanyakan status lamaran kerja saya" atau "jelaskan konsep inflasi seperti untuk anak SMP") – AI akan menggunakan 'pengetahuan'-nya tentang pola dan hubungan statistik yang sudah dipelajarinya untuk </text:span><text:span text:style-name="Strong_20_Emphasis"><text:span text:style-name="T2">menghasilkan (generate) konten baru</text:span></text:span><text:span text:style-name="T2"> yang paling mungkin cocok dengan permintaan kita dan paling masuk akal berdasarkan data latihannya. Prosesnya seperti AI 'merangkai' piksel demi piksel atau kata demi kata, membuat tebakan cerdas di setiap langkahnya berdasarkan probabilitas yang dipelajarinya.</text:span></text:p>
              </text:list-item>
            </text:list>
            <text:p text:style-name="Text_20_body"><text:span text:style-name="Strong_20_Emphasis"><text:span text:style-name="T2">Analogi: Seniman atau Penulis yang Sudah Belajar dari Semua Karya di Dunia</text:span></text:span></text:p>
            <text:list xml:id="list4778253191286666371" text:style-name="L380">
              <text:list-item>
                <text:p text:style-name="P374"><text:span text:style-name="Strong_20_Emphasis"><text:span text:style-name="T2">Untuk AI Gambar:</text:span></text:span><text:span text:style-name="T2"> Bayangkan seorang </text:span><text:span text:style-name="Strong_20_Emphasis"><text:span text:style-name="T2">pelukis super jenius</text:span></text:span><text:span text:style-name="T2"> yang tidak hanya berbakat, tapi juga sudah mempelajari </text:span><text:span text:style-name="Emphasis"><text:span text:style-name="T2">setiap</text:span></text:span><text:span text:style-name="T2"> lukisan dan gaya seni dari zaman prasejarah hingga karya seni digital terbaru di seluruh dunia. Jika Anda minta dia melukis sesuatu yang spesifik ("Istana Maimun di malam hari dengan gaya lukisan Van Gogh"), dia bisa menggabungkan pengetahuannya tentang arsitektur Istana Maimun, suasana malam, dan teknik sapuan kuas khas Van Gogh untuk menciptakan lukisan </text:span><text:span text:style-name="Strong_20_Emphasis"><text:span text:style-name="T2">baru</text:span></text:span><text:span text:style-name="T2"> yang unik. </text:span></text:p>
              </text:list-item>
              <text:list-item>
                <text:p text:style-name="P160"><text:span text:style-name="Strong_20_Emphasis"><text:span text:style-name="T2">Untuk AI Teks:</text:span></text:span><text:span text:style-name="T2"> Bayangkan seorang </text:span><text:span text:style-name="Strong_20_Emphasis"><text:span text:style-name="T2">penulis atau pustakawan</text:span></text:span><text:span text:style-name="T2"> yang sudah membaca </text:span><text:span text:style-name="Emphasis"><text:span text:style-name="T2">semua</text:span></text:span><text:span text:style-name="T2"> buku, artikel, dan tulisan di perpustakaan terbesar sedunia. Dia menguasai berbagai bahasa, gaya penulisan, dan pengetahuan umum. Jika Anda minta dia, "Tolong tuliskan puisi tentang keindahan matahari terbit di Pantai Pandan, Sibolga," dia bisa merangkai kata-kata menjadi puisi </text:span><text:span text:style-name="Strong_20_Emphasis"><text:span text:style-name="T2">baru</text:span></text:span><text:span text:style-name="T2">, menggunakan kosakata yang indah dan mungkin memasukkan detail tentang Sibolga yang ia 'ketahui', berdasarkan pola bahasa dan puisi yang pernah ia 'baca'. </text:span></text:p>
              </text:list-item>
            </text:list>
            <text:p text:style-name="Text_20_body"><text:span text:style-name="Strong_20_Emphasis"><text:span text:style-name="T2">Contoh Kemampuan AI Generatif yang Populer (Awal 2025)</text:span></text:span></text:p>
            <text:p text:style-name="P1">Anda mungkin sudah sering mendengar atau bahkan mencoba beberapa aplikasi AI Generatif ini:</text:p>
            <text:list xml:id="list4121257799337020635" text:style-name="L381">
              <text:list-item>
                <text:p text:style-name="P375"><text:span text:style-name="Strong_20_Emphasis"><text:span text:style-name="T2">Pembuatan Gambar dari Teks:</text:span></text:span><text:span text:style-name="T2"> Hanya dengan mengetik deskripsi, AI bisa 'melukis' gambar yang sesuai, dari yang realistis hingga yang paling imajinatif. (Teknologi di baliknya contohnya Midjourney, DALL-E 3 dari OpenAI, Stable Diffusion, Imagen dari Google). </text:span></text:p>
              </text:list-item>
              <text:list-item>
                <text:p text:style-name="P375"><text:span text:style-name="Strong_20_Emphasis"><text:span text:style-name="T2">Chatbot Cerdas &amp; Penulis Otomatis (</text:span></text:span><text:span text:style-name="Strong_20_Emphasis"><text:span text:style-name="Emphasis"><text:span text:style-name="T2">Large Language </text:span></text:span></text:span><text:soft-page-break/><text:span text:style-name="Strong_20_Emphasis"><text:span text:style-name="Emphasis"><text:span text:style-name="T2">Models</text:span></text:span></text:span><text:span text:style-name="Strong_20_Emphasis"><text:span text:style-name="T2">/LLMs):</text:span></text:span><text:span text:style-name="T2"> AI yang bisa diajak ngobrol, menjawab pertanyaan kompleks dengan penjelasan panjang, menulis draf email, membuat ringkasan artikel, menerjemahkan bahasa, menulis cerita atau puisi, bahkan membantu membuat kode program. (Contoh paling terkenal: ChatGPT dari OpenAI, Google Gemini, Claude dari Anthropic). </text:span></text:p>
              </text:list-item>
              <text:list-item>
                <text:p text:style-name="P375"><text:span text:style-name="Strong_20_Emphasis"><text:span text:style-name="T2">Pembuatan Musik &amp; Suara:</text:span></text:span><text:span text:style-name="T2"> AI yang bisa menciptakan melodi musik latar berdasarkan genre atau mood yang diminta, menghasilkan efek suara, atau bahkan meniru suara seseorang (ini juga berkaitan erat dengan teknologi </text:span><text:span text:style-name="Emphasis"><text:span text:style-name="T2">deepfake</text:span></text:span><text:span text:style-name="T2"> suara yang perlu diwaspadai). </text:span></text:p>
              </text:list-item>
              <text:list-item>
                <text:p text:style-name="P161"><text:span text:style-name="Strong_20_Emphasis"><text:span text:style-name="T2">Bantuan Pemrograman (</text:span></text:span><text:span text:style-name="Strong_20_Emphasis"><text:span text:style-name="Emphasis"><text:span text:style-name="T2">Code Generation</text:span></text:span></text:span><text:span text:style-name="Strong_20_Emphasis"><text:span text:style-name="T2">):</text:span></text:span><text:span text:style-name="T2"> AI yang bisa menyarankan potongan kode, menjelaskan fungsi kode, menemukan kesalahan (</text:span><text:span text:style-name="Emphasis"><text:span text:style-name="T2">bug</text:span></text:span><text:span text:style-name="T2">), atau bahkan menulis sebagian program berdasarkan deskripsi. </text:span></text:p>
              </text:list-item>
            </text:list>
            <text:p text:style-name="Text_20_body"><text:span text:style-name="Strong_20_Emphasis"><text:span text:style-name="T2">Potensi Hebat Sekaligus Tantangan Serius</text:span></text:span></text:p>
            <text:p text:style-name="P1">Kehadiran AI Generatif membawa angin segar sekaligus badai potensi masalah:</text:p>
            <text:list xml:id="list5962537791864272218" text:style-name="L382">
              <text:list-item>
                <text:p text:style-name="P376"><text:span text:style-name="Strong_20_Emphasis"><text:span text:style-name="T2">Sisi Positif (Peluang):</text:span></text:span><text:span text:style-name="T2"> </text:span></text:p>
                <text:list>
                  <text:list-item>
                    <text:p text:style-name="P376"><text:span text:style-name="Strong_20_Emphasis"><text:span text:style-name="T2">Alat bantu kreativitas:</text:span></text:span><text:span text:style-name="T2"> Mempercepat kerja seniman, desainer, penulis, musisi, pembuat konten dalam menghasilkan ide atau prototipe. </text:span></text:p>
                  </text:list-item>
                  <text:list-item>
                    <text:p text:style-name="P376"><text:span text:style-name="Strong_20_Emphasis"><text:span text:style-name="T2">Peningkatan produktivitas:</text:span></text:span><text:span text:style-name="T2"> Membantu otomatisasi tugas-tugas penulisan rutin (email, laporan), pembuatan materi pemasaran atau edukasi, coding. </text:span></text:p>
                  </text:list-item>
                  <text:list-item>
                    <text:p text:style-name="P376"><text:span text:style-name="Strong_20_Emphasis"><text:span text:style-name="T2">Akses informasi baru:</text:span></text:span><text:span text:style-name="T2"> Memungkinkan cara baru untuk belajar dan mendapatkan penjelasan tentang topik kompleks melalui percakapan dengan AI. </text:span></text:p>
                  </text:list-item>
                  <text:list-item>
                    <text:p text:style-name="P376"><text:span text:style-name="Strong_20_Emphasis"><text:span text:style-name="T2">Potensi 'demokratisasi' kreativitas:</text:span></text:span><text:span text:style-name="T2"> Memungkinkan orang tanpa keahlian teknis tinggi untuk bisa menciptakan karya visual atau tulisan. </text:span></text:p>
                  </text:list-item>
                </text:list>
              </text:list-item>
              <text:list-item>
                <text:p text:style-name="P376"><text:span text:style-name="Strong_20_Emphasis"><text:span text:style-name="T2">Sisi Negatif (Tantangan &amp; Risiko):</text:span></text:span><text:span text:style-name="T2"> </text:span></text:p>
                <text:list>
                  <text:list-item>
                    <text:p text:style-name="P376"><text:span text:style-name="Strong_20_Emphasis"><text:span text:style-name="T2">Penyebaran Hoax &amp; </text:span></text:span><text:span text:style-name="Strong_20_Emphasis"><text:span text:style-name="Emphasis"><text:span text:style-name="T2">Deepfake</text:span></text:span></text:span><text:span text:style-name="Strong_20_Emphasis"><text:span text:style-name="T2">:</text:span></text:span><text:span text:style-name="T2"> Kemudahan membuat gambar, video, atau audio palsu yang sangat meyakinkan bisa disalahgunakan untuk menipu, memfitnah, atau menyebarkan disinformasi secara masif. (Ini terkait dengan Subbab 8.2.4 nanti). </text:span></text:p>
                  </text:list-item>
                  <text:list-item>
                    <text:p text:style-name="P376"><text:soft-page-break/><text:span text:style-name="Strong_20_Emphasis"><text:span text:style-name="T2">Masalah Hak Cipta (</text:span></text:span><text:span text:style-name="Strong_20_Emphasis"><text:span text:style-name="Emphasis"><text:span text:style-name="T2">Copyright</text:span></text:span></text:span><text:span text:style-name="Strong_20_Emphasis"><text:span text:style-name="T2">):</text:span></text:span><text:span text:style-name="T2"> Muncul pertanyaan pelik: Apakah AI 'menjiplak' karya yang menjadi data latihannya? Siapa pemilik hak cipta atas karya yang 100% dibuat oleh AI? Bagaimana melindungi karya seniman/penulis asli? </text:span></text:p>
                  </text:list-item>
                  <text:list-item>
                    <text:p text:style-name="P376"><text:span text:style-name="Strong_20_Emphasis"><text:span text:style-name="T2">Potensi Bias:</text:span></text:span><text:span text:style-name="T2"> Jika data latihannya mengandung bias (misalnya, representasi gender atau ras yang tidak seimbang dalam data gambar), maka hasil karya AI juga bisa menjadi bias. </text:span></text:p>
                  </text:list-item>
                  <text:list-item>
                    <text:p text:style-name="P376"><text:span text:style-name="Strong_20_Emphasis"><text:span text:style-name="T2">Dampak pada Pekerjaan Kreatif:</text:span></text:span><text:span text:style-name="T2"> Muncul kekhawatiran tentang bagaimana AI ini akan mempengaruhi lapangan kerja para profesional di bidang kreatif seperti ilustrator, desainer grafis, penulis konten, musisi, dll. </text:span></text:p>
                  </text:list-item>
                  <text:list-item>
                    <text:p text:style-name="P162"><text:span text:style-name="Strong_20_Emphasis"><text:span text:style-name="T2">Akurasi &amp; 'Halusinasi':</text:span></text:span><text:span text:style-name="T2"> Khususnya untuk AI teks (LLM), mereka kadang bisa memberikan informasi yang salah, tidak akurat, atau bahkan 'mengarang' fakta (disebut 'halusinasi') dengan sangat meyakinkan. Kita tidak bisa 100% percaya begitu saja pada jawaban AI. </text:span></text:p>
                  </text:list-item>
                </text:list>
              </text:list-item>
            </text:list>
            <text:p text:style-name="P1">AI Generatif adalah salah satu bukti paling nyata betapa cepatnya perkembangan AI. Ia membuka pintu ke berbagai kemungkinan baru yang menarik, namun sekaligus memaksa kita untuk berpikir lebih kritis tentang bagaimana teknologi ini akan kita gunakan secara bertanggung jawab ke depannya.</text:p>
            <text:p text:style-name="P443"/>
            <text:p text:style-name="Text_20_body"><text:span text:style-name="Strong_20_Emphasis"><text:span text:style-name="T2">(Tips Tambahan Opsional)</text:span></text:span></text:p>
            <text:list xml:id="list1749603607673931884" text:style-name="L383">
              <text:list-item>
                <text:p text:style-name="P377"><text:span text:style-name="Emphasis"><text:span text:style-name="Strong_20_Emphasis"><text:span text:style-name="T2">Saran Eksplorasi:</text:span></text:span></text:span><text:span text:style-name="T2"> Ajak pembaca yang penasaran untuk mencoba sendiri beberapa </text:span><text:span text:style-name="Emphasis"><text:span text:style-name="T2">tools</text:span></text:span><text:span text:style-name="T2"> AI Generatif yang banyak tersedia secara gratis atau menawarkan versi percobaan (misalnya, chatbot AI seperti ChatGPT versi gratis, Google Gemini, atau beberapa generator gambar AI yang punya kredit gratis awal). Mengalami langsung bisa memberikan pemahaman yang lebih mendalam tentang kemampuan dan keterbatasannya. Ingatkan untuk tetap kritis! </text:span></text:p>
              </text:list-item>
              <text:list-item>
                <text:p text:style-name="P163"><text:span text:style-name="Emphasis"><text:span text:style-name="Strong_20_Emphasis"><text:span text:style-name="T2">Prompt Ilustrasi (Opsional):</text:span></text:span></text:span><text:span text:style-name="T2"> "Buat ilustrasi yang menggambarkan 'pabrik ide' AI Generatif. Di satu sisi (input), ada ikon 'awan pikiran' </text:span><text:soft-page-break/><text:span text:style-name="T2">atau 'prompt teks' bertuliskan 'Ide Kreatif'. Input ini masuk ke sebuah 'mesin AI' besar yang kompleks (ikon otak/chip dengan banyak koneksi). Dari sisi lain mesin (output), keluar berbagai jenis ikon karya baru: ikon 'lukisan', ikon 'paragraf teks', ikon 'not balok musik', ikon 'kode program &lt;/&gt;'. Beri judul 'AI Generatif: Dari Ide Menjadi Karya?'." </text:span></text:p>
              </text:list-item>
            </text:list>
            <text:p text:style-name="P443"/>
            <text:p text:style-name="P1">Silakan berikan perintah "YAX" untuk melanjutkan ke prompt berikutnya (Subbab 7.3).</text:p>
          </text:section>
          <text:section text:style-name="Sect1" text:name="feedback-form-54">
            <text:p text:style-name="P231"/>
          </text:section>
        </text:section>
        <text:section text:style-name="Sect1" text:name="99076e10aecc966c">
          <text:p text:style-name="P1"/>
          <text:section text:style-name="Sect1" text:name="user-query-content-55">
            <text:p text:style-name="P439">YAX </text:p>
          </text:section>
          <text:p text:style-name="P231">Show thinking</text:p>
          <text:section text:style-name="Sect2" text:name="model-response-message-contentr_99076e10aecc966c">
            <text:p text:style-name="Text_20_body"><text:span text:style-name="T2">Baik, mari kita lanjutkan 'intipan' kita ke tren AI berikutnya, kali ini di bidang yang sangat fundamental bagi kemajuan manusia: </text:span><text:span text:style-name="Strong_20_Emphasis"><text:span text:style-name="T2">Subbab 7.3: AI Membantu Penemuan Obat dan Sains</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bagaimana AI semakin berperan dalam mempercepat penemuan di bidang sains</text:span></text:span></text:span><text:span text:style-name="Emphasis"><text:span text:style-name="T2">, dengan fokus utama pada </text:span></text:span><text:span text:style-name="Emphasis"><text:span text:style-name="Strong_20_Emphasis"><text:span text:style-name="T2">penemuan obat</text:span></text:span></text:span><text:span text:style-name="Emphasis"><text:span text:style-name="T2">.</text:span></text:span><text:span text:style-name="T2"> * </text:span><text:span text:style-name="Emphasis"><text:span text:style-name="Strong_20_Emphasis"><text:span text:style-name="T2">AI as a Research Accelerator:</text:span></text:span></text:span><text:span text:style-name="Emphasis"><text:span text:style-name="T2"> Explain how AI can process and find patterns in enormous scientific datasets (genomic data, molecular structures, research papers) much faster than humans.</text:span></text:span><text:span text:style-name="T2"> * </text:span><text:span text:style-name="Emphasis"><text:span text:style-name="Strong_20_Emphasis"><text:span text:style-name="T2">Drug Discovery Example:</text:span></text:span></text:span><text:span text:style-name="Emphasis"><text:span text:style-name="T2"> Explain simply how AI can help predict how potential drug molecules might interact with targets in the body (e.g., proteins related to a disease), analyze vast libraries of compounds to find promising candidates, or even help design new molecules, significantly speeding up the initial phases of drug development. (Mention AlphaFold's impact on protein structure prediction as a key example, explained simply).</text:span></text:span><text:span text:style-name="T2"> * </text:span><text:span text:style-name="Emphasis"><text:span text:style-name="Strong_20_Emphasis"><text:span text:style-name="T2">Other Science Examples (Briefly):</text:span></text:span></text:span><text:span text:style-name="Emphasis"><text:span text:style-name="T2"> Mention AI helping in areas like analyzing astronomical data, modeling climate change, discovering new materials.</text:span></text:span></text:p>
            <text:list xml:id="list4253139164661269452" text:style-name="L384">
              <text:list-item>
                <text:p text:style-name="P378"><text:span text:style-name="Emphasis"><text:span text:style-name="T2">Tekankan AI's role in handling </text:span></text:span><text:span text:style-name="Emphasis"><text:span text:style-name="Strong_20_Emphasis"><text:span text:style-name="T2">data complexity</text:span></text:span></text:span><text:span text:style-name="Emphasis"><text:span text:style-name="T2"> and </text:span></text:span><text:span text:style-name="Emphasis"><text:span text:style-name="Strong_20_Emphasis"><text:span text:style-name="T2">accelerating the process of discovery</text:span></text:span></text:span><text:span text:style-name="Emphasis"><text:span text:style-name="T2">, working alongside human scientists.</text:span></text:span><text:span text:style-name="T2"> </text:span></text:p>
              </text:list-item>
              <text:list-item>
                <text:p text:style-name="P164"><text:span text:style-name="Emphasis"><text:span text:style-name="T2">Gunakan </text:span></text:span><text:span text:style-name="Emphasis"><text:span text:style-name="Strong_20_Emphasis"><text:span text:style-name="T2">analogi sederhana</text:span></text:span></text:span><text:span text:style-name="Emphasis"><text:span text:style-name="T2">, seperti super-powered research </text:span></text:span><text:soft-page-break/><text:span text:style-name="Emphasis"><text:span text:style-name="T2">assistant who can read every relevant paper ever published, analyze massive spreadsheets instantly, and spot connections humans might miss."</text:span></text:span><text:span text:style-name="T2"> </text:span></text:p>
              </text:list-item>
            </text:list>
            <text:p text:style-name="Text_20_body"><text:span text:style-name="Strong_20_Emphasis"><text:span text:style-name="T2">Jawaban Saya:</text:span></text:span></text:p>
            <text:p text:style-name="Text_20_body"><text:span text:style-name="T2">Selain kemampuannya yang menghebohkan dalam menciptakan gambar atau tulisan, Kecerdasan Buatan (AI) juga diam-diam mulai menunjukkan 'otot'-nya di bidang yang sangat serius dan berdampak besar bagi kehidupan kita: </text:span><text:span text:style-name="Strong_20_Emphasis"><text:span text:style-name="T2">penelitian ilmiah atau sains</text:span></text:span><text:span text:style-name="T2">. Para ilmuwan di berbagai penjuru dunia kini semakin banyak memanfaatkan AI sebagai 'kawan kerja' atau 'alat bantu super' untuk memecahkan misteri alam semesta, memahami penyakit, dan menemukan solusi baru bagi tantangan global.</text:span></text:p>
            <text:p text:style-name="Text_20_body"><text:span text:style-name="Strong_20_Emphasis"><text:span text:style-name="T2">Mengapa Sains Butuh Bantuan AI? Karena Data yang 'Meledak'!</text:span></text:span></text:p>
            <text:p text:style-name="Text_20_body"><text:span text:style-name="T2">Penelitian ilmiah modern, terutama di bidang seperti biologi molekuler (genomik), fisika partikel, astronomi, atau ilmu iklim, menghasilkan </text:span><text:span text:style-name="Strong_20_Emphasis"><text:span text:style-name="T2">data dalam jumlah yang luar biasa masif dan kompleks</text:span></text:span><text:span text:style-name="T2">. Bayangkan data urutan DNA dari ribuan orang, data pengamatan dari teleskop luar angkasa yang merekam miliaran bintang, atau data simulasi perubahan iklim yang melibatkan triliunan variabel. Otak manusia, sehebat apapun, punya keterbatasan dalam mengolah dan menemukan makna dari 'banjir' data sebesar ini.</text:span></text:p>
            <text:p text:style-name="P1">Di sinilah AI dan Machine Learning (ML) datang membantu. AI punya keunggulan dalam:</text:p>
            <text:list xml:id="list1359010156188510648" text:style-name="L385">
              <text:list-item>
                <text:p text:style-name="P379"><text:span text:style-name="Strong_20_Emphasis"><text:span text:style-name="T2">Memproses data berskala raksasa</text:span></text:span><text:span text:style-name="T2"> dengan kecepatan yang jauh melampaui manusia. </text:span></text:p>
              </text:list-item>
              <text:list-item>
                <text:p text:style-name="P165"><text:span text:style-name="Strong_20_Emphasis"><text:span text:style-name="T2">Mendeteksi pola-pola halus, hubungan (korelasi), atau keanehan (anomali)</text:span></text:span><text:span text:style-name="T2"> di dalam data kompleks tersebut, yang mungkin luput dari pengamatan peneliti manusia. </text:span></text:p>
              </text:list-item>
            </text:list>
            <text:p text:style-name="Text_20_body"><text:span text:style-name="Strong_20_Emphasis"><text:span text:style-name="T2">Contoh Nyata: AI Mempercepat Pencarian Obat Baru</text:span></text:span></text:p>
            <text:p text:style-name="Text_20_body"><text:span text:style-name="T2">Salah satu area di mana peran AI sebagai 'akselerator' riset paling terasa dampaknya adalah dalam </text:span><text:span text:style-name="Strong_20_Emphasis"><text:span text:style-name="T2">penemuan dan pengembangan obat-obatan baru</text:span></text:span><text:span text:style-name="T2">. Proses tradisional untuk menemukan obat baru dari ide awal hingga bisa sampai ke tangan pasien itu terkenal sangat </text:span><text:span text:style-name="Strong_20_Emphasis"><text:span text:style-name="T2">lama</text:span></text:span><text:span text:style-name="T2"> (rata-rata butuh 10-15 tahun!), </text:span><text:span text:style-name="Strong_20_Emphasis"><text:span text:style-name="T2">mahal</text:span></text:span><text:span text:style-name="T2"> (bisa memakan biaya triliunan rupiah!), dan </text:span><text:span text:style-name="Strong_20_Emphasis"><text:span text:style-name="T2">tingkat </text:span></text:span><text:soft-page-break/><text:span text:style-name="Strong_20_Emphasis"><text:span text:style-name="T2">kegagalannya sangat tinggi</text:span></text:span><text:span text:style-name="T2"> (ribuan kandidat obat mungkin hanya menghasilkan satu yang berhasil). AI diharapkan bisa memangkas waktu dan biaya ini secara signifikan, terutama di tahap-tahap awal penemuan:</text:span></text:p>
            <text:list xml:id="list2255788241804556463" text:style-name="L386">
              <text:list-item>
                <text:p text:style-name="P380"><text:span text:style-name="Strong_20_Emphasis"><text:span text:style-name="T2">Memprediksi 'Kecocokan' Obat dengan Target Penyakit:</text:span></text:span><text:span text:style-name="T2"> Penyakit seringkali muncul karena ada protein tertentu di tubuh kita yang 'bermasalah'. Obat bekerja dengan cara 'menempel' pada protein bermasalah itu dan memperbaiki fungsinya atau menghentikan aksi 'nakal'-nya. AI bisa menganalisis struktur 3D dari protein target ini, lalu secara virtual </text:span><text:span text:style-name="Strong_20_Emphasis"><text:span text:style-name="T2">'mencoba' jutaan atau miliaran kandidat molekul obat</text:span></text:span><text:span text:style-name="T2"> untuk melihat mana yang paling mungkin 'cocok' atau 'mengunci' protein target tersebut dengan efektif. Proses 'penyaringan' virtual ini jauh lebih cepat dan murah daripada mencobanya satu per satu di laboratorium. </text:span></text:p>
              </text:list-item>
              <text:list-item>
                <text:p text:style-name="P380"><text:span text:style-name="Strong_20_Emphasis"><text:span text:style-name="T2">Menyisir 'Perpustakaan' Senyawa Kimia:</text:span></text:span><text:span text:style-name="T2"> Ada database digital raksasa berisi informasi jutaan senyawa kimia yang sudah diketahui. AI bisa dengan cepat </text:span><text:span text:style-name="Strong_20_Emphasis"><text:span text:style-name="T2">'menyisir' perpustakaan digital ini</text:span></text:span><text:span text:style-name="T2"> untuk mencari senyawa-senyawa yang memiliki ciri-ciri atau properti yang diprediksi cocok untuk mengobati penyakit tertentu. </text:span></text:p>
              </text:list-item>
              <text:list-item>
                <text:p text:style-name="P380"><text:span text:style-name="Strong_20_Emphasis"><text:span text:style-name="T2">Membantu Mendesain Molekul Obat Baru:</text:span></text:span><text:span text:style-name="T2"> Beberapa AI bahkan sudah bisa </text:span><text:span text:style-name="Strong_20_Emphasis"><text:span text:style-name="T2">membantu ilmuwan merancang struktur molekul obat yang benar-benar baru dari nol</text:span></text:span><text:span text:style-name="T2">, yang secara teori dioptimalkan untuk menempel pada target penyakit dan memiliki sifat farmakologis yang diinginkan (misalnya, mudah diserap tubuh dan tidak beracun). </text:span></text:p>
              </text:list-item>
              <text:list-item>
                <text:p text:style-name="P166"><text:span text:style-name="Strong_20_Emphasis"><text:span text:style-name="T2">Membuka 'Peta' Protein (Terobosan AlphaFold):</text:span></text:span><text:span text:style-name="T2"> Sebuah terobosan besar terjadi beberapa tahun lalu ketika AI bernama </text:span><text:span text:style-name="Strong_20_Emphasis"><text:span text:style-name="T2">AlphaFold</text:span></text:span><text:span text:style-name="T2"> (dikembangkan oleh DeepMind, perusahaan AI milik Google) berhasil </text:span><text:span text:style-name="Strong_20_Emphasis"><text:span text:style-name="T2">memprediksi bentuk struktur 3D dari hampir semua protein yang diketahui hanya berdasarkan urutan asam aminonya</text:span></text:span><text:span text:style-name="T2">, dengan tingkat akurasi yang sangat tinggi. Mengapa ini penting? Karena mengetahui bentuk 3D protein (ibarat mengetahui 'bentuk kunci') sangat krusial untuk memahami cara kerjanya (atau cara ia rusak saat menyebabkan penyakit) dan untuk merancang 'anak kunci' (molekul obat) yang pas. Prediksi struktur protein ini dulunya adalah proses yang sangat lambat dan sulit di laboratorium, </text:span><text:soft-page-break/><text:span text:style-name="T2">tapi AI berhasil mempercepatnya secara dramatis, membuka jalan baru bagi riset biologi dan penemuan obat (termasuk untuk penyakit tropis atau penyakit genetik yang relevan di Indonesia). </text:span></text:p>
              </text:list-item>
            </text:list>
            <text:p text:style-name="Text_20_body"><text:span text:style-name="Strong_20_Emphasis"><text:span text:style-name="T2">Perlu diingat:</text:span></text:span><text:span text:style-name="T2"> AI memang sangat membantu mempercepat fase </text:span><text:span text:style-name="Emphasis"><text:span text:style-name="T2">penemuan</text:span></text:span><text:span text:style-name="T2"> dan </text:span><text:span text:style-name="Emphasis"><text:span text:style-name="T2">pra-klinis</text:span></text:span><text:span text:style-name="T2">. Namun, proses </text:span><text:span text:style-name="Emphasis"><text:span text:style-name="T2">uji klinis</text:span></text:span><text:span text:style-name="T2"> yang panjang dan ketat pada hewan dan manusia untuk memastikan keamanan dan keefektifan obat baru tetap mutlak diperlukan dan belum bisa digantikan oleh AI.</text:span></text:p>
            <text:p text:style-name="Text_20_body"><text:span text:style-name="Strong_20_Emphasis"><text:span text:style-name="T2">Contoh Lain Bantuan AI di Dunia Sains:</text:span></text:span></text:p>
            <text:p text:style-name="P1">Potensi AI tidak hanya di bidang obat:</text:p>
            <text:list xml:id="list1835178402489699380" text:style-name="L387">
              <text:list-item>
                <text:p text:style-name="P381"><text:span text:style-name="Strong_20_Emphasis"><text:span text:style-name="T2">Astronomi:</text:span></text:span><text:span text:style-name="T2"> AI membantu astronom menganalisis data dari teleskop James Webb atau teleskop radio raksasa untuk menemukan planet baru di luar tata surya (</text:span><text:span text:style-name="Emphasis"><text:span text:style-name="T2">exoplanets</text:span></text:span><text:span text:style-name="T2">), mengklasifikasikan bentuk miliaran galaksi, atau mendeteksi fenomena kosmik langka seperti ledakan supernova. </text:span></text:p>
              </text:list-item>
              <text:list-item>
                <text:p text:style-name="P381"><text:span text:style-name="Strong_20_Emphasis"><text:span text:style-name="T2">Ilmu Iklim:</text:span></text:span><text:span text:style-name="T2"> AI digunakan untuk meningkatkan akurasi model prediksi perubahan iklim global dan dampaknya (seperti kenaikan muka air laut), menganalisis data satelit untuk memantau laju penggundulan hutan secara lebih akurat (isu penting di Sumatera Utara dan Kalimantan!), atau memprediksi pola cuaca ekstrem. </text:span></text:p>
              </text:list-item>
              <text:list-item>
                <text:p text:style-name="P167"><text:span text:style-name="Strong_20_Emphasis"><text:span text:style-name="T2">Ilmu Material:</text:span></text:span><text:span text:style-name="T2"> AI membantu ilmuwan mencari atau bahkan merancang material baru dengan sifat-sifat unggul yang diinginkan, misalnya material untuk baterai yang lebih tahan lama, panel surya yang lebih efisien, atau logam campuran yang lebih kuat namun ringan. </text:span></text:p>
              </text:list-item>
            </text:list>
            <text:p text:style-name="Text_20_body"><text:span text:style-name="Strong_20_Emphasis"><text:span text:style-name="T2">Intinya Jelas: AI adalah Alat Bantu Super untuk Ilmuwan, Bukan Penggantinya</text:span></text:span></text:p>
            <text:p text:style-name="Text_20_body"><text:span text:style-name="T2">Pesan penting yang harus selalu kita ingat adalah: dalam semua skenario ini, </text:span><text:span text:style-name="Strong_20_Emphasis"><text:span text:style-name="T2">AI bukanlah pengganti ilmuwan manusia</text:span></text:span><text:span text:style-name="T2">. AI adalah </text:span><text:span text:style-name="Strong_20_Emphasis"><text:span text:style-name="T2">alat bantu (</text:span></text:span><text:span text:style-name="Strong_20_Emphasis"><text:span text:style-name="Emphasis"><text:span text:style-name="T2">tool</text:span></text:span></text:span><text:span text:style-name="Strong_20_Emphasis"><text:span text:style-name="T2">) yang sangat kuat</text:span></text:span><text:span text:style-name="T2"> yang berfungsi untuk:</text:span></text:p>
            <text:list xml:id="list6819986971583958495" text:style-name="L388">
              <text:list-item>
                <text:p text:style-name="P382"><text:span text:style-name="T2">Mengambil alih tugas </text:span><text:span text:style-name="Strong_20_Emphasis"><text:span text:style-name="T2">analisis data berskala besar dan repetitif</text:span></text:span><text:span text:style-name="T2"> yang memakan waktu. </text:span></text:p>
              </text:list-item>
              <text:list-item>
                <text:p text:style-name="P382"><text:span text:style-name="Strong_20_Emphasis"><text:span text:style-name="T2">Menemukan pola atau hubungan tersembunyi</text:span></text:span><text:span text:style-name="T2"> yang mungkin sulit dilihat manusia. </text:span></text:p>
              </text:list-item>
              <text:list-item>
                <text:p text:style-name="P168"><text:soft-page-break/><text:span text:style-name="Strong_20_Emphasis"><text:span text:style-name="T2">Mempercepat proses simulasi, prediksi, atau penyaringan kandidat.</text:span></text:span><text:span text:style-name="T2"> </text:span></text:p>
              </text:list-item>
            </text:list>
            <text:p text:style-name="Text_20_body"><text:span text:style-name="T2">Dengan bantuan AI, para ilmuwan manusia bisa </text:span><text:span text:style-name="Strong_20_Emphasis"><text:span text:style-name="T2">lebih fokus pada aspek-aspek riset yang membutuhkan kreativitas, pemikiran kritis, intuisi, perancangan eksperimen, interpretasi hasil dalam konteks yang lebih luas, dan kolaborasi antar disiplin ilmu.</text:span></text:span><text:span text:style-name="T2"> Ini adalah era baru </text:span><text:span text:style-name="Strong_20_Emphasis"><text:span text:style-name="T2">kolaborasi sinergis antara kecerdasan manusia dan kecerdasan buatan</text:span></text:span><text:span text:style-name="T2"> untuk mendorong batas penemuan ilmiah lebih jauh dan lebih cepat.</text:span></text:p>
            <text:p text:style-name="Text_20_body"><text:span text:style-name="Strong_20_Emphasis"><text:span text:style-name="T2">Analogi: Asisten Peneliti Super Cerdas di Kampus USU</text:span></text:span></text:p>
            <text:p text:style-name="Text_20_body"><text:span text:style-name="T2">Bayangkan seorang profesor hebat di Universitas Sumatera Utara (USU) di Medan sedang melakukan riset penting. Dia punya seorang </text:span><text:span text:style-name="Strong_20_Emphasis"><text:span text:style-name="T2">asisten peneliti baru yang kemampuannya luar biasa</text:span></text:span><text:span text:style-name="T2">. Asisten ini bisa:</text:span></text:p>
            <text:list xml:id="list3304763105059969036" text:style-name="L389">
              <text:list-item>
                <text:p text:style-name="P383"><text:span text:style-name="Strong_20_Emphasis"><text:span text:style-name="T2">Membaca dan merangkum semua jurnal penelitian relevan</text:span></text:span><text:span text:style-name="T2"> di bidangnya yang terbit di seluruh dunia hanya dalam semalam. </text:span></text:p>
              </text:list-item>
              <text:list-item>
                <text:p text:style-name="P383"><text:span text:style-name="Strong_20_Emphasis"><text:span text:style-name="T2">Menganalisis data hasil laboratorium</text:span></text:span><text:span text:style-name="T2"> yang berukuran puluhan Gigabyte sebelum jam istirahat siang (bahkan di Sabtu malam seperti sekarang pukul 10:06 ini, dia masih semangat bekerja!). </text:span></text:p>
              </text:list-item>
              <text:list-item>
                <text:p text:style-name="P383"><text:span text:style-name="Strong_20_Emphasis"><text:span text:style-name="T2">Menemukan pola aneh</text:span></text:span><text:span text:style-name="T2"> di ribuan gambar mikroskop yang mungkin terlewat oleh sang profesor. </text:span></text:p>
              </text:list-item>
              <text:list-item>
                <text:p text:style-name="P169"><text:span text:style-name="Strong_20_Emphasis"><text:span text:style-name="T2">Menghubungkan temuan</text:span></text:span><text:span text:style-name="T2"> dari riset profesor dengan riset lain di belahan dunia lain secara instan. </text:span></text:p>
              </text:list-item>
            </text:list>
            <text:p text:style-name="P1">Tentu saja asisten super ini (si AI) membuat pekerjaan profesor menjadi jauh lebih efisien! Profesor bisa lebih fokus merumuskan hipotesis baru, merancang eksperimen kunci berikutnya, menulis proposal riset, atau membimbing mahasiswanya, karena tugas 'kerja keras' analisis data sudah banyak dibantu.</text:p>
            <text:p text:style-name="P1">AI menjanjikan harapan besar untuk percepatan penemuan solusi bagi berbagai masalah kompleks yang dihadapi umat manusia, mulai dari penyakit hingga perubahan iklim.</text:p>
            <text:p text:style-name="P443"/>
            <text:p text:style-name="Text_20_body"><text:span text:style-name="Strong_20_Emphasis"><text:span text:style-name="T2">(Tips Tambahan Opsional)</text:span></text:span></text:p>
            <text:list xml:id="list179476007623167828" text:style-name="L390">
              <text:list-item>
                <text:p text:style-name="P384"><text:span text:style-name="Emphasis"><text:span text:style-name="Strong_20_Emphasis"><text:span text:style-name="T2">Saran Konteks Lokal:</text:span></text:span></text:span><text:span text:style-name="T2"> Cari informasi (jika ada dan mudah diakses) tentang inisiatif atau contoh riset di universitas atau lembaga </text:span><text:soft-page-break/><text:span text:style-name="T2">penelitian di Indonesia (misalnya LIPI/BRIN, BPPT, atau universitas seperti USU, ITB, UGM) yang sudah mulai memanfaatkan AI dalam penelitian mereka, sekecil apapun itu. Menyebutkan contoh lokal akan membuat bab ini terasa lebih 'dekat'. </text:span></text:p>
              </text:list-item>
              <text:list-item>
                <text:p text:style-name="P170"><text:span text:style-name="Emphasis"><text:span text:style-name="Strong_20_Emphasis"><text:span text:style-name="T2">Prompt Ilustrasi (Opsional):</text:span></text:span></text:span><text:span text:style-name="T2"> "Buat ilustrasi yang menampilkan seorang ilmuwan (manusia, bisa beragam gender/etnis) sedang melihat layar besar yang menampilkan visualisasi data sains yang kompleks (misal: struktur DNA, peta galaksi, molekul obat). Di samping ilmuwan itu, berdiri sebuah ikon 'otak AI/robot asisten' yang seolah sedang 'membantu' menganalisis atau menunjuk ke bagian penting di layar. Beri judul 'AI + Ilmuwan = Penemuan Lebih Cepat!'." </text:span></text:p>
              </text:list-item>
            </text:list>
            <text:p text:style-name="P443"/>
            <text:p text:style-name="P1">Silakan berikan perintah "YAX" untuk melanjutkan ke prompt berikutnya (Subbab 7.4).</text:p>
          </text:section>
          <text:section text:style-name="Sect1" text:name="feedback-form-55">
            <text:p text:style-name="P231"/>
          </text:section>
        </text:section>
        <text:section text:style-name="Sect1" text:name="615a804d63bf5906">
          <text:p text:style-name="P1"/>
          <text:section text:style-name="Sect1" text:name="user-query-content-56">
            <text:p text:style-name="P439">YAX </text:p>
          </text:section>
          <text:p text:style-name="P231">Show thinking</text:p>
          <text:section text:style-name="Sect2" text:name="model-response-message-contentr_615a804d63bf5906">
            <text:p text:style-name="Text_20_body"><text:span text:style-name="T2">Baik, mari kita lanjutkan ke tren AI terakhir yang akan kita intip di bab ini, yaitu tentang tempat tinggal kita yang semakin 'pintar': </text:span><text:span text:style-name="Strong_20_Emphasis"><text:span text:style-name="T2">Subbab 7.4: Rumah Pintar yang Mengerti Kebiasaan Anda</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the trend towards more integrated and adaptive smart home environments powered by AI</text:span></text:span></text:span><text:span text:style-name="Emphasis"><text:span text:style-name="T2">.</text:span></text:span><text:span text:style-name="T2"> * </text:span><text:span text:style-name="Emphasis"><text:span text:style-name="Strong_20_Emphasis"><text:span text:style-name="T2">Beyond Simple Commands:</text:span></text:span></text:span><text:span text:style-name="Emphasis"><text:span text:style-name="T2"> Explain the shift from just controlling individual devices (lights, thermostat) with voice commands to a more integrated system that learns and anticipates needs.</text:span></text:span><text:span text:style-name="T2"> * </text:span><text:span text:style-name="Emphasis"><text:span text:style-name="Strong_20_Emphasis"><text:span text:style-name="T2">Learning Habits:</text:span></text:span></text:span><text:span text:style-name="Emphasis"><text:span text:style-name="T2"> Explain how AI can learn user routines and preferences over time (e.g., typical times lights are turned on/off, preferred temperature settings based on time of day or occupancy, morning routines).</text:span></text:span><text:span text:style-name="T2"> * </text:span><text:span text:style-name="Emphasis"><text:span text:style-name="Strong_20_Emphasis"><text:span text:style-name="T2">Automation &amp; Anticipation:</text:span></text:span></text:span><text:span text:style-name="Emphasis"><text:span text:style-name="T2"> Describe how the system can then automate actions (e.g., adjusting thermostat before you get home, turning on lights as you enter a room, brewing coffee when your alarm goes off) or make suggestions based on learned patterns.</text:span></text:span><text:span text:style-name="T2"> * </text:span><text:span text:style-name="Emphasis"><text:span text:style-name="Strong_20_Emphasis"><text:span text:style-name="T2">Integration:</text:span></text:span></text:span><text:span text:style-name="Emphasis"><text:span text:style-name="T2"> Mention the trend of different smart devices (lights, locks, speakers, cameras, appliances) working together </text:span></text:span><text:soft-page-break/><text:span text:style-name="Emphasis"><text:span text:style-name="T2">more seamlessly, orchestrated by a central AI hub (like Google Home, Alexa ecosystems).</text:span></text:span><text:span text:style-name="T2"> * </text:span><text:span text:style-name="Emphasis"><text:span text:style-name="Strong_20_Emphasis"><text:span text:style-name="T2">Data &amp; Sensors:</text:span></text:span></text:span><text:span text:style-name="Emphasis"><text:span text:style-name="T2"> Briefly reiterate the role of sensors (motion, temperature, light, voice) and user interaction data in enabling this learning and automation.</text:span></text:span></text:p>
            <text:list xml:id="list4511112004752598728" text:style-name="L391">
              <text:list-item>
                <text:p text:style-name="P385"><text:span text:style-name="Emphasis"><text:span text:style-name="T2">Tekankan potential impact (convenience, energy efficiency, enhanced security), but also potential privacy concerns.</text:span></text:span><text:span text:style-name="T2"> </text:span></text:p>
              </text:list-item>
              <text:list-item>
                <text:p text:style-name="P171"><text:span text:style-name="Emphasis"><text:span text:style-name="T2">Gunakan </text:span></text:span><text:span text:style-name="Emphasis"><text:span text:style-name="Strong_20_Emphasis"><text:span text:style-name="T2">analogi sederhana</text:span></text:span></text:span><text:span text:style-name="Emphasis"><text:span text:style-name="T2">, like a helpful house manager who learns your preferences and tries to make things comfortable and efficient for you automatically."</text:span></text:span><text:span text:style-name="T2"> </text:span></text:p>
              </text:list-item>
            </text:list>
            <text:p text:style-name="Text_20_body"><text:span text:style-name="Strong_20_Emphasis"><text:span text:style-name="T2">Jawaban Saya:</text:span></text:span></text:p>
            <text:p text:style-name="Text_20_body"><text:span text:style-name="T2">Konsep "Rumah Pintar" atau </text:span><text:span text:style-name="Emphasis"><text:span text:style-name="T2">Smart Home</text:span></text:span><text:span text:style-name="T2"> sebenarnya bukan hal baru. Sejak beberapa tahun lalu, kita sudah bisa mengontrol lampu, AC, TV, atau bahkan kunci pintu menggunakan aplikasi di ponsel atau perintah suara ke </text:span><text:span text:style-name="Emphasis"><text:span text:style-name="T2">smart speaker</text:span></text:span><text:span text:style-name="T2"> (seperti Google Nest Mini, Amazon Echo, atau merek lokal seperti Bardi yang cukup populer di Indonesia). Ini sudah cukup keren, bukan?</text:span></text:p>
            <text:p text:style-name="Text_20_body"><text:span text:style-name="T2">Tapi, tren pengembangan </text:span><text:span text:style-name="Emphasis"><text:span text:style-name="T2">smart home</text:span></text:span><text:span text:style-name="T2"> yang didorong oleh Kecerdasan Buatan (AI) kini bergerak lebih jauh lagi. Visi masa depannya bukan lagi sekadar rumah yang </text:span><text:span text:style-name="Strong_20_Emphasis"><text:span text:style-name="T2">bisa diperintah</text:span></text:span><text:span text:style-name="T2">, tapi rumah yang bisa </text:span><text:span text:style-name="Strong_20_Emphasis"><text:span text:style-name="T2">mengerti, belajar, dan bahkan mengantisipasi</text:span></text:span><text:span text:style-name="T2"> kebutuhan serta kebiasaan penghuninya. Ini adalah pergeseran menuju lingkungan hidup yang benar-benar cerdas, personal, dan adaptif. Bagaimana AI melakukannya?</text:span></text:p>
            <text:p text:style-name="Text_20_body"><text:span text:style-name="Strong_20_Emphasis"><text:span text:style-name="T2">AI Menjadi 'Murid' yang Mempelajari Kebiasaan Anda</text:span></text:span></text:p>
            <text:p text:style-name="Text_20_body"><text:span text:style-name="T2">Kunci dari rumah pintar yang adaptif adalah kemampuan sistem AI di baliknya untuk </text:span><text:span text:style-name="Strong_20_Emphasis"><text:span text:style-name="T2">terus menerus belajar mengenali pola aktivitas dan preferensi Anda</text:span></text:span><text:span text:style-name="T2">. Ia seperti 'murid' yang rajin mengamati 'guru'-nya (yaitu Anda dan penghuni rumah lainnya). Sumber 'pelajaran'-nya berasal dari:</text:span></text:p>
            <text:list xml:id="list4243658000538775592" text:style-name="L392">
              <text:list-item>
                <text:p text:style-name="P386"><text:span text:style-name="Strong_20_Emphasis"><text:span text:style-name="T2">Data dari Berbagai Sensor:</text:span></text:span><text:span text:style-name="T2"> Rumah pintar dilengkapi berbagai sensor: sensor gerak (tahu ada orang di ruangan mana), sensor suhu dan kelembaban (tahu kondisi udara), sensor cahaya (tahu terang atau gelap), sensor pintu/jendela (tahu terbuka atau tertutup), mikrofon di </text:span><text:span text:style-name="Emphasis"><text:span text:style-name="T2">smart speaker</text:span></text:span><text:span text:style-name="T2"> (mendengar perintah atau suara lain), kamera pintar (melihat kondisi visual), dll. </text:span></text:p>
              </text:list-item>
              <text:list-item>
                <text:p text:style-name="P172"><text:soft-page-break/><text:span text:style-name="Strong_20_Emphasis"><text:span text:style-name="T2">Data Interaksi Anda:</text:span></text:span><text:span text:style-name="T2"> Bagaimana Anda biasanya menggunakan perangkat pintar? Jam berapa lampu kamar biasa Anda nyalakan atau matikan? Berapa suhu AC favorit Anda saat tidur di malam hari yang panas di Medan? Musik jenis apa yang sering Anda putar saat sore hari? Rutinitas apa yang biasa Anda lakukan setelah bangun tidur? Semua interaksi dan pengaturan manual Anda menjadi 'catatan pelajaran' bagi AI. </text:span></text:p>
              </text:list-item>
            </text:list>
            <text:p text:style-name="Text_20_body"><text:span text:style-name="T2">Dari kombinasi data sensor dan data interaksi ini, AI secara bertahap </text:span><text:span text:style-name="Strong_20_Emphasis"><text:span text:style-name="T2">membangun 'profil kebiasaan'</text:span></text:span><text:span text:style-name="T2"> penghuni rumah. Ia mulai 'paham', misalnya: "Keluarga ini biasanya pulang kerja sekitar jam 6 sore, saat tiba mereka langsung menyalakan lampu ruang tamu dan AC di suhu 25 derajat. Mereka sering menonton Netflix di jam 8 malam. Dan rumah biasanya kosong antara jam 8 pagi sampai jam 5 sore di hari kerja."</text:span></text:p>
            <text:p text:style-name="Text_20_body"><text:span text:style-name="Strong_20_Emphasis"><text:span text:style-name="T2">Dari Belajar Menjadi Bertindak: Otomatisasi &amp; Antisipasi Cerdas</text:span></text:span></text:p>
            <text:p text:style-name="Text_20_body"><text:span text:style-name="T2">Setelah 'mengenal' Anda melalui pembelajaran pola, sistem AI </text:span><text:span text:style-name="Emphasis"><text:span text:style-name="T2">smart home</text:span></text:span><text:span text:style-name="T2"> bisa mulai melakukan tindakan cerdas tanpa perlu diperintah setiap saat:</text:span></text:p>
            <text:list xml:id="list4102917278332931054" text:style-name="L393">
              <text:list-item>
                <text:p text:style-name="P387"><text:span text:style-name="Strong_20_Emphasis"><text:span text:style-name="T2">Otomatisasi yang Dipersonalisasi:</text:span></text:span><text:span text:style-name="T2"> </text:span></text:p>
                <text:list>
                  <text:list-item>
                    <text:p text:style-name="P387"><text:span text:style-name="T2">Lampu teras dan ruang tamu bisa </text:span><text:span text:style-name="Strong_20_Emphasis"><text:span text:style-name="T2">otomatis menyala</text:span></text:span><text:span text:style-name="T2"> beberapa menit sebelum Anda biasanya tiba di rumah. </text:span></text:p>
                  </text:list-item>
                  <text:list-item>
                    <text:p text:style-name="P387"><text:span text:style-name="T2">Suhu AC bisa </text:span><text:span text:style-name="Strong_20_Emphasis"><text:span text:style-name="T2">otomatis disesuaikan</text:span></text:span><text:span text:style-name="T2"> menjadi lebih sejuk saat terdeteksi Anda sudah ada di kamar tidur menjelang malam, dan mungkin sedikit dinaikkan saat dini hari untuk hemat energi. </text:span></text:p>
                  </text:list-item>
                  <text:list-item>
                    <text:p text:style-name="P387"><text:span text:style-name="T2">Tirai jendela bisa </text:span><text:span text:style-name="Strong_20_Emphasis"><text:span text:style-name="T2">otomatis terbuka</text:span></text:span><text:span text:style-name="T2"> saat alarm pagi Anda berbunyi. </text:span></text:p>
                  </text:list-item>
                  <text:list-item>
                    <text:p text:style-name="P387"><text:span text:style-name="T2">Semua lampu, AC, dan perangkat elektronik yang tidak esensial bisa </text:span><text:span text:style-name="Strong_20_Emphasis"><text:span text:style-name="T2">otomatis dimatikan</text:span></text:span><text:span text:style-name="T2"> saat sistem mendeteksi rumah sudah kosong (misalnya dari data sensor gerak dan lokasi ponsel Anda). </text:span></text:p>
                  </text:list-item>
                </text:list>
              </text:list-item>
              <text:list-item>
                <text:p text:style-name="P387"><text:span text:style-name="Strong_20_Emphasis"><text:span text:style-name="T2">Antisipasi Kebutuhan &amp; Memberi Saran:</text:span></text:span><text:span text:style-name="T2"> AI bahkan mungkin bisa selangkah lebih maju. Misalnya: </text:span></text:p>
                <text:list>
                  <text:list-item>
                    <text:p text:style-name="P245">"Terdeteksi Anda baru saja tiba di rumah dan cuaca di luar sedang hujan deras. Apakah Anda ingin saya menyalakan pemanas air untuk mandi?" </text:p>
                  </text:list-item>
                  <text:list-item>
                    <text:p text:style-name="P14"><text:soft-page-break/>"Berdasarkan ramalan cuaca, besok pagi Medan diperkirakan cerah. Apakah Anda ingin tirai kamar dibuka otomatis jam 6:30?" </text:p>
                  </text:list-item>
                </text:list>
              </text:list-item>
            </text:list>
            <text:p text:style-name="Text_20_body"><text:span text:style-name="Strong_20_Emphasis"><text:span text:style-name="T2">Semua Harus 'Nyambung': Pentingnya Integrasi Ekosistem</text:span></text:span></text:p>
            <text:p text:style-name="Text_20_body"><text:span text:style-name="T2">Agar otomatisasi cerdas ini berjalan mulus, berbagai perangkat pintar di rumah Anda (lampu, AC, speaker, TV, kunci pintu, kamera, sensor, bahkan mungkin kulkas atau mesin kopi) perlu bisa </text:span><text:span text:style-name="Strong_20_Emphasis"><text:span text:style-name="T2">'berkomunikasi' satu sama lain</text:span></text:span><text:span text:style-name="T2">. Misalnya: Sensor pintu mendeteksi Anda membuka pintu depan -&gt; ia mengirim sinyal ke pusat kendali -&gt; pusat kendali 'memerintahkan' lampu menyala -&gt; lalu 'memerintahkan' AC menyala -&gt; dan 'memerintahkan' speaker memainkan musik sambutan.</text:span></text:p>
            <text:p text:style-name="Text_20_body"><text:span text:style-name="T2">Koordinasi antar perangkat ini biasanya diatur oleh sebuah </text:span><text:span text:style-name="Strong_20_Emphasis"><text:span text:style-name="T2">platform atau ekosistem </text:span></text:span><text:span text:style-name="Strong_20_Emphasis"><text:span text:style-name="Emphasis"><text:span text:style-name="T2">smart home</text:span></text:span></text:span><text:span text:style-name="T2"> terpusat, seperti Google Home, Amazon Alexa (dengan perangkat Echo-nya), atau Apple HomeKit. AI di balik ekosistem inilah yang menjadi 'konduktor orkestra' bagi semua perangkat pintar di rumah Anda.</text:span></text:p>
            <text:p text:style-name="Text_20_body"><text:span text:style-name="Strong_20_Emphasis"><text:span text:style-name="T2">Manfaat Menggiurkan vs. Risiko Privasi yang Mengintai</text:span></text:span></text:p>
            <text:p text:style-name="P1">Tren rumah yang semakin pintar ini tentu menawarkan banyak potensi manfaat:</text:p>
            <text:list xml:id="list574999063342802161" text:style-name="L394">
              <text:list-item>
                <text:p text:style-name="P388"><text:span text:style-name="Strong_20_Emphasis"><text:span text:style-name="T2">Kenyamanan:</text:span></text:span><text:span text:style-name="T2"> Membuat hidup terasa lebih mudah, praktis, dan futuristik. </text:span></text:p>
              </text:list-item>
              <text:list-item>
                <text:p text:style-name="P388"><text:span text:style-name="Strong_20_Emphasis"><text:span text:style-name="T2">Efisiensi Energi:</text:span></text:span><text:span text:style-name="T2"> Mengurangi pemborosan listrik dan biaya tagihan dengan mematikan perangkat tak terpakai secara otomatis. </text:span></text:p>
              </text:list-item>
              <text:list-item>
                <text:p text:style-name="P388"><text:span text:style-name="Strong_20_Emphasis"><text:span text:style-name="T2">Peningkatan Keamanan:</text:span></text:span><text:span text:style-name="T2"> Memantau kondisi rumah dari jarak jauh, mendeteksi potensi penyusup, mengontrol akses pintu. </text:span></text:p>
              </text:list-item>
              <text:list-item>
                <text:p text:style-name="P173"><text:span text:style-name="Strong_20_Emphasis"><text:span text:style-name="T2">Bantuan bagi Lansia/Difabel:</text:span></text:span><text:span text:style-name="T2"> Otomatisasi bisa sangat membantu mereka yang punya keterbatasan fisik. </text:span></text:p>
              </text:list-item>
            </text:list>
            <text:p text:style-name="Text_20_body"><text:span text:style-name="Strong_20_Emphasis"><text:span text:style-name="T2">TETAPI</text:span></text:span><text:span text:style-name="T2">, ada satu </text:span><text:span text:style-name="Strong_20_Emphasis"><text:span text:style-name="T2">kekhawatiran besar</text:span></text:span><text:span text:style-name="T2"> yang tidak bisa kita abaikan: </text:span><text:span text:style-name="Strong_20_Emphasis"><text:span text:style-name="T2">PRIVASI</text:span></text:span><text:span text:style-name="T2">. Rumah adalah benteng terakhir privasi kita. Dengan semakin banyaknya sensor (termasuk kamera dan mikrofon) yang terus menerus mengumpulkan data tentang apa yang kita lakukan, katakan, dan kapan kita melakukannya di dalam rumah kita sendiri, muncul pertanyaan serius:</text:span></text:p>
            <text:list xml:id="list687426835672075210" text:style-name="L395">
              <text:list-item>
                <text:p text:style-name="P246">Seberapa banyak data detail tentang hidup pribadi kita yang <text:soft-page-break/>direkam? </text:p>
              </text:list-item>
              <text:list-item>
                <text:p text:style-name="P246">Siapa yang memiliki dan bisa mengakses data ini (perusahaan pembuat perangkat? penyedia platform AI?)? </text:p>
              </text:list-item>
              <text:list-item>
                <text:p text:style-name="P246">Bagaimana data ini digunakan? Apakah hanya untuk otomatisasi, atau juga untuk tujuan lain (iklan tertarget, dll.)? </text:p>
              </text:list-item>
              <text:list-item>
                <text:p text:style-name="P174"><text:span text:style-name="T2">Seberapa amankah sistem ini dari potensi peretasan (</text:span><text:span text:style-name="Emphasis"><text:span text:style-name="T2">hacking</text:span></text:span><text:span text:style-name="T2">) yang bisa membahayakan privasi dan keamanan fisik kita? Selain privasi, tantangan lain termasuk biaya perangkat yang masih relatif mahal, kerumitan dalam pengaturan awal, dan ketergantungan pada koneksi internet serta ekosistem platform tertentu. </text:span></text:p>
              </text:list-item>
            </text:list>
            <text:p text:style-name="Text_20_body"><text:span text:style-name="Strong_20_Emphasis"><text:span text:style-name="T2">Analogi: Manajer Rumah Pribadi yang Super Perhatian (dan Tahu Segalanya)</text:span></text:span></text:p>
            <text:p text:style-name="Text_20_body"><text:span text:style-name="T2">Bayangkan Anda mempekerjakan seorang </text:span><text:span text:style-name="Strong_20_Emphasis"><text:span text:style-name="T2">manajer rumah (</text:span></text:span><text:span text:style-name="Strong_20_Emphasis"><text:span text:style-name="Emphasis"><text:span text:style-name="T2">butler</text:span></text:span></text:span><text:span text:style-name="Strong_20_Emphasis"><text:span text:style-name="T2">) pribadi yang sangat hebat</text:span></text:span><text:span text:style-name="T2">. Dia tidak hanya sigap melayani, tapi juga sangat jeli mengamati kebiasaan Anda. Awalnya Anda perlu memberitahunya semua preferensi Anda. Tapi lama kelamaan, dia belajar sendiri. Tanpa diminta, kopi pagi sudah tersaji persis seperti yang Anda suka saat Anda bangun. Suhu ruangan selalu terasa pas. Musik favorit Anda otomatis terputar saat Anda bersantai di sore hari (mungkin sambil menikmati suasana Sabtu malam di Medan seperti sekarang, pukul 10:08 malam). Dia mengurus semuanya agar Anda nyaman. Sangat membantu! Tapi di sisi lain, dia jadi tahu </text:span><text:span text:style-name="Emphasis"><text:span text:style-name="T2">segalanya</text:span></text:span><text:span text:style-name="T2"> tentang rutinitas dan kebiasaan Anda di rumah. Nah, AI </text:span><text:span text:style-name="Emphasis"><text:span text:style-name="T2">smart home</text:span></text:span><text:span text:style-name="T2"> bertujuan menjadi seperti manajer rumah virtual ini – sangat membantu, tapi potensial 'tahu terlalu banyak'.</text:span></text:p>
            <text:p text:style-name="P1">Rumah pintar yang benar-benar mengerti penghuninya adalah arah perkembangan AI dan IoT yang menarik. Namun, keseimbangan antara kenyamanan, otomatisasi, dengan perlindungan privasi dan keamanan data pribadi akan menjadi kunci utama penerimaannya oleh masyarakat luas di masa depan.</text:p>
            <text:p text:style-name="P443"/>
            <text:p text:style-name="Text_20_body"><text:span text:style-name="Strong_20_Emphasis"><text:span text:style-name="T2">(Tips Tambahan Opsional)</text:span></text:span></text:p>
            <text:list xml:id="list3400851080895486250" text:style-name="L396">
              <text:list-item>
                <text:p text:style-name="P389"><text:span text:style-name="Emphasis"><text:span text:style-name="Strong_20_Emphasis"><text:span text:style-name="T2">Saran Praktis:</text:span></text:span></text:span><text:span text:style-name="T2"> Sebutkan bahwa bagi yang tertarik memulai </text:span><text:span text:style-name="Emphasis"><text:span text:style-name="T2">smart home</text:span></text:span><text:span text:style-name="T2"> sederhana (di awal 2025 ini), bisa dimulai dengan beberapa perangkat dasar yang mudah didapat dan harganya relatif terjangkau </text:span><text:soft-page-break/><text:span text:style-name="T2">di Indonesia, seperti </text:span><text:span text:style-name="Emphasis"><text:span text:style-name="T2">smart bulb</text:span></text:span><text:span text:style-name="T2"> (bohlam pintar), </text:span><text:span text:style-name="Emphasis"><text:span text:style-name="T2">smart plug</text:span></text:span><text:span text:style-name="T2"> (colokan pintar untuk alat elektronik biasa), dan </text:span><text:span text:style-name="Emphasis"><text:span text:style-name="T2">smart speaker</text:span></text:span><text:span text:style-name="T2"> sebagai pusat kendali suara. Coba rasakan otomatisasi sederhana terlebih dahulu. </text:span></text:p>
              </text:list-item>
              <text:list-item>
                <text:p text:style-name="P175"><text:span text:style-name="Emphasis"><text:span text:style-name="Strong_20_Emphasis"><text:span text:style-name="T2">Prompt Ilustrasi (Opsional):</text:span></text:span></text:span><text:span text:style-name="T2"> "Buat ilustrasi denah rumah modern (tampak atas, gaya sederhana). Di setiap ruangan ada ikon perangkat pintar: lampu, AC, speaker, TV, kunci pintu, kamera, dll. Semua perangkat ini terhubung dengan garis-garis putus-putus (menandakan koneksi nirkabel) ke sebuah ikon 'awan AI' atau 'otak AI' di tengah rumah. Dari ikon AI ini, muncul gelembung-gelembung pikiran berisi ikon 'jadwal', 'suhu favorit', 'pola lampu'. Judul: 'Rumah Pintar AI: Belajar Kebiasaan, Atur Otomatis'." </text:span></text:p>
              </text:list-item>
            </text:list>
            <text:p text:style-name="P443"/>
            <text:p text:style-name="Text_20_body"><text:span text:style-name="T2">Ini adalah akhir dari Bab 7. Silakan berikan perintah "YAX" jika Anda ingin saya melanjutkan ke prompt untuk </text:span><text:span text:style-name="Strong_20_Emphasis"><text:span text:style-name="T2">Pengantar Bab 8</text:span></text:span><text:span text:style-name="T2">.</text:span></text:p>
          </text:section>
          <text:section text:style-name="Sect1" text:name="feedback-form-56">
            <text:p text:style-name="P231"/>
          </text:section>
        </text:section>
        <text:section text:style-name="Sect1" text:name="80b3eb16285063e1">
          <text:p text:style-name="P1"/>
          <text:section text:style-name="Sect1" text:name="user-query-content-57">
            <text:p text:style-name="P439">YAX </text:p>
          </text:section>
          <text:p text:style-name="P231">Show thinking</text:p>
          <text:section text:style-name="Sect2" text:name="model-response-message-contentr_80b3eb16285063e1">
            <text:p text:style-name="Text_20_body"><text:span text:style-name="T2">Oke, mari kita lanjutkan ke bab yang akan mengajak kita berpikir lebih dalam tentang dampak AI. Selamat datang di </text:span><text:span text:style-name="Strong_20_Emphasis"><text:span text:style-name="T2">Bab 8: Peluang dan Tantangan di Era AI</text:span></text:span><text:span text:style-name="T2">.</text:span></text:p>
            <text:p text:style-name="Text_20_body"><text:span text:style-name="T2">Berikut adalah jawaban untuk prompt </text:span><text:span text:style-name="Strong_20_Emphasis"><text:span text:style-name="T2">Pengantar Bab 8</text:span></text:span><text:span text:style-name="T2">:</text:span></text:p>
            <text:p text:style-name="Text_20_body"><text:span text:style-name="Strong_20_Emphasis"><text:span text:style-name="T2">Prompt:</text:span></text:span><text:span text:style-name="T2"> </text:span><text:span text:style-name="Emphasis"><text:span text:style-name="T2">"Tuliskan paragraf pengantar untuk Bab 8 yang berjudul 'Peluang dan Tantangan di Era AI'. Awali dengan transisi dari potensi masa depan yang menarik (Bab 7) ke pemeriksaan yang lebih reflektif dan kritis terhadap dampak AI yang lebih luas. Akui bahwa seperti teknologi kuat lainnya, AI membawa potensi besar untuk kebaikan dan risiko signifikan yang perlu dipertimbangkan secara cermat. Janjikan diskusi yang seimbang mencakup area kunci seperti manfaat sosial, privasi, bias, pekerjaan, dan misinformasi, mendorong pembaca untuk berpikir kritis tentang masa depan yang kita bangun dengan AI."</text:span></text:span></text:p>
            <text:p text:style-name="Text_20_body"><text:span text:style-name="Strong_20_Emphasis"><text:span text:style-name="T2">Jawaban Saya:</text:span></text:span></text:p>
            <text:p text:style-name="P1">Selamat datang di Bab 8! Setelah di bab sebelumnya kita sama-sama <text:soft-page-break/>'mengintip' masa depan yang tampak begitu menarik dengan berbagai tren AI canggih—dari mobil yang menyetir sendiri hingga AI yang bisa berkreasi seperti seniman—mungkin kita dipenuhi rasa takjub dan optimisme. Kemampuan AI memang luar biasa dan terus berkembang pesat.</text:p>
            <text:p text:style-name="Text_20_body"><text:span text:style-name="T2">Namun, seperti halnya setiap penemuan teknologi besar dalam sejarah manusia (coba pikirkan penemuan mesin uap, listrik, senjata nuklir, atau bahkan internet), Kecerdasan Buatan (AI) juga hadir layaknya </text:span><text:span text:style-name="Strong_20_Emphasis"><text:span text:style-name="T2">pedang bermata dua</text:span></text:span><text:span text:style-name="T2">. Di satu sisi, ia menawarkan </text:span><text:span text:style-name="Strong_20_Emphasis"><text:span text:style-name="T2">peluang dan potensi manfaat yang sangat besar</text:span></text:span><text:span text:style-name="T2"> untuk kemajuan peradaban, membantu kita memecahkan masalah-masalah rumit yang sebelumnya tak terbayangkan. Tapi di sisi lain, ia juga membawa serta </text:span><text:span text:style-name="Strong_20_Emphasis"><text:span text:style-name="T2">serangkaian tantangan, risiko, dan dilema etis baru</text:span></text:span><text:span text:style-name="T2"> yang sangat serius dan perlu kita hadapi dengan bijaksana.</text:span></text:p>
            <text:p text:style-name="Text_20_body"><text:span text:style-name="T2">Oleh karena itu, memahami AI tidak cukup hanya berhenti pada aspek teknis atau kemampuannya saja. Kita juga perlu meluangkan waktu sejenak untuk </text:span><text:span text:style-name="Strong_20_Emphasis"><text:span text:style-name="T2">merenungkan dan bersikap kritis terhadap dampak AI yang lebih luas</text:span></text:span><text:span text:style-name="T2"> bagi diri kita sebagai individu, bagi masyarakat kita (baik di lingkungan terdekat seperti Medan ini, maupun secara nasional di Indonesia dan global), serta bagi arah masa depan kemanusiaan itu sendiri.</text:span></text:p>
            <text:p text:style-name="Text_20_body"><text:span text:style-name="T2">Di Bab 8 yang berjudul "Peluang dan Tantangan di Era AI" ini, kita akan mencoba menelaah kedua sisi mata uang tersebut secara </text:span><text:span text:style-name="Strong_20_Emphasis"><text:span text:style-name="T2">lebih berimbang dan mendalam</text:span></text:span><text:span text:style-name="T2">. Kita akan diskusikan:</text:span></text:p>
            <text:list xml:id="list7744746418487472749" text:style-name="L397">
              <text:list-item>
                <text:p text:style-name="P390"><text:span text:style-name="Strong_20_Emphasis"><text:span text:style-name="T2">Sisi Terang (Peluang):</text:span></text:span><text:span text:style-name="T2"> Bagaimana AI bisa menjadi kekuatan positif yang </text:span><text:span text:style-name="Strong_20_Emphasis"><text:span text:style-name="T2">membantu manusia</text:span></text:span><text:span text:style-name="T2"> dalam berbagai bidang, meningkatkan efisiensi, mendorong penemuan-penemuan baru yang bermanfaat. </text:span></text:p>
              </text:list-item>
              <text:list-item>
                <text:p text:style-name="P390"><text:span text:style-name="Strong_20_Emphasis"><text:span text:style-name="T2">Sisi Gelap (Tantangan):</text:span></text:span><text:span text:style-name="T2"> Apa saja 'alarm' penting yang perlu kita waspadai? Kita akan bahas isu krusial seperti </text:span><text:span text:style-name="Strong_20_Emphasis"><text:span text:style-name="T2">privasi data pribadi</text:span></text:span><text:span text:style-name="T2"> kita di tengah 'rasa lapar' AI akan informasi; bahaya </text:span><text:span text:style-name="Strong_20_Emphasis"><text:span text:style-name="T2">bias dan ketidakadilan</text:span></text:span><text:span text:style-name="T2"> yang bisa muncul dari algoritma; potensi </text:span><text:span text:style-name="Strong_20_Emphasis"><text:span text:style-name="T2">dampaknya pada dunia kerja</text:span></text:span><text:span text:style-name="T2"> dan lapangan pekerjaan; serta ancaman nyata dari </text:span><text:span text:style-name="Strong_20_Emphasis"><text:span text:style-name="T2">misinformasi dan </text:span></text:span><text:span text:style-name="Strong_20_Emphasis"><text:span text:style-name="Emphasis"><text:span text:style-name="T2">deepfake</text:span></text:span></text:span><text:span text:style-name="T2"> yang semakin mudah dibuat berkat AI (isu yang sangat relevan di era informasi instan seperti Sabtu malam, 29 Maret 2025 pukul 10:10 ini). </text:span></text:p>
              </text:list-item>
              <text:list-item>
                <text:p text:style-name="P176"><text:span text:style-name="Strong_20_Emphasis"><text:span text:style-name="T2">Kompas Moral:</text:span></text:span><text:span text:style-name="T2"> Mengapa </text:span><text:span text:style-name="Strong_20_Emphasis"><text:span text:style-name="T2">etika</text:span></text:span><text:span text:style-name="T2"> harus menjadi panduan utama </text:span><text:soft-page-break/><text:span text:style-name="T2">dalam setiap langkah pengembangan dan penerapan teknologi AI yang sangat kuat ini. </text:span></text:p>
              </text:list-item>
            </text:list>
            <text:p text:style-name="Text_20_body"><text:span text:style-name="T2">Bab ini mungkin akan terasa sedikit lebih 'mengajak berpikir' dibandingkan bab-bab sebelumnya, karena kita akan menyentuh isu-isu kompleks yang seringkali tidak punya jawaban mudah atau hitam-putih. Tujuannya bukan untuk membuat Anda takut atau pesimis, melainkan untuk </text:span><text:span text:style-name="Strong_20_Emphasis"><text:span text:style-name="T2">mengasah kesadaran dan pemikiran kritis kita bersama</text:span></text:span><text:span text:style-name="T2">. Dengan memahami kedua sisi—peluang dan tantangannya—kita diharapkan bisa lebih bijak dalam menyikapi kehadiran AI, memanfaatkannya untuk kebaikan, sekaligus ikut serta dalam percakapan penting tentang bagaimana kita, sebagai masyarakat, ingin teknologi ini membentuk masa depan kita. Mari kita mulai eksplorasi yang penting ini.</text:span></text:p>
            <text:p text:style-name="P443"/>
            <text:p text:style-name="Text_20_body"><text:span text:style-name="Strong_20_Emphasis"><text:span text:style-name="T2">(Tips Tambahan Opsional)</text:span></text:span></text:p>
            <text:list xml:id="list6125579872166066367" text:style-name="L398">
              <text:list-item>
                <text:p text:style-name="P391"><text:span text:style-name="Emphasis"><text:span text:style-name="Strong_20_Emphasis"><text:span text:style-name="T2">Saran Pembuka:</text:span></text:span></text:span><text:span text:style-name="T2"> Anda bisa memulai bab ini dengan sebuah kutipan yang menggugah pikiran tentang teknologi dan tanggung jawab manusia. Misalnya, kutipan dari Albert Einstein, "Perhatian utama kita haruslah pada konsekuensi kemanusiaan dari tindakan kita. Jangan pernah lupakan ini di tengah diagram dan persamaanmu," atau kutipan relevan lainnya. Ini bisa langsung mengatur nada reflektif bab. </text:span></text:p>
              </text:list-item>
              <text:list-item>
                <text:p text:style-name="P177"><text:span text:style-name="Emphasis"><text:span text:style-name="Strong_20_Emphasis"><text:span text:style-name="T2">Prompt Ilustrasi (Opsional):</text:span></text:span></text:span><text:span text:style-name="T2"> "Buat ilustrasi header untuk Bab 8 dengan judul 'Bab 8: Peluang dan Tantangan di Era AI'. Tampilkan ikon 'neraca timbangan' yang klasik. Di piringan kiri, letakkan ikon-ikon yang melambangkan peluang positif AI (misalnya: ikon bola lampu menyala, ikon grafik pertumbuhan, ikon perisai/keamanan, ikon hati/kesehatan). Di piringan kanan, letakkan ikon-ikon yang melambangkan tantangan/risiko (misalnya: ikon mata mengintip/privasi, ikon simbol tidak sama dengan/bias, ikon orang kehilangan pekerjaan, ikon topeng/hoax). Posisi neraca bisa dibuat seimbang untuk menunjukkan perlunya pertimbangan kedua sisi. Gaya visual sedikit lebih serius namun tetap komunikatif." </text:span></text:p>
              </text:list-item>
            </text:list>
            <text:p text:style-name="P443"/>
            <text:p text:style-name="P1">Silakan berikan perintah "YAX" untuk melanjutkan ke prompt berikutnya <text:soft-page-break/>(Subbab 8.1).</text:p>
          </text:section>
          <text:section text:style-name="Sect1" text:name="feedback-form-57">
            <text:p text:style-name="P231"/>
          </text:section>
        </text:section>
        <text:section text:style-name="Sect1" text:name="c495ec7d9e23b5fa">
          <text:p text:style-name="P1"/>
          <text:section text:style-name="Sect1" text:name="user-query-content-58">
            <text:p text:style-name="P439">YAX </text:p>
          </text:section>
          <text:p text:style-name="P231">Show thinking</text:p>
          <text:section text:style-name="Sect2" text:name="model-response-message-contentr_c495ec7d9e23b5fa">
            <text:p text:style-name="Text_20_body"><text:span text:style-name="T2">Baik, mari kita mulai pembahasan Bab 8 ini dengan melihat sisi cerahnya terlebih dahulu di </text:span><text:span text:style-name="Strong_20_Emphasis"><text:span text:style-name="T2">Subbab 8.1: Potensi AI dalam Membantu Manusia (Efisiensi, Penemuan Baru)</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optimis mengenai </text:span></text:span><text:span text:style-name="Emphasis"><text:span text:style-name="Strong_20_Emphasis"><text:span text:style-name="T2">berbagai peluang dan potensi manfaat besar</text:span></text:span></text:span><text:span text:style-name="Emphasis"><text:span text:style-name="T2"> yang ditawarkan AI untuk kemajuan manusia dan masyarakat. Berikan contoh-contoh konkret yang mudah dipahami dalam beberapa area berikut:</text:span></text:span><text:span text:style-name="T2"> * </text:span><text:span text:style-name="Emphasis"><text:span text:style-name="Strong_20_Emphasis"><text:span text:style-name="T2">Peningkatan Efisiensi &amp; Produktivitas:</text:span></text:span></text:span><text:span text:style-name="Emphasis"><text:span text:style-name="T2"> (Otomatisasi tugas berulang/berbahaya di industri, optimasi proses (supply chains, energy grids), augmentasi kemampuan manusia (coding assistance, data analysis)).</text:span></text:span><text:span text:style-name="T2"> * </text:span><text:span text:style-name="Emphasis"><text:span text:style-name="Strong_20_Emphasis"><text:span text:style-name="T2">Percepatan Sains &amp; Inovasi:</text:span></text:span></text:span><text:span text:style-name="Emphasis"><text:span text:style-name="T2"> Reiterate and expand on points from Ch 7.3 – AI speeding up research in medicine, materials science, climate modeling, leading to faster breakthroughs.</text:span></text:span><text:span text:style-name="T2"> * </text:span><text:span text:style-name="Emphasis"><text:span text:style-name="Strong_20_Emphasis"><text:span text:style-name="T2">Improving Daily Life:</text:span></text:span></text:span><text:span text:style-name="Emphasis"><text:span text:style-name="T2"> Mention potential for better healthcare access (telemedicine, personalized health monitoring), enhanced education (personalized learning platforms), improved accessibility for people with disabilities (assistive technologies), more efficient public services.</text:span></text:span><text:span text:style-name="T2"> * </text:span><text:span text:style-name="Emphasis"><text:span text:style-name="Strong_20_Emphasis"><text:span text:style-name="T2">New Creative Tools:</text:span></text:span></text:span><text:span text:style-name="Emphasis"><text:span text:style-name="T2"> Reiterate potential from Generative AI (Ch 7.2) as tools for art, music, writing, design.</text:span></text:span></text:p>
            <text:list xml:id="list1699073098803331756" text:style-name="L399">
              <text:list-item>
                <text:p text:style-name="P178"><text:span text:style-name="Emphasis"><text:span text:style-name="T2">Bingkai pembahasan ini dengan gagasan bahwa </text:span></text:span><text:span text:style-name="Emphasis"><text:span text:style-name="Strong_20_Emphasis"><text:span text:style-name="T2">AI adalah alat (tool) yang sangat kuat</text:span></text:span></text:span><text:span text:style-name="Emphasis"><text:span text:style-name="T2"> yang bila digunakan secara bijak dapat membantu memecahkan masalah besar dan meningkatkan potensi manusia."</text:span></text:span><text:span text:style-name="T2"> </text:span></text:p>
              </text:list-item>
            </text:list>
            <text:p text:style-name="Text_20_body"><text:span text:style-name="Strong_20_Emphasis"><text:span text:style-name="T2">Jawaban Saya:</text:span></text:span></text:p>
            <text:p text:style-name="Text_20_body"><text:span text:style-name="T2">Meskipun penting bagi kita untuk waspada terhadap risiko Kecerdasan Buatan (AI), kita juga tidak boleh melupakan </text:span><text:span text:style-name="Strong_20_Emphasis"><text:span text:style-name="T2">potensi luar biasa dan peluang besar</text:span></text:span><text:span text:style-name="T2"> yang ditawarkannya untuk kemajuan peradaban manusia. Jika dikembangkan dan diterapkan dengan tujuan yang baik, beretika, dan berpusat pada kesejahteraan manusia, AI bisa menjadi salah satu </text:span><text:span text:style-name="Strong_20_Emphasis"><text:span text:style-name="T2">alat </text:span></text:span><text:soft-page-break/><text:span text:style-name="Strong_20_Emphasis"><text:span text:style-name="T2">bantu (</text:span></text:span><text:span text:style-name="Strong_20_Emphasis"><text:span text:style-name="Emphasis"><text:span text:style-name="T2">tool</text:span></text:span></text:span><text:span text:style-name="Strong_20_Emphasis"><text:span text:style-name="T2">) paling kuat</text:span></text:span><text:span text:style-name="T2"> yang pernah kita miliki untuk memecahkan masalah-masalah besar dan meningkatkan kualitas hidup kita secara signifikan. Mari kita lihat beberapa area di mana potensi positif AI ini sangat menjanjikan:</text:span></text:p>
            <text:p text:style-name="Text_20_body"><text:span text:style-name="Strong_20_Emphasis"><text:span text:style-name="T2">1. Mendongkrak Efisiensi dan Produktivitas di Berbagai Lini</text:span></text:span><text:span text:style-name="T2"> Salah satu kekuatan utama AI adalah kemampuannya untuk bekerja tanpa lelah, menganalisis data dengan cepat, dan mengotomatisasi tugas:</text:span></text:p>
            <text:list xml:id="list393904177748296008" text:style-name="L400">
              <text:list-item>
                <text:p text:style-name="P392"><text:span text:style-name="Strong_20_Emphasis"><text:span text:style-name="T2">Otomatisasi Cerdas:</text:span></text:span><text:span text:style-name="T2"> AI bisa mengambil alih tugas-tugas yang bersifat </text:span><text:span text:style-name="Strong_20_Emphasis"><text:span text:style-name="T2">berulang-ulang, membosankan, atau bahkan berbahaya</text:span></text:span><text:span text:style-name="T2"> bagi manusia. Di pabrik, robot AI bisa melakukan perakitan presisi tinggi 24/7. Di gudang logistik, AI bisa mengoptimalkan sistem sortir dan pengiriman barang. Dalam pekerjaan administratif, AI bisa membantu memproses dokumen atau menjawab pertanyaan standar. Ini bukan berarti manusia tidak dibutuhkan lagi, tapi </text:span><text:span text:style-name="Strong_20_Emphasis"><text:span text:style-name="T2">manusia bisa dibebaskan</text:span></text:span><text:span text:style-name="T2"> untuk fokus pada tugas-tugas yang membutuhkan pemikiran strategis, kreativitas, pengambilan keputusan kompleks, dan interaksi antarmanusia yang bermakna. </text:span></text:p>
              </text:list-item>
              <text:list-item>
                <text:p text:style-name="P392"><text:span text:style-name="Strong_20_Emphasis"><text:span text:style-name="T2">Optimasi Sistem yang Rumit:</text:span></text:span><text:span text:style-name="T2"> AI sangat hebat dalam menganalisis sistem yang kompleks dan menemukan cara untuk membuatnya bekerja lebih efisien. Contohnya: </text:span></text:p>
                <text:list>
                  <text:list-item>
                    <text:p text:style-name="P392"><text:span text:style-name="T2">Mengoptimalkan </text:span><text:span text:style-name="Strong_20_Emphasis"><text:span text:style-name="T2">rantai pasok (</text:span></text:span><text:span text:style-name="Strong_20_Emphasis"><text:span text:style-name="Emphasis"><text:span text:style-name="T2">supply chain</text:span></text:span></text:span><text:span text:style-name="Strong_20_Emphasis"><text:span text:style-name="T2">)</text:span></text:span><text:span text:style-name="T2"> agar pengiriman barang (misalnya dari Pelabuhan Belawan ke berbagai daerah di Sumatera) lebih cepat dan hemat biaya. </text:span></text:p>
                  </text:list-item>
                  <text:list-item>
                    <text:p text:style-name="P392"><text:span text:style-name="T2">Mengatur </text:span><text:span text:style-name="Strong_20_Emphasis"><text:span text:style-name="T2">jaringan distribusi listrik (seperti milik PLN)</text:span></text:span><text:span text:style-name="T2"> agar lebih stabil, mengurangi pemadaman, dan mengintegrasikan sumber energi terbarukan secara lebih efektif. </text:span></text:p>
                  </text:list-item>
                  <text:list-item>
                    <text:p text:style-name="P392"><text:span text:style-name="T2">Membantu merancang </text:span><text:span text:style-name="Strong_20_Emphasis"><text:span text:style-name="T2">jadwal transportasi publik</text:span></text:span><text:span text:style-name="T2"> (seperti bus atau kereta api) di kota besar agar lebih efisien dan sesuai dengan pola pergerakan penumpang. </text:span></text:p>
                  </text:list-item>
                </text:list>
              </text:list-item>
              <text:list-item>
                <text:p text:style-name="P179"><text:span text:style-name="Strong_20_Emphasis"><text:span text:style-name="T2">Meningkatkan Kemampuan Manusia (</text:span></text:span><text:span text:style-name="Strong_20_Emphasis"><text:span text:style-name="Emphasis"><text:span text:style-name="T2">Human Augmentation</text:span></text:span></text:span><text:span text:style-name="Strong_20_Emphasis"><text:span text:style-name="T2">):</text:span></text:span><text:span text:style-name="T2"> AI seringkali berfungsi sebagai 'asisten super' yang membuat kita bekerja lebih baik. Seorang programmer bisa menulis kode lebih cepat dan akurat dengan bantuan AI </text:span><text:span text:style-name="Emphasis"><text:span text:style-name="T2">coding assistant</text:span></text:span><text:span text:style-name="T2">. Seorang analis pemasaran bisa menemukan </text:span><text:span text:style-name="Emphasis"><text:span text:style-name="T2">insight</text:span></text:span><text:span text:style-name="T2"> berharga dari data pelanggan yang rumit berkat alat analisis AI. Seorang dokter bisa mendapatkan </text:span><text:soft-page-break/><text:span text:style-name="T2">rangkuman cepat riwayat pasien yang panjang dari sistem AI. AI </text:span><text:span text:style-name="Strong_20_Emphasis"><text:span text:style-name="T2">memperkuat (augment)</text:span></text:span><text:span text:style-name="T2"> kemampuan kita. </text:span></text:p>
              </text:list-item>
            </text:list>
            <text:p text:style-name="Text_20_body"><text:span text:style-name="Strong_20_Emphasis"><text:span text:style-name="T2">2. Menjadi 'Katalisator' Penemuan Ilmiah dan Inovasi</text:span></text:span><text:span text:style-name="T2"> Seperti yang telah kita bahas sekilas di Bab 7.3, AI menjadi mitra yang sangat berharga bagi para ilmuwan:</text:span></text:p>
            <text:list xml:id="list7903663763759749882" text:style-name="L401">
              <text:list-item>
                <text:p text:style-name="P393"><text:span text:style-name="Strong_20_Emphasis"><text:span text:style-name="T2">Memproses 'Tsunami' Data Ilmiah:</text:span></text:span><text:span text:style-name="T2"> AI mampu 'membaca' dan menganalisis data penelitian dalam volume masif (genomik, astronomi, iklim, dll.) dengan kecepatan yang mustahil dilakukan manusia, serta </text:span><text:span text:style-name="Strong_20_Emphasis"><text:span text:style-name="T2">menemukan pola atau hubungan tersembunyi</text:span></text:span><text:span text:style-name="T2"> di dalamnya. </text:span></text:p>
              </text:list-item>
              <text:list-item>
                <text:p text:style-name="P393"><text:span text:style-name="Strong_20_Emphasis"><text:span text:style-name="T2">Mempercepat Penemuan Solusi:</text:span></text:span><text:span text:style-name="T2"> Hal ini berdampak besar, terutama dalam: </text:span></text:p>
                <text:list>
                  <text:list-item>
                    <text:p text:style-name="P393"><text:span text:style-name="Strong_20_Emphasis"><text:span text:style-name="T2">Penemuan Obat dan Vaksin Baru:</text:span></text:span><text:span text:style-name="T2"> AI membantu mempercepat proses identifikasi target penyakit, penyaringan kandidat obat, hingga perancangan molekul baru (ingat contoh AlphaFold yang memetakan protein). Ini memberikan harapan untuk penanganan penyakit yang lebih cepat (sangat relevan setelah kita mengalami pandemi beberapa waktu lalu). </text:span></text:p>
                  </text:list-item>
                  <text:list-item>
                    <text:p text:style-name="P393"><text:span text:style-name="Strong_20_Emphasis"><text:span text:style-name="T2">Riset Energi Bersih &amp; Lingkungan:</text:span></text:span><text:span text:style-name="T2"> AI membantu dalam merancang material baru untuk panel surya atau baterai yang lebih efisien, mengoptimalkan penggunaan energi terbarukan, memodelkan dampak perubahan iklim dengan lebih akurat, atau memantau deforestasi. </text:span></text:p>
                  </text:list-item>
                  <text:list-item>
                    <text:p text:style-name="P180"><text:span text:style-name="Strong_20_Emphasis"><text:span text:style-name="T2">Ilmu Material:</text:span></text:span><text:span text:style-name="T2"> Menemukan material baru dengan sifat unggul untuk berbagai aplikasi industri. AI membantu ilmuwan </text:span><text:span text:style-name="Strong_20_Emphasis"><text:span text:style-name="T2">mengatasi kompleksitas data</text:span></text:span><text:span text:style-name="T2"> dan </text:span><text:span text:style-name="Strong_20_Emphasis"><text:span text:style-name="T2">mempercepat siklus penemuan</text:span></text:span><text:span text:style-name="T2">, sehingga solusi untuk tantangan besar dunia bisa ditemukan lebih cepat. </text:span></text:p>
                  </text:list-item>
                </text:list>
              </text:list-item>
            </text:list>
            <text:p text:style-name="Text_20_body"><text:span text:style-name="Strong_20_Emphasis"><text:span text:style-name="T2">3. Meningkatkan Kualitas Hidup Kita Sehari-hari Secara Langsung</text:span></text:span><text:span text:style-name="T2"> Manfaat AI tidak hanya di level industri atau laboratorium, tapi juga bisa dirasakan langsung dalam hidup kita:</text:span></text:p>
            <text:list xml:id="list1413873969135560226" text:style-name="L402">
              <text:list-item>
                <text:p text:style-name="P394"><text:span text:style-name="Strong_20_Emphasis"><text:span text:style-name="T2">Layanan Kesehatan Lebih Baik:</text:span></text:span><text:span text:style-name="T2"> Potensi AI untuk mendukung </text:span><text:span text:style-name="Strong_20_Emphasis"><text:span text:style-name="T2">konsultasi dokter jarak jauh (</text:span></text:span><text:span text:style-name="Strong_20_Emphasis"><text:span text:style-name="Emphasis"><text:span text:style-name="T2">telemedicine</text:span></text:span></text:span><text:span text:style-name="Strong_20_Emphasis"><text:span text:style-name="T2">)</text:span></text:span><text:span text:style-name="T2"> bisa meningkatkan akses kesehatan bagi masyarakat di daerah terpencil (seperti banyak </text:span><text:soft-page-break/><text:span text:style-name="T2">wilayah di luar kota Medan atau di pulau-pulau lain di Indonesia). Kemampuan AI </text:span><text:span text:style-name="Strong_20_Emphasis"><text:span text:style-name="T2">membantu diagnosis awal</text:span></text:span><text:span text:style-name="T2"> dan </text:span><text:span text:style-name="Strong_20_Emphasis"><text:span text:style-name="T2">memantau kondisi kesehatan secara personal</text:span></text:span><text:span text:style-name="T2"> melalui perangkat </text:span><text:span text:style-name="Emphasis"><text:span text:style-name="T2">wearable</text:span></text:span><text:span text:style-name="T2"> juga menjanjikan pendekatan kesehatan yang lebih preventif dan personal. </text:span></text:p>
              </text:list-item>
              <text:list-item>
                <text:p text:style-name="P394"><text:span text:style-name="Strong_20_Emphasis"><text:span text:style-name="T2">Pendidikan Lebih Personal &amp; Efektif:</text:span></text:span><text:span text:style-name="T2"> AI bisa mewujudkan </text:span><text:span text:style-name="Strong_20_Emphasis"><text:span text:style-name="T2">platform pembelajaran yang adaptif</text:span></text:span><text:span text:style-name="T2">, di mana materi, latihan, dan kecepatan belajar disesuaikan dengan kemampuan dan gaya belajar unik setiap siswa. AI juga bisa berfungsi sebagai </text:span><text:span text:style-name="Strong_20_Emphasis"><text:span text:style-name="T2">tutor virtual pribadi</text:span></text:span><text:span text:style-name="T2"> atau </text:span><text:span text:style-name="Strong_20_Emphasis"><text:span text:style-name="T2">alat bantu bagi guru</text:span></text:span><text:span text:style-name="T2"> untuk mengurangi beban administratif. </text:span></text:p>
              </text:list-item>
              <text:list-item>
                <text:p text:style-name="P394"><text:span text:style-name="Strong_20_Emphasis"><text:span text:style-name="T2">Meningkatkan Aksesibilitas bagi Penyandang Disabilitas:</text:span></text:span><text:span text:style-name="T2"> AI telah melahirkan banyak </text:span><text:span text:style-name="Strong_20_Emphasis"><text:span text:style-name="T2">teknologi bantu (</text:span></text:span><text:span text:style-name="Strong_20_Emphasis"><text:span text:style-name="Emphasis"><text:span text:style-name="T2">assistive technology</text:span></text:span></text:span><text:span text:style-name="Strong_20_Emphasis"><text:span text:style-name="T2">)</text:span></text:span><text:span text:style-name="T2"> yang mengubah hidup. Misalnya, aplikasi ponsel yang bisa 'mendeskripsikan' lingkungan sekitar kepada penyandang tunanetra, alat bantu dengar pintar yang bisa menyaring suara bising dan fokus pada percakapan, atau sistem yang memungkinkan orang dengan keterbatasan gerak untuk mengontrol komputer atau kursi roda dengan gerakan mata atau perintah suara. </text:span></text:p>
              </text:list-item>
              <text:list-item>
                <text:p text:style-name="P181"><text:span text:style-name="Strong_20_Emphasis"><text:span text:style-name="T2">Layanan Publik Lebih Responsif:</text:span></text:span><text:span text:style-name="T2"> AI berpotensi membuat layanan pemerintah menjadi lebih efisien, misalnya dalam </text:span><text:span text:style-name="Strong_20_Emphasis"><text:span text:style-name="T2">manajemen lalu lintas</text:span></text:span><text:span text:style-name="T2"> yang lebih pintar, sistem </text:span><text:span text:style-name="Strong_20_Emphasis"><text:span text:style-name="T2">peringatan dini bencana</text:span></text:span><text:span text:style-name="T2"> yang lebih akurat dan cepat, atau proses </text:span><text:span text:style-name="Strong_20_Emphasis"><text:span text:style-name="T2">pengurusan administrasi</text:span></text:span><text:span text:style-name="T2"> yang lebih ringkas. </text:span></text:p>
              </text:list-item>
            </text:list>
            <text:p text:style-name="Text_20_body"><text:span text:style-name="Strong_20_Emphasis"><text:span text:style-name="T2">4. Membuka Peluang Baru dalam Dunia Kreativitas</text:span></text:span><text:span text:style-name="T2"> Kehadiran AI Generatif (Bab 7.2) juga membuka pintu baru bagi ekspresi kreatif:</text:span></text:p>
            <text:list xml:id="list1281367414395209336" text:style-name="L403">
              <text:list-item>
                <text:p text:style-name="P395"><text:span text:style-name="Strong_20_Emphasis"><text:span text:style-name="T2">Alat Bantu bagi Kreator:</text:span></text:span><text:span text:style-name="T2"> AI bisa menjadi 'mitra' bagi seniman, musisi, penulis, atau desainer untuk </text:span><text:span text:style-name="Strong_20_Emphasis"><text:span text:style-name="T2">mengeksplorasi ide baru</text:span></text:span><text:span text:style-name="T2">, mengatasi kebuntuan kreatif (</text:span><text:span text:style-name="Emphasis"><text:span text:style-name="T2">creative block</text:span></text:span><text:span text:style-name="T2">), menghasilkan variasi karya dengan cepat, atau bahkan menciptakan bentuk seni yang sama sekali baru hasil kolaborasi manusia-mesin. </text:span></text:p>
              </text:list-item>
              <text:list-item>
                <text:p text:style-name="P182"><text:span text:style-name="Strong_20_Emphasis"><text:span text:style-name="T2">Demokratisasi Ekspresi:</text:span></text:span><text:span text:style-name="T2"> Alat AI generatif yang semakin mudah diakses berpotensi memungkinkan lebih banyak orang, terlepas dari latar belakang keahlian teknis mereka, untuk bisa </text:span><text:span text:style-name="Strong_20_Emphasis"><text:span text:style-name="T2">menuangkan gagasan kreatif mereka</text:span></text:span><text:span text:style-name="T2"> ke dalam bentuk visual, tulisan, atau musik. </text:span></text:p>
              </text:list-item>
            </text:list>
            <text:p text:style-name="Text_20_body"><text:soft-page-break/><text:span text:style-name="Strong_20_Emphasis"><text:span text:style-name="T2">Kesimpulan: AI adalah Alat, Dampaknya Tergantung Penggunanya</text:span></text:span></text:p>
            <text:p text:style-name="Text_20_body"><text:span text:style-name="T2">Melihat semua potensi luar biasa ini, sangat jelas bahwa AI adalah </text:span><text:span text:style-name="Strong_20_Emphasis"><text:span text:style-name="T2">alat (</text:span></text:span><text:span text:style-name="Strong_20_Emphasis"><text:span text:style-name="Emphasis"><text:span text:style-name="T2">tool</text:span></text:span></text:span><text:span text:style-name="Strong_20_Emphasis"><text:span text:style-name="T2">) yang sangat, sangat kuat</text:span></text:span><text:span text:style-name="T2">. Sama seperti api yang bisa digunakan untuk memasak atau membakar hutan, atau internet yang bisa dipakai untuk belajar atau menyebar hoaks, dampak akhir dari AI akan sangat </text:span><text:span text:style-name="Strong_20_Emphasis"><text:span text:style-name="T2">bergantung pada bagaimana kita—sebagai individu, masyarakat, dan peradaban—memilih untuk mengembangkan, mengatur, dan menggunakannya.</text:span></text:span><text:span text:style-name="T2"> Jika kita bisa mengarahkannya dengan niat baik, didasari etika yang kuat, fokus pada pemecahan masalah nyata dan peningkatan kesejahteraan bersama, maka AI memiliki potensi yang hampir tak terbatas untuk membantu kita menciptakan masa depan yang jauh lebih baik dari hari ini. Sisi terang AI ini patut kita perjuangkan!</text:span></text:p>
            <text:p text:style-name="P443"/>
            <text:p text:style-name="Text_20_body"><text:span text:style-name="Strong_20_Emphasis"><text:span text:style-name="T2">(Tips Tambahan Opsional)</text:span></text:span></text:p>
            <text:list xml:id="list6846246815208241293" text:style-name="L404">
              <text:list-item>
                <text:p text:style-name="P396"><text:span text:style-name="Emphasis"><text:span text:style-name="Strong_20_Emphasis"><text:span text:style-name="T2">Saran Fokus Konteks Lokal:</text:span></text:span></text:span><text:span text:style-name="T2"> Saat memberikan contoh, coba pikirkan masalah atau peluang spesifik di Indonesia atau bahkan Sumatera Utara yang mungkin bisa dibantu oleh AI. Misalnya, potensi AI dalam meningkatkan produktivitas pertanian (kelapa sawit, kopi), pariwisata Danau Toba, manajemen bencana alam, atau pelestarian keanekaragaman hayati di Leuser. Ini membuat potensi AI terasa lebih relevan. </text:span></text:p>
              </text:list-item>
              <text:list-item>
                <text:p text:style-name="P183"><text:span text:style-name="Emphasis"><text:span text:style-name="Strong_20_Emphasis"><text:span text:style-name="T2">Prompt Ilustrasi (Opsional):</text:span></text:span></text:span><text:span text:style-name="T2"> "Buat sebuah ilustrasi kolase besar yang cerah dan optimis. Tampilkan ikon 'otak AI' di tengah yang memancarkan sinar ke berbagai ikon yang melambangkan manfaat: ikon pabrik efisien, ikon DNA/obat baru, ikon stetoskop terhubung ke ponsel (telemedicine), ikon siswa tersenyum dengan tablet, ikon kursi roda modern, ikon kuas/palet warna. Berikan nuansa kemajuan, harapan, dan teknologi yang membantu manusia. Judul: 'Potensi Cerah Era AI'." </text:span></text:p>
              </text:list-item>
            </text:list>
            <text:p text:style-name="P443"/>
            <text:p text:style-name="P1">Silakan berikan perintah "YAX" untuk melanjutkan ke prompt berikutnya (Pengantar Subbab 8.2).</text:p>
          </text:section>
          <text:section text:style-name="Sect1" text:name="feedback-form-58">
            <text:p text:style-name="P231"/>
          </text:section>
        </text:section>
        <text:section text:style-name="Sect1" text:name="38f662f78eb5b1d5">
          <text:p text:style-name="P1"><text:soft-page-break/></text:p>
          <text:section text:style-name="Sect1" text:name="user-query-content-59">
            <text:p text:style-name="P439">YAX </text:p>
          </text:section>
          <text:p text:style-name="P231">Show thinking</text:p>
          <text:section text:style-name="Sect2" text:name="model-response-message-contentr_38f662f78eb5b1d5">
            <text:p text:style-name="P1">Baik, kita lanjutkan ke pengantar untuk bagian yang membahas sisi lain dari AI:</text:p>
            <text:p text:style-name="Text_20_body"><text:span text:style-name="Strong_20_Emphasis"><text:span text:style-name="T2">Prompt:</text:span></text:span><text:span text:style-name="T2"> </text:span><text:span text:style-name="Emphasis"><text:span text:style-name="T2">"Tuliskan kalimat pengantar singkat untuk subbab ini, menyatakan bahwa di samping semua potensi manfaatnya, ada beberapa </text:span></text:span><text:span text:style-name="Emphasis"><text:span text:style-name="Strong_20_Emphasis"><text:span text:style-name="T2">risiko dan tantangan serius terkait AI</text:span></text:span></text:span><text:span text:style-name="Emphasis"><text:span text:style-name="T2"> yang perlu kita pahami dan waspadai bersama agar dampaknya bisa dikelola secara positif."</text:span></text:span></text:p>
            <text:p text:style-name="Text_20_body"><text:span text:style-name="Strong_20_Emphasis"><text:span text:style-name="T2">Jawaban Saya:</text:span></text:span></text:p>
            <text:p text:style-name="Text_20_body"><text:span text:style-name="T2">Setelah kita melihat berbagai potensi manfaat luar biasa yang ditawarkan oleh Kecerdasan Buatan (AI) di bagian sebelumnya, kini sangat penting bagi kita untuk juga membuka mata dan melihat sisi lain dari mata uang yang sama. Sebab, seperti halnya teknologi kuat lainnya, sehebat apapun AI, ia juga membawa serta serangkaian </text:span><text:span text:style-name="Strong_20_Emphasis"><text:span text:style-name="T2">risiko dan tantangan serius</text:span></text:span><text:span text:style-name="T2"> yang mutlak perlu kita pahami, waspadai, dan kelola bersama dengan sangat hati-hati jika kita ingin dampaknya benar-benar positif bagi masa depan kita semua.</text:span></text:p>
            <text:p text:style-name="P443"/>
            <text:p text:style-name="Text_20_body"><text:span text:style-name="Strong_20_Emphasis"><text:span text:style-name="T2">(Tips Tambahan Opsional)</text:span></text:span></text:p>
            <text:list xml:id="list5629339554802816139" text:style-name="L405">
              <text:list-item>
                <text:p text:style-name="P397"><text:span text:style-name="Emphasis"><text:span text:style-name="Strong_20_Emphasis"><text:span text:style-name="T2">Saran Visual:</text:span></text:span></text:span><text:span text:style-name="T2"> Anda bisa menggunakan elemen visual pemisah di sini, seperti garis horizontal tebal atau ikon kecil berbentuk segitiga peringatan (⚠️) sebelum memulai daftar risiko di sub-subbab berikutnya, untuk memberikan penekanan bahwa bagian ini akan membahas aspek-aspek yang perlu perhatian khusus. </text:span></text:p>
              </text:list-item>
              <text:list-item>
                <text:p text:style-name="P184"><text:span text:style-name="Emphasis"><text:span text:style-name="Strong_20_Emphasis"><text:span text:style-name="T2">Prompt Ilustrasi (Opsional):</text:span></text:span></text:span><text:span text:style-name="T2"> "Gunakan ikon segitiga peringatan berwarna kuning atau merah (simbol universal untuk 'hati-hati' atau 'waspada') sebagai ikon kecil di samping atau sebelum judul subbab 'Hal yang Perlu Diwaspadai:'." </text:span></text:p>
              </text:list-item>
            </text:list>
            <text:p text:style-name="P443"/>
            <text:p text:style-name="P1">Silakan berikan perintah "YAX" untuk melanjutkan ke prompt berikutnya (Sub-subbab 8.2.1).</text:p>
          </text:section>
          <text:section text:style-name="Sect1" text:name="feedback-form-59">
            <text:p text:style-name="P231"><text:soft-page-break/></text:p>
          </text:section>
        </text:section>
        <text:section text:style-name="Sect1" text:name="d293759b42bd35bc">
          <text:p text:style-name="P1"/>
          <text:section text:style-name="Sect1" text:name="user-query-content-60">
            <text:p text:style-name="P439">YAX </text:p>
          </text:section>
          <text:p text:style-name="P231">Show thinking</text:p>
          <text:section text:style-name="Sect2" text:name="model-response-message-contentr_d293759b42bd35bc">
            <text:p text:style-name="Text_20_body"><text:span text:style-name="T2">Baik, mari kita bahas salah satu tantangan paling mendasar yang muncul seiring dengan 'kelaparan' AI akan data: </text:span><text:span text:style-name="Strong_20_Emphasis"><text:span text:style-name="T2">Sub-subbab 8.2.1: Privasi Data Kita</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risiko terhadap privasi data pribadi</text:span></text:span></text:span><text:span text:style-name="Emphasis"><text:span text:style-name="T2"> yang muncul seiring meluasnya penggunaan AI. Ingatkan kembali (dari Bab 3) bahwa AI 'haus' data.</text:span></text:span><text:span text:style-name="T2"> * </text:span><text:span text:style-name="Emphasis"><text:span text:style-name="Strong_20_Emphasis"><text:span text:style-name="T2">Risiko Utama:</text:span></text:span></text:span><text:span text:style-name="Emphasis"><text:span text:style-name="T2"> Explain risks like potential for data breaches (sensitive information stolen), misuse of personal data (for manipulation, excessive surveillance, discrimination), lack of transparency in how data is used by AI systems, and the challenge of maintaining anonymity when data from various sources can be combined.</text:span></text:span><text:span text:style-name="T2"> * </text:span><text:span text:style-name="Emphasis"><text:span text:style-name="Strong_20_Emphasis"><text:span text:style-name="T2">Examples:</text:span></text:span></text:span><text:span text:style-name="Emphasis"><text:span text:style-name="T2"> Mention tracking online behavior for targeted ads (Ch 5.2), data collected by smart devices (Ch 7.4), facial recognition in public spaces.</text:span></text:span><text:span text:style-name="T2"> * </text:span><text:span text:style-name="Emphasis"><text:span text:style-name="Strong_20_Emphasis"><text:span text:style-name="T2">Importance:</text:span></text:span></text:span><text:span text:style-name="Emphasis"><text:span text:style-name="T2"> Stress the need for strong data protection regulations, user control over their data, and ethical data handling practices by organizations developing/deploying AI."</text:span></text:span></text:p>
            <text:p text:style-name="Text_20_body"><text:span text:style-name="Strong_20_Emphasis"><text:span text:style-name="T2">Jawaban Saya:</text:span></text:span></text:p>
            <text:p text:style-name="Text_20_body"><text:span text:style-name="T2">Seperti yang sudah kita pahami dari Bab 3, Kecerdasan Buatan (AI), terutama yang berbasis Machine Learning, itu ibarat mesin yang sangat 'rakus' data. Ia butuh 'makan' data dalam jumlah besar untuk bisa belajar dan menjadi pintar. Semakin banyak dan beragam data yang disantapnya, semakin hebat kemampuannya. Namun, 'nafsu makan' AI akan data inilah yang sekaligus membuka pintu lebar bagi salah satu kekhawatiran terbesar di era digital ini: </text:span><text:span text:style-name="Strong_20_Emphasis"><text:span text:style-name="T2">risiko terhadap privasi data pribadi kita</text:span></text:span><text:span text:style-name="T2">.</text:span></text:p>
            <text:p text:style-name="P1">Mengapa privasi menjadi isu besar di era AI? Berikut beberapa alasan utamanya yang perlu kita waspadai:</text:p>
            <text:list xml:id="list6017771390433346230" text:style-name="L406">
              <text:list-item>
                <text:p text:style-name="P185"><text:span text:style-name="Strong_20_Emphasis"><text:span text:style-name="T2">Risiko Kebocoran Data (</text:span></text:span><text:span text:style-name="Strong_20_Emphasis"><text:span text:style-name="Emphasis"><text:span text:style-name="T2">Data Breach</text:span></text:span></text:span><text:span text:style-name="Strong_20_Emphasis"><text:span text:style-name="T2">) Semakin Besar:</text:span></text:span><text:span text:style-name="T2"> Agar AI bisa belajar, data kita (mulai dari nama, alamat, nomor telepon, email, riwayat Browse, riwayat belanja, lokasi, bahkan mungkin data kesehatan atau biometrik) seringkali dikumpulkan dan disimpan </text:span><text:soft-page-break/><text:span text:style-name="T2">dalam database besar oleh perusahaan penyedia layanan (media sosial, e-commerce, bank, dll.) atau lembaga lainnya. Semakin banyak data pribadi kita yang terkumpul di satu tempat, semakin besar pula risiko dan potensi kerugian jika database tersebut berhasil </text:span><text:span text:style-name="Strong_20_Emphasis"><text:span text:style-name="T2">dibobol atau diretas (</text:span></text:span><text:span text:style-name="Strong_20_Emphasis"><text:span text:style-name="Emphasis"><text:span text:style-name="T2">hacked</text:span></text:span></text:span><text:span text:style-name="Strong_20_Emphasis"><text:span text:style-name="T2">)</text:span></text:span><text:span text:style-name="T2"> oleh pihak yang tidak bertanggung jawab. Data pribadi kita bisa dicuri, dijual di pasar gelap (</text:span><text:span text:style-name="Emphasis"><text:span text:style-name="T2">dark web</text:span></text:span><text:span text:style-name="T2">), dan disalahgunakan untuk berbagai tindak kejahatan seperti penipuan, pemerasan, atau pencurian identitas.</text:span></text:p>
              </text:list-item>
              <text:list-item>
                <text:p text:style-name="P185"><text:span text:style-name="Strong_20_Emphasis"><text:span text:style-name="T2">Potensi Penyalahgunaan Data oleh Pihak yang Mengumpulkannya (</text:span></text:span><text:span text:style-name="Strong_20_Emphasis"><text:span text:style-name="Emphasis"><text:span text:style-name="T2">Data Misuse</text:span></text:span></text:span><text:span text:style-name="Strong_20_Emphasis"><text:span text:style-name="T2">):</text:span></text:span><text:span text:style-name="T2"> Bahkan jika data kita tidak bocor ke pihak luar, data yang kita berikan (seringkali tanpa kita sadari sepenuhnya) bisa saja </text:span><text:span text:style-name="Strong_20_Emphasis"><text:span text:style-name="T2">digunakan oleh pihak yang mengumpulkannya untuk tujuan yang mungkin tidak kita setujui atau bahkan merugikan kita</text:span></text:span><text:span text:style-name="T2">:</text:span></text:p>
                <text:list>
                  <text:list-item>
                    <text:p text:style-name="P398"><text:span text:style-name="Strong_20_Emphasis"><text:span text:style-name="T2">Manipulasi Opini dan Perilaku:</text:span></text:span><text:span text:style-name="T2"> Data tentang preferensi, kebiasaan, minat, bahkan mungkin kondisi emosional kita, bisa dianalisis oleh AI untuk menyajikan </text:span><text:span text:style-name="Strong_20_Emphasis"><text:span text:style-name="T2">iklan, berita, atau konten yang sangat dipersonalisasi</text:span></text:span><text:span text:style-name="T2"> yang dirancang khusus untuk </text:span><text:span text:style-name="Strong_20_Emphasis"><text:span text:style-name="T2">mempengaruhi cara kita berpikir, apa yang kita percayai, atau apa yang kita beli</text:span></text:span><text:span text:style-name="T2">. Contohnya adalah iklan politik yang sangat tertarget atau algoritma media sosial yang mungkin sengaja menampilkan konten yang memancing emosi agar kita terus menerus scrolling. </text:span></text:p>
                  </text:list-item>
                  <text:list-item>
                    <text:p text:style-name="P398"><text:span text:style-name="Strong_20_Emphasis"><text:span text:style-name="T2">Pengawasan yang Berlebihan (</text:span></text:span><text:span text:style-name="Strong_20_Emphasis"><text:span text:style-name="Emphasis"><text:span text:style-name="T2">Excessive Surveillance</text:span></text:span></text:span><text:span text:style-name="Strong_20_Emphasis"><text:span text:style-name="T2">):</text:span></text:span><text:span text:style-name="T2"> Kemampuan AI untuk menganalisis data dari berbagai sumber (jejak digital online, lokasi GPS dari ponsel, rekaman dari kamera CCTV pintar di tempat umum) membuka kemungkinan terjadinya </text:span><text:span text:style-name="Strong_20_Emphasis"><text:span text:style-name="T2">pengawasan massal</text:span></text:span><text:span text:style-name="T2"> terhadap aktivitas dan pergerakan kita sehari-hari oleh pihak tertentu. Teknologi </text:span><text:span text:style-name="Strong_20_Emphasis"><text:span text:style-name="T2">pengenalan wajah (</text:span></text:span><text:span text:style-name="Strong_20_Emphasis"><text:span text:style-name="Emphasis"><text:span text:style-name="T2">facial recognition</text:span></text:span></text:span><text:span text:style-name="Strong_20_Emphasis"><text:span text:style-name="T2">)</text:span></text:span><text:span text:style-name="T2"> yang semakin banyak dipasang di ruang publik (bandara, stasiun, pusat perbelanjaan) adalah salah satu contoh nyata yang memicu perdebatan sengit tentang batas antara keamanan dan privasi. Apakah kita nyaman jika setiap gerak-gerik kita terus menerus dipantau dan dianalisis? </text:span></text:p>
                  </text:list-item>
                  <text:list-item>
                    <text:p text:style-name="P398"><text:soft-page-break/><text:span text:style-name="Strong_20_Emphasis"><text:span text:style-name="T2">Diskriminasi Berbasis Data:</text:span></text:span><text:span text:style-name="T2"> AI bisa menggunakan data pribadi kita (misalnya, berasal dari lingkungan tempat tinggal tertentu di Medan, riwayat kredit, riwayat kesehatan, atau bahkan dari analisis gaya bahasa kita di media sosial) untuk membuat </text:span><text:span text:style-name="Strong_20_Emphasis"><text:span text:style-name="T2">keputusan yang bersifat diskriminatif</text:span></text:span><text:span text:style-name="T2">. Contohnya, kita mungkin ditolak saat mengajukan pinjaman, ditawari premi asuransi yang lebih mahal, atau bahkan tersingkir dalam proses seleksi kerja, hanya karena 'profil data' kita dianggap kurang menguntungkan oleh algoritma AI, seringkali tanpa penjelasan yang transparan. </text:span></text:p>
                  </text:list-item>
                </text:list>
              </text:list-item>
              <text:list-item>
                <text:p text:style-name="P185"><text:span text:style-name="Strong_20_Emphasis"><text:span text:style-name="T2">Kurangnya Transparansi dalam Pengolahan Data:</text:span></text:span><text:span text:style-name="T2"> Seringkali kita sebagai pengguna awam </text:span><text:span text:style-name="Strong_20_Emphasis"><text:span text:style-name="T2">tidak tahu persis data apa saja yang dikumpulkan</text:span></text:span><text:span text:style-name="T2"> tentang diri kita oleh sebuah aplikasi atau layanan. Kita juga biasanya </text:span><text:span text:style-name="Strong_20_Emphasis"><text:span text:style-name="T2">tidak mengerti bagaimana algoritma AI mereka bekerja</text:span></text:span><text:span text:style-name="T2"> dalam mengolah data tersebut dan menghasilkan keputusan atau rekomendasi yang mempengaruhi kita (ini sering disebut masalah 'kotak hitam' atau </text:span><text:span text:style-name="Emphasis"><text:span text:style-name="T2">black box</text:span></text:span><text:span text:style-name="T2"> AI). Kurangnya transparansi ini membuat kita sulit untuk mengetahui jika ada kesalahan, bias, atau penyalahgunaan data, apalagi untuk memperbaikinya.</text:span></text:p>
              </text:list-item>
              <text:list-item>
                <text:p text:style-name="P185"><text:span text:style-name="Strong_20_Emphasis"><text:span text:style-name="T2">Semakin Sulit untuk Tetap Anonim:</text:span></text:span><text:span text:style-name="T2"> Di era Big Data ini, AI semakin pintar dalam </text:span><text:span text:style-name="Strong_20_Emphasis"><text:span text:style-name="T2">menggabungkan berbagai potongan informasi</text:span></text:span><text:span text:style-name="T2"> tentang kita yang tersebar di banyak tempat (misalnya, data Browse Anda di laptop, data lokasi dari ponsel, data belanja online, data dari media sosial). Meskipun setiap potongan data itu mungkin awalnya tampak terpisah atau anonim, AI seringkali bisa </text:span><text:span text:style-name="Strong_20_Emphasis"><text:span text:style-name="T2">menghubungkannya kembali untuk mengidentifikasi siapa Anda sebenarnya</text:span></text:span><text:span text:style-name="T2">. Akibatnya, 'jejak digital' kita menjadi semakin sulit untuk benar-benar dihapus atau disembunyikan. Privasi menjadi barang yang semakin langka.</text:span></text:p>
              </text:list-item>
            </text:list>
            <text:p text:style-name="Text_20_body"><text:span text:style-name="T2">Melihat semua risiko ini (dan sekarang sudah hampir pukul 10:30 malam di Medan, Sabtu 29 Maret 2025, saat kita mungkin sedang online dan menghasilkan lebih banyak data!), menjadi sangat jelas bahwa </text:span><text:span text:style-name="Strong_20_Emphasis"><text:span text:style-name="T2">perlindungan data pribadi adalah isu yang sangat mendesak</text:span></text:span><text:span text:style-name="T2"> untuk ditangani secara serius. Apa yang bisa kita harapkan atau lakukan?</text:span></text:p>
            <text:list xml:id="list6565281695918885548" text:style-name="L407">
              <text:list-item>
                <text:p text:style-name="P399"><text:soft-page-break/><text:span text:style-name="Strong_20_Emphasis"><text:span text:style-name="T2">Regulasi yang Kuat dan Ditegakkan:</text:span></text:span><text:span text:style-name="T2"> Keberadaan undang-undang seperti </text:span><text:span text:style-name="Strong_20_Emphasis"><text:span text:style-name="T2">UU Pelindungan Data Pribadi (PDP) No. 27 Tahun 2022 di Indonesia</text:span></text:span><text:span text:style-name="T2"> adalah langkah awal yang sangat penting. Undang-undang ini memberikan hak-hak baru kepada kita sebagai pemilik data dan menetapkan kewajiban yang jelas bagi perusahaan/lembaga yang mengelola data kita. Namun, yang tidak kalah penting adalah </text:span><text:span text:style-name="Strong_20_Emphasis"><text:span text:style-name="T2">implementasi dan penegakan hukumnya</text:span></text:span><text:span text:style-name="T2"> secara efektif di lapangan, yang perlu terus kita pantau bersama. </text:span></text:p>
              </text:list-item>
              <text:list-item>
                <text:p text:style-name="P399"><text:span text:style-name="Strong_20_Emphasis"><text:span text:style-name="T2">Peningkatan Kontrol bagi Pengguna:</text:span></text:span><text:span text:style-name="T2"> Kita harus didorong untuk lebih sadar dan diberikan </text:span><text:span text:style-name="Strong_20_Emphasis"><text:span text:style-name="T2">kontrol yang lebih mudah serta jelas</text:span></text:span><text:span text:style-name="T2"> atas data kita. Ini termasuk hak untuk tahu data apa yang dikumpulkan, hak untuk memperbaiki data yang salah, hak untuk membatasi penggunaan data, dan bahkan hak untuk meminta penghapusan data. Pengaturan privasi di aplikasi dan layanan online harus dibuat transparan dan mudah diakses. </text:span></text:p>
              </text:list-item>
              <text:list-item>
                <text:p text:style-name="P186"><text:span text:style-name="Strong_20_Emphasis"><text:span text:style-name="T2">Praktik Bisnis dan Pengembangan AI yang Etis:</text:span></text:span><text:span text:style-name="T2"> Perusahaan dan para pengembang AI memiliki tanggung jawab besar untuk menerapkan </text:span><text:span text:style-name="Strong_20_Emphasis"><text:span text:style-name="T2">prinsip-prinsip etika data</text:span></text:span><text:span text:style-name="T2"> sejak awal merancang produk atau layanan mereka (</text:span><text:span text:style-name="Emphasis"><text:span text:style-name="T2">privacy by design</text:span></text:span><text:span text:style-name="T2">). Ini mencakup prinsip </text:span><text:span text:style-name="Strong_20_Emphasis"><text:span text:style-name="T2">minimalisasi data</text:span></text:span><text:span text:style-name="T2"> (hanya kumpulkan data yang benar-benar perlu), </text:span><text:span text:style-name="Strong_20_Emphasis"><text:span text:style-name="T2">transparansi</text:span></text:span><text:span text:style-name="T2"> dalam penggunaan data, </text:span><text:span text:style-name="Strong_20_Emphasis"><text:span text:style-name="T2">keamanan data</text:span></text:span><text:span text:style-name="T2"> yang kuat, dan tujuan penggunaan data yang </text:span><text:span text:style-name="Strong_20_Emphasis"><text:span text:style-name="T2">adil dan bermanfaat</text:span></text:span><text:span text:style-name="T2"> bagi pengguna. </text:span></text:p>
              </text:list-item>
            </text:list>
            <text:p text:style-name="P1">Kesadaran akan risiko privasi ini adalah langkah pertama. Selanjutnya, kita perlu menjadi pengguna teknologi yang lebih cerdas, lebih kritis terhadap data yang kita bagikan, dan turut serta mendorong terciptanya lingkungan digital yang menghormati hak fundamental kita atas privasi di tengah gempuran kemajuan AI.</text:p>
            <text:p text:style-name="P443"/>
            <text:p text:style-name="Text_20_body"><text:span text:style-name="Strong_20_Emphasis"><text:span text:style-name="T2">(Tips Tambahan Opsional)</text:span></text:span></text:p>
            <text:list xml:id="list343721595396899849" text:style-name="L408">
              <text:list-item>
                <text:p text:style-name="P400"><text:span text:style-name="Emphasis"><text:span text:style-name="Strong_20_Emphasis"><text:span text:style-name="T2">Saran Aksi Pribadi:</text:span></text:span></text:span><text:span text:style-name="T2"> Ajak pembaca untuk melakukan 'audit privasi' kecil-kecilan pada diri sendiri: 1. Periksa pengaturan privasi di akun media sosial utama mereka. 2. Lihat izin (permission) apa saja yang diberikan ke aplikasi di ponsel mereka (lokasi, kontak, mikrofon, </text:span><text:soft-page-break/><text:span text:style-name="T2">kamera) dan cabut yang tidak perlu. 3. Pertimbangkan penggunaan alat bantu seperti browser yang fokus pada privasi atau VPN (Virtual Private Network) saat online jika mereka sangat peduli privasi. </text:span></text:p>
              </text:list-item>
              <text:list-item>
                <text:p text:style-name="P187"><text:span text:style-name="Emphasis"><text:span text:style-name="Strong_20_Emphasis"><text:span text:style-name="T2">Prompt Ilustrasi (Opsional):</text:span></text:span></text:span><text:span text:style-name="T2"> "Buat ilustrasi yang menggambarkan seorang individu (ikon orang) sedang 'dikepung' atau 'ditarik' datanya oleh berbagai entitas: ikon media sosial, ikon toko online, ikon ponsel, ikon kamera CCTV, ikon awan (cloud). Data yang ditarik berupa ikon profil, lokasi, uang, hati (like). Di tengah kepungan itu, ada ikon 'gembok' atau 'perisai' dengan tulisan 'Privasi?' yang tampak rapuh atau terancam. Judul: 'Data Pribadi Kita di Era AI: Lindungi Sekarang!'." </text:span></text:p>
              </text:list-item>
            </text:list>
            <text:p text:style-name="P443"/>
            <text:p text:style-name="P1">Silakan berikan perintah "YAX" untuk melanjutkan ke prompt berikutnya (Sub-subbab 8.2.2).</text:p>
          </text:section>
          <text:section text:style-name="Sect1" text:name="feedback-form-60">
            <text:p text:style-name="P231"/>
          </text:section>
        </text:section>
        <text:section text:style-name="Sect1" text:name="36778a784a07d219">
          <text:p text:style-name="P1"/>
          <text:section text:style-name="Sect1" text:name="user-query-content-61">
            <text:p text:style-name="P439">YAX </text:p>
          </text:section>
          <text:p text:style-name="P231">Show thinking</text:p>
          <text:section text:style-name="Sect2" text:name="model-response-message-contentr_36778a784a07d219">
            <text:p text:style-name="Text_20_body"><text:span text:style-name="T2">Baik, mari kita lanjutkan pembahasan mengenai tantangan AI ke isu yang sangat penting dan seringkali kompleks: </text:span><text:span text:style-name="Strong_20_Emphasis"><text:span text:style-name="T2">Sub-subbab 8.2.2: Bias dalam AI (Ketidakadilan Algoritma)</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bagaimana AI bisa menjadi bias dan menyebabkan ketidakadilan (algorithmic unfairness)</text:span></text:span></text:span><text:span text:style-name="Emphasis"><text:span text:style-name="T2">.</text:span></text:span><text:span text:style-name="T2"> * </text:span><text:span text:style-name="Emphasis"><text:span text:style-name="Strong_20_Emphasis"><text:span text:style-name="T2">AI Learns from Data:</text:span></text:span></text:span><text:span text:style-name="Emphasis"><text:span text:style-name="T2"> Reiterate that AI learns patterns from the data it's trained on.</text:span></text:span><text:span text:style-name="T2"> * </text:span><text:span text:style-name="Emphasis"><text:span text:style-name="Strong_20_Emphasis"><text:span text:style-name="T2">Biased Data -&gt; Biased AI:</text:span></text:span></text:span><text:span text:style-name="Emphasis"><text:span text:style-name="T2"> Explain that if the training data reflects existing societal biases (e.g., historical discrimination in hiring data, underrepresentation of certain groups in medical data, biased policing data), the AI model will learn these biases.</text:span></text:span><text:span text:style-name="T2"> * </text:span><text:span text:style-name="Emphasis"><text:span text:style-name="Strong_20_Emphasis"><text:span text:style-name="T2">Unfair Outcomes:</text:span></text:span></text:span><text:span text:style-name="Emphasis"><text:span text:style-name="T2"> Give simple examples of how this bias can manifest: facial recognition working poorly for certain demographics, loan applications being unfairly rejected for certain groups, biased recommendations in hiring or justice systems.</text:span></text:span><text:span text:style-name="T2"> * </text:span><text:span text:style-name="Emphasis"><text:span text:style-name="Strong_20_Emphasis"><text:span text:style-name="T2">Challenge:</text:span></text:span></text:span><text:span text:style-name="Emphasis"><text:span text:style-name="T2"> Explain that bias can be subtle and hard to detect/fix. Highlight the importance of diverse datasets, careful model design, auditing for fairness, and human oversight.</text:span></text:span></text:p>
            <text:list xml:id="list2217875824810263650" text:style-name="L409">
              <text:list-item>
                <text:p text:style-name="P188"><text:soft-page-break/><text:span text:style-name="Emphasis"><text:span text:style-name="T2">Gunakan </text:span></text:span><text:span text:style-name="Emphasis"><text:span text:style-name="Strong_20_Emphasis"><text:span text:style-name="T2">analogi sederhana</text:span></text:span></text:span><text:span text:style-name="Emphasis"><text:span text:style-name="T2">, seperti murid yang hanya belajar dari buku pelajaran yang bias akan likely develop biased views."</text:span></text:span><text:span text:style-name="T2"> </text:span></text:p>
              </text:list-item>
            </text:list>
            <text:p text:style-name="Text_20_body"><text:span text:style-name="Strong_20_Emphasis"><text:span text:style-name="T2">Jawaban Saya:</text:span></text:span></text:p>
            <text:p text:style-name="Text_20_body"><text:span text:style-name="T2">Kita seringkali membayangkan Kecerdasan Buatan (AI) sebagai entitas yang logis, objektif, dan bebas dari prasangka emosional yang seringkali mempengaruhi keputusan manusia. Karena AI 'hanya' menjalankan kode dan matematika, bukankah seharusnya ia adil? Sayangnya, kenyataan tidak sesederhana itu. Salah satu tantangan etis terbesar dalam pengembangan AI adalah fenomena </text:span><text:span text:style-name="Strong_20_Emphasis"><text:span text:style-name="T2">Bias Algoritmik (</text:span></text:span><text:span text:style-name="Strong_20_Emphasis"><text:span text:style-name="Emphasis"><text:span text:style-name="T2">Algorithmic Bias</text:span></text:span></text:span><text:span text:style-name="Strong_20_Emphasis"><text:span text:style-name="T2">)</text:span></text:span><text:span text:style-name="T2">, di mana sistem AI ternyata bisa menghasilkan keputusan atau output yang </text:span><text:span text:style-name="Strong_20_Emphasis"><text:span text:style-name="T2">tidak adil, diskriminatif, atau merugikan</text:span></text:span><text:span text:style-name="T2"> kelompok masyarakat tertentu.</text:span></text:p>
            <text:p text:style-name="Text_20_body"><text:span text:style-name="Strong_20_Emphasis"><text:span text:style-name="T2">Bagaimana AI Bisa 'Pilih Kasih'? Akarnya Ada di Data!</text:span></text:span></text:p>
            <text:p text:style-name="Text_20_body"><text:span text:style-name="T2">Untuk memahami bagaimana AI bisa bias, kita perlu ingat lagi prinsip dasar cara kerjanya (terutama Machine Learning): </text:span><text:span text:style-name="Strong_20_Emphasis"><text:span text:style-name="T2">AI belajar dengan cara mengenali pola dari data yang diberikan kepadanya saat proses training (pelatihan)</text:span></text:span><text:span text:style-name="T2">. AI ibarat 'murid' yang sangat patuh pada 'buku pelajaran' (data) yang diberikan padanya.</text:span></text:p>
            <text:p text:style-name="Text_20_body"><text:span text:style-name="T2">Nah, masalah muncul karena </text:span><text:span text:style-name="Strong_20_Emphasis"><text:span text:style-name="T2">'buku pelajaran' atau data yang kita berikan kepada AI itu seringkali tidak sempurna</text:span></text:span><text:span text:style-name="T2">. Data tersebut diambil dari dunia nyata, dan dunia nyata kita ini, sayangnya, penuh dengan </text:span><text:span text:style-name="Strong_20_Emphasis"><text:span text:style-name="T2">bias, ketidaksetaraan, prasangka historis, dan diskriminasi</text:span></text:span><text:span text:style-name="T2"> yang mungkin sudah mengakar. Contohnya:</text:span></text:p>
            <text:list xml:id="list6693546632369040096" text:style-name="L410">
              <text:list-item>
                <text:p text:style-name="P401"><text:span text:style-name="Strong_20_Emphasis"><text:span text:style-name="T2">Data Rekrutmen:</text:span></text:span><text:span text:style-name="T2"> Jika sebuah perusahaan selama puluhan tahun punya sejarah (sadar atau tidak sadar) lebih jarang merekrut perempuan untuk posisi pimpinan, maka data historis karyawan mereka akan mencerminkan bias gender ini. </text:span></text:p>
              </text:list-item>
              <text:list-item>
                <text:p text:style-name="P401"><text:span text:style-name="Strong_20_Emphasis"><text:span text:style-name="T2">Data Kesehatan:</text:span></text:span><text:span text:style-name="T2"> Jika penelitian medis atau data pasien di rumah sakit kebanyakan berasal dari kelompok etnis mayoritas atau penduduk perkotaan, maka data tersebut menjadi kurang mewakili kondisi kesehatan kelompok minoritas atau penduduk di daerah terpencil (seperti di banyak wilayah Indonesia di luar Jawa). </text:span></text:p>
              </text:list-item>
              <text:list-item>
                <text:p text:style-name="P401"><text:span text:style-name="Strong_20_Emphasis"><text:span text:style-name="T2">Data Kriminalitas:</text:span></text:span><text:span text:style-name="T2"> Jika data penangkapan oleh aparat hukum lebih banyak terkonsentrasi di wilayah pemukiman kelompok masyarakat tertentu (mungkin karena faktor sosial ekonomi atau praktik patroli </text:span><text:soft-page-break/><text:span text:style-name="T2">yang bias), data ini belum tentu mencerminkan tingkat kejahatan yang sebenarnya secara adil di semua wilayah. </text:span></text:p>
              </text:list-item>
              <text:list-item>
                <text:p text:style-name="P189"><text:span text:style-name="Strong_20_Emphasis"><text:span text:style-name="T2">Data Bahasa dari Internet:</text:span></text:span><text:span text:style-name="T2"> Teks dari internet seringkali mengandung stereotip, ujaran kebencian, atau pandangan yang bias terhadap kelompok tertentu. </text:span></text:p>
              </text:list-item>
            </text:list>
            <text:p text:style-name="Text_20_body"><text:span text:style-name="T2">Ketika AI 'belajar' dari data yang sudah mengandung bias semacam ini, ia </text:span><text:span text:style-name="Strong_20_Emphasis"><text:span text:style-name="T2">tidak punya kemampuan bawaan untuk menilai mana pola yang adil dan mana yang tidak</text:span></text:span><text:span text:style-name="T2">. Ia hanya akan melihat bias tersebut sebagai 'pola' atau 'korelasi' yang harus dipelajari. Akibatnya? AI tersebut akan </text:span><text:span text:style-name="Strong_20_Emphasis"><text:span text:style-name="T2">mereplikasi, atau bahkan dalam beberapa kasus, memperkuat bias</text:span></text:span><text:span text:style-name="T2"> yang ada di dunia nyata ke dalam keputusan atau output yang dihasilkannya.</text:span></text:p>
            <text:p text:style-name="Text_20_body"><text:span text:style-name="Strong_20_Emphasis"><text:span text:style-name="T2">Contoh Nyata Dampak Negatif dari AI yang Bias:</text:span></text:span></text:p>
            <text:p text:style-name="P1">Bias yang 'dipelajari' AI ini bisa menimbulkan ketidakadilan dalam berbagai bentuk:</text:p>
            <text:list xml:id="list5690263718075141097" text:style-name="L411">
              <text:list-item>
                <text:p text:style-name="P402"><text:span text:style-name="Strong_20_Emphasis"><text:span text:style-name="T2">Kesalahan Pengenalan Wajah:</text:span></text:span><text:span text:style-name="T2"> Sistem pengenalan wajah yang dilatih dominan dengan data wajah orang berkulit terang terbukti memiliki tingkat kesalahan yang jauh lebih tinggi saat mencoba mengenali orang berkulit gelap atau jenis kelamin tertentu. Ini bisa berakibat fatal jika digunakan untuk sistem keamanan atau penegakan hukum. </text:span></text:p>
              </text:list-item>
              <text:list-item>
                <text:p text:style-name="P402"><text:span text:style-name="Strong_20_Emphasis"><text:span text:style-name="T2">Diskriminasi dalam Pinjaman atau Kredit:</text:span></text:span><text:span text:style-name="T2"> Algoritma AI untuk menilai kelayakan kredit mungkin secara tidak adil menolak aplikasi dari orang yang tinggal di kode pos tertentu atau memiliki nama yang diasosiasikan dengan kelompok minoritas, hanya karena data historis menunjukkan korelasi (yang mungkin bias) antara faktor tersebut dengan risiko kredit macet. </text:span></text:p>
              </text:list-item>
              <text:list-item>
                <text:p text:style-name="P402"><text:span text:style-name="Strong_20_Emphasis"><text:span text:style-name="T2">Bias dalam Seleksi Kerja:</text:span></text:span><text:span text:style-name="T2"> Sistem AI penyaring CV mungkin secara otomatis 'membuang' CV dari kandidat perempuan karena ada jeda karir (misalnya karena cuti hamil/melahirkan), atau 'lebih menyukai' kandidat dari universitas tertentu karena data historis menunjukkan lulusan dari sana lebih banyak yang 'berhasil' (padahal mungkin ada faktor bias lain). </text:span></text:p>
              </text:list-item>
              <text:list-item>
                <text:p text:style-name="P190"><text:span text:style-name="Strong_20_Emphasis"><text:span text:style-name="T2">Rekomendasi yang Memperkuat Stereotip:</text:span></text:span><text:span text:style-name="T2"> Algoritma rekomendasi </text:span><text:soft-page-break/><text:span text:style-name="T2">di media sosial bisa jadi secara tidak sengaja terus menerus menyajikan konten yang stereotipikal atau bahkan radikal kepada kelompok pengguna tertentu, memperkuat pandangan mereka yang sudah ada. </text:span></text:p>
              </text:list-item>
            </text:list>
            <text:p text:style-name="Text_20_body"><text:span text:style-name="Strong_20_Emphasis"><text:span text:style-name="T2">Mengapa Mengatasi Bias AI itu Sulit?</text:span></text:span></text:p>
            <text:p text:style-name="P1">Membuat AI yang 100% adil dan bebas bias adalah tantangan besar karena:</text:p>
            <text:list xml:id="list7890858464641306098" text:style-name="L412">
              <text:list-item>
                <text:p text:style-name="P403"><text:span text:style-name="Strong_20_Emphasis"><text:span text:style-name="T2">Bias Seringkali Tersembunyi:</text:span></text:span><text:span text:style-name="T2"> Bias bisa 'terkubur' dalam jutaan titik data atau dalam kerumitan algoritma, sehingga sulit dideteksi. </text:span></text:p>
              </text:list-item>
              <text:list-item>
                <text:p text:style-name="P403"><text:span text:style-name="Strong_20_Emphasis"><text:span text:style-name="T2">Konsep 'Adil' Itu Kompleks:</text:span></text:span><text:span text:style-name="T2"> Apa definisi 'adil' dalam konteks AI? Apakah artinya akurasi prediksi harus sama untuk semua kelompok? Atau apakah tingkat kesalahan (misalnya, salah menolak pinjaman) harus sama? Ternyata, secara matematis, seringkali tidak mungkin memenuhi semua definisi keadilan sekaligus. Konteks sosial dan tujuan penggunaan AI sangat menentukan apa yang dianggap 'adil'. </text:span></text:p>
              </text:list-item>
              <text:list-item>
                <text:p text:style-name="P191"><text:span text:style-name="Strong_20_Emphasis"><text:span text:style-name="T2">Membutuhkan Upaya Ekstra:</text:span></text:span><text:span text:style-name="T2"> Mengurangi bias bukan hal yang terjadi otomatis. Perlu </text:span><text:span text:style-name="Strong_20_Emphasis"><text:span text:style-name="T2">upaya sadar dan berkelanjutan</text:span></text:span><text:span text:style-name="T2">, mulai dari proses pengumpulan </text:span><text:span text:style-name="Strong_20_Emphasis"><text:span text:style-name="T2">data yang lebih beragam dan representatif</text:span></text:span><text:span text:style-name="T2">, perancangan </text:span><text:span text:style-name="Strong_20_Emphasis"><text:span text:style-name="T2">algoritma yang mempertimbangkan keadilan</text:span></text:span><text:span text:style-name="T2">, melakukan </text:span><text:span text:style-name="Strong_20_Emphasis"><text:span text:style-name="T2">audit dan pengujian bias</text:span></text:span><text:span text:style-name="T2"> secara rutin, hingga memastikan adanya </text:span><text:span text:style-name="Strong_20_Emphasis"><text:span text:style-name="T2">mekanisme pengawasan oleh manusia</text:span></text:span><text:span text:style-name="T2"> dan </text:span><text:span text:style-name="Strong_20_Emphasis"><text:span text:style-name="T2">jalur pengaduan</text:span></text:span><text:span text:style-name="T2"> bagi yang merasa dirugikan. </text:span></text:p>
              </text:list-item>
            </text:list>
            <text:p text:style-name="Text_20_body"><text:span text:style-name="Strong_20_Emphasis"><text:span text:style-name="T2">Analogi: Murid yang Belajar dari Buku Sejarah yang Tidak Lengkap</text:span></text:span></text:p>
            <text:p text:style-name="Text_20_body"><text:span text:style-name="T2">Bayangkan seorang </text:span><text:span text:style-name="Strong_20_Emphasis"><text:span text:style-name="T2">murid yang sangat patuh dan rajin belajar</text:span></text:span><text:span text:style-name="T2">. Namun, satu-satunya buku pelajaran sejarah yang dia miliki hanya menceritakan sejarah dari sudut pandang satu kelompok saja, mengabaikan atau bahkan menjelekkan peran kelompok lain. Meskipun murid itu bisa menjawab semua pertanyaan ujian dengan sempurna berdasarkan buku itu, </text:span><text:span text:style-name="Strong_20_Emphasis"><text:span text:style-name="T2">pemahamannya tentang sejarah pasti akan menjadi sangat bias, tidak lengkap, dan tidak adil</text:span></text:span><text:span text:style-name="T2">. Dia tidak bisa disalahkan sepenuhnya, karena 'data' yang dia pelajari memang sudah bias dari awal. AI yang dilatih dengan data dunia nyata yang bias seringkali berada dalam posisi seperti murid ini.</text:span></text:p>
            <text:p text:style-name="P1">Oleh karena itu, isu bias algoritmik ini menjadi perhatian utama bagi para <text:soft-page-break/>peneliti, pengembang, dan pembuat kebijakan di seluruh dunia (termasuk di Indonesia, negara yang sangat beragam ini, di mana potensi dampak bias AI bisa sangat signifikan, bahkan saat kita membahasnya di Medan pada Sabtu malam, 29 Maret 2025 pukul 10:26 ini). Upaya untuk menciptakan AI yang tidak hanya 'pintar' tapi juga 'adil' adalah perjuangan penting untuk memastikan teknologi ini membawa manfaat bagi semua orang, bukan hanya sebagian kelompok saja.</text:p>
            <text:p text:style-name="P443"/>
            <text:p text:style-name="Text_20_body"><text:span text:style-name="Strong_20_Emphasis"><text:span text:style-name="T2">(Tips Tambahan Opsional)</text:span></text:span></text:p>
            <text:list xml:id="list2123732884585708690" text:style-name="L413">
              <text:list-item>
                <text:p text:style-name="P404"><text:span text:style-name="Emphasis"><text:span text:style-name="Strong_20_Emphasis"><text:span text:style-name="T2">Saran Kontekstualisasi Indonesia:</text:span></text:span></text:span><text:span text:style-name="T2"> Tekankan betapa krusialnya isu bias ini jika AI diterapkan dalam konteks Indonesia yang memiliki keberagaman suku, agama, bahasa, budaya, dan kondisi sosial-ekonomi yang sangat tinggi. AI yang bias bisa dengan mudah memperburuk ketimpangan yang sudah ada jika tidak dikembangkan dan diawasi dengan sangat hati-hati. </text:span></text:p>
              </text:list-item>
              <text:list-item>
                <text:p text:style-name="P192"><text:span text:style-name="Emphasis"><text:span text:style-name="Strong_20_Emphasis"><text:span text:style-name="T2">Prompt Ilustrasi (Opsional):</text:span></text:span></text:span><text:span text:style-name="T2"> "Buat ilustrasi perbandingan dua proses training AI. Ilustrasi Kiri: Tumpukan 'Data Latihan' yang ikon-ikonnya tidak seimbang (misal, 80% ikon laki-laki, 20% ikon perempuan) dimasukkan ke 'Otak AI'. Hasilnya, 'Otak AI' mengeluarkan ikon 'keputusan' berupa jempol ke bawah untuk ikon perempuan. Label: 'Data Bias → AI Jadi Bias'. Ilustrasi Kanan: Tumpukan 'Data Latihan' yang ikon-ikonnya seimbang (50% laki-laki, 50% perempuan) dimasukkan ke 'Otak AI'. Hasilnya, 'Otak AI' mengeluarkan ikon 'keputusan' berupa jempol ke atas untuk keduanya. Label: 'Data Adil → AI Lebih Adil'." </text:span></text:p>
              </text:list-item>
            </text:list>
            <text:p text:style-name="P443"/>
            <text:p text:style-name="P1">Silakan berikan perintah "YAX" untuk melanjutkan ke prompt berikutnya (Sub-subbab 8.2.3).</text:p>
          </text:section>
          <text:section text:style-name="Sect1" text:name="feedback-form-61">
            <text:p text:style-name="P231"/>
          </text:section>
        </text:section>
        <text:section text:style-name="Sect1" text:name="4c0fecef573f4204">
          <text:p text:style-name="P1"/>
          <text:section text:style-name="Sect1" text:name="user-query-content-62">
            <text:p text:style-name="P439">YAX </text:p>
          </text:section>
          <text:p text:style-name="P231">Show thinking</text:p>
          <text:section text:style-name="Sect2" text:name="model-response-message-contentr_4c0fecef573f4204">
            <text:p text:style-name="Text_20_body"><text:span text:style-name="T2">Baik, mari kita bahas salah satu topik yang paling sering menimbulkan </text:span><text:soft-page-break/><text:span text:style-name="T2">diskusi hangat (dan kadang kekhawatiran) terkait AI: pengaruhnya pada dunia kerja. Ini adalah </text:span><text:span text:style-name="Strong_20_Emphasis"><text:span text:style-name="T2">Sub-subbab 8.2.3: Pengaruh pada Lapangan Pekerjaan</text:span></text:span><text:span text:style-name="T2">.</text:span></text:p>
            <text:p text:style-name="Text_20_body"><text:span text:style-name="Strong_20_Emphasis"><text:span text:style-name="T2">Prompt:</text:span></text:span><text:span text:style-name="T2"> </text:span><text:span text:style-name="Emphasis"><text:span text:style-name="T2">"Diskusikan secara </text:span></text:span><text:span text:style-name="Emphasis"><text:span text:style-name="Strong_20_Emphasis"><text:span text:style-name="T2">seimbang dan realistis</text:span></text:span></text:span><text:span text:style-name="Emphasis"><text:span text:style-name="T2"> mengenai </text:span></text:span><text:span text:style-name="Emphasis"><text:span text:style-name="Strong_20_Emphasis"><text:span text:style-name="T2">potensi dampak AI terhadap dunia kerja</text:span></text:span></text:span><text:span text:style-name="Emphasis"><text:span text:style-name="T2">. Present a balanced view.</text:span></text:span><text:span text:style-name="T2"> * </text:span><text:span text:style-name="Emphasis"><text:span text:style-name="Strong_20_Emphasis"><text:span text:style-name="T2">Automation Potential:</text:span></text:span></text:span><text:span text:style-name="Emphasis"><text:span text:style-name="T2"> Acknowledge that AI can automate tasks previously done by humans, potentially leading to job displacement in certain sectors (e.g., data entry, some customer service roles, potentially transportation with autonomous vehicles).</text:span></text:span><text:span text:style-name="T2"> * </text:span><text:span text:style-name="Emphasis"><text:span text:style-name="Strong_20_Emphasis"><text:span text:style-name="T2">Job Transformation, Not Just Elimination:</text:span></text:span></text:span><text:span text:style-name="Emphasis"><text:span text:style-name="T2"> Explain that AI is also likely to change existing jobs (requiring new skills to work alongside AI) and create new jobs (AI development, data science, AI ethics, AI maintenance, roles in industries enabled by AI).</text:span></text:span><text:span text:style-name="T2"> * </text:span><text:span text:style-name="Emphasis"><text:span text:style-name="Strong_20_Emphasis"><text:span text:style-name="T2">Skills Shift:</text:span></text:span></text:span><text:span text:style-name="Emphasis"><text:span text:style-name="T2"> Emphasize the likely increasing demand for skills like critical thinking, creativity, emotional intelligence, complex problem-solving, and technical skills related to AI.</text:span></text:span><text:span text:style-name="T2"> * </text:span><text:span text:style-name="Emphasis"><text:span text:style-name="Strong_20_Emphasis"><text:span text:style-name="T2">Need for Adaptation:</text:span></text:span></text:span><text:span text:style-name="Emphasis"><text:span text:style-name="T2"> Stress the importance of education, retraining programs, and social safety nets to help workers adapt to these changes. Avoid overly deterministic or apocalyptic predictions, focus on adaptation and transition."</text:span></text:span></text:p>
            <text:p text:style-name="Text_20_body"><text:span text:style-name="Strong_20_Emphasis"><text:span text:style-name="T2">Jawaban Saya:</text:span></text:span></text:p>
            <text:p text:style-name="Text_20_body"><text:span text:style-name="T2">Pertanyaan "Apakah AI akan mengambil alih pekerjaan kita?" mungkin adalah salah satu pertanyaan yang paling sering diajukan (dan paling membuat cemas) ketika kita membicarakan Kecerdasan Buatan. Kekhawatiran ini bisa dimaklumi, mengingat kemampuan AI yang semakin hebat dalam melakukan berbagai tugas yang sebelumnya hanya bisa dilakukan manusia. Namun, penting bagi kita untuk melihat isu ini secara </text:span><text:span text:style-name="Strong_20_Emphasis"><text:span text:style-name="T2">lebih jernih, seimbang, dan realistis</text:span></text:span><text:span text:style-name="T2">, tanpa terjebak dalam ramalan kiamat pekerjaan atau sebaliknya, optimisme buta. Bagaimana kira-kira gambaran dampaknya (berdasarkan pemahaman kita di awal 2025 ini)?</text:span></text:p>
            <text:p text:style-name="Text_20_body"><text:span text:style-name="Strong_20_Emphasis"><text:span text:style-name="T2">Sisi 1: Ya, AI Bisa Mengotomatisasi dan Berpotensi Menggantikan Beberapa Jenis Pekerjaan.</text:span></text:span></text:p>
            <text:p text:style-name="Text_20_body"><text:span text:style-name="T2">Kita harus jujur mengakui bahwa AI, dengan kemampuannya untuk belajar dari data, mengenali pola, dan melakukan tugas secara otomatis, memang </text:span><text:span text:style-name="Strong_20_Emphasis"><text:span text:style-name="T2">memiliki potensi untuk menggantikan manusia dalam melakukan tugas-tugas tertentu</text:span></text:span><text:span text:style-name="T2">, terutama yang sifatnya:</text:span></text:p>
            <text:list xml:id="list3547351034725538270" text:style-name="L414">
              <text:list-item>
                <text:p text:style-name="P405"><text:soft-page-break/><text:span text:style-name="Strong_20_Emphasis"><text:span text:style-name="T2">Rutin, Berulang, dan Terstruktur:</text:span></text:span><text:span text:style-name="T2"> Seperti pekerjaan entri data, sortir dokumen standar, perakitan komponen di pabrik yang langkahnya sama terus-menerus. </text:span></text:p>
              </text:list-item>
              <text:list-item>
                <text:p text:style-name="P405"><text:span text:style-name="Strong_20_Emphasis"><text:span text:style-name="T2">Berbasis Analisis Data Sederhana:</text:span></text:span><text:span text:style-name="T2"> Pembuatan laporan rutin berdasarkan data penjualan, pemantauan sistem dasar. </text:span></text:p>
              </text:list-item>
              <text:list-item>
                <text:p text:style-name="P405"><text:span text:style-name="Strong_20_Emphasis"><text:span text:style-name="T2">Layanan Pelanggan Tingkat Dasar:</text:span></text:span><text:span text:style-name="T2"> Menjawab pertanyaan-pertanyaan umum dan sering diajukan melalui chatbot (seperti dibahas di Bab 6.4). </text:span></text:p>
              </text:list-item>
              <text:list-item>
                <text:p text:style-name="P405"><text:span text:style-name="Strong_20_Emphasis"><text:span text:style-name="T2">Pekerjaan Fisik di Lingkungan Terprediksi atau Berbahaya:</text:span></text:span><text:span text:style-name="T2"> Mengemudikan forklift di gudang, inspeksi pipa di lokasi berbahaya. </text:span></text:p>
              </text:list-item>
              <text:list-item>
                <text:p text:style-name="P193"><text:span text:style-name="Strong_20_Emphasis"><text:span text:style-name="T2">Dalam Jangka Waktu yang Lebih Panjang:</text:span></text:span><text:span text:style-name="T2"> Mungkin juga pekerjaan yang membutuhkan keterampilan motorik di lingkungan yang lebih kompleks, seperti </text:span><text:span text:style-name="Strong_20_Emphasis"><text:span text:style-name="T2">pengemudi</text:span></text:span><text:span text:style-name="T2"> truk, taksi, bus, atau bahkan ojek online, jika teknologi kendaraan otonom (Bab 7.1) benar-benar matang, aman, regulasinya jelas, dan diadopsi secara massal (meskipun ini kemungkinannya masih butuh waktu cukup lama). </text:span></text:p>
              </text:list-item>
            </text:list>
            <text:p text:style-name="Text_20_body"><text:span text:style-name="T2">Akibat dari otomatisasi ini, </text:span><text:span text:style-name="Strong_20_Emphasis"><text:span text:style-name="T2">permintaan untuk beberapa jenis pekerjaan memang berisiko menurun atau bahkan hilang</text:span></text:span><text:span text:style-name="T2"> di masa depan. Ini adalah konsekuensi logis dari kemajuan teknologi yang perlu kita hadapi dan antisipasi.</text:span></text:p>
            <text:p text:style-name="Text_20_body"><text:span text:style-name="Strong_20_Emphasis"><text:span text:style-name="T2">Sisi 2: TAPI... AI Juga Mengubah Pekerjaan yang Ada dan Menciptakan Pekerjaan Baru!</text:span></text:span></text:p>
            <text:p text:style-name="Text_20_body"><text:span text:style-name="T2">Di sisi lain, penting sekali untuk memahami bahwa dampak teknologi </text:span><text:span text:style-name="Strong_20_Emphasis"><text:span text:style-name="T2">tidak melulu soal eliminasi pekerjaan</text:span></text:span><text:span text:style-name="T2">. Sejarah telah menunjukkan (misalnya saat revolusi industri dengan penemuan mesin uap, atau revolusi digital dengan internet) bahwa teknologi baru seringkali </text:span><text:span text:style-name="Strong_20_Emphasis"><text:span text:style-name="T2">lebih banyak mengubah (</text:span></text:span><text:span text:style-name="Strong_20_Emphasis"><text:span text:style-name="Emphasis"><text:span text:style-name="T2">transform</text:span></text:span></text:span><text:span text:style-name="Strong_20_Emphasis"><text:span text:style-name="T2">) pekerjaan yang sudah ada dan menciptakan (</text:span></text:span><text:span text:style-name="Strong_20_Emphasis"><text:span text:style-name="Emphasis"><text:span text:style-name="T2">create</text:span></text:span></text:span><text:span text:style-name="Strong_20_Emphasis"><text:span text:style-name="T2">) jenis pekerjaan yang sama sekali baru</text:span></text:span><text:span text:style-name="T2">, daripada sekadar menghilangkannya. AI kemungkinan besar akan menunjukkan pola serupa:</text:span></text:p>
            <text:list xml:id="list3689136993926692866" text:style-name="L415">
              <text:list-item>
                <text:p text:style-name="P406"><text:span text:style-name="Strong_20_Emphasis"><text:span text:style-name="T2">Transformasi Pekerjaan Lama:</text:span></text:span><text:span text:style-name="T2"> Banyak profesi yang tidak akan hilang, tapi </text:span><text:span text:style-name="Strong_20_Emphasis"><text:span text:style-name="T2">cara kerjanya akan berubah secara signifikan</text:span></text:span><text:span text:style-name="T2">. Profesional di masa depan akan semakin dituntut untuk </text:span><text:span text:style-name="Strong_20_Emphasis"><text:span text:style-name="T2">bekerja berdampingan dengan AI</text:span></text:span><text:span text:style-name="T2">, memanfaatkan AI sebagai alat bantu untuk meningkatkan produktivitas dan kualitas kerja mereka. </text:span><text:soft-page-break/><text:span text:style-name="T2">Contohnya: </text:span></text:p>
                <text:list>
                  <text:list-item>
                    <text:p text:style-name="P247">Dokter menggunakan AI untuk membantu membaca hasil scan lebih cepat, tapi fokus pada diagnosis akhir dan perawatan pasien. </text:p>
                  </text:list-item>
                  <text:list-item>
                    <text:p text:style-name="P247">Guru menggunakan AI untuk membuat materi ajar yang dipersonalisasi, tapi fokus pada interaksi dan bimbingan siswa. </text:p>
                  </text:list-item>
                  <text:list-item>
                    <text:p text:style-name="P247">Penulis atau jurnalis menggunakan AI untuk riset awal atau draf pertama, tapi fokus pada analisis mendalam, wawancara, dan gaya penulisan unik. </text:p>
                  </text:list-item>
                  <text:list-item>
                    <text:p text:style-name="P247">Pekerja konstruksi mungkin dibantu robot AI untuk tugas berat, tapi fokus pada perencanaan dan pengawasan. </text:p>
                  </text:list-item>
                </text:list>
              </text:list-item>
              <text:list-item>
                <text:p text:style-name="P406"><text:span text:style-name="Strong_20_Emphasis"><text:span text:style-name="T2">Penciptaan Pekerjaan Baru:</text:span></text:span><text:span text:style-name="T2"> Perkembangan AI itu sendiri juga </text:span><text:span text:style-name="Strong_20_Emphasis"><text:span text:style-name="T2">melahirkan berbagai jenis pekerjaan dan profesi baru</text:span></text:span><text:span text:style-name="T2"> yang beberapa tahun lalu mungkin belum terpikirkan, seperti: </text:span></text:p>
                <text:list>
                  <text:list-item>
                    <text:p text:style-name="P406"><text:span text:style-name="Strong_20_Emphasis"><text:span text:style-name="T2">Pengembang AI:</text:span></text:span><text:span text:style-name="T2"> Ilmuwan Data (</text:span><text:span text:style-name="Emphasis"><text:span text:style-name="T2">Data Scientist</text:span></text:span><text:span text:style-name="T2">), Insinyur Machine Learning (</text:span><text:span text:style-name="Emphasis"><text:span text:style-name="T2">ML Engineer</text:span></text:span><text:span text:style-name="T2">), Peneliti AI. </text:span></text:p>
                  </text:list-item>
                  <text:list-item>
                    <text:p text:style-name="P406"><text:span text:style-name="Strong_20_Emphasis"><text:span text:style-name="T2">Spesialis Terkait AI:</text:span></text:span><text:span text:style-name="T2"> Ahli Etika AI (</text:span><text:span text:style-name="Emphasis"><text:span text:style-name="T2">AI Ethicist</text:span></text:span><text:span text:style-name="T2"> - memastikan AI tidak bias dan adil), Pelatih AI (</text:span><text:span text:style-name="Emphasis"><text:span text:style-name="T2">AI Trainer</text:span></text:span><text:span text:style-name="T2"> - 'mengajari' AI), </text:span><text:span text:style-name="Emphasis"><text:span text:style-name="T2">Prompt Engineer</text:span></text:span><text:span text:style-name="T2"> (ahli membuat perintah untuk AI Generatif), Spesialis Keamanan Siber AI. </text:span></text:p>
                  </text:list-item>
                  <text:list-item>
                    <text:p text:style-name="P406"><text:span text:style-name="Strong_20_Emphasis"><text:span text:style-name="T2">Pekerjaan Pendukung Ekosistem AI:</text:span></text:span><text:span text:style-name="T2"> Teknisi pemeliharaan sistem AI dan robotika, Manajer produk AI, Analis data untuk operasional AI. </text:span></text:p>
                  </text:list-item>
                  <text:list-item>
                    <text:p text:style-name="P194"><text:span text:style-name="Strong_20_Emphasis"><text:span text:style-name="T2">Pekerjaan di Industri Baru yang Dimungkinkan AI:</text:span></text:span><text:span text:style-name="T2"> Mungkin akan muncul industri baru di bidang kesehatan presisi, hiburan interaktif berbasis AI, pertanian cerdas, dll., yang menciptakan lapangan kerja baru. </text:span></text:p>
                  </text:list-item>
                </text:list>
              </text:list-item>
            </text:list>
            <text:p text:style-name="Text_20_body"><text:span text:style-name="Strong_20_Emphasis"><text:span text:style-name="T2">Akibatnya: Kebutuhan Keterampilan Akan Bergeser</text:span></text:span></text:p>
            <text:p text:style-name="Text_20_body"><text:span text:style-name="T2">Perubahan lanskap pekerjaan ini secara alami akan menyebabkan </text:span><text:span text:style-name="Strong_20_Emphasis"><text:span text:style-name="T2">pergeseran pada jenis keterampilan (</text:span></text:span><text:span text:style-name="Strong_20_Emphasis"><text:span text:style-name="Emphasis"><text:span text:style-name="T2">skills</text:span></text:span></text:span><text:span text:style-name="Strong_20_Emphasis"><text:span text:style-name="T2">)</text:span></text:span><text:span text:style-name="T2"> yang paling dibutuhkan di pasar kerja masa depan:</text:span></text:p>
            <text:list xml:id="list4965864861443348124" text:style-name="L416">
              <text:list-item>
                <text:p text:style-name="P407"><text:span text:style-name="Strong_20_Emphasis"><text:span text:style-name="T2">Keterampilan yang Mungkin Kurang Relevan:</text:span></text:span><text:span text:style-name="T2"> Kemampuan melakukan tugas manual rutin, menghafal fakta dasar (karena AI bisa melakukannya lebih cepat), pemrosesan informasi sederhana. </text:span></text:p>
              </text:list-item>
              <text:list-item>
                <text:p text:style-name="P407"><text:span text:style-name="Strong_20_Emphasis"><text:span text:style-name="T2">Keterampilan yang Akan Semakin Penting (Karena Sulit Ditiru AI </text:span></text:span><text:soft-page-break/><text:span text:style-name="Strong_20_Emphasis"><text:span text:style-name="T2">Saat Ini):</text:span></text:span><text:span text:style-name="T2"> </text:span></text:p>
                <text:list>
                  <text:list-item>
                    <text:p text:style-name="P407"><text:span text:style-name="Strong_20_Emphasis"><text:span text:style-name="T2">Kemampuan Berpikir Kritis &amp; Kreatif:</text:span></text:span><text:span text:style-name="T2"> Analisis masalah yang kompleks, pemecahan masalah yang tidak terstruktur, berpikir </text:span><text:span text:style-name="Emphasis"><text:span text:style-name="T2">out-of-the-box</text:span></text:span><text:span text:style-name="T2">, inovasi, menghasilkan ide orisinal. </text:span></text:p>
                  </text:list-item>
                  <text:list-item>
                    <text:p text:style-name="P407"><text:span text:style-name="Strong_20_Emphasis"><text:span text:style-name="T2">Kecerdasan Emosional &amp; Sosial:</text:span></text:span><text:span text:style-name="T2"> Kemampuan berkomunikasi secara efektif, membangun hubungan baik, bekerja sama dalam tim, berempati pada orang lain, kepemimpinan, negosiasi, memberikan layanan yang membutuhkan sentuhan personal. </text:span></text:p>
                  </text:list-item>
                  <text:list-item>
                    <text:p text:style-name="P407"><text:span text:style-name="Strong_20_Emphasis"><text:span text:style-name="T2">Kemampuan Belajar &amp; Beradaptasi:</text:span></text:span><text:span text:style-name="T2"> Kemauan untuk terus belajar hal baru seumur hidup (</text:span><text:span text:style-name="Emphasis"><text:span text:style-name="T2">lifelong learning</text:span></text:span><text:span text:style-name="T2">), fleksibilitas, ketahanan dalam menghadapi perubahan. </text:span></text:p>
                  </text:list-item>
                  <text:list-item>
                    <text:p text:style-name="P195"><text:span text:style-name="Strong_20_Emphasis"><text:span text:style-name="T2">Literasi Digital &amp; AI:</text:span></text:span><text:span text:style-name="T2"> Kemampuan dasar untuk memahami, menggunakan, dan bekerja secara efektif </text:span><text:span text:style-name="Emphasis"><text:span text:style-name="T2">dengan</text:span></text:span><text:span text:style-name="T2"> teknologi AI dan data. </text:span></text:p>
                  </text:list-item>
                </text:list>
              </text:list-item>
            </text:list>
            <text:p text:style-name="Text_20_body"><text:span text:style-name="Strong_20_Emphasis"><text:span text:style-name="T2">Kuncinya Bukan Panik, Tapi Adaptasi dan Kebijakan yang Tepat</text:span></text:span></text:p>
            <text:p text:style-name="Text_20_body"><text:span text:style-name="T2">Melihat potensi pergeseran ini, respons yang paling tepat bukanlah panik atau menolak teknologi, melainkan </text:span><text:span text:style-name="Strong_20_Emphasis"><text:span text:style-name="T2">fokus pada adaptasi dan persiapan</text:span></text:span><text:span text:style-name="T2">, baik di level individu maupun sistemik:</text:span></text:p>
            <text:list xml:id="list1710432203864470061" text:style-name="L417">
              <text:list-item>
                <text:p text:style-name="P408"><text:span text:style-name="Strong_20_Emphasis"><text:span text:style-name="T2">Tanggung Jawab Individu:</text:span></text:span><text:span text:style-name="T2"> Kita perlu proaktif untuk terus </text:span><text:span text:style-name="Strong_20_Emphasis"><text:span text:style-name="T2">belajar dan mengembangkan keterampilan</text:span></text:span><text:span text:style-name="T2"> yang relevan dengan masa depan, terutama </text:span><text:span text:style-name="Emphasis"><text:span text:style-name="T2">soft skills</text:span></text:span><text:span text:style-name="T2"> dan kemampuan berpikir tingkat tinggi. Jangan takut untuk mempelajari cara menggunakan alat-alat AI yang bisa membantu pekerjaan kita. </text:span></text:p>
              </text:list-item>
              <text:list-item>
                <text:p text:style-name="P408"><text:span text:style-name="Strong_20_Emphasis"><text:span text:style-name="T2">Tanggung Jawab Sistemik (Pemerintah, Institusi Pendidikan, Industri):</text:span></text:span><text:span text:style-name="T2"> </text:span></text:p>
                <text:list>
                  <text:list-item>
                    <text:p text:style-name="P408"><text:span text:style-name="Strong_20_Emphasis"><text:span text:style-name="T2">Reformasi Pendidikan:</text:span></text:span><text:span text:style-name="T2"> Kurikulum pendidikan (dari SD hingga universitas, termasuk di Medan dan seluruh Sumatera Utara) perlu direvisi agar lebih menekankan pada </text:span><text:span text:style-name="Emphasis"><text:span text:style-name="T2">critical thinking</text:span></text:span><text:span text:style-name="T2">, kreativitas, kolaborasi, pemecahan masalah, dan literasi digital/AI, bukan sekadar hafalan. </text:span></text:p>
                  </text:list-item>
                  <text:list-item>
                    <text:p text:style-name="P408"><text:span text:style-name="Strong_20_Emphasis"><text:span text:style-name="T2">Program Pelatihan Ulang (</text:span></text:span><text:span text:style-name="Strong_20_Emphasis"><text:span text:style-name="Emphasis"><text:span text:style-name="T2">Reskilling &amp; Upskilling</text:span></text:span></text:span><text:span text:style-name="Strong_20_Emphasis"><text:span text:style-name="T2">):</text:span></text:span><text:span text:style-name="T2"> Perlu ada investasi besar dalam program pelatihan yang efektif dan mudah diakses bagi para pekerja (terutama yang pekerjaannya paling berisiko terdampak) agar mereka bisa memperoleh </text:span><text:soft-page-break/><text:span text:style-name="T2">keterampilan baru dan beralih ke profesi yang permintaannya meningkat. </text:span></text:p>
                  </text:list-item>
                  <text:list-item>
                    <text:p text:style-name="P196"><text:span text:style-name="Strong_20_Emphasis"><text:span text:style-name="T2">Jaring Pengaman Sosial:</text:span></text:span><text:span text:style-name="T2"> Perlu dipikirkan bagaimana sistem jaring pengaman sosial (bantuan bagi pencari kerja, asuransi pengangguran, dll.) bisa diperkuat atau disesuaikan untuk membantu masyarakat melewati masa transisi teknologi ini dengan lebih baik, terutama bagi mereka yang mungkin kesulitan beradaptasi. </text:span></text:p>
                  </text:list-item>
                </text:list>
              </text:list-item>
            </text:list>
            <text:p text:style-name="Text_20_body"><text:span text:style-name="T2">Masa depan dunia kerja memang penuh ketidakpastian dengan hadirnya AI. Akan ada pekerjaan yang hilang, tapi akan ada pula pekerjaan yang berubah dan pekerjaan baru yang muncul. Kuncinya adalah bagaimana kita sebagai individu dan masyarakat bisa </text:span><text:span text:style-name="Strong_20_Emphasis"><text:span text:style-name="T2">beradaptasi, terus belajar, dan secara proaktif merancang kebijakan</text:span></text:span><text:span text:style-name="T2"> yang memastikan bahwa manfaat dari kemajuan AI ini bisa dirasakan oleh sebanyak mungkin orang, bukan hanya segelintir pihak saja. Perjalanan ini baru saja dimulai (termasuk saat kita merenungkannya di Sabtu malam, 29 Maret 2025, pukul 10:28 ini).</text:span></text:p>
            <text:p text:style-name="P443"/>
            <text:p text:style-name="Text_20_body"><text:span text:style-name="Strong_20_Emphasis"><text:span text:style-name="T2">(Tips Tambahan Opsional)</text:span></text:span></text:p>
            <text:list xml:id="list3108304599869676267" text:style-name="L418">
              <text:list-item>
                <text:p text:style-name="P409"><text:span text:style-name="Emphasis"><text:span text:style-name="Strong_20_Emphasis"><text:span text:style-name="T2">Saran Refleksi Pribadi:</text:span></text:span></text:span><text:span text:style-name="T2"> Ajak pembaca untuk sejenak memikirkan pekerjaan mereka sendiri (atau pekerjaan impian mereka). Tugas-tugas mana dalam pekerjaan itu yang sifatnya rutin dan mungkin bisa dibantu AI? Keterampilan apa yang paling penting dalam pekerjaan itu yang membutuhkan kreativitas atau interaksi manusia? Bagaimana mereka bisa mulai belajar menggunakan AI sebagai alat bantu dalam bidang mereka? </text:span></text:p>
              </text:list-item>
              <text:list-item>
                <text:p text:style-name="P197"><text:span text:style-name="Emphasis"><text:span text:style-name="Strong_20_Emphasis"><text:span text:style-name="T2">Prompt Ilustrasi (Opsional):</text:span></text:span></text:span><text:span text:style-name="T2"> "Buat ilustrasi infografis dengan judul 'AI &amp; Masa Depan Kerja'. Tampilkan tiga bagian utama: (1) Ikon 'pekerjaan lama' (misal: juru ketik) dengan tanda panah ke bawah/silang. (2) Ikon 'pekerjaan berubah' (misal: dokter + layar AI, pekerja pabrik + robot). (3) Ikon 'pekerjaan baru' (misal: data scientist, AI trainer, prompt engineer). Di bagian bawah, tampilkan ikon 'otak manusia' dengan tanda '!' dan teks 'Kunci: Adaptasi &amp; Belajar Skill Baru!'." </text:span></text:p>
              </text:list-item>
            </text:list>
            <text:p text:style-name="P443"/>
            <text:p text:style-name="P1"><text:soft-page-break/>Silakan berikan perintah "YAX" untuk melanjutkan ke prompt berikutnya (Sub-subbab 8.2.4).</text:p>
          </text:section>
          <text:section text:style-name="Sect1" text:name="feedback-form-62">
            <text:p text:style-name="P231"/>
          </text:section>
        </text:section>
        <text:section text:style-name="Sect1" text:name="1e844089cd599fbc">
          <text:p text:style-name="P1"/>
          <text:section text:style-name="Sect1" text:name="user-query-content-63">
            <text:p text:style-name="P439">YAX </text:p>
          </text:section>
          <text:p text:style-name="P231">Show thinking</text:p>
          <text:section text:style-name="Sect2" text:name="model-response-message-contentr_1e844089cd599fbc">
            <text:p text:style-name="Text_20_body"><text:span text:style-name="T2">Baik, mari kita lanjutkan pembahasan tentang sisi gelap AI yang sangat perlu kita waspadai di era informasi saat ini: </text:span><text:span text:style-name="Strong_20_Emphasis"><text:span text:style-name="T2">Sub-subbab 8.2.4: Hoax dan Deepfake</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namun sederhana </text:span></text:span><text:span text:style-name="Emphasis"><text:span text:style-name="Strong_20_Emphasis"><text:span text:style-name="T2">ancaman penyebaran informasi palsu (hoax)</text:span></text:span></text:span><text:span text:style-name="Emphasis"><text:span text:style-name="T2"> yang diperparah oleh AI, khususnya </text:span></text:span><text:span text:style-name="Emphasis"><text:span text:style-name="Strong_20_Emphasis"><text:span text:style-name="T2">deepfakes</text:span></text:span></text:span><text:span text:style-name="Emphasis"><text:span text:style-name="T2"> (relevant with Generative AI from Ch 7.2).</text:span></text:span><text:span text:style-name="T2"> * </text:span><text:span text:style-name="Emphasis"><text:span text:style-name="Strong_20_Emphasis"><text:span text:style-name="T2">Generative AI's Dark Side:</text:span></text:span></text:span><text:span text:style-name="Emphasis"><text:span text:style-name="T2"> Connect back to Generative AI (Ch 7.2). Explain that the same technology used for creativity can be used to create highly realistic fake content (text, images, audio, video).</text:span></text:span><text:span text:style-name="T2"> * </text:span><text:span text:style-name="Emphasis"><text:span text:style-name="Strong_20_Emphasis"><text:span text:style-name="T2">Deepfakes Explained Simply:</text:span></text:span></text:span><text:span text:style-name="Emphasis"><text:span text:style-name="T2"> Describe deepfakes as AI-generated videos or audio recordings that convincingly depict someone saying or doing something they never actually said or did.</text:span></text:span><text:span text:style-name="T2"> * </text:span><text:span text:style-name="Emphasis"><text:span text:style-name="Strong_20_Emphasis"><text:span text:style-name="T2">Impact:</text:span></text:span></text:span><text:span text:style-name="Emphasis"><text:span text:style-name="T2"> Explain the potential dangers: spreading political disinformation, damaging reputations, creating scams, eroding trust in media and institutions.</text:span></text:span><text:span text:style-name="T2"> * </text:span><text:span text:style-name="Emphasis"><text:span text:style-name="Strong_20_Emphasis"><text:span text:style-name="T2">Challenge:</text:span></text:span></text:span><text:span text:style-name="Emphasis"><text:span text:style-name="T2"> Mention the difficulty in detecting sophisticated deepfakes and the speed at which misinformation can spread online.</text:span></text:span><text:span text:style-name="T2"> * </text:span><text:span text:style-name="Emphasis"><text:span text:style-name="Strong_20_Emphasis"><text:span text:style-name="T2">Need for Critical Thinking &amp; Tools:</text:span></text:span></text:span><text:span text:style-name="Emphasis"><text:span text:style-name="T2"> Stress the importance of media literacy, critical evaluation of online content, and the development of AI tools to help detect synthetic media (though it's an ongoing arms race)."</text:span></text:span></text:p>
            <text:p text:style-name="Text_20_body"><text:span text:style-name="Strong_20_Emphasis"><text:span text:style-name="T2">Jawaban Saya:</text:span></text:span></text:p>
            <text:p text:style-name="Text_20_body"><text:span text:style-name="T2">Di Bab 7.2 kita sudah melihat betapa menakjubkannya kemampuan </text:span><text:span text:style-name="Strong_20_Emphasis"><text:span text:style-name="T2">AI Generatif (</text:span></text:span><text:span text:style-name="Strong_20_Emphasis"><text:span text:style-name="Emphasis"><text:span text:style-name="T2">Generative AI</text:span></text:span></text:span><text:span text:style-name="Strong_20_Emphasis"><text:span text:style-name="T2">)</text:span></text:span><text:span text:style-name="T2"> dalam 'menciptakan' gambar, tulisan, musik, atau kode baru. Ini membuka pintu kreativitas yang luar biasa. Namun, seperti koin yang punya dua sisi, teknologi canggih ini juga memiliki 'sisi gelap' yang sangat perlu kita waspadai: kemampuannya untuk disalahgunakan dalam membuat dan menyebarkan </text:span><text:span text:style-name="Strong_20_Emphasis"><text:span text:style-name="T2">informasi palsu (hoax), berita bohong, dan yang paling meresahkan, konten </text:span></text:span><text:span text:style-name="Strong_20_Emphasis"><text:span text:style-name="Emphasis"><text:span text:style-name="T2">deepfake</text:span></text:span></text:span><text:span text:style-name="T2"> dengan tingkat realisme yang semakin sulit dibedakan dari aslinya.</text:span></text:p>
            <text:p text:style-name="P1"><text:soft-page-break/>Kita di Indonesia sudah sangat akrab dengan masalah hoax yang menyebar cepat, terutama melalui grup WhatsApp dan media sosial. Seringkali hoax ini berupa teks provokatif atau gambar editan sederhana. Nah, bayangkan betapa lebih berbahayanya jika hoax tersebut didukung oleh 'bukti' berupa foto peristiwa yang tidak pernah terjadi tapi tampak asli, rekaman suara pejabat yang dimanipulasi, atau bahkan video seorang tokoh publik yang mengatakan sesuatu yang tidak pernah ia ucapkan – semuanya dibuat menggunakan AI!</text:p>
            <text:p text:style-name="Text_20_body"><text:span text:style-name="Strong_20_Emphasis"><text:span text:style-name="T2">Apa Itu </text:span></text:span><text:span text:style-name="Strong_20_Emphasis"><text:span text:style-name="Emphasis"><text:span text:style-name="T2">Deepfake</text:span></text:span></text:span><text:span text:style-name="Strong_20_Emphasis"><text:span text:style-name="T2">?</text:span></text:span></text:p>
            <text:p text:style-name="Text_20_body"><text:span text:style-name="T2">Istilah </text:span><text:span text:style-name="Emphasis"><text:span text:style-name="T2">Deepfake</text:span></text:span><text:span text:style-name="T2"> merujuk pada </text:span><text:span text:style-name="Strong_20_Emphasis"><text:span text:style-name="T2">konten video atau audio yang merupakan hasil rekayasa atau manipulasi menggunakan teknik AI canggih (seringkali </text:span></text:span><text:span text:style-name="Strong_20_Emphasis"><text:span text:style-name="Emphasis"><text:span text:style-name="T2">deep learning</text:span></text:span></text:span><text:span text:style-name="Strong_20_Emphasis"><text:span text:style-name="T2">, bagian dari ML) sehingga tampak sangat otentik</text:span></text:span><text:span text:style-name="T2">. </text:span><text:span text:style-name="Emphasis"><text:span text:style-name="T2">Deepfake</text:span></text:span><text:span text:style-name="T2"> bisa menampilkan seseorang (biasanya tokoh terkenal, tapi bisa siapa saja) </text:span><text:span text:style-name="Strong_20_Emphasis"><text:span text:style-name="T2">mengatakan atau melakukan sesuatu yang pada kenyataannya tidak pernah ia katakan atau lakukan</text:span></text:span><text:span text:style-name="T2">. Cara kerjanya secara konseptual, AI 'belajar' dari banyak sekali contoh video atau rekaman suara asli target, lalu ia bisa 'menempelkan' wajah target ke video orang lain (</text:span><text:span text:style-name="Emphasis"><text:span text:style-name="T2">face swap</text:span></text:span><text:span text:style-name="T2">), memanipulasi gerakan bibir agar sesuai dengan audio baru (</text:span><text:span text:style-name="Emphasis"><text:span text:style-name="T2">lip sync</text:span></text:span><text:span text:style-name="T2">), atau bahkan menciptakan video atau audio baru sepenuhnya menggunakan 'model' wajah atau suara target yang sudah dipelajarinya. Semakin canggih teknologinya, semakin mulus dan sulit dideteksi hasil </text:span><text:span text:style-name="Emphasis"><text:span text:style-name="T2">deepfake</text:span></text:span><text:span text:style-name="T2">-nya.</text:span></text:p>
            <text:p text:style-name="Text_20_body"><text:span text:style-name="Strong_20_Emphasis"><text:span text:style-name="T2">Bahaya Nyata di Balik Konten Palsu Buatan AI:</text:span></text:span></text:p>
            <text:p text:style-name="P1">Kemudahan menciptakan konten palsu yang sangat meyakinkan ini membawa potensi bahaya serius bagi individu dan tatanan masyarakat:</text:p>
            <text:list xml:id="list3130016997499722018" text:style-name="L419">
              <text:list-item>
                <text:p text:style-name="P410"><text:span text:style-name="Strong_20_Emphasis"><text:span text:style-name="T2">Senjata Ampuh Penyebar Disinformasi &amp; Propaganda:</text:span></text:span><text:span text:style-name="T2"> </text:span><text:span text:style-name="Emphasis"><text:span text:style-name="T2">Deepfake</text:span></text:span><text:span text:style-name="T2"> bisa menjadi alat yang sangat efektif untuk menyebarkan kebohongan dan memanipulasi opini publik, terutama di ranah politik. Bayangkan video palsu seorang kandidat pemilu yang tiba-tiba muncul beberapa hari sebelum pencoblosan, mengucapkan ujaran kebencian atau mengakui perbuatan tercela. Meskipun palsu, jika video itu viral, dampaknya bisa sangat merusak sebelum klarifikasi sempat dilakukan. Ini bisa dipakai untuk menjatuhkan lawan, memecah belah masyarakat, atau menggoyahkan stabilitas </text:span><text:soft-page-break/><text:span text:style-name="T2">negara. </text:span></text:p>
              </text:list-item>
              <text:list-item>
                <text:p text:style-name="P410"><text:span text:style-name="Strong_20_Emphasis"><text:span text:style-name="T2">Merusak Reputasi &amp; Alat Pemerasan:</text:span></text:span><text:span text:style-name="T2"> Tidak hanya politisi, siapapun bisa menjadi korban </text:span><text:span text:style-name="Emphasis"><text:span text:style-name="T2">deepfake</text:span></text:span><text:span text:style-name="T2">. Video atau audio palsu bisa dibuat untuk memfitnah, mempermalukan (termasuk dalam bentuk konten pornografi non-konsensual yang sangat merendahkan), atau bahkan memeras individu. Kerusakan reputasi yang ditimbulkannya bisa sangat parah dan sulit dipulihkan. </text:span></text:p>
              </text:list-item>
              <text:list-item>
                <text:p text:style-name="P410"><text:span text:style-name="Strong_20_Emphasis"><text:span text:style-name="T2">Modus Penipuan (</text:span></text:span><text:span text:style-name="Strong_20_Emphasis"><text:span text:style-name="Emphasis"><text:span text:style-name="T2">Scams</text:span></text:span></text:span><text:span text:style-name="Strong_20_Emphasis"><text:span text:style-name="T2">) yang Semakin Meyakinkan:</text:span></text:span><text:span text:style-name="T2"> Penipu bisa menggunakan teknologi AI untuk </text:span><text:span text:style-name="Strong_20_Emphasis"><text:span text:style-name="T2">meniru suara</text:span></text:span><text:span text:style-name="T2"> teman atau anggota keluarga Anda. Bayangkan Anda menerima telepon dari nomor tak dikenal, tapi suaranya mirip sekali dengan suara anak Anda yang sedang merantau, menangis dan meminta transfer uang darurat karena kecelakaan. Dengan suara yang sangat mirip, orang bisa lebih mudah tertipu. </text:span></text:p>
              </text:list-item>
              <text:list-item>
                <text:p text:style-name="P198"><text:span text:style-name="Strong_20_Emphasis"><text:span text:style-name="T2">Mengikis Kepercayaan pada Informasi &amp; Realitas:</text:span></text:span><text:span text:style-name="T2"> Ini mungkin dampak jangka panjang yang paling mengkhawatirkan. Jika kita terus menerus dibombardir oleh gambar, video, dan audio palsu yang semakin sulit dibedakan dari yang asli, lama kelamaan kita bisa sampai pada titik di mana kita </text:span><text:span text:style-name="Strong_20_Emphasis"><text:span text:style-name="T2">tidak bisa lagi percaya pada apa yang kita lihat dan dengar</text:span></text:span><text:span text:style-name="T2">. Kepercayaan pada jurnalisme, pada bukti visual, pada institusi, bahkan pada indra kita sendiri bisa terkikis habis. Ini adalah ancaman serius bagi fondasi masyarakat yang berdasarkan fakta dan kebenaran. </text:span></text:p>
              </text:list-item>
            </text:list>
            <text:p text:style-name="Text_20_body"><text:span text:style-name="Strong_20_Emphasis"><text:span text:style-name="T2">Tantangan dalam Memerangi 'Tsunami' Konten Palsu AI:</text:span></text:span></text:p>
            <text:p text:style-name="Text_20_body"><text:span text:style-name="T2">Memberantas hoax dan </text:span><text:span text:style-name="Emphasis"><text:span text:style-name="T2">deepfake</text:span></text:span><text:span text:style-name="T2"> berbasis AI ini bukan perkara mudah karena:</text:span></text:p>
            <text:list xml:id="list3215014339150105764" text:style-name="L420">
              <text:list-item>
                <text:p text:style-name="P411"><text:span text:style-name="Strong_20_Emphasis"><text:span text:style-name="T2">Teknologi Berkembang Cepat:</text:span></text:span><text:span text:style-name="T2"> Kualitas </text:span><text:span text:style-name="Emphasis"><text:span text:style-name="T2">deepfake</text:span></text:span><text:span text:style-name="T2"> semakin hari semakin realistis dan sulit dideteksi mata telanjang. Sementara itu, alat untuk membuatnya (meskipun mungkin belum secanggih itu) menjadi semakin mudah diakses. </text:span></text:p>
              </text:list-item>
              <text:list-item>
                <text:p text:style-name="P199"><text:span text:style-name="Strong_20_Emphasis"><text:span text:style-name="T2">Kecepatan Penyebaran Viral:</text:span></text:span><text:span text:style-name="T2"> Sifat media sosial dan aplikasi pesan instan (seperti WhatsApp yang sangat populer di Indonesia) membuat konten palsu yang sensasional bisa menyebar dalam hitungan menit ke jutaan orang (bahkan saat kita sedang santai di Sabtu malam seperti sekarang, 29 Maret 2025 pukul 10:36 ini!). </text:span><text:soft-page-break/><text:span text:style-name="T2">Proses verifikasi dan klarifikasi seringkali kalah cepat. </text:span></text:p>
              </text:list-item>
            </text:list>
            <text:p text:style-name="Text_20_body"><text:span text:style-name="Strong_20_Emphasis"><text:span text:style-name="T2">Apa yang Bisa Kita Lakukan? Perkuat 'Benteng Pertahanan' Diri!</text:span></text:span></text:p>
            <text:p text:style-name="P1">Meskipun situasinya tampak suram, kita tidak boleh pasrah. Ada beberapa lapis pertahanan yang perlu kita bangun bersama:</text:p>
            <text:list xml:id="list5492954251714929181" text:style-name="L421">
              <text:list-item>
                <text:p text:style-name="P412"><text:span text:style-name="Strong_20_Emphasis"><text:span text:style-name="T2">Literasi Digital &amp; Berpikir Kritis (Pertahanan Utama!):</text:span></text:span><text:span text:style-name="T2"> Ini adalah 'vaksin' paling ampuh. Kita harus melatih diri kita sendiri dan orang-orang di sekitar kita untuk </text:span><text:span text:style-name="Strong_20_Emphasis"><text:span text:style-name="T2">tidak mudah percaya dan tidak gegabah menyebarkan</text:span></text:span><text:span text:style-name="T2"> informasi atau konten apapun yang kita terima secara online, secanggih atau semeyakinkan apapun kelihatannya. Biasakan untuk selalu: </text:span></text:p>
                <text:list>
                  <text:list-item>
                    <text:p text:style-name="P412"><text:span text:style-name="Strong_20_Emphasis"><text:span text:style-name="T2">Cek &amp; Ricek Sumbernya:</text:span></text:span><text:span text:style-name="T2"> Apakah dari sumber yang jelas dan kredibel? </text:span></text:p>
                  </text:list-item>
                  <text:list-item>
                    <text:p text:style-name="P412"><text:span text:style-name="Strong_20_Emphasis"><text:span text:style-name="T2">Cari Berita Pembanding:</text:span></text:span><text:span text:style-name="T2"> Apakah media terpercaya lain juga memberitakan hal yang sama? </text:span></text:p>
                  </text:list-item>
                  <text:list-item>
                    <text:p text:style-name="P412"><text:span text:style-name="Strong_20_Emphasis"><text:span text:style-name="T2">Perhatikan Kejanggalan:</text:span></text:span><text:span text:style-name="T2"> Meskipun makin sulit, coba amati detail pada video atau gambar (gerakan bibir aneh, kedipan mata tidak natural, bayangan tidak konsisten, detail latar belakang aneh). </text:span></text:p>
                  </text:list-item>
                  <text:list-item>
                    <text:p text:style-name="P412"><text:span text:style-name="Strong_20_Emphasis"><text:span text:style-name="T2">Gunakan Logika &amp; Jangan Terpancing Emosi:</text:span></text:span><text:span text:style-name="T2"> Apakah informasi ini masuk akal? Apakah terlalu provokatif atau terlalu bagus untuk jadi kenyataan? Selalu ingat prinsip emas: </text:span><text:span text:style-name="Strong_20_Emphasis"><text:span text:style-name="T2">"Saring sebelum Sharing!"</text:span></text:span><text:span text:style-name="T2"> </text:span></text:p>
                  </text:list-item>
                </text:list>
              </text:list-item>
              <text:list-item>
                <text:p text:style-name="P412"><text:span text:style-name="Strong_20_Emphasis"><text:span text:style-name="T2">Pengembangan Alat Deteksi:</text:span></text:span><text:span text:style-name="T2"> Para peneliti terus bekerja keras mengembangkan </text:span><text:span text:style-name="Strong_20_Emphasis"><text:span text:style-name="T2">teknologi AI lain untuk mencoba mendeteksi</text:span></text:span><text:span text:style-name="T2"> apakah sebuah konten kemungkinan besar merupakan hasil rekayasa AI. Namun, perlu diingat ini seperti </text:span><text:span text:style-name="Strong_20_Emphasis"><text:span text:style-name="T2">perlombaan senjata</text:span></text:span><text:span text:style-name="T2">; teknologi pemalsuan dan pendeteksian akan terus saling kejar. </text:span></text:p>
              </text:list-item>
              <text:list-item>
                <text:p text:style-name="P412"><text:span text:style-name="Strong_20_Emphasis"><text:span text:style-name="T2">Regulasi &amp; Penegakan Hukum:</text:span></text:span><text:span text:style-name="T2"> Diperlukan aturan hukum yang jelas dan sanksi yang tegas untuk pelaku pembuatan dan penyebaran </text:span><text:span text:style-name="Emphasis"><text:span text:style-name="T2">deepfake</text:span></text:span><text:span text:style-name="T2"> yang bertujuan jahat (di Indonesia, ini mungkin berkaitan dengan </text:span><text:span text:style-name="Strong_20_Emphasis"><text:span text:style-name="T2">UU ITE</text:span></text:span><text:span text:style-name="T2"> dan aturan turunannya). Penegakan hukum yang efektif juga sangat penting. </text:span></text:p>
              </text:list-item>
              <text:list-item>
                <text:p text:style-name="P200"><text:span text:style-name="Strong_20_Emphasis"><text:span text:style-name="T2">Tanggung Jawab Platform Digital:</text:span></text:span><text:span text:style-name="T2"> Perusahaan raksasa teknologi (media sosial, platform video, mesin pencari) memiliki tanggung jawab moral dan sosial untuk proaktif dalam mengembangkan </text:span><text:soft-page-break/><text:span text:style-name="T2">kebijakan dan teknologi guna </text:span><text:span text:style-name="Strong_20_Emphasis"><text:span text:style-name="T2">membatasi penyebaran konten manipulatif berbahaya</text:span></text:span><text:span text:style-name="T2"> di platform mereka, serta memberikan label peringatan pada konten yang dicurigai. </text:span></text:p>
              </text:list-item>
            </text:list>
            <text:p text:style-name="Text_20_body"><text:span text:style-name="T2">Ancaman disinformasi yang diperkuat oleh AI, terutama </text:span><text:span text:style-name="Emphasis"><text:span text:style-name="T2">deepfake</text:span></text:span><text:span text:style-name="T2">, adalah tantangan serius bagi kita semua. Meskipun teknologi pendeteksi terus dikembangkan, pertahanan terkuat pada akhirnya terletak pada </text:span><text:span text:style-name="Strong_20_Emphasis"><text:span text:style-name="T2">kemampuan berpikir kritis, literasi media, dan tanggung jawab kita masing-masing</text:span></text:span><text:span text:style-name="T2"> sebagai pengguna teknologi digital.</text:span></text:p>
            <text:p text:style-name="P443"/>
            <text:p text:style-name="Text_20_body"><text:span text:style-name="Strong_20_Emphasis"><text:span text:style-name="T2">(Tips Tambahan Opsional)</text:span></text:span></text:p>
            <text:list xml:id="list1905913091246758411" text:style-name="L422">
              <text:list-item>
                <text:p text:style-name="P413"><text:span text:style-name="Emphasis"><text:span text:style-name="Strong_20_Emphasis"><text:span text:style-name="T2">Saran Edukasi:</text:span></text:span></text:span><text:span text:style-name="T2"> Dorong pembaca untuk mencari sumber-sumber edukasi tentang cara mengenali hoax dan </text:span><text:span text:style-name="Emphasis"><text:span text:style-name="T2">deepfake</text:span></text:span><text:span text:style-name="T2"> (meskipun semakin sulit). Banyak lembaga pemeriksa fakta (</text:span><text:span text:style-name="Emphasis"><text:span text:style-name="T2">fact-checker</text:span></text:span><text:span text:style-name="T2">) kredibel di Indonesia seperti Masyarakat Anti Fitnah Indonesia (Mafindo), CekFakta.com, atau kanal cek fakta dari media terpercaya yang bisa menjadi rujukan untuk memverifikasi informasi. </text:span></text:p>
              </text:list-item>
              <text:list-item>
                <text:p text:style-name="P201"><text:span text:style-name="Emphasis"><text:span text:style-name="Strong_20_Emphasis"><text:span text:style-name="T2">Prompt Ilustrasi (Opsional):</text:span></text:span></text:span><text:span text:style-name="T2"> "Buat ilustrasi yang menggambarkan bahaya </text:span><text:span text:style-name="Emphasis"><text:span text:style-name="T2">deepfake</text:span></text:span><text:span text:style-name="T2">. Tampilkan layar ponsel/komputer yang sedang memutar video seorang tokoh publik. Namun, wajah tokoh tersebut tampak sedikit 'retak' atau 'meleleh', dan di belakang layar ada ikon 'tangan jahat' atau 'topeng' yang sedang 'memainkan' gambar tersebut. Di sekitar layar, ada ikon orang-orang yang tampak marah, bingung, atau saling menunjuk. Beri judul 'WASPADA! AI Bisa Membuat Kepalsuan Terlihat Nyata (Deepfake &amp; Hoax)'." </text:span></text:p>
              </text:list-item>
            </text:list>
            <text:p text:style-name="P443"/>
            <text:p text:style-name="P1">Silakan berikan perintah "YAX" untuk melanjutkan ke prompt berikutnya (Subbab 8.3).</text:p>
          </text:section>
          <text:section text:style-name="Sect1" text:name="feedback-form-63">
            <text:p text:style-name="P231"/>
          </text:section>
        </text:section>
        <text:section text:style-name="Sect1" text:name="473ad5f4d45619f2">
          <text:p text:style-name="P1"/>
          <text:section text:style-name="Sect1" text:name="user-query-content-64">
            <text:p text:style-name="P439">YAX </text:p>
          </text:section>
          <text:p text:style-name="P231">Show thinking</text:p>
          <text:section text:style-name="Sect2" text:name="model-response-message-contentr_473ad5f4d45619f2">
            <text:p text:style-name="Text_20_body"><text:span text:style-name="T2">Baik, setelah membahas berbagai peluang dan tantangan, mari kita fokus pada 'rambu-rambu' penting dalam perjalanan AI ini di </text:span><text:span text:style-name="Strong_20_Emphasis"><text:span text:style-name="T2">Subbab 8.3: </text:span></text:span><text:soft-page-break/><text:span text:style-name="Strong_20_Emphasis"><text:span text:style-name="T2">Pentingnya Etika dalam Pengembangan AI</text:span></text:span><text:span text:style-name="T2">.</text:span></text:p>
            <text:p text:style-name="Text_20_body"><text:span text:style-name="Strong_20_Emphasis"><text:span text:style-name="T2">Prompt:</text:span></text:span><text:span text:style-name="T2"> </text:span><text:span text:style-name="Emphasis"><text:span text:style-name="T2">"Jelaskan secara mendalam </text:span></text:span><text:span text:style-name="Emphasis"><text:span text:style-name="Strong_20_Emphasis"><text:span text:style-name="T2">mengapa etika sangat penting</text:span></text:span></text:span><text:span text:style-name="Emphasis"><text:span text:style-name="T2"> dalam seluruh siklus pengembangan dan penerapan AI.</text:span></text:span><text:span text:style-name="T2"> * </text:span><text:span text:style-name="Emphasis"><text:span text:style-name="Strong_20_Emphasis"><text:span text:style-name="T2">AI is Not Neutral:</text:span></text:span></text:span><text:span text:style-name="Emphasis"><text:span text:style-name="T2"> Emphasize that AI systems reflect the values and choices of their creators and the societies they operate in.</text:span></text:span><text:span text:style-name="T2"> * </text:span><text:span text:style-name="Emphasis"><text:span text:style-name="Strong_20_Emphasis"><text:span text:style-name="T2">Need for Guidelines:</text:span></text:span></text:span><text:span text:style-name="Emphasis"><text:span text:style-name="T2"> Argue that because of AI's potential impact (both good and bad, as discussed in 8.1 and 8.2), it's crucial to develop and follow ethical principles.</text:span></text:span><text:span text:style-name="T2"> * </text:span><text:span text:style-name="Emphasis"><text:span text:style-name="Strong_20_Emphasis"><text:span text:style-name="T2">Key Ethical Principles (Simplified):</text:span></text:span></text:span><text:span text:style-name="Emphasis"><text:span text:style-name="T2"> Mention core concepts like fairness (avoiding bias), transparency (understanding how AI makes decisions), accountability (who is responsible when AI errs?), privacy, security, human well-being, and ensuring AI serves humanity's best interests.</text:span></text:span><text:span text:style-name="T2"> * </text:span><text:span text:style-name="Emphasis"><text:span text:style-name="Strong_20_Emphasis"><text:span text:style-name="T2">Shared Responsibility:</text:span></text:span></text:span><text:span text:style-name="Emphasis"><text:span text:style-name="T2"> State that ensuring ethical AI is not just the job of tech companies, but involves researchers, policymakers, businesses, and the public.</text:span></text:span></text:p>
            <text:list xml:id="list2945733093226664066" text:style-name="L423">
              <text:list-item>
                <text:p text:style-name="P202"><text:span text:style-name="Emphasis"><text:span text:style-name="T2">Tekankan goal: Build AI systems that are trustworthy, beneficial, and aligned with human values."</text:span></text:span><text:span text:style-name="T2"> </text:span></text:p>
              </text:list-item>
            </text:list>
            <text:p text:style-name="Text_20_body"><text:span text:style-name="Strong_20_Emphasis"><text:span text:style-name="T2">Jawaban Saya:</text:span></text:span></text:p>
            <text:p text:style-name="Text_20_body"><text:span text:style-name="T2">Kita sudah melihat betapa Kecerdasan Buatan (AI) memiliki potensi luar biasa untuk membawa kebaikan (Subbab 8.1), namun di saat yang sama juga menyimpan risiko dan tantangan serius (Subbab 8.2). Melihat kedua sisi ini, pertanyaan paling mendasar yang harus kita jawab adalah: </text:span><text:span text:style-name="Strong_20_Emphasis"><text:span text:style-name="T2">Bagaimana kita memastikan teknologi yang sangat kuat ini digunakan untuk tujuan yang benar dan tidak malah menimbulkan kerusakan? Bagaimana kita mengarahkan perkembangannya agar selaras dengan nilai-nilai kemanusiaan?</text:span></text:span></text:p>
            <text:p text:style-name="Text_20_body"><text:span text:style-name="T2">Jawabannya terletak pada sebuah fondasi yang tak boleh kita lupakan: </text:span><text:span text:style-name="Strong_20_Emphasis"><text:span text:style-name="T2">ETIKA</text:span></text:span><text:span text:style-name="T2">. Etika, yang berbicara tentang prinsip benar dan salah, baik dan buruk, menjadi </text:span><text:span text:style-name="Strong_20_Emphasis"><text:span text:style-name="T2">kompas moral</text:span></text:span><text:span text:style-name="T2"> yang sangat krusial untuk memandu setiap langkah kita dalam merancang, mengembangkan, menerapkan, dan mengatur Kecerdasan Buatan.</text:span></text:p>
            <text:p text:style-name="Text_20_body"><text:span text:style-name="Strong_20_Emphasis"><text:span text:style-name="T2">Mengapa Etika Menjadi Sangat Penting dalam Konteks AI?</text:span></text:span></text:p>
            <text:list xml:id="list6047563911224040623" text:style-name="L424">
              <text:list-item>
                <text:p text:style-name="P203"><text:span text:style-name="Strong_20_Emphasis"><text:span text:style-name="T2">Karena AI Tidak Pernah Benar-Benar Netral:</text:span></text:span><text:span text:style-name="T2"> Mungkin ada anggapan bahwa teknologi itu netral; ia hanyalah alat. Namun, AI </text:span><text:soft-page-break/><text:span text:style-name="T2">sedikit berbeda. Sistem AI </text:span><text:span text:style-name="Strong_20_Emphasis"><text:span text:style-name="T2">dibangun oleh manusia</text:span></text:span><text:span text:style-name="T2">, </text:span><text:span text:style-name="Strong_20_Emphasis"><text:span text:style-name="T2">dilatih menggunakan data yang berasal dari dunia nyata (yang penuh bias)</text:span></text:span><text:span text:style-name="T2">, dan </text:span><text:span text:style-name="Strong_20_Emphasis"><text:span text:style-name="T2">tujuan pembuatannya ditentukan oleh manusia atau organisasi</text:span></text:span><text:span text:style-name="T2">. Oleh karena itu, AI secara tak terhindarkan akan </text:span><text:span text:style-name="Strong_20_Emphasis"><text:span text:style-name="T2">menyerap dan merefleksikan nilai-nilai, prioritas, asumsi, tujuan, dan bahkan prasangka (sadar atau tidak sadar)</text:span></text:span><text:span text:style-name="T2"> dari para pembuatnya dan dari data tempat ia belajar. Keputusan yang dihasilkan AI bukanlah sekadar hasil perhitungan matematis murni, melainkan produk dari serangkaian pilihan desain dan data yang sarat dengan muatan etis dan sosial.</text:span></text:p>
              </text:list-item>
              <text:list-item>
                <text:p text:style-name="P203"><text:span text:style-name="Strong_20_Emphasis"><text:span text:style-name="T2">Karena Dampak AI Sangat Luas dan Mendalam:</text:span></text:span><text:span text:style-name="T2"> Seperti yang telah kita diskusikan, AI berpotensi mengubah cara kita bekerja, berkomunikasi, mendapatkan informasi, mengakses layanan kesehatan, hingga mempengaruhi isu fundamental seperti keadilan sosial dan privasi. Dengan </text:span><text:span text:style-name="Strong_20_Emphasis"><text:span text:style-name="T2">kekuatan dan jangkauan dampak yang begitu besar</text:span></text:span><text:span text:style-name="T2">, membiarkan AI berkembang tanpa panduan etis sama saja seperti memberikan kemudi mobil super cepat kepada pengemudi yang matanya tertutup. Kita </text:span><text:span text:style-name="Strong_20_Emphasis"><text:span text:style-name="T2">perlu rambu-rambu dan prinsip etika yang jelas</text:span></text:span><text:span text:style-name="T2"> untuk mengarahkan pengembangan AI ke jalur yang aman dan bermanfaat, serta untuk mencegah atau meminimalkan potensi bahayanya secara proaktif.</text:span></text:p>
              </text:list-item>
            </text:list>
            <text:p text:style-name="Text_20_body"><text:span text:style-name="Strong_20_Emphasis"><text:span text:style-name="T2">Prinsip-Prinsip Etika Kunci yang Perlu Diperhatikan (Secara Sederhana):</text:span></text:span></text:p>
            <text:p text:style-name="P1">Saat ini, para ahli, pemerintah, dan organisasi internasional sedang giat merumuskan pedoman etika AI. Meskipun bisa bervariasi, beberapa prinsip inti yang sering menjadi perhatian utama antara lain:</text:p>
            <text:list xml:id="list1074420689979934752" text:style-name="L425">
              <text:list-item>
                <text:p text:style-name="P414"><text:span text:style-name="Strong_20_Emphasis"><text:span text:style-name="T2">Keadilan dan Non-Diskriminasi (</text:span></text:span><text:span text:style-name="Strong_20_Emphasis"><text:span text:style-name="Emphasis"><text:span text:style-name="T2">Fairness &amp; Non-Discrimination</text:span></text:span></text:span><text:span text:style-name="Strong_20_Emphasis"><text:span text:style-name="T2">):</text:span></text:span><text:span text:style-name="T2"> Bagaimana merancang AI agar </text:span><text:span text:style-name="Strong_20_Emphasis"><text:span text:style-name="T2">tidak menghasilkan keputusan atau perlakuan yang bias secara sistematis</text:span></text:span><text:span text:style-name="T2"> yang merugikan individu atau kelompok tertentu berdasarkan suku, agama, ras, gender, usia, disabilitas, atau karakteristik lainnya? (Ini terkait erat dengan masalah bias di Subbab 8.2.2). </text:span></text:p>
              </text:list-item>
              <text:list-item>
                <text:p text:style-name="P414"><text:span text:style-name="Strong_20_Emphasis"><text:span text:style-name="T2">Transparansi dan Keterjelasan (</text:span></text:span><text:span text:style-name="Strong_20_Emphasis"><text:span text:style-name="Emphasis"><text:span text:style-name="T2">Transparency &amp; Explainability</text:span></text:span></text:span><text:span text:style-name="Strong_20_Emphasis"><text:span text:style-name="T2">):</text:span></text:span><text:span text:style-name="T2"> Sejauh mana kita bisa </text:span><text:span text:style-name="Strong_20_Emphasis"><text:span text:style-name="T2">memahami atau mendapatkan penjelasan</text:span></text:span><text:span text:style-name="T2"> </text:span><text:soft-page-break/><text:span text:style-name="T2">tentang bagaimana sebuah sistem AI (terutama yang kompleks seperti </text:span><text:span text:style-name="Emphasis"><text:span text:style-name="T2">deep learning</text:span></text:span><text:span text:style-name="T2">) sampai pada suatu keputusan atau rekomendasi? Ini penting terutama untuk keputusan berdampak tinggi (misal, diagnosis medis, kelayakan kredit). Kita perlu berusaha mengurangi sifat 'kotak hitam' (</text:span><text:span text:style-name="Emphasis"><text:span text:style-name="T2">black box</text:span></text:span><text:span text:style-name="T2">) pada AI. </text:span></text:p>
              </text:list-item>
              <text:list-item>
                <text:p text:style-name="P414"><text:span text:style-name="Strong_20_Emphasis"><text:span text:style-name="T2">Akuntabilitas dan Tanggung Jawab (</text:span></text:span><text:span text:style-name="Strong_20_Emphasis"><text:span text:style-name="Emphasis"><text:span text:style-name="T2">Accountability &amp; Responsibility</text:span></text:span></text:span><text:span text:style-name="Strong_20_Emphasis"><text:span text:style-name="T2">):</text:span></text:span><text:span text:style-name="T2"> Jika sistem AI melakukan kesalahan atau menyebabkan kerugian (misalnya, mobil otonom kecelakaan, AI diagnosis salah), </text:span><text:span text:style-name="Strong_20_Emphasis"><text:span text:style-name="T2">siapa yang harus bertanggung jawab?</text:span></text:span><text:span text:style-name="T2"> Apakah pembuat algoritmanya? Perusahaan yang menggunakannya? Pengguna akhirnya? Harus ada mekanisme yang jelas untuk menentukan tanggung jawab dan akuntabilitas. </text:span></text:p>
              </text:list-item>
              <text:list-item>
                <text:p text:style-name="P414"><text:span text:style-name="Strong_20_Emphasis"><text:span text:style-name="T2">Privasi (</text:span></text:span><text:span text:style-name="Strong_20_Emphasis"><text:span text:style-name="Emphasis"><text:span text:style-name="T2">Privacy</text:span></text:span></text:span><text:span text:style-name="Strong_20_Emphasis"><text:span text:style-name="T2">):</text:span></text:span><text:span text:style-name="T2"> Bagaimana memastikan bahwa </text:span><text:span text:style-name="Strong_20_Emphasis"><text:span text:style-name="T2">data pribadi individu dihormati dan dilindungi</text:span></text:span><text:span text:style-name="T2"> di setiap tahap siklus hidup AI, mulai dari pengumpulan, penyimpanan, penggunaan, hingga penghapusan data? (Terkait Subbab 8.2.1). Prinsip seperti </text:span><text:span text:style-name="Emphasis"><text:span text:style-name="T2">privacy by design</text:span></text:span><text:span text:style-name="T2"> (memikirkan privasi sejak awal perancangan) menjadi krusial. </text:span></text:p>
              </text:list-item>
              <text:list-item>
                <text:p text:style-name="P414"><text:span text:style-name="Strong_20_Emphasis"><text:span text:style-name="T2">Keamanan dan Keandalan (</text:span></text:span><text:span text:style-name="Strong_20_Emphasis"><text:span text:style-name="Emphasis"><text:span text:style-name="T2">Safety &amp; Reliability</text:span></text:span></text:span><text:span text:style-name="Strong_20_Emphasis"><text:span text:style-name="T2">):</text:span></text:span><text:span text:style-name="T2"> Bagaimana memastikan bahwa sistem AI </text:span><text:span text:style-name="Strong_20_Emphasis"><text:span text:style-name="T2">aman digunakan</text:span></text:span><text:span text:style-name="T2">, tidak mudah error, tidak menghasilkan output yang berbahaya, dan </text:span><text:span text:style-name="Strong_20_Emphasis"><text:span text:style-name="T2">tahan terhadap serangan siber</text:span></text:span><text:span text:style-name="T2"> atau upaya manipulasi dari pihak luar? </text:span></text:p>
              </text:list-item>
              <text:list-item>
                <text:p text:style-name="P414"><text:span text:style-name="Strong_20_Emphasis"><text:span text:style-name="T2">Kesejahteraan Manusia dan Keberlanjutan (</text:span></text:span><text:span text:style-name="Strong_20_Emphasis"><text:span text:style-name="Emphasis"><text:span text:style-name="T2">Human Well-being &amp; Sustainability</text:span></text:span></text:span><text:span text:style-name="Strong_20_Emphasis"><text:span text:style-name="T2">):</text:span></text:span><text:span text:style-name="T2"> Apakah pengembangan dan penerapan AI ini pada akhirnya benar-benar </text:span><text:span text:style-name="Strong_20_Emphasis"><text:span text:style-name="T2">meningkatkan kualitas hidup manusia</text:span></text:span><text:span text:style-name="T2">, mendukung harkat dan martabat manusia, serta </text:span><text:span text:style-name="Strong_20_Emphasis"><text:span text:style-name="T2">berkontribusi positif pada kelestarian lingkungan</text:span></text:span><text:span text:style-name="T2"> dan tujuan pembangunan berkelanjutan? Ini harus menjadi tujuan utamanya. </text:span></text:p>
              </text:list-item>
              <text:list-item>
                <text:p text:style-name="P204"><text:span text:style-name="Strong_20_Emphasis"><text:span text:style-name="T2">Kendali dan Pengawasan Manusia (</text:span></text:span><text:span text:style-name="Strong_20_Emphasis"><text:span text:style-name="Emphasis"><text:span text:style-name="T2">Human Oversight</text:span></text:span></text:span><text:span text:style-name="Strong_20_Emphasis"><text:span text:style-name="T2">):</text:span></text:span><text:span text:style-name="T2"> Bagaimana memastikan bahwa </text:span><text:span text:style-name="Strong_20_Emphasis"><text:span text:style-name="T2">manusia tetap memegang kendali akhir</text:span></text:span><text:span text:style-name="T2"> atas sistem AI, terutama dalam situasi-situasi kritis? AI harus tetap menjadi alat yang membantu dan dikendalikan oleh manusia, bukan sebaliknya. </text:span></text:p>
              </text:list-item>
            </text:list>
            <text:p text:style-name="Text_20_body"><text:span text:style-name="Strong_20_Emphasis"><text:span text:style-name="T2">Membangun AI yang Beretika: Ini Tanggung Jawab Kita Semua!</text:span></text:span></text:p>
            <text:p text:style-name="Text_20_body"><text:span text:style-name="T2">Menegakkan prinsip-prinsip etika ini bukanlah tugas yang mudah dan tidak bisa dibebankan hanya pada satu pihak saja. Ini adalah </text:span><text:span text:style-name="Strong_20_Emphasis"><text:span text:style-name="T2">tanggung jawab </text:span></text:span><text:soft-page-break/><text:span text:style-name="Strong_20_Emphasis"><text:span text:style-name="T2">kolektif</text:span></text:span><text:span text:style-name="T2"> yang membutuhkan peran serta aktif dari:</text:span></text:p>
            <text:list xml:id="list3641179208856294986" text:style-name="L426">
              <text:list-item>
                <text:p text:style-name="P415"><text:span text:style-name="Strong_20_Emphasis"><text:span text:style-name="T2">Para Peneliti dan Akademisi:</text:span></text:span><text:span text:style-name="T2"> Untuk terus mengembangkan metode AI yang lebih adil, transparan, aman, dan untuk mengkaji dampak sosial-etisnya secara mendalam. </text:span></text:p>
              </text:list-item>
              <text:list-item>
                <text:p text:style-name="P415"><text:span text:style-name="Strong_20_Emphasis"><text:span text:style-name="T2">Perusahaan Teknologi dan Pengembang AI:</text:span></text:span><text:span text:style-name="T2"> Untuk mengadopsi dan menerapkan prinsip-prinsip etika ini secara serius dalam setiap produk dan layanan yang mereka buat, serta bersikap lebih transparan. </text:span></text:p>
              </text:list-item>
              <text:list-item>
                <text:p text:style-name="P415"><text:span text:style-name="Strong_20_Emphasis"><text:span text:style-name="T2">Pemerintah dan Pembuat Kebijakan:</text:span></text:span><text:span text:style-name="T2"> Untuk merumuskan </text:span><text:span text:style-name="Strong_20_Emphasis"><text:span text:style-name="T2">regulasi dan kerangka hukum</text:span></text:span><text:span text:style-name="T2"> yang adaptif namun jelas guna memandu pengembangan AI yang bertanggung jawab, melindungi hak-hak warga negara (seperti melalui </text:span><text:span text:style-name="Strong_20_Emphasis"><text:span text:style-name="T2">UU PDP</text:span></text:span><text:span text:style-name="T2"> di Indonesia), dan mendorong inovasi yang beretika. (Perlu dicatat, pemerintah Indonesia kabarnya sedang menyusun Strategi Nasional Kecerdasan Artifisial – per akhir Maret 2025 ini – di mana aspek etika dan tata kelola diharapkan menjadi pilar penting). </text:span></text:p>
              </text:list-item>
              <text:list-item>
                <text:p text:style-name="P205"><text:span text:style-name="Strong_20_Emphasis"><text:span text:style-name="T2">Masyarakat Sipil, Organisasi Non-Pemerintah, dan Kita Semua sebagai Warga Negara dan Pengguna:</text:span></text:span><text:span text:style-name="T2"> Untuk terus </text:span><text:span text:style-name="Strong_20_Emphasis"><text:span text:style-name="T2">meningkatkan kesadaran</text:span></text:span><text:span text:style-name="T2"> tentang isu etika AI, </text:span><text:span text:style-name="Strong_20_Emphasis"><text:span text:style-name="T2">terlibat aktif dalam diskusi publik</text:span></text:span><text:span text:style-name="T2">, </text:span><text:span text:style-name="Strong_20_Emphasis"><text:span text:style-name="T2">menuntut akuntabilitas</text:span></text:span><text:span text:style-name="T2"> dari pengembang dan pemerintah, dan yang terpenting, </text:span><text:span text:style-name="Strong_20_Emphasis"><text:span text:style-name="T2">membekali diri dengan literasi AI</text:span></text:span><text:span text:style-name="T2"> (seperti yang diharapkan dari membaca buku ini!) agar bisa berpartisipasi secara kritis dan konstruktif. </text:span></text:p>
              </text:list-item>
            </text:list>
            <text:p text:style-name="Text_20_body"><text:span text:style-name="Strong_20_Emphasis"><text:span text:style-name="T2">Tujuan Akhirnya: AI yang Bisa Dipercaya dan Melayani Kemanusiaan</text:span></text:span></text:p>
            <text:p text:style-name="Text_20_body"><text:span text:style-name="T2">Pada hakikatnya, semua diskusi tentang etika AI ini bermuara pada satu tujuan besar: bagaimana kita bisa memastikan bahwa teknologi yang sangat kuat ini kita kembangkan dan manfaatkan untuk </text:span><text:span text:style-name="Strong_20_Emphasis"><text:span text:style-name="T2">menciptakan masa depan yang lebih baik bagi semua orang</text:span></text:span><text:span text:style-name="T2">. Kita ingin membangun sistem AI yang </text:span><text:span text:style-name="Strong_20_Emphasis"><text:span text:style-name="T2">dapat kita percaya (</text:span></text:span><text:span text:style-name="Strong_20_Emphasis"><text:span text:style-name="Emphasis"><text:span text:style-name="T2">trustworthy</text:span></text:span></text:span><text:span text:style-name="Strong_20_Emphasis"><text:span text:style-name="T2">)</text:span></text:span><text:span text:style-name="T2">, yang </text:span><text:span text:style-name="Strong_20_Emphasis"><text:span text:style-name="T2">terbukti membawa manfaat nyata (</text:span></text:span><text:span text:style-name="Strong_20_Emphasis"><text:span text:style-name="Emphasis"><text:span text:style-name="T2">beneficial</text:span></text:span></text:span><text:span text:style-name="Strong_20_Emphasis"><text:span text:style-name="T2">)</text:span></text:span><text:span text:style-name="T2">, yang </text:span><text:span text:style-name="Strong_20_Emphasis"><text:span text:style-name="T2">aman (</text:span></text:span><text:span text:style-name="Strong_20_Emphasis"><text:span text:style-name="Emphasis"><text:span text:style-name="T2">safe</text:span></text:span></text:span><text:span text:style-name="Strong_20_Emphasis"><text:span text:style-name="T2">)</text:span></text:span><text:span text:style-name="T2"> dan </text:span><text:span text:style-name="Strong_20_Emphasis"><text:span text:style-name="T2">andal (</text:span></text:span><text:span text:style-name="Strong_20_Emphasis"><text:span text:style-name="Emphasis"><text:span text:style-name="T2">reliable</text:span></text:span></text:span><text:span text:style-name="Strong_20_Emphasis"><text:span text:style-name="T2">)</text:span></text:span><text:span text:style-name="T2">, yang </text:span><text:span text:style-name="Strong_20_Emphasis"><text:span text:style-name="T2">adil (</text:span></text:span><text:span text:style-name="Strong_20_Emphasis"><text:span text:style-name="Emphasis"><text:span text:style-name="T2">fair</text:span></text:span></text:span><text:span text:style-name="Strong_20_Emphasis"><text:span text:style-name="T2">)</text:span></text:span><text:span text:style-name="T2"> dan tidak diskriminatif, serta yang operasinya </text:span><text:span text:style-name="Strong_20_Emphasis"><text:span text:style-name="T2">selaras dengan nilai-nilai luhur kemanusiaan (</text:span></text:span><text:span text:style-name="Strong_20_Emphasis"><text:span text:style-name="Emphasis"><text:span text:style-name="T2">aligned with human values</text:span></text:span></text:span><text:span text:style-name="Strong_20_Emphasis"><text:span text:style-name="T2">)</text:span></text:span><text:span text:style-name="T2">. Etika adalah kompas yang harus kita pegang erat dalam perjalanan menavigasi era AI yang penuh peluang sekaligus tantangan ini.</text:span></text:p>
            <text:p text:style-name="P443"/>
            <text:p text:style-name="Text_20_body"><text:soft-page-break/><text:span text:style-name="Strong_20_Emphasis"><text:span text:style-name="T2">(Tips Tambahan Opsional)</text:span></text:span></text:p>
            <text:list xml:id="list2647637184390711622" text:style-name="L427">
              <text:list-item>
                <text:p text:style-name="P416"><text:span text:style-name="Emphasis"><text:span text:style-name="Strong_20_Emphasis"><text:span text:style-name="T2">Saran Diskusi Lanjutan:</text:span></text:span></text:span><text:span text:style-name="T2"> Anda bisa menambahkan beberapa pertanyaan reflektif di akhir subbab ini untuk memancing pemikiran pembaca lebih lanjut, misalnya: "Menurut Anda, prinsip etika mana yang paling penting untuk diterapkan di Indonesia?", "Bagaimana cara kita sebagai individu bisa berkontribusi pada pengembangan AI yang lebih etis?", "Apa peran lembaga keagamaan atau budaya lokal dalam memandu etika AI?". </text:span></text:p>
              </text:list-item>
              <text:list-item>
                <text:p text:style-name="P206"><text:span text:style-name="Emphasis"><text:span text:style-name="Strong_20_Emphasis"><text:span text:style-name="T2">Prompt Ilustrasi (Opsional):</text:span></text:span></text:span><text:span text:style-name="T2"> "Buat ilustrasi yang menggambarkan ikon 'otak AI/chip' yang berada di persimpangan jalan. Satu jalan menuju ke arah ikon 'manfaat/kemajuan' (misal: roket, grafik naik, simbol kesehatan). Jalan lain menuju ke arah ikon 'risiko/bahaya' (misal: tengkorak, rantai putus, simbol ketidakadilan). Di tengah persimpangan itu, berdiri ikon 'kompas' besar dengan jarumnya menunjuk ke arah 'ETIKA' yang berada di jalur menuju manfaat. Judul: 'Etika: Kompas Pengarah Jalan AI'." </text:span></text:p>
              </text:list-item>
            </text:list>
            <text:p text:style-name="P443"/>
            <text:p text:style-name="Text_20_body"><text:span text:style-name="T2">Ini adalah akhir dari Bab 8. Silakan berikan perintah "YAX" jika Anda ingin saya melanjutkan ke prompt untuk </text:span><text:span text:style-name="Strong_20_Emphasis"><text:span text:style-name="T2">Pengantar Bab 9</text:span></text:span><text:span text:style-name="T2">.</text:span></text:p>
          </text:section>
          <text:section text:style-name="Sect1" text:name="feedback-form-64">
            <text:p text:style-name="P231"/>
          </text:section>
        </text:section>
        <text:section text:style-name="Sect1" text:name="b1f47142d2b4158f">
          <text:p text:style-name="P1"/>
          <text:section text:style-name="Sect1" text:name="user-query-content-65">
            <text:p text:style-name="P439">YAX </text:p>
          </text:section>
          <text:p text:style-name="P231">Show thinking</text:p>
          <text:section text:style-name="Sect2" text:name="model-response-message-contentr_b1f47142d2b4158f">
            <text:p text:style-name="Text_20_body"><text:span text:style-name="T2">Baik, kita telah sampai di bab terakhir dari buku ini. Setelah menjelajahi berbagai aspek AI, kini saatnya kita kembali fokus pada diri kita sendiri. Selamat datang di </text:span><text:span text:style-name="Strong_20_Emphasis"><text:span text:style-name="T2">Bab 9: Anda dan AI: Bagaimana Bersikap?</text:span></text:span><text:span text:style-name="T2">.</text:span></text:p>
            <text:p text:style-name="Text_20_body"><text:span text:style-name="T2">Berikut adalah jawaban untuk prompt </text:span><text:span text:style-name="Strong_20_Emphasis"><text:span text:style-name="T2">Pengantar Bab 9</text:span></text:span><text:span text:style-name="T2">:</text:span></text:p>
            <text:p text:style-name="Text_20_body"><text:span text:style-name="Strong_20_Emphasis"><text:span text:style-name="T2">Prompt:</text:span></text:span><text:span text:style-name="T2"> </text:span><text:span text:style-name="Emphasis"><text:span text:style-name="T2">"Tuliskan paragraf pengantar untuk Bab 9 yang berjudul 'Anda dan AI: Bagaimana Bersikap?'. Awali dengan transisi dari diskusi societal (Bab 8) ke level personal. Akui bahwa setelah mempelajari kerja AI, aplikasi, potensi, dan risikonya, pembaca mungkin bertanya, "Jadi, apa yang harus saya lakukan? Bagaimana saya harus memikirkan AI?". Janjikan bahwa bab penutup ini akan menawarkan perspektif praktis dan tips untuk menavigasi </text:span></text:span><text:soft-page-break/><text:span text:style-name="Emphasis"><text:span text:style-name="T2">era AI secara pribadi, mendorong keingintahuan dan keterlibatan kritis daripada ketakutan atau penerimaan buta."</text:span></text:span></text:p>
            <text:p text:style-name="Text_20_body"><text:span text:style-name="Strong_20_Emphasis"><text:span text:style-name="T2">Jawaban Saya:</text:span></text:span></text:p>
            <text:p text:style-name="P1">Selamat datang di bab pamungkas dari perjalanan kita mengarungi dunia Kecerdasan Buatan (AI) "Tanpa Pusing"! Di bab-bab sebelumnya, kita sudah berusaha 'berkenalan' dengan AI, memahami cara kerjanya yang seringkali berbasis pada pembelajaran dari data (Machine Learning), melihat contoh-contoh penerapannya yang sudah ada di sekitar kita, mengintip sekilas tren masa depannya yang menarik, hingga merenungkan bersama tentang peluang besar sekaligus tantangan serius yang dibawanya bagi masyarakat kita (seperti yang baru saja kita diskusikan di Bab 8).</text:p>
            <text:p text:style-name="Text_20_body"><text:span text:style-name="T2">Setelah menyerap semua informasi itu, sangat wajar jika kini muncul pertanyaan dalam benak Anda: </text:span><text:span text:style-name="Strong_20_Emphasis"><text:span text:style-name="T2">"Baik, saya sudah tahu ini semua. Lalu... apa pengaruhnya buat </text:span></text:span><text:span text:style-name="Strong_20_Emphasis"><text:span text:style-name="Emphasis"><text:span text:style-name="T2">saya</text:span></text:span></text:span><text:span text:style-name="Strong_20_Emphasis"><text:span text:style-name="T2">? Bagaimana seharusnya </text:span></text:span><text:span text:style-name="Strong_20_Emphasis"><text:span text:style-name="Emphasis"><text:span text:style-name="T2">saya pribadi</text:span></text:span></text:span><text:span text:style-name="Strong_20_Emphasis"><text:span text:style-name="T2"> menyikapi fenomena AI ini dalam kehidupan saya sehari-hari? Apa yang perlu saya lakukan?"</text:span></text:span></text:p>
            <text:p text:style-name="P1">Pertanyaan ini sangatlah penting. Karena pada akhirnya, sehebat apapun sebuah teknologi, ia akan berinteraksi dan memberikan dampak pada level individu. Nah, Bab 9 ini kami dedikasikan untuk mencoba menjawab pertanyaan personal tersebut. Anggaplah bab ini sebagai rangkuman 'bekal' akhir atau semacam kompas pribadi yang bisa Anda gunakan untuk melangkah ke depan.</text:p>
            <text:p text:style-name="Text_20_body"><text:span text:style-name="T2">Di bab penutup ini, kita tidak akan lagi terlalu fokus pada detail teknis atau isu-isu sosial yang luas. Sebaliknya, kita akan lebih banyak membahas tentang </text:span><text:span text:style-name="Strong_20_Emphasis"><text:span text:style-name="T2">sikap, pola pikir, dan langkah-langkah praktis</text:span></text:span><text:span text:style-name="T2"> yang bisa kita kembangkan sebagai individu dalam menghadapi era AI yang terus berkembang ini (termasuk saat Anda mungkin membaca ini di Sabtu malam yang tenang di Medan, 29 Maret 2025, pukul 10:42 malam). Kita akan diskusikan:</text:span></text:p>
            <text:list xml:id="list1361187206219405489" text:style-name="L428">
              <text:list-item>
                <text:p text:style-name="P417"><text:span text:style-name="T2">Bagaimana cara membangun </text:span><text:span text:style-name="Strong_20_Emphasis"><text:span text:style-name="T2">pola pikir yang seimbang</text:span></text:span><text:span text:style-name="T2">: tidak perlu paranoid atau takut berlebihan pada AI, tapi juga jangan mudah percaya atau terlena begitu saja (pentingnya tetap </text:span><text:span text:style-name="Strong_20_Emphasis"><text:span text:style-name="T2">kritis</text:span></text:span><text:span text:style-name="T2">). </text:span></text:p>
              </text:list-item>
              <text:list-item>
                <text:p text:style-name="P417"><text:span text:style-name="T2">Beberapa tips sederhana agar kita bisa </text:span><text:span text:style-name="Strong_20_Emphasis"><text:span text:style-name="T2">tetap 'update' tentang perkembangan AI tanpa merasa kewalahan</text:span></text:span><text:span text:style-name="T2"> atau 'pusing' oleh </text:span><text:soft-page-break/><text:span text:style-name="T2">istilah-istilah baru yang terus bermunculan. </text:span></text:p>
              </text:list-item>
              <text:list-item>
                <text:p text:style-name="P417"><text:span text:style-name="T2">Sedikit 'contekan' agar Anda bisa </text:span><text:span text:style-name="Strong_20_Emphasis"><text:span text:style-name="T2">merasa lebih percaya diri saat terlibat dalam obrolan santai</text:span></text:span><text:span text:style-name="T2"> tentang AI dengan teman, keluarga, atau kolega. </text:span></text:p>
              </text:list-item>
              <text:list-item>
                <text:p text:style-name="P207"><text:span text:style-name="T2">Pengingat penting bahwa </text:span><text:span text:style-name="Strong_20_Emphasis"><text:span text:style-name="T2">AI pada dasarnya adalah alat</text:span></text:span><text:span text:style-name="T2">, dan kita semua, termasuk Anda, punya peran dalam </text:span><text:span text:style-name="Strong_20_Emphasis"><text:span text:style-name="T2">menentukan arah penggunaannya</text:span></text:span><text:span text:style-name="T2"> di masa depan. </text:span></text:p>
              </text:list-item>
            </text:list>
            <text:p text:style-name="Text_20_body"><text:span text:style-name="T2">Tujuan utama bab terakhir ini adalah untuk </text:span><text:span text:style-name="Strong_20_Emphasis"><text:span text:style-name="T2">memberdayakan Anda</text:span></text:span><text:span text:style-name="T2">. Kami berharap, setelah menyelesaikan bagian ini, Anda akan merasa lebih siap, lebih tenang, lebih percaya diri, dan tentunya lebih bijak dalam menyikapi kehadiran AI dalam hidup Anda. Bukan dengan ketakutan, bukan pula dengan pemujaan buta, melainkan dengan </text:span><text:span text:style-name="Strong_20_Emphasis"><text:span text:style-name="T2">rasa ingin tahu yang terkelola, sikap kritis yang sehat, dan kesadaran akan peran Anda sendiri.</text:span></text:span><text:span text:style-name="T2"> Mari kita simak bersama 'bekal' penutup ini!</text:span></text:p>
            <text:p text:style-name="P443"/>
            <text:p text:style-name="Text_20_body"><text:span text:style-name="Strong_20_Emphasis"><text:span text:style-name="T2">(Tips Tambahan Opsional)</text:span></text:span></text:p>
            <text:list xml:id="list7323167655286225369" text:style-name="L429">
              <text:list-item>
                <text:p text:style-name="P418"><text:span text:style-name="Emphasis"><text:span text:style-name="Strong_20_Emphasis"><text:span text:style-name="T2">Saran Metafora Visual:</text:span></text:span></text:span><text:span text:style-name="T2"> Gunakan ikon 'kompas' atau 'peta jalan pribadi' sebagai elemen visual yang berulang di bab ini. Ini akan memperkuat pesan bahwa bab ini berfungsi sebagai panduan personal bagi pembaca dalam menavigasi lanskap AI. </text:span></text:p>
              </text:list-item>
              <text:list-item>
                <text:p text:style-name="P208"><text:span text:style-name="Emphasis"><text:span text:style-name="Strong_20_Emphasis"><text:span text:style-name="T2">Prompt Ilustrasi (Opsional):</text:span></text:span></text:span><text:span text:style-name="T2"> "Buat ilustrasi header untuk Bab 9 dengan judul 'Bab 9: Anda dan AI: Bagaimana Bersikap?'. Ilustrasi menampilkan ikon seseorang (mungkin siluet agar netral) berdiri di awal sebuah jalan setapak yang berkelok menuju cakrawala bertuliskan 'Era AI'. Orang tersebut memegang sebuah 'kompas' atau 'peta'. Berikan kesan optimisme, persiapan, dan panduan untuk perjalanan ke depan. Gaya visual memotivasi dan jelas." </text:span></text:p>
              </text:list-item>
            </text:list>
            <text:p text:style-name="P443"/>
            <text:p text:style-name="P1">Silakan berikan perintah "YAX" untuk melanjutkan ke prompt berikutnya (Subbab 9.1).</text:p>
          </text:section>
          <text:section text:style-name="Sect1" text:name="feedback-form-65">
            <text:p text:style-name="P231"/>
          </text:section>
        </text:section>
        <text:section text:style-name="Sect1" text:name="92cb88edf67d2531">
          <text:p text:style-name="P1"/>
          <text:section text:style-name="Sect1" text:name="user-query-content-66">
            <text:p text:style-name="P439">YAX </text:p>
          </text:section>
          <text:p text:style-name="P231"><text:soft-page-break/>Show thinking</text:p>
          <text:section text:style-name="Sect2" text:name="model-response-message-contentr_92cb88edf67d2531">
            <text:p text:style-name="Text_20_body"><text:span text:style-name="T2">Baik, mari kita mulai bagian akhir ini dengan membahas bagaimana sebaiknya sikap mental kita dalam menghadapi AI di </text:span><text:span text:style-name="Strong_20_Emphasis"><text:span text:style-name="T2">Subbab 9.1: Jangan Takut, Tapi Tetap Kritis</text:span></text:span><text:span text:style-name="T2">.</text:span></text:p>
            <text:p text:style-name="Text_20_body"><text:span text:style-name="Strong_20_Emphasis"><text:span text:style-name="T2">Prompt:</text:span></text:span><text:span text:style-name="T2"> </text:span><text:span text:style-name="Emphasis"><text:span text:style-name="T2">"Berikan nasihat kepada pembaca untuk mengembangkan </text:span></text:span><text:span text:style-name="Emphasis"><text:span text:style-name="Strong_20_Emphasis"><text:span text:style-name="T2">sikap yang seimbang</text:span></text:span></text:span><text:span text:style-name="Emphasis"><text:span text:style-name="T2"> terhadap AI: </text:span></text:span><text:span text:style-name="Emphasis"><text:span text:style-name="Strong_20_Emphasis"><text:span text:style-name="T2">tidak perlu takut berlebihan, tapi juga jangan menelan mentah-mentah</text:span></text:span></text:span><text:span text:style-name="Emphasis"><text:span text:style-name="T2"> semua klaim tentang AI (tetap kritis!).</text:span></text:span><text:span text:style-name="T2"> * </text:span><text:span text:style-name="Emphasis"><text:span text:style-name="Strong_20_Emphasis"><text:span text:style-name="T2">Recap Key Message:</text:span></text:span></text:span><text:span text:style-name="Emphasis"><text:span text:style-name="T2"> Reiterate that AI, at its core, is a tool created by humans, based on principles that can be understood (as shown throughout the book). The goal was "Tanpa Pusing" – demystification reduces fear.</text:span></text:span><text:span text:style-name="T2"> * </text:span><text:span text:style-name="Emphasis"><text:span text:style-name="Strong_20_Emphasis"><text:span text:style-name="T2">Avoid Unnecessary Fear:</text:span></text:span></text:span><text:span text:style-name="Emphasis"><text:span text:style-name="T2"> Discourage fear based on sci-fi hype or exaggerated claims. Emphasize that understanding (even basic understanding from this book) is the best antidote to fear.</text:span></text:span><text:span text:style-name="T2"> * </text:span><text:span text:style-name="Emphasis"><text:span text:style-name="Strong_20_Emphasis"><text:span text:style-name="T2">Importance of Critical Thinking:</text:span></text:span></text:span><text:span text:style-name="Emphasis"><text:span text:style-name="T2"> Simultaneously, warn against blind acceptance. Encourage readers to question AI applications they encounter. Ask simple questions like: "How might this AI be making decisions?", "What data is it using?", "Could there be bias here?", "What are the potential consequences?".</text:span></text:span><text:span text:style-name="T2"> * </text:span><text:span text:style-name="Emphasis"><text:span text:style-name="Strong_20_Emphasis"><text:span text:style-name="T2">Balanced View:</text:span></text:span></text:span><text:span text:style-name="Emphasis"><text:span text:style-name="T2"> Promote a mindset of cautious optimism or informed pragmatism. Recognize the benefits while staying alert to the risks discussed in Chapter 8.</text:span></text:span><text:span text:style-name="T2"> * </text:span><text:span text:style-name="Emphasis"><text:span text:style-name="Strong_20_Emphasis"><text:span text:style-name="T2">Empowerment:</text:span></text:span></text:span><text:span text:style-name="Emphasis"><text:span text:style-name="T2"> Frame understanding and critical thinking as forms of empowerment in navigating the AI era."</text:span></text:span></text:p>
            <text:p text:style-name="Text_20_body"><text:span text:style-name="Strong_20_Emphasis"><text:span text:style-name="T2">Jawaban Saya:</text:span></text:span></text:p>
            <text:p text:style-name="P1">Nah, setelah kita melakukan perjalanan panjang memahami seluk-beluk Kecerdasan Buatan (AI)—dari konsep dasarnya, cara kerjanya, contoh penerapannya, hingga potensi dan risikonya—pertanyaan pentingnya adalah: bagaimana sebaiknya sikap kita sehari-hari terhadap teknologi ini? Apakah kita harus menyambutnya dengan tangan terbuka tanpa syarat, atau justru membangun tembok ketakutan dan kecurigaan?</text:p>
            <text:p text:style-name="Text_20_body"><text:span text:style-name="T2">Jawaban yang paling bijaksana, seperti seringkali dalam hidup, adalah mencari </text:span><text:span text:style-name="Strong_20_Emphasis"><text:span text:style-name="T2">keseimbangan</text:span></text:span><text:span text:style-name="T2">. Sikap yang kami anjurkan adalah: </text:span><text:span text:style-name="Strong_20_Emphasis"><text:span text:style-name="T2">Jangan takut berlebihan, tapi selalu sertai dengan sikap kritis!</text:span></text:span><text:span text:style-name="T2"> Mari kita jabarkan maksudnya:</text:span></text:p>
            <text:p text:style-name="Text_20_body"><text:span text:style-name="Strong_20_Emphasis"><text:span text:style-name="T2">1. Usir Rasa Takut yang Tidak Perlu dengan Pemahaman</text:span></text:span><text:span text:style-name="T2"> Ingat tujuan </text:span><text:soft-page-break/><text:span text:style-name="T2">utama buku ini? "AI Tanpa Pusing". Kami berharap, setelah membaca penjelasan dan analogi di bab-bab sebelumnya, Anda menyadari bahwa AI itu </text:span><text:span text:style-name="Strong_20_Emphasis"><text:span text:style-name="T2">bukanlah sihir atau kekuatan gaib yang tak terpahami</text:span></text:span><text:span text:style-name="T2">. Ia adalah </text:span><text:span text:style-name="Strong_20_Emphasis"><text:span text:style-name="T2">teknologi hasil karya manusia</text:span></text:span><text:span text:style-name="T2">, yang dibangun di atas prinsip-prinsip logika, matematika, dan ilmu komputer yang (setidaknya secara konsep dasar) bisa kita mengerti. AI belajar dari data (Bab 2 &amp; 3), AI seringkali hanya 'spesialis' di bidang sempit (</text:span><text:span text:style-name="Emphasis"><text:span text:style-name="T2">Narrow AI</text:span></text:span><text:span text:style-name="T2"> - Bab 1), dan AI bisa mewarisi bias manusia (Bab 8.2.2).</text:span></text:p>
            <text:p text:style-name="Text_20_body"><text:span text:style-name="T2">Jadi, singkirkan dulu bayangan-bayangan seram dari film fiksi ilmiah tentang robot super cerdas yang ingin menguasai dunia. AI yang ada saat ini (awal tahun 2025) masih jauh dari kemampuan itu. Ia tidak punya kesadaran, emosi, atau niat jahat layaknya manusia. Ia adalah alat. </text:span><text:span text:style-name="Strong_20_Emphasis"><text:span text:style-name="T2">Pengetahuan dan pemahaman adalah 'obat' terbaik untuk melawan rasa takut</text:span></text:span><text:span text:style-name="T2"> yang muncul dari ketidaktahuan atau gambaran yang dilebih-lebihkan. Semakin kita paham (meskipun hanya dasarnya), semakin proporsional dan realistis pandangan kita terhadap AI.</text:span></text:p>
            <text:p text:style-name="Text_20_body"><text:span text:style-name="Strong_20_Emphasis"><text:span text:style-name="T2">2. Tapi, Jangan Juga 'Menelan' Semuanya Mentah-Mentah (Tetap Kritis!)</text:span></text:span><text:span text:style-name="T2"> Di sisi lain spektrum, meskipun tidak perlu takut berlebihan, kita juga </text:span><text:span text:style-name="Strong_20_Emphasis"><text:span text:style-name="T2">sangat tidak dianjurkan untuk menerima begitu saja</text:span></text:span><text:span text:style-name="T2"> semua hal tentang AI atau hasil kerjanya. Jangan mudah terpesona oleh klaim-klaim pemasaran yang bombastis ("AI kami bisa menyelesaikan semua masalah!"). Jangan pula menganggap output atau keputusan dari sistem AI selalu 100% benar, objektif, atau adil hanya karena ia dihasilkan oleh 'komputer'.</text:span></text:p>
            <text:p text:style-name="Text_20_body"><text:span text:style-name="T2">Ingat: AI bisa salah (karena data latihannya kurang bagus atau algoritmanya tidak sempurna), AI bisa bias (karena data latihannya bias), dan cara kerjanya seringkali tidak sepenuhnya transparan ('kotak hitam'). Oleh karena itu, sangat penting bagi kita untuk selalu </text:span><text:span text:style-name="Strong_20_Emphasis"><text:span text:style-name="T2">mengaktifkan 'radar' berpikir kritis</text:span></text:span><text:span text:style-name="T2"> kita saat berhadapan dengan AI, baik saat menggunakannya langsung maupun saat membaca berita tentangnya.</text:span></text:p>
            <text:p text:style-name="P1">Coba biasakan bertanya pada diri sendiri:</text:p>
            <text:list xml:id="list2655001746692842054" text:style-name="L430">
              <text:list-item>
                <text:p text:style-name="P248">"Apakah fitur 'pintar' di aplikasi ini benar-benar butuh AI, atau hanya otomatisasi biasa?" </text:p>
              </text:list-item>
              <text:list-item>
                <text:p text:style-name="P248">"Saat AI ini memberikan saran atau prediksi, kira-kira data apa ya <text:soft-page-break/>yang jadi dasar 'pembelajarannya'? Apakah data itu mungkin punya bias?" </text:p>
              </text:list-item>
              <text:list-item>
                <text:p text:style-name="P248">"Seberapa besar kemungkinan AI ini membuat kesalahan? Apa saja keterbatasannya?" </text:p>
              </text:list-item>
              <text:list-item>
                <text:p text:style-name="P248">"Apa konsekuensinya kalau saya terlalu percaya atau bergantung pada hasil dari AI ini dalam mengambil keputusan penting?" </text:p>
              </text:list-item>
              <text:list-item>
                <text:p text:style-name="P15">"Siapa yang paling diuntungkan dari penggunaan AI ini? Adakah pihak yang mungkin dirugikan?" </text:p>
              </text:list-item>
            </text:list>
            <text:p text:style-name="Text_20_body"><text:span text:style-name="T2">Mengajukan pertanyaan-pertanyaan ini membantu kita menjadi pengguna dan pengamat teknologi yang lebih </text:span><text:span text:style-name="Strong_20_Emphasis"><text:span text:style-name="T2">sadar, cerdas, dan tidak mudah terbawa arus</text:span></text:span><text:span text:style-name="T2">.</text:span></text:p>
            <text:p text:style-name="Text_20_body"><text:span text:style-name="Strong_20_Emphasis"><text:span text:style-name="T2">3. Menuju Sikap Seimbang: Optimisme yang Berhati-hati</text:span></text:span><text:span text:style-name="T2"> Jadi, sikap yang ideal adalah kombinasi antara keterbukaan terhadap potensi positif AI dengan kewaspadaan terhadap risikonya. Kita bisa menyebutnya </text:span><text:span text:style-name="Strong_20_Emphasis"><text:span text:style-name="T2">optimisme yang berhati-hati (</text:span></text:span><text:span text:style-name="Strong_20_Emphasis"><text:span text:style-name="Emphasis"><text:span text:style-name="T2">cautious optimism</text:span></text:span></text:span><text:span text:style-name="Strong_20_Emphasis"><text:span text:style-name="T2">)</text:span></text:span><text:span text:style-name="T2"> atau </text:span><text:span text:style-name="Strong_20_Emphasis"><text:span text:style-name="T2">pragmatisme yang terinformasi (</text:span></text:span><text:span text:style-name="Strong_20_Emphasis"><text:span text:style-name="Emphasis"><text:span text:style-name="T2">informed pragmatism</text:span></text:span></text:span><text:span text:style-name="Strong_20_Emphasis"><text:span text:style-name="T2">)</text:span></text:span><text:span text:style-name="T2">. Kita akui dan sambut baik potensi besar AI untuk membantu memecahkan masalah dan meningkatkan kualitas hidup kita (seperti dibahas di Bab 8.1). Kita bisa antusias mencoba dan memanfaatkan alat-alat AI yang memang terbukti bermanfaat.</text:span></text:p>
            <text:p text:style-name="Text_20_body"><text:span text:style-name="T2">Namun, antusiasme ini harus selalu diimbangi dengan </text:span><text:span text:style-name="Strong_20_Emphasis"><text:span text:style-name="T2">kesadaran penuh akan potensi risikonya</text:span></text:span><text:span text:style-name="T2"> (seperti isu privasi, bias, pekerjaan, dan misinformasi yang dibahas di Bab 8.2). Kita perlu melihat AI sebagai </text:span><text:span text:style-name="Strong_20_Emphasis"><text:span text:style-name="T2">alat yang sangat kuat</text:span></text:span><text:span text:style-name="T2">, yang penggunaannya perlu diatur, diawasi, dan diarahkan dengan nilai-nilai kemanusiaan.</text:span></text:p>
            <text:p text:style-name="Text_20_body"><text:span text:style-name="Strong_20_Emphasis"><text:span text:style-name="T2">Pemahaman + Sikap Kritis = Pemberdayaan Diri Anda!</text:span></text:span><text:span text:style-name="T2"> Kombinasi antara </text:span><text:span text:style-name="Strong_20_Emphasis"><text:span text:style-name="T2">pemahaman dasar</text:span></text:span><text:span text:style-name="T2"> tentang cara kerja AI (yang semoga sudah Anda dapatkan dari buku ini) dengan </text:span><text:span text:style-name="Strong_20_Emphasis"><text:span text:style-name="T2">sikap kritis yang sehat</text:span></text:span><text:span text:style-name="T2"> adalah kunci </text:span><text:span text:style-name="Strong_20_Emphasis"><text:span text:style-name="T2">pemberdayaan diri (</text:span></text:span><text:span text:style-name="Strong_20_Emphasis"><text:span text:style-name="Emphasis"><text:span text:style-name="T2">empowerment</text:span></text:span></text:span><text:span text:style-name="Strong_20_Emphasis"><text:span text:style-name="T2">)</text:span></text:span><text:span text:style-name="T2"> Anda di era AI ini. Dengan bekal ini, Anda tidak akan mudah ditakut-takuti oleh berita hoaks tentang AI, tapi juga tidak akan mudah tertipu oleh klaim-klaim yang berlebihan. Anda bisa membuat pilihan yang lebih cerdas tentang teknologi mana yang ingin Anda gunakan, bagaimana Anda ingin data Anda dikelola, dan bahkan Anda bisa ikut berkontribusi dalam diskusi publik tentang bagaimana AI seharusnya </text:span><text:soft-page-break/><text:span text:style-name="T2">membentuk masa depan masyarakat kita, termasuk di lingkungan kita sendiri di Medan ini (bahkan di Sabtu malam, 29 Maret 2025 pukul 10:43 ini, diskusi itu relevan!).</text:span></text:p>
            <text:p text:style-name="P1">Mari kita songsong era AI ini dengan pikiran terbuka, mata yang jeli, dan sikap kritis yang membangun!</text:p>
            <text:p text:style-name="P443"/>
            <text:p text:style-name="Text_20_body"><text:span text:style-name="Strong_20_Emphasis"><text:span text:style-name="T2">(Tips Tambahan Opsional)</text:span></text:span></text:p>
            <text:list xml:id="list7300831241553311875" text:style-name="L431">
              <text:list-item>
                <text:p text:style-name="P419"><text:span text:style-name="Emphasis"><text:span text:style-name="Strong_20_Emphasis"><text:span text:style-name="T2">Saran Latihan Harian:</text:span></text:span></text:span><text:span text:style-name="T2"> Coba selama seminggu ke depan, setiap kali Anda berinteraksi dengan teknologi yang terasa 'pintar' (rekomendasi YouTube, filter spam, prediksi keyboard, iklan tertarget), luangkan waktu sejenak untuk memikirkan: "Kira-kira AI apa yang bekerja di sini? Bagaimana ia belajar? Apa data yang mungkin dipakai? Apakah hasilnya selalu benar/baik?". Latihan kecil ini bisa menumbuhkan kebiasaan berpikir kritis secara alami. </text:span></text:p>
              </text:list-item>
              <text:list-item>
                <text:p text:style-name="P209"><text:span text:style-name="Emphasis"><text:span text:style-name="Strong_20_Emphasis"><text:span text:style-name="T2">Prompt Ilustrasi (Opsional):</text:span></text:span></text:span><text:span text:style-name="T2"> "Buat ilustrasi yang menunjukkan seseorang berjalan di atas tali (meniti keseimbangan). Di bawah tali, di sisi kiri ada jurang gelap dengan ikon 'hantu/monster AI' dan tulisan 'Ketakutan Berlebih'. Di sisi kanan, ada jurang lain dengan ikon 'awan empuk' bertuliskan 'Penerimaan Buta'. Orang di atas tali tampak fokus melangkah ke depan, memegang tongkat penyeimbang yang ujungnya satu adalah ikon 'kaca pembesar' (kritis) dan ujung lainnya ikon 'bola lampu' (pemahaman/optimisme). Judul: 'Meniti Era AI: Seimbangkan Sikap!'." </text:span></text:p>
              </text:list-item>
            </text:list>
            <text:p text:style-name="P443"/>
            <text:p text:style-name="P1">Silakan berikan perintah "YAX" untuk melanjutkan ke prompt berikutnya (Subbab 9.2).</text:p>
          </text:section>
          <text:section text:style-name="Sect1" text:name="feedback-form-66">
            <text:p text:style-name="P231"/>
          </text:section>
        </text:section>
        <text:section text:style-name="Sect1" text:name="71b8cc0d2a54b0dc">
          <text:p text:style-name="P1"/>
          <text:section text:style-name="Sect1" text:name="user-query-content-67">
            <text:p text:style-name="P439">YAX </text:p>
          </text:section>
          <text:p text:style-name="P231">Show thinking</text:p>
          <text:section text:style-name="Sect2" text:name="model-response-message-contentr_71b8cc0d2a54b0dc">
            <text:p text:style-name="Text_20_body"><text:span text:style-name="T2">Baik, kita lanjutkan ke bagian berikutnya di bab penutup ini: </text:span><text:span text:style-name="Strong_20_Emphasis"><text:span text:style-name="T2">Subbab 9.2: Bagaimana Mengikuti Perkembangan AI Tanpa Pusing?</text:span></text:span><text:span text:style-name="T2">.</text:span></text:p>
            <text:p text:style-name="Text_20_body"><text:soft-page-break/><text:span text:style-name="Strong_20_Emphasis"><text:span text:style-name="T2">Prompt:</text:span></text:span><text:span text:style-name="T2"> </text:span><text:span text:style-name="Emphasis"><text:span text:style-name="T2">"Berikan </text:span></text:span><text:span text:style-name="Emphasis"><text:span text:style-name="Strong_20_Emphasis"><text:span text:style-name="T2">tips praktis</text:span></text:span></text:span><text:span text:style-name="Emphasis"><text:span text:style-name="T2"> bagi pembaca umum tentang cara </text:span></text:span><text:span text:style-name="Emphasis"><text:span text:style-name="Strong_20_Emphasis"><text:span text:style-name="T2">mengikuti perkembangan AI yang pesat tanpa merasa kewalahan atau 'pusing'</text:span></text:span></text:span><text:span text:style-name="Emphasis"><text:span text:style-name="T2">, given the rapid pace of change.</text:span></text:span><text:span text:style-name="T2"> * </text:span><text:span text:style-name="Emphasis"><text:span text:style-name="Strong_20_Emphasis"><text:span text:style-name="T2">Acknowledge Rapid Change:</text:span></text:span></text:span><text:span text:style-name="Emphasis"><text:span text:style-name="T2"> Recognize that AI evolves quickly and it's impossible (unnecessary for most) to know everything.</text:span></text:span><text:span text:style-name="T2"> * *</text:span><text:span text:style-name="Strong_20_Emphasis"><text:span text:style-name="T2">Focus on Reliable, Accessible Sources:</text:span></text:span><text:span text:style-name="T2"> Recommend seeking out reputable sources that explain AI concepts simply for a general audience (mention types: specific news sections, reputable tech journalists/bloggers focusing on simplification, science museums/centers, possibly trusted government/educational resources in Indonesia). </text:span><text:span text:style-name="Emphasis"><text:span text:style-name="T2">Avoid recommending overly technical journals or hype-driven media.</text:span></text:span><text:span text:style-name="T2"> * </text:span><text:span text:style-name="Emphasis"><text:span text:style-name="Strong_20_Emphasis"><text:span text:style-name="T2">Look for the "So What?":</text:span></text:span></text:span><text:span text:style-name="Emphasis"><text:span text:style-name="T2"> Suggest focusing on the impact and implications of new AI developments rather than the deep technical details. Ask: "How might this affect me or society?".</text:span></text:span><text:span text:style-name="T2"> * </text:span><text:span text:style-name="Emphasis"><text:span text:style-name="Strong_20_Emphasis"><text:span text:style-name="T2">Connect to Fundamentals:</text:span></text:span></text:span><text:span text:style-name="Emphasis"><text:span text:style-name="T2"> Encourage readers to relate new developments back to the basic concepts learned in the book (Is it about learning from data? Is it generative AI? What are the potential ethical issues?).</text:span></text:span><text:span text:style-name="T2"> * </text:span><text:span text:style-name="Emphasis"><text:span text:style-name="Strong_20_Emphasis"><text:span text:style-name="T2">Pace Yourself:</text:span></text:span></text:span><text:span text:style-name="Emphasis"><text:span text:style-name="T2"> Advise against feeling pressured to follow every single update. Focus on major trends or applications relevant to their interests or daily life. "Sedikit demi sedikit" (Little by little).</text:span></text:span><text:span text:style-name="T2"> * </text:span><text:span text:style-name="Emphasis"><text:span text:style-name="Strong_20_Emphasis"><text:span text:style-name="T2">Discuss with Others:</text:span></text:span></text:span><text:span text:style-name="Emphasis"><text:span text:style-name="T2"> Suggest discussing AI news or experiences with friends/family to solidify understanding and gain different perspectives."</text:span></text:span></text:p>
            <text:p text:style-name="Text_20_body"><text:span text:style-name="Strong_20_Emphasis"><text:span text:style-name="T2">Jawaban Saya:</text:span></text:span></text:p>
            <text:p text:style-name="P1">Salah satu hal yang pasti tentang Kecerdasan Buatan (AI) adalah perkembangannya yang super cepat! Rasanya hampir setiap minggu ada berita tentang model AI baru, aplikasi baru, atau kemampuan baru yang muncul. Bagi kita yang bukan ahli di bidang ini, derasnya arus informasi ini bisa terasa sangat membanjiri dan mungkin malah bikin 'pusing' lagi, persis seperti yang ingin kita hindari dengan buku ini! Lalu, bagaimana caranya agar kita bisa tetap 'terhubung' dengan perkembangan penting tanpa merasa kewalahan?</text:p>
            <text:p text:style-name="Text_20_body"><text:span text:style-name="T2">Tenang, tujuan kita bukanlah menjadi pakar AI yang hafal semua istilah teknis terbaru. Tujuan kita adalah menjadi masyarakat yang </text:span><text:span text:style-name="Strong_20_Emphasis"><text:span text:style-name="T2">cukup terinformasi (</text:span></text:span><text:span text:style-name="Strong_20_Emphasis"><text:span text:style-name="Emphasis"><text:span text:style-name="T2">reasonably informed</text:span></text:span></text:span><text:span text:style-name="Strong_20_Emphasis"><text:span text:style-name="T2">)</text:span></text:span><text:span text:style-name="T2"> agar tidak 'gagap teknologi'. Berikut beberapa tips praktis untuk mengikuti perkembangan AI dengan lebih santai:</text:span></text:p>
            <text:p text:style-name="Text_20_body"><text:soft-page-break/><text:span text:style-name="Strong_20_Emphasis"><text:span text:style-name="T2">1. Terima Fakta: Anda Tidak Mungkin (dan Tidak Perlu) Tahu Semuanya!</text:span></text:span><text:span text:style-name="T2"> Langkah pertama yang paling penting adalah </text:span><text:span text:style-name="Strong_20_Emphasis"><text:span text:style-name="T2">bersikap realistis</text:span></text:span><text:span text:style-name="T2">. Dunia AI itu sangat luas dan berubah sangat cepat. Bahkan para peneliti AI sendiri seringkali hanya fokus pada satu bidang spesialisasi yang sempit. Jadi, </text:span><text:span text:style-name="Strong_20_Emphasis"><text:span text:style-name="T2">mustahil bagi kita untuk mengetahui setiap detail perkembangan terbaru</text:span></text:span><text:span text:style-name="T2">. Dan kabar baiknya: </text:span><text:span text:style-name="Strong_20_Emphasis"><text:span text:style-name="T2">Anda tidak perlu tahu semuanya!</text:span></text:span><text:span text:style-name="T2"> Jangan merasa terbebani atau bersalah jika Anda tidak mengerti istilah teknis terbaru atau tidak mengikuti setiap berita. Fokuslah pada pemahaman gambaran besar dan hal-hal yang memang relevan atau menarik bagi Anda.</text:span></text:p>
            <text:p text:style-name="Text_20_body"><text:span text:style-name="Strong_20_Emphasis"><text:span text:style-name="T2">2. Pilih 'Guru' yang Tepat: Cari Sumber Informasi yang 'Ramah'</text:span></text:span><text:span text:style-name="T2"> Agar tidak tambah pusing, pintar-pintarlah memilih sumber informasi. Hindari sumber yang:</text:span></text:p>
            <text:list xml:id="list7296612998857206806" text:style-name="L432">
              <text:list-item>
                <text:p text:style-name="P420"><text:span text:style-name="Strong_20_Emphasis"><text:span text:style-name="T2">Terlalu 'Njelimet':</text:span></text:span><text:span text:style-name="T2"> Seperti jurnal ilmiah, </text:span><text:span text:style-name="Emphasis"><text:span text:style-name="T2">paper</text:span></text:span><text:span text:style-name="T2"> konferensi teknis, atau blog/forum yang bahasannya sangat mendalam untuk para </text:span><text:span text:style-name="Emphasis"><text:span text:style-name="T2">developer</text:span></text:span><text:span text:style-name="T2"> (kecuali Anda memang punya minat khusus ke sana). </text:span></text:p>
              </text:list-item>
              <text:list-item>
                <text:p text:style-name="P210"><text:span text:style-name="Strong_20_Emphasis"><text:span text:style-name="T2">Terlalu 'Lebay' atau Menakut-nakuti:</text:span></text:span><text:span text:style-name="T2"> Seperti media </text:span><text:span text:style-name="Emphasis"><text:span text:style-name="T2">clickbait</text:span></text:span><text:span text:style-name="T2"> yang judulnya bombastis ("AI Akan Gantikan Semua Pekerjaan Besok!") atau hanya fokus pada sisi negatif tanpa penjelasan berimbang. </text:span></text:p>
              </text:list-item>
            </text:list>
            <text:p text:style-name="Text_20_body"><text:span text:style-name="T2">Sebaliknya, carilah sumber-sumber yang punya reputasi baik dalam </text:span><text:span text:style-name="Strong_20_Emphasis"><text:span text:style-name="T2">menyajikan informasi teknologi untuk audiens awam</text:span></text:span><text:span text:style-name="T2"> dengan bahasa yang mudah dicerna dan konteks yang jelas:</text:span></text:p>
            <text:list xml:id="list2223175743671558905" text:style-name="L433">
              <text:list-item>
                <text:p text:style-name="P421"><text:span text:style-name="Strong_20_Emphasis"><text:span text:style-name="T2">Rubrik Sains &amp; Teknologi di media massa terpercaya</text:span></text:span><text:span text:style-name="T2"> (baik cetak maupun online, nasional maupun internasional). </text:span></text:p>
              </text:list-item>
              <text:list-item>
                <text:p text:style-name="P421"><text:span text:style-name="Strong_20_Emphasis"><text:span text:style-name="T2">Jurnalis, blogger, </text:span></text:span><text:span text:style-name="Strong_20_Emphasis"><text:span text:style-name="Emphasis"><text:span text:style-name="T2">podcaster</text:span></text:span></text:span><text:span text:style-name="Strong_20_Emphasis"><text:span text:style-name="T2">, atau kreator konten di YouTube</text:span></text:span><text:span text:style-name="T2"> yang memang dikenal fokus pada penjelasan teknologi secara sederhana dan objektif (lihat rekam jejak dan kredibilitasnya). </text:span></text:p>
              </text:list-item>
              <text:list-item>
                <text:p text:style-name="P421"><text:span text:style-name="Strong_20_Emphasis"><text:span text:style-name="T2">Website lembaga edukasi sains</text:span></text:span><text:span text:style-name="T2"> atau museum teknologi. </text:span></text:p>
              </text:list-item>
              <text:list-item>
                <text:p text:style-name="P421"><text:span text:style-name="Strong_20_Emphasis"><text:span text:style-name="T2">Publikasi dari organisasi kredibel</text:span></text:span><text:span text:style-name="T2"> yang membahas dampak teknologi pada masyarakat. </text:span></text:p>
              </text:list-item>
              <text:list-item>
                <text:p text:style-name="P421"><text:span text:style-name="T2">Mungkin juga </text:span><text:span text:style-name="Strong_20_Emphasis"><text:span text:style-name="T2">materi sosialisasi dari pemerintah</text:span></text:span><text:span text:style-name="T2"> (misalnya Kominfo atau BRIN) atau universitas (coba cek website USU atau universitas terkemuka lainnya) jika ada yang memang ditujukan untuk pemahaman publik. </text:span></text:p>
              </text:list-item>
              <text:list-item>
                <text:p text:style-name="P211"><text:soft-page-break/><text:span text:style-name="Emphasis"><text:span text:style-name="T2">Penting:</text:span></text:span><text:span text:style-name="T2"> Sekredibel apapun sumbernya, tetap baca dengan kacamata kritis Anda! </text:span></text:p>
              </text:list-item>
            </text:list>
            <text:p text:style-name="Text_20_body"><text:span text:style-name="Strong_20_Emphasis"><text:span text:style-name="T2">3. Fokus pada Intinya: "Terus Kenapa Buat Saya/Kita?" (Implikasi &amp; Dampak)</text:span></text:span><text:span text:style-name="T2"> Saat Anda menemukan berita tentang terobosan AI baru (misalnya, "Model Bahasa X kini punya 100 triliun parameter!"), jangan habiskan energi Anda mencoba memahami apa arti 'parameter' itu secara teknis. Lebih baik fokuskan perhatian Anda pada pertanyaan: </text:span><text:span text:style-name="Strong_20_Emphasis"><text:span text:style-name="T2">"Terus kenapa? Apa artinya ini bagi kehidupan saya, pekerjaan saya, atau masyarakat secara umum?"</text:span></text:span></text:p>
            <text:list xml:id="list1822797743145916456" text:style-name="L434">
              <text:list-item>
                <text:p text:style-name="P422"><text:span text:style-name="T2">Bagaimana </text:span><text:span text:style-name="Strong_20_Emphasis"><text:span text:style-name="T2">kemungkinan aplikasi nyata</text:span></text:span><text:span text:style-name="T2"> dari teknologi baru ini? </text:span></text:p>
              </text:list-item>
              <text:list-item>
                <text:p text:style-name="P422"><text:span text:style-name="T2">Apa </text:span><text:span text:style-name="Strong_20_Emphasis"><text:span text:style-name="T2">potensi manfaat</text:span></text:span><text:span text:style-name="T2"> yang bisa diberikannya? </text:span></text:p>
              </text:list-item>
              <text:list-item>
                <text:p text:style-name="P212"><text:span text:style-name="T2">Apa </text:span><text:span text:style-name="Strong_20_Emphasis"><text:span text:style-name="T2">potensi risiko atau dampak negatifnya</text:span></text:span><text:span text:style-name="T2"> yang perlu diwaspadai? Memahami </text:span><text:span text:style-name="Strong_20_Emphasis"><text:span text:style-name="T2">implikasi praktis dan sosial</text:span></text:span><text:span text:style-name="T2"> seringkali jauh lebih berguna bagi kita daripada terjebak dalam detail teknis yang rumit. </text:span></text:p>
              </text:list-item>
            </text:list>
            <text:p text:style-name="Text_20_body"><text:span text:style-name="Strong_20_Emphasis"><text:span text:style-name="T2">4. Gunakan Buku Ini Sebagai 'Peta Dasar' (Hubungkan ke Konsep Fundamental)</text:span></text:span><text:span text:style-name="T2"> Jangan lupakan 'bekal' yang sudah Anda dapatkan dari buku ini! Saat mendengar atau membaca tentang AI baru, coba kaitkan dengan konsep-konsep dasar yang sudah kita bahas:</text:span></text:p>
            <text:list xml:id="list65007748008213680" text:style-name="L435">
              <text:list-item>
                <text:p text:style-name="P423"><text:span text:style-name="T2">"Oh, AI ini bisa bikin gambar, berarti ini jenis </text:span><text:span text:style-name="Strong_20_Emphasis"><text:span text:style-name="T2">AI Generatif</text:span></text:span><text:span text:style-name="T2"> (Bab 7.2)." </text:span></text:p>
              </text:list-item>
              <text:list-item>
                <text:p text:style-name="P423"><text:span text:style-name="T2">"Katanya AI ini perlu data lokasi pengguna terus menerus, wah isu </text:span><text:span text:style-name="Strong_20_Emphasis"><text:span text:style-name="T2">privasi</text:span></text:span><text:span text:style-name="T2"> (Subbab 8.2.1) perlu diperhatikan nih." </text:span></text:p>
              </text:list-item>
              <text:list-item>
                <text:p text:style-name="P213"><text:span text:style-name="T2">"Sistem ini katanya bisa memprediksi harga rumah, pasti dia pakai </text:span><text:span text:style-name="Strong_20_Emphasis"><text:span text:style-name="T2">Machine Learning</text:span></text:span><text:span text:style-name="T2"> (Bab 2) dan belajar dari </text:span><text:span text:style-name="Strong_20_Emphasis"><text:span text:style-name="T2">data rumah</text:span></text:span><text:span text:style-name="T2"> yang sudah terjual (Bab 3). Datanya bias nggak ya (Subbab 8.2.2)?" Dengan menghubungkan informasi baru ke 'peta' konsep dasar yang sudah Anda miliki, Anda bisa lebih mudah memahami dan menempatkan informasi baru tersebut dalam gambaran yang lebih besar. </text:span></text:p>
              </text:list-item>
            </text:list>
            <text:p text:style-name="Text_20_body"><text:span text:style-name="Strong_20_Emphasis"><text:span text:style-name="T2">5. Nikmati Prosesnya, Jangan Terburu-buru (Santai &amp; Bertahap)</text:span></text:span><text:span text:style-name="T2"> Belajar itu proses berkelanjutan. Anda </text:span><text:span text:style-name="Strong_20_Emphasis"><text:span text:style-name="T2">tidak harus</text:span></text:span><text:span text:style-name="T2"> memaksakan diri membaca semua berita AI setiap hari (seperti sekarang, Sabtu malam pukul 10:44, mungkin lebih enak santai dulu!). Cukup luangkan waktu sesekali saja, mungkin beberapa menit setiap minggu, untuk membaca satu atau dua artikel ringkasan yang menarik. Pilihlah topik AI yang memang </text:span><text:span text:style-name="Strong_20_Emphasis"><text:span text:style-name="T2">sesuai </text:span></text:span><text:soft-page-break/><text:span text:style-name="Strong_20_Emphasis"><text:span text:style-name="T2">dengan minat atau relevan dengan kehidupan Anda</text:span></text:span><text:span text:style-name="T2">. Ingat pepatah, "Sedikit demi sedikit, lama-lama menjadi bukit." Pemahaman Anda akan bertambah secara bertahap.</text:span></text:p>
            <text:p text:style-name="Text_20_body"><text:span text:style-name="Strong_20_Emphasis"><text:span text:style-name="T2">6. Belajar Bersama Lebih Asyik: Ngobrol dan Berbagi!</text:span></text:span><text:span text:style-name="T2"> Jangan simpan rasa penasaran atau kebingungan Anda sendirian. </text:span><text:span text:style-name="Strong_20_Emphasis"><text:span text:style-name="T2">Diskusikan</text:span></text:span><text:span text:style-name="T2"> apa yang Anda baca, dengar, atau alami terkait AI dengan teman, anggota keluarga, atau rekan kerja Anda. Menjelaskan kembali apa yang Anda pahami kepada orang lain adalah salah satu cara terbaik untuk menguji dan memperkuat pemahaman Anda sendiri. Mendengarkan pertanyaan atau sudut pandang orang lain juga bisa membuka wawasan baru yang tidak terpikirkan sebelumnya. Siapa tahu, obrolan santai sambil ngopi sore di salah satu kedai kopi di Medan bisa menjadi 'sesi belajar' AI yang paling efektif!</text:span></text:p>
            <text:p text:style-name="Text_20_body"><text:span text:style-name="T2">Intinya, tujuan kita adalah </text:span><text:span text:style-name="Strong_20_Emphasis"><text:span text:style-name="T2">kesadaran yang terinformasi (</text:span></text:span><text:span text:style-name="Strong_20_Emphasis"><text:span text:style-name="Emphasis"><text:span text:style-name="T2">informed awareness</text:span></text:span></text:span><text:span text:style-name="Strong_20_Emphasis"><text:span text:style-name="T2">)</text:span></text:span><text:span text:style-name="T2">, bukan menjadi ahli ensiklopedia AI. Tetaplah jaga rasa ingin tahu Anda, tapi lakukan dengan cara yang sehat, santai, dan tidak membuat Anda kembali 'pusing'!</text:span></text:p>
            <text:p text:style-name="P443"/>
            <text:p text:style-name="Text_20_body"><text:span text:style-name="Strong_20_Emphasis"><text:span text:style-name="T2">(Tips Tambahan Opsional)</text:span></text:span></text:p>
            <text:list xml:id="list4900881065707055485" text:style-name="L436">
              <text:list-item>
                <text:p text:style-name="P424"><text:span text:style-name="Emphasis"><text:span text:style-name="Strong_20_Emphasis"><text:span text:style-name="T2">Saran Sumber Praktis:</text:span></text:span></text:span><text:span text:style-name="T2"> Sarankan pembaca untuk mencoba berlangganan (follow) satu atau dua </text:span><text:span text:style-name="Emphasis"><text:span text:style-name="T2">newsletter</text:span></text:span><text:span text:style-name="T2"> email atau akun media sosial dari sumber berita teknologi terpercaya (yang dibahas di Poin 2) yang secara rutin memberikan rangkuman berita AI/teknologi mingguan atau bulanan dengan bahasa yang mudah dipahami. Ini bisa jadi cara efisien untuk 'mencicil' informasi tanpa harus aktif mencari setiap hari. </text:span></text:p>
              </text:list-item>
              <text:list-item>
                <text:p text:style-name="P214"><text:span text:style-name="Emphasis"><text:span text:style-name="Strong_20_Emphasis"><text:span text:style-name="T2">Prompt Ilustrasi (Opsional):</text:span></text:span></text:span><text:span text:style-name="T2"> "Buat ilustrasi yang menampilkan ikon 'orang' sedang duduk santai di kursi sambil memegang tablet atau koran. Di sekelilingnya ada banyak ikon 'awan informasi' berisi simbol-simbol AI atau data yang kompleks dan bergerak cepat, namun orang tersebut tampak tenang dan fokus pada satu sumber informasi yang dipegangnya (yang tampilannya simpel). Beri judul 'Tetap Update AI Tanpa Stres: Pilih Sumber, Nikmati Proses!'. Gaya visual menenangkan dan memberdayakan." </text:span></text:p>
              </text:list-item>
            </text:list>
            <text:p text:style-name="P443"/>
            <text:p text:style-name="P1"><text:soft-page-break/>Silakan berikan perintah "YAX" untuk melanjutkan ke prompt berikutnya (Subbab 9.3).</text:p>
          </text:section>
          <text:section text:style-name="Sect1" text:name="feedback-form-67">
            <text:p text:style-name="P231"/>
          </text:section>
        </text:section>
        <text:section text:style-name="Sect1" text:name="bef07ce35999b605">
          <text:p text:style-name="P1"/>
          <text:section text:style-name="Sect1" text:name="user-query-content-68">
            <text:p text:style-name="P439">YAX </text:p>
          </text:section>
          <text:p text:style-name="P231">Show thinking</text:p>
          <text:section text:style-name="Sect2" text:name="model-response-message-contentr_bef07ce35999b605">
            <text:p text:style-name="P231"/>
          </text:section>
          <text:section text:style-name="Sect1" text:name="feedback-form-68">
            <text:p text:style-name="P231"/>
          </text:section>
        </text:section>
        <text:section text:style-name="Sect1" text:name="82c43e16c4fed3e4">
          <text:p text:style-name="P1"/>
          <text:section text:style-name="Sect1" text:name="user-query-content-69">
            <text:p text:style-name="P439">present </text:p>
          </text:section>
          <text:p text:style-name="P231">Show thinking</text:p>
          <text:section text:style-name="Sect2" text:name="model-response-message-contentr_82c43e16c4fed3e4">
            <text:p text:style-name="Text_20_body"><text:span text:style-name="T2">Baik, mari kita siapkan 'amunisi' Anda untuk bisa ngobrol santai tapi berisi tentang AI di </text:span><text:span text:style-name="Strong_20_Emphasis"><text:span text:style-name="T2">Subbab 9.3: Bekal Dasar untuk Percakapan tentang AI</text:span></text:span><text:span text:style-name="T2">.</text:span></text:p>
            <text:p text:style-name="Text_20_body"><text:span text:style-name="Strong_20_Emphasis"><text:span text:style-name="T2">Prompt:</text:span></text:span><text:span text:style-name="T2"> </text:span><text:span text:style-name="Emphasis"><text:span text:style-name="T2">"Berikan </text:span></text:span><text:span text:style-name="Emphasis"><text:span text:style-name="Strong_20_Emphasis"><text:span text:style-name="T2">bekal dasar</text:span></text:span></text:span><text:span text:style-name="Emphasis"><text:span text:style-name="T2"> kepada pembaca agar bisa </text:span></text:span><text:span text:style-name="Emphasis"><text:span text:style-name="Strong_20_Emphasis"><text:span text:style-name="T2">percaya diri saat ngobrol santai</text:span></text:span></text:span><text:span text:style-name="Emphasis"><text:span text:style-name="T2"> tentang AI dengan orang lain.</text:span></text:span><text:span text:style-name="T2"> * </text:span><text:span text:style-name="Emphasis"><text:span text:style-name="Strong_20_Emphasis"><text:span text:style-name="T2">Confidence Boost:</text:span></text:span></text:span><text:span text:style-name="Emphasis"><text:span text:style-name="T2"> Reassure readers that having read this book, they now possess a solid foundational understanding – more than many people.</text:span></text:span><text:span text:style-name="T2"> * </text:span><text:span text:style-name="Emphasis"><text:span text:style-name="Strong_20_Emphasis"><text:span text:style-name="T2">Key Concepts Recap (Simplified Keywords/Phrases):</text:span></text:span></text:span><text:span text:style-name="Emphasis"><text:span text:style-name="T2"> Briefly remind them of the core ideas they can use in conversation: * "AI learns from data." * "Garbage in, garbage out (importance of data quality)." * "AI is often specialized (narrow AI)." * "Generative AI creates new things." * "AI can be biased if the data is biased." * "There are ethical questions to consider." * "It's a tool – its impact depends on how we use it."</text:span></text:span><text:span text:style-name="T2"> * </text:span><text:span text:style-name="Emphasis"><text:span text:style-name="Strong_20_Emphasis"><text:span text:style-name="T2">Simple Framework for Discussion:</text:span></text:span></text:span><text:span text:style-name="Emphasis"><text:span text:style-name="T2"> Suggest a simple way to structure thoughts when discussing an AI topic: What does it do? How does it likely work (based on principles learned)? What are the potential benefits? What are the potential risks/concerns?</text:span></text:span><text:span text:style-name="T2"> * </text:span><text:span text:style-name="Emphasis"><text:span text:style-name="Strong_20_Emphasis"><text:span text:style-name="T2">Encourage Listening &amp; Asking Questions:</text:span></text:span></text:span><text:span text:style-name="Emphasis"><text:span text:style-name="T2"> Remind them that participating in conversation also involves listening to others' perspectives and asking clarifying questions, rather than needing to have all the answers."</text:span></text:span></text:p>
            <text:p text:style-name="Text_20_body"><text:span text:style-name="Strong_20_Emphasis"><text:span text:style-name="T2">Jawaban Saya:</text:span></text:span></text:p>
            <text:p text:style-name="P1">Salah satu tips di bagian sebelumnya adalah mencoba mendiskusikan AI dengan orang lain agar pemahaman kita semakin kuat. Tapi mungkin ada sedikit rasa ragu, "Wah, nanti kalau saya salah ngomong gimana? Nanti <text:soft-page-break/>kelihatan nggak tahu apa-apa lagi..."</text:p>
            <text:p text:style-name="Text_20_body"><text:span text:style-name="T2">Buang jauh-jauh pikiran itu! Jika Anda sudah tekun membaca buku ini sampai sejauh ini (apalagi sampai larut malam begini ya, Sabtu 29 Maret 2025 pukul 11:36 malam!), saya berani bilang: </text:span><text:span text:style-name="Strong_20_Emphasis"><text:span text:style-name="T2">Anda sekarang sudah punya bekal pemahaman dasar tentang AI yang jauh lebih baik daripada rata-rata orang di sekitar Anda!</text:span></text:span><text:span text:style-name="T2"> Pengetahuan dasar ini sangat berharga. Jangan pernah merasa minder. Justru, Anda kini punya modal untuk bisa ikut serta dalam percakapan tentang topik yang semakin penting ini.</text:span></text:p>
            <text:p text:style-name="P1">Nah, agar Anda merasa lebih percaya diri lagi, anggap saja bagian ini sebagai 'kartu contekan' atau 'bekal amunisi' sederhana yang bisa Anda gunakan saat terlibat dalam obrolan santai tentang AI:</text:p>
            <text:p text:style-name="Text_20_body"><text:span text:style-name="Strong_20_Emphasis"><text:span text:style-name="T2">'Contekan' Poin Kunci Obrolan AI:</text:span></text:span></text:p>
            <text:p text:style-name="P1">Anda tidak perlu menghafal definisi rumit. Cukup ingat beberapa ide inti ini dan coba gunakan dalam percakapan:</text:p>
            <text:list xml:id="list6410815602831434576" text:style-name="L437">
              <text:list-item>
                <text:p text:style-name="P425"><text:span text:style-name="T2">Saat membahas cara kerja AI: </text:span><text:span text:style-name="Emphasis"><text:span text:style-name="T2">"Setahu saya sih, AI itu kuncinya dia </text:span></text:span><text:span text:style-name="Emphasis"><text:span text:style-name="Strong_20_Emphasis"><text:span text:style-name="T2">belajar dari data</text:span></text:span></text:span><text:span text:style-name="Emphasis"><text:span text:style-name="T2">, ya? Makin banyak contohnya, makin pintar dia kenali pola."</text:span></text:span><text:span text:style-name="T2"> (Ingat Bab 2 &amp; 3) </text:span></text:p>
              </text:list-item>
              <text:list-item>
                <text:p text:style-name="P425"><text:span text:style-name="T2">Kalau ada hasil AI yang aneh: </text:span><text:span text:style-name="Emphasis"><text:span text:style-name="T2">"Mungkin kualitas datanya jelek kali? Kan ada prinsip </text:span></text:span><text:span text:style-name="Emphasis"><text:span text:style-name="Strong_20_Emphasis"><text:span text:style-name="T2">'sampah masuk, sampah keluar'</text:span></text:span></text:span><text:span text:style-name="Emphasis"><text:span text:style-name="T2"> tuh di AI."</text:span></text:span><text:span text:style-name="T2"> (Ingat Bab 3.3) </text:span></text:p>
              </text:list-item>
              <text:list-item>
                <text:p text:style-name="P425"><text:span text:style-name="T2">Menanggapi klaim AI super cerdas: </text:span><text:span text:style-name="Emphasis"><text:span text:style-name="T2">"Iya canggih, tapi bukannya AI sekarang kebanyakan masih </text:span></text:span><text:span text:style-name="Emphasis"><text:span text:style-name="Strong_20_Emphasis"><text:span text:style-name="T2">spesialis (Narrow AI)</text:span></text:span></text:span><text:span text:style-name="Emphasis"><text:span text:style-name="T2"> ya? Jago di satu hal, tapi belum bisa mikir luas kayak manusia."</text:span></text:span><text:span text:style-name="T2"> (Ingat Bab 1.3) </text:span></text:p>
              </text:list-item>
              <text:list-item>
                <text:p text:style-name="P425"><text:span text:style-name="T2">Tentang tren terbaru: </text:span><text:span text:style-name="Emphasis"><text:span text:style-name="T2">"Oh, itu yang jenis </text:span></text:span><text:span text:style-name="Emphasis"><text:span text:style-name="Strong_20_Emphasis"><text:span text:style-name="T2">AI Generatif</text:span></text:span></text:span><text:span text:style-name="Emphasis"><text:span text:style-name="T2"> ya? Yang bisa </text:span></text:span><text:span text:style-name="Emphasis"><text:span text:style-name="Strong_20_Emphasis"><text:span text:style-name="T2">bikin gambar atau tulisan sendiri</text:span></text:span></text:span><text:span text:style-name="Emphasis"><text:span text:style-name="T2"> itu kan? Keren sih, tapi ngeri juga kalau disalahgunakan..."</text:span></text:span><text:span text:style-name="T2"> (Ingat Bab 7.2) </text:span></text:p>
              </text:list-item>
              <text:list-item>
                <text:p text:style-name="P425"><text:span text:style-name="T2">Menyikapi isu keadilan: </text:span><text:span text:style-name="Emphasis"><text:span text:style-name="T2">"Nah, itu dia, AI itu </text:span></text:span><text:span text:style-name="Emphasis"><text:span text:style-name="Strong_20_Emphasis"><text:span text:style-name="T2">bisa banget jadi bias</text:span></text:span></text:span><text:span text:style-name="Emphasis"><text:span text:style-name="T2"> kalau data latihannya memang udah bias dari masyarakat."</text:span></text:span><text:span text:style-name="T2"> (Ingat Bab 8.2.2) </text:span></text:p>
              </text:list-item>
              <text:list-item>
                <text:p text:style-name="P425"><text:span text:style-name="T2">Saat diskusi mengarah ke dampak sosial: </text:span><text:span text:style-name="Emphasis"><text:span text:style-name="T2">"Iya, makanya </text:span></text:span><text:span text:style-name="Emphasis"><text:span text:style-name="Strong_20_Emphasis"><text:span text:style-name="T2">pertanyaan etisnya</text:span></text:span></text:span><text:span text:style-name="Emphasis"><text:span text:style-name="T2"> jadi penting banget. Soal </text:span></text:span><text:span text:style-name="Emphasis"><text:span text:style-name="Strong_20_Emphasis"><text:span text:style-name="T2">privasi</text:span></text:span></text:span><text:span text:style-name="Emphasis"><text:span text:style-name="T2">, </text:span></text:span><text:span text:style-name="Emphasis"><text:span text:style-name="Strong_20_Emphasis"><text:span text:style-name="T2">tanggung jawab</text:span></text:span></text:span><text:span text:style-name="Emphasis"><text:span text:style-name="T2">, </text:span></text:span><text:span text:style-name="Emphasis"><text:span text:style-name="Strong_20_Emphasis"><text:span text:style-name="T2">keadilan</text:span></text:span></text:span><text:span text:style-name="Emphasis"><text:span text:style-name="T2">..."</text:span></text:span><text:span text:style-name="T2"> (Ingat Bab 8.3) </text:span></text:p>
              </text:list-item>
              <text:list-item>
                <text:p text:style-name="P215"><text:span text:style-name="T2">Sebagai pandangan umum: </text:span><text:span text:style-name="Emphasis"><text:span text:style-name="T2">"Menurut saya sih, AI itu pada dasarnya </text:span></text:span><text:soft-page-break/><text:span text:style-name="Emphasis"><text:span text:style-name="Strong_20_Emphasis"><text:span text:style-name="T2">cuma alat</text:span></text:span></text:span><text:span text:style-name="Emphasis"><text:span text:style-name="T2">, ya. Baik buruknya nanti </text:span></text:span><text:span text:style-name="Emphasis"><text:span text:style-name="Strong_20_Emphasis"><text:span text:style-name="T2">tergantung kita pakainya gimana</text:span></text:span></text:span><text:span text:style-name="Emphasis"><text:span text:style-name="T2">."</text:span></text:span><text:span text:style-name="T2"> (Ingat Bab 9.1 &amp; 9.4) </text:span></text:p>
              </text:list-item>
            </text:list>
            <text:p text:style-name="P1">Poin-poin ini bisa jadi pembuka obrolan atau respons singkat yang menunjukkan bahwa Anda 'nyambung' dengan topik AI.</text:p>
            <text:p text:style-name="Text_20_body"><text:span text:style-name="Strong_20_Emphasis"><text:span text:style-name="T2">Kerangka Berpikir Simpel Saat Diskusi:</text:span></text:span></text:p>
            <text:p text:style-name="P1">Kadang kita mendengar tentang aplikasi AI baru tapi bingung harus mulai dari mana menanggapinya. Coba gunakan kerangka berpikir 4 langkah sederhana ini:</text:p>
            <text:list xml:id="list8131273230517163245" text:style-name="L438">
              <text:list-item>
                <text:p text:style-name="P426"><text:span text:style-name="Strong_20_Emphasis"><text:span text:style-name="T2">Fungsinya Apa?</text:span></text:span><text:span text:style-name="T2"> (Tujuan AI ini apa? Masalah apa yang ingin diselesaikan?) </text:span></text:p>
              </text:list-item>
              <text:list-item>
                <text:p text:style-name="P426"><text:span text:style-name="Strong_20_Emphasis"><text:span text:style-name="T2">Cara Kerjanya Gimana (Kira-kira)?</text:span></text:span><text:span text:style-name="T2"> (Apakah ini pakai ML? Belajar dari data apa? Apakah ini Generatif? Apakah pakai aturan?) -&gt; Gunakan pemahaman dari buku ini. </text:span></text:p>
              </text:list-item>
              <text:list-item>
                <text:p text:style-name="P426"><text:span text:style-name="Strong_20_Emphasis"><text:span text:style-name="T2">Manfaatnya Apa?</text:span></text:span><text:span text:style-name="T2"> (Apa sisi positifnya? Siapa yang diuntungkan?) </text:span></text:p>
              </text:list-item>
              <text:list-item>
                <text:p text:style-name="P216"><text:span text:style-name="Strong_20_Emphasis"><text:span text:style-name="T2">Risiko/Khawatirnya Apa?</text:span></text:span><text:span text:style-name="T2"> (Adakah potensi bias? Bagaimana privasinya? Dampak lain? Isu etis?) </text:span></text:p>
              </text:list-item>
            </text:list>
            <text:p text:style-name="P1">Dengan 'membedah' topik AI menggunakan kerangka ini, Anda bisa memberikan komentar atau pertanyaan yang lebih terarah dan mendalam dalam diskusi.</text:p>
            <text:p text:style-name="Text_20_body"><text:span text:style-name="Strong_20_Emphasis"><text:span text:style-name="T2">Seni Mengobrol: Mendengarkan dan Bertanya Itu Kunci!</text:span></text:span></text:p>
            <text:p text:style-name="P1">Terakhir, ingatlah bahwa menjadi peserta percakapan yang baik itu bukan berarti harus menjadi orang yang paling banyak bicara atau tahu segalanya. Justru sebaliknya:</text:p>
            <text:list xml:id="list3870619979086624213" text:style-name="L439">
              <text:list-item>
                <text:p text:style-name="P427"><text:span text:style-name="Strong_20_Emphasis"><text:span text:style-name="T2">Dengarkan dengan Aktif:</text:span></text:span><text:span text:style-name="T2"> Berikan perhatian pada apa yang disampaikan orang lain, coba pahami sudut pandang mereka. </text:span></text:p>
              </text:list-item>
              <text:list-item>
                <text:p text:style-name="P217"><text:span text:style-name="Strong_20_Emphasis"><text:span text:style-name="T2">Jangan Takut Bertanya:</text:span></text:span><text:span text:style-name="T2"> Jika ada istilah atau konsep yang Anda tidak mengerti, jangan malu untuk bertanya! "Maaf, maksudnya 'algoritma X' itu apa ya?" atau "Bisa tolong kasih contoh lain?" jauh lebih baik daripada diam-diam bingung atau pura-pura mengerti. Mengakui tidak tahu itu bukan kelemahan, tapi pintu untuk belajar lebih banyak. </text:span></text:p>
              </text:list-item>
            </text:list>
            <text:p text:style-name="P1">Jadi, jangan ragu lagi ya! Dengan bekal pemahaman dasar, beberapa poin kunci, kerangka berpikir sederhana, dan sikap mau mendengarkan serta <text:soft-page-break/>bertanya, Anda sudah sangat siap untuk terlibat dalam obrolan santai namun bermakna tentang Kecerdasan Buatan. Mungkin bisa dimulai besok pagi saat ngobrol dengan keluarga atau teman? Selamat mencoba!</text:p>
            <text:p text:style-name="P443"/>
            <text:p text:style-name="Text_20_body"><text:span text:style-name="Strong_20_Emphasis"><text:span text:style-name="T2">(Tips Tambahan Opsional)</text:span></text:span></text:p>
            <text:list xml:id="list9097365844178344887" text:style-name="L440">
              <text:list-item>
                <text:p text:style-name="P428"><text:span text:style-name="Emphasis"><text:span text:style-name="Strong_20_Emphasis"><text:span text:style-name="T2">Saran Latihan Praktis:</text:span></text:span></text:span><text:span text:style-name="T2"> Coba pilih satu berita terbaru tentang AI (yang Anda temukan dari sumber terpercaya seperti dibahas di Subbab 9.2). Lalu, coba jelaskan isi berita itu kepada teman atau anggota keluarga menggunakan bahasa Anda sendiri dan kaitkan dengan salah satu 'poin contekan' di atas. Ini latihan bagus untuk membangun kepercayaan diri. </text:span></text:p>
              </text:list-item>
              <text:list-item>
                <text:p text:style-name="P218"><text:span text:style-name="Emphasis"><text:span text:style-name="Strong_20_Emphasis"><text:span text:style-name="T2">Prompt Ilustrasi (Opsional):</text:span></text:span></text:span><text:span text:style-name="T2"> "Buat ilustrasi beberapa orang (beragam usia/penampilan) sedang duduk melingkar dan tampak asyik berdiskusi. Di tengah lingkaran ada ikon 'AI' yang transparan. Masing-masing orang memiliki gelembung bicara kecil di atas kepalanya berisi ikon berbeda: tanda tanya, bola lampu, grafik, timbangan (etis). Suasana tampak positif dan kolaboratif. Judul: 'Percaya Diri Ngobrolin AI? Tentu Bisa!'." </text:span></text:p>
              </text:list-item>
            </text:list>
            <text:p text:style-name="P443"/>
            <text:p text:style-name="P1">Silakan berikan perintah "YAX" untuk melanjutkan ke prompt terakhir untuk konten utama buku ini (Subbab 9.4).</text:p>
          </text:section>
          <text:section text:style-name="Sect1" text:name="feedback-form-69">
            <text:p text:style-name="P231"/>
          </text:section>
        </text:section>
        <text:section text:style-name="Sect1" text:name="684b716ef0beb756">
          <text:p text:style-name="P1"/>
          <text:section text:style-name="Sect1" text:name="user-query-content-70">
            <text:p text:style-name="P439">YAX </text:p>
          </text:section>
          <text:p text:style-name="P231">Show thinking</text:p>
          <text:section text:style-name="Sect2" text:name="model-response-message-contentr_684b716ef0beb756">
            <text:p text:style-name="P231"/>
          </text:section>
          <text:section text:style-name="Sect1" text:name="feedback-form-70">
            <text:p text:style-name="P231"/>
          </text:section>
        </text:section>
        <text:section text:style-name="Sect1" text:name="f3fdf5c7eb339fd1">
          <text:p text:style-name="P1"/>
          <text:section text:style-name="Sect1" text:name="user-query-content-71">
            <text:p text:style-name="P439">present </text:p>
          </text:section>
          <text:p text:style-name="P231">Show thinking</text:p>
          <text:section text:style-name="Sect2" text:name="model-response-message-contentr_f3fdf5c7eb339fd1">
            <text:p text:style-name="Text_20_body"><text:span text:style-name="T2">Baik, kita telah sampai pada bagian terakhir dari konten utama buku ini. Mari kita renungkan bersama pesan penutup di </text:span><text:span text:style-name="Strong_20_Emphasis"><text:span text:style-name="T2">Subbab 9.4: AI Adalah </text:span></text:span><text:soft-page-break/><text:span text:style-name="Strong_20_Emphasis"><text:span text:style-name="T2">Alat: Kita yang Menentukan Arahnya</text:span></text:span><text:span text:style-name="T2">.</text:span></text:p>
            <text:p text:style-name="Text_20_body"><text:span text:style-name="Strong_20_Emphasis"><text:span text:style-name="T2">Prompt:</text:span></text:span><text:span text:style-name="T2"> </text:span><text:span text:style-name="Emphasis"><text:span text:style-name="T2">"Berikan </text:span></text:span><text:span text:style-name="Emphasis"><text:span text:style-name="Strong_20_Emphasis"><text:span text:style-name="T2">pesan penutup yang kuat dan memberdayakan</text:span></text:span></text:span><text:span text:style-name="Emphasis"><text:span text:style-name="T2"> mengenai </text:span></text:span><text:span text:style-name="Emphasis"><text:span text:style-name="Strong_20_Emphasis"><text:span text:style-name="T2">peran manusia dalam membentuk masa depan AI</text:span></text:span></text:span><text:span text:style-name="Emphasis"><text:span text:style-name="T2">.</text:span></text:span><text:span text:style-name="T2"> * </text:span><text:span text:style-name="Emphasis"><text:span text:style-name="Strong_20_Emphasis"><text:span text:style-name="T2">Reiterate AI as a Tool:</text:span></text:span></text:span><text:span text:style-name="Emphasis"><text:span text:style-name="T2"> Drive home the message that AI is fundamentally a technology, a tool created and directed by humans. It doesn't have its own intentions or consciousness (as discussed in Ch 1.3).</text:span></text:span><text:span text:style-name="T2"> * </text:span><text:span text:style-name="Emphasis"><text:span text:style-name="Strong_20_Emphasis"><text:span text:style-name="T2">Human Agency &amp; Choice:</text:span></text:span></text:span><text:span text:style-name="Emphasis"><text:span text:style-name="T2"> Emphasize that the future impact of AI – whether it leads to more positive or negative outcomes – depends heavily on the choices we make as individuals and as a society. This includes choices by developers, policymakers, businesses, and informed citizens.</text:span></text:span><text:span text:style-name="T2"> * </text:span><text:span text:style-name="Emphasis"><text:span text:style-name="Strong_20_Emphasis"><text:span text:style-name="T2">Role of the Informed Citizen:</text:span></text:span></text:span><text:span text:style-name="Emphasis"><text:span text:style-name="T2"> Argue that by understanding AI (even at a basic level), readers are better equipped to participate in shaping its direction – through public discourse, consumer choices, advocating for responsible policies (especially relevant in Indonesia's context), and demanding ethical practices.</text:span></text:span><text:span text:style-name="T2"> * </text:span><text:span text:style-name="Emphasis"><text:span text:style-name="Strong_20_Emphasis"><text:span text:style-name="T2">Call to Action (Gentle):</text:span></text:span></text:span><text:span text:style-name="Emphasis"><text:span text:style-name="T2"> Encourage continued curiosity, critical engagement, and participation in conversations about how AI should be developed and used responsibly for the benefit of society in Indonesia and globally.</text:span></text:span></text:p>
            <text:list xml:id="list4814170118679020108" text:style-name="L441">
              <text:list-item>
                <text:p text:style-name="P219"><text:span text:style-name="Emphasis"><text:span text:style-name="T2">Akhiri dengan </text:span></text:span><text:span text:style-name="Emphasis"><text:span text:style-name="Strong_20_Emphasis"><text:span text:style-name="T2">closing yang optimis namun membumi</text:span></text:span></text:span><text:span text:style-name="Emphasis"><text:span text:style-name="T2"> tentang mengarahkan AI secara etis."</text:span></text:span><text:span text:style-name="T2"> </text:span></text:p>
              </text:list-item>
            </text:list>
            <text:p text:style-name="Text_20_body"><text:span text:style-name="Strong_20_Emphasis"><text:span text:style-name="T2">Jawaban Saya:</text:span></text:span></text:p>
            <text:p text:style-name="P1">Kita sudah menempuh perjalanan yang cukup panjang bersama dalam buku ini, mulai dari sekadar 'say hello' pada Kecerdasan Buatan (AI), memahami cara kerjanya yang seringkali melibatkan pembelajaran dari data, melihat contoh-contohnya di sekitar kita, mengintip potensinya yang luar biasa, hingga menyadari tantangan dan risiko etis yang menyertainya.</text:p>
            <text:p text:style-name="P1">Sebagai pamungkas dari semua pembahasan kita, ada satu pesan fundamental yang ingin kami garis bawahi sekuat-kuatnya, sebuah jangkar pemahaman yang penting untuk kita pegang erat saat melangkah ke depan:</text:p>
            <text:p text:style-name="Text_20_body"><text:span text:style-name="Strong_20_Emphasis"><text:span text:style-name="T2">Kecerdasan Buatan (AI), pada hakikatnya, adalah sebuah ALAT (</text:span></text:span><text:span text:style-name="Strong_20_Emphasis"><text:span text:style-name="Emphasis"><text:span text:style-name="T2">TOOL</text:span></text:span></text:span><text:span text:style-name="Strong_20_Emphasis"><text:span text:style-name="T2">).</text:span></text:span></text:p>
            <text:p text:style-name="Text_20_body"><text:span text:style-name="T2">Ya, sesederhana itu. Meskipun kemampuannya bisa tampak 'ajaib' atau bahkan 'mengancam', AI bukanlah entitas independen yang punya kesadaran, keinginan, atau tujuannya sendiri (seperti yang sudah kita tegaskan di Bab 1). AI adalah hasil karya kecerdasan </text:span><text:span text:style-name="Strong_20_Emphasis"><text:span text:style-name="T2">manusia</text:span></text:span><text:span text:style-name="T2">. Ia adalah </text:span><text:soft-page-break/><text:span text:style-name="T2">teknologi yang dirancang oleh manusia, dilatih menggunakan data yang (langsung atau tidak langsung) berasal dari aktivitas manusia, dan tujuannya ditentukan oleh manusia atau institusi yang membuatnya. Ia tidak punya niat baik atau jahat sendiri; ia adalah alat yang sangat kuat, seperti palu godam, mesin cetak, atau internet.</text:span></text:p>
            <text:p text:style-name="Text_20_body"><text:span text:style-name="Strong_20_Emphasis"><text:span text:style-name="T2">Masa Depan Bersama AI? Itu Pilihan Kita, Manusia!</text:span></text:span></text:p>
            <text:p text:style-name="Text_20_body"><text:span text:style-name="T2">Karena AI adalah alat buatan kita, maka ke mana arah perkembangannya dan bagaimana dampak akhirnya bagi peradaban kita – apakah ia akan menjadi kekuatan besar untuk kebaikan, atau justru menimbulkan masalah baru yang lebih pelik – </text:span><text:span text:style-name="Strong_20_Emphasis"><text:span text:style-name="T2">sepenuhnya bergantung pada pilihan-pilihan yang kita, sebagai umat manusia, buat secara kolektif maupun individual, mulai dari hari ini.</text:span></text:span></text:p>
            <text:p text:style-name="P1">Masa depan bersama AI bukanlah sesuatu yang sudah ditakdirkan oleh kemajuan teknologi semata. Ia adalah kanvas kosong yang akan kita lukis bersama melalui keputusan-keputusan yang diambil oleh:</text:p>
            <text:list xml:id="list5582523438367652273" text:style-name="L442">
              <text:list-item>
                <text:p text:style-name="P429"><text:span text:style-name="T2">Para </text:span><text:span text:style-name="Strong_20_Emphasis"><text:span text:style-name="T2">ilmuwan dan insinyur</text:span></text:span><text:span text:style-name="T2"> yang memilih masalah apa yang akan dipecahkan oleh AI dan bagaimana mereka merancangnya (dengan mempertimbangkan etika atau tidak?). </text:span></text:p>
              </text:list-item>
              <text:list-item>
                <text:p text:style-name="P429"><text:span text:style-name="Strong_20_Emphasis"><text:span text:style-name="T2">Perusahaan teknologi</text:span></text:span><text:span text:style-name="T2"> yang memutuskan bagaimana AI akan dikomersialkan dan dampak apa yang mereka prioritaskan (keuntungan semata atau juga kesejahteraan sosial?). </text:span></text:p>
              </text:list-item>
              <text:list-item>
                <text:p text:style-name="P429"><text:span text:style-name="Strong_20_Emphasis"><text:span text:style-name="T2">Pemerintah dan pembuat kebijakan</text:span></text:span><text:span text:style-name="T2"> yang menetapkan aturan main dan rambu-rambu hukumnya (apakah regulasinya melindungi hak warga negara, mendorong inovasi yang bertanggung jawab, dan memastikan keadilan?). </text:span></text:p>
              </text:list-item>
              <text:list-item>
                <text:p text:style-name="P429"><text:span text:style-name="Strong_20_Emphasis"><text:span text:style-name="T2">Dunia usaha dan berbagai organisasi</text:span></text:span><text:span text:style-name="T2"> yang memilih bagaimana mengadopsi AI dalam operasional mereka (apakah memberdayakan karyawan atau hanya menggantikan mereka? Apakah transparan kepada pelanggan?). </text:span></text:p>
              </text:list-item>
              <text:list-item>
                <text:p text:style-name="P220"><text:span text:style-name="T2">Dan tentu saja, </text:span><text:span text:style-name="Strong_20_Emphasis"><text:span text:style-name="T2">kita semua – sebagai warga negara, konsumen, dan individu</text:span></text:span><text:span text:style-name="T2"> yang hidup di tengah-tengah perubahan ini. </text:span></text:p>
              </text:list-item>
            </text:list>
            <text:p text:style-name="Text_20_body"><text:span text:style-name="Strong_20_Emphasis"><text:span text:style-name="T2">Anda Bukan Lagi Penonton Pasif: Peran Warga yang 'Melek' AI</text:span></text:span></text:p>
            <text:p text:style-name="Text_20_body"><text:span text:style-name="T2">Dengan menyelesaikan buku ini dan membekali diri Anda dengan pemahaman dasar tentang AI, Anda </text:span><text:span text:style-name="Strong_20_Emphasis"><text:span text:style-name="T2">bukan lagi sekadar penonton pasif</text:span></text:span><text:span text:style-name="T2"> </text:span><text:soft-page-break/><text:span text:style-name="T2">yang hanya bisa menerima apa pun yang disodorkan oleh teknologi. Anda kini adalah </text:span><text:span text:style-name="Strong_20_Emphasis"><text:span text:style-name="T2">warga negara yang lebih terinformasi (</text:span></text:span><text:span text:style-name="Strong_20_Emphasis"><text:span text:style-name="Emphasis"><text:span text:style-name="T2">informed citizen</text:span></text:span></text:span><text:span text:style-name="Strong_20_Emphasis"><text:span text:style-name="T2">)</text:span></text:span><text:span text:style-name="T2">, yang punya potensi dan bahkan tanggung jawab untuk ikut serta </text:span><text:span text:style-name="Strong_20_Emphasis"><text:span text:style-name="T2">membentuk arah masa depan AI yang kita inginkan</text:span></text:span><text:span text:style-name="T2">, khususnya dalam konteks Indonesia kita tercinta. Bagaimana caranya?</text:span></text:p>
            <text:list xml:id="list6135658193686935773" text:style-name="L443">
              <text:list-item>
                <text:p text:style-name="P430"><text:span text:style-name="Strong_20_Emphasis"><text:span text:style-name="T2">Berpartisipasi dalam Diskusi Publik:</text:span></text:span><text:span text:style-name="T2"> Jangan ragu untuk menyuarakan pandangan Anda (yang kini lebih berdasar) dalam obrolan sehari-hari, diskusi di komunitas, media sosial, atau forum lainnya tentang bagaimana AI seharusnya dimanfaatkan atau diatur di lingkungan kita. </text:span></text:p>
              </text:list-item>
              <text:list-item>
                <text:p text:style-name="P430"><text:span text:style-name="Strong_20_Emphasis"><text:span text:style-name="T2">Membuat Pilihan yang Lebih Sadar:</text:span></text:span><text:span text:style-name="T2"> Sebagai konsumen, kita bisa mencoba lebih kritis dalam memilih produk atau layanan digital. Apakah perusahaan di baliknya punya rekam jejak yang baik dalam hal privasi dan etika AI? (Meskipun ini tidak selalu mudah diketahui). </text:span></text:p>
              </text:list-item>
              <text:list-item>
                <text:p text:style-name="P430"><text:span text:style-name="Strong_20_Emphasis"><text:span text:style-name="T2">Mendukung Kebijakan Publik yang Bertanggung Jawab:</text:span></text:span><text:span text:style-name="T2"> Pahami isu-isu kebijakan terkait AI yang mungkin sedang dibahas di tingkat nasional (seperti implementasi </text:span><text:span text:style-name="Strong_20_Emphasis"><text:span text:style-name="T2">UU PDP</text:span></text:span><text:span text:style-name="T2"> atau penyusunan </text:span><text:span text:style-name="Strong_20_Emphasis"><text:span text:style-name="T2">Strategi Nasional AI</text:span></text:span><text:span text:style-name="T2">). Dukung upaya-upaya untuk menciptakan regulasi yang melindungi hak-hak dasar kita sambil tetap mendorong inovasi yang bermanfaat. Suara publik itu penting! </text:span></text:p>
              </text:list-item>
              <text:list-item>
                <text:p text:style-name="P221"><text:span text:style-name="Strong_20_Emphasis"><text:span text:style-name="T2">Menuntut Praktik yang Etis:</text:span></text:span><text:span text:style-name="T2"> Jangan takut untuk mempertanyakan atau menuntut transparansi dan akuntabilitas dari perusahaan atau lembaga yang menggunakan AI dalam cara-cara yang berdampak pada hidup Anda. </text:span></text:p>
              </text:list-item>
            </text:list>
            <text:p text:style-name="Text_20_body"><text:span text:style-name="Strong_20_Emphasis"><text:span text:style-name="T2">Ajakan Penutup: Teruslah Belajar, Berpikir Kritis, dan Terlibat!</text:span></text:span></text:p>
            <text:p text:style-name="P1">Perjalanan kita untuk hidup berdampingan dengan AI baru saja dimulai. Teknologi ini akan terus berevolusi, membawa kejutan-kejutan baru, baik yang positif maupun negatif (bahkan saat Anda selesai membaca kalimat terakhir ini di Sabtu malam, 29 Maret 2025 pukul 11:37 malam, perkembangannya terus berjalan!). Oleh karena itu, izinkan kami menutup buku ini dengan sebuah ajakan hangat:</text:p>
            <text:list xml:id="list5728515334808274712" text:style-name="L444">
              <text:list-item>
                <text:p text:style-name="P431"><text:span text:style-name="Strong_20_Emphasis"><text:span text:style-name="T2">Tetaplah Jaga Rasa Ingin Tahu Anda:</text:span></text:span><text:span text:style-name="T2"> Jangan berhenti belajar di sini. Teruslah amati bagaimana AI digunakan di sekitar Anda. Ikuti perkembangannya (dengan cara yang santai, ingat Bab 9.2!). </text:span></text:p>
              </text:list-item>
              <text:list-item>
                <text:p text:style-name="P431"><text:soft-page-break/><text:span text:style-name="Strong_20_Emphasis"><text:span text:style-name="T2">Teruslah Asah Kemampuan Berpikir Kritis Anda:</text:span></text:span><text:span text:style-name="T2"> Jangan mudah percaya pada klaim atau berita. Selalu pertanyakan, analisis dari berbagai sudut pandang (ingat Bab 9.1!). </text:span></text:p>
              </text:list-item>
              <text:list-item>
                <text:p text:style-name="P222"><text:span text:style-name="Strong_20_Emphasis"><text:span text:style-name="T2">Teruslah Terlibat dalam Percakapan:</text:span></text:span><text:span text:style-name="T2"> Jangan menjadi bagian dari mayoritas yang diam (</text:span><text:span text:style-name="Emphasis"><text:span text:style-name="T2">silent majority</text:span></text:span><text:span text:style-name="T2">). Bagikan pemahaman Anda, dengarkan orang lain, dan jadilah bagian dari diskusi konstruktif tentang bagaimana kita ingin AI membentuk masa depan kita. </text:span></text:p>
              </text:list-item>
            </text:list>
            <text:p text:style-name="Text_20_body"><text:span text:style-name="Strong_20_Emphasis"><text:span text:style-name="T2">Masa Depan Ada di Tangan Kita (Bersama)</text:span></text:span></text:p>
            <text:p text:style-name="Text_20_body"><text:span text:style-name="T2">Mengarahkan AI memang tantangan yang kompleks. Tidak ada jawaban mudah. Namun, satu hal yang pasti: </text:span><text:span text:style-name="Strong_20_Emphasis"><text:span text:style-name="T2">kita, manusia, yang memegang kendali.</text:span></text:span><text:span text:style-name="T2"> Dengan bekal pemahaman, kemauan untuk belajar, keberanian untuk bersikap kritis, kemauan untuk berkolaborasi, dan yang terpenting, komitmen pada nilai-nilai etika dan kemanusiaan, kita memiliki harapan dan kemampuan untuk mengarahkan perkembangan AI menuju masa depan yang lebih adil, lebih sejahtera, dan lebih baik bagi semua – di Indonesia dan di seluruh dunia. Masa depan AI adalah masa depan yang kita pilih untuk kita bangun bersama.</text:span></text:p>
            <text:p text:style-name="P1">Terima kasih telah menemani perjalanan "AI Tanpa Pusing" ini!</text:p>
            <text:p text:style-name="P443"/>
            <text:p text:style-name="Text_20_body"><text:span text:style-name="Strong_20_Emphasis"><text:span text:style-name="T2">(Tips Tambahan Opsional)</text:span></text:span></text:p>
            <text:list xml:id="list8857800170866181414" text:style-name="L445">
              <text:list-item>
                <text:p text:style-name="P432"><text:span text:style-name="Emphasis"><text:span text:style-name="Strong_20_Emphasis"><text:span text:style-name="T2">Saran Refleksi Akhir:</text:span></text:span></text:span><text:span text:style-name="T2"> Sebagai penutup yang benar-benar personal, Anda bisa menambahkan satu halaman kosong atau bagian kecil berjudul "Refleksi Pribadi Saya tentang AI", di mana pembaca diajak untuk menuliskan satu harapan terbesar mereka dari AI dan satu kekhawatiran terbesar mereka setelah membaca buku ini. Ini bisa menjadi cara yang baik untuk mengendapkan pembelajaran. </text:span></text:p>
              </text:list-item>
              <text:list-item>
                <text:p text:style-name="P223"><text:span text:style-name="Emphasis"><text:span text:style-name="Strong_20_Emphasis"><text:span text:style-name="T2">Prompt Ilustrasi (Opsional):</text:span></text:span></text:span><text:span text:style-name="T2"> "Buat ilustrasi halaman penuh sebagai penutup bab/buku. Tampilkan gambar siluet cakrawala kota modern atau lanskap alam Indonesia yang cerah di masa depan. Di langit, ada simbol 'otak AI/chip' yang terintegrasi secara harmonis dengan lingkungan (tidak mendominasi). Di bagian depan, ada gambar tangan-tangan manusia yang beragam (berbagai usia, profesi, etnis) yang saling bergandengan atau bersama-sama seolah 'menjaga' atau 'mengarahkan' masa depan tersebut. Berikan nuansa harapan, </text:span><text:soft-page-break/><text:span text:style-name="T2">kolaborasi, dan kendali manusia. Judul besar: 'Masa Depan Bersama AI: Kita yang Menentukan!'" </text:span></text:p>
              </text:list-item>
            </text:list>
            <text:p text:style-name="P443"/>
            <text:p text:style-name="Text_20_body"><text:span text:style-name="T2">Ini adalah akhir dari Subbab 9.4 dan konten utama Bab 9. Silakan berikan perintah "YAX" jika Anda ingin saya melanjutkan ke prompt untuk bagian </text:span><text:span text:style-name="Strong_20_Emphasis"><text:span text:style-name="T2">Penutup</text:span></text:span><text:span text:style-name="T2"> buku (rangkuman, pesan utama, ajakan terakhir).</text:span></text:p>
          </text:section>
          <text:section text:style-name="Sect1" text:name="feedback-form-71">
            <text:p text:style-name="P231"/>
          </text:section>
        </text:section>
        <text:section text:style-name="Sect1" text:name="f4262e4ec4972702">
          <text:p text:style-name="P1"/>
          <text:section text:style-name="Sect1" text:name="user-query-content-72">
            <text:p text:style-name="P439">YAX </text:p>
          </text:section>
          <text:p text:style-name="P231">Show thinking</text:p>
          <text:section text:style-name="Sect2" text:name="model-response-message-contentr_f4262e4ec4972702">
            <text:p text:style-name="Text_20_body"><text:span text:style-name="T2">Baik, mari kita mulai bagian </text:span><text:span text:style-name="Strong_20_Emphasis"><text:span text:style-name="T2">Penutup</text:span></text:span><text:span text:style-name="T2"> buku ini dengan </text:span><text:span text:style-name="Strong_20_Emphasis"><text:span text:style-name="T2">Rangkuman Perjalanan Memahami AI</text:span></text:span><text:span text:style-name="T2">.</text:span></text:p>
            <text:p text:style-name="Text_20_body"><text:span text:style-name="Strong_20_Emphasis"><text:span text:style-name="T2">Prompt:</text:span></text:span><text:span text:style-name="T2"> </text:span><text:span text:style-name="Emphasis"><text:span text:style-name="T2">"Tuliskan paragraf penutup yang secara singkat merangkum perjalanan pembaca melalui buku 'AI Tanpa Pusing' ini. Sebutkan kembali secara ringkas tahapan-tahapan utama yang telah dilalui: mulai dari menjawab 'apa itu AI?' dengan sederhana, memahami bagaimana mesin 'belajar' (ML) dan pentingnya 'bahan bakar' data, melihat contoh-contoh AI yang sudah ada di sekitar kita (di ponsel, di layar, di balik layar), mengintip tren masa depan, hingga merenungkan peluang dan tantangan besarnya. Gunakan nada yang merefleksikan sebuah perjalanan pemahaman yang telah selesai ditempuh."</text:span></text:span></text:p>
            <text:p text:style-name="Text_20_body"><text:span text:style-name="Strong_20_Emphasis"><text:span text:style-name="T2">Jawaban Saya:</text:span></text:span></text:p>
            <text:p text:style-name="P1">Kini sampailah kita di akhir perjalanan utama kita bersama buku "AI Tanpa Pusing". Rasanya baru sejenak lalu kita memulai langkah pertama, mencoba 'menyapa' dan 'berkenalan' dengan Kecerdasan Buatan (AI), sebuah istilah yang mungkin tadinya terdengar jauh, rumit, atau bahkan sedikit mengintimidasi.</text:p>
            <text:p text:style-name="P1">Selama beberapa bab ke belakang, kita telah melangkah bersama melalui berbagai tahapan pemahaman:</text:p>
            <text:list xml:id="list352978847924340395" text:style-name="L446">
              <text:list-item>
                <text:p text:style-name="P433"><text:span text:style-name="T2">Kita mulai dengan </text:span><text:span text:style-name="Strong_20_Emphasis"><text:span text:style-name="T2">mencoba memahami apa sebenarnya inti dari AI</text:span></text:span><text:span text:style-name="T2"> itu, menggunakan bahasa yang sederhana dan berbagai analogi sehari-hari agar konsepnya lebih 'membumi' (Bab 1). </text:span></text:p>
              </text:list-item>
              <text:list-item>
                <text:p text:style-name="P433"><text:soft-page-break/><text:span text:style-name="T2">Kemudian, kita menyelami </text:span><text:span text:style-name="Strong_20_Emphasis"><text:span text:style-name="T2">rahasia bagaimana mesin bisa 'belajar'</text:span></text:span><text:span text:style-name="T2"> melalui Machine Learning (ML), dan menyadari betapa vitalnya peran </text:span><text:span text:style-name="Strong_20_Emphasis"><text:span text:style-name="T2">Data</text:span></text:span><text:span text:style-name="T2"> sebagai 'bahan bakar' utama yang memungkinkan proses belajar tersebut (Bab 2 &amp; 3). </text:span></text:p>
              </text:list-item>
              <text:list-item>
                <text:p text:style-name="P433"><text:span text:style-name="T2">Setelah memahami dasarnya, kita </text:span><text:span text:style-name="Strong_20_Emphasis"><text:span text:style-name="T2">melihat langsung bukti kehadiran AI</text:span></text:span><text:span text:style-name="T2"> dalam kehidupan kita </text:span><text:span text:style-name="Emphasis"><text:span text:style-name="T2">saat ini</text:span></text:span><text:span text:style-name="T2"> – mulai dari fitur-fitur canggih di </text:span><text:span text:style-name="Strong_20_Emphasis"><text:span text:style-name="T2">ponsel pintar</text:span></text:span><text:span text:style-name="T2"> kita (Bab 4), layanan online yang kita akses </text:span><text:span text:style-name="Strong_20_Emphasis"><text:span text:style-name="T2">di layar</text:span></text:span><text:span text:style-name="T2"> (Bab 5), hingga berbagai sistem penting yang bekerja </text:span><text:span text:style-name="Strong_20_Emphasis"><text:span text:style-name="T2">di balik layar</text:span></text:span><text:span text:style-name="T2"> untuk membantu kita (Bab 6). </text:span></text:p>
              </text:list-item>
              <text:list-item>
                <text:p text:style-name="P433"><text:span text:style-name="T2">Tak hanya masa kini, kita juga mencoba </text:span><text:span text:style-name="Strong_20_Emphasis"><text:span text:style-name="T2">mengintip sedikit ke masa depan</text:span></text:span><text:span text:style-name="T2">, melihat beberapa </text:span><text:span text:style-name="Strong_20_Emphasis"><text:span text:style-name="T2">tren perkembangan AI</text:span></text:span><text:span text:style-name="T2"> yang paling menarik dan potensial (Bab 7). </text:span></text:p>
              </text:list-item>
              <text:list-item>
                <text:p text:style-name="P224"><text:span text:style-name="T2">Akhirnya, kita meluangkan waktu untuk </text:span><text:span text:style-name="Strong_20_Emphasis"><text:span text:style-name="T2">merenung lebih dalam</text:span></text:span><text:span text:style-name="T2">, membahas secara seimbang </text:span><text:span text:style-name="Strong_20_Emphasis"><text:span text:style-name="T2">peluang besar sekaligus tantangan serius</text:span></text:span><text:span text:style-name="T2"> yang dibawa oleh era AI ini, pentingnya </text:span><text:span text:style-name="Strong_20_Emphasis"><text:span text:style-name="T2">etika sebagai kompas</text:span></text:span><text:span text:style-name="T2">, serta bagaimana sebaiknya kita </text:span><text:span text:style-name="Strong_20_Emphasis"><text:span text:style-name="T2">menyikapi AI secara pribadi</text:span></text:span><text:span text:style-name="T2"> (Bab 8 &amp; 9). </text:span></text:p>
              </text:list-item>
            </text:list>
            <text:p text:style-name="P1">Semoga rangkaian perjalanan ini, dari A sampai Z tentang AI secara sederhana, telah memberikan Anda peta pemahaman yang lebih jelas, wawasan baru yang bermanfaat, dan tentunya, pengalaman belajar yang benar-benar 'tanpa pusing'.</text:p>
            <text:p text:style-name="P443"/>
            <text:p text:style-name="Text_20_body"><text:span text:style-name="Strong_20_Emphasis"><text:span text:style-name="T2">(Tips Tambahan Opsional)</text:span></text:span></text:p>
            <text:list xml:id="list1322513973632558019" text:style-name="L447">
              <text:list-item>
                <text:p text:style-name="P434"><text:span text:style-name="Emphasis"><text:span text:style-name="Strong_20_Emphasis"><text:span text:style-name="T2">Saran Visual Rangkuman:</text:span></text:span></text:span><text:span text:style-name="T2"> Sebagai penutup visual, pertimbangkan untuk membuat satu halaman infografis bergaya "Peta Perjalanan Belajar AI". Tampilkan alur dari titik awal (misalnya ikon 'tanda tanya besar') melewati 'pos-pos pemberhentian' yang mewakili setiap bagian utama buku (Konsep Dasar AI &amp; ML, Data, AI di Ponsel, AI di Layar, AI di Balik Layar, Tren Masa Depan, Peluang &amp; Tantangan, Etika &amp; Sikap Pribadi) menuju titik akhir (misalnya ikon 'orang dengan bola lampu di kepala' atau 'sertifikat kelulusan AI Tanpa Pusing'). </text:span></text:p>
              </text:list-item>
              <text:list-item>
                <text:p text:style-name="P225"><text:span text:style-name="Emphasis"><text:span text:style-name="Strong_20_Emphasis"><text:span text:style-name="T2">Prompt Ilustrasi (Opsional):</text:span></text:span></text:span><text:span text:style-name="T2"> "Desain sebuah infografis satu halaman penuh bergaya 'roadmap' atau 'peta petualangan' untuk merangkum isi buku pengantar AI. Mulai dari kiri bawah dengan ikon </text:span><text:soft-page-break/><text:span text:style-name="T2">'Start/Tanda Tanya'. Buat jalur berkelok ke kanan atas menuju ikon 'Finish/Bintang/Bola Lampu'. Di sepanjang jalur, tempatkan 5-7 'checkpoint' dengan ikon dan label singkat mewakili topik utama buku: 1. Apa itu AI? (Ikon Otak/Chip), 2. Belajar dari Data (Ikon ML/Data), 3. AI di Sekitar Kita (Ikon Ponsel/Layar), 4. Mengintip Masa Depan (Ikon Roket/Teropong), 5. Peluang &amp; Tantangan (Ikon Timbangan), 6. Etika &amp; Sikapmu (Ikon Kompas/Hati). Gunakan gaya visual yang ceria dan menarik." </text:span></text:p>
              </text:list-item>
            </text:list>
            <text:p text:style-name="P443"/>
            <text:p text:style-name="P1">Silakan berikan perintah "YAX" untuk melanjutkan ke prompt berikutnya (Pesan Utama).</text:p>
          </text:section>
          <text:section text:style-name="Sect1" text:name="feedback-form-72">
            <text:p text:style-name="P231"/>
          </text:section>
        </text:section>
        <text:section text:style-name="Sect1" text:name="666a7e23acc692ea">
          <text:p text:style-name="P1"/>
          <text:section text:style-name="Sect1" text:name="user-query-content-73">
            <text:p text:style-name="P439">YAX </text:p>
          </text:section>
          <text:p text:style-name="P231">Show thinking</text:p>
          <text:section text:style-name="Sect2" text:name="model-response-message-contentr_666a7e23acc692ea">
            <text:p text:style-name="Text_20_body"><text:span text:style-name="T2">Baik, mari kita lanjutkan ke bagian berikutnya dari </text:span><text:span text:style-name="Strong_20_Emphasis"><text:span text:style-name="T2">Penutup</text:span></text:span><text:span text:style-name="T2">, yaitu </text:span><text:span text:style-name="Strong_20_Emphasis"><text:span text:style-name="T2">Pesan Utama: AI Bisa Dipahami dan Kita Bisa Berperan</text:span></text:span><text:span text:style-name="T2">.</text:span></text:p>
            <text:p text:style-name="Text_20_body"><text:span text:style-name="Strong_20_Emphasis"><text:span text:style-name="T2">Prompt:</text:span></text:span><text:span text:style-name="T2"> </text:span><text:span text:style-name="Emphasis"><text:span text:style-name="T2">"Tuliskan paragraf penutup yang dengan jelas menegaskan kembali </text:span></text:span><text:span text:style-name="Emphasis"><text:span text:style-name="Strong_20_Emphasis"><text:span text:style-name="T2">pesan inti</text:span></text:span></text:span><text:span text:style-name="Emphasis"><text:span text:style-name="T2"> buku ini sesuai judulnya 'AI Tanpa Pusing'. Sampaikan dengan kuat bahwa </text:span></text:span><text:span text:style-name="Emphasis"><text:span text:style-name="Strong_20_Emphasis"><text:span text:style-name="T2">konsep dasar AI are understandable</text:span></text:span></text:span><text:span text:style-name="Emphasis"><text:span text:style-name="T2"> without deep technical expertise. Connect this understanding to </text:span></text:span><text:span text:style-name="Emphasis"><text:span text:style-name="Strong_20_Emphasis"><text:span text:style-name="T2">empowerment</text:span></text:span></text:span><text:span text:style-name="Emphasis"><text:span text:style-name="T2"> – the ability to engage critically, make informed choices, and participate in shaping AI's future (linking back to Ch 9.4). Emphasize that the reader can play a role, however small, in ensuring AI develops beneficially."</text:span></text:span></text:p>
            <text:p text:style-name="Text_20_body"><text:span text:style-name="Strong_20_Emphasis"><text:span text:style-name="T2">Jawaban Saya:</text:span></text:span></text:p>
            <text:p text:style-name="Text_20_body"><text:span text:style-name="T2">Setelah kita bersama-sama merangkum perjalanan panjang kita mengenal Kecerdasan Buatan (AI), kini izinkan kami untuk sekali lagi menegaskan </text:span><text:span text:style-name="Strong_20_Emphasis"><text:span text:style-name="T2">pesan inti atau 'roh'</text:span></text:span><text:span text:style-name="T2"> yang sejak awal ingin kami sampaikan melalui buku ini, sesuai dengan judulnya: </text:span><text:span text:style-name="Strong_20_Emphasis"><text:span text:style-name="T2">"AI Tanpa Pusing"</text:span></text:span><text:span text:style-name="T2">.</text:span></text:p>
            <text:p text:style-name="Text_20_body"><text:span text:style-name="T2">Harapan terbesar kami adalah, melalui setiap lembar penjelasan, setiap analogi sederhana, dan setiap contoh yang kita bahas, Anda kini semakin yakin dan merasakan sendiri bahwa </text:span><text:span text:style-name="Strong_20_Emphasis"><text:span text:style-name="T2">memahami konsep-konsep dasar di balik Kecerdasan Buatan (AI) dan Machine Learning (ML) itu </text:span></text:span><text:soft-page-break/><text:span text:style-name="Strong_20_Emphasis"><text:span text:style-name="T2">sesungguhnya SANGAT MUNGKIN dilakukan tanpa perlu latar belakang teknis yang mendalam atau membuat kepala kita berasap!</text:span></text:span></text:p>
            <text:p text:style-name="P1">Logika di balik bagaimana mesin belajar dari data, bagaimana ia mengenali pola, mengapa kualitas data itu penting, perbedaan antara AI yang 'spesialis' dan AI yang 'kreatif', hingga pertimbangan etis yang menyertainya – semua itu bisa kita 'cerna' akal sehatnya.</text:p>
            <text:p text:style-name="Text_20_body"><text:span text:style-name="T2">Dan inilah poin kuncinya: </text:span><text:span text:style-name="Strong_20_Emphasis"><text:span text:style-name="T2">pemahaman dasar ini adalah sumber kekuatan Anda</text:span></text:span><text:span text:style-name="T2">. Mengapa? Karena saat Anda paham, meskipun hanya dasarnya:</text:span></text:p>
            <text:list xml:id="list5226916450581792500" text:style-name="L448">
              <text:list-item>
                <text:p text:style-name="P435"><text:span text:style-name="T2">Anda </text:span><text:span text:style-name="Strong_20_Emphasis"><text:span text:style-name="T2">tidak lagi mudah merasa 'kecil' atau terintimidasi</text:span></text:span><text:span text:style-name="T2"> oleh hiruk-pikuk istilah teknologi canggih atau berita-berita tentang AI yang kadang dilebih-lebihkan. Rasa takut terhadap hal yang tidak dikenal berganti menjadi rasa ingin tahu yang sehat. </text:span></text:p>
              </text:list-item>
              <text:list-item>
                <text:p text:style-name="P435"><text:span text:style-name="T2">Anda </text:span><text:span text:style-name="Strong_20_Emphasis"><text:span text:style-name="T2">memiliki 'kacamata' baru untuk melihat dunia digital di sekitar Anda dengan lebih kritis</text:span></text:span><text:span text:style-name="T2">. Anda bisa mulai mempertanyakan, "Bagaimana ini bekerja? Apa datanya? Mungkinkah ada bias?". </text:span></text:p>
              </text:list-item>
              <text:list-item>
                <text:p text:style-name="P435"><text:span text:style-name="T2">Anda bisa </text:span><text:span text:style-name="Strong_20_Emphasis"><text:span text:style-name="T2">membuat pilihan yang lebih terinformasi</text:span></text:span><text:span text:style-name="T2"> tentang bagaimana Anda ingin menggunakan teknologi AI dalam hidup Anda dan bagaimana Anda ingin data Anda diperlakukan. </text:span></text:p>
              </text:list-item>
              <text:list-item>
                <text:p text:style-name="P435"><text:span text:style-name="T2">Anda </text:span><text:span text:style-name="Strong_20_Emphasis"><text:span text:style-name="T2">merasa lebih percaya diri</text:span></text:span><text:span text:style-name="T2"> untuk ikut serta dalam percakapan tentang topik ini, baik di lingkungan keluarga, pertemanan, maupun profesional. </text:span></text:p>
              </text:list-item>
              <text:list-item>
                <text:p text:style-name="P226"><text:span text:style-name="T2">Dan yang paling fundamental, Anda </text:span><text:span text:style-name="Strong_20_Emphasis"><text:span text:style-name="T2">menyadari bahwa Anda – ya, Anda! – memiliki peran dan suara</text:span></text:span><text:span text:style-name="T2"> dalam ikut membentuk bagaimana teknologi AI ini akan berkembang dan mewarnai masa depan kita bersama. </text:span></text:p>
              </text:list-item>
            </text:list>
            <text:p text:style-name="Text_20_body"><text:span text:style-name="T2">Di era kita saat ini (bahkan di Sabtu malam yang hampir berganti hari ini di Medan, 29 Maret 2025 pukul 11:55 malam), di mana AI semakin merasuk ke berbagai sendi kehidupan, menjadi warga yang 'melek' AI bukan lagi sebuah kemewahan, tapi kebutuhan. Peran Anda tidak harus selalu besar; menjadi individu yang terinformasi, yang bertanya saat ragu, yang menolak menyebarkan hoax berbasis AI, yang peduli pada isu keadilan dan privasi, yang ikut dalam diskusi di komunitas lokal Anda – semua itu adalah </text:span><text:span text:style-name="Strong_20_Emphasis"><text:span text:style-name="T2">kontribusi nyata yang sangat berarti</text:span></text:span><text:span text:style-name="T2">. Setiap suara yang terinformasi </text:span><text:soft-page-break/><text:span text:style-name="T2">membantu mengarahkan kapal besar bernama 'pengembangan AI' ini ke arah yang lebih baik.</text:span></text:p>
            <text:p text:style-name="Text_20_body"><text:span text:style-name="T2">Jadi, inilah pesan utama yang ingin kami titipkan dari buku "AI Tanpa Pusing" ini: </text:span><text:span text:style-name="Strong_20_Emphasis"><text:span text:style-name="T2">AI ITU BISA DIPAHAMI, DAN PEMAHAMAN ITU MEMBERDAYAKAN ANDA UNTUK BERPERAN.</text:span></text:span><text:span text:style-name="T2"> Pegang erat pengetahuan dasar yang kini Anda miliki, karena itu adalah kunci Anda untuk tidak hanya menjadi penonton, tapi juga partisipan aktif di era kecerdasan buatan ini!</text:span></text:p>
            <text:p text:style-name="P443"/>
            <text:p text:style-name="Text_20_body"><text:span text:style-name="Strong_20_Emphasis"><text:span text:style-name="T2">(Tips Tambahan Opsional)</text:span></text:span></text:p>
            <text:list xml:id="list6348382044207329794" text:style-name="L449">
              <text:list-item>
                <text:p text:style-name="P436"><text:span text:style-name="Emphasis"><text:span text:style-name="Strong_20_Emphasis"><text:span text:style-name="T2">Saran Penekanan Visual:</text:span></text:span></text:span><text:span text:style-name="T2"> Untuk memperkuat pesan ini, Anda bisa menempatkan paragraf ini (atau kutipan intinya) dalam sebuah kotak teks khusus di halaman penutup, mungkin dengan latar belakang atau font yang sedikit berbeda, agar benar-benar menonjol sebagai pesan kunci buku. </text:span></text:p>
              </text:list-item>
              <text:list-item>
                <text:p text:style-name="P227"><text:span text:style-name="Emphasis"><text:span text:style-name="Strong_20_Emphasis"><text:span text:style-name="T2">Prompt Ilustrasi (Opsional):</text:span></text:span></text:span><text:span text:style-name="T2"> "Buat sebuah ilustrasi ikonik yang simpel namun kuat. Mungkin gambar siluet seseorang yang kepalanya terbuka dan di dalamnya ada ikon 'bola lampu AI' yang menyala terang, dengan panah-panah kecil keluar darinya menuju ikon 'gelembung bicara', 'tanda tanya kritis', 'tangan memilih'. Judul singkat di bawahnya: 'Paham AI = Punya Suara &amp; Pilihan'." </text:span></text:p>
              </text:list-item>
            </text:list>
            <text:p text:style-name="P443"/>
            <text:p text:style-name="P1">Silakan berikan perintah "YAX" untuk melanjutkan ke prompt terakhir untuk bagian Penutup buku ini.</text:p>
          </text:section>
          <text:section text:style-name="Sect1" text:name="feedback-form-73">
            <text:p text:style-name="P231"/>
          </text:section>
        </text:section>
        <text:section text:style-name="Sect1" text:name="d66ba4cf51e7960a">
          <text:p text:style-name="P1"/>
          <text:section text:style-name="Sect1" text:name="user-query-content-74">
            <text:p text:style-name="P439">YAX </text:p>
          </text:section>
          <text:p text:style-name="P231">Show thinking</text:p>
          <text:section text:style-name="Sect2" text:name="model-response-message-contentr_d66ba4cf51e7960a">
            <text:p text:style-name="Text_20_body"><text:span text:style-name="T2">Baik, ini adalah bagian paling akhir dari Penutup buku kita: </text:span><text:span text:style-name="Strong_20_Emphasis"><text:span text:style-name="T2">Ajakan untuk Terus Belajar dan Ingin Tahu</text:span></text:span><text:span text:style-name="T2">.</text:span></text:p>
            <text:p text:style-name="Text_20_body"><text:span text:style-name="Strong_20_Emphasis"><text:span text:style-name="T2">Prompt:</text:span></text:span><text:span text:style-name="T2"> </text:span><text:span text:style-name="Emphasis"><text:span text:style-name="T2">"Tuliskan paragraf penutup terakhir yang memberikan </text:span></text:span><text:span text:style-name="Emphasis"><text:span text:style-name="Strong_20_Emphasis"><text:span text:style-name="T2">dorongan semangat</text:span></text:span></text:span><text:span text:style-name="Emphasis"><text:span text:style-name="T2"> kepada pembaca. Acknowledge that AI is a rapidly evolving field and learning is a continuous process. Encourage the reader not to stop here </text:span></text:span><text:soft-page-break/><text:span text:style-name="Emphasis"><text:span text:style-name="T2">but to keep observing AI's role in the world, stay curious, continue seeking accessible information (referencing tips from Ch 9.2 perhaps), and engage in discussions. End on a positive and forward-looking note about engaging with the future of technology."</text:span></text:span></text:p>
            <text:p text:style-name="Text_20_body"><text:span text:style-name="Strong_20_Emphasis"><text:span text:style-name="T2">Jawaban Saya:</text:span></text:span></text:p>
            <text:p text:style-name="P1">Dan dengan ini, sampailah kita pada kata-kata terakhir dalam buku "AI Tanpa Pusing" ini. Perjalanan kita untuk 'berkenalan' dan memahami dasar-dasar Kecerdasan Buatan (AI) mungkin berakhir di halaman ini, namun petualangan Anda untuk hidup berdampingan dan berinteraksi dengan teknologi ini sesungguhnya baru saja akan dimulai!</text:p>
            <text:p text:style-name="P1">Seperti yang sudah kita sadari bersama, AI adalah dunia yang bergerak sangat cepat. Teknologi yang kita bahas hari ini sebagai 'tren masa depan' mungkin saja besok sudah menjadi hal biasa. Akan selalu ada inovasi baru, aplikasi baru yang mengejutkan, serta pertanyaan dan tantangan baru yang muncul seiring perkembangannya. Proses belajar tentang AI, oleh karena itu, bukanlah sesuatu yang selesai setelah Anda menutup buku ini.</text:p>
            <text:p text:style-name="Text_20_body"><text:span text:style-name="T2">Maka, sebagai 'salam perpisahan' kami, izinkan kami memberikan satu ajakan terakhir yang penuh semangat: </text:span><text:span text:style-name="Strong_20_Emphasis"><text:span text:style-name="T2">Jangan pernah biarkan rasa ingin tahu Anda padam! Teruslah belajar, teruslah bertanya, teruslah mengamati.</text:span></text:span></text:p>
            <text:list xml:id="list2766287521016896545" text:style-name="L450">
              <text:list-item>
                <text:p text:style-name="P437"><text:span text:style-name="Strong_20_Emphasis"><text:span text:style-name="T2">Teruslah perhatikan</text:span></text:span><text:span text:style-name="T2"> bagaimana AI muncul dalam berbagai bentuk di sekitar Anda – di aplikasi yang Anda gunakan, di berita yang Anda baca, di pekerjaan Anda, bahkan dalam film atau musik yang Anda nikmati. </text:span></text:p>
              </text:list-item>
              <text:list-item>
                <text:p text:style-name="P437"><text:span text:style-name="Strong_20_Emphasis"><text:span text:style-name="T2">Tetaplah pelihara rasa penasaran</text:span></text:span><text:span text:style-name="T2"> Anda. Jika ada sesuatu tentang AI yang membuat Anda tertarik atau bingung, jangan ragu untuk mencari tahu lebih lanjut. </text:span></text:p>
              </text:list-item>
              <text:list-item>
                <text:p text:style-name="P437"><text:span text:style-name="Strong_20_Emphasis"><text:span text:style-name="T2">Teruslah mencari informasi</text:span></text:span><text:span text:style-name="T2"> dari sumber-sumber yang bisa Anda percaya dan Anda pahami bahasanya (ingat tips kita di Bab 9.2!), sesuai dengan kecepatan dan minat Anda sendiri. Tidak perlu terburu-buru, nikmati saja prosesnya. </text:span></text:p>
              </text:list-item>
              <text:list-item>
                <text:p text:style-name="P228"><text:span text:style-name="T2">Dan yang tak kalah penting, </text:span><text:span text:style-name="Strong_20_Emphasis"><text:span text:style-name="T2">teruslah berdiskusi dan berbagi pemahaman</text:span></text:span><text:span text:style-name="T2"> dengan orang-orang di sekitar Anda. Obrolan santai bisa menjadi 'kelas' belajar yang sangat efektif! </text:span></text:p>
              </text:list-item>
            </text:list>
            <text:p text:style-name="P1"><text:soft-page-break/>Mempelajari tentang teknologi baru seperti AI seharusnya tidak menjadi beban, melainkan bagian dari petualangan seru kita sebagai manusia modern yang hidup di abad ke-21. Dengan bekal pemahaman dasar yang kini Anda miliki, ditambah rasa ingin tahu yang terus hidup dan sikap kritis yang selalu terjaga, Anda sudah lebih dari siap untuk menyambut dan berinteraksi dengan masa depan teknologi ini secara lebih percaya diri, lebih bijak, dan lebih berdaya.</text:p>
            <text:p text:style-name="P1">Terima kasih sebesar-besarnya telah setia menemani perjalanan panjang "AI Tanpa Pusing" ini hingga akhir (bahkan mungkin hingga larut malam di akhir pekan ini – Sabtu, 29 Maret 2025, hampir pukul 12 malam!). Semoga buku sederhana ini telah berhasil menepati janjinya: membantu Anda memahami AI tanpa perlu pusing, dan memberikan sedikit percikan inspirasi untuk terus belajar dan berperan.</text:p>
            <text:p text:style-name="P1">Mari kita bersama-sama, dengan bekal pengetahuan dan niat baik, ikut serta mengarahkan perkembangan Kecerdasan Buatan ini menuju masa depan yang benar-benar membawa manfaat bagi kita semua, bagi Indonesia, dan bagi dunia.</text:p>
            <text:p text:style-name="Text_20_body"><text:span text:style-name="Strong_20_Emphasis"><text:span text:style-name="T2">Selamat melanjutkan petualangan Anda di era Kecerdasan Buatan!</text:span></text:span></text:p>
            <text:p text:style-name="P443"/>
            <text:p text:style-name="Text_20_body"><text:span text:style-name="Strong_20_Emphasis"><text:span text:style-name="T2">(Tips Tambahan Opsional)</text:span></text:span></text:p>
            <text:list xml:id="list3135641035581153301" text:style-name="L451">
              <text:list-item>
                <text:p text:style-name="P438"><text:span text:style-name="Emphasis"><text:span text:style-name="Strong_20_Emphasis"><text:span text:style-name="T2">Saran Bagian Akhir Buku:</text:span></text:span></text:span><text:span text:style-name="T2"> Setelah bagian Penutup ini, pertimbangkan untuk menambahkan </text:span><text:span text:style-name="Strong_20_Emphasis"><text:span text:style-name="T2">Lampiran</text:span></text:span><text:span text:style-name="T2"> yang berisi: </text:span></text:p>
                <text:list>
                  <text:list-item>
                    <text:p text:style-name="P438"><text:span text:style-name="Strong_20_Emphasis"><text:span text:style-name="T2">Glosarium Sederhana:</text:span></text:span><text:span text:style-name="T2"> Daftar istilah-istilah penting yang muncul di buku (AI, ML, NMT, Deepfake, Bias, dll.) beserta penjelasan singkat dan super mudah dipahami. </text:span></text:p>
                  </text:list-item>
                  <text:list-item>
                    <text:p text:style-name="P438"><text:span text:style-name="Strong_20_Emphasis"><text:span text:style-name="T2">Sumber Bacaan/Tontonan Lanjutan:</text:span></text:span><text:span text:style-name="T2"> Beberapa rekomendasi website, buku non-teknis populer lainnya, kanal YouTube, atau film dokumenter yang bisa dirujuk pembaca jika ingin belajar lebih lanjut tentang AI secara santai. Pilih sumber yang kredibel dan aksesibel. </text:span></text:p>
                  </text:list-item>
                </text:list>
              </text:list-item>
              <text:list-item>
                <text:p text:style-name="P229"><text:span text:style-name="Emphasis"><text:span text:style-name="Strong_20_Emphasis"><text:span text:style-name="T2">Prompt Ilustrasi (Opsional):</text:span></text:span></text:span><text:span text:style-name="T2"> "Buat ilustrasi full-page sebagai halaman penutup akhir buku. Tampilkan gambar lanskap masa depan yang cerah dan penuh harapan (bisa pemandangan kota modern yang hijau atau alam yang indah). Di langit, ada matahari </text:span><text:soft-page-break/><text:span text:style-name="T2">terbit atau bintang-bintang yang bersinar. Di bagian depan bawah, ada siluet seseorang (mewakili pembaca) yang sedang melangkah maju di sebuah jalan setapak menuju cakrawala tersebut, mungkin sambil membawa buku atau bola lampu ide. Berikan nuansa optimisme, awal yang baru, dan perjalanan yang terus berlanjut. Mungkin tambahkan teks singkat seperti 'Teruslah Belajar, Teruslah Bertumbuh!'." </text:span></text:p>
              </text:list-item>
            </text:list>
            <text:p text:style-name="P443"/>
            <text:p text:style-name="P1">Ini adalah jawaban untuk prompt terakhir. Seluruh kerangka buku dari Kata Pengantar hingga Penutup kini telah dijawab prompt per prompt.</text:p>
          </text:section>
          <text:section text:style-name="Sect1" text:name="feedback-form-74">
            <text:p text:style-name="P231"/>
          </text:section>
        </text:section>
        <text:section text:style-name="Sect1" text:name="1b2534d91307b3aa">
          <text:p text:style-name="P1"/>
          <text:section text:style-name="Sect1" text:name="user-query-content-75">
            <text:p text:style-name="P439">Buat Glosarium/Daftar Istilah Buku ini </text:p>
          </text:section>
          <text:p text:style-name="P231">Show thinking</text:p>
          <text:section text:style-name="Sect2" text:name="model-response-message-contentr_1b2534d91307b3aa">
            <text:p text:style-name="Text_20_body"><text:span text:style-name="T2">Tentu, berikut adalah draf </text:span><text:span text:style-name="Strong_20_Emphasis"><text:span text:style-name="T2">Glosarium</text:span></text:span><text:span text:style-name="T2"> atau </text:span><text:span text:style-name="Strong_20_Emphasis"><text:span text:style-name="T2">Daftar Istilah</text:span></text:span><text:span text:style-name="T2"> yang bisa Anda sertakan di bagian akhir buku "AI Tanpa Pusing". Istilah-istilah ini dipilih berdasarkan pembahasan kita sebelumnya, dan definisinya diusahakan sesederhana mungkin sesuai gaya bahasa buku:</text:span></text:p>
            <text:p text:style-name="P443"/>
            <text:p text:style-name="Text_20_body"><text:span text:style-name="Strong_20_Emphasis"><text:span text:style-name="T2">Glosarium: Istilah Penting Seputar AI Tanpa Pusing</text:span></text:span></text:p>
            <text:list xml:id="list1674311471444306173" text:style-name="L452">
              <text:list-item>
                <text:p text:style-name="P230"><text:span text:style-name="Strong_20_Emphasis"><text:span text:style-name="T2">AI (Artificial Intelligence / Kecerdasan Buatan):</text:span></text:span><text:span text:style-name="T2"> Istilah umum untuk kemampuan mesin atau program komputer dalam melakukan tugas-tugas yang biasanya membutuhkan kecerdasan manusia, seperti belajar, mengenali pola, memecahkan masalah, atau memahami bahasa. Ingat, AI ini lebih sering berupa 'otak' (software) daripada 'badan' (robot fisik).</text:span></text:p>
              </text:list-item>
              <text:list-item>
                <text:p text:style-name="P230"><text:span text:style-name="Strong_20_Emphasis"><text:span text:style-name="T2">AGI (Artificial General Intelligence / Kecerdasan Umum Buatan):</text:span></text:span><text:span text:style-name="T2"> Tipe AI yang masih bersifat </text:span><text:span text:style-name="Strong_20_Emphasis"><text:span text:style-name="T2">teoritis</text:span></text:span><text:span text:style-name="T2"> atau impian masa depan. AGI merujuk pada AI yang memiliki kemampuan kognitif seluas dan sefleksibel manusia, mampu belajar dan melakukan </text:span><text:span text:style-name="Emphasis"><text:span text:style-name="T2">berbagai macam</text:span></text:span><text:span text:style-name="T2"> tugas yang berbeda-beda, tidak hanya spesifik. Sangat berbeda dengan AI yang ada saat ini.</text:span></text:p>
              </text:list-item>
              <text:list-item>
                <text:p text:style-name="P230"><text:soft-page-break/><text:span text:style-name="Strong_20_Emphasis"><text:span text:style-name="T2">Akuntabilitas (</text:span></text:span><text:span text:style-name="Strong_20_Emphasis"><text:span text:style-name="Emphasis"><text:span text:style-name="T2">Accountability</text:span></text:span></text:span><text:span text:style-name="Strong_20_Emphasis"><text:span text:style-name="T2">):</text:span></text:span><text:span text:style-name="T2"> Salah satu prinsip penting dalam etika AI. Artinya, harus ada kejelasan siapa pihak yang bertanggung jawab jika sistem AI membuat kesalahan atau menyebabkan kerugian.</text:span></text:p>
              </text:list-item>
              <text:list-item>
                <text:p text:style-name="P230"><text:span text:style-name="Strong_20_Emphasis"><text:span text:style-name="T2">Algoritma (</text:span></text:span><text:span text:style-name="Strong_20_Emphasis"><text:span text:style-name="Emphasis"><text:span text:style-name="T2">Algorithm</text:span></text:span></text:span><text:span text:style-name="Strong_20_Emphasis"><text:span text:style-name="T2">):</text:span></text:span><text:span text:style-name="T2"> Ibarat sebuah resep masakan super detail. Ini adalah serangkaian instruksi atau aturan langkah-demi-langkah yang sangat jelas dan terstruktur, yang dirancang oleh manusia untuk diikuti oleh komputer guna menyelesaikan tugas tertentu atau mengolah data.</text:span></text:p>
              </text:list-item>
              <text:list-item>
                <text:p text:style-name="P230"><text:span text:style-name="Strong_20_Emphasis"><text:span text:style-name="T2">Anomali (</text:span></text:span><text:span text:style-name="Strong_20_Emphasis"><text:span text:style-name="Emphasis"><text:span text:style-name="T2">Anomaly</text:span></text:span></text:span><text:span text:style-name="Strong_20_Emphasis"><text:span text:style-name="T2">):</text:span></text:span><text:span text:style-name="T2"> Sesuatu hal atau data yang menyimpang jauh atau terlihat sangat berbeda dari pola yang dianggap 'normal' atau biasa. Deteksi anomali dalam AI sering digunakan untuk menemukan hal-hal mencurigakan, seperti transaksi penipuan di bank atau potensi kerusakan pada mesin industri.</text:span></text:p>
              </text:list-item>
              <text:list-item>
                <text:p text:style-name="P230"><text:span text:style-name="Strong_20_Emphasis"><text:span text:style-name="T2">Bias (Bias Algoritmik / </text:span></text:span><text:span text:style-name="Strong_20_Emphasis"><text:span text:style-name="Emphasis"><text:span text:style-name="T2">Algorithmic Bias</text:span></text:span></text:span><text:span text:style-name="Strong_20_Emphasis"><text:span text:style-name="T2">):</text:span></text:span><text:span text:style-name="T2"> Kecenderungan sebuah sistem AI untuk secara sistematis menghasilkan keputusan atau output yang tidak adil, diskriminatif, atau merugikan kelompok masyarakat tertentu. Bias ini biasanya 'diwarisi' dari bias yang sudah ada dalam data yang digunakan untuk melatihnya.</text:span></text:p>
              </text:list-item>
              <text:list-item>
                <text:p text:style-name="P230"><text:span text:style-name="Strong_20_Emphasis"><text:span text:style-name="T2">Big Data:</text:span></text:span><text:span text:style-name="T2"> Istilah populer untuk menggambarkan fenomena </text:span><text:span text:style-name="Strong_20_Emphasis"><text:span text:style-name="T2">ledakan volume data</text:span></text:span><text:span text:style-name="T2"> di era digital yang jumlahnya luar biasa besar, dihasilkan dengan sangat cepat, dan bentuknya sangat beragam (teks, gambar, suara, dll.). AI seringkali dibutuhkan untuk bisa mengolah dan memahami lautan Big Data ini.</text:span></text:p>
              </text:list-item>
              <text:list-item>
                <text:p text:style-name="P230"><text:span text:style-name="Strong_20_Emphasis"><text:span text:style-name="T2">Biometrik (</text:span></text:span><text:span text:style-name="Strong_20_Emphasis"><text:span text:style-name="Emphasis"><text:span text:style-name="T2">Biometrics</text:span></text:span></text:span><text:span text:style-name="Strong_20_Emphasis"><text:span text:style-name="T2">):</text:span></text:span><text:span text:style-name="T2"> Penggunaan ciri-ciri fisik atau perilaku unik manusia sebagai 'kunci' identitas. Contohnya adalah sidik jari, pola wajah, suara, atau pindai retina mata yang digunakan untuk membuka kunci ponsel atau akses keamanan lainnya.</text:span></text:p>
              </text:list-item>
              <text:list-item>
                <text:p text:style-name="P230"><text:span text:style-name="Strong_20_Emphasis"><text:span text:style-name="T2">Chatbot:</text:span></text:span><text:span text:style-name="T2"> Program komputer yang dirancang untuk bisa 'mengobrol' atau berinteraksi dengan manusia menggunakan teks atau suara. Sering dipakai untuk layanan pelanggan otomatis di website atau aplikasi. Ada yang sederhana (berbasis aturan), ada yang lebih pintar (berbasis AI).</text:span></text:p>
              </text:list-item>
              <text:list-item>
                <text:p text:style-name="P230"><text:soft-page-break/><text:span text:style-name="Strong_20_Emphasis"><text:span text:style-name="T2">Computer Vision (Visi Komputer):</text:span></text:span><text:span text:style-name="T2"> Bidang AI yang fokus pada bagaimana 'mengajari' komputer untuk bisa 'melihat', menginterpretasi, dan memahami informasi dari gambar atau video, mirip seperti mata manusia. Contohnya pengenalan objek, wajah, atau pembacaan teks di gambar.</text:span></text:p>
              </text:list-item>
              <text:list-item>
                <text:p text:style-name="P230"><text:span text:style-name="Strong_20_Emphasis"><text:span text:style-name="T2">Data:</text:span></text:span><text:span text:style-name="T2"> 'Bahan bakar' atau 'makanan' utama bagi AI dan Machine Learning. Ini adalah segala bentuk informasi dalam format digital yang bisa direkam dan diproses komputer, seperti teks tulisan, angka, foto, rekaman suara, video, riwayat klik Anda di internet, data lokasi GPS, dll.</text:span></text:p>
              </text:list-item>
              <text:list-item>
                <text:p text:style-name="P230"><text:span text:style-name="Strong_20_Emphasis"><text:span text:style-name="T2">Data Latihan (</text:span></text:span><text:span text:style-name="Strong_20_Emphasis"><text:span text:style-name="Emphasis"><text:span text:style-name="T2">Training Data</text:span></text:span></text:span><text:span text:style-name="Strong_20_Emphasis"><text:span text:style-name="T2">):</text:span></text:span><text:span text:style-name="T2"> Kumpulan data berisi banyak sekali contoh yang digunakan sebagai 'bahan pelajaran' untuk 'melatih' atau 'mengajari' model Machine Learning. Kualitas (mutu) dan kuantitas (jumlah) data latihan ini sangat menentukan seberapa 'pintar' AI yang dihasilkan.</text:span></text:p>
              </text:list-item>
              <text:list-item>
                <text:p text:style-name="P230"><text:span text:style-name="Strong_20_Emphasis"><text:span text:style-name="T2">Deepfake:</text:span></text:span><text:span text:style-name="T2"> Konten video atau rekaman suara </text:span><text:span text:style-name="Strong_20_Emphasis"><text:span text:style-name="T2">palsu</text:span></text:span><text:span text:style-name="T2"> yang dibuat menggunakan AI canggih sehingga tampak sangat realistis dan meyakinkan. Seringkali menampilkan tokoh publik mengatakan atau melakukan sesuatu yang tidak pernah terjadi. Sangat berpotensi disalahgunakan untuk menyebar hoax atau fitnah.</text:span></text:p>
              </text:list-item>
              <text:list-item>
                <text:p text:style-name="P230"><text:span text:style-name="Strong_20_Emphasis"><text:span text:style-name="T2">Deep Learning (Pembelajaran Mendalam):</text:span></text:span><text:span text:style-name="T2"> Salah satu cabang 'tercanggih' dari Machine Learning. Teknik ini menggunakan arsitektur </text:span><text:span text:style-name="Strong_20_Emphasis"><text:span text:style-name="T2">Jaringan Saraf Tiruan (</text:span></text:span><text:span text:style-name="Strong_20_Emphasis"><text:span text:style-name="Emphasis"><text:span text:style-name="T2">Neural Network</text:span></text:span></text:span><text:span text:style-name="Strong_20_Emphasis"><text:span text:style-name="T2">)</text:span></text:span><text:span text:style-name="T2"> dengan banyak lapisan (makanya disebut 'deep' atau mendalam) untuk belajar mengenali pola-pola yang sangat kompleks dan abstrak dari data. Sangat sukses diterapkan dalam pengenalan gambar, suara, dan bahasa.</text:span></text:p>
              </text:list-item>
              <text:list-item>
                <text:p text:style-name="P230"><text:span text:style-name="Strong_20_Emphasis"><text:span text:style-name="T2">Etika AI (</text:span></text:span><text:span text:style-name="Strong_20_Emphasis"><text:span text:style-name="Emphasis"><text:span text:style-name="T2">AI Ethics</text:span></text:span></text:span><text:span text:style-name="Strong_20_Emphasis"><text:span text:style-name="T2">):</text:span></text:span><text:span text:style-name="T2"> Seperangkat prinsip, nilai, dan panduan moral yang bertujuan untuk memastikan bahwa teknologi AI dikembangkan dan digunakan secara bertanggung jawab, adil, aman, transparan, menghargai hak asasi manusia, dan pada akhirnya membawa manfaat bagi kemanusiaan secara luas.</text:span></text:p>
              </text:list-item>
              <text:list-item>
                <text:p text:style-name="P230"><text:span text:style-name="Strong_20_Emphasis"><text:span text:style-name="T2">Fairness (Keadilan Algoritmik):</text:span></text:span><text:span text:style-name="T2"> Prinsip dan upaya dalam merancang serta mengevaluasi sistem AI agar tidak menghasilkan </text:span><text:soft-page-break/><text:span text:style-name="T2">keputusan atau perlakuan yang diskriminatif atau merugikan individu atau kelompok tertentu secara tidak adil. Berkaitan erat dengan upaya mengatasi Bias Algoritmik.</text:span></text:p>
              </text:list-item>
              <text:list-item>
                <text:p text:style-name="P230"><text:span text:style-name="Strong_20_Emphasis"><text:span text:style-name="T2">Generative AI (AI Generatif):</text:span></text:span><text:span text:style-name="T2"> Jenis AI yang sedang sangat populer (di tahun 2025). Fokusnya bukan menganalisis data, tapi </text:span><text:span text:style-name="Strong_20_Emphasis"><text:span text:style-name="T2">menciptakan atau menghasilkan (</text:span></text:span><text:span text:style-name="Strong_20_Emphasis"><text:span text:style-name="Emphasis"><text:span text:style-name="T2">generate</text:span></text:span></text:span><text:span text:style-name="Strong_20_Emphasis"><text:span text:style-name="T2">) konten baru</text:span></text:span><text:span text:style-name="T2"> yang orisinal namun mirip dengan data tempat ia belajar. Contohnya AI pembuat gambar dari teks, AI penulis artikel/puisi, AI pembuat musik.</text:span></text:p>
              </text:list-item>
              <text:list-item>
                <text:p text:style-name="P230"><text:span text:style-name="Strong_20_Emphasis"><text:span text:style-name="T2">GIGO (Garbage In, Garbage Out):</text:span></text:span><text:span text:style-name="T2"> Pepatah penting di dunia komputer dan AI. Artinya: </text:span><text:span text:style-name="Strong_20_Emphasis"><text:span text:style-name="T2">Jika data yang dimasukkan ('In') untuk melatih AI berkualitas buruk ('Garbage'/Sampah), maka hasil yang dikeluarkan ('Out') oleh AI tersebut juga pasti akan buruk ('Garbage'/Sampah).</text:span></text:span><text:span text:style-name="T2"> Menekankan pentingnya kualitas data.</text:span></text:p>
              </text:list-item>
              <text:list-item>
                <text:p text:style-name="P230"><text:span text:style-name="Strong_20_Emphasis"><text:span text:style-name="T2">Iklan Tertarget (</text:span></text:span><text:span text:style-name="Strong_20_Emphasis"><text:span text:style-name="Emphasis"><text:span text:style-name="T2">Targeted Advertising</text:span></text:span></text:span><text:span text:style-name="Strong_20_Emphasis"><text:span text:style-name="T2">):</text:span></text:span><text:span text:style-name="T2"> Praktik menampilkan iklan di internet yang secara khusus disesuaikan dengan profil minat, demografi, lokasi, atau perilaku online seorang pengguna. Profil ini biasanya dibangun oleh AI berdasarkan analisis data jejak digital pengguna.</text:span></text:p>
              </text:list-item>
              <text:list-item>
                <text:p text:style-name="P230"><text:span text:style-name="Strong_20_Emphasis"><text:span text:style-name="T2">IoT (Internet of Things):</text:span></text:span><text:span text:style-name="T2"> Konsep di mana berbagai benda fisik di sekitar kita (lampu, AC, kulkas, mobil, jam tangan, mesin pabrik, dll.) dilengkapi dengan sensor, perangkat lunak, dan konektivitas internet, sehingga bisa saling 'berbicara', bertukar data, dan dikendalikan dari jarak jauh. Menjadi sumber data penting bagi AI.</text:span></text:p>
              </text:list-item>
              <text:list-item>
                <text:p text:style-name="P230"><text:span text:style-name="Strong_20_Emphasis"><text:span text:style-name="T2">LLM (Large Language Model / Model Bahasa Besar):</text:span></text:span><text:span text:style-name="T2"> Tipe model AI Generatif yang sangat besar dan kompleks, dilatih pada data teks dalam jumlah masif (triliunan kata). LLM mampu memahami konteks bahasa, menjawab pertanyaan, menulis berbagai jenis teks (esai, email, puisi, kode), menerjemahkan, merangkum, dan melakukan percakapan yang terasa mirip manusia. Teknologi di balik chatbot canggih seperti ChatGPT, Gemini, dll.</text:span></text:p>
              </text:list-item>
              <text:list-item>
                <text:p text:style-name="P230"><text:span text:style-name="Strong_20_Emphasis"><text:span text:style-name="T2">ML (Machine Learning / Pembelajaran Mesin):</text:span></text:span><text:span text:style-name="T2"> Cabang penting dari AI yang fokus pada pengembangan algoritma dan sistem yang memungkinkan komputer untuk </text:span><text:span text:style-name="Strong_20_Emphasis"><text:span text:style-name="T2">'belajar' secara otomatis dari data</text:span></text:span><text:span text:style-name="T2"> </text:span><text:soft-page-break/><text:span text:style-name="T2">guna meningkatkan kinerjanya dalam melakukan tugas tertentu, tanpa perlu diprogram secara eksplisit untuk setiap aturan. Inilah 'mesin' yang membuat banyak AI bisa 'pintar'.</text:span></text:p>
              </text:list-item>
              <text:list-item>
                <text:p text:style-name="P230"><text:span text:style-name="Strong_20_Emphasis"><text:span text:style-name="T2">Model (AI/ML Model):</text:span></text:span><text:span text:style-name="T2"> 'Otak' atau 'hasil belajar' dari proses </text:span><text:span text:style-name="Emphasis"><text:span text:style-name="T2">training</text:span></text:span><text:span text:style-name="T2"> Machine Learning. Berupa representasi matematis atau statistik dari pola-pola yang berhasil ditemukan oleh algoritma ML dalam data latihan. Model inilah yang kemudian digunakan untuk membuat prediksi, klasifikasi, atau menghasilkan output pada data baru.</text:span></text:p>
              </text:list-item>
              <text:list-item>
                <text:p text:style-name="P230"><text:span text:style-name="Strong_20_Emphasis"><text:span text:style-name="T2">Narrow AI (AI Sempit) / Weak AI (AI Lemah):</text:span></text:span><text:span text:style-name="T2"> Tipe AI yang dirancang dan dilatih khusus untuk melakukan </text:span><text:span text:style-name="Strong_20_Emphasis"><text:span text:style-name="T2">satu tugas atau serangkaian tugas yang sangat spesifik</text:span></text:span><text:span text:style-name="T2"> dengan sangat baik (misalnya, bermain catur, mengenali spam, menerjemahkan bahasa). AI jenis ini tidak memiliki kecerdasan umum, kesadaran, atau kemampuan berpikir fleksibel seperti manusia. Ini adalah tipe AI yang dominan kita temui saat ini.</text:span></text:p>
              </text:list-item>
              <text:list-item>
                <text:p text:style-name="P230"><text:span text:style-name="Strong_20_Emphasis"><text:span text:style-name="T2">Neural Network (Jaringan Saraf Tiruan):</text:span></text:span><text:span text:style-name="T2"> Salah satu jenis arsitektur model Machine Learning yang desainnya </text:span><text:span text:style-name="Strong_20_Emphasis"><text:span text:style-name="T2">terinspirasi oleh struktur dan cara kerja jaringan sel saraf (neuron) di otak manusia</text:span></text:span><text:span text:style-name="T2">. Terdiri dari lapisan-lapisan 'neuron' buatan yang saling terhubung dan bisa belajar mengenali pola kompleks. Menjadi dasar dari </text:span><text:span text:style-name="Emphasis"><text:span text:style-name="T2">Deep Learning</text:span></text:span><text:span text:style-name="T2">.</text:span></text:p>
              </text:list-item>
              <text:list-item>
                <text:p text:style-name="P230"><text:span text:style-name="Strong_20_Emphasis"><text:span text:style-name="T2">NLP (Natural Language Processing / Pemrosesan Bahasa Alami):</text:span></text:span><text:span text:style-name="T2"> Cabang AI yang berfokus pada bagaimana 'mengajari' komputer untuk bisa </text:span><text:span text:style-name="Strong_20_Emphasis"><text:span text:style-name="T2">memahami, menginterpretasi, dan bahkan menghasilkan bahasa manusia</text:span></text:span><text:span text:style-name="T2"> (baik lisan maupun tulisan) secara bermakna dan kontekstual. Teknologi di balik chatbot, asisten suara, penerjemah otomatis, analisis sentimen, dll.</text:span></text:p>
              </text:list-item>
              <text:list-item>
                <text:p text:style-name="P230"><text:span text:style-name="Strong_20_Emphasis"><text:span text:style-name="T2">Otonomos (</text:span></text:span><text:span text:style-name="Strong_20_Emphasis"><text:span text:style-name="Emphasis"><text:span text:style-name="T2">Autonomous</text:span></text:span></text:span><text:span text:style-name="Strong_20_Emphasis"><text:span text:style-name="T2">):</text:span></text:span><text:span text:style-name="T2"> Kemampuan suatu sistem atau mesin (seperti mobil, drone, robot) untuk </text:span><text:span text:style-name="Strong_20_Emphasis"><text:span text:style-name="T2">beroperasi, bergerak, dan membuat keputusan sendiri</text:span></text:span><text:span text:style-name="T2"> di lingkungannya tanpa perlu campur tangan atau kendali langsung dari manusia secara terus menerus.</text:span></text:p>
              </text:list-item>
              <text:list-item>
                <text:p text:style-name="P230"><text:span text:style-name="Strong_20_Emphasis"><text:span text:style-name="T2">Privasi (</text:span></text:span><text:span text:style-name="Strong_20_Emphasis"><text:span text:style-name="Emphasis"><text:span text:style-name="T2">Privacy</text:span></text:span></text:span><text:span text:style-name="Strong_20_Emphasis"><text:span text:style-name="T2">):</text:span></text:span><text:span text:style-name="T2"> Hak mendasar individu untuk memiliki kendali atas informasi pribadi mereka, termasuk bagaimana data tersebut dikumpulkan, disimpan, digunakan, dan dibagikan. Menjadi isu etis yang sangat penting terkait penggunaan data oleh AI.</text:span></text:p>
              </text:list-item>
              <text:list-item>
                <text:p text:style-name="P230"><text:soft-page-break/><text:span text:style-name="Strong_20_Emphasis"><text:span text:style-name="T2">Prompt:</text:span></text:span><text:span text:style-name="T2"> Perintah, instruksi, pertanyaan, atau masukan (biasanya berupa teks, tapi bisa juga gambar) yang diberikan oleh pengguna kepada sistem </text:span><text:span text:style-name="Strong_20_Emphasis"><text:span text:style-name="T2">AI Generatif</text:span></text:span><text:span text:style-name="T2"> sebagai 'pancingan' atau panduan untuk konten apa yang ingin dihasilkan oleh AI tersebut.</text:span></text:p>
              </text:list-item>
              <text:list-item>
                <text:p text:style-name="P230"><text:span text:style-name="Strong_20_Emphasis"><text:span text:style-name="T2">Rekomendasi (Sistem Rekomendasi / </text:span></text:span><text:span text:style-name="Strong_20_Emphasis"><text:span text:style-name="Emphasis"><text:span text:style-name="T2">Recommendation System</text:span></text:span></text:span><text:span text:style-name="Strong_20_Emphasis"><text:span text:style-name="T2">):</text:span></text:span><text:span text:style-name="T2"> Sistem AI yang digunakan oleh platform seperti YouTube, Netflix, Spotify, atau Tokopedia untuk </text:span><text:span text:style-name="Strong_20_Emphasis"><text:span text:style-name="T2">memprediksi dan menyarankan item</text:span></text:span><text:span text:style-name="T2"> (video, film, lagu, produk) yang kemungkinan besar akan disukai atau relevan bagi seorang pengguna, berdasarkan analisis riwayat interaksi pengguna tersebut dan pengguna lain yang seleranya mirip.</text:span></text:p>
              </text:list-item>
              <text:list-item>
                <text:p text:style-name="P230"><text:span text:style-name="Strong_20_Emphasis"><text:span text:style-name="T2">Reinforcement Learning (Pembelajaran Penguatan):</text:span></text:span><text:span text:style-name="T2"> Salah satu dari tiga 'gaya belajar' utama ML (selain Supervised dan Unsupervised). Di sini, AI belajar melalui </text:span><text:span text:style-name="Strong_20_Emphasis"><text:span text:style-name="T2">proses 'coba-coba' (</text:span></text:span><text:span text:style-name="Strong_20_Emphasis"><text:span text:style-name="Emphasis"><text:span text:style-name="T2">trial and error</text:span></text:span></text:span><text:span text:style-name="Strong_20_Emphasis"><text:span text:style-name="T2">)</text:span></text:span><text:span text:style-name="T2"> dalam sebuah lingkungan. Ia akan mendapatkan 'imbalan' (</text:span><text:span text:style-name="Emphasis"><text:span text:style-name="T2">reward</text:span></text:span><text:span text:style-name="T2">) jika tindakannya mengarah ke tujuan yang benar, dan mendapatkan 'hukuman' (</text:span><text:span text:style-name="Emphasis"><text:span text:style-name="T2">penalty</text:span></text:span><text:span text:style-name="T2">) jika salah. Tujuannya adalah belajar strategi tindakan untuk memaksimalkan total imbalan. Sering digunakan untuk melatih AI bermain game atau mengendalikan robot.</text:span></text:p>
              </text:list-item>
              <text:list-item>
                <text:p text:style-name="P230"><text:span text:style-name="Strong_20_Emphasis"><text:span text:style-name="T2">Sensor:</text:span></text:span><text:span text:style-name="T2"> Perangkat elektronik yang berfungsi untuk </text:span><text:span text:style-name="Strong_20_Emphasis"><text:span text:style-name="T2">mendeteksi atau mengukur</text:span></text:span><text:span text:style-name="T2"> besaran fisik tertentu dari lingkungan sekitarnya (misalnya suhu, cahaya, kelembaban, suara, gambar, gerakan, lokasi GPS, detak jantung) dan mengubahnya menjadi sinyal data digital yang bisa diproses oleh komputer atau AI.</text:span></text:p>
              </text:list-item>
              <text:list-item>
                <text:p text:style-name="P230"><text:span text:style-name="Strong_20_Emphasis"><text:span text:style-name="T2">STT (Speech-to-Text / Suara-ke-Teks):</text:span></text:span><text:span text:style-name="T2"> Teknologi AI (sering menggunakan ML/NLP) yang berfungsi untuk </text:span><text:span text:style-name="Strong_20_Emphasis"><text:span text:style-name="T2">mengubah sinyal audio dari ucapan manusia menjadi teks tertulis</text:span></text:span><text:span text:style-name="T2"> yang bisa dibaca dan diproses oleh komputer. Digunakan pada asisten suara atau fitur dikte.</text:span></text:p>
              </text:list-item>
              <text:list-item>
                <text:p text:style-name="P230"><text:span text:style-name="Strong_20_Emphasis"><text:span text:style-name="T2">Supervised Learning (Pembelajaran Terarah/Diawasi):</text:span></text:span><text:span text:style-name="T2"> Salah satu dari dua 'gaya belajar' utama ML. Di sini, mesin 'belajar' dari </text:span><text:span text:style-name="Strong_20_Emphasis"><text:span text:style-name="T2">data latihan yang setiap contohnya sudah memiliki 'label' atau 'jawaban benar'</text:span></text:span><text:span text:style-name="T2"> yang menyertainya. Tujuannya adalah agar mesin bisa belajar memetakan input ke output yang benar, sehingga </text:span><text:soft-page-break/><text:span text:style-name="T2">nantinya bisa memprediksi output untuk input baru. Ibaratnya seperti belajar di kelas dengan </text:span><text:span text:style-name="Strong_20_Emphasis"><text:span text:style-name="T2">'guru' atau 'kunci jawaban'</text:span></text:span><text:span text:style-name="T2">.</text:span></text:p>
              </text:list-item>
              <text:list-item>
                <text:p text:style-name="P230"><text:span text:style-name="Strong_20_Emphasis"><text:span text:style-name="T2">Template (dalam Konteks Biometrik):</text:span></text:span><text:span text:style-name="T2"> Bukan gambar asli, melainkan </text:span><text:span text:style-name="Strong_20_Emphasis"><text:span text:style-name="T2">representasi data digital atau matematis yang unik</text:span></text:span><text:span text:style-name="T2"> dari ciri biometrik seseorang (misalnya, pola penting sidik jari atau peta fitur wajah 3D). Template inilah yang disimpan secara aman (terenkripsi) di perangkat untuk dibandingkan saat proses verifikasi identitas, bukan gambar mentah sidik jarinya atau foto wajahnya.</text:span></text:p>
              </text:list-item>
              <text:list-item>
                <text:p text:style-name="P230"><text:span text:style-name="Strong_20_Emphasis"><text:span text:style-name="T2">Training (Pelatihan):</text:span></text:span><text:span text:style-name="T2"> Proses inti dalam Machine Learning di mana </text:span><text:span text:style-name="Strong_20_Emphasis"><text:span text:style-name="T2">algoritma ML 'belajar' dari data latihan</text:span></text:span><text:span text:style-name="T2"> yang diberikan. Selama training, algoritma menyesuaikan parameter internalnya untuk menemukan pola atau hubungan dalam data agar bisa melakukan tugasnya (prediksi, klasifikasi, dll.) dengan baik. Proses ini seringkali membutuhkan waktu dan 'tenaga' komputasi yang besar.</text:span></text:p>
              </text:list-item>
              <text:list-item>
                <text:p text:style-name="P230"><text:span text:style-name="Strong_20_Emphasis"><text:span text:style-name="T2">Transparansi (</text:span></text:span><text:span text:style-name="Strong_20_Emphasis"><text:span text:style-name="Emphasis"><text:span text:style-name="T2">Transparency</text:span></text:span></text:span><text:span text:style-name="Strong_20_Emphasis"><text:span text:style-name="T2">):</text:span></text:span><text:span text:style-name="T2"> Salah satu prinsip etika AI. Merujuk pada sejauh mana cara kerja internal atau proses pengambilan keputusan sebuah sistem AI dapat </text:span><text:span text:style-name="Strong_20_Emphasis"><text:span text:style-name="T2">dipahami atau dijelaskan</text:span></text:span><text:span text:style-name="T2"> kepada manusia, terutama kepada orang yang terdampak oleh keputusannya. Upaya untuk mengurangi sifat 'kotak hitam' (</text:span><text:span text:style-name="Emphasis"><text:span text:style-name="T2">black box</text:span></text:span><text:span text:style-name="T2">) pada AI.</text:span></text:p>
              </text:list-item>
              <text:list-item>
                <text:p text:style-name="P230"><text:span text:style-name="Strong_20_Emphasis"><text:span text:style-name="T2">TTS (Text-to-Speech / Teks-ke-Suara):</text:span></text:span><text:span text:style-name="T2"> Teknologi AI (sering menggunakan ML/Deep Learning) yang berfungsi untuk </text:span><text:span text:style-name="Strong_20_Emphasis"><text:span text:style-name="T2">mengubah teks tertulis menjadi ucapan suara</text:span></text:span><text:span text:style-name="T2"> yang terdengar alami dan mirip manusia. Digunakan oleh asisten suara untuk memberikan jawaban lisan atau oleh aplikasi pembaca layar.</text:span></text:p>
              </text:list-item>
              <text:list-item>
                <text:p text:style-name="P230"><text:span text:style-name="Strong_20_Emphasis"><text:span text:style-name="T2">Unsupervised Learning (Pembelajaran Tak Terarah/Mandiri):</text:span></text:span><text:span text:style-name="T2"> Salah satu dari dua 'gaya belajar' utama ML. Di sini, mesin 'belajar' dari </text:span><text:span text:style-name="Strong_20_Emphasis"><text:span text:style-name="T2">data latihan yang 'polosan' alias tidak memiliki label atau 'jawaban benar'</text:span></text:span><text:span text:style-name="T2">. Tujuannya adalah agar mesin bisa </text:span><text:span text:style-name="Strong_20_Emphasis"><text:span text:style-name="T2">menemukan sendiri pola, struktur tersembunyi, kesamaan, atau kelompok (cluster)</text:span></text:span><text:span text:style-name="T2"> yang ada di dalam data tersebut secara mandiri. Ibaratnya seperti belajar </text:span><text:span text:style-name="Strong_20_Emphasis"><text:span text:style-name="T2">'otodidak' tanpa guru</text:span></text:span><text:span text:style-name="T2">.</text:span></text:p>
              </text:list-item>
            </text:list>
            <text:p text:style-name="P443"/>
            <text:p text:style-name="P1"><text:soft-page-break/>Semoga daftar istilah ini bisa membantu Anda mengingat dan memahami kembali konsep-konsep kunci yang telah kita bahas dalam buku ini!</text:p>
          </text:section>
          <text:section text:style-name="Sect1" text:name="feedback-form-75">
            <text:p text:style-name="P231"/>
          </text:section>
        </text:section>
      </text:section>
      <text:p text:style-name="P231"><draw:frame draw:style-name="fr1" draw:name="graphics1" text:anchor-type="as-char" svg:width="0.3335in" svg:height="0.3335in" draw:z-index="0"><draw:image xlink:href="https://lh3.googleusercontent.com/a/ACg8ocKNpmCGCS-j29vaj447KqoCKwyY8S0Lo3WJIQqNit24qLbP3bE=s64-c" xlink:type="simple" xlink:show="embed" xlink:actuate="onLoad"/><svg:title>profile picture</svg:title></draw:frame></text:p>
      <text:p text:style-name="P1">Generate Audio Overview </text:p>
      <text:p text:style-name="P1"/>
      <text:p text:style-name="P231">Deep Research </text:p>
      <text:p text:style-name="P1">Canvas </text:p>
      <text:p text:style-name="P1">Gemini can make mistakes, so double-check it </text:p>
      <text:p text:style-name="P231">Google apps</text:p>
      <text:p text:style-name="P231">Google Account</text:p>
      <text:p text:style-name="P231">Bayari Sepyog </text:p>
      <text:p text:style-name="P231">bayarisepyog@gmail.com</text:p>
      <text:section text:style-name="Sect1" text:name="cdk-live-announcer-0">
        <text:p text:style-name="P231"/>
      </text:section>
      <text:p text:style-name="P4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3-30T15:40:41.75</meta:creation-date>
    <meta:document-statistic meta:table-count="0" meta:image-count="1" meta:object-count="0" meta:page-count="264" meta:paragraph-count="2090" meta:word-count="68021" meta:character-count="475605"/>
    <dc:date>2025-03-30T15:42:43.35</dc:date>
    <dc:creator>OJie </dc:creator>
    <meta:editing-duration>PT2M2S</meta:editing-duration>
    <meta:editing-cycles>1</meta:editing-cycles>
    <meta:generator>OpenOffice/4.1.15$Win32 OpenOffice.org_project/4115m2$Build-9813</meta:generator>
  </office:meta>
</office:document-meta>
</file>